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3:00:00" calcext:value-type="date">
            <text:p>2019-10-07 13:0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table:style-name="ce35" office:value-type="time" office:time-value="PT11H00M00S" calcext:value-type="time">
            <text:p>11:00:0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4H30M00S" calcext:value-type="time">
            <text:p>14:30:00</text:p>
          </table:table-cell>
          <table:table-cell table:formula="of:=(([.R2]-[.L2])/[.T2])*[.J2]+2" office:value-type="float" office:value="464" calcext:value-type="float">
            <text:p>464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2:49:26.169791" calcext:value-type="date">
            <text:p>2019-10-07 12:49:26</text:p>
          </table:table-cell>
          <table:table-cell table:style-name="ce7" table:formula="of:=[.A3]" office:value-type="date" office:date-value="2019-10-07T12:49:26.169791" calcext:value-type="date">
            <text:p>2019-10-07 12:49:26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2:49:26.16979069076" calcext:value-type="date">
            <text:p>12/30/99 12:49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2]-[.L$2];[.T$2]);[.R$2]-[.L$2]);[.L$2])" office:value-type="time" office:time-value="PT11H10M00S" calcext:value-type="time">
            <text:p>11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6" table:formula="of:=[.L3]" office:value-type="float" office:value="0.465277777777778" calcext:value-type="float">
            <text:p>0.4652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3:02:17.577538" calcext:value-type="date">
            <text:p>2019-10-07 13:02:18</text:p>
          </table:table-cell>
          <table:table-cell table:style-name="ce7" table:formula="of:=[.A4]" office:value-type="date" office:date-value="2019-10-07T13:02:17.577538" calcext:value-type="date">
            <text:p>2019-10-07 13:02:18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3:02:17.5775376102" calcext:value-type="date">
            <text:p>12/30/99 01:02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=0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3]-[.L$2];[.T$2]);[.R$2]-[.L$2]);[.L$2])" office:value-type="time" office:time-value="PT11H20M00S" calcext:value-type="time">
            <text:p>11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6" table:formula="of:=[.L4]" office:value-type="float" office:value="0.472222222222222" calcext:value-type="float">
            <text:p>0.4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];0)&lt;=[.O4];1;0)" office:value-type="float" office:value="0" calcext:value-type="float">
            <text:p>0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3:09:53.606737" calcext:value-type="date">
            <text:p>2019-10-07 13:09:54</text:p>
          </table:table-cell>
          <table:table-cell table:style-name="ce7" table:formula="of:=[.A5]" office:value-type="date" office:date-value="2019-10-07T13:09:53.606737" calcext:value-type="date">
            <text:p>2019-10-07 13:09:54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3:09:53.60673653428" calcext:value-type="date">
            <text:p>12/30/99 01:09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=0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4]-[.L$2];[.T$2]);[.R$2]-[.L$2]);[.L$2])" office:value-type="time" office:time-value="PT11H30M00S" calcext:value-type="time">
            <text:p>11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6" table:formula="of:=[.L5]" office:value-type="float" office:value="0.479166666666667" calcext:value-type="float">
            <text:p>0.47916666666666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3:11:22.39328" calcext:value-type="date">
            <text:p>2019-10-07 13:11:22</text:p>
          </table:table-cell>
          <table:table-cell table:style-name="ce7" table:formula="of:=[.A6]" office:value-type="date" office:date-value="2019-10-07T13:11:22.39328" calcext:value-type="date">
            <text:p>2019-10-07 13:11:22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3:11:22.39327969495" calcext:value-type="date">
            <text:p>12/30/99 01:11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=0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5]-[.L$2];[.T$2]);[.R$2]-[.L$2]);[.L$2])" office:value-type="time" office:time-value="PT11H40M00S" calcext:value-type="time">
            <text:p>11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6" table:formula="of:=[.L6]" office:value-type="float" office:value="0.486111111111111" calcext:value-type="float">
            <text:p>0.48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3:17:12.755756" calcext:value-type="date">
            <text:p>2019-10-07 13:17:13</text:p>
          </table:table-cell>
          <table:table-cell table:style-name="ce7" table:formula="of:=[.A7]" office:value-type="date" office:date-value="2019-10-07T13:17:12.755756" calcext:value-type="date">
            <text:p>2019-10-07 13:17:13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3:17:12.75575581938" calcext:value-type="date">
            <text:p>12/30/99 01:17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=0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6]-[.L$2];[.T$2]);[.R$2]-[.L$2]);[.L$2])" office:value-type="time" office:time-value="PT11H50M00S" calcext:value-type="time">
            <text:p>11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6" table:formula="of:=[.L7]" office:value-type="float" office:value="0.493055555555555" calcext:value-type="float">
            <text:p>0.49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];0)&lt;=[.O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2:48:01.373271" calcext:value-type="date">
            <text:p>2019-10-07 12:48:01</text:p>
          </table:table-cell>
          <table:table-cell table:style-name="ce7" table:formula="of:=[.A8]" office:value-type="date" office:date-value="2019-10-07T12:48:01.373271" calcext:value-type="date">
            <text:p>2019-10-07 12:48:01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2:48:01.3732706476" calcext:value-type="date">
            <text:p>12/30/99 12:48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=0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7]-[.L$2];[.T$2]);[.R$2]-[.L$2]);[.L$2])" office:value-type="time" office:time-value="PT12H00M00S" calcext:value-type="time">
            <text:p>12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6" table:formula="of:=[.L8]" office:value-type="float" office:value="0.5" calcext:value-type="float">
            <text:p>0.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];0)&lt;=[.O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2:53:37.806872" calcext:value-type="date">
            <text:p>2019-10-07 12:53:38</text:p>
          </table:table-cell>
          <table:table-cell table:style-name="ce7" table:formula="of:=[.A9]" office:value-type="date" office:date-value="2019-10-07T12:53:37.806872" calcext:value-type="date">
            <text:p>2019-10-07 12:53:38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2:53:37.80687191058" calcext:value-type="date">
            <text:p>12/30/99 12:53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=0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8]-[.L$2];[.T$2]);[.R$2]-[.L$2]);[.L$2])" office:value-type="time" office:time-value="PT12H10M00S" calcext:value-type="time">
            <text:p>12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6" table:formula="of:=[.L9]" office:value-type="float" office:value="0.506944444444444" calcext:value-type="float">
            <text:p>0.50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];0)&lt;=[.O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3:06:10.840272" calcext:value-type="date">
            <text:p>2019-10-07 13:06:11</text:p>
          </table:table-cell>
          <table:table-cell table:style-name="ce7" table:formula="of:=[.A10]" office:value-type="date" office:date-value="2019-10-07T13:06:10.840272" calcext:value-type="date">
            <text:p>2019-10-07 13:06:11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3:06:10.84027233068" calcext:value-type="date">
            <text:p>12/30/99 01:06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=0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9]-[.L$2];[.T$2]);[.R$2]-[.L$2]);[.L$2])" office:value-type="time" office:time-value="PT12H20M00S" calcext:value-type="time">
            <text:p>12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6" table:formula="of:=[.L10]" office:value-type="float" office:value="0.513888888888889" calcext:value-type="float">
            <text:p>0.51388888888888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];0)&lt;=[.O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3:00:51.628744" calcext:value-type="date">
            <text:p>2019-10-07 13:00:52</text:p>
          </table:table-cell>
          <table:table-cell table:style-name="ce7" table:formula="of:=[.A11]" office:value-type="date" office:date-value="2019-10-07T13:00:51.628744" calcext:value-type="date">
            <text:p>2019-10-07 13:00:52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3:00:51.62874434609" calcext:value-type="date">
            <text:p>12/30/99 01:00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=0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0]-[.L$2];[.T$2]);[.R$2]-[.L$2]);[.L$2])" office:value-type="time" office:time-value="PT12H30M00S" calcext:value-type="time">
            <text:p>12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6" table:formula="of:=[.L11]" office:value-type="float" office:value="0.520833333333333" calcext:value-type="float">
            <text:p>0.52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];0)&lt;=[.O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2:43:37.373567" calcext:value-type="date">
            <text:p>2019-10-07 12:43:37</text:p>
          </table:table-cell>
          <table:table-cell table:style-name="ce7" table:formula="of:=[.A12]" office:value-type="date" office:date-value="2019-10-07T12:43:37.373567" calcext:value-type="date">
            <text:p>2019-10-07 12:43:37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2:43:37.37356663216" calcext:value-type="date">
            <text:p>12/30/99 12:43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=0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1]-[.L$2];[.T$2]);[.R$2]-[.L$2]);[.L$2])" office:value-type="time" office:time-value="PT12H40M00S" calcext:value-type="time">
            <text:p>12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6" table:formula="of:=[.L12]" office:value-type="float" office:value="0.527777777777778" calcext:value-type="float">
            <text:p>0.5277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];0)&lt;=[.O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2:49:29.514198" calcext:value-type="date">
            <text:p>2019-10-07 12:49:30</text:p>
          </table:table-cell>
          <table:table-cell table:style-name="ce7" table:formula="of:=[.A13]" office:value-type="date" office:date-value="2019-10-07T12:49:29.514198" calcext:value-type="date">
            <text:p>2019-10-07 12:49:30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2:49:29.51419834513" calcext:value-type="date">
            <text:p>12/30/99 12:49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=0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2]-[.L$2];[.T$2]);[.R$2]-[.L$2]);[.L$2])" office:value-type="time" office:time-value="PT12H50M00S" calcext:value-type="time">
            <text:p>12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6" table:formula="of:=[.L13]" office:value-type="float" office:value="0.534722222222222" calcext:value-type="float">
            <text:p>0.53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];0)&lt;=[.O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3:04:21.787608" calcext:value-type="date">
            <text:p>2019-10-07 13:04:22</text:p>
          </table:table-cell>
          <table:table-cell table:style-name="ce7" table:formula="of:=[.A14]" office:value-type="date" office:date-value="2019-10-07T13:04:21.787608" calcext:value-type="date">
            <text:p>2019-10-07 13:04:22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3:04:21.78760807961" calcext:value-type="date">
            <text:p>12/30/99 01:04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=0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3]-[.L$2];[.T$2]);[.R$2]-[.L$2]);[.L$2])" office:value-type="time" office:time-value="PT13H00M00S" calcext:value-type="time">
            <text:p>13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6" table:formula="of:=[.L14]" office:value-type="float" office:value="0.541666666666666" calcext:value-type="float">
            <text:p>0.54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];0)&lt;=[.O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2:26:23.017055" calcext:value-type="date">
            <text:p>2019-10-07 12:26:23</text:p>
          </table:table-cell>
          <table:table-cell table:style-name="ce7" table:formula="of:=[.A15]" office:value-type="date" office:date-value="2019-10-07T12:26:23.017055" calcext:value-type="date">
            <text:p>2019-10-07 12:26:23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2:26:23.0170548521" calcext:value-type="date">
            <text:p>12/30/99 12:26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=0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4]-[.L$2];[.T$2]);[.R$2]-[.L$2]);[.L$2])" office:value-type="time" office:time-value="PT13H10M00S" calcext:value-type="time">
            <text:p>13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6" table:formula="of:=[.L15]" office:value-type="float" office:value="0.548611111111111" calcext:value-type="float">
            <text:p>0.54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];0)&lt;=[.O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3:52:49.701262" calcext:value-type="date">
            <text:p>2019-10-07 13:52:50</text:p>
          </table:table-cell>
          <table:table-cell table:style-name="ce7" table:formula="of:=[.A16]" office:value-type="date" office:date-value="2019-10-07T13:52:49.701262" calcext:value-type="date">
            <text:p>2019-10-07 13:52:50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3:52:49.70126170199" calcext:value-type="date">
            <text:p>12/30/99 01:52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=0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5" table:formula="of:=SUM(MOD(SUM([.L15]-[.L$2];[.T$2]);[.R$2]-[.L$2]);[.L$2])" office:value-type="time" office:time-value="PT13H20M00S" calcext:value-type="time">
            <text:p>13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6" table:formula="of:=[.L16]" office:value-type="float" office:value="0.555555555555555" calcext:value-type="float">
            <text:p>0.5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];0)&lt;=[.O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2:54:41.691069" calcext:value-type="date">
            <text:p>2019-10-07 12:54:42</text:p>
          </table:table-cell>
          <table:table-cell table:style-name="ce7" table:formula="of:=[.A17]" office:value-type="date" office:date-value="2019-10-07T12:54:41.691069" calcext:value-type="date">
            <text:p>2019-10-07 12:54:42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2:54:41.69106887653" calcext:value-type="date">
            <text:p>12/30/99 12:54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=0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6]-[.L$2];[.T$2]);[.R$2]-[.L$2]);[.L$2])" office:value-type="time" office:time-value="PT13H30M00S" calcext:value-type="time">
            <text:p>13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6" table:formula="of:=[.L17]" office:value-type="float" office:value="0.5625" calcext:value-type="float">
            <text:p>0.56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];0)&lt;=[.O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2:52:47.455447" calcext:value-type="date">
            <text:p>2019-10-07 12:52:47</text:p>
          </table:table-cell>
          <table:table-cell table:style-name="ce7" table:formula="of:=[.A18]" office:value-type="date" office:date-value="2019-10-07T12:52:47.455447" calcext:value-type="date">
            <text:p>2019-10-07 12:52:47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2:52:47.45544704609" calcext:value-type="date">
            <text:p>12/30/99 12:52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=0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style-name="ce35" table:formula="of:=SUM(MOD(SUM([.L17]-[.L$2];[.T$2]);[.R$2]-[.L$2]);[.L$2])" office:value-type="time" office:time-value="PT13H40M00S" calcext:value-type="time">
            <text:p>13:40:00</text:p>
          </table:table-cell>
          <table:table-cell table:style-name="ce11" table:formula="of:=IF([.L18]&lt;[.L17];[.M17]+[.H$2];[.M17])" office:value-type="float" office:value="0" calcext:value-type="float">
            <text:p>0</text:p>
          </table:table-cell>
          <table:table-cell table:style-name="ce11" table:formula="of:=OFFSET([.C$4];[.M18];0)" office:value-type="float" office:value="43745" calcext:value-type="float">
            <text:p>43745</text:p>
          </table:table-cell>
          <table:table-cell table:style-name="ce36" table:formula="of:=[.L18]" office:value-type="float" office:value="0.569444444444444" calcext:value-type="float">
            <text:p>0.5694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];0)&lt;=[.O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3:21:50.849189" calcext:value-type="date">
            <text:p>2019-10-07 13:21:51</text:p>
          </table:table-cell>
          <table:table-cell table:style-name="ce7" table:formula="of:=[.A19]" office:value-type="date" office:date-value="2019-10-07T13:21:50.849189" calcext:value-type="date">
            <text:p>2019-10-07 13:21:51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3:21:50.84918933921" calcext:value-type="date">
            <text:p>12/30/99 01:21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=0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8]-[.L$2];[.T$2]);[.R$2]-[.L$2]);[.L$2])" office:value-type="time" office:time-value="PT13H50M00S" calcext:value-type="time">
            <text:p>13:50:00</text:p>
          </table:table-cell>
          <table:table-cell table:style-name="ce11" table:formula="of:=IF([.L19]&lt;[.L18];[.M18]+[.H$2];[.M18])" office:value-type="float" office:value="0" calcext:value-type="float">
            <text:p>0</text:p>
          </table:table-cell>
          <table:table-cell table:style-name="ce11" table:formula="of:=OFFSET([.C$4];[.M19];0)" office:value-type="float" office:value="43745" calcext:value-type="float">
            <text:p>43745</text:p>
          </table:table-cell>
          <table:table-cell table:style-name="ce36" table:formula="of:=[.L19]" office:value-type="float" office:value="0.576388888888889" calcext:value-type="float">
            <text:p>0.57638888888888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];0)&lt;=[.O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3:17:21.625846" calcext:value-type="date">
            <text:p>2019-10-07 13:17:22</text:p>
          </table:table-cell>
          <table:table-cell table:style-name="ce7" table:formula="of:=[.A20]" office:value-type="date" office:date-value="2019-10-07T13:17:21.625846" calcext:value-type="date">
            <text:p>2019-10-07 13:17:22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3:17:21.62584575824" calcext:value-type="date">
            <text:p>12/30/99 01:17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=0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9]-[.L$2];[.T$2]);[.R$2]-[.L$2]);[.L$2])" office:value-type="time" office:time-value="PT14H00M00S" calcext:value-type="time">
            <text:p>14:00:00</text:p>
          </table:table-cell>
          <table:table-cell table:style-name="ce11" table:formula="of:=IF([.L20]&lt;[.L19];[.M19]+[.H$2];[.M19])" office:value-type="float" office:value="0" calcext:value-type="float">
            <text:p>0</text:p>
          </table:table-cell>
          <table:table-cell table:style-name="ce11" table:formula="of:=OFFSET([.C$4];[.M20];0)" office:value-type="float" office:value="43745" calcext:value-type="float">
            <text:p>43745</text:p>
          </table:table-cell>
          <table:table-cell table:style-name="ce36" table:formula="of:=[.L20]" office:value-type="float" office:value="0.583333333333333" calcext:value-type="float">
            <text:p>0.5833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];0)&lt;=[.O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3:09:50.008765" calcext:value-type="date">
            <text:p>2019-10-07 13:09:50</text:p>
          </table:table-cell>
          <table:table-cell table:style-name="ce7" table:formula="of:=[.A21]" office:value-type="date" office:date-value="2019-10-07T13:09:50.008765" calcext:value-type="date">
            <text:p>2019-10-07 13:09:50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3:09:50.0087645743" calcext:value-type="date">
            <text:p>12/30/99 01:09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=0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style-name="ce35" table:formula="of:=SUM(MOD(SUM([.L20]-[.L$2];[.T$2]);[.R$2]-[.L$2]);[.L$2])" office:value-type="time" office:time-value="PT14H10M00S" calcext:value-type="time">
            <text:p>14:10:00</text:p>
          </table:table-cell>
          <table:table-cell table:style-name="ce11" table:formula="of:=IF([.L21]&lt;[.L20];[.M20]+[.H$2];[.M20])" office:value-type="float" office:value="0" calcext:value-type="float">
            <text:p>0</text:p>
          </table:table-cell>
          <table:table-cell table:style-name="ce11" table:formula="of:=OFFSET([.C$4];[.M21];0)" office:value-type="float" office:value="43745" calcext:value-type="float">
            <text:p>43745</text:p>
          </table:table-cell>
          <table:table-cell table:style-name="ce36" table:formula="of:=[.L21]" office:value-type="float" office:value="0.590277777777777" calcext:value-type="float">
            <text:p>0.590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];0)&lt;=[.O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2:48:56.994136" calcext:value-type="date">
            <text:p>2019-10-07 12:48:57</text:p>
          </table:table-cell>
          <table:table-cell table:style-name="ce7" table:formula="of:=[.A22]" office:value-type="date" office:date-value="2019-10-07T12:48:56.994136" calcext:value-type="date">
            <text:p>2019-10-07 12:48:57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2:48:56.99413610157" calcext:value-type="date">
            <text:p>12/30/99 12:48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=0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1]-[.L$2];[.T$2]);[.R$2]-[.L$2]);[.L$2])" office:value-type="time" office:time-value="PT14H20M00S" calcext:value-type="time">
            <text:p>14:20:00</text:p>
          </table:table-cell>
          <table:table-cell table:style-name="ce11" table:formula="of:=IF([.L22]&lt;[.L21];[.M21]+[.H$2];[.M21])" office:value-type="float" office:value="0" calcext:value-type="float">
            <text:p>0</text:p>
          </table:table-cell>
          <table:table-cell table:style-name="ce11" table:formula="of:=OFFSET([.C$4];[.M22];0)" office:value-type="float" office:value="43745" calcext:value-type="float">
            <text:p>43745</text:p>
          </table:table-cell>
          <table:table-cell table:style-name="ce36" table:formula="of:=[.L22]" office:value-type="float" office:value="0.597222222222222" calcext:value-type="float">
            <text:p>0.59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];0)&lt;=[.O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2:29:53.788564" calcext:value-type="date">
            <text:p>2019-10-07 12:29:54</text:p>
          </table:table-cell>
          <table:table-cell table:style-name="ce7" table:formula="of:=[.A23]" office:value-type="date" office:date-value="2019-10-07T12:29:53.788564" calcext:value-type="date">
            <text:p>2019-10-07 12:29:54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2:29:53.78856425174" calcext:value-type="date">
            <text:p>12/30/99 12:29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=0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2]-[.L$2];[.T$2]);[.R$2]-[.L$2]);[.L$2])" office:value-type="time" office:time-value="PT14H30M00S" calcext:value-type="time">
            <text:p>14:30:00</text:p>
          </table:table-cell>
          <table:table-cell table:style-name="ce11" table:formula="of:=IF([.L23]&lt;[.L22];[.M22]+[.H$2];[.M22])" office:value-type="float" office:value="0" calcext:value-type="float">
            <text:p>0</text:p>
          </table:table-cell>
          <table:table-cell table:style-name="ce11" table:formula="of:=OFFSET([.C$4];[.M23];0)" office:value-type="float" office:value="43745" calcext:value-type="float">
            <text:p>43745</text:p>
          </table:table-cell>
          <table:table-cell table:style-name="ce36" table:formula="of:=[.L23]" office:value-type="float" office:value="0.604166666666666" calcext:value-type="float">
            <text:p>0.60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];0)&lt;=[.O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2:47:41.586155" calcext:value-type="date">
            <text:p>2019-10-07 12:47:42</text:p>
          </table:table-cell>
          <table:table-cell table:style-name="ce7" table:formula="of:=[.A24]" office:value-type="date" office:date-value="2019-10-07T12:47:41.586155" calcext:value-type="date">
            <text:p>2019-10-07 12:47:42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2:47:41.58615457825" calcext:value-type="date">
            <text:p>12/30/99 12:47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=0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style-name="ce35" table:formula="of:=SUM(MOD(SUM([.L23]-[.L$2];[.T$2]);[.R$2]-[.L$2]);[.L$2])" office:value-type="time" office:time-value="PT11H10M00S" calcext:value-type="time">
            <text:p>11:10:00</text:p>
          </table:table-cell>
          <table:table-cell table:style-name="ce11" table:formula="of:=IF([.L24]&lt;[.L23];[.M23]+[.H$2];[.M23])" office:value-type="float" office:value="60" calcext:value-type="float">
            <text:p>60</text:p>
          </table:table-cell>
          <table:table-cell table:style-name="ce11" table:formula="of:=OFFSET([.C$4];[.M24];0)" office:value-type="float" office:value="43746" calcext:value-type="float">
            <text:p>43746</text:p>
          </table:table-cell>
          <table:table-cell table:style-name="ce36" table:formula="of:=[.L24]" office:value-type="float" office:value="0.465277777777777" calcext:value-type="float">
            <text:p>0.46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2:30:53.881811" calcext:value-type="date">
            <text:p>2019-10-07 12:30:54</text:p>
          </table:table-cell>
          <table:table-cell table:style-name="ce7" table:formula="of:=[.A25]" office:value-type="date" office:date-value="2019-10-07T12:30:53.881811" calcext:value-type="date">
            <text:p>2019-10-07 12:30:54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2:30:53.88181102462" calcext:value-type="date">
            <text:p>12/30/99 12:30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=0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style-name="ce35" table:formula="of:=SUM(MOD(SUM([.L24]-[.L$2];[.T$2]);[.R$2]-[.L$2]);[.L$2])" office:value-type="time" office:time-value="PT11H20M00S" calcext:value-type="time">
            <text:p>11:20:00</text:p>
          </table:table-cell>
          <table:table-cell table:style-name="ce11" table:formula="of:=IF([.L25]&lt;[.L24];[.M24]+[.H$2];[.M24])" office:value-type="float" office:value="60" calcext:value-type="float">
            <text:p>60</text:p>
          </table:table-cell>
          <table:table-cell table:style-name="ce11" table:formula="of:=OFFSET([.C$4];[.M25];0)" office:value-type="float" office:value="43746" calcext:value-type="float">
            <text:p>43746</text:p>
          </table:table-cell>
          <table:table-cell table:style-name="ce36" table:formula="of:=[.L25]" office:value-type="float" office:value="0.472222222222222" calcext:value-type="float">
            <text:p>0.4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];0)&lt;=[.O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2:41:34.43598" calcext:value-type="date">
            <text:p>2019-10-07 12:41:34</text:p>
          </table:table-cell>
          <table:table-cell table:style-name="ce7" table:formula="of:=[.A26]" office:value-type="date" office:date-value="2019-10-07T12:41:34.43598" calcext:value-type="date">
            <text:p>2019-10-07 12:41:34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2:41:34.43598033395" calcext:value-type="date">
            <text:p>12/30/99 12:41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=0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style-name="ce35" table:formula="of:=SUM(MOD(SUM([.L25]-[.L$2];[.T$2]);[.R$2]-[.L$2]);[.L$2])" office:value-type="time" office:time-value="PT11H30M00S" calcext:value-type="time">
            <text:p>11:30:00</text:p>
          </table:table-cell>
          <table:table-cell table:style-name="ce11" table:formula="of:=IF([.L26]&lt;[.L25];[.M25]+[.H$2];[.M25])" office:value-type="float" office:value="60" calcext:value-type="float">
            <text:p>60</text:p>
          </table:table-cell>
          <table:table-cell table:style-name="ce11" table:formula="of:=OFFSET([.C$4];[.M26];0)" office:value-type="float" office:value="43746" calcext:value-type="float">
            <text:p>43746</text:p>
          </table:table-cell>
          <table:table-cell table:style-name="ce36" table:formula="of:=[.L26]" office:value-type="float" office:value="0.479166666666666" calcext:value-type="float">
            <text:p>0.4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];0)&lt;=[.O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2:52:31.975228" calcext:value-type="date">
            <text:p>2019-10-07 12:52:32</text:p>
          </table:table-cell>
          <table:table-cell table:style-name="ce7" table:formula="of:=[.A27]" office:value-type="date" office:date-value="2019-10-07T12:52:31.975228" calcext:value-type="date">
            <text:p>2019-10-07 12:52:32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2:52:31.9752277527" calcext:value-type="date">
            <text:p>12/30/99 12:52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=0;[.G26]+2+1/[.$H$2];[.G26]+1/[.$H$2])" office:value-type="float" office:value="0.4" calcext:value-type="float">
            <text:p>0,4</text:p>
          </table:table-cell>
          <table:table-cell table:number-columns-repeated="4"/>
          <table:table-cell table:style-name="ce35" table:formula="of:=SUM(MOD(SUM([.L26]-[.L$2];[.T$2]);[.R$2]-[.L$2]);[.L$2])" office:value-type="time" office:time-value="PT11H40M00S" calcext:value-type="time">
            <text:p>11:40:00</text:p>
          </table:table-cell>
          <table:table-cell table:style-name="ce11" table:formula="of:=IF([.L27]&lt;[.L26];[.M26]+[.H$2];[.M26])" office:value-type="float" office:value="60" calcext:value-type="float">
            <text:p>60</text:p>
          </table:table-cell>
          <table:table-cell table:style-name="ce11" table:formula="of:=OFFSET([.C$4];[.M27];0)" office:value-type="float" office:value="43746" calcext:value-type="float">
            <text:p>43746</text:p>
          </table:table-cell>
          <table:table-cell table:style-name="ce36" table:formula="of:=[.L27]" office:value-type="float" office:value="0.486111111111111" calcext:value-type="float">
            <text:p>0.48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];0)&lt;=[.O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2:56:52.340152" calcext:value-type="date">
            <text:p>2019-10-07 12:56:52</text:p>
          </table:table-cell>
          <table:table-cell table:style-name="ce7" table:formula="of:=[.A28]" office:value-type="date" office:date-value="2019-10-07T12:56:52.340152" calcext:value-type="date">
            <text:p>2019-10-07 12:56:52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2:56:52.34015151858" calcext:value-type="date">
            <text:p>12/30/99 12:56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=0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style-name="ce35" table:formula="of:=SUM(MOD(SUM([.L27]-[.L$2];[.T$2]);[.R$2]-[.L$2]);[.L$2])" office:value-type="time" office:time-value="PT11H50M00S" calcext:value-type="time">
            <text:p>11:50:00</text:p>
          </table:table-cell>
          <table:table-cell table:style-name="ce11" table:formula="of:=IF([.L28]&lt;[.L27];[.M27]+[.H$2];[.M27])" office:value-type="float" office:value="60" calcext:value-type="float">
            <text:p>60</text:p>
          </table:table-cell>
          <table:table-cell table:style-name="ce11" table:formula="of:=OFFSET([.C$4];[.M28];0)" office:value-type="float" office:value="43746" calcext:value-type="float">
            <text:p>43746</text:p>
          </table:table-cell>
          <table:table-cell table:style-name="ce36" table:formula="of:=[.L28]" office:value-type="float" office:value="0.493055555555555" calcext:value-type="float">
            <text:p>0.49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];0)&lt;=[.O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3:01:40.180242" calcext:value-type="date">
            <text:p>2019-10-07 13:01:40</text:p>
          </table:table-cell>
          <table:table-cell table:style-name="ce7" table:formula="of:=[.A29]" office:value-type="date" office:date-value="2019-10-07T13:01:40.180242" calcext:value-type="date">
            <text:p>2019-10-07 13:01:40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3:01:40.18024246674" calcext:value-type="date">
            <text:p>12/30/99 01:01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=0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style-name="ce35" table:formula="of:=SUM(MOD(SUM([.L28]-[.L$2];[.T$2]);[.R$2]-[.L$2]);[.L$2])" office:value-type="time" office:time-value="PT12H00M00S" calcext:value-type="time">
            <text:p>12:00:00</text:p>
          </table:table-cell>
          <table:table-cell table:style-name="ce11" table:formula="of:=IF([.L29]&lt;[.L28];[.M28]+[.H$2];[.M28])" office:value-type="float" office:value="60" calcext:value-type="float">
            <text:p>60</text:p>
          </table:table-cell>
          <table:table-cell table:style-name="ce11" table:formula="of:=OFFSET([.C$4];[.M29];0)" office:value-type="float" office:value="43746" calcext:value-type="float">
            <text:p>43746</text:p>
          </table:table-cell>
          <table:table-cell table:style-name="ce36" table:formula="of:=[.L29]" office:value-type="float" office:value="0.5" calcext:value-type="float">
            <text:p>0.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];0)&lt;=[.O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2:43:17.956953" calcext:value-type="date">
            <text:p>2019-10-07 12:43:18</text:p>
          </table:table-cell>
          <table:table-cell table:style-name="ce7" table:formula="of:=[.A30]" office:value-type="date" office:date-value="2019-10-07T12:43:17.956953" calcext:value-type="date">
            <text:p>2019-10-07 12:43:18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2:43:17.95695310459" calcext:value-type="date">
            <text:p>12/30/99 12:43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=0;[.G29]+2+1/[.$H$2];[.G29]+1/[.$H$2])" office:value-type="float" office:value="0.45" calcext:value-type="float">
            <text:p>0,45</text:p>
          </table:table-cell>
          <table:table-cell table:number-columns-repeated="4"/>
          <table:table-cell table:style-name="ce35" table:formula="of:=SUM(MOD(SUM([.L29]-[.L$2];[.T$2]);[.R$2]-[.L$2]);[.L$2])" office:value-type="time" office:time-value="PT12H10M00S" calcext:value-type="time">
            <text:p>12:10:00</text:p>
          </table:table-cell>
          <table:table-cell table:style-name="ce11" table:formula="of:=IF([.L30]&lt;[.L29];[.M29]+[.H$2];[.M29])" office:value-type="float" office:value="60" calcext:value-type="float">
            <text:p>60</text:p>
          </table:table-cell>
          <table:table-cell table:style-name="ce11" table:formula="of:=OFFSET([.C$4];[.M30];0)" office:value-type="float" office:value="43746" calcext:value-type="float">
            <text:p>43746</text:p>
          </table:table-cell>
          <table:table-cell table:style-name="ce36" table:formula="of:=[.L30]" office:value-type="float" office:value="0.506944444444444" calcext:value-type="float">
            <text:p>0.50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];0)&lt;=[.O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3:05:32.139454" calcext:value-type="date">
            <text:p>2019-10-07 13:05:32</text:p>
          </table:table-cell>
          <table:table-cell table:formula="of:=[.A31]" office:value-type="float" office:value="43745.5455108733" calcext:value-type="float">
            <text:p>43745.5455108733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545510873307649" calcext:value-type="float">
            <text:p>0.545510873307649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=0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style-name="ce35" table:formula="of:=SUM(MOD(SUM([.L30]-[.L$2];[.T$2]);[.R$2]-[.L$2]);[.L$2])" office:value-type="time" office:time-value="PT12H20M00S" calcext:value-type="time">
            <text:p>12:20:00</text:p>
          </table:table-cell>
          <table:table-cell table:style-name="ce11" table:formula="of:=IF([.L31]&lt;[.L30];[.M30]+[.H$2];[.M30])" office:value-type="float" office:value="60" calcext:value-type="float">
            <text:p>60</text:p>
          </table:table-cell>
          <table:table-cell table:style-name="ce11" table:formula="of:=OFFSET([.C$4];[.M31];0)" office:value-type="float" office:value="43746" calcext:value-type="float">
            <text:p>43746</text:p>
          </table:table-cell>
          <table:table-cell table:style-name="ce36" table:formula="of:=[.L31]" office:value-type="float" office:value="0.513888888888888" calcext:value-type="float">
            <text:p>0.51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];0)&lt;=[.O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3:19:38.325422" calcext:value-type="date">
            <text:p>2019-10-07 13:19:38</text:p>
          </table:table-cell>
          <table:table-cell table:formula="of:=[.A32]" office:value-type="float" office:value="43745.5553046924" calcext:value-type="float">
            <text:p>43745.5553046924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555304692381469" calcext:value-type="float">
            <text:p>0.555304692381469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=0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style-name="ce35" table:formula="of:=SUM(MOD(SUM([.L31]-[.L$2];[.T$2]);[.R$2]-[.L$2]);[.L$2])" office:value-type="time" office:time-value="PT12H30M00S" calcext:value-type="time">
            <text:p>12:30:00</text:p>
          </table:table-cell>
          <table:table-cell table:style-name="ce11" table:formula="of:=IF([.L32]&lt;[.L31];[.M31]+[.H$2];[.M31])" office:value-type="float" office:value="60" calcext:value-type="float">
            <text:p>60</text:p>
          </table:table-cell>
          <table:table-cell table:style-name="ce11" table:formula="of:=OFFSET([.C$4];[.M32];0)" office:value-type="float" office:value="43746" calcext:value-type="float">
            <text:p>43746</text:p>
          </table:table-cell>
          <table:table-cell table:style-name="ce36" table:formula="of:=[.L32]" office:value-type="float" office:value="0.520833333333333" calcext:value-type="float">
            <text:p>0.52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];0)&lt;=[.O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12:58:31.369048" calcext:value-type="date">
            <text:p>2019-10-07 12:58:31</text:p>
          </table:table-cell>
          <table:table-cell table:formula="of:=[.A33]" office:value-type="float" office:value="43745.5406408455" calcext:value-type="float">
            <text:p>43745.5406408455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540640845465532" calcext:value-type="float">
            <text:p>0.540640845465532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=0;[.G32]+2+1/[.$H$2];[.G32]+1/[.$H$2])" office:value-type="float" office:value="0.5" calcext:value-type="float">
            <text:p>0,5</text:p>
          </table:table-cell>
          <table:table-cell table:number-columns-repeated="4"/>
          <table:table-cell table:style-name="ce35" table:formula="of:=SUM(MOD(SUM([.L32]-[.L$2];[.T$2]);[.R$2]-[.L$2]);[.L$2])" office:value-type="time" office:time-value="PT12H40M00S" calcext:value-type="time">
            <text:p>12:40:00</text:p>
          </table:table-cell>
          <table:table-cell table:style-name="ce11" table:formula="of:=IF([.L33]&lt;[.L32];[.M32]+[.H$2];[.M32])" office:value-type="float" office:value="60" calcext:value-type="float">
            <text:p>60</text:p>
          </table:table-cell>
          <table:table-cell table:style-name="ce11" table:formula="of:=OFFSET([.C$4];[.M33];0)" office:value-type="float" office:value="43746" calcext:value-type="float">
            <text:p>43746</text:p>
          </table:table-cell>
          <table:table-cell table:style-name="ce36" table:formula="of:=[.L33]" office:value-type="float" office:value="0.527777777777777" calcext:value-type="float">
            <text:p>0.52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];0)&lt;=[.O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13:10:05.049667" calcext:value-type="date">
            <text:p>2019-10-07 13:10:05</text:p>
          </table:table-cell>
          <table:table-cell table:formula="of:=[.A34]" office:value-type="float" office:value="43745.5486695563" calcext:value-type="float">
            <text:p>43745.5486695563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548669556330424" calcext:value-type="float">
            <text:p>0.548669556330424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=0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style-name="ce35" table:formula="of:=SUM(MOD(SUM([.L33]-[.L$2];[.T$2]);[.R$2]-[.L$2]);[.L$2])" office:value-type="time" office:time-value="PT12H50M00S" calcext:value-type="time">
            <text:p>12:50:00</text:p>
          </table:table-cell>
          <table:table-cell table:style-name="ce11" table:formula="of:=IF([.L34]&lt;[.L33];[.M33]+[.H$2];[.M33])" office:value-type="float" office:value="60" calcext:value-type="float">
            <text:p>60</text:p>
          </table:table-cell>
          <table:table-cell table:style-name="ce11" table:formula="of:=OFFSET([.C$4];[.M34];0)" office:value-type="float" office:value="43746" calcext:value-type="float">
            <text:p>43746</text:p>
          </table:table-cell>
          <table:table-cell table:style-name="ce36" table:formula="of:=[.L34]" office:value-type="float" office:value="0.534722222222222" calcext:value-type="float">
            <text:p>0.53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];0)&lt;=[.O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12:48:50.098223" calcext:value-type="date">
            <text:p>2019-10-07 12:48:50</text:p>
          </table:table-cell>
          <table:table-cell table:formula="of:=[.A35]" office:value-type="float" office:value="43745.5339131739" calcext:value-type="float">
            <text:p>43745.5339131739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533913173880137" calcext:value-type="float">
            <text:p>0.533913173880137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=0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style-name="ce35" table:formula="of:=SUM(MOD(SUM([.L34]-[.L$2];[.T$2]);[.R$2]-[.L$2]);[.L$2])" office:value-type="time" office:time-value="PT13H00M00S" calcext:value-type="time">
            <text:p>13:00:00</text:p>
          </table:table-cell>
          <table:table-cell table:style-name="ce11" table:formula="of:=IF([.L35]&lt;[.L34];[.M34]+[.H$2];[.M34])" office:value-type="float" office:value="60" calcext:value-type="float">
            <text:p>60</text:p>
          </table:table-cell>
          <table:table-cell table:style-name="ce11" table:formula="of:=OFFSET([.C$4];[.M35];0)" office:value-type="float" office:value="43746" calcext:value-type="float">
            <text:p>43746</text:p>
          </table:table-cell>
          <table:table-cell table:style-name="ce36" table:formula="of:=[.L35]" office:value-type="float" office:value="0.541666666666666" calcext:value-type="float">
            <text:p>0.54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];0)&lt;=[.O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13:07:08.296233" calcext:value-type="date">
            <text:p>2019-10-07 13:07:08</text:p>
          </table:table-cell>
          <table:table-cell table:formula="of:=[.A36]" office:value-type="float" office:value="43745.546623799" calcext:value-type="float">
            <text:p>43745.546623799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546623798989458" calcext:value-type="float">
            <text:p>0.546623798989458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=0;[.G35]+2+1/[.$H$2];[.G35]+1/[.$H$2])" office:value-type="float" office:value="0.55" calcext:value-type="float">
            <text:p>0,55</text:p>
          </table:table-cell>
          <table:table-cell table:number-columns-repeated="4"/>
          <table:table-cell table:style-name="ce35" table:formula="of:=SUM(MOD(SUM([.L35]-[.L$2];[.T$2]);[.R$2]-[.L$2]);[.L$2])" office:value-type="time" office:time-value="PT13H10M00S" calcext:value-type="time">
            <text:p>13:10:00</text:p>
          </table:table-cell>
          <table:table-cell table:style-name="ce11" table:formula="of:=IF([.L36]&lt;[.L35];[.M35]+[.H$2];[.M35])" office:value-type="float" office:value="60" calcext:value-type="float">
            <text:p>60</text:p>
          </table:table-cell>
          <table:table-cell table:style-name="ce11" table:formula="of:=OFFSET([.C$4];[.M36];0)" office:value-type="float" office:value="43746" calcext:value-type="float">
            <text:p>43746</text:p>
          </table:table-cell>
          <table:table-cell table:style-name="ce36" table:formula="of:=[.L36]" office:value-type="float" office:value="0.54861111111111" calcext:value-type="float">
            <text:p>0.54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];0)&lt;=[.O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12:56:22.062363" calcext:value-type="date">
            <text:p>2019-10-07 12:56:22</text:p>
          </table:table-cell>
          <table:table-cell table:formula="of:=[.A37]" office:value-type="float" office:value="43745.5391442403" calcext:value-type="float">
            <text:p>43745.5391442403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539144240312453" calcext:value-type="float">
            <text:p>0.539144240312453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=0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style-name="ce35" table:formula="of:=SUM(MOD(SUM([.L36]-[.L$2];[.T$2]);[.R$2]-[.L$2]);[.L$2])" office:value-type="time" office:time-value="PT13H20M00S" calcext:value-type="time">
            <text:p>13:20:00</text:p>
          </table:table-cell>
          <table:table-cell table:style-name="ce11" table:formula="of:=IF([.L37]&lt;[.L36];[.M36]+[.H$2];[.M36])" office:value-type="float" office:value="60" calcext:value-type="float">
            <text:p>60</text:p>
          </table:table-cell>
          <table:table-cell table:style-name="ce11" table:formula="of:=OFFSET([.C$4];[.M37];0)" office:value-type="float" office:value="43746" calcext:value-type="float">
            <text:p>43746</text:p>
          </table:table-cell>
          <table:table-cell table:style-name="ce36" table:formula="of:=[.L37]" office:value-type="float" office:value="0.555555555555555" calcext:value-type="float">
            <text:p>0.5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];0)&lt;=[.O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12:59:40.582306" calcext:value-type="date">
            <text:p>2019-10-07 12:59:41</text:p>
          </table:table-cell>
          <table:table-cell table:formula="of:=[.A38]" office:value-type="float" office:value="43745.5414419248" calcext:value-type="float">
            <text:p>43745.5414419248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54144192484091" calcext:value-type="float">
            <text:p>0.54144192484091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=0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style-name="ce35" table:formula="of:=SUM(MOD(SUM([.L37]-[.L$2];[.T$2]);[.R$2]-[.L$2]);[.L$2])" office:value-type="time" office:time-value="PT13H30M00S" calcext:value-type="time">
            <text:p>13:30:00</text:p>
          </table:table-cell>
          <table:table-cell table:style-name="ce11" table:formula="of:=IF([.L38]&lt;[.L37];[.M37]+[.H$2];[.M37])" office:value-type="float" office:value="60" calcext:value-type="float">
            <text:p>60</text:p>
          </table:table-cell>
          <table:table-cell table:style-name="ce11" table:formula="of:=OFFSET([.C$4];[.M38];0)" office:value-type="float" office:value="43746" calcext:value-type="float">
            <text:p>43746</text:p>
          </table:table-cell>
          <table:table-cell table:style-name="ce36" table:formula="of:=[.L38]" office:value-type="float" office:value="0.562499999999999" calcext:value-type="float">
            <text:p>0.56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];0)&lt;=[.O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12:33:21.00481" calcext:value-type="date">
            <text:p>2019-10-07 12:33:21</text:p>
          </table:table-cell>
          <table:table-cell table:formula="of:=[.A39]" office:value-type="float" office:value="43745.5231597779" calcext:value-type="float">
            <text:p>43745.5231597779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523159777891124" calcext:value-type="float">
            <text:p>0.523159777891124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=0;[.G38]+2+1/[.$H$2];[.G38]+1/[.$H$2])" office:value-type="float" office:value="0.6" calcext:value-type="float">
            <text:p>0,6</text:p>
          </table:table-cell>
          <table:table-cell table:number-columns-repeated="4"/>
          <table:table-cell table:style-name="ce35" table:formula="of:=SUM(MOD(SUM([.L38]-[.L$2];[.T$2]);[.R$2]-[.L$2]);[.L$2])" office:value-type="time" office:time-value="PT13H40M00S" calcext:value-type="time">
            <text:p>13:40:00</text:p>
          </table:table-cell>
          <table:table-cell table:style-name="ce11" table:formula="of:=IF([.L39]&lt;[.L38];[.M38]+[.H$2];[.M38])" office:value-type="float" office:value="60" calcext:value-type="float">
            <text:p>60</text:p>
          </table:table-cell>
          <table:table-cell table:style-name="ce11" table:formula="of:=OFFSET([.C$4];[.M39];0)" office:value-type="float" office:value="43746" calcext:value-type="float">
            <text:p>43746</text:p>
          </table:table-cell>
          <table:table-cell table:style-name="ce36" table:formula="of:=[.L39]" office:value-type="float" office:value="0.569444444444444" calcext:value-type="float">
            <text:p>0.5694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];0)&lt;=[.O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12:34:01.293945" calcext:value-type="date">
            <text:p>2019-10-07 12:34:01</text:p>
          </table:table-cell>
          <table:table-cell table:formula="of:=[.A40]" office:value-type="float" office:value="43745.5236260873" calcext:value-type="float">
            <text:p>43745.5236260873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523626087320736" calcext:value-type="float">
            <text:p>0.523626087320736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=0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style-name="ce35" table:formula="of:=SUM(MOD(SUM([.L39]-[.L$2];[.T$2]);[.R$2]-[.L$2]);[.L$2])" office:value-type="time" office:time-value="PT13H50M00S" calcext:value-type="time">
            <text:p>13:50:00</text:p>
          </table:table-cell>
          <table:table-cell table:style-name="ce11" table:formula="of:=IF([.L40]&lt;[.L39];[.M39]+[.H$2];[.M39])" office:value-type="float" office:value="60" calcext:value-type="float">
            <text:p>60</text:p>
          </table:table-cell>
          <table:table-cell table:style-name="ce11" table:formula="of:=OFFSET([.C$4];[.M40];0)" office:value-type="float" office:value="43746" calcext:value-type="float">
            <text:p>43746</text:p>
          </table:table-cell>
          <table:table-cell table:style-name="ce36" table:formula="of:=[.L40]" office:value-type="float" office:value="0.576388888888888" calcext:value-type="float">
            <text:p>0.576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];0)&lt;=[.O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13:20:59.26307" calcext:value-type="date">
            <text:p>2019-10-07 13:20:59</text:p>
          </table:table-cell>
          <table:table-cell table:formula="of:=[.A41]" office:value-type="float" office:value="43745.5562414707" calcext:value-type="float">
            <text:p>43745.5562414707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556241470716486" calcext:value-type="float">
            <text:p>0.556241470716486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=0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style-name="ce35" table:formula="of:=SUM(MOD(SUM([.L40]-[.L$2];[.T$2]);[.R$2]-[.L$2]);[.L$2])" office:value-type="time" office:time-value="PT14H00M00S" calcext:value-type="time">
            <text:p>14:00:00</text:p>
          </table:table-cell>
          <table:table-cell table:style-name="ce11" table:formula="of:=IF([.L41]&lt;[.L40];[.M40]+[.H$2];[.M40])" office:value-type="float" office:value="60" calcext:value-type="float">
            <text:p>60</text:p>
          </table:table-cell>
          <table:table-cell table:style-name="ce11" table:formula="of:=OFFSET([.C$4];[.M41];0)" office:value-type="float" office:value="43746" calcext:value-type="float">
            <text:p>43746</text:p>
          </table:table-cell>
          <table:table-cell table:style-name="ce36" table:formula="of:=[.L41]" office:value-type="float" office:value="0.583333333333332" calcext:value-type="float">
            <text:p>0.5833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];0)&lt;=[.O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12:32:12.288633" calcext:value-type="date">
            <text:p>2019-10-07 12:32:12</text:p>
          </table:table-cell>
          <table:table-cell table:formula="of:=[.A42]" office:value-type="float" office:value="43745.5223644518" calcext:value-type="float">
            <text:p>43745.5223644518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522364451768226" calcext:value-type="float">
            <text:p>0.522364451768226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=0;[.G41]+2+1/[.$H$2];[.G41]+1/[.$H$2])" office:value-type="float" office:value="0.65" calcext:value-type="float">
            <text:p>0,65</text:p>
          </table:table-cell>
          <table:table-cell table:number-columns-repeated="4"/>
          <table:table-cell table:style-name="ce35" table:formula="of:=SUM(MOD(SUM([.L41]-[.L$2];[.T$2]);[.R$2]-[.L$2]);[.L$2])" office:value-type="time" office:time-value="PT14H10M00S" calcext:value-type="time">
            <text:p>14:10:00</text:p>
          </table:table-cell>
          <table:table-cell table:style-name="ce11" table:formula="of:=IF([.L42]&lt;[.L41];[.M41]+[.H$2];[.M41])" office:value-type="float" office:value="60" calcext:value-type="float">
            <text:p>60</text:p>
          </table:table-cell>
          <table:table-cell table:style-name="ce11" table:formula="of:=OFFSET([.C$4];[.M42];0)" office:value-type="float" office:value="43746" calcext:value-type="float">
            <text:p>43746</text:p>
          </table:table-cell>
          <table:table-cell table:style-name="ce36" table:formula="of:=[.L42]" office:value-type="float" office:value="0.590277777777777" calcext:value-type="float">
            <text:p>0.590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];0)&lt;=[.O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12:54:57.866541" calcext:value-type="date">
            <text:p>2019-10-07 12:54:58</text:p>
          </table:table-cell>
          <table:table-cell table:formula="of:=[.A43]" office:value-type="float" office:value="43745.5381697516" calcext:value-type="float">
            <text:p>43745.5381697516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538169751634996" calcext:value-type="float">
            <text:p>0.538169751634996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=0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style-name="ce35" table:formula="of:=SUM(MOD(SUM([.L42]-[.L$2];[.T$2]);[.R$2]-[.L$2]);[.L$2])" office:value-type="time" office:time-value="PT14H20M00S" calcext:value-type="time">
            <text:p>14:20:00</text:p>
          </table:table-cell>
          <table:table-cell table:style-name="ce11" table:formula="of:=IF([.L43]&lt;[.L42];[.M42]+[.H$2];[.M42])" office:value-type="float" office:value="60" calcext:value-type="float">
            <text:p>60</text:p>
          </table:table-cell>
          <table:table-cell table:style-name="ce11" table:formula="of:=OFFSET([.C$4];[.M43];0)" office:value-type="float" office:value="43746" calcext:value-type="float">
            <text:p>43746</text:p>
          </table:table-cell>
          <table:table-cell table:style-name="ce36" table:formula="of:=[.L43]" office:value-type="float" office:value="0.597222222222221" calcext:value-type="float">
            <text:p>0.597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];0)&lt;=[.O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12:58:58.414294" calcext:value-type="date">
            <text:p>2019-10-07 12:58:58</text:p>
          </table:table-cell>
          <table:table-cell table:style-name="ce7" table:formula="of:=[.A44]" office:value-type="date" office:date-value="2019-10-07T12:58:58.414294" calcext:value-type="date">
            <text:p>2019-10-07 12:58:58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12:58:58.41429355089" calcext:value-type="date">
            <text:p>12/30/99 12:58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=0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style-name="ce35" table:formula="of:=SUM(MOD(SUM([.L43]-[.L$2];[.T$2]);[.R$2]-[.L$2]);[.L$2])" office:value-type="time" office:time-value="PT14H30M00S" calcext:value-type="time">
            <text:p>14:30:00</text:p>
          </table:table-cell>
          <table:table-cell table:style-name="ce11" table:formula="of:=IF([.L44]&lt;[.L43];[.M43]+[.H$2];[.M43])" office:value-type="float" office:value="60" calcext:value-type="float">
            <text:p>60</text:p>
          </table:table-cell>
          <table:table-cell table:style-name="ce11" table:formula="of:=OFFSET([.C$4];[.M44];0)" office:value-type="float" office:value="43746" calcext:value-type="float">
            <text:p>43746</text:p>
          </table:table-cell>
          <table:table-cell table:style-name="ce36" table:formula="of:=[.L44]" office:value-type="float" office:value="0.604166666666666" calcext:value-type="float">
            <text:p>0.60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];0)&lt;=[.O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13:03:51.472986" calcext:value-type="date">
            <text:p>2019-10-07 13:03:51</text:p>
          </table:table-cell>
          <table:table-cell table:formula="of:=[.A45]" office:value-type="float" office:value="43745.5443457522" calcext:value-type="float">
            <text:p>43745.5443457522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544345752154186" calcext:value-type="float">
            <text:p>0.544345752154186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=0;[.G44]+2+1/[.$H$2];[.G44]+1/[.$H$2])" office:value-type="float" office:value="0.7" calcext:value-type="float">
            <text:p>0,7</text:p>
          </table:table-cell>
          <table:table-cell table:number-columns-repeated="4"/>
          <table:table-cell table:style-name="ce35" table:formula="of:=SUM(MOD(SUM([.L44]-[.L$2];[.T$2]);[.R$2]-[.L$2]);[.L$2])" office:value-type="time" office:time-value="PT11H10M00S" calcext:value-type="time">
            <text:p>11:10:00</text:p>
          </table:table-cell>
          <table:table-cell table:style-name="ce11" table:formula="of:=IF([.L45]&lt;[.L44];[.M44]+[.H$2];[.M44])" office:value-type="float" office:value="120" calcext:value-type="float">
            <text:p>120</text:p>
          </table:table-cell>
          <table:table-cell table:style-name="ce11" table:formula="of:=OFFSET([.C$4];[.M45];0)" office:value-type="float" office:value="43747" calcext:value-type="float">
            <text:p>43747</text:p>
          </table:table-cell>
          <table:table-cell table:style-name="ce36" table:formula="of:=[.L45]" office:value-type="float" office:value="0.465277777777777" calcext:value-type="float">
            <text:p>0.46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];0)&lt;=[.O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13:09:30.794526" calcext:value-type="date">
            <text:p>2019-10-07 13:09:31</text:p>
          </table:table-cell>
          <table:table-cell table:formula="of:=[.A46]" office:value-type="float" office:value="43745.5482730848" calcext:value-type="float">
            <text:p>43745.5482730848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548273084794346" calcext:value-type="float">
            <text:p>0.548273084794346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=0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style-name="ce35" table:formula="of:=SUM(MOD(SUM([.L45]-[.L$2];[.T$2]);[.R$2]-[.L$2]);[.L$2])" office:value-type="time" office:time-value="PT11H20M00S" calcext:value-type="time">
            <text:p>11:20:00</text:p>
          </table:table-cell>
          <table:table-cell table:style-name="ce11" table:formula="of:=IF([.L46]&lt;[.L45];[.M45]+[.H$2];[.M45])" office:value-type="float" office:value="120" calcext:value-type="float">
            <text:p>120</text:p>
          </table:table-cell>
          <table:table-cell table:style-name="ce11" table:formula="of:=OFFSET([.C$4];[.M46];0)" office:value-type="float" office:value="43747" calcext:value-type="float">
            <text:p>43747</text:p>
          </table:table-cell>
          <table:table-cell table:style-name="ce36" table:formula="of:=[.L46]" office:value-type="float" office:value="0.472222222222221" calcext:value-type="float">
            <text:p>0.47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];0)&lt;=[.O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13:04:32.327453" calcext:value-type="date">
            <text:p>2019-10-07 13:04:32</text:p>
          </table:table-cell>
          <table:table-cell table:formula="of:=[.A47]" office:value-type="float" office:value="43745.5448186048" calcext:value-type="float">
            <text:p>43745.5448186048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544818604779721" calcext:value-type="float">
            <text:p>0.544818604779721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=0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style-name="ce35" table:formula="of:=SUM(MOD(SUM([.L46]-[.L$2];[.T$2]);[.R$2]-[.L$2]);[.L$2])" office:value-type="time" office:time-value="PT11H30M00S" calcext:value-type="time">
            <text:p>11:30:00</text:p>
          </table:table-cell>
          <table:table-cell table:style-name="ce11" table:formula="of:=IF([.L47]&lt;[.L46];[.M46]+[.H$2];[.M46])" office:value-type="float" office:value="120" calcext:value-type="float">
            <text:p>120</text:p>
          </table:table-cell>
          <table:table-cell table:style-name="ce11" table:formula="of:=OFFSET([.C$4];[.M47];0)" office:value-type="float" office:value="43747" calcext:value-type="float">
            <text:p>43747</text:p>
          </table:table-cell>
          <table:table-cell table:style-name="ce36" table:formula="of:=[.L47]" office:value-type="float" office:value="0.479166666666666" calcext:value-type="float">
            <text:p>0.4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7];0)&lt;=[.O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12:51:30.940283" calcext:value-type="date">
            <text:p>2019-10-07 12:51:31</text:p>
          </table:table-cell>
          <table:table-cell table:formula="of:=[.A48]" office:value-type="float" office:value="43745.5357747718" calcext:value-type="float">
            <text:p>43745.5357747718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535774771793513" calcext:value-type="float">
            <text:p>0.535774771793513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=0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style-name="ce35" table:formula="of:=SUM(MOD(SUM([.L47]-[.L$2];[.T$2]);[.R$2]-[.L$2]);[.L$2])" office:value-type="time" office:time-value="PT11H40M00S" calcext:value-type="time">
            <text:p>11:40:00</text:p>
          </table:table-cell>
          <table:table-cell table:style-name="ce11" table:formula="of:=IF([.L48]&lt;[.L47];[.M47]+[.H$2];[.M47])" office:value-type="float" office:value="120" calcext:value-type="float">
            <text:p>120</text:p>
          </table:table-cell>
          <table:table-cell table:style-name="ce11" table:formula="of:=OFFSET([.C$4];[.M48];0)" office:value-type="float" office:value="43747" calcext:value-type="float">
            <text:p>43747</text:p>
          </table:table-cell>
          <table:table-cell table:style-name="ce36" table:formula="of:=[.L48]" office:value-type="float" office:value="0.48611111111111" calcext:value-type="float">
            <text:p>0.4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8];0)&lt;=[.O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12:45:02.958448" calcext:value-type="date">
            <text:p>2019-10-07 12:45:03</text:p>
          </table:table-cell>
          <table:table-cell table:formula="of:=[.A49]" office:value-type="float" office:value="43745.5312842413" calcext:value-type="float">
            <text:p>43745.5312842413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531284241296817" calcext:value-type="float">
            <text:p>0.531284241296817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=0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style-name="ce35" table:formula="of:=SUM(MOD(SUM([.L48]-[.L$2];[.T$2]);[.R$2]-[.L$2]);[.L$2])" office:value-type="time" office:time-value="PT11H50M00S" calcext:value-type="time">
            <text:p>11:50:00</text:p>
          </table:table-cell>
          <table:table-cell table:style-name="ce11" table:formula="of:=IF([.L49]&lt;[.L48];[.M48]+[.H$2];[.M48])" office:value-type="float" office:value="120" calcext:value-type="float">
            <text:p>120</text:p>
          </table:table-cell>
          <table:table-cell table:style-name="ce11" table:formula="of:=OFFSET([.C$4];[.M49];0)" office:value-type="float" office:value="43747" calcext:value-type="float">
            <text:p>43747</text:p>
          </table:table-cell>
          <table:table-cell table:style-name="ce36" table:formula="of:=[.L49]" office:value-type="float" office:value="0.493055555555555" calcext:value-type="float">
            <text:p>0.49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9];0)&lt;=[.O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12:52:04.624427" calcext:value-type="date">
            <text:p>2019-10-07 12:52:05</text:p>
          </table:table-cell>
          <table:table-cell table:formula="of:=[.A50]" office:value-type="float" office:value="43745.5361646346" calcext:value-type="float">
            <text:p>43745.5361646346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53616463457729" calcext:value-type="float">
            <text:p>0.53616463457729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=0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style-name="ce35" table:formula="of:=SUM(MOD(SUM([.L49]-[.L$2];[.T$2]);[.R$2]-[.L$2]);[.L$2])" office:value-type="time" office:time-value="PT12H00M00S" calcext:value-type="time">
            <text:p>12:00:00</text:p>
          </table:table-cell>
          <table:table-cell table:style-name="ce11" table:formula="of:=IF([.L50]&lt;[.L49];[.M49]+[.H$2];[.M49])" office:value-type="float" office:value="120" calcext:value-type="float">
            <text:p>120</text:p>
          </table:table-cell>
          <table:table-cell table:style-name="ce11" table:formula="of:=OFFSET([.C$4];[.M50];0)" office:value-type="float" office:value="43747" calcext:value-type="float">
            <text:p>43747</text:p>
          </table:table-cell>
          <table:table-cell table:style-name="ce36" table:formula="of:=[.L50]" office:value-type="float" office:value="0.499999999999999" calcext:value-type="float">
            <text:p>0.49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0];0)&lt;=[.O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12:54:58.016463" calcext:value-type="date">
            <text:p>2019-10-07 12:54:58</text:p>
          </table:table-cell>
          <table:table-cell table:formula="of:=[.A51]" office:value-type="float" office:value="43745.5381714868" calcext:value-type="float">
            <text:p>43745.5381714868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538171486841748" calcext:value-type="float">
            <text:p>0.538171486841748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=0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style-name="ce35" table:formula="of:=SUM(MOD(SUM([.L50]-[.L$2];[.T$2]);[.R$2]-[.L$2]);[.L$2])" office:value-type="time" office:time-value="PT12H10M00S" calcext:value-type="time">
            <text:p>12:10:00</text:p>
          </table:table-cell>
          <table:table-cell table:style-name="ce11" table:formula="of:=IF([.L51]&lt;[.L50];[.M50]+[.H$2];[.M50])" office:value-type="float" office:value="120" calcext:value-type="float">
            <text:p>120</text:p>
          </table:table-cell>
          <table:table-cell table:style-name="ce11" table:formula="of:=OFFSET([.C$4];[.M51];0)" office:value-type="float" office:value="43747" calcext:value-type="float">
            <text:p>43747</text:p>
          </table:table-cell>
          <table:table-cell table:style-name="ce36" table:formula="of:=[.L51]" office:value-type="float" office:value="0.506944444444443" calcext:value-type="float">
            <text:p>0.50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1];0)&lt;=[.O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12:56:10.279766" calcext:value-type="date">
            <text:p>2019-10-07 12:56:10</text:p>
          </table:table-cell>
          <table:table-cell table:formula="of:=[.A52]" office:value-type="float" office:value="43745.5390078677" calcext:value-type="float">
            <text:p>43745.5390078677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539007867664623" calcext:value-type="float">
            <text:p>0.539007867664623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=0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style-name="ce35" table:formula="of:=SUM(MOD(SUM([.L51]-[.L$2];[.T$2]);[.R$2]-[.L$2]);[.L$2])" office:value-type="time" office:time-value="PT12H20M00S" calcext:value-type="time">
            <text:p>12:20:00</text:p>
          </table:table-cell>
          <table:table-cell table:style-name="ce11" table:formula="of:=IF([.L52]&lt;[.L51];[.M51]+[.H$2];[.M51])" office:value-type="float" office:value="120" calcext:value-type="float">
            <text:p>120</text:p>
          </table:table-cell>
          <table:table-cell table:style-name="ce11" table:formula="of:=OFFSET([.C$4];[.M52];0)" office:value-type="float" office:value="43747" calcext:value-type="float">
            <text:p>43747</text:p>
          </table:table-cell>
          <table:table-cell table:style-name="ce36" table:formula="of:=[.L52]" office:value-type="float" office:value="0.513888888888888" calcext:value-type="float">
            <text:p>0.51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2];0)&lt;=[.O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13:27:16.457665" calcext:value-type="date">
            <text:p>2019-10-07 13:27:16</text:p>
          </table:table-cell>
          <table:table-cell table:formula="of:=[.A53]" office:value-type="float" office:value="43745.5606071489" calcext:value-type="float">
            <text:p>43745.5606071489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560607148901909" calcext:value-type="float">
            <text:p>0.560607148901909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=0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style-name="ce35" table:formula="of:=SUM(MOD(SUM([.L52]-[.L$2];[.T$2]);[.R$2]-[.L$2]);[.L$2])" office:value-type="time" office:time-value="PT12H30M00S" calcext:value-type="time">
            <text:p>12:30:00</text:p>
          </table:table-cell>
          <table:table-cell table:style-name="ce11" table:formula="of:=IF([.L53]&lt;[.L52];[.M52]+[.H$2];[.M52])" office:value-type="float" office:value="120" calcext:value-type="float">
            <text:p>120</text:p>
          </table:table-cell>
          <table:table-cell table:style-name="ce11" table:formula="of:=OFFSET([.C$4];[.M53];0)" office:value-type="float" office:value="43747" calcext:value-type="float">
            <text:p>43747</text:p>
          </table:table-cell>
          <table:table-cell table:style-name="ce36" table:formula="of:=[.L53]" office:value-type="float" office:value="0.520833333333332" calcext:value-type="float">
            <text:p>0.52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3];0)&lt;=[.O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13:06:27.712766" calcext:value-type="date">
            <text:p>2019-10-07 13:06:28</text:p>
          </table:table-cell>
          <table:table-cell table:formula="of:=[.A54]" office:value-type="float" office:value="43745.5461540829" calcext:value-type="float">
            <text:p>43745.5461540829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546154082941939" calcext:value-type="float">
            <text:p>0.546154082941939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=0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style-name="ce35" table:formula="of:=SUM(MOD(SUM([.L53]-[.L$2];[.T$2]);[.R$2]-[.L$2]);[.L$2])" office:value-type="time" office:time-value="PT12H40M00S" calcext:value-type="time">
            <text:p>12:40:00</text:p>
          </table:table-cell>
          <table:table-cell table:style-name="ce11" table:formula="of:=IF([.L54]&lt;[.L53];[.M53]+[.H$2];[.M53])" office:value-type="float" office:value="120" calcext:value-type="float">
            <text:p>120</text:p>
          </table:table-cell>
          <table:table-cell table:style-name="ce11" table:formula="of:=OFFSET([.C$4];[.M54];0)" office:value-type="float" office:value="43747" calcext:value-type="float">
            <text:p>43747</text:p>
          </table:table-cell>
          <table:table-cell table:style-name="ce36" table:formula="of:=[.L54]" office:value-type="float" office:value="0.527777777777777" calcext:value-type="float">
            <text:p>0.52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4];0)&lt;=[.O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13:00:39.404529" calcext:value-type="date">
            <text:p>2019-10-07 13:00:39</text:p>
          </table:table-cell>
          <table:table-cell table:formula="of:=[.A55]" office:value-type="float" office:value="43745.5421227376" calcext:value-type="float">
            <text:p>43745.5421227376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542122737606405" calcext:value-type="float">
            <text:p>0.542122737606405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=0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style-name="ce35" table:formula="of:=SUM(MOD(SUM([.L54]-[.L$2];[.T$2]);[.R$2]-[.L$2]);[.L$2])" office:value-type="time" office:time-value="PT12H50M00S" calcext:value-type="time">
            <text:p>12:50:00</text:p>
          </table:table-cell>
          <table:table-cell table:style-name="ce11" table:formula="of:=IF([.L55]&lt;[.L54];[.M54]+[.H$2];[.M54])" office:value-type="float" office:value="120" calcext:value-type="float">
            <text:p>120</text:p>
          </table:table-cell>
          <table:table-cell table:style-name="ce11" table:formula="of:=OFFSET([.C$4];[.M55];0)" office:value-type="float" office:value="43747" calcext:value-type="float">
            <text:p>43747</text:p>
          </table:table-cell>
          <table:table-cell table:style-name="ce36" table:formula="of:=[.L55]" office:value-type="float" office:value="0.534722222222221" calcext:value-type="float">
            <text:p>0.53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5];0)&lt;=[.O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13:06:07.914827" calcext:value-type="date">
            <text:p>2019-10-07 13:06:08</text:p>
          </table:table-cell>
          <table:table-cell table:formula="of:=[.A56]" office:value-type="float" office:value="43745.5459249401" calcext:value-type="float">
            <text:p>43745.5459249401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545924940124678" calcext:value-type="float">
            <text:p>0.545924940124678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=0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style-name="ce35" table:formula="of:=SUM(MOD(SUM([.L55]-[.L$2];[.T$2]);[.R$2]-[.L$2]);[.L$2])" office:value-type="time" office:time-value="PT13H00M00S" calcext:value-type="time">
            <text:p>13:00:00</text:p>
          </table:table-cell>
          <table:table-cell table:style-name="ce11" table:formula="of:=IF([.L56]&lt;[.L55];[.M55]+[.H$2];[.M55])" office:value-type="float" office:value="120" calcext:value-type="float">
            <text:p>120</text:p>
          </table:table-cell>
          <table:table-cell table:style-name="ce11" table:formula="of:=OFFSET([.C$4];[.M56];0)" office:value-type="float" office:value="43747" calcext:value-type="float">
            <text:p>43747</text:p>
          </table:table-cell>
          <table:table-cell table:style-name="ce36" table:formula="of:=[.L56]" office:value-type="float" office:value="0.541666666666665" calcext:value-type="float">
            <text:p>0.54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13:24:11.590092" calcext:value-type="date">
            <text:p>2019-10-07 13:24:12</text:p>
          </table:table-cell>
          <table:table-cell table:formula="of:=[.A57]" office:value-type="float" office:value="43745.5584674779" calcext:value-type="float">
            <text:p>43745.5584674779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558467477916565" calcext:value-type="float">
            <text:p>0.558467477916565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=0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style-name="ce35" table:formula="of:=SUM(MOD(SUM([.L56]-[.L$2];[.T$2]);[.R$2]-[.L$2]);[.L$2])" office:value-type="time" office:time-value="PT13H10M00S" calcext:value-type="time">
            <text:p>13:10:00</text:p>
          </table:table-cell>
          <table:table-cell table:style-name="ce11" table:formula="of:=IF([.L57]&lt;[.L56];[.M56]+[.H$2];[.M56])" office:value-type="float" office:value="120" calcext:value-type="float">
            <text:p>120</text:p>
          </table:table-cell>
          <table:table-cell table:style-name="ce11" table:formula="of:=OFFSET([.C$4];[.M57];0)" office:value-type="float" office:value="43747" calcext:value-type="float">
            <text:p>43747</text:p>
          </table:table-cell>
          <table:table-cell table:style-name="ce36" table:formula="of:=[.L57]" office:value-type="float" office:value="0.54861111111111" calcext:value-type="float">
            <text:p>0.54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7];0)&lt;=[.O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12:47:14.34308" calcext:value-type="date">
            <text:p>2019-10-07 12:47:14</text:p>
          </table:table-cell>
          <table:table-cell table:formula="of:=[.A58]" office:value-type="float" office:value="43745.5328048968" calcext:value-type="float">
            <text:p>43745.5328048968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532804896756716" calcext:value-type="float">
            <text:p>0.532804896756716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=0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style-name="ce35" table:formula="of:=SUM(MOD(SUM([.L57]-[.L$2];[.T$2]);[.R$2]-[.L$2]);[.L$2])" office:value-type="time" office:time-value="PT13H20M00S" calcext:value-type="time">
            <text:p>13:20:00</text:p>
          </table:table-cell>
          <table:table-cell table:style-name="ce11" table:formula="of:=IF([.L58]&lt;[.L57];[.M57]+[.H$2];[.M57])" office:value-type="float" office:value="120" calcext:value-type="float">
            <text:p>120</text:p>
          </table:table-cell>
          <table:table-cell table:style-name="ce11" table:formula="of:=OFFSET([.C$4];[.M58];0)" office:value-type="float" office:value="43747" calcext:value-type="float">
            <text:p>43747</text:p>
          </table:table-cell>
          <table:table-cell table:style-name="ce36" table:formula="of:=[.L58]" office:value-type="float" office:value="0.555555555555554" calcext:value-type="float">
            <text:p>0.55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8];0)&lt;=[.O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13:12:23.065647" calcext:value-type="date">
            <text:p>2019-10-07 13:12:23</text:p>
          </table:table-cell>
          <table:table-cell table:formula="of:=[.A59]" office:value-type="float" office:value="43745.5502669635" calcext:value-type="float">
            <text:p>43745.5502669635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550266963502509" calcext:value-type="float">
            <text:p>0.550266963502509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=0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style-name="ce35" table:formula="of:=SUM(MOD(SUM([.L58]-[.L$2];[.T$2]);[.R$2]-[.L$2]);[.L$2])" office:value-type="time" office:time-value="PT13H30M00S" calcext:value-type="time">
            <text:p>13:30:00</text:p>
          </table:table-cell>
          <table:table-cell table:style-name="ce11" table:formula="of:=IF([.L59]&lt;[.L58];[.M58]+[.H$2];[.M58])" office:value-type="float" office:value="120" calcext:value-type="float">
            <text:p>120</text:p>
          </table:table-cell>
          <table:table-cell table:style-name="ce11" table:formula="of:=OFFSET([.C$4];[.M59];0)" office:value-type="float" office:value="43747" calcext:value-type="float">
            <text:p>43747</text:p>
          </table:table-cell>
          <table:table-cell table:style-name="ce36" table:formula="of:=[.L59]" office:value-type="float" office:value="0.562499999999999" calcext:value-type="float">
            <text:p>0.56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9];0)&lt;=[.O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12:42:25.35107" calcext:value-type="date">
            <text:p>2019-10-07 12:42:25</text:p>
          </table:table-cell>
          <table:table-cell table:formula="of:=[.A60]" office:value-type="float" office:value="43745.5294600818" calcext:value-type="float">
            <text:p>43745.5294600818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529460081830621" calcext:value-type="float">
            <text:p>0.529460081830621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=0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style-name="ce35" table:formula="of:=SUM(MOD(SUM([.L59]-[.L$2];[.T$2]);[.R$2]-[.L$2]);[.L$2])" office:value-type="time" office:time-value="PT13H40M00S" calcext:value-type="time">
            <text:p>13:40:00</text:p>
          </table:table-cell>
          <table:table-cell table:style-name="ce11" table:formula="of:=IF([.L60]&lt;[.L59];[.M59]+[.H$2];[.M59])" office:value-type="float" office:value="120" calcext:value-type="float">
            <text:p>120</text:p>
          </table:table-cell>
          <table:table-cell table:style-name="ce11" table:formula="of:=OFFSET([.C$4];[.M60];0)" office:value-type="float" office:value="43747" calcext:value-type="float">
            <text:p>43747</text:p>
          </table:table-cell>
          <table:table-cell table:style-name="ce36" table:formula="of:=[.L60]" office:value-type="float" office:value="0.569444444444443" calcext:value-type="float">
            <text:p>0.5694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0];0)&lt;=[.O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13:16:04.497104" calcext:value-type="date">
            <text:p>2019-10-07 13:16:04</text:p>
          </table:table-cell>
          <table:table-cell table:formula="of:=[.A61]" office:value-type="float" office:value="43745.5528298276" calcext:value-type="float">
            <text:p>43745.5528298276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552829827589449" calcext:value-type="float">
            <text:p>0.552829827589449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=0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style-name="ce35" table:formula="of:=SUM(MOD(SUM([.L60]-[.L$2];[.T$2]);[.R$2]-[.L$2]);[.L$2])" office:value-type="time" office:time-value="PT13H50M00S" calcext:value-type="time">
            <text:p>13:50:00</text:p>
          </table:table-cell>
          <table:table-cell table:style-name="ce11" table:formula="of:=IF([.L61]&lt;[.L60];[.M60]+[.H$2];[.M60])" office:value-type="float" office:value="120" calcext:value-type="float">
            <text:p>120</text:p>
          </table:table-cell>
          <table:table-cell table:style-name="ce11" table:formula="of:=OFFSET([.C$4];[.M61];0)" office:value-type="float" office:value="43747" calcext:value-type="float">
            <text:p>43747</text:p>
          </table:table-cell>
          <table:table-cell table:style-name="ce36" table:formula="of:=[.L61]" office:value-type="float" office:value="0.576388888888888" calcext:value-type="float">
            <text:p>0.576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1];0)&lt;=[.O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13:19:43.762909" calcext:value-type="date">
            <text:p>2019-10-07 13:19:44</text:p>
          </table:table-cell>
          <table:table-cell table:formula="of:=[.A62]" office:value-type="float" office:value="43745.5553676263" calcext:value-type="float">
            <text:p>43745.5553676263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555367626264342" calcext:value-type="float">
            <text:p>0.555367626264342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=0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style-name="ce35" table:formula="of:=SUM(MOD(SUM([.L61]-[.L$2];[.T$2]);[.R$2]-[.L$2]);[.L$2])" office:value-type="time" office:time-value="PT14H00M00S" calcext:value-type="time">
            <text:p>14:00:00</text:p>
          </table:table-cell>
          <table:table-cell table:style-name="ce11" table:formula="of:=IF([.L62]&lt;[.L61];[.M61]+[.H$2];[.M61])" office:value-type="float" office:value="120" calcext:value-type="float">
            <text:p>120</text:p>
          </table:table-cell>
          <table:table-cell table:style-name="ce11" table:formula="of:=OFFSET([.C$4];[.M62];0)" office:value-type="float" office:value="43747" calcext:value-type="float">
            <text:p>43747</text:p>
          </table:table-cell>
          <table:table-cell table:style-name="ce36" table:formula="of:=[.L62]" office:value-type="float" office:value="0.583333333333332" calcext:value-type="float">
            <text:p>0.5833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2];0)&lt;=[.O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13:16:20.904557" calcext:value-type="date">
            <text:p>2019-10-08 13:16:21</text:p>
          </table:table-cell>
          <table:table-cell table:formula="of:=[.A63]" office:value-type="float" office:value="43746.5530197287" calcext:value-type="float">
            <text:p>43746.5530197287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553019728664367" calcext:value-type="float">
            <text:p>0.553019728664367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=0;[.G62]+2+1/[.$H$2];[.G62]+1/[.$H$2])" office:value-type="float" office:value="1" calcext:value-type="float">
            <text:p>1</text:p>
          </table:table-cell>
          <table:table-cell table:number-columns-repeated="4"/>
          <table:table-cell table:style-name="ce35" table:formula="of:=SUM(MOD(SUM([.L62]-[.L$2];[.T$2]);[.R$2]-[.L$2]);[.L$2])" office:value-type="time" office:time-value="PT14H10M00S" calcext:value-type="time">
            <text:p>14:10:00</text:p>
          </table:table-cell>
          <table:table-cell table:style-name="ce11" table:formula="of:=IF([.L63]&lt;[.L62];[.M62]+[.H$2];[.M62])" office:value-type="float" office:value="120" calcext:value-type="float">
            <text:p>120</text:p>
          </table:table-cell>
          <table:table-cell table:style-name="ce11" table:formula="of:=OFFSET([.C$4];[.M63];0)" office:value-type="float" office:value="43747" calcext:value-type="float">
            <text:p>43747</text:p>
          </table:table-cell>
          <table:table-cell table:style-name="ce36" table:formula="of:=[.L63]" office:value-type="float" office:value="0.590277777777776" calcext:value-type="float">
            <text:p>0.590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3];0)&lt;=[.O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12:59:43.596975" calcext:value-type="date">
            <text:p>2019-10-08 12:59:44</text:p>
          </table:table-cell>
          <table:table-cell table:style-name="ce7" table:formula="of:=[.A64]" office:value-type="date" office:date-value="2019-10-08T12:59:43.596975" calcext:value-type="date">
            <text:p>2019-10-08 12:59:44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12:59:43.59697507694" calcext:value-type="date">
            <text:p>12/30/99 12:59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=0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style-name="ce35" table:formula="of:=SUM(MOD(SUM([.L63]-[.L$2];[.T$2]);[.R$2]-[.L$2]);[.L$2])" office:value-type="time" office:time-value="PT14H20M00S" calcext:value-type="time">
            <text:p>14:20:00</text:p>
          </table:table-cell>
          <table:table-cell table:style-name="ce11" table:formula="of:=IF([.L64]&lt;[.L63];[.M63]+[.H$2];[.M63])" office:value-type="float" office:value="120" calcext:value-type="float">
            <text:p>120</text:p>
          </table:table-cell>
          <table:table-cell table:style-name="ce11" table:formula="of:=OFFSET([.C$4];[.M64];0)" office:value-type="float" office:value="43747" calcext:value-type="float">
            <text:p>43747</text:p>
          </table:table-cell>
          <table:table-cell table:style-name="ce36" table:formula="of:=[.L64]" office:value-type="float" office:value="0.597222222222221" calcext:value-type="float">
            <text:p>0.597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4];0)&lt;=[.O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13:19:45.248334" calcext:value-type="date">
            <text:p>2019-10-08 13:19:45</text:p>
          </table:table-cell>
          <table:table-cell table:formula="of:=[.A65]" office:value-type="float" office:value="43746.5553848187" calcext:value-type="float">
            <text:p>43746.5553848187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555384818682796" calcext:value-type="float">
            <text:p>0.555384818682796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=0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style-name="ce35" table:formula="of:=SUM(MOD(SUM([.L64]-[.L$2];[.T$2]);[.R$2]-[.L$2]);[.L$2])" office:value-type="time" office:time-value="PT14H30M00S" calcext:value-type="time">
            <text:p>14:30:00</text:p>
          </table:table-cell>
          <table:table-cell table:style-name="ce11" table:formula="of:=IF([.L65]&lt;[.L64];[.M64]+[.H$2];[.M64])" office:value-type="float" office:value="120" calcext:value-type="float">
            <text:p>120</text:p>
          </table:table-cell>
          <table:table-cell table:style-name="ce11" table:formula="of:=OFFSET([.C$4];[.M65];0)" office:value-type="float" office:value="43747" calcext:value-type="float">
            <text:p>43747</text:p>
          </table:table-cell>
          <table:table-cell table:style-name="ce36" table:formula="of:=[.L65]" office:value-type="float" office:value="0.604166666666665" calcext:value-type="float">
            <text:p>0.604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5];0)&lt;=[.O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12:35:56.272538" calcext:value-type="date">
            <text:p>2019-10-08 12:35:56</text:p>
          </table:table-cell>
          <table:table-cell table:formula="of:=[.A66]" office:value-type="float" office:value="43746.5249568581" calcext:value-type="float">
            <text:p>43746.5249568581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524956858076621" calcext:value-type="float">
            <text:p>0.524956858076621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=0;[.G65]+2+1/[.$H$2];[.G65]+1/[.$H$2])" office:value-type="float" office:value="1.05" calcext:value-type="float">
            <text:p>1,05</text:p>
          </table:table-cell>
          <table:table-cell table:number-columns-repeated="4"/>
          <table:table-cell table:style-name="ce35" table:formula="of:=SUM(MOD(SUM([.L65]-[.L$2];[.T$2]);[.R$2]-[.L$2]);[.L$2])" office:value-type="time" office:time-value="PT11H10M00S" calcext:value-type="time">
            <text:p>11:10:00</text:p>
          </table:table-cell>
          <table:table-cell table:style-name="ce11" table:formula="of:=IF([.L66]&lt;[.L65];[.M65]+[.H$2];[.M65])" office:value-type="float" office:value="180" calcext:value-type="float">
            <text:p>180</text:p>
          </table:table-cell>
          <table:table-cell table:style-name="ce11" table:formula="of:=OFFSET([.C$4];[.M66];0)" office:value-type="float" office:value="43748" calcext:value-type="float">
            <text:p>43748</text:p>
          </table:table-cell>
          <table:table-cell table:style-name="ce36" table:formula="of:=[.L66]" office:value-type="float" office:value="0.465277777777776" calcext:value-type="float">
            <text:p>0.46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6];0)&lt;=[.O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12:45:53.338274" calcext:value-type="date">
            <text:p>2019-10-08 12:45:53</text:p>
          </table:table-cell>
          <table:table-cell table:formula="of:=[.A67]" office:value-type="float" office:value="43746.5318673411" calcext:value-type="float">
            <text:p>43746.5318673411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531867341131147" calcext:value-type="float">
            <text:p>0.531867341131147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=0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style-name="ce35" table:formula="of:=SUM(MOD(SUM([.L66]-[.L$2];[.T$2]);[.R$2]-[.L$2]);[.L$2])" office:value-type="time" office:time-value="PT11H20M00S" calcext:value-type="time">
            <text:p>11:20:00</text:p>
          </table:table-cell>
          <table:table-cell table:style-name="ce11" table:formula="of:=IF([.L67]&lt;[.L66];[.M66]+[.H$2];[.M66])" office:value-type="float" office:value="180" calcext:value-type="float">
            <text:p>180</text:p>
          </table:table-cell>
          <table:table-cell table:style-name="ce11" table:formula="of:=OFFSET([.C$4];[.M67];0)" office:value-type="float" office:value="43748" calcext:value-type="float">
            <text:p>43748</text:p>
          </table:table-cell>
          <table:table-cell table:style-name="ce36" table:formula="of:=[.L67]" office:value-type="float" office:value="0.472222222222221" calcext:value-type="float">
            <text:p>0.47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7];0)&lt;=[.O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13:02:22.578623" calcext:value-type="date">
            <text:p>2019-10-08 13:02:23</text:p>
          </table:table-cell>
          <table:table-cell table:formula="of:=[.A68]" office:value-type="float" office:value="43746.5433168822" calcext:value-type="float">
            <text:p>43746.5433168822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543316882205545" calcext:value-type="float">
            <text:p>0.543316882205545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=0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style-name="ce35" table:formula="of:=SUM(MOD(SUM([.L67]-[.L$2];[.T$2]);[.R$2]-[.L$2]);[.L$2])" office:value-type="time" office:time-value="PT11H30M00S" calcext:value-type="time">
            <text:p>11:30:00</text:p>
          </table:table-cell>
          <table:table-cell table:style-name="ce11" table:formula="of:=IF([.L68]&lt;[.L67];[.M67]+[.H$2];[.M67])" office:value-type="float" office:value="180" calcext:value-type="float">
            <text:p>180</text:p>
          </table:table-cell>
          <table:table-cell table:style-name="ce11" table:formula="of:=OFFSET([.C$4];[.M68];0)" office:value-type="float" office:value="43748" calcext:value-type="float">
            <text:p>43748</text:p>
          </table:table-cell>
          <table:table-cell table:style-name="ce36" table:formula="of:=[.L68]" office:value-type="float" office:value="0.479166666666665" calcext:value-type="float">
            <text:p>0.47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8];0)&lt;=[.O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13:07:15.099319" calcext:value-type="date">
            <text:p>2019-10-08 13:07:15</text:p>
          </table:table-cell>
          <table:table-cell table:formula="of:=[.A69]" office:value-type="float" office:value="43746.5467025384" calcext:value-type="float">
            <text:p>43746.5467025384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546702538413229" calcext:value-type="float">
            <text:p>0.546702538413229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=0;[.G68]+2+1/[.$H$2];[.G68]+1/[.$H$2])" office:value-type="float" office:value="1.1" calcext:value-type="float">
            <text:p>1,1</text:p>
          </table:table-cell>
          <table:table-cell table:number-columns-repeated="4"/>
          <table:table-cell table:style-name="ce35" table:formula="of:=SUM(MOD(SUM([.L68]-[.L$2];[.T$2]);[.R$2]-[.L$2]);[.L$2])" office:value-type="time" office:time-value="PT11H40M00S" calcext:value-type="time">
            <text:p>11:40:00</text:p>
          </table:table-cell>
          <table:table-cell table:style-name="ce11" table:formula="of:=IF([.L69]&lt;[.L68];[.M68]+[.H$2];[.M68])" office:value-type="float" office:value="180" calcext:value-type="float">
            <text:p>180</text:p>
          </table:table-cell>
          <table:table-cell table:style-name="ce11" table:formula="of:=OFFSET([.C$4];[.M69];0)" office:value-type="float" office:value="43748" calcext:value-type="float">
            <text:p>43748</text:p>
          </table:table-cell>
          <table:table-cell table:style-name="ce36" table:formula="of:=[.L69]" office:value-type="float" office:value="0.48611111111111" calcext:value-type="float">
            <text:p>0.4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9];0)&lt;=[.O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12:51:33.686695" calcext:value-type="date">
            <text:p>2019-10-08 12:51:34</text:p>
          </table:table-cell>
          <table:table-cell table:formula="of:=[.A70]" office:value-type="float" office:value="43746.535806559" calcext:value-type="float">
            <text:p>43746.535806559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535806558968034" calcext:value-type="float">
            <text:p>0.535806558968034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=0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style-name="ce35" table:formula="of:=SUM(MOD(SUM([.L69]-[.L$2];[.T$2]);[.R$2]-[.L$2]);[.L$2])" office:value-type="time" office:time-value="PT11H50M00S" calcext:value-type="time">
            <text:p>11:50:00</text:p>
          </table:table-cell>
          <table:table-cell table:style-name="ce11" table:formula="of:=IF([.L70]&lt;[.L69];[.M69]+[.H$2];[.M69])" office:value-type="float" office:value="180" calcext:value-type="float">
            <text:p>180</text:p>
          </table:table-cell>
          <table:table-cell table:style-name="ce11" table:formula="of:=OFFSET([.C$4];[.M70];0)" office:value-type="float" office:value="43748" calcext:value-type="float">
            <text:p>43748</text:p>
          </table:table-cell>
          <table:table-cell table:style-name="ce36" table:formula="of:=[.L70]" office:value-type="float" office:value="0.493055555555554" calcext:value-type="float">
            <text:p>0.49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0];0)&lt;=[.O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12:50:59.990288" calcext:value-type="date">
            <text:p>2019-10-08 12:51:00</text:p>
          </table:table-cell>
          <table:table-cell table:formula="of:=[.A71]" office:value-type="float" office:value="43746.5354165543" calcext:value-type="float">
            <text:p>43746.5354165543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535416554259427" calcext:value-type="float">
            <text:p>0.535416554259427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=0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style-name="ce35" table:formula="of:=SUM(MOD(SUM([.L70]-[.L$2];[.T$2]);[.R$2]-[.L$2]);[.L$2])" office:value-type="time" office:time-value="PT12H00M00S" calcext:value-type="time">
            <text:p>12:00:00</text:p>
          </table:table-cell>
          <table:table-cell table:style-name="ce11" table:formula="of:=IF([.L71]&lt;[.L70];[.M70]+[.H$2];[.M70])" office:value-type="float" office:value="180" calcext:value-type="float">
            <text:p>180</text:p>
          </table:table-cell>
          <table:table-cell table:style-name="ce11" table:formula="of:=OFFSET([.C$4];[.M71];0)" office:value-type="float" office:value="43748" calcext:value-type="float">
            <text:p>43748</text:p>
          </table:table-cell>
          <table:table-cell table:style-name="ce36" table:formula="of:=[.L71]" office:value-type="float" office:value="0.499999999999999" calcext:value-type="float">
            <text:p>0.49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1];0)&lt;=[.O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12:50:32.599269" calcext:value-type="date">
            <text:p>2019-10-08 12:50:33</text:p>
          </table:table-cell>
          <table:table-cell table:formula="of:=[.A72]" office:value-type="float" office:value="43746.5350995286" calcext:value-type="float">
            <text:p>43746.5350995286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535099528577121" calcext:value-type="float">
            <text:p>0.535099528577121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=0;[.G71]+2+1/[.$H$2];[.G71]+1/[.$H$2])" office:value-type="float" office:value="1.15" calcext:value-type="float">
            <text:p>1,15</text:p>
          </table:table-cell>
          <table:table-cell table:number-columns-repeated="4"/>
          <table:table-cell table:style-name="ce35" table:formula="of:=SUM(MOD(SUM([.L71]-[.L$2];[.T$2]);[.R$2]-[.L$2]);[.L$2])" office:value-type="time" office:time-value="PT12H10M00S" calcext:value-type="time">
            <text:p>12:10:00</text:p>
          </table:table-cell>
          <table:table-cell table:style-name="ce11" table:formula="of:=IF([.L72]&lt;[.L71];[.M71]+[.H$2];[.M71])" office:value-type="float" office:value="180" calcext:value-type="float">
            <text:p>180</text:p>
          </table:table-cell>
          <table:table-cell table:style-name="ce11" table:formula="of:=OFFSET([.C$4];[.M72];0)" office:value-type="float" office:value="43748" calcext:value-type="float">
            <text:p>43748</text:p>
          </table:table-cell>
          <table:table-cell table:style-name="ce36" table:formula="of:=[.L72]" office:value-type="float" office:value="0.506944444444443" calcext:value-type="float">
            <text:p>0.50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2];0)&lt;=[.O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13:08:45.191472" calcext:value-type="date">
            <text:p>2019-10-08 13:08:45</text:p>
          </table:table-cell>
          <table:table-cell table:formula="of:=[.A73]" office:value-type="float" office:value="43746.5477452717" calcext:value-type="float">
            <text:p>43746.5477452717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547745271665917" calcext:value-type="float">
            <text:p>0.547745271665917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=0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style-name="ce35" table:formula="of:=SUM(MOD(SUM([.L72]-[.L$2];[.T$2]);[.R$2]-[.L$2]);[.L$2])" office:value-type="time" office:time-value="PT12H20M00S" calcext:value-type="time">
            <text:p>12:20:00</text:p>
          </table:table-cell>
          <table:table-cell table:style-name="ce11" table:formula="of:=IF([.L73]&lt;[.L72];[.M72]+[.H$2];[.M72])" office:value-type="float" office:value="180" calcext:value-type="float">
            <text:p>180</text:p>
          </table:table-cell>
          <table:table-cell table:style-name="ce11" table:formula="of:=OFFSET([.C$4];[.M73];0)" office:value-type="float" office:value="43748" calcext:value-type="float">
            <text:p>43748</text:p>
          </table:table-cell>
          <table:table-cell table:style-name="ce36" table:formula="of:=[.L73]" office:value-type="float" office:value="0.513888888888887" calcext:value-type="float">
            <text:p>0.51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3];0)&lt;=[.O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13:13:11.61076" calcext:value-type="date">
            <text:p>2019-10-08 13:13:12</text:p>
          </table:table-cell>
          <table:table-cell table:formula="of:=[.A74]" office:value-type="float" office:value="43746.5508288283" calcext:value-type="float">
            <text:p>43746.5508288283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550828828243539" calcext:value-type="float">
            <text:p>0.550828828243539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=0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style-name="ce35" table:formula="of:=SUM(MOD(SUM([.L73]-[.L$2];[.T$2]);[.R$2]-[.L$2]);[.L$2])" office:value-type="time" office:time-value="PT12H30M00S" calcext:value-type="time">
            <text:p>12:30:00</text:p>
          </table:table-cell>
          <table:table-cell table:style-name="ce11" table:formula="of:=IF([.L74]&lt;[.L73];[.M73]+[.H$2];[.M73])" office:value-type="float" office:value="180" calcext:value-type="float">
            <text:p>180</text:p>
          </table:table-cell>
          <table:table-cell table:style-name="ce11" table:formula="of:=OFFSET([.C$4];[.M74];0)" office:value-type="float" office:value="43748" calcext:value-type="float">
            <text:p>43748</text:p>
          </table:table-cell>
          <table:table-cell table:style-name="ce36" table:formula="of:=[.L74]" office:value-type="float" office:value="0.520833333333332" calcext:value-type="float">
            <text:p>0.52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4];0)&lt;=[.O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12:31:46.059821" calcext:value-type="date">
            <text:p>2019-10-08 12:31:46</text:p>
          </table:table-cell>
          <table:table-cell table:formula="of:=[.A75]" office:value-type="float" office:value="43746.5220608776" calcext:value-type="float">
            <text:p>43746.5220608776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52206087756349" calcext:value-type="float">
            <text:p>0.52206087756349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=0;[.G74]+2+1/[.$H$2];[.G74]+1/[.$H$2])" office:value-type="float" office:value="1.2" calcext:value-type="float">
            <text:p>1,2</text:p>
          </table:table-cell>
          <table:table-cell table:number-columns-repeated="4"/>
          <table:table-cell table:style-name="ce35" table:formula="of:=SUM(MOD(SUM([.L74]-[.L$2];[.T$2]);[.R$2]-[.L$2]);[.L$2])" office:value-type="time" office:time-value="PT12H40M00S" calcext:value-type="time">
            <text:p>12:40:00</text:p>
          </table:table-cell>
          <table:table-cell table:style-name="ce11" table:formula="of:=IF([.L75]&lt;[.L74];[.M74]+[.H$2];[.M74])" office:value-type="float" office:value="180" calcext:value-type="float">
            <text:p>180</text:p>
          </table:table-cell>
          <table:table-cell table:style-name="ce11" table:formula="of:=OFFSET([.C$4];[.M75];0)" office:value-type="float" office:value="43748" calcext:value-type="float">
            <text:p>43748</text:p>
          </table:table-cell>
          <table:table-cell table:style-name="ce36" table:formula="of:=[.L75]" office:value-type="float" office:value="0.527777777777776" calcext:value-type="float">
            <text:p>0.52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5];0)&lt;=[.O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12:40:16.227582" calcext:value-type="date">
            <text:p>2019-10-08 12:40:16</text:p>
          </table:table-cell>
          <table:table-cell table:formula="of:=[.A76]" office:value-type="float" office:value="43746.527965597" calcext:value-type="float">
            <text:p>43746.527965597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527965597015282" calcext:value-type="float">
            <text:p>0.527965597015282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=0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style-name="ce35" table:formula="of:=SUM(MOD(SUM([.L75]-[.L$2];[.T$2]);[.R$2]-[.L$2]);[.L$2])" office:value-type="time" office:time-value="PT12H50M00S" calcext:value-type="time">
            <text:p>12:50:00</text:p>
          </table:table-cell>
          <table:table-cell table:style-name="ce11" table:formula="of:=IF([.L76]&lt;[.L75];[.M75]+[.H$2];[.M75])" office:value-type="float" office:value="180" calcext:value-type="float">
            <text:p>180</text:p>
          </table:table-cell>
          <table:table-cell table:style-name="ce11" table:formula="of:=OFFSET([.C$4];[.M76];0)" office:value-type="float" office:value="43748" calcext:value-type="float">
            <text:p>43748</text:p>
          </table:table-cell>
          <table:table-cell table:style-name="ce36" table:formula="of:=[.L76]" office:value-type="float" office:value="0.534722222222221" calcext:value-type="float">
            <text:p>0.53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6];0)&lt;=[.O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12:59:52.35428" calcext:value-type="date">
            <text:p>2019-10-08 12:59:52</text:p>
          </table:table-cell>
          <table:table-cell table:formula="of:=[.A77]" office:value-type="float" office:value="43746.5415781745" calcext:value-type="float">
            <text:p>43746.5415781745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541578174532333" calcext:value-type="float">
            <text:p>0.541578174532333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=0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style-name="ce35" table:formula="of:=SUM(MOD(SUM([.L76]-[.L$2];[.T$2]);[.R$2]-[.L$2]);[.L$2])" office:value-type="time" office:time-value="PT13H00M00S" calcext:value-type="time">
            <text:p>13:00:00</text:p>
          </table:table-cell>
          <table:table-cell table:style-name="ce11" table:formula="of:=IF([.L77]&lt;[.L76];[.M76]+[.H$2];[.M76])" office:value-type="float" office:value="180" calcext:value-type="float">
            <text:p>180</text:p>
          </table:table-cell>
          <table:table-cell table:style-name="ce11" table:formula="of:=OFFSET([.C$4];[.M77];0)" office:value-type="float" office:value="43748" calcext:value-type="float">
            <text:p>43748</text:p>
          </table:table-cell>
          <table:table-cell table:style-name="ce36" table:formula="of:=[.L77]" office:value-type="float" office:value="0.541666666666665" calcext:value-type="float">
            <text:p>0.54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7];0)&lt;=[.O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12:53:42.305013" calcext:value-type="date">
            <text:p>2019-10-08 12:53:42</text:p>
          </table:table-cell>
          <table:table-cell table:formula="of:=[.A78]" office:value-type="float" office:value="43746.5372951969" calcext:value-type="float">
            <text:p>43746.5372951969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537295196911146" calcext:value-type="float">
            <text:p>0.537295196911146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=0;[.G77]+2+1/[.$H$2];[.G77]+1/[.$H$2])" office:value-type="float" office:value="1.25" calcext:value-type="float">
            <text:p>1,25</text:p>
          </table:table-cell>
          <table:table-cell table:number-columns-repeated="4"/>
          <table:table-cell table:style-name="ce35" table:formula="of:=SUM(MOD(SUM([.L77]-[.L$2];[.T$2]);[.R$2]-[.L$2]);[.L$2])" office:value-type="time" office:time-value="PT13H10M00S" calcext:value-type="time">
            <text:p>13:10:00</text:p>
          </table:table-cell>
          <table:table-cell table:style-name="ce11" table:formula="of:=IF([.L78]&lt;[.L77];[.M77]+[.H$2];[.M77])" office:value-type="float" office:value="180" calcext:value-type="float">
            <text:p>180</text:p>
          </table:table-cell>
          <table:table-cell table:style-name="ce11" table:formula="of:=OFFSET([.C$4];[.M78];0)" office:value-type="float" office:value="43748" calcext:value-type="float">
            <text:p>43748</text:p>
          </table:table-cell>
          <table:table-cell table:style-name="ce36" table:formula="of:=[.L78]" office:value-type="float" office:value="0.54861111111111" calcext:value-type="float">
            <text:p>0.54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8];0)&lt;=[.O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12:59:45.261146" calcext:value-type="date">
            <text:p>2019-10-08 12:59:45</text:p>
          </table:table-cell>
          <table:table-cell table:formula="of:=[.A79]" office:value-type="float" office:value="43746.5414960781" calcext:value-type="float">
            <text:p>43746.5414960781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541496078076307" calcext:value-type="float">
            <text:p>0.541496078076307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=0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style-name="ce35" table:formula="of:=SUM(MOD(SUM([.L78]-[.L$2];[.T$2]);[.R$2]-[.L$2]);[.L$2])" office:value-type="time" office:time-value="PT13H20M00S" calcext:value-type="time">
            <text:p>13:20:00</text:p>
          </table:table-cell>
          <table:table-cell table:style-name="ce11" table:formula="of:=IF([.L79]&lt;[.L78];[.M78]+[.H$2];[.M78])" office:value-type="float" office:value="180" calcext:value-type="float">
            <text:p>180</text:p>
          </table:table-cell>
          <table:table-cell table:style-name="ce11" table:formula="of:=OFFSET([.C$4];[.M79];0)" office:value-type="float" office:value="43748" calcext:value-type="float">
            <text:p>43748</text:p>
          </table:table-cell>
          <table:table-cell table:style-name="ce36" table:formula="of:=[.L79]" office:value-type="float" office:value="0.555555555555554" calcext:value-type="float">
            <text:p>0.55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9];0)&lt;=[.O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12:32:40.54519" calcext:value-type="date">
            <text:p>2019-10-08 12:32:41</text:p>
          </table:table-cell>
          <table:table-cell table:formula="of:=[.A80]" office:value-type="float" office:value="43746.5226914953" calcext:value-type="float">
            <text:p>43746.5226914953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522691495258187" calcext:value-type="float">
            <text:p>0.522691495258187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=0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style-name="ce35" table:formula="of:=SUM(MOD(SUM([.L79]-[.L$2];[.T$2]);[.R$2]-[.L$2]);[.L$2])" office:value-type="time" office:time-value="PT13H30M00S" calcext:value-type="time">
            <text:p>13:30:00</text:p>
          </table:table-cell>
          <table:table-cell table:style-name="ce11" table:formula="of:=IF([.L80]&lt;[.L79];[.M79]+[.H$2];[.M79])" office:value-type="float" office:value="180" calcext:value-type="float">
            <text:p>180</text:p>
          </table:table-cell>
          <table:table-cell table:style-name="ce11" table:formula="of:=OFFSET([.C$4];[.M80];0)" office:value-type="float" office:value="43748" calcext:value-type="float">
            <text:p>43748</text:p>
          </table:table-cell>
          <table:table-cell table:style-name="ce36" table:formula="of:=[.L80]" office:value-type="float" office:value="0.562499999999998" calcext:value-type="float">
            <text:p>0.56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0];0)&lt;=[.O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13:11:57.665489" calcext:value-type="date">
            <text:p>2019-10-08 13:11:58</text:p>
          </table:table-cell>
          <table:table-cell table:formula="of:=[.A81]" office:value-type="float" office:value="43746.5499729802" calcext:value-type="float">
            <text:p>43746.5499729802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549972980195889" calcext:value-type="float">
            <text:p>0.549972980195889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=0;[.G80]+2+1/[.$H$2];[.G80]+1/[.$H$2])" office:value-type="float" office:value="1.3" calcext:value-type="float">
            <text:p>1,3</text:p>
          </table:table-cell>
          <table:table-cell table:number-columns-repeated="4"/>
          <table:table-cell table:style-name="ce35" table:formula="of:=SUM(MOD(SUM([.L80]-[.L$2];[.T$2]);[.R$2]-[.L$2]);[.L$2])" office:value-type="time" office:time-value="PT13H40M00S" calcext:value-type="time">
            <text:p>13:40:00</text:p>
          </table:table-cell>
          <table:table-cell table:style-name="ce11" table:formula="of:=IF([.L81]&lt;[.L80];[.M80]+[.H$2];[.M80])" office:value-type="float" office:value="180" calcext:value-type="float">
            <text:p>180</text:p>
          </table:table-cell>
          <table:table-cell table:style-name="ce11" table:formula="of:=OFFSET([.C$4];[.M81];0)" office:value-type="float" office:value="43748" calcext:value-type="float">
            <text:p>43748</text:p>
          </table:table-cell>
          <table:table-cell table:style-name="ce36" table:formula="of:=[.L81]" office:value-type="float" office:value="0.569444444444443" calcext:value-type="float">
            <text:p>0.5694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1];0)&lt;=[.O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13:00:43.005006" calcext:value-type="date">
            <text:p>2019-10-08 13:00:43</text:p>
          </table:table-cell>
          <table:table-cell table:style-name="ce7" table:formula="of:=[.A82]" office:value-type="date" office:date-value="2019-10-08T13:00:43.005006" calcext:value-type="date">
            <text:p>2019-10-08 13:00:43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13:00:43.00500566605" calcext:value-type="date">
            <text:p>12/30/99 01:00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=0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style-name="ce35" table:formula="of:=SUM(MOD(SUM([.L81]-[.L$2];[.T$2]);[.R$2]-[.L$2]);[.L$2])" office:value-type="time" office:time-value="PT13H50M00S" calcext:value-type="time">
            <text:p>13:50:00</text:p>
          </table:table-cell>
          <table:table-cell table:style-name="ce11" table:formula="of:=IF([.L82]&lt;[.L81];[.M81]+[.H$2];[.M81])" office:value-type="float" office:value="180" calcext:value-type="float">
            <text:p>180</text:p>
          </table:table-cell>
          <table:table-cell table:style-name="ce11" table:formula="of:=OFFSET([.C$4];[.M82];0)" office:value-type="float" office:value="43748" calcext:value-type="float">
            <text:p>43748</text:p>
          </table:table-cell>
          <table:table-cell table:style-name="ce36" table:formula="of:=[.L82]" office:value-type="float" office:value="0.576388888888887" calcext:value-type="float">
            <text:p>0.5763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2];0)&lt;=[.O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13:09:34.464918" calcext:value-type="date">
            <text:p>2019-10-08 13:09:34</text:p>
          </table:table-cell>
          <table:table-cell table:style-name="ce7" table:formula="of:=[.A83]" office:value-type="date" office:date-value="2019-10-08T13:09:34.464918" calcext:value-type="date">
            <text:p>2019-10-08 13:09:34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13:09:34.46491846349" calcext:value-type="date">
            <text:p>12/30/99 01:09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=0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style-name="ce35" table:formula="of:=SUM(MOD(SUM([.L82]-[.L$2];[.T$2]);[.R$2]-[.L$2]);[.L$2])" office:value-type="time" office:time-value="PT14H00M00S" calcext:value-type="time">
            <text:p>14:00:00</text:p>
          </table:table-cell>
          <table:table-cell table:style-name="ce11" table:formula="of:=IF([.L83]&lt;[.L82];[.M82]+[.H$2];[.M82])" office:value-type="float" office:value="180" calcext:value-type="float">
            <text:p>180</text:p>
          </table:table-cell>
          <table:table-cell table:style-name="ce11" table:formula="of:=OFFSET([.C$4];[.M83];0)" office:value-type="float" office:value="43748" calcext:value-type="float">
            <text:p>43748</text:p>
          </table:table-cell>
          <table:table-cell table:style-name="ce36" table:formula="of:=[.L83]" office:value-type="float" office:value="0.583333333333332" calcext:value-type="float">
            <text:p>0.5833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3];0)&lt;=[.O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13:04:23.189405" calcext:value-type="date">
            <text:p>2019-10-08 13:04:23</text:p>
          </table:table-cell>
          <table:table-cell table:style-name="ce7" table:formula="of:=[.A84]" office:value-type="date" office:date-value="2019-10-08T13:04:23.189405" calcext:value-type="date">
            <text:p>2019-10-08 13:04:23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13:04:23.18940531928" calcext:value-type="date">
            <text:p>12/30/99 01:04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=0;[.G83]+2+1/[.$H$2];[.G83]+1/[.$H$2])" office:value-type="float" office:value="1.35" calcext:value-type="float">
            <text:p>1,35</text:p>
          </table:table-cell>
          <table:table-cell table:number-columns-repeated="4"/>
          <table:table-cell table:style-name="ce35" table:formula="of:=SUM(MOD(SUM([.L83]-[.L$2];[.T$2]);[.R$2]-[.L$2]);[.L$2])" office:value-type="time" office:time-value="PT14H10M00S" calcext:value-type="time">
            <text:p>14:10:00</text:p>
          </table:table-cell>
          <table:table-cell table:style-name="ce11" table:formula="of:=IF([.L84]&lt;[.L83];[.M83]+[.H$2];[.M83])" office:value-type="float" office:value="180" calcext:value-type="float">
            <text:p>180</text:p>
          </table:table-cell>
          <table:table-cell table:style-name="ce11" table:formula="of:=OFFSET([.C$4];[.M84];0)" office:value-type="float" office:value="43748" calcext:value-type="float">
            <text:p>43748</text:p>
          </table:table-cell>
          <table:table-cell table:style-name="ce36" table:formula="of:=[.L84]" office:value-type="float" office:value="0.590277777777776" calcext:value-type="float">
            <text:p>0.590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4];0)&lt;=[.O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12:47:34.217054" calcext:value-type="date">
            <text:p>2019-10-08 12:47:34</text:p>
          </table:table-cell>
          <table:table-cell table:style-name="ce7" table:formula="of:=[.A85]" office:value-type="date" office:date-value="2019-10-08T12:47:34.217054" calcext:value-type="date">
            <text:p>2019-10-08 12:47:34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12:47:34.21705415938" calcext:value-type="date">
            <text:p>12/30/99 12:47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=0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style-name="ce35" table:formula="of:=SUM(MOD(SUM([.L84]-[.L$2];[.T$2]);[.R$2]-[.L$2]);[.L$2])" office:value-type="time" office:time-value="PT14H20M00S" calcext:value-type="time">
            <text:p>14:20:00</text:p>
          </table:table-cell>
          <table:table-cell table:style-name="ce11" table:formula="of:=IF([.L85]&lt;[.L84];[.M84]+[.H$2];[.M84])" office:value-type="float" office:value="180" calcext:value-type="float">
            <text:p>180</text:p>
          </table:table-cell>
          <table:table-cell table:style-name="ce11" table:formula="of:=OFFSET([.C$4];[.M85];0)" office:value-type="float" office:value="43748" calcext:value-type="float">
            <text:p>43748</text:p>
          </table:table-cell>
          <table:table-cell table:style-name="ce36" table:formula="of:=[.L85]" office:value-type="float" office:value="0.59722222222222" calcext:value-type="float">
            <text:p>0.59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5];0)&lt;=[.O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13:28:59.51795" calcext:value-type="date">
            <text:p>2019-10-08 13:29:00</text:p>
          </table:table-cell>
          <table:table-cell table:style-name="ce7" table:formula="of:=[.A86]" office:value-type="date" office:date-value="2019-10-08T13:28:59.51795" calcext:value-type="date">
            <text:p>2019-10-08 13:29:00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13:28:59.51794963796" calcext:value-type="date">
            <text:p>12/30/99 01:29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=0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style-name="ce35" table:formula="of:=SUM(MOD(SUM([.L85]-[.L$2];[.T$2]);[.R$2]-[.L$2]);[.L$2])" office:value-type="time" office:time-value="PT14H30M00S" calcext:value-type="time">
            <text:p>14:30:00</text:p>
          </table:table-cell>
          <table:table-cell table:style-name="ce11" table:formula="of:=IF([.L86]&lt;[.L85];[.M85]+[.H$2];[.M85])" office:value-type="float" office:value="180" calcext:value-type="float">
            <text:p>180</text:p>
          </table:table-cell>
          <table:table-cell table:style-name="ce11" table:formula="of:=OFFSET([.C$4];[.M86];0)" office:value-type="float" office:value="43748" calcext:value-type="float">
            <text:p>43748</text:p>
          </table:table-cell>
          <table:table-cell table:style-name="ce36" table:formula="of:=[.L86]" office:value-type="float" office:value="0.604166666666665" calcext:value-type="float">
            <text:p>0.604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6];0)&lt;=[.O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12:46:28.886013" calcext:value-type="date">
            <text:p>2019-10-08 12:46:29</text:p>
          </table:table-cell>
          <table:table-cell table:style-name="ce7" table:formula="of:=[.A87]" office:value-type="date" office:date-value="2019-10-08T12:46:28.886013" calcext:value-type="date">
            <text:p>2019-10-08 12:46:29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12:46:28.88601330109" calcext:value-type="date">
            <text:p>12/30/99 12:46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=0;[.G86]+2+1/[.$H$2];[.G86]+1/[.$H$2])" office:value-type="float" office:value="1.4" calcext:value-type="float">
            <text:p>1,4</text:p>
          </table:table-cell>
          <table:table-cell table:number-columns-repeated="4"/>
          <table:table-cell table:style-name="ce35" table:formula="of:=SUM(MOD(SUM([.L86]-[.L$2];[.T$2]);[.R$2]-[.L$2]);[.L$2])" office:value-type="time" office:time-value="PT11H10M00S" calcext:value-type="time">
            <text:p>11:10:00</text:p>
          </table:table-cell>
          <table:table-cell table:style-name="ce11" table:formula="of:=IF([.L87]&lt;[.L86];[.M86]+[.H$2];[.M86])" office:value-type="float" office:value="240" calcext:value-type="float">
            <text:p>240</text:p>
          </table:table-cell>
          <table:table-cell table:style-name="ce11" table:formula="of:=OFFSET([.C$4];[.M87];0)" office:value-type="float" office:value="43749" calcext:value-type="float">
            <text:p>43749</text:p>
          </table:table-cell>
          <table:table-cell table:style-name="ce36" table:formula="of:=[.L87]" office:value-type="float" office:value="0.465277777777776" calcext:value-type="float">
            <text:p>0.46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7];0)&lt;=[.O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13:17:28.77306" calcext:value-type="date">
            <text:p>2019-10-08 13:17:29</text:p>
          </table:table-cell>
          <table:table-cell table:style-name="ce7" table:formula="of:=[.A88]" office:value-type="date" office:date-value="2019-10-08T13:17:28.77306" calcext:value-type="date">
            <text:p>2019-10-08 13:17:29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13:17:28.77306043636" calcext:value-type="date">
            <text:p>12/30/99 01:17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=0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style-name="ce35" table:formula="of:=SUM(MOD(SUM([.L87]-[.L$2];[.T$2]);[.R$2]-[.L$2]);[.L$2])" office:value-type="time" office:time-value="PT11H20M00S" calcext:value-type="time">
            <text:p>11:20:00</text:p>
          </table:table-cell>
          <table:table-cell table:style-name="ce11" table:formula="of:=IF([.L88]&lt;[.L87];[.M87]+[.H$2];[.M87])" office:value-type="float" office:value="240" calcext:value-type="float">
            <text:p>240</text:p>
          </table:table-cell>
          <table:table-cell table:style-name="ce11" table:formula="of:=OFFSET([.C$4];[.M88];0)" office:value-type="float" office:value="43749" calcext:value-type="float">
            <text:p>43749</text:p>
          </table:table-cell>
          <table:table-cell table:style-name="ce36" table:formula="of:=[.L88]" office:value-type="float" office:value="0.47222222222222" calcext:value-type="float">
            <text:p>0.4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8];0)&lt;=[.O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13:06:16.038378" calcext:value-type="date">
            <text:p>2019-10-08 13:06:16</text:p>
          </table:table-cell>
          <table:table-cell table:style-name="ce7" table:formula="of:=[.A89]" office:value-type="date" office:date-value="2019-10-08T13:06:16.038378" calcext:value-type="date">
            <text:p>2019-10-08 13:06:16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13:06:16.03837831412" calcext:value-type="date">
            <text:p>12/30/99 01:06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=0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style-name="ce35" table:formula="of:=SUM(MOD(SUM([.L88]-[.L$2];[.T$2]);[.R$2]-[.L$2]);[.L$2])" office:value-type="time" office:time-value="PT11H30M00S" calcext:value-type="time">
            <text:p>11:30:00</text:p>
          </table:table-cell>
          <table:table-cell table:style-name="ce11" table:formula="of:=IF([.L89]&lt;[.L88];[.M88]+[.H$2];[.M88])" office:value-type="float" office:value="240" calcext:value-type="float">
            <text:p>240</text:p>
          </table:table-cell>
          <table:table-cell table:style-name="ce11" table:formula="of:=OFFSET([.C$4];[.M89];0)" office:value-type="float" office:value="43749" calcext:value-type="float">
            <text:p>43749</text:p>
          </table:table-cell>
          <table:table-cell table:style-name="ce36" table:formula="of:=[.L89]" office:value-type="float" office:value="0.479166666666665" calcext:value-type="float">
            <text:p>0.47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9];0)&lt;=[.O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12:42:09.408585" calcext:value-type="date">
            <text:p>2019-10-08 12:42:09</text:p>
          </table:table-cell>
          <table:table-cell table:style-name="ce7" table:formula="of:=[.A90]" office:value-type="date" office:date-value="2019-10-08T12:42:09.408585" calcext:value-type="date">
            <text:p>2019-10-08 12:42:09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12:42:09.40858535003" calcext:value-type="date">
            <text:p>12/30/99 12:42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=0;[.G89]+2+1/[.$H$2];[.G89]+1/[.$H$2])" office:value-type="float" office:value="1.45" calcext:value-type="float">
            <text:p>1,45</text:p>
          </table:table-cell>
          <table:table-cell table:number-columns-repeated="4"/>
          <table:table-cell table:style-name="ce35" table:formula="of:=SUM(MOD(SUM([.L89]-[.L$2];[.T$2]);[.R$2]-[.L$2]);[.L$2])" office:value-type="time" office:time-value="PT11H40M00S" calcext:value-type="time">
            <text:p>11:40:00</text:p>
          </table:table-cell>
          <table:table-cell table:style-name="ce11" table:formula="of:=IF([.L90]&lt;[.L89];[.M89]+[.H$2];[.M89])" office:value-type="float" office:value="240" calcext:value-type="float">
            <text:p>240</text:p>
          </table:table-cell>
          <table:table-cell table:style-name="ce11" table:formula="of:=OFFSET([.C$4];[.M90];0)" office:value-type="float" office:value="43749" calcext:value-type="float">
            <text:p>43749</text:p>
          </table:table-cell>
          <table:table-cell table:style-name="ce36" table:formula="of:=[.L90]" office:value-type="float" office:value="0.486111111111109" calcext:value-type="float">
            <text:p>0.48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0];0)&lt;=[.O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13:09:02.650268" calcext:value-type="date">
            <text:p>2019-10-08 13:09:03</text:p>
          </table:table-cell>
          <table:table-cell table:style-name="ce7" table:formula="of:=[.A91]" office:value-type="date" office:date-value="2019-10-08T13:09:02.650268" calcext:value-type="date">
            <text:p>2019-10-08 13:09:03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13:09:02.65026755165" calcext:value-type="date">
            <text:p>12/30/99 01:09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=0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style-name="ce35" table:formula="of:=SUM(MOD(SUM([.L90]-[.L$2];[.T$2]);[.R$2]-[.L$2]);[.L$2])" office:value-type="time" office:time-value="PT11H50M00S" calcext:value-type="time">
            <text:p>11:50:00</text:p>
          </table:table-cell>
          <table:table-cell table:style-name="ce11" table:formula="of:=IF([.L91]&lt;[.L90];[.M90]+[.H$2];[.M90])" office:value-type="float" office:value="240" calcext:value-type="float">
            <text:p>240</text:p>
          </table:table-cell>
          <table:table-cell table:style-name="ce11" table:formula="of:=OFFSET([.C$4];[.M91];0)" office:value-type="float" office:value="43749" calcext:value-type="float">
            <text:p>43749</text:p>
          </table:table-cell>
          <table:table-cell table:style-name="ce36" table:formula="of:=[.L91]" office:value-type="float" office:value="0.493055555555554" calcext:value-type="float">
            <text:p>0.49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1];0)&lt;=[.O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13:02:17.410594" calcext:value-type="date">
            <text:p>2019-10-08 13:02:17</text:p>
          </table:table-cell>
          <table:table-cell table:style-name="ce7" table:formula="of:=[.A92]" office:value-type="date" office:date-value="2019-10-08T13:02:17.410594" calcext:value-type="date">
            <text:p>2019-10-08 13:02:17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13:02:17.41059398744" calcext:value-type="date">
            <text:p>12/30/99 01:02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=0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style-name="ce35" table:formula="of:=SUM(MOD(SUM([.L91]-[.L$2];[.T$2]);[.R$2]-[.L$2]);[.L$2])" office:value-type="time" office:time-value="PT12H00M00S" calcext:value-type="time">
            <text:p>12:00:00</text:p>
          </table:table-cell>
          <table:table-cell table:style-name="ce11" table:formula="of:=IF([.L92]&lt;[.L91];[.M91]+[.H$2];[.M91])" office:value-type="float" office:value="240" calcext:value-type="float">
            <text:p>240</text:p>
          </table:table-cell>
          <table:table-cell table:style-name="ce11" table:formula="of:=OFFSET([.C$4];[.M92];0)" office:value-type="float" office:value="43749" calcext:value-type="float">
            <text:p>43749</text:p>
          </table:table-cell>
          <table:table-cell table:style-name="ce36" table:formula="of:=[.L92]" office:value-type="float" office:value="0.499999999999998" calcext:value-type="float">
            <text:p>0.49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2];0)&lt;=[.O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13:06:13.961245" calcext:value-type="date">
            <text:p>2019-10-08 13:06:14</text:p>
          </table:table-cell>
          <table:table-cell table:style-name="ce7" table:formula="of:=[.A93]" office:value-type="date" office:date-value="2019-10-08T13:06:13.961245" calcext:value-type="date">
            <text:p>2019-10-08 13:06:14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13:06:13.96124526858" calcext:value-type="date">
            <text:p>12/30/99 01:06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=0;[.G92]+2+1/[.$H$2];[.G92]+1/[.$H$2])" office:value-type="float" office:value="1.5" calcext:value-type="float">
            <text:p>1,5</text:p>
          </table:table-cell>
          <table:table-cell table:number-columns-repeated="4"/>
          <table:table-cell table:style-name="ce35" table:formula="of:=SUM(MOD(SUM([.L92]-[.L$2];[.T$2]);[.R$2]-[.L$2]);[.L$2])" office:value-type="time" office:time-value="PT12H10M00S" calcext:value-type="time">
            <text:p>12:10:00</text:p>
          </table:table-cell>
          <table:table-cell table:style-name="ce11" table:formula="of:=IF([.L93]&lt;[.L92];[.M92]+[.H$2];[.M92])" office:value-type="float" office:value="240" calcext:value-type="float">
            <text:p>240</text:p>
          </table:table-cell>
          <table:table-cell table:style-name="ce11" table:formula="of:=OFFSET([.C$4];[.M93];0)" office:value-type="float" office:value="43749" calcext:value-type="float">
            <text:p>43749</text:p>
          </table:table-cell>
          <table:table-cell table:style-name="ce36" table:formula="of:=[.L93]" office:value-type="float" office:value="0.506944444444443" calcext:value-type="float">
            <text:p>0.50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13:17:16.05965" calcext:value-type="date">
            <text:p>2019-10-08 13:17:16</text:p>
          </table:table-cell>
          <table:table-cell table:style-name="ce7" table:formula="of:=[.A94]" office:value-type="date" office:date-value="2019-10-08T13:17:16.05965" calcext:value-type="date">
            <text:p>2019-10-08 13:17:16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13:17:16.05964996386" calcext:value-type="date">
            <text:p>12/30/99 01:17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=0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style-name="ce35" table:formula="of:=SUM(MOD(SUM([.L93]-[.L$2];[.T$2]);[.R$2]-[.L$2]);[.L$2])" office:value-type="time" office:time-value="PT12H20M00S" calcext:value-type="time">
            <text:p>12:20:00</text:p>
          </table:table-cell>
          <table:table-cell table:style-name="ce11" table:formula="of:=IF([.L94]&lt;[.L93];[.M93]+[.H$2];[.M93])" office:value-type="float" office:value="240" calcext:value-type="float">
            <text:p>240</text:p>
          </table:table-cell>
          <table:table-cell table:style-name="ce11" table:formula="of:=OFFSET([.C$4];[.M94];0)" office:value-type="float" office:value="43749" calcext:value-type="float">
            <text:p>43749</text:p>
          </table:table-cell>
          <table:table-cell table:style-name="ce36" table:formula="of:=[.L94]" office:value-type="float" office:value="0.513888888888887" calcext:value-type="float">
            <text:p>0.51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12:40:14.349052" calcext:value-type="date">
            <text:p>2019-10-08 12:40:14</text:p>
          </table:table-cell>
          <table:table-cell table:style-name="ce7" table:formula="of:=[.A95]" office:value-type="date" office:date-value="2019-10-08T12:40:14.349052" calcext:value-type="date">
            <text:p>2019-10-08 12:40:14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12:40:14.34905240312" calcext:value-type="date">
            <text:p>12/30/99 12:40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=0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style-name="ce35" table:formula="of:=SUM(MOD(SUM([.L94]-[.L$2];[.T$2]);[.R$2]-[.L$2]);[.L$2])" office:value-type="time" office:time-value="PT12H30M00S" calcext:value-type="time">
            <text:p>12:30:00</text:p>
          </table:table-cell>
          <table:table-cell table:style-name="ce11" table:formula="of:=IF([.L95]&lt;[.L94];[.M94]+[.H$2];[.M94])" office:value-type="float" office:value="240" calcext:value-type="float">
            <text:p>240</text:p>
          </table:table-cell>
          <table:table-cell table:style-name="ce11" table:formula="of:=OFFSET([.C$4];[.M95];0)" office:value-type="float" office:value="43749" calcext:value-type="float">
            <text:p>43749</text:p>
          </table:table-cell>
          <table:table-cell table:style-name="ce36" table:formula="of:=[.L95]" office:value-type="float" office:value="0.520833333333331" calcext:value-type="float">
            <text:p>0.52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13:04:24.277368" calcext:value-type="date">
            <text:p>2019-10-08 13:04:24</text:p>
          </table:table-cell>
          <table:table-cell table:style-name="ce7" table:formula="of:=[.A96]" office:value-type="date" office:date-value="2019-10-08T13:04:24.277368" calcext:value-type="date">
            <text:p>2019-10-08 13:04:24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13:04:24.27736838814" calcext:value-type="date">
            <text:p>12/30/99 01:04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=0;[.G95]+2+1/[.$H$2];[.G95]+1/[.$H$2])" office:value-type="float" office:value="1.55" calcext:value-type="float">
            <text:p>1,55</text:p>
          </table:table-cell>
          <table:table-cell table:number-columns-repeated="4"/>
          <table:table-cell table:style-name="ce35" table:formula="of:=SUM(MOD(SUM([.L95]-[.L$2];[.T$2]);[.R$2]-[.L$2]);[.L$2])" office:value-type="time" office:time-value="PT12H40M00S" calcext:value-type="time">
            <text:p>12:40:00</text:p>
          </table:table-cell>
          <table:table-cell table:style-name="ce11" table:formula="of:=IF([.L96]&lt;[.L95];[.M95]+[.H$2];[.M95])" office:value-type="float" office:value="240" calcext:value-type="float">
            <text:p>240</text:p>
          </table:table-cell>
          <table:table-cell table:style-name="ce11" table:formula="of:=OFFSET([.C$4];[.M96];0)" office:value-type="float" office:value="43749" calcext:value-type="float">
            <text:p>43749</text:p>
          </table:table-cell>
          <table:table-cell table:style-name="ce36" table:formula="of:=[.L96]" office:value-type="float" office:value="0.527777777777776" calcext:value-type="float">
            <text:p>0.52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6];0)&lt;=[.O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13:47:17.728288" calcext:value-type="date">
            <text:p>2019-10-08 13:47:18</text:p>
          </table:table-cell>
          <table:table-cell table:style-name="ce7" table:formula="of:=[.A97]" office:value-type="date" office:date-value="2019-10-08T13:47:17.728288" calcext:value-type="date">
            <text:p>2019-10-08 13:47:18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13:47:17.72828802466" calcext:value-type="date">
            <text:p>12/30/99 01:47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=0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style-name="ce35" table:formula="of:=SUM(MOD(SUM([.L96]-[.L$2];[.T$2]);[.R$2]-[.L$2]);[.L$2])" office:value-type="time" office:time-value="PT12H50M00S" calcext:value-type="time">
            <text:p>12:50:00</text:p>
          </table:table-cell>
          <table:table-cell table:style-name="ce11" table:formula="of:=IF([.L97]&lt;[.L96];[.M96]+[.H$2];[.M96])" office:value-type="float" office:value="240" calcext:value-type="float">
            <text:p>240</text:p>
          </table:table-cell>
          <table:table-cell table:style-name="ce11" table:formula="of:=OFFSET([.C$4];[.M97];0)" office:value-type="float" office:value="43749" calcext:value-type="float">
            <text:p>43749</text:p>
          </table:table-cell>
          <table:table-cell table:style-name="ce36" table:formula="of:=[.L97]" office:value-type="float" office:value="0.53472222222222" calcext:value-type="float">
            <text:p>0.53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7];0)&lt;=[.O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12:47:29.654219" calcext:value-type="date">
            <text:p>2019-10-08 12:47:30</text:p>
          </table:table-cell>
          <table:table-cell table:style-name="ce7" table:formula="of:=[.A98]" office:value-type="date" office:date-value="2019-10-08T12:47:29.654219" calcext:value-type="date">
            <text:p>2019-10-08 12:47:30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12:47:29.6542186942" calcext:value-type="date">
            <text:p>12/30/99 12:47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=0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style-name="ce35" table:formula="of:=SUM(MOD(SUM([.L97]-[.L$2];[.T$2]);[.R$2]-[.L$2]);[.L$2])" office:value-type="time" office:time-value="PT13H00M00S" calcext:value-type="time">
            <text:p>13:00:00</text:p>
          </table:table-cell>
          <table:table-cell table:style-name="ce11" table:formula="of:=IF([.L98]&lt;[.L97];[.M97]+[.H$2];[.M97])" office:value-type="float" office:value="240" calcext:value-type="float">
            <text:p>240</text:p>
          </table:table-cell>
          <table:table-cell table:style-name="ce11" table:formula="of:=OFFSET([.C$4];[.M98];0)" office:value-type="float" office:value="43749" calcext:value-type="float">
            <text:p>43749</text:p>
          </table:table-cell>
          <table:table-cell table:style-name="ce36" table:formula="of:=[.L98]" office:value-type="float" office:value="0.541666666666665" calcext:value-type="float">
            <text:p>0.54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8];0)&lt;=[.O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13:10:28.33778" calcext:value-type="date">
            <text:p>2019-10-08 13:10:28</text:p>
          </table:table-cell>
          <table:table-cell table:style-name="ce7" table:formula="of:=[.A99]" office:value-type="date" office:date-value="2019-10-08T13:10:28.33778" calcext:value-type="date">
            <text:p>2019-10-08 13:10:28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13:10:28.33777992055" calcext:value-type="date">
            <text:p>12/30/99 01:10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=0;[.G98]+2+1/[.$H$2];[.G98]+1/[.$H$2])" office:value-type="float" office:value="1.6" calcext:value-type="float">
            <text:p>1,6</text:p>
          </table:table-cell>
          <table:table-cell table:number-columns-repeated="4"/>
          <table:table-cell table:style-name="ce35" table:formula="of:=SUM(MOD(SUM([.L98]-[.L$2];[.T$2]);[.R$2]-[.L$2]);[.L$2])" office:value-type="time" office:time-value="PT13H10M00S" calcext:value-type="time">
            <text:p>13:10:00</text:p>
          </table:table-cell>
          <table:table-cell table:style-name="ce11" table:formula="of:=IF([.L99]&lt;[.L98];[.M98]+[.H$2];[.M98])" office:value-type="float" office:value="240" calcext:value-type="float">
            <text:p>240</text:p>
          </table:table-cell>
          <table:table-cell table:style-name="ce11" table:formula="of:=OFFSET([.C$4];[.M99];0)" office:value-type="float" office:value="43749" calcext:value-type="float">
            <text:p>43749</text:p>
          </table:table-cell>
          <table:table-cell table:style-name="ce36" table:formula="of:=[.L99]" office:value-type="float" office:value="0.548611111111109" calcext:value-type="float">
            <text:p>0.54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9];0)&lt;=[.O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13:15:37.901014" calcext:value-type="date">
            <text:p>2019-10-08 13:15:38</text:p>
          </table:table-cell>
          <table:table-cell table:style-name="ce7" table:formula="of:=[.A100]" office:value-type="date" office:date-value="2019-10-08T13:15:37.901014" calcext:value-type="date">
            <text:p>2019-10-08 13:15:38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13:15:37.90101357736" calcext:value-type="date">
            <text:p>12/30/99 01:15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=0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style-name="ce35" table:formula="of:=SUM(MOD(SUM([.L99]-[.L$2];[.T$2]);[.R$2]-[.L$2]);[.L$2])" office:value-type="time" office:time-value="PT13H20M00S" calcext:value-type="time">
            <text:p>13:20:00</text:p>
          </table:table-cell>
          <table:table-cell table:style-name="ce11" table:formula="of:=IF([.L100]&lt;[.L99];[.M99]+[.H$2];[.M99])" office:value-type="float" office:value="240" calcext:value-type="float">
            <text:p>240</text:p>
          </table:table-cell>
          <table:table-cell table:style-name="ce11" table:formula="of:=OFFSET([.C$4];[.M100];0)" office:value-type="float" office:value="43749" calcext:value-type="float">
            <text:p>43749</text:p>
          </table:table-cell>
          <table:table-cell table:style-name="ce36" table:formula="of:=[.L100]" office:value-type="float" office:value="0.555555555555553" calcext:value-type="float">
            <text:p>0.55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0];0)&lt;=[.O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13:03:46.711341" calcext:value-type="date">
            <text:p>2019-10-08 13:03:47</text:p>
          </table:table-cell>
          <table:table-cell table:style-name="ce7" table:formula="of:=[.A101]" office:value-type="date" office:date-value="2019-10-08T13:03:46.711341" calcext:value-type="date">
            <text:p>2019-10-08 13:03:47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13:03:46.7113405047" calcext:value-type="date">
            <text:p>12/30/99 01:03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=0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style-name="ce35" table:formula="of:=SUM(MOD(SUM([.L100]-[.L$2];[.T$2]);[.R$2]-[.L$2]);[.L$2])" office:value-type="time" office:time-value="PT13H30M00S" calcext:value-type="time">
            <text:p>13:30:00</text:p>
          </table:table-cell>
          <table:table-cell table:style-name="ce11" table:formula="of:=IF([.L101]&lt;[.L100];[.M100]+[.H$2];[.M100])" office:value-type="float" office:value="240" calcext:value-type="float">
            <text:p>240</text:p>
          </table:table-cell>
          <table:table-cell table:style-name="ce11" table:formula="of:=OFFSET([.C$4];[.M101];0)" office:value-type="float" office:value="43749" calcext:value-type="float">
            <text:p>43749</text:p>
          </table:table-cell>
          <table:table-cell table:style-name="ce36" table:formula="of:=[.L101]" office:value-type="float" office:value="0.562499999999998" calcext:value-type="float">
            <text:p>0.56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1];0)&lt;=[.O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13:03:14.43766" calcext:value-type="date">
            <text:p>2019-10-08 13:03:14</text:p>
          </table:table-cell>
          <table:table-cell table:style-name="ce7" table:formula="of:=[.A102]" office:value-type="date" office:date-value="2019-10-08T13:03:14.43766" calcext:value-type="date">
            <text:p>2019-10-08 13:03:14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13:03:14.43765969481" calcext:value-type="date">
            <text:p>12/30/99 01:03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=0;[.G101]+2+1/[.$H$2];[.G101]+1/[.$H$2])" office:value-type="float" office:value="1.65" calcext:value-type="float">
            <text:p>1,65</text:p>
          </table:table-cell>
          <table:table-cell table:number-columns-repeated="4"/>
          <table:table-cell table:style-name="ce35" table:formula="of:=SUM(MOD(SUM([.L101]-[.L$2];[.T$2]);[.R$2]-[.L$2]);[.L$2])" office:value-type="time" office:time-value="PT13H40M00S" calcext:value-type="time">
            <text:p>13:40:00</text:p>
          </table:table-cell>
          <table:table-cell table:style-name="ce11" table:formula="of:=IF([.L102]&lt;[.L101];[.M101]+[.H$2];[.M101])" office:value-type="float" office:value="240" calcext:value-type="float">
            <text:p>240</text:p>
          </table:table-cell>
          <table:table-cell table:style-name="ce11" table:formula="of:=OFFSET([.C$4];[.M102];0)" office:value-type="float" office:value="43749" calcext:value-type="float">
            <text:p>43749</text:p>
          </table:table-cell>
          <table:table-cell table:style-name="ce36" table:formula="of:=[.L102]" office:value-type="float" office:value="0.569444444444442" calcext:value-type="float">
            <text:p>0.5694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2];0)&lt;=[.O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12:50:39.614214" calcext:value-type="date">
            <text:p>2019-10-08 12:50:40</text:p>
          </table:table-cell>
          <table:table-cell table:style-name="ce7" table:formula="of:=[.A103]" office:value-type="date" office:date-value="2019-10-08T12:50:39.614214" calcext:value-type="date">
            <text:p>2019-10-08 12:50:40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12:50:39.61421416607" calcext:value-type="date">
            <text:p>12/30/99 12:50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=0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style-name="ce35" table:formula="of:=SUM(MOD(SUM([.L102]-[.L$2];[.T$2]);[.R$2]-[.L$2]);[.L$2])" office:value-type="time" office:time-value="PT13H50M00S" calcext:value-type="time">
            <text:p>13:50:00</text:p>
          </table:table-cell>
          <table:table-cell table:style-name="ce11" table:formula="of:=IF([.L103]&lt;[.L102];[.M102]+[.H$2];[.M102])" office:value-type="float" office:value="240" calcext:value-type="float">
            <text:p>240</text:p>
          </table:table-cell>
          <table:table-cell table:style-name="ce11" table:formula="of:=OFFSET([.C$4];[.M103];0)" office:value-type="float" office:value="43749" calcext:value-type="float">
            <text:p>43749</text:p>
          </table:table-cell>
          <table:table-cell table:style-name="ce36" table:formula="of:=[.L103]" office:value-type="float" office:value="0.576388888888887" calcext:value-type="float">
            <text:p>0.5763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3];0)&lt;=[.O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12:37:04.034912" calcext:value-type="date">
            <text:p>2019-10-08 12:37:04</text:p>
          </table:table-cell>
          <table:table-cell table:style-name="ce7" table:formula="of:=[.A104]" office:value-type="date" office:date-value="2019-10-08T12:37:04.034912" calcext:value-type="date">
            <text:p>2019-10-08 12:37:04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12:37:04.03491167352" calcext:value-type="date">
            <text:p>12/30/99 12:37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=0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style-name="ce35" table:formula="of:=SUM(MOD(SUM([.L103]-[.L$2];[.T$2]);[.R$2]-[.L$2]);[.L$2])" office:value-type="time" office:time-value="PT14H00M00S" calcext:value-type="time">
            <text:p>14:00:00</text:p>
          </table:table-cell>
          <table:table-cell table:style-name="ce11" table:formula="of:=IF([.L104]&lt;[.L103];[.M103]+[.H$2];[.M103])" office:value-type="float" office:value="240" calcext:value-type="float">
            <text:p>240</text:p>
          </table:table-cell>
          <table:table-cell table:style-name="ce11" table:formula="of:=OFFSET([.C$4];[.M104];0)" office:value-type="float" office:value="43749" calcext:value-type="float">
            <text:p>43749</text:p>
          </table:table-cell>
          <table:table-cell table:style-name="ce36" table:formula="of:=[.L104]" office:value-type="float" office:value="0.583333333333331" calcext:value-type="float">
            <text:p>0.5833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4];0)&lt;=[.O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13:19:29.64031" calcext:value-type="date">
            <text:p>2019-10-08 13:19:30</text:p>
          </table:table-cell>
          <table:table-cell table:style-name="ce7" table:formula="of:=[.A105]" office:value-type="date" office:date-value="2019-10-08T13:19:29.64031" calcext:value-type="date">
            <text:p>2019-10-08 13:19:30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13:19:29.64030994568" calcext:value-type="date">
            <text:p>12/30/99 01:19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=0;[.G104]+2+1/[.$H$2];[.G104]+1/[.$H$2])" office:value-type="float" office:value="1.7" calcext:value-type="float">
            <text:p>1,7</text:p>
          </table:table-cell>
          <table:table-cell table:number-columns-repeated="4"/>
          <table:table-cell table:style-name="ce35" table:formula="of:=SUM(MOD(SUM([.L104]-[.L$2];[.T$2]);[.R$2]-[.L$2]);[.L$2])" office:value-type="time" office:time-value="PT14H10M00S" calcext:value-type="time">
            <text:p>14:10:00</text:p>
          </table:table-cell>
          <table:table-cell table:style-name="ce11" table:formula="of:=IF([.L105]&lt;[.L104];[.M104]+[.H$2];[.M104])" office:value-type="float" office:value="240" calcext:value-type="float">
            <text:p>240</text:p>
          </table:table-cell>
          <table:table-cell table:style-name="ce11" table:formula="of:=OFFSET([.C$4];[.M105];0)" office:value-type="float" office:value="43749" calcext:value-type="float">
            <text:p>43749</text:p>
          </table:table-cell>
          <table:table-cell table:style-name="ce36" table:formula="of:=[.L105]" office:value-type="float" office:value="0.590277777777776" calcext:value-type="float">
            <text:p>0.590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5];0)&lt;=[.O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12:37:59.360635" calcext:value-type="date">
            <text:p>2019-10-08 12:37:59</text:p>
          </table:table-cell>
          <table:table-cell table:style-name="ce7" table:formula="of:=[.A106]" office:value-type="date" office:date-value="2019-10-08T12:37:59.360635" calcext:value-type="date">
            <text:p>2019-10-08 12:37:59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12:37:59.36063501984" calcext:value-type="date">
            <text:p>12/30/99 12:37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=0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style-name="ce35" table:formula="of:=SUM(MOD(SUM([.L105]-[.L$2];[.T$2]);[.R$2]-[.L$2]);[.L$2])" office:value-type="time" office:time-value="PT14H20M00S" calcext:value-type="time">
            <text:p>14:20:00</text:p>
          </table:table-cell>
          <table:table-cell table:style-name="ce11" table:formula="of:=IF([.L106]&lt;[.L105];[.M105]+[.H$2];[.M105])" office:value-type="float" office:value="240" calcext:value-type="float">
            <text:p>240</text:p>
          </table:table-cell>
          <table:table-cell table:style-name="ce11" table:formula="of:=OFFSET([.C$4];[.M106];0)" office:value-type="float" office:value="43749" calcext:value-type="float">
            <text:p>43749</text:p>
          </table:table-cell>
          <table:table-cell table:style-name="ce36" table:formula="of:=[.L106]" office:value-type="float" office:value="0.59722222222222" calcext:value-type="float">
            <text:p>0.59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6];0)&lt;=[.O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13:08:37.092643" calcext:value-type="date">
            <text:p>2019-10-08 13:08:37</text:p>
          </table:table-cell>
          <table:table-cell table:style-name="ce7" table:formula="of:=[.A107]" office:value-type="date" office:date-value="2019-10-08T13:08:37.092643" calcext:value-type="date">
            <text:p>2019-10-08 13:08:37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13:08:37.09264302626" calcext:value-type="date">
            <text:p>12/30/99 01:08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=0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style-name="ce35" table:formula="of:=SUM(MOD(SUM([.L106]-[.L$2];[.T$2]);[.R$2]-[.L$2]);[.L$2])" office:value-type="time" office:time-value="PT14H30M00S" calcext:value-type="time">
            <text:p>14:30:00</text:p>
          </table:table-cell>
          <table:table-cell table:style-name="ce11" table:formula="of:=IF([.L107]&lt;[.L106];[.M106]+[.H$2];[.M106])" office:value-type="float" office:value="240" calcext:value-type="float">
            <text:p>240</text:p>
          </table:table-cell>
          <table:table-cell table:style-name="ce11" table:formula="of:=OFFSET([.C$4];[.M107];0)" office:value-type="float" office:value="43749" calcext:value-type="float">
            <text:p>43749</text:p>
          </table:table-cell>
          <table:table-cell table:style-name="ce36" table:formula="of:=[.L107]" office:value-type="float" office:value="0.604166666666664" calcext:value-type="float">
            <text:p>0.604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13:02:03.736693" calcext:value-type="date">
            <text:p>2019-10-08 13:02:04</text:p>
          </table:table-cell>
          <table:table-cell table:style-name="ce7" table:formula="of:=[.A108]" office:value-type="date" office:date-value="2019-10-08T13:02:03.736693" calcext:value-type="date">
            <text:p>2019-10-08 13:02:04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13:02:03.73669347726" calcext:value-type="date">
            <text:p>12/30/99 01:02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=0;[.G107]+2+1/[.$H$2];[.G107]+1/[.$H$2])" office:value-type="float" office:value="1.75" calcext:value-type="float">
            <text:p>1,75</text:p>
          </table:table-cell>
          <table:table-cell table:number-columns-repeated="4"/>
          <table:table-cell table:style-name="ce35" table:formula="of:=SUM(MOD(SUM([.L107]-[.L$2];[.T$2]);[.R$2]-[.L$2]);[.L$2])" office:value-type="time" office:time-value="PT11H10M00S" calcext:value-type="time">
            <text:p>11:10:00</text:p>
          </table:table-cell>
          <table:table-cell table:style-name="ce11" table:formula="of:=IF([.L108]&lt;[.L107];[.M107]+[.H$2];[.M107])" office:value-type="float" office:value="300" calcext:value-type="float">
            <text:p>300</text:p>
          </table:table-cell>
          <table:table-cell table:style-name="ce11" table:formula="of:=OFFSET([.C$4];[.M108];0)" office:value-type="float" office:value="43750" calcext:value-type="float">
            <text:p>43750</text:p>
          </table:table-cell>
          <table:table-cell table:style-name="ce36" table:formula="of:=[.L108]" office:value-type="float" office:value="0.465277777777776" calcext:value-type="float">
            <text:p>0.46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8];0)&lt;=[.O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12:40:35.888453" calcext:value-type="date">
            <text:p>2019-10-08 12:40:36</text:p>
          </table:table-cell>
          <table:table-cell table:style-name="ce7" table:formula="of:=[.A109]" office:value-type="date" office:date-value="2019-10-08T12:40:35.888453" calcext:value-type="date">
            <text:p>2019-10-08 12:40:36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12:40:35.88845289778" calcext:value-type="date">
            <text:p>12/30/99 12:40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=0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style-name="ce35" table:formula="of:=SUM(MOD(SUM([.L108]-[.L$2];[.T$2]);[.R$2]-[.L$2]);[.L$2])" office:value-type="time" office:time-value="PT11H20M00S" calcext:value-type="time">
            <text:p>11:20:00</text:p>
          </table:table-cell>
          <table:table-cell table:style-name="ce11" table:formula="of:=IF([.L109]&lt;[.L108];[.M108]+[.H$2];[.M108])" office:value-type="float" office:value="300" calcext:value-type="float">
            <text:p>300</text:p>
          </table:table-cell>
          <table:table-cell table:style-name="ce11" table:formula="of:=OFFSET([.C$4];[.M109];0)" office:value-type="float" office:value="43750" calcext:value-type="float">
            <text:p>43750</text:p>
          </table:table-cell>
          <table:table-cell table:style-name="ce36" table:formula="of:=[.L109]" office:value-type="float" office:value="0.47222222222222" calcext:value-type="float">
            <text:p>0.4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9];0)&lt;=[.O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13:09:13.19404" calcext:value-type="date">
            <text:p>2019-10-08 13:09:13</text:p>
          </table:table-cell>
          <table:table-cell table:style-name="ce7" table:formula="of:=[.A110]" office:value-type="date" office:date-value="2019-10-08T13:09:13.19404" calcext:value-type="date">
            <text:p>2019-10-08 13:09:13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13:09:13.19404019974" calcext:value-type="date">
            <text:p>12/30/99 01:09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=0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style-name="ce35" table:formula="of:=SUM(MOD(SUM([.L109]-[.L$2];[.T$2]);[.R$2]-[.L$2]);[.L$2])" office:value-type="time" office:time-value="PT11H30M00S" calcext:value-type="time">
            <text:p>11:30:00</text:p>
          </table:table-cell>
          <table:table-cell table:style-name="ce11" table:formula="of:=IF([.L110]&lt;[.L109];[.M109]+[.H$2];[.M109])" office:value-type="float" office:value="300" calcext:value-type="float">
            <text:p>300</text:p>
          </table:table-cell>
          <table:table-cell table:style-name="ce11" table:formula="of:=OFFSET([.C$4];[.M110];0)" office:value-type="float" office:value="43750" calcext:value-type="float">
            <text:p>43750</text:p>
          </table:table-cell>
          <table:table-cell table:style-name="ce36" table:formula="of:=[.L110]" office:value-type="float" office:value="0.479166666666664" calcext:value-type="float">
            <text:p>0.47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0];0)&lt;=[.O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13:09:04.099067" calcext:value-type="date">
            <text:p>2019-10-08 13:09:04</text:p>
          </table:table-cell>
          <table:table-cell table:style-name="ce7" table:formula="of:=[.A111]" office:value-type="date" office:date-value="2019-10-08T13:09:04.099067" calcext:value-type="date">
            <text:p>2019-10-08 13:09:04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13:09:04.0990665229" calcext:value-type="date">
            <text:p>12/30/99 01:09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=0;[.G110]+2+1/[.$H$2];[.G110]+1/[.$H$2])" office:value-type="float" office:value="1.8" calcext:value-type="float">
            <text:p>1,8</text:p>
          </table:table-cell>
          <table:table-cell table:number-columns-repeated="4"/>
          <table:table-cell table:style-name="ce35" table:formula="of:=SUM(MOD(SUM([.L110]-[.L$2];[.T$2]);[.R$2]-[.L$2]);[.L$2])" office:value-type="time" office:time-value="PT11H40M00S" calcext:value-type="time">
            <text:p>11:40:00</text:p>
          </table:table-cell>
          <table:table-cell table:style-name="ce11" table:formula="of:=IF([.L111]&lt;[.L110];[.M110]+[.H$2];[.M110])" office:value-type="float" office:value="300" calcext:value-type="float">
            <text:p>300</text:p>
          </table:table-cell>
          <table:table-cell table:style-name="ce11" table:formula="of:=OFFSET([.C$4];[.M111];0)" office:value-type="float" office:value="43750" calcext:value-type="float">
            <text:p>43750</text:p>
          </table:table-cell>
          <table:table-cell table:style-name="ce36" table:formula="of:=[.L111]" office:value-type="float" office:value="0.486111111111109" calcext:value-type="float">
            <text:p>0.48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1];0)&lt;=[.O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13:11:21.401473" calcext:value-type="date">
            <text:p>2019-10-08 13:11:21</text:p>
          </table:table-cell>
          <table:table-cell table:style-name="ce7" table:formula="of:=[.A112]" office:value-type="date" office:date-value="2019-10-08T13:11:21.401473" calcext:value-type="date">
            <text:p>2019-10-08 13:11:21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13:11:21.40147256199" calcext:value-type="date">
            <text:p>12/30/99 01:11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=0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style-name="ce35" table:formula="of:=SUM(MOD(SUM([.L111]-[.L$2];[.T$2]);[.R$2]-[.L$2]);[.L$2])" office:value-type="time" office:time-value="PT11H50M00S" calcext:value-type="time">
            <text:p>11:50:00</text:p>
          </table:table-cell>
          <table:table-cell table:style-name="ce11" table:formula="of:=IF([.L112]&lt;[.L111];[.M111]+[.H$2];[.M111])" office:value-type="float" office:value="300" calcext:value-type="float">
            <text:p>300</text:p>
          </table:table-cell>
          <table:table-cell table:style-name="ce11" table:formula="of:=OFFSET([.C$4];[.M112];0)" office:value-type="float" office:value="43750" calcext:value-type="float">
            <text:p>43750</text:p>
          </table:table-cell>
          <table:table-cell table:style-name="ce36" table:formula="of:=[.L112]" office:value-type="float" office:value="0.493055555555553" calcext:value-type="float">
            <text:p>0.49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2];0)&lt;=[.O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12:46:51.055643" calcext:value-type="date">
            <text:p>2019-10-08 12:46:51</text:p>
          </table:table-cell>
          <table:table-cell table:style-name="ce7" table:formula="of:=[.A113]" office:value-type="date" office:date-value="2019-10-08T12:46:51.055643" calcext:value-type="date">
            <text:p>2019-10-08 12:46:51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12:46:51.05564322788" calcext:value-type="date">
            <text:p>12/30/99 12:46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=0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style-name="ce35" table:formula="of:=SUM(MOD(SUM([.L112]-[.L$2];[.T$2]);[.R$2]-[.L$2]);[.L$2])" office:value-type="time" office:time-value="PT12H00M00S" calcext:value-type="time">
            <text:p>12:00:00</text:p>
          </table:table-cell>
          <table:table-cell table:style-name="ce11" table:formula="of:=IF([.L113]&lt;[.L112];[.M112]+[.H$2];[.M112])" office:value-type="float" office:value="300" calcext:value-type="float">
            <text:p>300</text:p>
          </table:table-cell>
          <table:table-cell table:style-name="ce11" table:formula="of:=OFFSET([.C$4];[.M113];0)" office:value-type="float" office:value="43750" calcext:value-type="float">
            <text:p>43750</text:p>
          </table:table-cell>
          <table:table-cell table:style-name="ce36" table:formula="of:=[.L113]" office:value-type="float" office:value="0.499999999999998" calcext:value-type="float">
            <text:p>0.49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3];0)&lt;=[.O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13:11:21.893824" calcext:value-type="date">
            <text:p>2019-10-08 13:11:22</text:p>
          </table:table-cell>
          <table:table-cell table:style-name="ce7" table:formula="of:=[.A114]" office:value-type="date" office:date-value="2019-10-08T13:11:21.893824" calcext:value-type="date">
            <text:p>2019-10-08 13:11:22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13:11:21.893824297" calcext:value-type="date">
            <text:p>12/30/99 01:11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=0;[.G113]+2+1/[.$H$2];[.G113]+1/[.$H$2])" office:value-type="float" office:value="1.85" calcext:value-type="float">
            <text:p>1,85</text:p>
          </table:table-cell>
          <table:table-cell table:number-columns-repeated="4"/>
          <table:table-cell table:style-name="ce35" table:formula="of:=SUM(MOD(SUM([.L113]-[.L$2];[.T$2]);[.R$2]-[.L$2]);[.L$2])" office:value-type="time" office:time-value="PT12H10M00S" calcext:value-type="time">
            <text:p>12:10:00</text:p>
          </table:table-cell>
          <table:table-cell table:style-name="ce11" table:formula="of:=IF([.L114]&lt;[.L113];[.M113]+[.H$2];[.M113])" office:value-type="float" office:value="300" calcext:value-type="float">
            <text:p>300</text:p>
          </table:table-cell>
          <table:table-cell table:style-name="ce11" table:formula="of:=OFFSET([.C$4];[.M114];0)" office:value-type="float" office:value="43750" calcext:value-type="float">
            <text:p>43750</text:p>
          </table:table-cell>
          <table:table-cell table:style-name="ce36" table:formula="of:=[.L114]" office:value-type="float" office:value="0.506944444444442" calcext:value-type="float">
            <text:p>0.50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4];0)&lt;=[.O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13:19:40.230981" calcext:value-type="date">
            <text:p>2019-10-08 13:19:40</text:p>
          </table:table-cell>
          <table:table-cell table:style-name="ce7" table:formula="of:=[.A115]" office:value-type="date" office:date-value="2019-10-08T13:19:40.230981" calcext:value-type="date">
            <text:p>2019-10-08 13:19:40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13:19:40.23098122794" calcext:value-type="date">
            <text:p>12/30/99 01:19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=0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style-name="ce35" table:formula="of:=SUM(MOD(SUM([.L114]-[.L$2];[.T$2]);[.R$2]-[.L$2]);[.L$2])" office:value-type="time" office:time-value="PT12H20M00S" calcext:value-type="time">
            <text:p>12:20:00</text:p>
          </table:table-cell>
          <table:table-cell table:style-name="ce11" table:formula="of:=IF([.L115]&lt;[.L114];[.M114]+[.H$2];[.M114])" office:value-type="float" office:value="300" calcext:value-type="float">
            <text:p>300</text:p>
          </table:table-cell>
          <table:table-cell table:style-name="ce11" table:formula="of:=OFFSET([.C$4];[.M115];0)" office:value-type="float" office:value="43750" calcext:value-type="float">
            <text:p>43750</text:p>
          </table:table-cell>
          <table:table-cell table:style-name="ce36" table:formula="of:=[.L115]" office:value-type="float" office:value="0.513888888888886" calcext:value-type="float">
            <text:p>0.51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5];0)&lt;=[.O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13:25:52.710156" calcext:value-type="date">
            <text:p>2019-10-08 13:25:53</text:p>
          </table:table-cell>
          <table:table-cell table:style-name="ce7" table:formula="of:=[.A116]" office:value-type="date" office:date-value="2019-10-08T13:25:52.710156" calcext:value-type="date">
            <text:p>2019-10-08 13:25:53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13:25:52.71015618928" calcext:value-type="date">
            <text:p>12/30/99 01:25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=0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style-name="ce35" table:formula="of:=SUM(MOD(SUM([.L115]-[.L$2];[.T$2]);[.R$2]-[.L$2]);[.L$2])" office:value-type="time" office:time-value="PT12H30M00S" calcext:value-type="time">
            <text:p>12:30:00</text:p>
          </table:table-cell>
          <table:table-cell table:style-name="ce11" table:formula="of:=IF([.L116]&lt;[.L115];[.M115]+[.H$2];[.M115])" office:value-type="float" office:value="300" calcext:value-type="float">
            <text:p>300</text:p>
          </table:table-cell>
          <table:table-cell table:style-name="ce11" table:formula="of:=OFFSET([.C$4];[.M116];0)" office:value-type="float" office:value="43750" calcext:value-type="float">
            <text:p>43750</text:p>
          </table:table-cell>
          <table:table-cell table:style-name="ce36" table:formula="of:=[.L116]" office:value-type="float" office:value="0.520833333333331" calcext:value-type="float">
            <text:p>0.52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6];0)&lt;=[.O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13:16:32.824563" calcext:value-type="date">
            <text:p>2019-10-08 13:16:33</text:p>
          </table:table-cell>
          <table:table-cell table:style-name="ce7" table:formula="of:=[.A117]" office:value-type="date" office:date-value="2019-10-08T13:16:32.824563" calcext:value-type="date">
            <text:p>2019-10-08 13:16:33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13:16:32.82456336077" calcext:value-type="date">
            <text:p>12/30/99 01:16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=0;[.G116]+2+1/[.$H$2];[.G116]+1/[.$H$2])" office:value-type="float" office:value="1.9" calcext:value-type="float">
            <text:p>1,9</text:p>
          </table:table-cell>
          <table:table-cell table:number-columns-repeated="4"/>
          <table:table-cell table:style-name="ce35" table:formula="of:=SUM(MOD(SUM([.L116]-[.L$2];[.T$2]);[.R$2]-[.L$2]);[.L$2])" office:value-type="time" office:time-value="PT12H40M00S" calcext:value-type="time">
            <text:p>12:40:00</text:p>
          </table:table-cell>
          <table:table-cell table:style-name="ce11" table:formula="of:=IF([.L117]&lt;[.L116];[.M116]+[.H$2];[.M116])" office:value-type="float" office:value="300" calcext:value-type="float">
            <text:p>300</text:p>
          </table:table-cell>
          <table:table-cell table:style-name="ce11" table:formula="of:=OFFSET([.C$4];[.M117];0)" office:value-type="float" office:value="43750" calcext:value-type="float">
            <text:p>43750</text:p>
          </table:table-cell>
          <table:table-cell table:style-name="ce36" table:formula="of:=[.L117]" office:value-type="float" office:value="0.527777777777775" calcext:value-type="float">
            <text:p>0.52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7];0)&lt;=[.O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12:53:53.688133" calcext:value-type="date">
            <text:p>2019-10-08 12:53:54</text:p>
          </table:table-cell>
          <table:table-cell table:style-name="ce7" table:formula="of:=[.A118]" office:value-type="date" office:date-value="2019-10-08T12:53:53.688133" calcext:value-type="date">
            <text:p>2019-10-08 12:53:54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12:53:53.6881325813" calcext:value-type="date">
            <text:p>12/30/99 12:53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=0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style-name="ce35" table:formula="of:=SUM(MOD(SUM([.L117]-[.L$2];[.T$2]);[.R$2]-[.L$2]);[.L$2])" office:value-type="time" office:time-value="PT12H50M00S" calcext:value-type="time">
            <text:p>12:50:00</text:p>
          </table:table-cell>
          <table:table-cell table:style-name="ce11" table:formula="of:=IF([.L118]&lt;[.L117];[.M117]+[.H$2];[.M117])" office:value-type="float" office:value="300" calcext:value-type="float">
            <text:p>300</text:p>
          </table:table-cell>
          <table:table-cell table:style-name="ce11" table:formula="of:=OFFSET([.C$4];[.M118];0)" office:value-type="float" office:value="43750" calcext:value-type="float">
            <text:p>43750</text:p>
          </table:table-cell>
          <table:table-cell table:style-name="ce36" table:formula="of:=[.L118]" office:value-type="float" office:value="0.53472222222222" calcext:value-type="float">
            <text:p>0.53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8];0)&lt;=[.O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12:55:30.014958" calcext:value-type="date">
            <text:p>2019-10-08 12:55:30</text:p>
          </table:table-cell>
          <table:table-cell table:style-name="ce7" table:formula="of:=[.A119]" office:value-type="date" office:date-value="2019-10-08T12:55:30.014958" calcext:value-type="date">
            <text:p>2019-10-08 12:55:30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12:55:30.01495809294" calcext:value-type="date">
            <text:p>12/30/99 12:55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=0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style-name="ce35" table:formula="of:=SUM(MOD(SUM([.L118]-[.L$2];[.T$2]);[.R$2]-[.L$2]);[.L$2])" office:value-type="time" office:time-value="PT13H00M00S" calcext:value-type="time">
            <text:p>13:00:00</text:p>
          </table:table-cell>
          <table:table-cell table:style-name="ce11" table:formula="of:=IF([.L119]&lt;[.L118];[.M118]+[.H$2];[.M118])" office:value-type="float" office:value="300" calcext:value-type="float">
            <text:p>300</text:p>
          </table:table-cell>
          <table:table-cell table:style-name="ce11" table:formula="of:=OFFSET([.C$4];[.M119];0)" office:value-type="float" office:value="43750" calcext:value-type="float">
            <text:p>43750</text:p>
          </table:table-cell>
          <table:table-cell table:style-name="ce36" table:formula="of:=[.L119]" office:value-type="float" office:value="0.541666666666664" calcext:value-type="float">
            <text:p>0.54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9];0)&lt;=[.O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13:12:43.512123" calcext:value-type="date">
            <text:p>2019-10-08 13:12:44</text:p>
          </table:table-cell>
          <table:table-cell table:style-name="ce7" table:formula="of:=[.A120]" office:value-type="date" office:date-value="2019-10-08T13:12:43.512123" calcext:value-type="date">
            <text:p>2019-10-08 13:12:44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13:12:43.5121234227" calcext:value-type="date">
            <text:p>12/30/99 01:12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=0;[.G119]+2+1/[.$H$2];[.G119]+1/[.$H$2])" office:value-type="float" office:value="1.95" calcext:value-type="float">
            <text:p>1,95</text:p>
          </table:table-cell>
          <table:table-cell table:number-columns-repeated="4"/>
          <table:table-cell table:style-name="ce35" table:formula="of:=SUM(MOD(SUM([.L119]-[.L$2];[.T$2]);[.R$2]-[.L$2]);[.L$2])" office:value-type="time" office:time-value="PT13H10M00S" calcext:value-type="time">
            <text:p>13:10:00</text:p>
          </table:table-cell>
          <table:table-cell table:style-name="ce11" table:formula="of:=IF([.L120]&lt;[.L119];[.M119]+[.H$2];[.M119])" office:value-type="float" office:value="300" calcext:value-type="float">
            <text:p>300</text:p>
          </table:table-cell>
          <table:table-cell table:style-name="ce11" table:formula="of:=OFFSET([.C$4];[.M120];0)" office:value-type="float" office:value="43750" calcext:value-type="float">
            <text:p>43750</text:p>
          </table:table-cell>
          <table:table-cell table:style-name="ce36" table:formula="of:=[.L120]" office:value-type="float" office:value="0.548611111111109" calcext:value-type="float">
            <text:p>0.54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0];0)&lt;=[.O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13:07:09.819253" calcext:value-type="date">
            <text:p>2019-10-08 13:07:10</text:p>
          </table:table-cell>
          <table:table-cell table:style-name="ce7" table:formula="of:=[.A121]" office:value-type="date" office:date-value="2019-10-08T13:07:09.819253" calcext:value-type="date">
            <text:p>2019-10-08 13:07:10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13:07:09.81925299391" calcext:value-type="date">
            <text:p>12/30/99 01:07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=0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style-name="ce35" table:formula="of:=SUM(MOD(SUM([.L120]-[.L$2];[.T$2]);[.R$2]-[.L$2]);[.L$2])" office:value-type="time" office:time-value="PT13H20M00S" calcext:value-type="time">
            <text:p>13:20:00</text:p>
          </table:table-cell>
          <table:table-cell table:style-name="ce11" table:formula="of:=IF([.L121]&lt;[.L120];[.M120]+[.H$2];[.M120])" office:value-type="float" office:value="300" calcext:value-type="float">
            <text:p>300</text:p>
          </table:table-cell>
          <table:table-cell table:style-name="ce11" table:formula="of:=OFFSET([.C$4];[.M121];0)" office:value-type="float" office:value="43750" calcext:value-type="float">
            <text:p>43750</text:p>
          </table:table-cell>
          <table:table-cell table:style-name="ce36" table:formula="of:=[.L121]" office:value-type="float" office:value="0.555555555555553" calcext:value-type="float">
            <text:p>0.55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1];0)&lt;=[.O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13:02:42.726121" calcext:value-type="date">
            <text:p>2019-10-08 13:02:43</text:p>
          </table:table-cell>
          <table:table-cell table:style-name="ce7" table:formula="of:=[.A122]" office:value-type="date" office:date-value="2019-10-08T13:02:42.726121" calcext:value-type="date">
            <text:p>2019-10-08 13:02:43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13:02:42.72612065077" calcext:value-type="date">
            <text:p>12/30/99 01:02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=0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style-name="ce35" table:formula="of:=SUM(MOD(SUM([.L121]-[.L$2];[.T$2]);[.R$2]-[.L$2]);[.L$2])" office:value-type="time" office:time-value="PT13H30M00S" calcext:value-type="time">
            <text:p>13:30:00</text:p>
          </table:table-cell>
          <table:table-cell table:style-name="ce11" table:formula="of:=IF([.L122]&lt;[.L121];[.M121]+[.H$2];[.M121])" office:value-type="float" office:value="300" calcext:value-type="float">
            <text:p>300</text:p>
          </table:table-cell>
          <table:table-cell table:style-name="ce11" table:formula="of:=OFFSET([.C$4];[.M122];0)" office:value-type="float" office:value="43750" calcext:value-type="float">
            <text:p>43750</text:p>
          </table:table-cell>
          <table:table-cell table:style-name="ce36" table:formula="of:=[.L122]" office:value-type="float" office:value="0.562499999999997" calcext:value-type="float">
            <text:p>0.56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2];0)&lt;=[.O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13:29:20.216243" calcext:value-type="date">
            <text:p>2019-10-09 13:29:20</text:p>
          </table:table-cell>
          <table:table-cell table:style-name="ce7" table:formula="of:=[.A123]" office:value-type="date" office:date-value="2019-10-09T13:29:20.216243" calcext:value-type="date">
            <text:p>2019-10-09 13:29:20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13:29:20.2162431227" calcext:value-type="date">
            <text:p>12/30/99 01:29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=0;[.G122]+2+1/[.$H$2];[.G122]+1/[.$H$2])" office:value-type="float" office:value="2" calcext:value-type="float">
            <text:p>2</text:p>
          </table:table-cell>
          <table:table-cell table:number-columns-repeated="4"/>
          <table:table-cell table:style-name="ce35" table:formula="of:=SUM(MOD(SUM([.L122]-[.L$2];[.T$2]);[.R$2]-[.L$2]);[.L$2])" office:value-type="time" office:time-value="PT13H40M00S" calcext:value-type="time">
            <text:p>13:40:00</text:p>
          </table:table-cell>
          <table:table-cell table:style-name="ce11" table:formula="of:=IF([.L123]&lt;[.L122];[.M122]+[.H$2];[.M122])" office:value-type="float" office:value="300" calcext:value-type="float">
            <text:p>300</text:p>
          </table:table-cell>
          <table:table-cell table:style-name="ce11" table:formula="of:=OFFSET([.C$4];[.M123];0)" office:value-type="float" office:value="43750" calcext:value-type="float">
            <text:p>43750</text:p>
          </table:table-cell>
          <table:table-cell table:style-name="ce36" table:formula="of:=[.L123]" office:value-type="float" office:value="0.569444444444442" calcext:value-type="float">
            <text:p>0.5694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3];0)&lt;=[.O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12:34:39.45843" calcext:value-type="date">
            <text:p>2019-10-09 12:34:39</text:p>
          </table:table-cell>
          <table:table-cell table:style-name="ce7" table:formula="of:=[.A124]" office:value-type="date" office:date-value="2019-10-09T12:34:39.45843" calcext:value-type="date">
            <text:p>2019-10-09 12:34:39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12:34:39.45843022317" calcext:value-type="date">
            <text:p>12/30/99 12:34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=0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style-name="ce35" table:formula="of:=SUM(MOD(SUM([.L123]-[.L$2];[.T$2]);[.R$2]-[.L$2]);[.L$2])" office:value-type="time" office:time-value="PT13H50M00S" calcext:value-type="time">
            <text:p>13:50:00</text:p>
          </table:table-cell>
          <table:table-cell table:style-name="ce11" table:formula="of:=IF([.L124]&lt;[.L123];[.M123]+[.H$2];[.M123])" office:value-type="float" office:value="300" calcext:value-type="float">
            <text:p>300</text:p>
          </table:table-cell>
          <table:table-cell table:style-name="ce11" table:formula="of:=OFFSET([.C$4];[.M124];0)" office:value-type="float" office:value="43750" calcext:value-type="float">
            <text:p>43750</text:p>
          </table:table-cell>
          <table:table-cell table:style-name="ce36" table:formula="of:=[.L124]" office:value-type="float" office:value="0.576388888888886" calcext:value-type="float">
            <text:p>0.5763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4];0)&lt;=[.O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12:53:08.145661" calcext:value-type="date">
            <text:p>2019-10-09 12:53:08</text:p>
          </table:table-cell>
          <table:table-cell table:style-name="ce7" table:formula="of:=[.A125]" office:value-type="date" office:date-value="2019-10-09T12:53:08.145661" calcext:value-type="date">
            <text:p>2019-10-09 12:53:08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12:53:08.14566121437" calcext:value-type="date">
            <text:p>12/30/99 12:53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=0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style-name="ce35" table:formula="of:=SUM(MOD(SUM([.L124]-[.L$2];[.T$2]);[.R$2]-[.L$2]);[.L$2])" office:value-type="time" office:time-value="PT14H00M00S" calcext:value-type="time">
            <text:p>14:00:00</text:p>
          </table:table-cell>
          <table:table-cell table:style-name="ce11" table:formula="of:=IF([.L125]&lt;[.L124];[.M124]+[.H$2];[.M124])" office:value-type="float" office:value="300" calcext:value-type="float">
            <text:p>300</text:p>
          </table:table-cell>
          <table:table-cell table:style-name="ce11" table:formula="of:=OFFSET([.C$4];[.M125];0)" office:value-type="float" office:value="43750" calcext:value-type="float">
            <text:p>43750</text:p>
          </table:table-cell>
          <table:table-cell table:style-name="ce36" table:formula="of:=[.L125]" office:value-type="float" office:value="0.583333333333331" calcext:value-type="float">
            <text:p>0.5833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5];0)&lt;=[.O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13:05:25.612263" calcext:value-type="date">
            <text:p>2019-10-09 13:05:26</text:p>
          </table:table-cell>
          <table:table-cell table:style-name="ce7" table:formula="of:=[.A126]" office:value-type="date" office:date-value="2019-10-09T13:05:25.612263" calcext:value-type="date">
            <text:p>2019-10-09 13:05:26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13:05:25.61226252001" calcext:value-type="date">
            <text:p>12/30/99 01:05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=0;[.G125]+2+1/[.$H$2];[.G125]+1/[.$H$2])" office:value-type="float" office:value="2.05" calcext:value-type="float">
            <text:p>2,05</text:p>
          </table:table-cell>
          <table:table-cell table:number-columns-repeated="4"/>
          <table:table-cell table:style-name="ce35" table:formula="of:=SUM(MOD(SUM([.L125]-[.L$2];[.T$2]);[.R$2]-[.L$2]);[.L$2])" office:value-type="time" office:time-value="PT14H10M00S" calcext:value-type="time">
            <text:p>14:10:00</text:p>
          </table:table-cell>
          <table:table-cell table:style-name="ce11" table:formula="of:=IF([.L126]&lt;[.L125];[.M125]+[.H$2];[.M125])" office:value-type="float" office:value="300" calcext:value-type="float">
            <text:p>300</text:p>
          </table:table-cell>
          <table:table-cell table:style-name="ce11" table:formula="of:=OFFSET([.C$4];[.M126];0)" office:value-type="float" office:value="43750" calcext:value-type="float">
            <text:p>43750</text:p>
          </table:table-cell>
          <table:table-cell table:style-name="ce36" table:formula="of:=[.L126]" office:value-type="float" office:value="0.590277777777775" calcext:value-type="float">
            <text:p>0.590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6];0)&lt;=[.O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13:08:24.569808" calcext:value-type="date">
            <text:p>2019-10-09 13:08:25</text:p>
          </table:table-cell>
          <table:table-cell table:style-name="ce7" table:formula="of:=[.A127]" office:value-type="date" office:date-value="2019-10-09T13:08:24.569808" calcext:value-type="date">
            <text:p>2019-10-09 13:08:25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13:08:24.56980811432" calcext:value-type="date">
            <text:p>12/30/99 01:08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=0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style-name="ce35" table:formula="of:=SUM(MOD(SUM([.L126]-[.L$2];[.T$2]);[.R$2]-[.L$2]);[.L$2])" office:value-type="time" office:time-value="PT14H20M00S" calcext:value-type="time">
            <text:p>14:20:00</text:p>
          </table:table-cell>
          <table:table-cell table:style-name="ce11" table:formula="of:=IF([.L127]&lt;[.L126];[.M126]+[.H$2];[.M126])" office:value-type="float" office:value="300" calcext:value-type="float">
            <text:p>300</text:p>
          </table:table-cell>
          <table:table-cell table:style-name="ce11" table:formula="of:=OFFSET([.C$4];[.M127];0)" office:value-type="float" office:value="43750" calcext:value-type="float">
            <text:p>43750</text:p>
          </table:table-cell>
          <table:table-cell table:style-name="ce36" table:formula="of:=[.L127]" office:value-type="float" office:value="0.59722222222222" calcext:value-type="float">
            <text:p>0.59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7];0)&lt;=[.O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13:04:07.510913" calcext:value-type="date">
            <text:p>2019-10-09 13:04:08</text:p>
          </table:table-cell>
          <table:table-cell table:style-name="ce7" table:formula="of:=[.A128]" office:value-type="date" office:date-value="2019-10-09T13:04:07.510913" calcext:value-type="date">
            <text:p>2019-10-09 13:04:08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13:04:07.51091336366" calcext:value-type="date">
            <text:p>12/30/99 01:04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=0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style-name="ce35" table:formula="of:=SUM(MOD(SUM([.L127]-[.L$2];[.T$2]);[.R$2]-[.L$2]);[.L$2])" office:value-type="time" office:time-value="PT14H30M00S" calcext:value-type="time">
            <text:p>14:30:00</text:p>
          </table:table-cell>
          <table:table-cell table:style-name="ce11" table:formula="of:=IF([.L128]&lt;[.L127];[.M127]+[.H$2];[.M127])" office:value-type="float" office:value="300" calcext:value-type="float">
            <text:p>300</text:p>
          </table:table-cell>
          <table:table-cell table:style-name="ce11" table:formula="of:=OFFSET([.C$4];[.M128];0)" office:value-type="float" office:value="43750" calcext:value-type="float">
            <text:p>43750</text:p>
          </table:table-cell>
          <table:table-cell table:style-name="ce36" table:formula="of:=[.L128]" office:value-type="float" office:value="0.604166666666664" calcext:value-type="float">
            <text:p>0.604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8];0)&lt;=[.O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12:42:01.190858" calcext:value-type="date">
            <text:p>2019-10-09 12:42:01</text:p>
          </table:table-cell>
          <table:table-cell table:style-name="ce7" table:formula="of:=[.A129]" office:value-type="date" office:date-value="2019-10-09T12:42:01.190858" calcext:value-type="date">
            <text:p>2019-10-09 12:42:01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12:42:01.19085809682" calcext:value-type="date">
            <text:p>12/30/99 12:42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=0;[.G128]+2+1/[.$H$2];[.G128]+1/[.$H$2])" office:value-type="float" office:value="2.1" calcext:value-type="float">
            <text:p>2,1</text:p>
          </table:table-cell>
          <table:table-cell table:number-columns-repeated="4"/>
          <table:table-cell table:style-name="ce35" table:formula="of:=SUM(MOD(SUM([.L128]-[.L$2];[.T$2]);[.R$2]-[.L$2]);[.L$2])" office:value-type="time" office:time-value="PT11H10M00S" calcext:value-type="time">
            <text:p>11:10:00</text:p>
          </table:table-cell>
          <table:table-cell table:style-name="ce11" table:formula="of:=IF([.L129]&lt;[.L128];[.M128]+[.H$2];[.M128])" office:value-type="float" office:value="360" calcext:value-type="float">
            <text:p>360</text:p>
          </table:table-cell>
          <table:table-cell table:style-name="ce11" table:formula="of:=OFFSET([.C$4];[.M129];0)" office:value-type="float" office:value="43751" calcext:value-type="float">
            <text:p>43751</text:p>
          </table:table-cell>
          <table:table-cell table:style-name="ce36" table:formula="of:=[.L129]" office:value-type="float" office:value="0.465277777777775" calcext:value-type="float">
            <text:p>0.46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9];0)&lt;=[.O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13:02:43.874669" calcext:value-type="date">
            <text:p>2019-10-09 13:02:44</text:p>
          </table:table-cell>
          <table:table-cell table:style-name="ce7" table:formula="of:=[.A130]" office:value-type="date" office:date-value="2019-10-09T13:02:43.874669" calcext:value-type="date">
            <text:p>2019-10-09 13:02:44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13:02:43.87466916349" calcext:value-type="date">
            <text:p>12/30/99 01:02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=0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style-name="ce35" table:formula="of:=SUM(MOD(SUM([.L129]-[.L$2];[.T$2]);[.R$2]-[.L$2]);[.L$2])" office:value-type="time" office:time-value="PT11H20M00S" calcext:value-type="time">
            <text:p>11:20:00</text:p>
          </table:table-cell>
          <table:table-cell table:style-name="ce11" table:formula="of:=IF([.L130]&lt;[.L129];[.M129]+[.H$2];[.M129])" office:value-type="float" office:value="360" calcext:value-type="float">
            <text:p>360</text:p>
          </table:table-cell>
          <table:table-cell table:style-name="ce11" table:formula="of:=OFFSET([.C$4];[.M130];0)" office:value-type="float" office:value="43751" calcext:value-type="float">
            <text:p>43751</text:p>
          </table:table-cell>
          <table:table-cell table:style-name="ce36" table:formula="of:=[.L130]" office:value-type="float" office:value="0.47222222222222" calcext:value-type="float">
            <text:p>0.4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0];0)&lt;=[.O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13:00:43.147603" calcext:value-type="date">
            <text:p>2019-10-09 13:00:43</text:p>
          </table:table-cell>
          <table:table-cell table:style-name="ce7" table:formula="of:=[.A131]" office:value-type="date" office:date-value="2019-10-09T13:00:43.147603" calcext:value-type="date">
            <text:p>2019-10-09 13:00:43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13:00:43.14760258421" calcext:value-type="date">
            <text:p>12/30/99 01:00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=0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style-name="ce35" table:formula="of:=SUM(MOD(SUM([.L130]-[.L$2];[.T$2]);[.R$2]-[.L$2]);[.L$2])" office:value-type="time" office:time-value="PT11H30M00S" calcext:value-type="time">
            <text:p>11:30:00</text:p>
          </table:table-cell>
          <table:table-cell table:style-name="ce11" table:formula="of:=IF([.L131]&lt;[.L130];[.M130]+[.H$2];[.M130])" office:value-type="float" office:value="360" calcext:value-type="float">
            <text:p>360</text:p>
          </table:table-cell>
          <table:table-cell table:style-name="ce11" table:formula="of:=OFFSET([.C$4];[.M131];0)" office:value-type="float" office:value="43751" calcext:value-type="float">
            <text:p>43751</text:p>
          </table:table-cell>
          <table:table-cell table:style-name="ce36" table:formula="of:=[.L131]" office:value-type="float" office:value="0.479166666666664" calcext:value-type="float">
            <text:p>0.47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1];0)&lt;=[.O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13:05:11.017176" calcext:value-type="date">
            <text:p>2019-10-09 13:05:11</text:p>
          </table:table-cell>
          <table:table-cell table:style-name="ce7" table:formula="of:=[.A132]" office:value-type="date" office:date-value="2019-10-09T13:05:11.017176" calcext:value-type="date">
            <text:p>2019-10-09 13:05:11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13:05:11.01717597339" calcext:value-type="date">
            <text:p>12/30/99 01:05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=0;[.G131]+2+1/[.$H$2];[.G131]+1/[.$H$2])" office:value-type="float" office:value="2.15" calcext:value-type="float">
            <text:p>2,15</text:p>
          </table:table-cell>
          <table:table-cell table:number-columns-repeated="4"/>
          <table:table-cell table:style-name="ce35" table:formula="of:=SUM(MOD(SUM([.L131]-[.L$2];[.T$2]);[.R$2]-[.L$2]);[.L$2])" office:value-type="time" office:time-value="PT11H40M00S" calcext:value-type="time">
            <text:p>11:40:00</text:p>
          </table:table-cell>
          <table:table-cell table:style-name="ce11" table:formula="of:=IF([.L132]&lt;[.L131];[.M131]+[.H$2];[.M131])" office:value-type="float" office:value="360" calcext:value-type="float">
            <text:p>360</text:p>
          </table:table-cell>
          <table:table-cell table:style-name="ce11" table:formula="of:=OFFSET([.C$4];[.M132];0)" office:value-type="float" office:value="43751" calcext:value-type="float">
            <text:p>43751</text:p>
          </table:table-cell>
          <table:table-cell table:style-name="ce36" table:formula="of:=[.L132]" office:value-type="float" office:value="0.486111111111108" calcext:value-type="float">
            <text:p>0.48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2];0)&lt;=[.O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13:06:49.338528" calcext:value-type="date">
            <text:p>2019-10-09 13:06:49</text:p>
          </table:table-cell>
          <table:table-cell table:style-name="ce7" table:formula="of:=[.A133]" office:value-type="date" office:date-value="2019-10-09T13:06:49.338528" calcext:value-type="date">
            <text:p>2019-10-09 13:06:49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13:06:49.33852836024" calcext:value-type="date">
            <text:p>12/30/99 01:06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=0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style-name="ce35" table:formula="of:=SUM(MOD(SUM([.L132]-[.L$2];[.T$2]);[.R$2]-[.L$2]);[.L$2])" office:value-type="time" office:time-value="PT11H50M00S" calcext:value-type="time">
            <text:p>11:50:00</text:p>
          </table:table-cell>
          <table:table-cell table:style-name="ce11" table:formula="of:=IF([.L133]&lt;[.L132];[.M132]+[.H$2];[.M132])" office:value-type="float" office:value="360" calcext:value-type="float">
            <text:p>360</text:p>
          </table:table-cell>
          <table:table-cell table:style-name="ce11" table:formula="of:=OFFSET([.C$4];[.M133];0)" office:value-type="float" office:value="43751" calcext:value-type="float">
            <text:p>43751</text:p>
          </table:table-cell>
          <table:table-cell table:style-name="ce36" table:formula="of:=[.L133]" office:value-type="float" office:value="0.493055555555553" calcext:value-type="float">
            <text:p>0.49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3];0)&lt;=[.O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12:55:46.99743" calcext:value-type="date">
            <text:p>2019-10-09 12:55:47</text:p>
          </table:table-cell>
          <table:table-cell table:style-name="ce7" table:formula="of:=[.A134]" office:value-type="date" office:date-value="2019-10-09T12:55:46.99743" calcext:value-type="date">
            <text:p>2019-10-09 12:55:47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12:55:46.99743047822" calcext:value-type="date">
            <text:p>12/30/99 12:55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=0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style-name="ce35" table:formula="of:=SUM(MOD(SUM([.L133]-[.L$2];[.T$2]);[.R$2]-[.L$2]);[.L$2])" office:value-type="time" office:time-value="PT12H00M00S" calcext:value-type="time">
            <text:p>12:00:00</text:p>
          </table:table-cell>
          <table:table-cell table:style-name="ce11" table:formula="of:=IF([.L134]&lt;[.L133];[.M133]+[.H$2];[.M133])" office:value-type="float" office:value="360" calcext:value-type="float">
            <text:p>360</text:p>
          </table:table-cell>
          <table:table-cell table:style-name="ce11" table:formula="of:=OFFSET([.C$4];[.M134];0)" office:value-type="float" office:value="43751" calcext:value-type="float">
            <text:p>43751</text:p>
          </table:table-cell>
          <table:table-cell table:style-name="ce36" table:formula="of:=[.L134]" office:value-type="float" office:value="0.499999999999997" calcext:value-type="float">
            <text:p>0.49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4];0)&lt;=[.O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13:01:43.106145" calcext:value-type="date">
            <text:p>2019-10-09 13:01:43</text:p>
          </table:table-cell>
          <table:table-cell table:style-name="ce7" table:formula="of:=[.A135]" office:value-type="date" office:date-value="2019-10-09T13:01:43.106145" calcext:value-type="date">
            <text:p>2019-10-09 13:01:43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13:01:43.10614504851" calcext:value-type="date">
            <text:p>12/30/99 01:01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=0;[.G134]+2+1/[.$H$2];[.G134]+1/[.$H$2])" office:value-type="float" office:value="2.2" calcext:value-type="float">
            <text:p>2,2</text:p>
          </table:table-cell>
          <table:table-cell table:number-columns-repeated="4"/>
          <table:table-cell table:style-name="ce35" table:formula="of:=SUM(MOD(SUM([.L134]-[.L$2];[.T$2]);[.R$2]-[.L$2]);[.L$2])" office:value-type="time" office:time-value="PT12H10M00S" calcext:value-type="time">
            <text:p>12:10:00</text:p>
          </table:table-cell>
          <table:table-cell table:style-name="ce11" table:formula="of:=IF([.L135]&lt;[.L134];[.M134]+[.H$2];[.M134])" office:value-type="float" office:value="360" calcext:value-type="float">
            <text:p>360</text:p>
          </table:table-cell>
          <table:table-cell table:style-name="ce11" table:formula="of:=OFFSET([.C$4];[.M135];0)" office:value-type="float" office:value="43751" calcext:value-type="float">
            <text:p>43751</text:p>
          </table:table-cell>
          <table:table-cell table:style-name="ce36" table:formula="of:=[.L135]" office:value-type="float" office:value="0.506944444444442" calcext:value-type="float">
            <text:p>0.50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5];0)&lt;=[.O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12:31:06.206704" calcext:value-type="date">
            <text:p>2019-10-09 12:31:06</text:p>
          </table:table-cell>
          <table:table-cell table:style-name="ce7" table:formula="of:=[.A136]" office:value-type="date" office:date-value="2019-10-09T12:31:06.206704" calcext:value-type="date">
            <text:p>2019-10-09 12:31:06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12:31:06.20670394041" calcext:value-type="date">
            <text:p>12/30/99 12:31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=0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style-name="ce35" table:formula="of:=SUM(MOD(SUM([.L135]-[.L$2];[.T$2]);[.R$2]-[.L$2]);[.L$2])" office:value-type="time" office:time-value="PT12H20M00S" calcext:value-type="time">
            <text:p>12:20:00</text:p>
          </table:table-cell>
          <table:table-cell table:style-name="ce11" table:formula="of:=IF([.L136]&lt;[.L135];[.M135]+[.H$2];[.M135])" office:value-type="float" office:value="360" calcext:value-type="float">
            <text:p>360</text:p>
          </table:table-cell>
          <table:table-cell table:style-name="ce11" table:formula="of:=OFFSET([.C$4];[.M136];0)" office:value-type="float" office:value="43751" calcext:value-type="float">
            <text:p>43751</text:p>
          </table:table-cell>
          <table:table-cell table:style-name="ce36" table:formula="of:=[.L136]" office:value-type="float" office:value="0.513888888888886" calcext:value-type="float">
            <text:p>0.51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6];0)&lt;=[.O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12:59:53.936488" calcext:value-type="date">
            <text:p>2019-10-09 12:59:54</text:p>
          </table:table-cell>
          <table:table-cell table:style-name="ce7" table:formula="of:=[.A137]" office:value-type="date" office:date-value="2019-10-09T12:59:53.936488" calcext:value-type="date">
            <text:p>2019-10-09 12:59:54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12:59:53.93648786936" calcext:value-type="date">
            <text:p>12/30/99 12:59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=0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style-name="ce35" table:formula="of:=SUM(MOD(SUM([.L136]-[.L$2];[.T$2]);[.R$2]-[.L$2]);[.L$2])" office:value-type="time" office:time-value="PT12H30M00S" calcext:value-type="time">
            <text:p>12:30:00</text:p>
          </table:table-cell>
          <table:table-cell table:style-name="ce11" table:formula="of:=IF([.L137]&lt;[.L136];[.M136]+[.H$2];[.M136])" office:value-type="float" office:value="360" calcext:value-type="float">
            <text:p>360</text:p>
          </table:table-cell>
          <table:table-cell table:style-name="ce11" table:formula="of:=OFFSET([.C$4];[.M137];0)" office:value-type="float" office:value="43751" calcext:value-type="float">
            <text:p>43751</text:p>
          </table:table-cell>
          <table:table-cell table:style-name="ce36" table:formula="of:=[.L137]" office:value-type="float" office:value="0.52083333333333" calcext:value-type="float">
            <text:p>0.52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7];0)&lt;=[.O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13:14:26.177845" calcext:value-type="date">
            <text:p>2019-10-09 13:14:26</text:p>
          </table:table-cell>
          <table:table-cell table:style-name="ce7" table:formula="of:=[.A138]" office:value-type="date" office:date-value="2019-10-09T13:14:26.177845" calcext:value-type="date">
            <text:p>2019-10-09 13:14:26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13:14:26.17784472182" calcext:value-type="date">
            <text:p>12/30/99 01:14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=0;[.G137]+2+1/[.$H$2];[.G137]+1/[.$H$2])" office:value-type="float" office:value="2.25" calcext:value-type="float">
            <text:p>2,25</text:p>
          </table:table-cell>
          <table:table-cell table:number-columns-repeated="4"/>
          <table:table-cell table:style-name="ce35" table:formula="of:=SUM(MOD(SUM([.L137]-[.L$2];[.T$2]);[.R$2]-[.L$2]);[.L$2])" office:value-type="time" office:time-value="PT12H40M00S" calcext:value-type="time">
            <text:p>12:40:00</text:p>
          </table:table-cell>
          <table:table-cell table:style-name="ce11" table:formula="of:=IF([.L138]&lt;[.L137];[.M137]+[.H$2];[.M137])" office:value-type="float" office:value="360" calcext:value-type="float">
            <text:p>360</text:p>
          </table:table-cell>
          <table:table-cell table:style-name="ce11" table:formula="of:=OFFSET([.C$4];[.M138];0)" office:value-type="float" office:value="43751" calcext:value-type="float">
            <text:p>43751</text:p>
          </table:table-cell>
          <table:table-cell table:style-name="ce36" table:formula="of:=[.L138]" office:value-type="float" office:value="0.527777777777775" calcext:value-type="float">
            <text:p>0.52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8];0)&lt;=[.O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12:44:09.131186" calcext:value-type="date">
            <text:p>2019-10-09 12:44:09</text:p>
          </table:table-cell>
          <table:table-cell table:style-name="ce7" table:formula="of:=[.A139]" office:value-type="date" office:date-value="2019-10-09T12:44:09.131186" calcext:value-type="date">
            <text:p>2019-10-09 12:44:09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12:44:09.13118581753" calcext:value-type="date">
            <text:p>12/30/99 12:44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=0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style-name="ce35" table:formula="of:=SUM(MOD(SUM([.L138]-[.L$2];[.T$2]);[.R$2]-[.L$2]);[.L$2])" office:value-type="time" office:time-value="PT12H50M00S" calcext:value-type="time">
            <text:p>12:50:00</text:p>
          </table:table-cell>
          <table:table-cell table:style-name="ce11" table:formula="of:=IF([.L139]&lt;[.L138];[.M138]+[.H$2];[.M138])" office:value-type="float" office:value="360" calcext:value-type="float">
            <text:p>360</text:p>
          </table:table-cell>
          <table:table-cell table:style-name="ce11" table:formula="of:=OFFSET([.C$4];[.M139];0)" office:value-type="float" office:value="43751" calcext:value-type="float">
            <text:p>43751</text:p>
          </table:table-cell>
          <table:table-cell table:style-name="ce36" table:formula="of:=[.L139]" office:value-type="float" office:value="0.534722222222219" calcext:value-type="float">
            <text:p>0.53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9];0)&lt;=[.O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13:08:05.347023" calcext:value-type="date">
            <text:p>2019-10-09 13:08:05</text:p>
          </table:table-cell>
          <table:table-cell table:style-name="ce7" table:formula="of:=[.A140]" office:value-type="date" office:date-value="2019-10-09T13:08:05.347023" calcext:value-type="date">
            <text:p>2019-10-09 13:08:05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13:08:05.34702274483" calcext:value-type="date">
            <text:p>12/30/99 01:08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=0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style-name="ce35" table:formula="of:=SUM(MOD(SUM([.L139]-[.L$2];[.T$2]);[.R$2]-[.L$2]);[.L$2])" office:value-type="time" office:time-value="PT13H00M00S" calcext:value-type="time">
            <text:p>13:00:00</text:p>
          </table:table-cell>
          <table:table-cell table:style-name="ce11" table:formula="of:=IF([.L140]&lt;[.L139];[.M139]+[.H$2];[.M139])" office:value-type="float" office:value="360" calcext:value-type="float">
            <text:p>360</text:p>
          </table:table-cell>
          <table:table-cell table:style-name="ce11" table:formula="of:=OFFSET([.C$4];[.M140];0)" office:value-type="float" office:value="43751" calcext:value-type="float">
            <text:p>43751</text:p>
          </table:table-cell>
          <table:table-cell table:style-name="ce36" table:formula="of:=[.L140]" office:value-type="float" office:value="0.541666666666664" calcext:value-type="float">
            <text:p>0.54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0];0)&lt;=[.O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13:01:11.822272" calcext:value-type="date">
            <text:p>2019-10-09 13:01:12</text:p>
          </table:table-cell>
          <table:table-cell table:style-name="ce7" table:formula="of:=[.A141]" office:value-type="date" office:date-value="2019-10-09T13:01:11.822272" calcext:value-type="date">
            <text:p>2019-10-09 13:01:12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13:01:11.82227165904" calcext:value-type="date">
            <text:p>12/30/99 01:01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=0;[.G140]+2+1/[.$H$2];[.G140]+1/[.$H$2])" office:value-type="float" office:value="2.3" calcext:value-type="float">
            <text:p>2,3</text:p>
          </table:table-cell>
          <table:table-cell table:number-columns-repeated="4"/>
          <table:table-cell table:style-name="ce35" table:formula="of:=SUM(MOD(SUM([.L140]-[.L$2];[.T$2]);[.R$2]-[.L$2]);[.L$2])" office:value-type="time" office:time-value="PT13H10M00S" calcext:value-type="time">
            <text:p>13:10:00</text:p>
          </table:table-cell>
          <table:table-cell table:style-name="ce11" table:formula="of:=IF([.L141]&lt;[.L140];[.M140]+[.H$2];[.M140])" office:value-type="float" office:value="360" calcext:value-type="float">
            <text:p>360</text:p>
          </table:table-cell>
          <table:table-cell table:style-name="ce11" table:formula="of:=OFFSET([.C$4];[.M141];0)" office:value-type="float" office:value="43751" calcext:value-type="float">
            <text:p>43751</text:p>
          </table:table-cell>
          <table:table-cell table:style-name="ce36" table:formula="of:=[.L141]" office:value-type="float" office:value="0.548611111111108" calcext:value-type="float">
            <text:p>0.54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1];0)&lt;=[.O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12:47:06.594414" calcext:value-type="date">
            <text:p>2019-10-09 12:47:07</text:p>
          </table:table-cell>
          <table:table-cell table:style-name="ce7" table:formula="of:=[.A142]" office:value-type="date" office:date-value="2019-10-09T12:47:06.594414" calcext:value-type="date">
            <text:p>2019-10-09 12:47:07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12:47:06.59441430587" calcext:value-type="date">
            <text:p>12/30/99 12:47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=0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style-name="ce35" table:formula="of:=SUM(MOD(SUM([.L141]-[.L$2];[.T$2]);[.R$2]-[.L$2]);[.L$2])" office:value-type="time" office:time-value="PT13H20M00S" calcext:value-type="time">
            <text:p>13:20:00</text:p>
          </table:table-cell>
          <table:table-cell table:style-name="ce11" table:formula="of:=IF([.L142]&lt;[.L141];[.M141]+[.H$2];[.M141])" office:value-type="float" office:value="360" calcext:value-type="float">
            <text:p>360</text:p>
          </table:table-cell>
          <table:table-cell table:style-name="ce11" table:formula="of:=OFFSET([.C$4];[.M142];0)" office:value-type="float" office:value="43751" calcext:value-type="float">
            <text:p>43751</text:p>
          </table:table-cell>
          <table:table-cell table:style-name="ce36" table:formula="of:=[.L142]" office:value-type="float" office:value="0.555555555555553" calcext:value-type="float">
            <text:p>0.55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2];0)&lt;=[.O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13:02:52.35477" calcext:value-type="date">
            <text:p>2019-10-09 13:02:52</text:p>
          </table:table-cell>
          <table:table-cell table:style-name="ce7" table:formula="of:=[.A143]" office:value-type="date" office:date-value="2019-10-09T13:02:52.35477" calcext:value-type="date">
            <text:p>2019-10-09 13:02:52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13:02:52.35476989299" calcext:value-type="date">
            <text:p>12/30/99 01:02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=0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style-name="ce35" table:formula="of:=SUM(MOD(SUM([.L142]-[.L$2];[.T$2]);[.R$2]-[.L$2]);[.L$2])" office:value-type="time" office:time-value="PT13H30M00S" calcext:value-type="time">
            <text:p>13:30:00</text:p>
          </table:table-cell>
          <table:table-cell table:style-name="ce11" table:formula="of:=IF([.L143]&lt;[.L142];[.M142]+[.H$2];[.M142])" office:value-type="float" office:value="360" calcext:value-type="float">
            <text:p>360</text:p>
          </table:table-cell>
          <table:table-cell table:style-name="ce11" table:formula="of:=OFFSET([.C$4];[.M143];0)" office:value-type="float" office:value="43751" calcext:value-type="float">
            <text:p>43751</text:p>
          </table:table-cell>
          <table:table-cell table:style-name="ce36" table:formula="of:=[.L143]" office:value-type="float" office:value="0.562499999999997" calcext:value-type="float">
            <text:p>0.56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3];0)&lt;=[.O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12:57:11.728023" calcext:value-type="date">
            <text:p>2019-10-09 12:57:12</text:p>
          </table:table-cell>
          <table:table-cell table:style-name="ce7" table:formula="of:=[.A144]" office:value-type="date" office:date-value="2019-10-09T12:57:11.728023" calcext:value-type="date">
            <text:p>2019-10-09 12:57:12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12:57:11.72802287154" calcext:value-type="date">
            <text:p>12/30/99 12:57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=0;[.G143]+2+1/[.$H$2];[.G143]+1/[.$H$2])" office:value-type="float" office:value="2.35" calcext:value-type="float">
            <text:p>2,35</text:p>
          </table:table-cell>
          <table:table-cell table:number-columns-repeated="4"/>
          <table:table-cell table:style-name="ce35" table:formula="of:=SUM(MOD(SUM([.L143]-[.L$2];[.T$2]);[.R$2]-[.L$2]);[.L$2])" office:value-type="time" office:time-value="PT13H40M00S" calcext:value-type="time">
            <text:p>13:40:00</text:p>
          </table:table-cell>
          <table:table-cell table:style-name="ce11" table:formula="of:=IF([.L144]&lt;[.L143];[.M143]+[.H$2];[.M143])" office:value-type="float" office:value="360" calcext:value-type="float">
            <text:p>360</text:p>
          </table:table-cell>
          <table:table-cell table:style-name="ce11" table:formula="of:=OFFSET([.C$4];[.M144];0)" office:value-type="float" office:value="43751" calcext:value-type="float">
            <text:p>43751</text:p>
          </table:table-cell>
          <table:table-cell table:style-name="ce36" table:formula="of:=[.L144]" office:value-type="float" office:value="0.569444444444441" calcext:value-type="float">
            <text:p>0.5694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4];0)&lt;=[.O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13:25:41.449558" calcext:value-type="date">
            <text:p>2019-10-09 13:25:41</text:p>
          </table:table-cell>
          <table:table-cell table:style-name="ce7" table:formula="of:=[.A145]" office:value-type="date" office:date-value="2019-10-09T13:25:41.449558" calcext:value-type="date">
            <text:p>2019-10-09 13:25:41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13:25:41.44955794327" calcext:value-type="date">
            <text:p>12/30/99 01:25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=0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style-name="ce35" table:formula="of:=SUM(MOD(SUM([.L144]-[.L$2];[.T$2]);[.R$2]-[.L$2]);[.L$2])" office:value-type="time" office:time-value="PT13H50M00S" calcext:value-type="time">
            <text:p>13:50:00</text:p>
          </table:table-cell>
          <table:table-cell table:style-name="ce11" table:formula="of:=IF([.L145]&lt;[.L144];[.M144]+[.H$2];[.M144])" office:value-type="float" office:value="360" calcext:value-type="float">
            <text:p>360</text:p>
          </table:table-cell>
          <table:table-cell table:style-name="ce11" table:formula="of:=OFFSET([.C$4];[.M145];0)" office:value-type="float" office:value="43751" calcext:value-type="float">
            <text:p>43751</text:p>
          </table:table-cell>
          <table:table-cell table:style-name="ce36" table:formula="of:=[.L145]" office:value-type="float" office:value="0.576388888888886" calcext:value-type="float">
            <text:p>0.5763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5];0)&lt;=[.O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13:05:50.531215" calcext:value-type="date">
            <text:p>2019-10-09 13:05:51</text:p>
          </table:table-cell>
          <table:table-cell table:style-name="ce7" table:formula="of:=[.A146]" office:value-type="date" office:date-value="2019-10-09T13:05:50.531215" calcext:value-type="date">
            <text:p>2019-10-09 13:05:51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13:05:50.53121494129" calcext:value-type="date">
            <text:p>12/30/99 01:05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=0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style-name="ce35" table:formula="of:=SUM(MOD(SUM([.L145]-[.L$2];[.T$2]);[.R$2]-[.L$2]);[.L$2])" office:value-type="time" office:time-value="PT14H00M00S" calcext:value-type="time">
            <text:p>14:00:00</text:p>
          </table:table-cell>
          <table:table-cell table:style-name="ce11" table:formula="of:=IF([.L146]&lt;[.L145];[.M145]+[.H$2];[.M145])" office:value-type="float" office:value="360" calcext:value-type="float">
            <text:p>360</text:p>
          </table:table-cell>
          <table:table-cell table:style-name="ce11" table:formula="of:=OFFSET([.C$4];[.M146];0)" office:value-type="float" office:value="43751" calcext:value-type="float">
            <text:p>43751</text:p>
          </table:table-cell>
          <table:table-cell table:style-name="ce36" table:formula="of:=[.L146]" office:value-type="float" office:value="0.58333333333333" calcext:value-type="float">
            <text:p>0.583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6];0)&lt;=[.O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12:53:58.984952" calcext:value-type="date">
            <text:p>2019-10-09 12:53:59</text:p>
          </table:table-cell>
          <table:table-cell table:style-name="ce7" table:formula="of:=[.A147]" office:value-type="date" office:date-value="2019-10-09T12:53:58.984952" calcext:value-type="date">
            <text:p>2019-10-09 12:53:59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12:53:58.98495181929" calcext:value-type="date">
            <text:p>12/30/99 12:53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=0;[.G146]+2+1/[.$H$2];[.G146]+1/[.$H$2])" office:value-type="float" office:value="2.4" calcext:value-type="float">
            <text:p>2,4</text:p>
          </table:table-cell>
          <table:table-cell table:number-columns-repeated="4"/>
          <table:table-cell table:style-name="ce35" table:formula="of:=SUM(MOD(SUM([.L146]-[.L$2];[.T$2]);[.R$2]-[.L$2]);[.L$2])" office:value-type="time" office:time-value="PT14H10M00S" calcext:value-type="time">
            <text:p>14:10:00</text:p>
          </table:table-cell>
          <table:table-cell table:style-name="ce11" table:formula="of:=IF([.L147]&lt;[.L146];[.M146]+[.H$2];[.M146])" office:value-type="float" office:value="360" calcext:value-type="float">
            <text:p>360</text:p>
          </table:table-cell>
          <table:table-cell table:style-name="ce11" table:formula="of:=OFFSET([.C$4];[.M147];0)" office:value-type="float" office:value="43751" calcext:value-type="float">
            <text:p>43751</text:p>
          </table:table-cell>
          <table:table-cell table:style-name="ce36" table:formula="of:=[.L147]" office:value-type="float" office:value="0.590277777777775" calcext:value-type="float">
            <text:p>0.590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7];0)&lt;=[.O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12:48:02.053347" calcext:value-type="date">
            <text:p>2019-10-09 12:48:02</text:p>
          </table:table-cell>
          <table:table-cell table:style-name="ce7" table:formula="of:=[.A148]" office:value-type="date" office:date-value="2019-10-09T12:48:02.053347" calcext:value-type="date">
            <text:p>2019-10-09 12:48:02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12:48:02.05334704835" calcext:value-type="date">
            <text:p>12/30/99 12:48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=0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style-name="ce35" table:formula="of:=SUM(MOD(SUM([.L147]-[.L$2];[.T$2]);[.R$2]-[.L$2]);[.L$2])" office:value-type="time" office:time-value="PT14H20M00S" calcext:value-type="time">
            <text:p>14:20:00</text:p>
          </table:table-cell>
          <table:table-cell table:style-name="ce11" table:formula="of:=IF([.L148]&lt;[.L147];[.M147]+[.H$2];[.M147])" office:value-type="float" office:value="360" calcext:value-type="float">
            <text:p>360</text:p>
          </table:table-cell>
          <table:table-cell table:style-name="ce11" table:formula="of:=OFFSET([.C$4];[.M148];0)" office:value-type="float" office:value="43751" calcext:value-type="float">
            <text:p>43751</text:p>
          </table:table-cell>
          <table:table-cell table:style-name="ce36" table:formula="of:=[.L148]" office:value-type="float" office:value="0.597222222222219" calcext:value-type="float">
            <text:p>0.597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8];0)&lt;=[.O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12:56:52.309669" calcext:value-type="date">
            <text:p>2019-10-09 12:56:52</text:p>
          </table:table-cell>
          <table:table-cell table:style-name="ce7" table:formula="of:=[.A149]" office:value-type="date" office:date-value="2019-10-09T12:56:52.309669" calcext:value-type="date">
            <text:p>2019-10-09 12:56:52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12:56:52.30966926087" calcext:value-type="date">
            <text:p>12/30/99 12:56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=0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style-name="ce35" table:formula="of:=SUM(MOD(SUM([.L148]-[.L$2];[.T$2]);[.R$2]-[.L$2]);[.L$2])" office:value-type="time" office:time-value="PT14H30M00S" calcext:value-type="time">
            <text:p>14:30:00</text:p>
          </table:table-cell>
          <table:table-cell table:style-name="ce11" table:formula="of:=IF([.L149]&lt;[.L148];[.M148]+[.H$2];[.M148])" office:value-type="float" office:value="360" calcext:value-type="float">
            <text:p>360</text:p>
          </table:table-cell>
          <table:table-cell table:style-name="ce11" table:formula="of:=OFFSET([.C$4];[.M149];0)" office:value-type="float" office:value="43751" calcext:value-type="float">
            <text:p>43751</text:p>
          </table:table-cell>
          <table:table-cell table:style-name="ce36" table:formula="of:=[.L149]" office:value-type="float" office:value="0.604166666666664" calcext:value-type="float">
            <text:p>0.604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9];0)&lt;=[.O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13:14:12.478336" calcext:value-type="date">
            <text:p>2019-10-09 13:14:12</text:p>
          </table:table-cell>
          <table:table-cell table:style-name="ce7" table:formula="of:=[.A150]" office:value-type="date" office:date-value="2019-10-09T13:14:12.478336" calcext:value-type="date">
            <text:p>2019-10-09 13:14:12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13:14:12.47833644971" calcext:value-type="date">
            <text:p>12/30/99 01:14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=0;[.G149]+2+1/[.$H$2];[.G149]+1/[.$H$2])" office:value-type="float" office:value="2.45" calcext:value-type="float">
            <text:p>2,45</text:p>
          </table:table-cell>
          <table:table-cell table:number-columns-repeated="4"/>
          <table:table-cell table:style-name="ce35" table:formula="of:=SUM(MOD(SUM([.L149]-[.L$2];[.T$2]);[.R$2]-[.L$2]);[.L$2])" office:value-type="time" office:time-value="PT11H10M00S" calcext:value-type="time">
            <text:p>11:10:00</text:p>
          </table:table-cell>
          <table:table-cell table:style-name="ce11" table:formula="of:=IF([.L150]&lt;[.L149];[.M149]+[.H$2];[.M149])" office:value-type="float" office:value="420" calcext:value-type="float">
            <text:p>420</text:p>
          </table:table-cell>
          <table:table-cell table:style-name="ce11" table:formula="of:=OFFSET([.C$4];[.M150];0)" office:value-type="float" office:value="43752" calcext:value-type="float">
            <text:p>43752</text:p>
          </table:table-cell>
          <table:table-cell table:style-name="ce36" table:formula="of:=[.L150]" office:value-type="float" office:value="0.465277777777775" calcext:value-type="float">
            <text:p>0.46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0];0)&lt;=[.O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12:59:11.970447" calcext:value-type="date">
            <text:p>2019-10-09 12:59:12</text:p>
          </table:table-cell>
          <table:table-cell table:style-name="ce7" table:formula="of:=[.A151]" office:value-type="date" office:date-value="2019-10-09T12:59:11.970447" calcext:value-type="date">
            <text:p>2019-10-09 12:59:12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12:59:11.9704467617" calcext:value-type="date">
            <text:p>12/30/99 12:59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=0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style-name="ce35" table:formula="of:=SUM(MOD(SUM([.L150]-[.L$2];[.T$2]);[.R$2]-[.L$2]);[.L$2])" office:value-type="time" office:time-value="PT11H20M00S" calcext:value-type="time">
            <text:p>11:20:00</text:p>
          </table:table-cell>
          <table:table-cell table:style-name="ce11" table:formula="of:=IF([.L151]&lt;[.L150];[.M150]+[.H$2];[.M150])" office:value-type="float" office:value="420" calcext:value-type="float">
            <text:p>420</text:p>
          </table:table-cell>
          <table:table-cell table:style-name="ce11" table:formula="of:=OFFSET([.C$4];[.M151];0)" office:value-type="float" office:value="43752" calcext:value-type="float">
            <text:p>43752</text:p>
          </table:table-cell>
          <table:table-cell table:style-name="ce36" table:formula="of:=[.L151]" office:value-type="float" office:value="0.472222222222219" calcext:value-type="float">
            <text:p>0.47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1];0)&lt;=[.O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12:53:29.857951" calcext:value-type="date">
            <text:p>2019-10-09 12:53:30</text:p>
          </table:table-cell>
          <table:table-cell table:style-name="ce7" table:formula="of:=[.A152]" office:value-type="date" office:date-value="2019-10-09T12:53:29.857951" calcext:value-type="date">
            <text:p>2019-10-09 12:53:30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12:53:29.85795103479" calcext:value-type="date">
            <text:p>12/30/99 12:53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=0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style-name="ce35" table:formula="of:=SUM(MOD(SUM([.L151]-[.L$2];[.T$2]);[.R$2]-[.L$2]);[.L$2])" office:value-type="time" office:time-value="PT11H30M00S" calcext:value-type="time">
            <text:p>11:30:00</text:p>
          </table:table-cell>
          <table:table-cell table:style-name="ce11" table:formula="of:=IF([.L152]&lt;[.L151];[.M151]+[.H$2];[.M151])" office:value-type="float" office:value="420" calcext:value-type="float">
            <text:p>420</text:p>
          </table:table-cell>
          <table:table-cell table:style-name="ce11" table:formula="of:=OFFSET([.C$4];[.M152];0)" office:value-type="float" office:value="43752" calcext:value-type="float">
            <text:p>43752</text:p>
          </table:table-cell>
          <table:table-cell table:style-name="ce36" table:formula="of:=[.L152]" office:value-type="float" office:value="0.479166666666664" calcext:value-type="float">
            <text:p>0.47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2];0)&lt;=[.O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13:06:08.50281" calcext:value-type="date">
            <text:p>2019-10-09 13:06:09</text:p>
          </table:table-cell>
          <table:table-cell table:style-name="ce7" table:formula="of:=[.A153]" office:value-type="date" office:date-value="2019-10-09T13:06:08.50281" calcext:value-type="date">
            <text:p>2019-10-09 13:06:09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13:06:08.5028095264" calcext:value-type="date">
            <text:p>12/30/99 01:06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=0;[.G152]+2+1/[.$H$2];[.G152]+1/[.$H$2])" office:value-type="float" office:value="2.5" calcext:value-type="float">
            <text:p>2,5</text:p>
          </table:table-cell>
          <table:table-cell table:number-columns-repeated="4"/>
          <table:table-cell table:style-name="ce35" table:formula="of:=SUM(MOD(SUM([.L152]-[.L$2];[.T$2]);[.R$2]-[.L$2]);[.L$2])" office:value-type="time" office:time-value="PT11H40M00S" calcext:value-type="time">
            <text:p>11:40:00</text:p>
          </table:table-cell>
          <table:table-cell table:style-name="ce11" table:formula="of:=IF([.L153]&lt;[.L152];[.M152]+[.H$2];[.M152])" office:value-type="float" office:value="420" calcext:value-type="float">
            <text:p>420</text:p>
          </table:table-cell>
          <table:table-cell table:style-name="ce11" table:formula="of:=OFFSET([.C$4];[.M153];0)" office:value-type="float" office:value="43752" calcext:value-type="float">
            <text:p>43752</text:p>
          </table:table-cell>
          <table:table-cell table:style-name="ce36" table:formula="of:=[.L153]" office:value-type="float" office:value="0.486111111111108" calcext:value-type="float">
            <text:p>0.48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12:41:35.9559" calcext:value-type="date">
            <text:p>2019-10-09 12:41:36</text:p>
          </table:table-cell>
          <table:table-cell table:style-name="ce7" table:formula="of:=[.A154]" office:value-type="date" office:date-value="2019-10-09T12:41:35.9559" calcext:value-type="date">
            <text:p>2019-10-09 12:41:36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12:41:35.9559001727" calcext:value-type="date">
            <text:p>12/30/99 12:41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=0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style-name="ce35" table:formula="of:=SUM(MOD(SUM([.L153]-[.L$2];[.T$2]);[.R$2]-[.L$2]);[.L$2])" office:value-type="time" office:time-value="PT11H50M00S" calcext:value-type="time">
            <text:p>11:50:00</text:p>
          </table:table-cell>
          <table:table-cell table:style-name="ce11" table:formula="of:=IF([.L154]&lt;[.L153];[.M153]+[.H$2];[.M153])" office:value-type="float" office:value="420" calcext:value-type="float">
            <text:p>420</text:p>
          </table:table-cell>
          <table:table-cell table:style-name="ce11" table:formula="of:=OFFSET([.C$4];[.M154];0)" office:value-type="float" office:value="43752" calcext:value-type="float">
            <text:p>43752</text:p>
          </table:table-cell>
          <table:table-cell table:style-name="ce36" table:formula="of:=[.L154]" office:value-type="float" office:value="0.493055555555552" calcext:value-type="float">
            <text:p>0.49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12:42:23.100853" calcext:value-type="date">
            <text:p>2019-10-09 12:42:23</text:p>
          </table:table-cell>
          <table:table-cell table:style-name="ce7" table:formula="of:=[.A155]" office:value-type="date" office:date-value="2019-10-09T12:42:23.100853" calcext:value-type="date">
            <text:p>2019-10-09 12:42:23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12:42:23.10085291509" calcext:value-type="date">
            <text:p>12/30/99 12:42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=0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style-name="ce35" table:formula="of:=SUM(MOD(SUM([.L154]-[.L$2];[.T$2]);[.R$2]-[.L$2]);[.L$2])" office:value-type="time" office:time-value="PT12H00M00S" calcext:value-type="time">
            <text:p>12:00:00</text:p>
          </table:table-cell>
          <table:table-cell table:style-name="ce11" table:formula="of:=IF([.L155]&lt;[.L154];[.M154]+[.H$2];[.M154])" office:value-type="float" office:value="420" calcext:value-type="float">
            <text:p>420</text:p>
          </table:table-cell>
          <table:table-cell table:style-name="ce11" table:formula="of:=OFFSET([.C$4];[.M155];0)" office:value-type="float" office:value="43752" calcext:value-type="float">
            <text:p>43752</text:p>
          </table:table-cell>
          <table:table-cell table:style-name="ce36" table:formula="of:=[.L155]" office:value-type="float" office:value="0.499999999999997" calcext:value-type="float">
            <text:p>0.49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13:10:45.147606" calcext:value-type="date">
            <text:p>2019-10-09 13:10:45</text:p>
          </table:table-cell>
          <table:table-cell table:style-name="ce7" table:formula="of:=[.A156]" office:value-type="date" office:date-value="2019-10-09T13:10:45.147606" calcext:value-type="date">
            <text:p>2019-10-09 13:10:45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13:10:45.14760563616" calcext:value-type="date">
            <text:p>12/30/99 01:10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=0;[.G155]+2+1/[.$H$2];[.G155]+1/[.$H$2])" office:value-type="float" office:value="2.55" calcext:value-type="float">
            <text:p>2,55</text:p>
          </table:table-cell>
          <table:table-cell table:number-columns-repeated="4"/>
          <table:table-cell table:style-name="ce35" table:formula="of:=SUM(MOD(SUM([.L155]-[.L$2];[.T$2]);[.R$2]-[.L$2]);[.L$2])" office:value-type="time" office:time-value="PT12H10M00S" calcext:value-type="time">
            <text:p>12:10:00</text:p>
          </table:table-cell>
          <table:table-cell table:style-name="ce11" table:formula="of:=IF([.L156]&lt;[.L155];[.M155]+[.H$2];[.M155])" office:value-type="float" office:value="420" calcext:value-type="float">
            <text:p>420</text:p>
          </table:table-cell>
          <table:table-cell table:style-name="ce11" table:formula="of:=OFFSET([.C$4];[.M156];0)" office:value-type="float" office:value="43752" calcext:value-type="float">
            <text:p>43752</text:p>
          </table:table-cell>
          <table:table-cell table:style-name="ce36" table:formula="of:=[.L156]" office:value-type="float" office:value="0.506944444444441" calcext:value-type="float">
            <text:p>0.50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12:54:26.613" calcext:value-type="date">
            <text:p>2019-10-09 12:54:27</text:p>
          </table:table-cell>
          <table:table-cell table:style-name="ce7" table:formula="of:=[.A157]" office:value-type="date" office:date-value="2019-10-09T12:54:26.613" calcext:value-type="date">
            <text:p>2019-10-09 12:54:27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12:54:26.61299988627" calcext:value-type="date">
            <text:p>12/30/99 12:54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=0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style-name="ce35" table:formula="of:=SUM(MOD(SUM([.L156]-[.L$2];[.T$2]);[.R$2]-[.L$2]);[.L$2])" office:value-type="time" office:time-value="PT12H20M00S" calcext:value-type="time">
            <text:p>12:20:00</text:p>
          </table:table-cell>
          <table:table-cell table:style-name="ce11" table:formula="of:=IF([.L157]&lt;[.L156];[.M156]+[.H$2];[.M156])" office:value-type="float" office:value="420" calcext:value-type="float">
            <text:p>420</text:p>
          </table:table-cell>
          <table:table-cell table:style-name="ce11" table:formula="of:=OFFSET([.C$4];[.M157];0)" office:value-type="float" office:value="43752" calcext:value-type="float">
            <text:p>43752</text:p>
          </table:table-cell>
          <table:table-cell table:style-name="ce36" table:formula="of:=[.L157]" office:value-type="float" office:value="0.513888888888886" calcext:value-type="float">
            <text:p>0.51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13:06:21.826002" calcext:value-type="date">
            <text:p>2019-10-09 13:06:22</text:p>
          </table:table-cell>
          <table:table-cell table:style-name="ce7" table:formula="of:=[.A158]" office:value-type="date" office:date-value="2019-10-09T13:06:21.826002" calcext:value-type="date">
            <text:p>2019-10-09 13:06:22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13:06:21.82600219734" calcext:value-type="date">
            <text:p>12/30/99 01:06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=0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style-name="ce35" table:formula="of:=SUM(MOD(SUM([.L157]-[.L$2];[.T$2]);[.R$2]-[.L$2]);[.L$2])" office:value-type="time" office:time-value="PT12H30M00S" calcext:value-type="time">
            <text:p>12:30:00</text:p>
          </table:table-cell>
          <table:table-cell table:style-name="ce11" table:formula="of:=IF([.L158]&lt;[.L157];[.M157]+[.H$2];[.M157])" office:value-type="float" office:value="420" calcext:value-type="float">
            <text:p>420</text:p>
          </table:table-cell>
          <table:table-cell table:style-name="ce11" table:formula="of:=OFFSET([.C$4];[.M158];0)" office:value-type="float" office:value="43752" calcext:value-type="float">
            <text:p>43752</text:p>
          </table:table-cell>
          <table:table-cell table:style-name="ce36" table:formula="of:=[.L158]" office:value-type="float" office:value="0.52083333333333" calcext:value-type="float">
            <text:p>0.52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8];0)&lt;=[.O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12:56:11.817748" calcext:value-type="date">
            <text:p>2019-10-09 12:56:12</text:p>
          </table:table-cell>
          <table:table-cell table:style-name="ce7" table:formula="of:=[.A159]" office:value-type="date" office:date-value="2019-10-09T12:56:11.817748" calcext:value-type="date">
            <text:p>2019-10-09 12:56:12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12:56:11.81774822529" calcext:value-type="date">
            <text:p>12/30/99 12:56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=0;[.G158]+2+1/[.$H$2];[.G158]+1/[.$H$2])" office:value-type="float" office:value="2.6" calcext:value-type="float">
            <text:p>2,6</text:p>
          </table:table-cell>
          <table:table-cell table:number-columns-repeated="4"/>
          <table:table-cell table:style-name="ce35" table:formula="of:=SUM(MOD(SUM([.L158]-[.L$2];[.T$2]);[.R$2]-[.L$2]);[.L$2])" office:value-type="time" office:time-value="PT12H40M00S" calcext:value-type="time">
            <text:p>12:40:00</text:p>
          </table:table-cell>
          <table:table-cell table:style-name="ce11" table:formula="of:=IF([.L159]&lt;[.L158];[.M158]+[.H$2];[.M158])" office:value-type="float" office:value="420" calcext:value-type="float">
            <text:p>420</text:p>
          </table:table-cell>
          <table:table-cell table:style-name="ce11" table:formula="of:=OFFSET([.C$4];[.M159];0)" office:value-type="float" office:value="43752" calcext:value-type="float">
            <text:p>43752</text:p>
          </table:table-cell>
          <table:table-cell table:style-name="ce36" table:formula="of:=[.L159]" office:value-type="float" office:value="0.527777777777774" calcext:value-type="float">
            <text:p>0.52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9];0)&lt;=[.O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12:46:12.715962" calcext:value-type="date">
            <text:p>2019-10-09 12:46:13</text:p>
          </table:table-cell>
          <table:table-cell table:style-name="ce7" table:formula="of:=[.A160]" office:value-type="date" office:date-value="2019-10-09T12:46:12.715962" calcext:value-type="date">
            <text:p>2019-10-09 12:46:13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12:46:12.71596170031" calcext:value-type="date">
            <text:p>12/30/99 12:46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=0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style-name="ce35" table:formula="of:=SUM(MOD(SUM([.L159]-[.L$2];[.T$2]);[.R$2]-[.L$2]);[.L$2])" office:value-type="time" office:time-value="PT12H50M00S" calcext:value-type="time">
            <text:p>12:50:00</text:p>
          </table:table-cell>
          <table:table-cell table:style-name="ce11" table:formula="of:=IF([.L160]&lt;[.L159];[.M159]+[.H$2];[.M159])" office:value-type="float" office:value="420" calcext:value-type="float">
            <text:p>420</text:p>
          </table:table-cell>
          <table:table-cell table:style-name="ce11" table:formula="of:=OFFSET([.C$4];[.M160];0)" office:value-type="float" office:value="43752" calcext:value-type="float">
            <text:p>43752</text:p>
          </table:table-cell>
          <table:table-cell table:style-name="ce36" table:formula="of:=[.L160]" office:value-type="float" office:value="0.534722222222219" calcext:value-type="float">
            <text:p>0.53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0];0)&lt;=[.O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12:48:52.156459" calcext:value-type="date">
            <text:p>2019-10-09 12:48:52</text:p>
          </table:table-cell>
          <table:table-cell table:style-name="ce7" table:formula="of:=[.A161]" office:value-type="date" office:date-value="2019-10-09T12:48:52.156459" calcext:value-type="date">
            <text:p>2019-10-09 12:48:52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12:48:52.15645928867" calcext:value-type="date">
            <text:p>12/30/99 12:48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=0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style-name="ce35" table:formula="of:=SUM(MOD(SUM([.L160]-[.L$2];[.T$2]);[.R$2]-[.L$2]);[.L$2])" office:value-type="time" office:time-value="PT13H00M00S" calcext:value-type="time">
            <text:p>13:00:00</text:p>
          </table:table-cell>
          <table:table-cell table:style-name="ce11" table:formula="of:=IF([.L161]&lt;[.L160];[.M160]+[.H$2];[.M160])" office:value-type="float" office:value="420" calcext:value-type="float">
            <text:p>420</text:p>
          </table:table-cell>
          <table:table-cell table:style-name="ce11" table:formula="of:=OFFSET([.C$4];[.M161];0)" office:value-type="float" office:value="43752" calcext:value-type="float">
            <text:p>43752</text:p>
          </table:table-cell>
          <table:table-cell table:style-name="ce36" table:formula="of:=[.L161]" office:value-type="float" office:value="0.541666666666663" calcext:value-type="float">
            <text:p>0.54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1];0)&lt;=[.O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12:55:42.08075" calcext:value-type="date">
            <text:p>2019-10-09 12:55:42</text:p>
          </table:table-cell>
          <table:table-cell table:style-name="ce7" table:formula="of:=[.A162]" office:value-type="date" office:date-value="2019-10-09T12:55:42.08075" calcext:value-type="date">
            <text:p>2019-10-09 12:55:42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12:55:42.08075024653" calcext:value-type="date">
            <text:p>12/30/99 12:55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=0;[.G161]+2+1/[.$H$2];[.G161]+1/[.$H$2])" office:value-type="float" office:value="2.65" calcext:value-type="float">
            <text:p>2,65</text:p>
          </table:table-cell>
          <table:table-cell table:number-columns-repeated="4"/>
          <table:table-cell table:style-name="ce35" table:formula="of:=SUM(MOD(SUM([.L161]-[.L$2];[.T$2]);[.R$2]-[.L$2]);[.L$2])" office:value-type="time" office:time-value="PT13H10M00S" calcext:value-type="time">
            <text:p>13:10:00</text:p>
          </table:table-cell>
          <table:table-cell table:style-name="ce11" table:formula="of:=IF([.L162]&lt;[.L161];[.M161]+[.H$2];[.M161])" office:value-type="float" office:value="420" calcext:value-type="float">
            <text:p>420</text:p>
          </table:table-cell>
          <table:table-cell table:style-name="ce11" table:formula="of:=OFFSET([.C$4];[.M162];0)" office:value-type="float" office:value="43752" calcext:value-type="float">
            <text:p>43752</text:p>
          </table:table-cell>
          <table:table-cell table:style-name="ce36" table:formula="of:=[.L162]" office:value-type="float" office:value="0.548611111111108" calcext:value-type="float">
            <text:p>0.54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2];0)&lt;=[.O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13:15:15.98921" calcext:value-type="date">
            <text:p>2019-10-09 13:15:16</text:p>
          </table:table-cell>
          <table:table-cell table:style-name="ce7" table:formula="of:=[.A163]" office:value-type="date" office:date-value="2019-10-09T13:15:15.98921" calcext:value-type="date">
            <text:p>2019-10-09 13:15:16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13:15:15.98920952529" calcext:value-type="date">
            <text:p>12/30/99 01:15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=0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style-name="ce35" table:formula="of:=SUM(MOD(SUM([.L162]-[.L$2];[.T$2]);[.R$2]-[.L$2]);[.L$2])" office:value-type="time" office:time-value="PT13H20M00S" calcext:value-type="time">
            <text:p>13:20:00</text:p>
          </table:table-cell>
          <table:table-cell table:style-name="ce11" table:formula="of:=IF([.L163]&lt;[.L162];[.M162]+[.H$2];[.M162])" office:value-type="float" office:value="420" calcext:value-type="float">
            <text:p>420</text:p>
          </table:table-cell>
          <table:table-cell table:style-name="ce11" table:formula="of:=OFFSET([.C$4];[.M163];0)" office:value-type="float" office:value="43752" calcext:value-type="float">
            <text:p>43752</text:p>
          </table:table-cell>
          <table:table-cell table:style-name="ce36" table:formula="of:=[.L163]" office:value-type="float" office:value="0.555555555555552" calcext:value-type="float">
            <text:p>0.55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3];0)&lt;=[.O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12:46:24.578438" calcext:value-type="date">
            <text:p>2019-10-09 12:46:25</text:p>
          </table:table-cell>
          <table:table-cell table:style-name="ce7" table:formula="of:=[.A164]" office:value-type="date" office:date-value="2019-10-09T12:46:24.578438" calcext:value-type="date">
            <text:p>2019-10-09 12:46:25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12:46:24.57843759097" calcext:value-type="date">
            <text:p>12/30/99 12:46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=0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style-name="ce35" table:formula="of:=SUM(MOD(SUM([.L163]-[.L$2];[.T$2]);[.R$2]-[.L$2]);[.L$2])" office:value-type="time" office:time-value="PT13H30M00S" calcext:value-type="time">
            <text:p>13:30:00</text:p>
          </table:table-cell>
          <table:table-cell table:style-name="ce11" table:formula="of:=IF([.L164]&lt;[.L163];[.M163]+[.H$2];[.M163])" office:value-type="float" office:value="420" calcext:value-type="float">
            <text:p>420</text:p>
          </table:table-cell>
          <table:table-cell table:style-name="ce11" table:formula="of:=OFFSET([.C$4];[.M164];0)" office:value-type="float" office:value="43752" calcext:value-type="float">
            <text:p>43752</text:p>
          </table:table-cell>
          <table:table-cell table:style-name="ce36" table:formula="of:=[.L164]" office:value-type="float" office:value="0.562499999999997" calcext:value-type="float">
            <text:p>0.56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4];0)&lt;=[.O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12:56:58.324679" calcext:value-type="date">
            <text:p>2019-10-09 12:56:58</text:p>
          </table:table-cell>
          <table:table-cell table:style-name="ce7" table:formula="of:=[.A165]" office:value-type="date" office:date-value="2019-10-09T12:56:58.324679" calcext:value-type="date">
            <text:p>2019-10-09 12:56:58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12:56:58.32467888016" calcext:value-type="date">
            <text:p>12/30/99 12:56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=0;[.G164]+2+1/[.$H$2];[.G164]+1/[.$H$2])" office:value-type="float" office:value="2.7" calcext:value-type="float">
            <text:p>2,7</text:p>
          </table:table-cell>
          <table:table-cell table:number-columns-repeated="4"/>
          <table:table-cell table:style-name="ce35" table:formula="of:=SUM(MOD(SUM([.L164]-[.L$2];[.T$2]);[.R$2]-[.L$2]);[.L$2])" office:value-type="time" office:time-value="PT13H40M00S" calcext:value-type="time">
            <text:p>13:40:00</text:p>
          </table:table-cell>
          <table:table-cell table:style-name="ce11" table:formula="of:=IF([.L165]&lt;[.L164];[.M164]+[.H$2];[.M164])" office:value-type="float" office:value="420" calcext:value-type="float">
            <text:p>420</text:p>
          </table:table-cell>
          <table:table-cell table:style-name="ce11" table:formula="of:=OFFSET([.C$4];[.M165];0)" office:value-type="float" office:value="43752" calcext:value-type="float">
            <text:p>43752</text:p>
          </table:table-cell>
          <table:table-cell table:style-name="ce36" table:formula="of:=[.L165]" office:value-type="float" office:value="0.569444444444441" calcext:value-type="float">
            <text:p>0.5694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5];0)&lt;=[.O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12:57:12.975456" calcext:value-type="date">
            <text:p>2019-10-09 12:57:13</text:p>
          </table:table-cell>
          <table:table-cell table:style-name="ce7" table:formula="of:=[.A166]" office:value-type="date" office:date-value="2019-10-09T12:57:12.975456" calcext:value-type="date">
            <text:p>2019-10-09 12:57:13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12:57:12.97545562964" calcext:value-type="date">
            <text:p>12/30/99 12:57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=0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style-name="ce35" table:formula="of:=SUM(MOD(SUM([.L165]-[.L$2];[.T$2]);[.R$2]-[.L$2]);[.L$2])" office:value-type="time" office:time-value="PT13H50M00S" calcext:value-type="time">
            <text:p>13:50:00</text:p>
          </table:table-cell>
          <table:table-cell table:style-name="ce11" table:formula="of:=IF([.L166]&lt;[.L165];[.M165]+[.H$2];[.M165])" office:value-type="float" office:value="420" calcext:value-type="float">
            <text:p>420</text:p>
          </table:table-cell>
          <table:table-cell table:style-name="ce11" table:formula="of:=OFFSET([.C$4];[.M166];0)" office:value-type="float" office:value="43752" calcext:value-type="float">
            <text:p>43752</text:p>
          </table:table-cell>
          <table:table-cell table:style-name="ce36" table:formula="of:=[.L166]" office:value-type="float" office:value="0.576388888888885" calcext:value-type="float">
            <text:p>0.5763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6];0)&lt;=[.O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13:05:05.272172" calcext:value-type="date">
            <text:p>2019-10-09 13:05:05</text:p>
          </table:table-cell>
          <table:table-cell table:style-name="ce7" table:formula="of:=[.A167]" office:value-type="date" office:date-value="2019-10-09T13:05:05.272172" calcext:value-type="date">
            <text:p>2019-10-09 13:05:05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13:05:05.27217155322" calcext:value-type="date">
            <text:p>12/30/99 01:05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=0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style-name="ce35" table:formula="of:=SUM(MOD(SUM([.L166]-[.L$2];[.T$2]);[.R$2]-[.L$2]);[.L$2])" office:value-type="time" office:time-value="PT14H00M00S" calcext:value-type="time">
            <text:p>14:00:00</text:p>
          </table:table-cell>
          <table:table-cell table:style-name="ce11" table:formula="of:=IF([.L167]&lt;[.L166];[.M166]+[.H$2];[.M166])" office:value-type="float" office:value="420" calcext:value-type="float">
            <text:p>420</text:p>
          </table:table-cell>
          <table:table-cell table:style-name="ce11" table:formula="of:=OFFSET([.C$4];[.M167];0)" office:value-type="float" office:value="43752" calcext:value-type="float">
            <text:p>43752</text:p>
          </table:table-cell>
          <table:table-cell table:style-name="ce36" table:formula="of:=[.L167]" office:value-type="float" office:value="0.58333333333333" calcext:value-type="float">
            <text:p>0.583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7];0)&lt;=[.O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12:44:10.23632" calcext:value-type="date">
            <text:p>2019-10-09 12:44:10</text:p>
          </table:table-cell>
          <table:table-cell table:style-name="ce7" table:formula="of:=[.A168]" office:value-type="date" office:date-value="2019-10-09T12:44:10.23632" calcext:value-type="date">
            <text:p>2019-10-09 12:44:10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12:44:10.23632026277" calcext:value-type="date">
            <text:p>12/30/99 12:44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=0;[.G167]+2+1/[.$H$2];[.G167]+1/[.$H$2])" office:value-type="float" office:value="2.75" calcext:value-type="float">
            <text:p>2,75</text:p>
          </table:table-cell>
          <table:table-cell table:number-columns-repeated="4"/>
          <table:table-cell table:style-name="ce35" table:formula="of:=SUM(MOD(SUM([.L167]-[.L$2];[.T$2]);[.R$2]-[.L$2]);[.L$2])" office:value-type="time" office:time-value="PT14H10M00S" calcext:value-type="time">
            <text:p>14:10:00</text:p>
          </table:table-cell>
          <table:table-cell table:style-name="ce11" table:formula="of:=IF([.L168]&lt;[.L167];[.M167]+[.H$2];[.M167])" office:value-type="float" office:value="420" calcext:value-type="float">
            <text:p>420</text:p>
          </table:table-cell>
          <table:table-cell table:style-name="ce11" table:formula="of:=OFFSET([.C$4];[.M168];0)" office:value-type="float" office:value="43752" calcext:value-type="float">
            <text:p>43752</text:p>
          </table:table-cell>
          <table:table-cell table:style-name="ce36" table:formula="of:=[.L168]" office:value-type="float" office:value="0.590277777777774" calcext:value-type="float">
            <text:p>0.590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8];0)&lt;=[.O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13:08:25.675968" calcext:value-type="date">
            <text:p>2019-10-09 13:08:26</text:p>
          </table:table-cell>
          <table:table-cell table:style-name="ce7" table:formula="of:=[.A169]" office:value-type="date" office:date-value="2019-10-09T13:08:25.675968" calcext:value-type="date">
            <text:p>2019-10-09 13:08:26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13:08:25.67596787587" calcext:value-type="date">
            <text:p>12/30/99 01:08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=0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style-name="ce35" table:formula="of:=SUM(MOD(SUM([.L168]-[.L$2];[.T$2]);[.R$2]-[.L$2]);[.L$2])" office:value-type="time" office:time-value="PT14H20M00S" calcext:value-type="time">
            <text:p>14:20:00</text:p>
          </table:table-cell>
          <table:table-cell table:style-name="ce11" table:formula="of:=IF([.L169]&lt;[.L168];[.M168]+[.H$2];[.M168])" office:value-type="float" office:value="420" calcext:value-type="float">
            <text:p>420</text:p>
          </table:table-cell>
          <table:table-cell table:style-name="ce11" table:formula="of:=OFFSET([.C$4];[.M169];0)" office:value-type="float" office:value="43752" calcext:value-type="float">
            <text:p>43752</text:p>
          </table:table-cell>
          <table:table-cell table:style-name="ce36" table:formula="of:=[.L169]" office:value-type="float" office:value="0.597222222222219" calcext:value-type="float">
            <text:p>0.597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9];0)&lt;=[.O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12:41:44.277744" calcext:value-type="date">
            <text:p>2019-10-09 12:41:44</text:p>
          </table:table-cell>
          <table:table-cell table:style-name="ce7" table:formula="of:=[.A170]" office:value-type="date" office:date-value="2019-10-09T12:41:44.277744" calcext:value-type="date">
            <text:p>2019-10-09 12:41:44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12:41:44.27774449345" calcext:value-type="date">
            <text:p>12/30/99 12:41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=0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style-name="ce35" table:formula="of:=SUM(MOD(SUM([.L169]-[.L$2];[.T$2]);[.R$2]-[.L$2]);[.L$2])" office:value-type="time" office:time-value="PT14H30M00S" calcext:value-type="time">
            <text:p>14:30:00</text:p>
          </table:table-cell>
          <table:table-cell table:style-name="ce11" table:formula="of:=IF([.L170]&lt;[.L169];[.M169]+[.H$2];[.M169])" office:value-type="float" office:value="420" calcext:value-type="float">
            <text:p>420</text:p>
          </table:table-cell>
          <table:table-cell table:style-name="ce11" table:formula="of:=OFFSET([.C$4];[.M170];0)" office:value-type="float" office:value="43752" calcext:value-type="float">
            <text:p>43752</text:p>
          </table:table-cell>
          <table:table-cell table:style-name="ce36" table:formula="of:=[.L170]" office:value-type="float" office:value="0.604166666666663" calcext:value-type="float">
            <text:p>0.604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0];0)&lt;=[.O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13:25:22.916876" calcext:value-type="date">
            <text:p>2019-10-09 13:25:23</text:p>
          </table:table-cell>
          <table:table-cell table:style-name="ce7" table:formula="of:=[.A171]" office:value-type="date" office:date-value="2019-10-09T13:25:22.916876" calcext:value-type="date">
            <text:p>2019-10-09 13:25:23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13:25:22.91687645484" calcext:value-type="date">
            <text:p>12/30/99 01:25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=0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style-name="ce35" table:formula="of:=SUM(MOD(SUM([.L170]-[.L$2];[.T$2]);[.R$2]-[.L$2]);[.L$2])" office:value-type="time" office:time-value="PT11H10M00S" calcext:value-type="time">
            <text:p>11:10:00</text:p>
          </table:table-cell>
          <table:table-cell table:style-name="ce11" table:formula="of:=IF([.L171]&lt;[.L170];[.M170]+[.H$2];[.M170])" office:value-type="float" office:value="480" calcext:value-type="float">
            <text:p>480</text:p>
          </table:table-cell>
          <table:table-cell table:style-name="ce11" table:formula="of:=OFFSET([.C$4];[.M171];0)" office:value-type="float" office:value="43753" calcext:value-type="float">
            <text:p>43753</text:p>
          </table:table-cell>
          <table:table-cell table:style-name="ce36" table:formula="of:=[.L171]" office:value-type="float" office:value="0.465277777777774" calcext:value-type="float">
            <text:p>0.46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1];0)&lt;=[.O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12:57:48.704647" calcext:value-type="date">
            <text:p>2019-10-09 12:57:49</text:p>
          </table:table-cell>
          <table:table-cell table:style-name="ce7" table:formula="of:=[.A172]" office:value-type="date" office:date-value="2019-10-09T12:57:48.704647" calcext:value-type="date">
            <text:p>2019-10-09 12:57:49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12:57:48.70464726817" calcext:value-type="date">
            <text:p>12/30/99 12:57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=0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style-name="ce35" table:formula="of:=SUM(MOD(SUM([.L171]-[.L$2];[.T$2]);[.R$2]-[.L$2]);[.L$2])" office:value-type="time" office:time-value="PT11H20M00S" calcext:value-type="time">
            <text:p>11:20:00</text:p>
          </table:table-cell>
          <table:table-cell table:style-name="ce11" table:formula="of:=IF([.L172]&lt;[.L171];[.M171]+[.H$2];[.M171])" office:value-type="float" office:value="480" calcext:value-type="float">
            <text:p>480</text:p>
          </table:table-cell>
          <table:table-cell table:style-name="ce11" table:formula="of:=OFFSET([.C$4];[.M172];0)" office:value-type="float" office:value="43753" calcext:value-type="float">
            <text:p>43753</text:p>
          </table:table-cell>
          <table:table-cell table:style-name="ce36" table:formula="of:=[.L172]" office:value-type="float" office:value="0.472222222222219" calcext:value-type="float">
            <text:p>0.47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2];0)&lt;=[.O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12:44:20.938103" calcext:value-type="date">
            <text:p>2019-10-09 12:44:21</text:p>
          </table:table-cell>
          <table:table-cell table:style-name="ce7" table:formula="of:=[.A173]" office:value-type="date" office:date-value="2019-10-09T12:44:20.938103" calcext:value-type="date">
            <text:p>2019-10-09 12:44:21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12:44:20.93810289167" calcext:value-type="date">
            <text:p>12/30/99 12:44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=0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style-name="ce35" table:formula="of:=SUM(MOD(SUM([.L172]-[.L$2];[.T$2]);[.R$2]-[.L$2]);[.L$2])" office:value-type="time" office:time-value="PT11H30M00S" calcext:value-type="time">
            <text:p>11:30:00</text:p>
          </table:table-cell>
          <table:table-cell table:style-name="ce11" table:formula="of:=IF([.L173]&lt;[.L172];[.M172]+[.H$2];[.M172])" office:value-type="float" office:value="480" calcext:value-type="float">
            <text:p>480</text:p>
          </table:table-cell>
          <table:table-cell table:style-name="ce11" table:formula="of:=OFFSET([.C$4];[.M173];0)" office:value-type="float" office:value="43753" calcext:value-type="float">
            <text:p>43753</text:p>
          </table:table-cell>
          <table:table-cell table:style-name="ce36" table:formula="of:=[.L173]" office:value-type="float" office:value="0.479166666666663" calcext:value-type="float">
            <text:p>0.47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3];0)&lt;=[.O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12:39:48.426289" calcext:value-type="date">
            <text:p>2019-10-09 12:39:48</text:p>
          </table:table-cell>
          <table:table-cell table:style-name="ce7" table:formula="of:=[.A174]" office:value-type="date" office:date-value="2019-10-09T12:39:48.426289" calcext:value-type="date">
            <text:p>2019-10-09 12:39:48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12:39:48.4262889158" calcext:value-type="date">
            <text:p>12/30/99 12:39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=0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style-name="ce35" table:formula="of:=SUM(MOD(SUM([.L173]-[.L$2];[.T$2]);[.R$2]-[.L$2]);[.L$2])" office:value-type="time" office:time-value="PT11H40M00S" calcext:value-type="time">
            <text:p>11:40:00</text:p>
          </table:table-cell>
          <table:table-cell table:style-name="ce11" table:formula="of:=IF([.L174]&lt;[.L173];[.M173]+[.H$2];[.M173])" office:value-type="float" office:value="480" calcext:value-type="float">
            <text:p>480</text:p>
          </table:table-cell>
          <table:table-cell table:style-name="ce11" table:formula="of:=OFFSET([.C$4];[.M174];0)" office:value-type="float" office:value="43753" calcext:value-type="float">
            <text:p>43753</text:p>
          </table:table-cell>
          <table:table-cell table:style-name="ce36" table:formula="of:=[.L174]" office:value-type="float" office:value="0.486111111111107" calcext:value-type="float">
            <text:p>0.48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4];0)&lt;=[.O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12:55:31.621506" calcext:value-type="date">
            <text:p>2019-10-09 12:55:32</text:p>
          </table:table-cell>
          <table:table-cell table:style-name="ce7" table:formula="of:=[.A175]" office:value-type="date" office:date-value="2019-10-09T12:55:31.621506" calcext:value-type="date">
            <text:p>2019-10-09 12:55:32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12:55:31.62150552962" calcext:value-type="date">
            <text:p>12/30/99 12:55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=0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style-name="ce35" table:formula="of:=SUM(MOD(SUM([.L174]-[.L$2];[.T$2]);[.R$2]-[.L$2]);[.L$2])" office:value-type="time" office:time-value="PT11H50M00S" calcext:value-type="time">
            <text:p>11:50:00</text:p>
          </table:table-cell>
          <table:table-cell table:style-name="ce11" table:formula="of:=IF([.L175]&lt;[.L174];[.M174]+[.H$2];[.M174])" office:value-type="float" office:value="480" calcext:value-type="float">
            <text:p>480</text:p>
          </table:table-cell>
          <table:table-cell table:style-name="ce11" table:formula="of:=OFFSET([.C$4];[.M175];0)" office:value-type="float" office:value="43753" calcext:value-type="float">
            <text:p>43753</text:p>
          </table:table-cell>
          <table:table-cell table:style-name="ce36" table:formula="of:=[.L175]" office:value-type="float" office:value="0.493055555555552" calcext:value-type="float">
            <text:p>0.49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5];0)&lt;=[.O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12:58:14.853847" calcext:value-type="date">
            <text:p>2019-10-09 12:58:15</text:p>
          </table:table-cell>
          <table:table-cell table:style-name="ce7" table:formula="of:=[.A176]" office:value-type="date" office:date-value="2019-10-09T12:58:14.853847" calcext:value-type="date">
            <text:p>2019-10-09 12:58:15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12:58:14.85384724103" calcext:value-type="date">
            <text:p>12/30/99 12:58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=0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style-name="ce35" table:formula="of:=SUM(MOD(SUM([.L175]-[.L$2];[.T$2]);[.R$2]-[.L$2]);[.L$2])" office:value-type="time" office:time-value="PT12H00M00S" calcext:value-type="time">
            <text:p>12:00:00</text:p>
          </table:table-cell>
          <table:table-cell table:style-name="ce11" table:formula="of:=IF([.L176]&lt;[.L175];[.M175]+[.H$2];[.M175])" office:value-type="float" office:value="480" calcext:value-type="float">
            <text:p>480</text:p>
          </table:table-cell>
          <table:table-cell table:style-name="ce11" table:formula="of:=OFFSET([.C$4];[.M176];0)" office:value-type="float" office:value="43753" calcext:value-type="float">
            <text:p>43753</text:p>
          </table:table-cell>
          <table:table-cell table:style-name="ce36" table:formula="of:=[.L176]" office:value-type="float" office:value="0.499999999999996" calcext:value-type="float">
            <text:p>0.49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6];0)&lt;=[.O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12:24:16.848298" calcext:value-type="date">
            <text:p>2019-10-09 12:24:17</text:p>
          </table:table-cell>
          <table:table-cell table:style-name="ce7" table:formula="of:=[.A177]" office:value-type="date" office:date-value="2019-10-09T12:24:16.848298" calcext:value-type="date">
            <text:p>2019-10-09 12:24:17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12:24:16.84829831589" calcext:value-type="date">
            <text:p>12/30/99 12:24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=0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style-name="ce35" table:formula="of:=SUM(MOD(SUM([.L176]-[.L$2];[.T$2]);[.R$2]-[.L$2]);[.L$2])" office:value-type="time" office:time-value="PT12H10M00S" calcext:value-type="time">
            <text:p>12:10:00</text:p>
          </table:table-cell>
          <table:table-cell table:style-name="ce11" table:formula="of:=IF([.L177]&lt;[.L176];[.M176]+[.H$2];[.M176])" office:value-type="float" office:value="480" calcext:value-type="float">
            <text:p>480</text:p>
          </table:table-cell>
          <table:table-cell table:style-name="ce11" table:formula="of:=OFFSET([.C$4];[.M177];0)" office:value-type="float" office:value="43753" calcext:value-type="float">
            <text:p>43753</text:p>
          </table:table-cell>
          <table:table-cell table:style-name="ce36" table:formula="of:=[.L177]" office:value-type="float" office:value="0.506944444444441" calcext:value-type="float">
            <text:p>0.50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7];0)&lt;=[.O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13:28:06.876966" calcext:value-type="date">
            <text:p>2019-10-09 13:28:07</text:p>
          </table:table-cell>
          <table:table-cell table:style-name="ce7" table:formula="of:=[.A178]" office:value-type="date" office:date-value="2019-10-09T13:28:06.876966" calcext:value-type="date">
            <text:p>2019-10-09 13:28:07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13:28:06.87696643174" calcext:value-type="date">
            <text:p>12/30/99 01:28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=0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style-name="ce35" table:formula="of:=SUM(MOD(SUM([.L177]-[.L$2];[.T$2]);[.R$2]-[.L$2]);[.L$2])" office:value-type="time" office:time-value="PT12H20M00S" calcext:value-type="time">
            <text:p>12:20:00</text:p>
          </table:table-cell>
          <table:table-cell table:style-name="ce11" table:formula="of:=IF([.L178]&lt;[.L177];[.M177]+[.H$2];[.M177])" office:value-type="float" office:value="480" calcext:value-type="float">
            <text:p>480</text:p>
          </table:table-cell>
          <table:table-cell table:style-name="ce11" table:formula="of:=OFFSET([.C$4];[.M178];0)" office:value-type="float" office:value="43753" calcext:value-type="float">
            <text:p>43753</text:p>
          </table:table-cell>
          <table:table-cell table:style-name="ce36" table:formula="of:=[.L178]" office:value-type="float" office:value="0.513888888888885" calcext:value-type="float">
            <text:p>0.51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8];0)&lt;=[.O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12:38:42.499858" calcext:value-type="date">
            <text:p>2019-10-09 12:38:42</text:p>
          </table:table-cell>
          <table:table-cell table:style-name="ce7" table:formula="of:=[.A179]" office:value-type="date" office:date-value="2019-10-09T12:38:42.499858" calcext:value-type="date">
            <text:p>2019-10-09 12:38:42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12:38:42.4998580059" calcext:value-type="date">
            <text:p>12/30/99 12:38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=0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style-name="ce35" table:formula="of:=SUM(MOD(SUM([.L178]-[.L$2];[.T$2]);[.R$2]-[.L$2]);[.L$2])" office:value-type="time" office:time-value="PT12H30M00S" calcext:value-type="time">
            <text:p>12:30:00</text:p>
          </table:table-cell>
          <table:table-cell table:style-name="ce11" table:formula="of:=IF([.L179]&lt;[.L178];[.M178]+[.H$2];[.M178])" office:value-type="float" office:value="480" calcext:value-type="float">
            <text:p>480</text:p>
          </table:table-cell>
          <table:table-cell table:style-name="ce11" table:formula="of:=OFFSET([.C$4];[.M179];0)" office:value-type="float" office:value="43753" calcext:value-type="float">
            <text:p>43753</text:p>
          </table:table-cell>
          <table:table-cell table:style-name="ce36" table:formula="of:=[.L179]" office:value-type="float" office:value="0.52083333333333" calcext:value-type="float">
            <text:p>0.52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9];0)&lt;=[.O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12:45:13.220665" calcext:value-type="date">
            <text:p>2019-10-09 12:45:13</text:p>
          </table:table-cell>
          <table:table-cell table:style-name="ce7" table:formula="of:=[.A180]" office:value-type="date" office:date-value="2019-10-09T12:45:13.220665" calcext:value-type="date">
            <text:p>2019-10-09 12:45:13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12:45:13.22066544089" calcext:value-type="date">
            <text:p>12/30/99 12:45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=0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style-name="ce35" table:formula="of:=SUM(MOD(SUM([.L179]-[.L$2];[.T$2]);[.R$2]-[.L$2]);[.L$2])" office:value-type="time" office:time-value="PT12H40M00S" calcext:value-type="time">
            <text:p>12:40:00</text:p>
          </table:table-cell>
          <table:table-cell table:style-name="ce11" table:formula="of:=IF([.L180]&lt;[.L179];[.M179]+[.H$2];[.M179])" office:value-type="float" office:value="480" calcext:value-type="float">
            <text:p>480</text:p>
          </table:table-cell>
          <table:table-cell table:style-name="ce11" table:formula="of:=OFFSET([.C$4];[.M180];0)" office:value-type="float" office:value="43753" calcext:value-type="float">
            <text:p>43753</text:p>
          </table:table-cell>
          <table:table-cell table:style-name="ce36" table:formula="of:=[.L180]" office:value-type="float" office:value="0.527777777777774" calcext:value-type="float">
            <text:p>0.52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0];0)&lt;=[.O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12:43:16.275001" calcext:value-type="date">
            <text:p>2019-10-09 12:43:16</text:p>
          </table:table-cell>
          <table:table-cell table:style-name="ce7" table:formula="of:=[.A181]" office:value-type="date" office:date-value="2019-10-09T12:43:16.275001" calcext:value-type="date">
            <text:p>2019-10-09 12:43:16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12:43:16.27500060014" calcext:value-type="date">
            <text:p>12/30/99 12:43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=0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style-name="ce35" table:formula="of:=SUM(MOD(SUM([.L180]-[.L$2];[.T$2]);[.R$2]-[.L$2]);[.L$2])" office:value-type="time" office:time-value="PT12H50M00S" calcext:value-type="time">
            <text:p>12:50:00</text:p>
          </table:table-cell>
          <table:table-cell table:style-name="ce11" table:formula="of:=IF([.L181]&lt;[.L180];[.M180]+[.H$2];[.M180])" office:value-type="float" office:value="480" calcext:value-type="float">
            <text:p>480</text:p>
          </table:table-cell>
          <table:table-cell table:style-name="ce11" table:formula="of:=OFFSET([.C$4];[.M181];0)" office:value-type="float" office:value="43753" calcext:value-type="float">
            <text:p>43753</text:p>
          </table:table-cell>
          <table:table-cell table:style-name="ce36" table:formula="of:=[.L181]" office:value-type="float" office:value="0.534722222222218" calcext:value-type="float">
            <text:p>0.53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1];0)&lt;=[.O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13:08:11.173389" calcext:value-type="date">
            <text:p>2019-10-09 13:08:11</text:p>
          </table:table-cell>
          <table:table-cell table:style-name="ce7" table:formula="of:=[.A182]" office:value-type="date" office:date-value="2019-10-09T13:08:11.173389" calcext:value-type="date">
            <text:p>2019-10-09 13:08:11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13:08:11.17338925134" calcext:value-type="date">
            <text:p>12/30/99 01:08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=0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style-name="ce35" table:formula="of:=SUM(MOD(SUM([.L181]-[.L$2];[.T$2]);[.R$2]-[.L$2]);[.L$2])" office:value-type="time" office:time-value="PT13H00M00S" calcext:value-type="time">
            <text:p>13:00:00</text:p>
          </table:table-cell>
          <table:table-cell table:style-name="ce11" table:formula="of:=IF([.L182]&lt;[.L181];[.M181]+[.H$2];[.M181])" office:value-type="float" office:value="480" calcext:value-type="float">
            <text:p>480</text:p>
          </table:table-cell>
          <table:table-cell table:style-name="ce11" table:formula="of:=OFFSET([.C$4];[.M182];0)" office:value-type="float" office:value="43753" calcext:value-type="float">
            <text:p>43753</text:p>
          </table:table-cell>
          <table:table-cell table:style-name="ce36" table:formula="of:=[.L182]" office:value-type="float" office:value="0.541666666666663" calcext:value-type="float">
            <text:p>0.54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2];0)&lt;=[.O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12:53:26.860018" calcext:value-type="date">
            <text:p>2019-10-09 12:53:27</text:p>
          </table:table-cell>
          <table:table-cell table:style-name="ce7" table:formula="of:=[.A183]" office:value-type="date" office:date-value="2019-10-09T12:53:26.860018" calcext:value-type="date">
            <text:p>2019-10-09 12:53:27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12:53:26.86001793947" calcext:value-type="date">
            <text:p>12/30/99 12:53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=0;[.G182]+2+1/[.$H$2];[.G182]+1/[.$H$2])" office:value-type="float" office:value="3" calcext:value-type="float">
            <text:p>3</text:p>
          </table:table-cell>
          <table:table-cell table:number-columns-repeated="4"/>
          <table:table-cell table:style-name="ce35" table:formula="of:=SUM(MOD(SUM([.L182]-[.L$2];[.T$2]);[.R$2]-[.L$2]);[.L$2])" office:value-type="time" office:time-value="PT13H10M00S" calcext:value-type="time">
            <text:p>13:10:00</text:p>
          </table:table-cell>
          <table:table-cell table:style-name="ce11" table:formula="of:=IF([.L183]&lt;[.L182];[.M182]+[.H$2];[.M182])" office:value-type="float" office:value="480" calcext:value-type="float">
            <text:p>480</text:p>
          </table:table-cell>
          <table:table-cell table:style-name="ce11" table:formula="of:=OFFSET([.C$4];[.M183];0)" office:value-type="float" office:value="43753" calcext:value-type="float">
            <text:p>43753</text:p>
          </table:table-cell>
          <table:table-cell table:style-name="ce36" table:formula="of:=[.L183]" office:value-type="float" office:value="0.548611111111107" calcext:value-type="float">
            <text:p>0.54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3];0)&lt;=[.O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12:46:58.714171" calcext:value-type="date">
            <text:p>2019-10-10 12:46:59</text:p>
          </table:table-cell>
          <table:table-cell table:style-name="ce7" table:formula="of:=[.A184]" office:value-type="date" office:date-value="2019-10-10T12:46:58.714171" calcext:value-type="date">
            <text:p>2019-10-10 12:46:59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12:46:58.71417076327" calcext:value-type="date">
            <text:p>12/30/99 12:46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=0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style-name="ce35" table:formula="of:=SUM(MOD(SUM([.L183]-[.L$2];[.T$2]);[.R$2]-[.L$2]);[.L$2])" office:value-type="time" office:time-value="PT13H20M00S" calcext:value-type="time">
            <text:p>13:20:00</text:p>
          </table:table-cell>
          <table:table-cell table:style-name="ce11" table:formula="of:=IF([.L184]&lt;[.L183];[.M183]+[.H$2];[.M183])" office:value-type="float" office:value="480" calcext:value-type="float">
            <text:p>480</text:p>
          </table:table-cell>
          <table:table-cell table:style-name="ce11" table:formula="of:=OFFSET([.C$4];[.M184];0)" office:value-type="float" office:value="43753" calcext:value-type="float">
            <text:p>43753</text:p>
          </table:table-cell>
          <table:table-cell table:style-name="ce36" table:formula="of:=[.L184]" office:value-type="float" office:value="0.555555555555552" calcext:value-type="float">
            <text:p>0.55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4];0)&lt;=[.O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13:14:51.499262" calcext:value-type="date">
            <text:p>2019-10-10 13:14:51</text:p>
          </table:table-cell>
          <table:table-cell table:style-name="ce7" table:formula="of:=[.A185]" office:value-type="date" office:date-value="2019-10-10T13:14:51.499262" calcext:value-type="date">
            <text:p>2019-10-10 13:14:51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13:14:51.49926239625" calcext:value-type="date">
            <text:p>12/30/99 01:14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=0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style-name="ce35" table:formula="of:=SUM(MOD(SUM([.L184]-[.L$2];[.T$2]);[.R$2]-[.L$2]);[.L$2])" office:value-type="time" office:time-value="PT13H30M00S" calcext:value-type="time">
            <text:p>13:30:00</text:p>
          </table:table-cell>
          <table:table-cell table:style-name="ce11" table:formula="of:=IF([.L185]&lt;[.L184];[.M184]+[.H$2];[.M184])" office:value-type="float" office:value="480" calcext:value-type="float">
            <text:p>480</text:p>
          </table:table-cell>
          <table:table-cell table:style-name="ce11" table:formula="of:=OFFSET([.C$4];[.M185];0)" office:value-type="float" office:value="43753" calcext:value-type="float">
            <text:p>43753</text:p>
          </table:table-cell>
          <table:table-cell table:style-name="ce36" table:formula="of:=[.L185]" office:value-type="float" office:value="0.562499999999996" calcext:value-type="float">
            <text:p>0.56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5];0)&lt;=[.O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12:50:51.961667" calcext:value-type="date">
            <text:p>2019-10-10 12:50:52</text:p>
          </table:table-cell>
          <table:table-cell table:style-name="ce7" table:formula="of:=[.A186]" office:value-type="date" office:date-value="2019-10-10T12:50:51.961667" calcext:value-type="date">
            <text:p>2019-10-10 12:50:52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12:50:51.96166718379" calcext:value-type="date">
            <text:p>12/30/99 12:50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=0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style-name="ce35" table:formula="of:=SUM(MOD(SUM([.L185]-[.L$2];[.T$2]);[.R$2]-[.L$2]);[.L$2])" office:value-type="time" office:time-value="PT13H40M00S" calcext:value-type="time">
            <text:p>13:40:00</text:p>
          </table:table-cell>
          <table:table-cell table:style-name="ce11" table:formula="of:=IF([.L186]&lt;[.L185];[.M185]+[.H$2];[.M185])" office:value-type="float" office:value="480" calcext:value-type="float">
            <text:p>480</text:p>
          </table:table-cell>
          <table:table-cell table:style-name="ce11" table:formula="of:=OFFSET([.C$4];[.M186];0)" office:value-type="float" office:value="43753" calcext:value-type="float">
            <text:p>43753</text:p>
          </table:table-cell>
          <table:table-cell table:style-name="ce36" table:formula="of:=[.L186]" office:value-type="float" office:value="0.569444444444441" calcext:value-type="float">
            <text:p>0.5694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6];0)&lt;=[.O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12:41:22.274733" calcext:value-type="date">
            <text:p>2019-10-10 12:41:22</text:p>
          </table:table-cell>
          <table:table-cell table:style-name="ce7" table:formula="of:=[.A187]" office:value-type="date" office:date-value="2019-10-10T12:41:22.274733" calcext:value-type="date">
            <text:p>2019-10-10 12:41:22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12:41:22.27473255247" calcext:value-type="date">
            <text:p>12/30/99 12:41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=0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style-name="ce35" table:formula="of:=SUM(MOD(SUM([.L186]-[.L$2];[.T$2]);[.R$2]-[.L$2]);[.L$2])" office:value-type="time" office:time-value="PT13H50M00S" calcext:value-type="time">
            <text:p>13:50:00</text:p>
          </table:table-cell>
          <table:table-cell table:style-name="ce11" table:formula="of:=IF([.L187]&lt;[.L186];[.M186]+[.H$2];[.M186])" office:value-type="float" office:value="480" calcext:value-type="float">
            <text:p>480</text:p>
          </table:table-cell>
          <table:table-cell table:style-name="ce11" table:formula="of:=OFFSET([.C$4];[.M187];0)" office:value-type="float" office:value="43753" calcext:value-type="float">
            <text:p>43753</text:p>
          </table:table-cell>
          <table:table-cell table:style-name="ce36" table:formula="of:=[.L187]" office:value-type="float" office:value="0.576388888888885" calcext:value-type="float">
            <text:p>0.5763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7];0)&lt;=[.O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13:01:08.556566" calcext:value-type="date">
            <text:p>2019-10-10 13:01:09</text:p>
          </table:table-cell>
          <table:table-cell table:style-name="ce7" table:formula="of:=[.A188]" office:value-type="date" office:date-value="2019-10-10T13:01:08.556566" calcext:value-type="date">
            <text:p>2019-10-10 13:01:09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13:01:08.5565663036" calcext:value-type="date">
            <text:p>12/30/99 01:01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=0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style-name="ce35" table:formula="of:=SUM(MOD(SUM([.L187]-[.L$2];[.T$2]);[.R$2]-[.L$2]);[.L$2])" office:value-type="time" office:time-value="PT14H00M00S" calcext:value-type="time">
            <text:p>14:00:00</text:p>
          </table:table-cell>
          <table:table-cell table:style-name="ce11" table:formula="of:=IF([.L188]&lt;[.L187];[.M187]+[.H$2];[.M187])" office:value-type="float" office:value="480" calcext:value-type="float">
            <text:p>480</text:p>
          </table:table-cell>
          <table:table-cell table:style-name="ce11" table:formula="of:=OFFSET([.C$4];[.M188];0)" office:value-type="float" office:value="43753" calcext:value-type="float">
            <text:p>43753</text:p>
          </table:table-cell>
          <table:table-cell table:style-name="ce36" table:formula="of:=[.L188]" office:value-type="float" office:value="0.583333333333329" calcext:value-type="float">
            <text:p>0.5833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8];0)&lt;=[.O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13:02:19.676559" calcext:value-type="date">
            <text:p>2019-10-10 13:02:20</text:p>
          </table:table-cell>
          <table:table-cell table:style-name="ce7" table:formula="of:=[.A189]" office:value-type="date" office:date-value="2019-10-10T13:02:19.676559" calcext:value-type="date">
            <text:p>2019-10-10 13:02:20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13:02:19.67655936722" calcext:value-type="date">
            <text:p>12/30/99 01:02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=0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style-name="ce35" table:formula="of:=SUM(MOD(SUM([.L188]-[.L$2];[.T$2]);[.R$2]-[.L$2]);[.L$2])" office:value-type="time" office:time-value="PT14H10M00S" calcext:value-type="time">
            <text:p>14:10:00</text:p>
          </table:table-cell>
          <table:table-cell table:style-name="ce11" table:formula="of:=IF([.L189]&lt;[.L188];[.M188]+[.H$2];[.M188])" office:value-type="float" office:value="480" calcext:value-type="float">
            <text:p>480</text:p>
          </table:table-cell>
          <table:table-cell table:style-name="ce11" table:formula="of:=OFFSET([.C$4];[.M189];0)" office:value-type="float" office:value="43753" calcext:value-type="float">
            <text:p>43753</text:p>
          </table:table-cell>
          <table:table-cell table:style-name="ce36" table:formula="of:=[.L189]" office:value-type="float" office:value="0.590277777777774" calcext:value-type="float">
            <text:p>0.590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9];0)&lt;=[.O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12:53:17.640254" calcext:value-type="date">
            <text:p>2019-10-10 12:53:18</text:p>
          </table:table-cell>
          <table:table-cell table:style-name="ce7" table:formula="of:=[.A190]" office:value-type="date" office:date-value="2019-10-10T12:53:17.640254" calcext:value-type="date">
            <text:p>2019-10-10 12:53:18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12:53:17.64025365002" calcext:value-type="date">
            <text:p>12/30/99 12:53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=0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style-name="ce35" table:formula="of:=SUM(MOD(SUM([.L189]-[.L$2];[.T$2]);[.R$2]-[.L$2]);[.L$2])" office:value-type="time" office:time-value="PT14H20M00S" calcext:value-type="time">
            <text:p>14:20:00</text:p>
          </table:table-cell>
          <table:table-cell table:style-name="ce11" table:formula="of:=IF([.L190]&lt;[.L189];[.M189]+[.H$2];[.M189])" office:value-type="float" office:value="480" calcext:value-type="float">
            <text:p>480</text:p>
          </table:table-cell>
          <table:table-cell table:style-name="ce11" table:formula="of:=OFFSET([.C$4];[.M190];0)" office:value-type="float" office:value="43753" calcext:value-type="float">
            <text:p>43753</text:p>
          </table:table-cell>
          <table:table-cell table:style-name="ce36" table:formula="of:=[.L190]" office:value-type="float" office:value="0.597222222222218" calcext:value-type="float">
            <text:p>0.597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0];0)&lt;=[.O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12:48:28.132618" calcext:value-type="date">
            <text:p>2019-10-10 12:48:28</text:p>
          </table:table-cell>
          <table:table-cell table:style-name="ce7" table:formula="of:=[.A191]" office:value-type="date" office:date-value="2019-10-10T12:48:28.132618" calcext:value-type="date">
            <text:p>2019-10-10 12:48:28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12:48:28.13261806034" calcext:value-type="date">
            <text:p>12/30/99 12:48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=0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style-name="ce35" table:formula="of:=SUM(MOD(SUM([.L190]-[.L$2];[.T$2]);[.R$2]-[.L$2]);[.L$2])" office:value-type="time" office:time-value="PT14H30M00S" calcext:value-type="time">
            <text:p>14:30:00</text:p>
          </table:table-cell>
          <table:table-cell table:style-name="ce11" table:formula="of:=IF([.L191]&lt;[.L190];[.M190]+[.H$2];[.M190])" office:value-type="float" office:value="480" calcext:value-type="float">
            <text:p>480</text:p>
          </table:table-cell>
          <table:table-cell table:style-name="ce11" table:formula="of:=OFFSET([.C$4];[.M191];0)" office:value-type="float" office:value="43753" calcext:value-type="float">
            <text:p>43753</text:p>
          </table:table-cell>
          <table:table-cell table:style-name="ce36" table:formula="of:=[.L191]" office:value-type="float" office:value="0.604166666666663" calcext:value-type="float">
            <text:p>0.604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1];0)&lt;=[.O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12:58:04.200094" calcext:value-type="date">
            <text:p>2019-10-10 12:58:04</text:p>
          </table:table-cell>
          <table:table-cell table:style-name="ce7" table:formula="of:=[.A192]" office:value-type="date" office:date-value="2019-10-10T12:58:04.200094" calcext:value-type="date">
            <text:p>2019-10-10 12:58:04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12:58:04.20009354595" calcext:value-type="date">
            <text:p>12/30/99 12:58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=0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style-name="ce35" table:formula="of:=SUM(MOD(SUM([.L191]-[.L$2];[.T$2]);[.R$2]-[.L$2]);[.L$2])" office:value-type="time" office:time-value="PT11H10M00S" calcext:value-type="time">
            <text:p>11:10:00</text:p>
          </table:table-cell>
          <table:table-cell table:style-name="ce11" table:formula="of:=IF([.L192]&lt;[.L191];[.M191]+[.H$2];[.M191])" office:value-type="float" office:value="540" calcext:value-type="float">
            <text:p>540</text:p>
          </table:table-cell>
          <table:table-cell table:style-name="ce11" table:formula="of:=OFFSET([.C$4];[.M192];0)" office:value-type="float" office:value="43754" calcext:value-type="float">
            <text:p>43754</text:p>
          </table:table-cell>
          <table:table-cell table:style-name="ce36" table:formula="of:=[.L192]" office:value-type="float" office:value="0.465277777777774" calcext:value-type="float">
            <text:p>0.46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2];0)&lt;=[.O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12:50:06.09176" calcext:value-type="date">
            <text:p>2019-10-10 12:50:06</text:p>
          </table:table-cell>
          <table:table-cell table:style-name="ce7" table:formula="of:=[.A193]" office:value-type="date" office:date-value="2019-10-10T12:50:06.09176" calcext:value-type="date">
            <text:p>2019-10-10 12:50:06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12:50:06.09175970312" calcext:value-type="date">
            <text:p>12/30/99 12:50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=0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style-name="ce35" table:formula="of:=SUM(MOD(SUM([.L192]-[.L$2];[.T$2]);[.R$2]-[.L$2]);[.L$2])" office:value-type="time" office:time-value="PT11H20M00S" calcext:value-type="time">
            <text:p>11:20:00</text:p>
          </table:table-cell>
          <table:table-cell table:style-name="ce11" table:formula="of:=IF([.L193]&lt;[.L192];[.M192]+[.H$2];[.M192])" office:value-type="float" office:value="540" calcext:value-type="float">
            <text:p>540</text:p>
          </table:table-cell>
          <table:table-cell table:style-name="ce11" table:formula="of:=OFFSET([.C$4];[.M193];0)" office:value-type="float" office:value="43754" calcext:value-type="float">
            <text:p>43754</text:p>
          </table:table-cell>
          <table:table-cell table:style-name="ce36" table:formula="of:=[.L193]" office:value-type="float" office:value="0.472222222222218" calcext:value-type="float">
            <text:p>0.47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3];0)&lt;=[.O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12:28:19.832514" calcext:value-type="date">
            <text:p>2019-10-10 12:28:20</text:p>
          </table:table-cell>
          <table:table-cell table:style-name="ce7" table:formula="of:=[.A194]" office:value-type="date" office:date-value="2019-10-10T12:28:19.832514" calcext:value-type="date">
            <text:p>2019-10-10 12:28:20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12:28:19.8325139517" calcext:value-type="date">
            <text:p>12/30/99 12:28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=0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style-name="ce35" table:formula="of:=SUM(MOD(SUM([.L193]-[.L$2];[.T$2]);[.R$2]-[.L$2]);[.L$2])" office:value-type="time" office:time-value="PT11H30M00S" calcext:value-type="time">
            <text:p>11:30:00</text:p>
          </table:table-cell>
          <table:table-cell table:style-name="ce11" table:formula="of:=IF([.L194]&lt;[.L193];[.M193]+[.H$2];[.M193])" office:value-type="float" office:value="540" calcext:value-type="float">
            <text:p>540</text:p>
          </table:table-cell>
          <table:table-cell table:style-name="ce11" table:formula="of:=OFFSET([.C$4];[.M194];0)" office:value-type="float" office:value="43754" calcext:value-type="float">
            <text:p>43754</text:p>
          </table:table-cell>
          <table:table-cell table:style-name="ce36" table:formula="of:=[.L194]" office:value-type="float" office:value="0.479166666666663" calcext:value-type="float">
            <text:p>0.47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4];0)&lt;=[.O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12:53:26.738447" calcext:value-type="date">
            <text:p>2019-10-10 12:53:27</text:p>
          </table:table-cell>
          <table:table-cell table:style-name="ce7" table:formula="of:=[.A195]" office:value-type="date" office:date-value="2019-10-10T12:53:26.738447" calcext:value-type="date">
            <text:p>2019-10-10 12:53:27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12:53:26.73844660632" calcext:value-type="date">
            <text:p>12/30/99 12:53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=0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style-name="ce35" table:formula="of:=SUM(MOD(SUM([.L194]-[.L$2];[.T$2]);[.R$2]-[.L$2]);[.L$2])" office:value-type="time" office:time-value="PT11H40M00S" calcext:value-type="time">
            <text:p>11:40:00</text:p>
          </table:table-cell>
          <table:table-cell table:style-name="ce11" table:formula="of:=IF([.L195]&lt;[.L194];[.M194]+[.H$2];[.M194])" office:value-type="float" office:value="540" calcext:value-type="float">
            <text:p>540</text:p>
          </table:table-cell>
          <table:table-cell table:style-name="ce11" table:formula="of:=OFFSET([.C$4];[.M195];0)" office:value-type="float" office:value="43754" calcext:value-type="float">
            <text:p>43754</text:p>
          </table:table-cell>
          <table:table-cell table:style-name="ce36" table:formula="of:=[.L195]" office:value-type="float" office:value="0.486111111111107" calcext:value-type="float">
            <text:p>0.48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5];0)&lt;=[.O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12:57:33.69742" calcext:value-type="date">
            <text:p>2019-10-10 12:57:34</text:p>
          </table:table-cell>
          <table:table-cell table:style-name="ce7" table:formula="of:=[.A196]" office:value-type="date" office:date-value="2019-10-10T12:57:33.69742" calcext:value-type="date">
            <text:p>2019-10-10 12:57:34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12:57:33.69742002804" calcext:value-type="date">
            <text:p>12/30/99 12:57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=0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style-name="ce35" table:formula="of:=SUM(MOD(SUM([.L195]-[.L$2];[.T$2]);[.R$2]-[.L$2]);[.L$2])" office:value-type="time" office:time-value="PT11H50M00S" calcext:value-type="time">
            <text:p>11:50:00</text:p>
          </table:table-cell>
          <table:table-cell table:style-name="ce11" table:formula="of:=IF([.L196]&lt;[.L195];[.M195]+[.H$2];[.M195])" office:value-type="float" office:value="540" calcext:value-type="float">
            <text:p>540</text:p>
          </table:table-cell>
          <table:table-cell table:style-name="ce11" table:formula="of:=OFFSET([.C$4];[.M196];0)" office:value-type="float" office:value="43754" calcext:value-type="float">
            <text:p>43754</text:p>
          </table:table-cell>
          <table:table-cell table:style-name="ce36" table:formula="of:=[.L196]" office:value-type="float" office:value="0.493055555555551" calcext:value-type="float">
            <text:p>0.49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6];0)&lt;=[.O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12:39:00.328694" calcext:value-type="date">
            <text:p>2019-10-10 12:39:00</text:p>
          </table:table-cell>
          <table:table-cell table:style-name="ce7" table:formula="of:=[.A197]" office:value-type="date" office:date-value="2019-10-10T12:39:00.328694" calcext:value-type="date">
            <text:p>2019-10-10 12:39:00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12:39:00.32869411167" calcext:value-type="date">
            <text:p>12/30/99 12:39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=0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style-name="ce35" table:formula="of:=SUM(MOD(SUM([.L196]-[.L$2];[.T$2]);[.R$2]-[.L$2]);[.L$2])" office:value-type="time" office:time-value="PT12H00M00S" calcext:value-type="time">
            <text:p>12:00:00</text:p>
          </table:table-cell>
          <table:table-cell table:style-name="ce11" table:formula="of:=IF([.L197]&lt;[.L196];[.M196]+[.H$2];[.M196])" office:value-type="float" office:value="540" calcext:value-type="float">
            <text:p>540</text:p>
          </table:table-cell>
          <table:table-cell table:style-name="ce11" table:formula="of:=OFFSET([.C$4];[.M197];0)" office:value-type="float" office:value="43754" calcext:value-type="float">
            <text:p>43754</text:p>
          </table:table-cell>
          <table:table-cell table:style-name="ce36" table:formula="of:=[.L197]" office:value-type="float" office:value="0.499999999999996" calcext:value-type="float">
            <text:p>0.49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7];0)&lt;=[.O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12:39:38.195813" calcext:value-type="date">
            <text:p>2019-10-10 12:39:38</text:p>
          </table:table-cell>
          <table:table-cell table:style-name="ce7" table:formula="of:=[.A198]" office:value-type="date" office:date-value="2019-10-10T12:39:38.195813" calcext:value-type="date">
            <text:p>2019-10-10 12:39:38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12:39:38.19581294898" calcext:value-type="date">
            <text:p>12/30/99 12:39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=0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style-name="ce35" table:formula="of:=SUM(MOD(SUM([.L197]-[.L$2];[.T$2]);[.R$2]-[.L$2]);[.L$2])" office:value-type="time" office:time-value="PT12H10M00S" calcext:value-type="time">
            <text:p>12:10:00</text:p>
          </table:table-cell>
          <table:table-cell table:style-name="ce11" table:formula="of:=IF([.L198]&lt;[.L197];[.M197]+[.H$2];[.M197])" office:value-type="float" office:value="540" calcext:value-type="float">
            <text:p>540</text:p>
          </table:table-cell>
          <table:table-cell table:style-name="ce11" table:formula="of:=OFFSET([.C$4];[.M198];0)" office:value-type="float" office:value="43754" calcext:value-type="float">
            <text:p>43754</text:p>
          </table:table-cell>
          <table:table-cell table:style-name="ce36" table:formula="of:=[.L198]" office:value-type="float" office:value="0.50694444444444" calcext:value-type="float">
            <text:p>0.50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8];0)&lt;=[.O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12:50:38.497184" calcext:value-type="date">
            <text:p>2019-10-10 12:50:38</text:p>
          </table:table-cell>
          <table:table-cell table:style-name="ce7" table:formula="of:=[.A199]" office:value-type="date" office:date-value="2019-10-10T12:50:38.497184" calcext:value-type="date">
            <text:p>2019-10-10 12:50:38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12:50:38.4971839143" calcext:value-type="date">
            <text:p>12/30/99 12:50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=0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style-name="ce35" table:formula="of:=SUM(MOD(SUM([.L198]-[.L$2];[.T$2]);[.R$2]-[.L$2]);[.L$2])" office:value-type="time" office:time-value="PT12H20M00S" calcext:value-type="time">
            <text:p>12:20:00</text:p>
          </table:table-cell>
          <table:table-cell table:style-name="ce11" table:formula="of:=IF([.L199]&lt;[.L198];[.M198]+[.H$2];[.M198])" office:value-type="float" office:value="540" calcext:value-type="float">
            <text:p>540</text:p>
          </table:table-cell>
          <table:table-cell table:style-name="ce11" table:formula="of:=OFFSET([.C$4];[.M199];0)" office:value-type="float" office:value="43754" calcext:value-type="float">
            <text:p>43754</text:p>
          </table:table-cell>
          <table:table-cell table:style-name="ce36" table:formula="of:=[.L199]" office:value-type="float" office:value="0.513888888888885" calcext:value-type="float">
            <text:p>0.51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9];0)&lt;=[.O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13:16:11.146741" calcext:value-type="date">
            <text:p>2019-10-10 13:16:11</text:p>
          </table:table-cell>
          <table:table-cell table:style-name="ce7" table:formula="of:=[.A200]" office:value-type="date" office:date-value="2019-10-10T13:16:11.146741" calcext:value-type="date">
            <text:p>2019-10-10 13:16:11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13:16:11.14674139302" calcext:value-type="date">
            <text:p>12/30/99 01:16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=0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style-name="ce35" table:formula="of:=SUM(MOD(SUM([.L199]-[.L$2];[.T$2]);[.R$2]-[.L$2]);[.L$2])" office:value-type="time" office:time-value="PT12H30M00S" calcext:value-type="time">
            <text:p>12:30:00</text:p>
          </table:table-cell>
          <table:table-cell table:style-name="ce11" table:formula="of:=IF([.L200]&lt;[.L199];[.M199]+[.H$2];[.M199])" office:value-type="float" office:value="540" calcext:value-type="float">
            <text:p>540</text:p>
          </table:table-cell>
          <table:table-cell table:style-name="ce11" table:formula="of:=OFFSET([.C$4];[.M200];0)" office:value-type="float" office:value="43754" calcext:value-type="float">
            <text:p>43754</text:p>
          </table:table-cell>
          <table:table-cell table:style-name="ce36" table:formula="of:=[.L200]" office:value-type="float" office:value="0.520833333333329" calcext:value-type="float">
            <text:p>0.52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0];0)&lt;=[.O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13:21:43.81364" calcext:value-type="date">
            <text:p>2019-10-10 13:21:44</text:p>
          </table:table-cell>
          <table:table-cell table:style-name="ce7" table:formula="of:=[.A201]" office:value-type="date" office:date-value="2019-10-10T13:21:43.81364" calcext:value-type="date">
            <text:p>2019-10-10 13:21:44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13:21:43.81363984197" calcext:value-type="date">
            <text:p>12/30/99 01:21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=0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style-name="ce35" table:formula="of:=SUM(MOD(SUM([.L200]-[.L$2];[.T$2]);[.R$2]-[.L$2]);[.L$2])" office:value-type="time" office:time-value="PT12H40M00S" calcext:value-type="time">
            <text:p>12:40:00</text:p>
          </table:table-cell>
          <table:table-cell table:style-name="ce11" table:formula="of:=IF([.L201]&lt;[.L200];[.M200]+[.H$2];[.M200])" office:value-type="float" office:value="540" calcext:value-type="float">
            <text:p>540</text:p>
          </table:table-cell>
          <table:table-cell table:style-name="ce11" table:formula="of:=OFFSET([.C$4];[.M201];0)" office:value-type="float" office:value="43754" calcext:value-type="float">
            <text:p>43754</text:p>
          </table:table-cell>
          <table:table-cell table:style-name="ce36" table:formula="of:=[.L201]" office:value-type="float" office:value="0.527777777777774" calcext:value-type="float">
            <text:p>0.52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1];0)&lt;=[.O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12:57:04.105388" calcext:value-type="date">
            <text:p>2019-10-10 12:57:04</text:p>
          </table:table-cell>
          <table:table-cell table:style-name="ce7" table:formula="of:=[.A202]" office:value-type="date" office:date-value="2019-10-10T12:57:04.105388" calcext:value-type="date">
            <text:p>2019-10-10 12:57:04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12:57:04.10538769327" calcext:value-type="date">
            <text:p>12/30/99 12:57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=0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style-name="ce35" table:formula="of:=SUM(MOD(SUM([.L201]-[.L$2];[.T$2]);[.R$2]-[.L$2]);[.L$2])" office:value-type="time" office:time-value="PT12H50M00S" calcext:value-type="time">
            <text:p>12:50:00</text:p>
          </table:table-cell>
          <table:table-cell table:style-name="ce11" table:formula="of:=IF([.L202]&lt;[.L201];[.M201]+[.H$2];[.M201])" office:value-type="float" office:value="540" calcext:value-type="float">
            <text:p>540</text:p>
          </table:table-cell>
          <table:table-cell table:style-name="ce11" table:formula="of:=OFFSET([.C$4];[.M202];0)" office:value-type="float" office:value="43754" calcext:value-type="float">
            <text:p>43754</text:p>
          </table:table-cell>
          <table:table-cell table:style-name="ce36" table:formula="of:=[.L202]" office:value-type="float" office:value="0.534722222222218" calcext:value-type="float">
            <text:p>0.53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2];0)&lt;=[.O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12:45:53.36642" calcext:value-type="date">
            <text:p>2019-10-10 12:45:53</text:p>
          </table:table-cell>
          <table:table-cell table:style-name="ce7" table:formula="of:=[.A203]" office:value-type="date" office:date-value="2019-10-10T12:45:53.36642" calcext:value-type="date">
            <text:p>2019-10-10 12:45:53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12:45:53.36641995236" calcext:value-type="date">
            <text:p>12/30/99 12:45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=0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style-name="ce35" table:formula="of:=SUM(MOD(SUM([.L202]-[.L$2];[.T$2]);[.R$2]-[.L$2]);[.L$2])" office:value-type="time" office:time-value="PT13H00M00S" calcext:value-type="time">
            <text:p>13:00:00</text:p>
          </table:table-cell>
          <table:table-cell table:style-name="ce11" table:formula="of:=IF([.L203]&lt;[.L202];[.M202]+[.H$2];[.M202])" office:value-type="float" office:value="540" calcext:value-type="float">
            <text:p>540</text:p>
          </table:table-cell>
          <table:table-cell table:style-name="ce11" table:formula="of:=OFFSET([.C$4];[.M203];0)" office:value-type="float" office:value="43754" calcext:value-type="float">
            <text:p>43754</text:p>
          </table:table-cell>
          <table:table-cell table:style-name="ce36" table:formula="of:=[.L203]" office:value-type="float" office:value="0.541666666666662" calcext:value-type="float">
            <text:p>0.54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3];0)&lt;=[.O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12:44:30.750956" calcext:value-type="date">
            <text:p>2019-10-10 12:44:31</text:p>
          </table:table-cell>
          <table:table-cell table:style-name="ce7" table:formula="of:=[.A204]" office:value-type="date" office:date-value="2019-10-10T12:44:30.750956" calcext:value-type="date">
            <text:p>2019-10-10 12:44:31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12:44:30.7509564003" calcext:value-type="date">
            <text:p>12/30/99 12:44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=0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style-name="ce35" table:formula="of:=SUM(MOD(SUM([.L203]-[.L$2];[.T$2]);[.R$2]-[.L$2]);[.L$2])" office:value-type="time" office:time-value="PT13H10M00S" calcext:value-type="time">
            <text:p>13:10:00</text:p>
          </table:table-cell>
          <table:table-cell table:style-name="ce11" table:formula="of:=IF([.L204]&lt;[.L203];[.M203]+[.H$2];[.M203])" office:value-type="float" office:value="540" calcext:value-type="float">
            <text:p>540</text:p>
          </table:table-cell>
          <table:table-cell table:style-name="ce11" table:formula="of:=OFFSET([.C$4];[.M204];0)" office:value-type="float" office:value="43754" calcext:value-type="float">
            <text:p>43754</text:p>
          </table:table-cell>
          <table:table-cell table:style-name="ce36" table:formula="of:=[.L204]" office:value-type="float" office:value="0.548611111111107" calcext:value-type="float">
            <text:p>0.54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4];0)&lt;=[.O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13:20:54.744103" calcext:value-type="date">
            <text:p>2019-10-10 13:20:55</text:p>
          </table:table-cell>
          <table:table-cell table:style-name="ce7" table:formula="of:=[.A205]" office:value-type="date" office:date-value="2019-10-10T13:20:54.744103" calcext:value-type="date">
            <text:p>2019-10-10 13:20:55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13:20:54.7441030154" calcext:value-type="date">
            <text:p>12/30/99 01:20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=0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style-name="ce35" table:formula="of:=SUM(MOD(SUM([.L204]-[.L$2];[.T$2]);[.R$2]-[.L$2]);[.L$2])" office:value-type="time" office:time-value="PT13H20M00S" calcext:value-type="time">
            <text:p>13:20:00</text:p>
          </table:table-cell>
          <table:table-cell table:style-name="ce11" table:formula="of:=IF([.L205]&lt;[.L204];[.M204]+[.H$2];[.M204])" office:value-type="float" office:value="540" calcext:value-type="float">
            <text:p>540</text:p>
          </table:table-cell>
          <table:table-cell table:style-name="ce11" table:formula="of:=OFFSET([.C$4];[.M205];0)" office:value-type="float" office:value="43754" calcext:value-type="float">
            <text:p>43754</text:p>
          </table:table-cell>
          <table:table-cell table:style-name="ce36" table:formula="of:=[.L205]" office:value-type="float" office:value="0.555555555555551" calcext:value-type="float">
            <text:p>0.55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5];0)&lt;=[.O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12:43:33.266509" calcext:value-type="date">
            <text:p>2019-10-10 12:43:33</text:p>
          </table:table-cell>
          <table:table-cell table:style-name="ce7" table:formula="of:=[.A206]" office:value-type="date" office:date-value="2019-10-10T12:43:33.266509" calcext:value-type="date">
            <text:p>2019-10-10 12:43:33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12:43:33.26650909614" calcext:value-type="date">
            <text:p>12/30/99 12:43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=0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style-name="ce35" table:formula="of:=SUM(MOD(SUM([.L205]-[.L$2];[.T$2]);[.R$2]-[.L$2]);[.L$2])" office:value-type="time" office:time-value="PT13H30M00S" calcext:value-type="time">
            <text:p>13:30:00</text:p>
          </table:table-cell>
          <table:table-cell table:style-name="ce11" table:formula="of:=IF([.L206]&lt;[.L205];[.M205]+[.H$2];[.M205])" office:value-type="float" office:value="540" calcext:value-type="float">
            <text:p>540</text:p>
          </table:table-cell>
          <table:table-cell table:style-name="ce11" table:formula="of:=OFFSET([.C$4];[.M206];0)" office:value-type="float" office:value="43754" calcext:value-type="float">
            <text:p>43754</text:p>
          </table:table-cell>
          <table:table-cell table:style-name="ce36" table:formula="of:=[.L206]" office:value-type="float" office:value="0.562499999999996" calcext:value-type="float">
            <text:p>0.56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6];0)&lt;=[.O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12:50:41.296702" calcext:value-type="date">
            <text:p>2019-10-10 12:50:41</text:p>
          </table:table-cell>
          <table:table-cell table:style-name="ce7" table:formula="of:=[.A207]" office:value-type="date" office:date-value="2019-10-10T12:50:41.296702" calcext:value-type="date">
            <text:p>2019-10-10 12:50:41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12:50:41.29670164548" calcext:value-type="date">
            <text:p>12/30/99 12:50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=0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style-name="ce35" table:formula="of:=SUM(MOD(SUM([.L206]-[.L$2];[.T$2]);[.R$2]-[.L$2]);[.L$2])" office:value-type="time" office:time-value="PT13H40M00S" calcext:value-type="time">
            <text:p>13:40:00</text:p>
          </table:table-cell>
          <table:table-cell table:style-name="ce11" table:formula="of:=IF([.L207]&lt;[.L206];[.M206]+[.H$2];[.M206])" office:value-type="float" office:value="540" calcext:value-type="float">
            <text:p>540</text:p>
          </table:table-cell>
          <table:table-cell table:style-name="ce11" table:formula="of:=OFFSET([.C$4];[.M207];0)" office:value-type="float" office:value="43754" calcext:value-type="float">
            <text:p>43754</text:p>
          </table:table-cell>
          <table:table-cell table:style-name="ce36" table:formula="of:=[.L207]" office:value-type="float" office:value="0.56944444444444" calcext:value-type="float">
            <text:p>0.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7];0)&lt;=[.O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12:49:51.614743" calcext:value-type="date">
            <text:p>2019-10-10 12:49:52</text:p>
          </table:table-cell>
          <table:table-cell table:style-name="ce7" table:formula="of:=[.A208]" office:value-type="date" office:date-value="2019-10-10T12:49:51.614743" calcext:value-type="date">
            <text:p>2019-10-10 12:49:52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12:49:51.6147429496" calcext:value-type="date">
            <text:p>12/30/99 12:49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=0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style-name="ce35" table:formula="of:=SUM(MOD(SUM([.L207]-[.L$2];[.T$2]);[.R$2]-[.L$2]);[.L$2])" office:value-type="time" office:time-value="PT13H50M00S" calcext:value-type="time">
            <text:p>13:50:00</text:p>
          </table:table-cell>
          <table:table-cell table:style-name="ce11" table:formula="of:=IF([.L208]&lt;[.L207];[.M207]+[.H$2];[.M207])" office:value-type="float" office:value="540" calcext:value-type="float">
            <text:p>540</text:p>
          </table:table-cell>
          <table:table-cell table:style-name="ce11" table:formula="of:=OFFSET([.C$4];[.M208];0)" office:value-type="float" office:value="43754" calcext:value-type="float">
            <text:p>43754</text:p>
          </table:table-cell>
          <table:table-cell table:style-name="ce36" table:formula="of:=[.L208]" office:value-type="float" office:value="0.576388888888885" calcext:value-type="float">
            <text:p>0.5763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8];0)&lt;=[.O2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13:17:25.004769" calcext:value-type="date">
            <text:p>2019-10-10 13:17:25</text:p>
          </table:table-cell>
          <table:table-cell table:style-name="ce7" table:formula="of:=[.A209]" office:value-type="date" office:date-value="2019-10-10T13:17:25.004769" calcext:value-type="date">
            <text:p>2019-10-10 13:17:25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13:17:25.00476904213" calcext:value-type="date">
            <text:p>12/30/99 01:17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=0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style-name="ce35" table:formula="of:=SUM(MOD(SUM([.L208]-[.L$2];[.T$2]);[.R$2]-[.L$2]);[.L$2])" office:value-type="time" office:time-value="PT14H00M00S" calcext:value-type="time">
            <text:p>14:00:00</text:p>
          </table:table-cell>
          <table:table-cell table:style-name="ce11" table:formula="of:=IF([.L209]&lt;[.L208];[.M208]+[.H$2];[.M208])" office:value-type="float" office:value="540" calcext:value-type="float">
            <text:p>540</text:p>
          </table:table-cell>
          <table:table-cell table:style-name="ce11" table:formula="of:=OFFSET([.C$4];[.M209];0)" office:value-type="float" office:value="43754" calcext:value-type="float">
            <text:p>43754</text:p>
          </table:table-cell>
          <table:table-cell table:style-name="ce36" table:formula="of:=[.L209]" office:value-type="float" office:value="0.583333333333329" calcext:value-type="float">
            <text:p>0.5833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9];0)&lt;=[.O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13:04:08.291112" calcext:value-type="date">
            <text:p>2019-10-10 13:04:08</text:p>
          </table:table-cell>
          <table:table-cell table:style-name="ce7" table:formula="of:=[.A210]" office:value-type="date" office:date-value="2019-10-10T13:04:08.291112" calcext:value-type="date">
            <text:p>2019-10-10 13:04:08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13:04:08.29111180734" calcext:value-type="date">
            <text:p>12/30/99 01:04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=0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style-name="ce35" table:formula="of:=SUM(MOD(SUM([.L209]-[.L$2];[.T$2]);[.R$2]-[.L$2]);[.L$2])" office:value-type="time" office:time-value="PT14H10M00S" calcext:value-type="time">
            <text:p>14:10:00</text:p>
          </table:table-cell>
          <table:table-cell table:style-name="ce11" table:formula="of:=IF([.L210]&lt;[.L209];[.M209]+[.H$2];[.M209])" office:value-type="float" office:value="540" calcext:value-type="float">
            <text:p>540</text:p>
          </table:table-cell>
          <table:table-cell table:style-name="ce11" table:formula="of:=OFFSET([.C$4];[.M210];0)" office:value-type="float" office:value="43754" calcext:value-type="float">
            <text:p>43754</text:p>
          </table:table-cell>
          <table:table-cell table:style-name="ce36" table:formula="of:=[.L210]" office:value-type="float" office:value="0.590277777777773" calcext:value-type="float">
            <text:p>0.590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0];0)&lt;=[.O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12:52:50.042628" calcext:value-type="date">
            <text:p>2019-10-10 12:52:50</text:p>
          </table:table-cell>
          <table:table-cell table:style-name="ce7" table:formula="of:=[.A211]" office:value-type="date" office:date-value="2019-10-10T12:52:50.042628" calcext:value-type="date">
            <text:p>2019-10-10 12:52:50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12:52:50.0426281197" calcext:value-type="date">
            <text:p>12/30/99 12:52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=0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style-name="ce35" table:formula="of:=SUM(MOD(SUM([.L210]-[.L$2];[.T$2]);[.R$2]-[.L$2]);[.L$2])" office:value-type="time" office:time-value="PT14H20M00S" calcext:value-type="time">
            <text:p>14:20:00</text:p>
          </table:table-cell>
          <table:table-cell table:style-name="ce11" table:formula="of:=IF([.L211]&lt;[.L210];[.M210]+[.H$2];[.M210])" office:value-type="float" office:value="540" calcext:value-type="float">
            <text:p>540</text:p>
          </table:table-cell>
          <table:table-cell table:style-name="ce11" table:formula="of:=OFFSET([.C$4];[.M211];0)" office:value-type="float" office:value="43754" calcext:value-type="float">
            <text:p>43754</text:p>
          </table:table-cell>
          <table:table-cell table:style-name="ce36" table:formula="of:=[.L211]" office:value-type="float" office:value="0.597222222222218" calcext:value-type="float">
            <text:p>0.597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1];0)&lt;=[.O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13:02:33.961094" calcext:value-type="date">
            <text:p>2019-10-10 13:02:34</text:p>
          </table:table-cell>
          <table:table-cell table:style-name="ce7" table:formula="of:=[.A212]" office:value-type="date" office:date-value="2019-10-10T13:02:33.961094" calcext:value-type="date">
            <text:p>2019-10-10 13:02:34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13:02:33.96109388676" calcext:value-type="date">
            <text:p>12/30/99 01:02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=0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style-name="ce35" table:formula="of:=SUM(MOD(SUM([.L211]-[.L$2];[.T$2]);[.R$2]-[.L$2]);[.L$2])" office:value-type="time" office:time-value="PT14H30M00S" calcext:value-type="time">
            <text:p>14:30:00</text:p>
          </table:table-cell>
          <table:table-cell table:style-name="ce11" table:formula="of:=IF([.L212]&lt;[.L211];[.M211]+[.H$2];[.M211])" office:value-type="float" office:value="540" calcext:value-type="float">
            <text:p>540</text:p>
          </table:table-cell>
          <table:table-cell table:style-name="ce11" table:formula="of:=OFFSET([.C$4];[.M212];0)" office:value-type="float" office:value="43754" calcext:value-type="float">
            <text:p>43754</text:p>
          </table:table-cell>
          <table:table-cell table:style-name="ce36" table:formula="of:=[.L212]" office:value-type="float" office:value="0.604166666666662" calcext:value-type="float">
            <text:p>0.604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2];0)&lt;=[.O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12:45:14.941378" calcext:value-type="date">
            <text:p>2019-10-10 12:45:15</text:p>
          </table:table-cell>
          <table:table-cell table:style-name="ce7" table:formula="of:=[.A213]" office:value-type="date" office:date-value="2019-10-10T12:45:14.941378" calcext:value-type="date">
            <text:p>2019-10-10 12:45:15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12:45:14.94137817062" calcext:value-type="date">
            <text:p>12/30/99 12:45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=0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style-name="ce35" table:formula="of:=SUM(MOD(SUM([.L212]-[.L$2];[.T$2]);[.R$2]-[.L$2]);[.L$2])" office:value-type="time" office:time-value="PT11H10M00S" calcext:value-type="time">
            <text:p>11:10:00</text:p>
          </table:table-cell>
          <table:table-cell table:style-name="ce11" table:formula="of:=IF([.L213]&lt;[.L212];[.M212]+[.H$2];[.M212])" office:value-type="float" office:value="600" calcext:value-type="float">
            <text:p>600</text:p>
          </table:table-cell>
          <table:table-cell table:style-name="ce11" table:formula="of:=OFFSET([.C$4];[.M213];0)" office:value-type="float" office:value="43755" calcext:value-type="float">
            <text:p>43755</text:p>
          </table:table-cell>
          <table:table-cell table:style-name="ce36" table:formula="of:=[.L213]" office:value-type="float" office:value="0.465277777777773" calcext:value-type="float">
            <text:p>0.46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3];0)&lt;=[.O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12:19:31.534607" calcext:value-type="date">
            <text:p>2019-10-10 12:19:32</text:p>
          </table:table-cell>
          <table:table-cell table:style-name="ce7" table:formula="of:=[.A214]" office:value-type="date" office:date-value="2019-10-10T12:19:31.534607" calcext:value-type="date">
            <text:p>2019-10-10 12:19:32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12:19:31.53460748959" calcext:value-type="date">
            <text:p>12/30/99 12:19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=0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style-name="ce35" table:formula="of:=SUM(MOD(SUM([.L213]-[.L$2];[.T$2]);[.R$2]-[.L$2]);[.L$2])" office:value-type="time" office:time-value="PT11H20M00S" calcext:value-type="time">
            <text:p>11:20:00</text:p>
          </table:table-cell>
          <table:table-cell table:style-name="ce11" table:formula="of:=IF([.L214]&lt;[.L213];[.M213]+[.H$2];[.M213])" office:value-type="float" office:value="600" calcext:value-type="float">
            <text:p>600</text:p>
          </table:table-cell>
          <table:table-cell table:style-name="ce11" table:formula="of:=OFFSET([.C$4];[.M214];0)" office:value-type="float" office:value="43755" calcext:value-type="float">
            <text:p>43755</text:p>
          </table:table-cell>
          <table:table-cell table:style-name="ce36" table:formula="of:=[.L214]" office:value-type="float" office:value="0.472222222222218" calcext:value-type="float">
            <text:p>0.47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4];0)&lt;=[.O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12:58:19.081231" calcext:value-type="date">
            <text:p>2019-10-10 12:58:19</text:p>
          </table:table-cell>
          <table:table-cell table:style-name="ce7" table:formula="of:=[.A215]" office:value-type="date" office:date-value="2019-10-10T12:58:19.081231" calcext:value-type="date">
            <text:p>2019-10-10 12:58:19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12:58:19.08123139758" calcext:value-type="date">
            <text:p>12/30/99 12:58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=0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style-name="ce35" table:formula="of:=SUM(MOD(SUM([.L214]-[.L$2];[.T$2]);[.R$2]-[.L$2]);[.L$2])" office:value-type="time" office:time-value="PT11H30M00S" calcext:value-type="time">
            <text:p>11:30:00</text:p>
          </table:table-cell>
          <table:table-cell table:style-name="ce11" table:formula="of:=IF([.L215]&lt;[.L214];[.M214]+[.H$2];[.M214])" office:value-type="float" office:value="600" calcext:value-type="float">
            <text:p>600</text:p>
          </table:table-cell>
          <table:table-cell table:style-name="ce11" table:formula="of:=OFFSET([.C$4];[.M215];0)" office:value-type="float" office:value="43755" calcext:value-type="float">
            <text:p>43755</text:p>
          </table:table-cell>
          <table:table-cell table:style-name="ce36" table:formula="of:=[.L215]" office:value-type="float" office:value="0.479166666666662" calcext:value-type="float">
            <text:p>0.47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5];0)&lt;=[.O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12:50:05.076834" calcext:value-type="date">
            <text:p>2019-10-10 12:50:05</text:p>
          </table:table-cell>
          <table:table-cell table:style-name="ce7" table:formula="of:=[.A216]" office:value-type="date" office:date-value="2019-10-10T12:50:05.076834" calcext:value-type="date">
            <text:p>2019-10-10 12:50:05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12:50:05.07683423348" calcext:value-type="date">
            <text:p>12/30/99 12:50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=0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style-name="ce35" table:formula="of:=SUM(MOD(SUM([.L215]-[.L$2];[.T$2]);[.R$2]-[.L$2]);[.L$2])" office:value-type="time" office:time-value="PT11H40M00S" calcext:value-type="time">
            <text:p>11:40:00</text:p>
          </table:table-cell>
          <table:table-cell table:style-name="ce11" table:formula="of:=IF([.L216]&lt;[.L215];[.M215]+[.H$2];[.M215])" office:value-type="float" office:value="600" calcext:value-type="float">
            <text:p>600</text:p>
          </table:table-cell>
          <table:table-cell table:style-name="ce11" table:formula="of:=OFFSET([.C$4];[.M216];0)" office:value-type="float" office:value="43755" calcext:value-type="float">
            <text:p>43755</text:p>
          </table:table-cell>
          <table:table-cell table:style-name="ce36" table:formula="of:=[.L216]" office:value-type="float" office:value="0.486111111111107" calcext:value-type="float">
            <text:p>0.48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6];0)&lt;=[.O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13:15:04.185479" calcext:value-type="date">
            <text:p>2019-10-10 13:15:04</text:p>
          </table:table-cell>
          <table:table-cell table:style-name="ce7" table:formula="of:=[.A217]" office:value-type="date" office:date-value="2019-10-10T13:15:04.185479" calcext:value-type="date">
            <text:p>2019-10-10 13:15:04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13:15:04.18547904119" calcext:value-type="date">
            <text:p>12/30/99 01:15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=0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style-name="ce35" table:formula="of:=SUM(MOD(SUM([.L216]-[.L$2];[.T$2]);[.R$2]-[.L$2]);[.L$2])" office:value-type="time" office:time-value="PT11H50M00S" calcext:value-type="time">
            <text:p>11:50:00</text:p>
          </table:table-cell>
          <table:table-cell table:style-name="ce11" table:formula="of:=IF([.L217]&lt;[.L216];[.M216]+[.H$2];[.M216])" office:value-type="float" office:value="600" calcext:value-type="float">
            <text:p>600</text:p>
          </table:table-cell>
          <table:table-cell table:style-name="ce11" table:formula="of:=OFFSET([.C$4];[.M217];0)" office:value-type="float" office:value="43755" calcext:value-type="float">
            <text:p>43755</text:p>
          </table:table-cell>
          <table:table-cell table:style-name="ce36" table:formula="of:=[.L217]" office:value-type="float" office:value="0.493055555555551" calcext:value-type="float">
            <text:p>0.49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7];0)&lt;=[.O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12:53:23.126176" calcext:value-type="date">
            <text:p>2019-10-10 12:53:23</text:p>
          </table:table-cell>
          <table:table-cell table:style-name="ce7" table:formula="of:=[.A218]" office:value-type="date" office:date-value="2019-10-10T12:53:23.126176" calcext:value-type="date">
            <text:p>2019-10-10 12:53:23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12:53:23.12617553864" calcext:value-type="date">
            <text:p>12/30/99 12:53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=0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style-name="ce35" table:formula="of:=SUM(MOD(SUM([.L217]-[.L$2];[.T$2]);[.R$2]-[.L$2]);[.L$2])" office:value-type="time" office:time-value="PT12H00M00S" calcext:value-type="time">
            <text:p>12:00:00</text:p>
          </table:table-cell>
          <table:table-cell table:style-name="ce11" table:formula="of:=IF([.L218]&lt;[.L217];[.M217]+[.H$2];[.M217])" office:value-type="float" office:value="600" calcext:value-type="float">
            <text:p>600</text:p>
          </table:table-cell>
          <table:table-cell table:style-name="ce11" table:formula="of:=OFFSET([.C$4];[.M218];0)" office:value-type="float" office:value="43755" calcext:value-type="float">
            <text:p>43755</text:p>
          </table:table-cell>
          <table:table-cell table:style-name="ce36" table:formula="of:=[.L218]" office:value-type="float" office:value="0.499999999999995" calcext:value-type="float">
            <text:p>0.49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8];0)&lt;=[.O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12:34:56.801101" calcext:value-type="date">
            <text:p>2019-10-10 12:34:57</text:p>
          </table:table-cell>
          <table:table-cell table:style-name="ce7" table:formula="of:=[.A219]" office:value-type="date" office:date-value="2019-10-10T12:34:56.801101" calcext:value-type="date">
            <text:p>2019-10-10 12:34:57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12:34:56.8011010671" calcext:value-type="date">
            <text:p>12/30/99 12:34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=0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style-name="ce35" table:formula="of:=SUM(MOD(SUM([.L218]-[.L$2];[.T$2]);[.R$2]-[.L$2]);[.L$2])" office:value-type="time" office:time-value="PT12H10M00S" calcext:value-type="time">
            <text:p>12:10:00</text:p>
          </table:table-cell>
          <table:table-cell table:style-name="ce11" table:formula="of:=IF([.L219]&lt;[.L218];[.M218]+[.H$2];[.M218])" office:value-type="float" office:value="600" calcext:value-type="float">
            <text:p>600</text:p>
          </table:table-cell>
          <table:table-cell table:style-name="ce11" table:formula="of:=OFFSET([.C$4];[.M219];0)" office:value-type="float" office:value="43755" calcext:value-type="float">
            <text:p>43755</text:p>
          </table:table-cell>
          <table:table-cell table:style-name="ce36" table:formula="of:=[.L219]" office:value-type="float" office:value="0.50694444444444" calcext:value-type="float">
            <text:p>0.50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9];0)&lt;=[.O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13:10:09.008013" calcext:value-type="date">
            <text:p>2019-10-10 13:10:09</text:p>
          </table:table-cell>
          <table:table-cell table:style-name="ce7" table:formula="of:=[.A220]" office:value-type="date" office:date-value="2019-10-10T13:10:09.008013" calcext:value-type="date">
            <text:p>2019-10-10 13:10:09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13:10:09.00801275857" calcext:value-type="date">
            <text:p>12/30/99 01:10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=0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style-name="ce35" table:formula="of:=SUM(MOD(SUM([.L219]-[.L$2];[.T$2]);[.R$2]-[.L$2]);[.L$2])" office:value-type="time" office:time-value="PT12H20M00S" calcext:value-type="time">
            <text:p>12:20:00</text:p>
          </table:table-cell>
          <table:table-cell table:style-name="ce11" table:formula="of:=IF([.L220]&lt;[.L219];[.M219]+[.H$2];[.M219])" office:value-type="float" office:value="600" calcext:value-type="float">
            <text:p>600</text:p>
          </table:table-cell>
          <table:table-cell table:style-name="ce11" table:formula="of:=OFFSET([.C$4];[.M220];0)" office:value-type="float" office:value="43755" calcext:value-type="float">
            <text:p>43755</text:p>
          </table:table-cell>
          <table:table-cell table:style-name="ce36" table:formula="of:=[.L220]" office:value-type="float" office:value="0.513888888888884" calcext:value-type="float">
            <text:p>0.51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0];0)&lt;=[.O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13:17:47.192073" calcext:value-type="date">
            <text:p>2019-10-10 13:17:47</text:p>
          </table:table-cell>
          <table:table-cell table:style-name="ce7" table:formula="of:=[.A221]" office:value-type="date" office:date-value="2019-10-10T13:17:47.192073" calcext:value-type="date">
            <text:p>2019-10-10 13:17:47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13:17:47.1920732595" calcext:value-type="date">
            <text:p>12/30/99 01:17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=0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style-name="ce35" table:formula="of:=SUM(MOD(SUM([.L220]-[.L$2];[.T$2]);[.R$2]-[.L$2]);[.L$2])" office:value-type="time" office:time-value="PT12H30M00S" calcext:value-type="time">
            <text:p>12:30:00</text:p>
          </table:table-cell>
          <table:table-cell table:style-name="ce11" table:formula="of:=IF([.L221]&lt;[.L220];[.M220]+[.H$2];[.M220])" office:value-type="float" office:value="600" calcext:value-type="float">
            <text:p>600</text:p>
          </table:table-cell>
          <table:table-cell table:style-name="ce11" table:formula="of:=OFFSET([.C$4];[.M221];0)" office:value-type="float" office:value="43755" calcext:value-type="float">
            <text:p>43755</text:p>
          </table:table-cell>
          <table:table-cell table:style-name="ce36" table:formula="of:=[.L221]" office:value-type="float" office:value="0.520833333333329" calcext:value-type="float">
            <text:p>0.52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1];0)&lt;=[.O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12:42:03.949498" calcext:value-type="date">
            <text:p>2019-10-10 12:42:04</text:p>
          </table:table-cell>
          <table:table-cell table:style-name="ce7" table:formula="of:=[.A222]" office:value-type="date" office:date-value="2019-10-10T12:42:03.949498" calcext:value-type="date">
            <text:p>2019-10-10 12:42:04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12:42:03.94949770533" calcext:value-type="date">
            <text:p>12/30/99 12:42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=0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style-name="ce35" table:formula="of:=SUM(MOD(SUM([.L221]-[.L$2];[.T$2]);[.R$2]-[.L$2]);[.L$2])" office:value-type="time" office:time-value="PT12H40M00S" calcext:value-type="time">
            <text:p>12:40:00</text:p>
          </table:table-cell>
          <table:table-cell table:style-name="ce11" table:formula="of:=IF([.L222]&lt;[.L221];[.M221]+[.H$2];[.M221])" office:value-type="float" office:value="600" calcext:value-type="float">
            <text:p>600</text:p>
          </table:table-cell>
          <table:table-cell table:style-name="ce11" table:formula="of:=OFFSET([.C$4];[.M222];0)" office:value-type="float" office:value="43755" calcext:value-type="float">
            <text:p>43755</text:p>
          </table:table-cell>
          <table:table-cell table:style-name="ce36" table:formula="of:=[.L222]" office:value-type="float" office:value="0.527777777777773" calcext:value-type="float">
            <text:p>0.52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2];0)&lt;=[.O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13:14:31.09558" calcext:value-type="date">
            <text:p>2019-10-10 13:14:31</text:p>
          </table:table-cell>
          <table:table-cell table:style-name="ce7" table:formula="of:=[.A223]" office:value-type="date" office:date-value="2019-10-10T13:14:31.09558" calcext:value-type="date">
            <text:p>2019-10-10 13:14:31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13:14:31.09558044467" calcext:value-type="date">
            <text:p>12/30/99 01:14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=0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style-name="ce35" table:formula="of:=SUM(MOD(SUM([.L222]-[.L$2];[.T$2]);[.R$2]-[.L$2]);[.L$2])" office:value-type="time" office:time-value="PT12H50M00S" calcext:value-type="time">
            <text:p>12:50:00</text:p>
          </table:table-cell>
          <table:table-cell table:style-name="ce11" table:formula="of:=IF([.L223]&lt;[.L222];[.M222]+[.H$2];[.M222])" office:value-type="float" office:value="600" calcext:value-type="float">
            <text:p>600</text:p>
          </table:table-cell>
          <table:table-cell table:style-name="ce11" table:formula="of:=OFFSET([.C$4];[.M223];0)" office:value-type="float" office:value="43755" calcext:value-type="float">
            <text:p>43755</text:p>
          </table:table-cell>
          <table:table-cell table:style-name="ce36" table:formula="of:=[.L223]" office:value-type="float" office:value="0.534722222222218" calcext:value-type="float">
            <text:p>0.53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3];0)&lt;=[.O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12:54:32.544301" calcext:value-type="date">
            <text:p>2019-10-10 12:54:33</text:p>
          </table:table-cell>
          <table:table-cell table:style-name="ce7" table:formula="of:=[.A224]" office:value-type="date" office:date-value="2019-10-10T12:54:32.544301" calcext:value-type="date">
            <text:p>2019-10-10 12:54:33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12:54:32.54430132452" calcext:value-type="date">
            <text:p>12/30/99 12:54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=0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style-name="ce35" table:formula="of:=SUM(MOD(SUM([.L223]-[.L$2];[.T$2]);[.R$2]-[.L$2]);[.L$2])" office:value-type="time" office:time-value="PT13H00M00S" calcext:value-type="time">
            <text:p>13:00:00</text:p>
          </table:table-cell>
          <table:table-cell table:style-name="ce11" table:formula="of:=IF([.L224]&lt;[.L223];[.M223]+[.H$2];[.M223])" office:value-type="float" office:value="600" calcext:value-type="float">
            <text:p>600</text:p>
          </table:table-cell>
          <table:table-cell table:style-name="ce11" table:formula="of:=OFFSET([.C$4];[.M224];0)" office:value-type="float" office:value="43755" calcext:value-type="float">
            <text:p>43755</text:p>
          </table:table-cell>
          <table:table-cell table:style-name="ce36" table:formula="of:=[.L224]" office:value-type="float" office:value="0.541666666666662" calcext:value-type="float">
            <text:p>0.54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4];0)&lt;=[.O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13:04:18.219468" calcext:value-type="date">
            <text:p>2019-10-10 13:04:18</text:p>
          </table:table-cell>
          <table:table-cell table:style-name="ce7" table:formula="of:=[.A225]" office:value-type="date" office:date-value="2019-10-10T13:04:18.219468" calcext:value-type="date">
            <text:p>2019-10-10 13:04:18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13:04:18.21946773212" calcext:value-type="date">
            <text:p>12/30/99 01:04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=0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style-name="ce35" table:formula="of:=SUM(MOD(SUM([.L224]-[.L$2];[.T$2]);[.R$2]-[.L$2]);[.L$2])" office:value-type="time" office:time-value="PT13H10M00S" calcext:value-type="time">
            <text:p>13:10:00</text:p>
          </table:table-cell>
          <table:table-cell table:style-name="ce11" table:formula="of:=IF([.L225]&lt;[.L224];[.M224]+[.H$2];[.M224])" office:value-type="float" office:value="600" calcext:value-type="float">
            <text:p>600</text:p>
          </table:table-cell>
          <table:table-cell table:style-name="ce11" table:formula="of:=OFFSET([.C$4];[.M225];0)" office:value-type="float" office:value="43755" calcext:value-type="float">
            <text:p>43755</text:p>
          </table:table-cell>
          <table:table-cell table:style-name="ce36" table:formula="of:=[.L225]" office:value-type="float" office:value="0.548611111111106" calcext:value-type="float">
            <text:p>0.54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5];0)&lt;=[.O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12:45:29.537587" calcext:value-type="date">
            <text:p>2019-10-10 12:45:30</text:p>
          </table:table-cell>
          <table:table-cell table:style-name="ce7" table:formula="of:=[.A226]" office:value-type="date" office:date-value="2019-10-10T12:45:29.537587" calcext:value-type="date">
            <text:p>2019-10-10 12:45:30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12:45:29.53758684453" calcext:value-type="date">
            <text:p>12/30/99 12:45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=0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style-name="ce35" table:formula="of:=SUM(MOD(SUM([.L225]-[.L$2];[.T$2]);[.R$2]-[.L$2]);[.L$2])" office:value-type="time" office:time-value="PT13H20M00S" calcext:value-type="time">
            <text:p>13:20:00</text:p>
          </table:table-cell>
          <table:table-cell table:style-name="ce11" table:formula="of:=IF([.L226]&lt;[.L225];[.M225]+[.H$2];[.M225])" office:value-type="float" office:value="600" calcext:value-type="float">
            <text:p>600</text:p>
          </table:table-cell>
          <table:table-cell table:style-name="ce11" table:formula="of:=OFFSET([.C$4];[.M226];0)" office:value-type="float" office:value="43755" calcext:value-type="float">
            <text:p>43755</text:p>
          </table:table-cell>
          <table:table-cell table:style-name="ce36" table:formula="of:=[.L226]" office:value-type="float" office:value="0.555555555555551" calcext:value-type="float">
            <text:p>0.55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6];0)&lt;=[.O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13:19:29.259045" calcext:value-type="date">
            <text:p>2019-10-10 13:19:29</text:p>
          </table:table-cell>
          <table:table-cell table:style-name="ce7" table:formula="of:=[.A227]" office:value-type="date" office:date-value="2019-10-10T13:19:29.259045" calcext:value-type="date">
            <text:p>2019-10-10 13:19:29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13:19:29.25904504023" calcext:value-type="date">
            <text:p>12/30/99 01:19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=0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style-name="ce35" table:formula="of:=SUM(MOD(SUM([.L226]-[.L$2];[.T$2]);[.R$2]-[.L$2]);[.L$2])" office:value-type="time" office:time-value="PT13H30M00S" calcext:value-type="time">
            <text:p>13:30:00</text:p>
          </table:table-cell>
          <table:table-cell table:style-name="ce11" table:formula="of:=IF([.L227]&lt;[.L226];[.M226]+[.H$2];[.M226])" office:value-type="float" office:value="600" calcext:value-type="float">
            <text:p>600</text:p>
          </table:table-cell>
          <table:table-cell table:style-name="ce11" table:formula="of:=OFFSET([.C$4];[.M227];0)" office:value-type="float" office:value="43755" calcext:value-type="float">
            <text:p>43755</text:p>
          </table:table-cell>
          <table:table-cell table:style-name="ce36" table:formula="of:=[.L227]" office:value-type="float" office:value="0.562499999999995" calcext:value-type="float">
            <text:p>0.56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7];0)&lt;=[.O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13:07:52.20637" calcext:value-type="date">
            <text:p>2019-10-10 13:07:52</text:p>
          </table:table-cell>
          <table:table-cell table:style-name="ce7" table:formula="of:=[.A228]" office:value-type="date" office:date-value="2019-10-10T13:07:52.20637" calcext:value-type="date">
            <text:p>2019-10-10 13:07:52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13:07:52.20636969432" calcext:value-type="date">
            <text:p>12/30/99 01:07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=0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style-name="ce35" table:formula="of:=SUM(MOD(SUM([.L227]-[.L$2];[.T$2]);[.R$2]-[.L$2]);[.L$2])" office:value-type="time" office:time-value="PT13H40M00S" calcext:value-type="time">
            <text:p>13:40:00</text:p>
          </table:table-cell>
          <table:table-cell table:style-name="ce11" table:formula="of:=IF([.L228]&lt;[.L227];[.M227]+[.H$2];[.M227])" office:value-type="float" office:value="600" calcext:value-type="float">
            <text:p>600</text:p>
          </table:table-cell>
          <table:table-cell table:style-name="ce11" table:formula="of:=OFFSET([.C$4];[.M228];0)" office:value-type="float" office:value="43755" calcext:value-type="float">
            <text:p>43755</text:p>
          </table:table-cell>
          <table:table-cell table:style-name="ce36" table:formula="of:=[.L228]" office:value-type="float" office:value="0.56944444444444" calcext:value-type="float">
            <text:p>0.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8];0)&lt;=[.O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13:16:34.006737" calcext:value-type="date">
            <text:p>2019-10-10 13:16:34</text:p>
          </table:table-cell>
          <table:table-cell table:style-name="ce7" table:formula="of:=[.A229]" office:value-type="date" office:date-value="2019-10-10T13:16:34.006737" calcext:value-type="date">
            <text:p>2019-10-10 13:16:34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13:16:34.0067373449" calcext:value-type="date">
            <text:p>12/30/99 01:16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=0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style-name="ce35" table:formula="of:=SUM(MOD(SUM([.L228]-[.L$2];[.T$2]);[.R$2]-[.L$2]);[.L$2])" office:value-type="time" office:time-value="PT13H50M00S" calcext:value-type="time">
            <text:p>13:50:00</text:p>
          </table:table-cell>
          <table:table-cell table:style-name="ce11" table:formula="of:=IF([.L229]&lt;[.L228];[.M228]+[.H$2];[.M228])" office:value-type="float" office:value="600" calcext:value-type="float">
            <text:p>600</text:p>
          </table:table-cell>
          <table:table-cell table:style-name="ce11" table:formula="of:=OFFSET([.C$4];[.M229];0)" office:value-type="float" office:value="43755" calcext:value-type="float">
            <text:p>43755</text:p>
          </table:table-cell>
          <table:table-cell table:style-name="ce36" table:formula="of:=[.L229]" office:value-type="float" office:value="0.576388888888884" calcext:value-type="float">
            <text:p>0.5763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9];0)&lt;=[.O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13:10:14.385134" calcext:value-type="date">
            <text:p>2019-10-10 13:10:14</text:p>
          </table:table-cell>
          <table:table-cell table:style-name="ce7" table:formula="of:=[.A230]" office:value-type="date" office:date-value="2019-10-10T13:10:14.385134" calcext:value-type="date">
            <text:p>2019-10-10 13:10:14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13:10:14.38513356261" calcext:value-type="date">
            <text:p>12/30/99 01:10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=0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style-name="ce35" table:formula="of:=SUM(MOD(SUM([.L229]-[.L$2];[.T$2]);[.R$2]-[.L$2]);[.L$2])" office:value-type="time" office:time-value="PT14H00M00S" calcext:value-type="time">
            <text:p>14:00:00</text:p>
          </table:table-cell>
          <table:table-cell table:style-name="ce11" table:formula="of:=IF([.L230]&lt;[.L229];[.M229]+[.H$2];[.M229])" office:value-type="float" office:value="600" calcext:value-type="float">
            <text:p>600</text:p>
          </table:table-cell>
          <table:table-cell table:style-name="ce11" table:formula="of:=OFFSET([.C$4];[.M230];0)" office:value-type="float" office:value="43755" calcext:value-type="float">
            <text:p>43755</text:p>
          </table:table-cell>
          <table:table-cell table:style-name="ce36" table:formula="of:=[.L230]" office:value-type="float" office:value="0.583333333333328" calcext:value-type="float">
            <text:p>0.5833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0];0)&lt;=[.O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13:22:05.804756" calcext:value-type="date">
            <text:p>2019-10-10 13:22:06</text:p>
          </table:table-cell>
          <table:table-cell table:style-name="ce7" table:formula="of:=[.A231]" office:value-type="date" office:date-value="2019-10-10T13:22:05.804756" calcext:value-type="date">
            <text:p>2019-10-10 13:22:06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13:22:05.80475597642" calcext:value-type="date">
            <text:p>12/30/99 01:22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=0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style-name="ce35" table:formula="of:=SUM(MOD(SUM([.L230]-[.L$2];[.T$2]);[.R$2]-[.L$2]);[.L$2])" office:value-type="time" office:time-value="PT14H10M00S" calcext:value-type="time">
            <text:p>14:10:00</text:p>
          </table:table-cell>
          <table:table-cell table:style-name="ce11" table:formula="of:=IF([.L231]&lt;[.L230];[.M230]+[.H$2];[.M230])" office:value-type="float" office:value="600" calcext:value-type="float">
            <text:p>600</text:p>
          </table:table-cell>
          <table:table-cell table:style-name="ce11" table:formula="of:=OFFSET([.C$4];[.M231];0)" office:value-type="float" office:value="43755" calcext:value-type="float">
            <text:p>43755</text:p>
          </table:table-cell>
          <table:table-cell table:style-name="ce36" table:formula="of:=[.L231]" office:value-type="float" office:value="0.590277777777773" calcext:value-type="float">
            <text:p>0.590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1];0)&lt;=[.O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13:04:11.125759" calcext:value-type="date">
            <text:p>2019-10-10 13:04:11</text:p>
          </table:table-cell>
          <table:table-cell table:style-name="ce7" table:formula="of:=[.A232]" office:value-type="date" office:date-value="2019-10-10T13:04:11.125759" calcext:value-type="date">
            <text:p>2019-10-10 13:04:11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13:04:11.12575872336" calcext:value-type="date">
            <text:p>12/30/99 01:04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=0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style-name="ce35" table:formula="of:=SUM(MOD(SUM([.L231]-[.L$2];[.T$2]);[.R$2]-[.L$2]);[.L$2])" office:value-type="time" office:time-value="PT14H20M00S" calcext:value-type="time">
            <text:p>14:20:00</text:p>
          </table:table-cell>
          <table:table-cell table:style-name="ce11" table:formula="of:=IF([.L232]&lt;[.L231];[.M231]+[.H$2];[.M231])" office:value-type="float" office:value="600" calcext:value-type="float">
            <text:p>600</text:p>
          </table:table-cell>
          <table:table-cell table:style-name="ce11" table:formula="of:=OFFSET([.C$4];[.M232];0)" office:value-type="float" office:value="43755" calcext:value-type="float">
            <text:p>43755</text:p>
          </table:table-cell>
          <table:table-cell table:style-name="ce36" table:formula="of:=[.L232]" office:value-type="float" office:value="0.597222222222217" calcext:value-type="float">
            <text:p>0.597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2];0)&lt;=[.O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12:42:40.64687" calcext:value-type="date">
            <text:p>2019-10-10 12:42:41</text:p>
          </table:table-cell>
          <table:table-cell table:style-name="ce7" table:formula="of:=[.A233]" office:value-type="date" office:date-value="2019-10-10T12:42:40.64687" calcext:value-type="date">
            <text:p>2019-10-10 12:42:41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12:42:40.64686956815" calcext:value-type="date">
            <text:p>12/30/99 12:42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=0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style-name="ce35" table:formula="of:=SUM(MOD(SUM([.L232]-[.L$2];[.T$2]);[.R$2]-[.L$2]);[.L$2])" office:value-type="time" office:time-value="PT14H30M00S" calcext:value-type="time">
            <text:p>14:30:00</text:p>
          </table:table-cell>
          <table:table-cell table:style-name="ce11" table:formula="of:=IF([.L233]&lt;[.L232];[.M232]+[.H$2];[.M232])" office:value-type="float" office:value="600" calcext:value-type="float">
            <text:p>600</text:p>
          </table:table-cell>
          <table:table-cell table:style-name="ce11" table:formula="of:=OFFSET([.C$4];[.M233];0)" office:value-type="float" office:value="43755" calcext:value-type="float">
            <text:p>43755</text:p>
          </table:table-cell>
          <table:table-cell table:style-name="ce36" table:formula="of:=[.L233]" office:value-type="float" office:value="0.604166666666662" calcext:value-type="float">
            <text:p>0.604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13:06:44.506142" calcext:value-type="date">
            <text:p>2019-10-10 13:06:45</text:p>
          </table:table-cell>
          <table:table-cell table:style-name="ce7" table:formula="of:=[.A234]" office:value-type="date" office:date-value="2019-10-10T13:06:44.506142" calcext:value-type="date">
            <text:p>2019-10-10 13:06:45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13:06:44.50614220463" calcext:value-type="date">
            <text:p>12/30/99 01:06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=0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style-name="ce35" table:formula="of:=SUM(MOD(SUM([.L233]-[.L$2];[.T$2]);[.R$2]-[.L$2]);[.L$2])" office:value-type="time" office:time-value="PT11H10M00S" calcext:value-type="time">
            <text:p>11:10:00</text:p>
          </table:table-cell>
          <table:table-cell table:style-name="ce11" table:formula="of:=IF([.L234]&lt;[.L233];[.M233]+[.H$2];[.M233])" office:value-type="float" office:value="660" calcext:value-type="float">
            <text:p>660</text:p>
          </table:table-cell>
          <table:table-cell table:style-name="ce11" table:formula="of:=OFFSET([.C$4];[.M234];0)" office:value-type="float" office:value="43756" calcext:value-type="float">
            <text:p>43756</text:p>
          </table:table-cell>
          <table:table-cell table:style-name="ce36" table:formula="of:=[.L234]" office:value-type="float" office:value="0.465277777777773" calcext:value-type="float">
            <text:p>0.46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4];0)&lt;=[.O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13:01:54.020784" calcext:value-type="date">
            <text:p>2019-10-10 13:01:54</text:p>
          </table:table-cell>
          <table:table-cell table:style-name="ce7" table:formula="of:=[.A235]" office:value-type="date" office:date-value="2019-10-10T13:01:54.020784" calcext:value-type="date">
            <text:p>2019-10-10 13:01:54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13:01:54.02078422252" calcext:value-type="date">
            <text:p>12/30/99 01:01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=0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style-name="ce35" table:formula="of:=SUM(MOD(SUM([.L234]-[.L$2];[.T$2]);[.R$2]-[.L$2]);[.L$2])" office:value-type="time" office:time-value="PT11H20M00S" calcext:value-type="time">
            <text:p>11:20:00</text:p>
          </table:table-cell>
          <table:table-cell table:style-name="ce11" table:formula="of:=IF([.L235]&lt;[.L234];[.M234]+[.H$2];[.M234])" office:value-type="float" office:value="660" calcext:value-type="float">
            <text:p>660</text:p>
          </table:table-cell>
          <table:table-cell table:style-name="ce11" table:formula="of:=OFFSET([.C$4];[.M235];0)" office:value-type="float" office:value="43756" calcext:value-type="float">
            <text:p>43756</text:p>
          </table:table-cell>
          <table:table-cell table:style-name="ce36" table:formula="of:=[.L235]" office:value-type="float" office:value="0.472222222222217" calcext:value-type="float">
            <text:p>0.47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5];0)&lt;=[.O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12:57:29.565074" calcext:value-type="date">
            <text:p>2019-10-10 12:57:30</text:p>
          </table:table-cell>
          <table:table-cell table:style-name="ce7" table:formula="of:=[.A236]" office:value-type="date" office:date-value="2019-10-10T12:57:29.565074" calcext:value-type="date">
            <text:p>2019-10-10 12:57:30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12:57:29.5650740806" calcext:value-type="date">
            <text:p>12/30/99 12:57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=0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style-name="ce35" table:formula="of:=SUM(MOD(SUM([.L235]-[.L$2];[.T$2]);[.R$2]-[.L$2]);[.L$2])" office:value-type="time" office:time-value="PT11H30M00S" calcext:value-type="time">
            <text:p>11:30:00</text:p>
          </table:table-cell>
          <table:table-cell table:style-name="ce11" table:formula="of:=IF([.L236]&lt;[.L235];[.M235]+[.H$2];[.M235])" office:value-type="float" office:value="660" calcext:value-type="float">
            <text:p>660</text:p>
          </table:table-cell>
          <table:table-cell table:style-name="ce11" table:formula="of:=OFFSET([.C$4];[.M236];0)" office:value-type="float" office:value="43756" calcext:value-type="float">
            <text:p>43756</text:p>
          </table:table-cell>
          <table:table-cell table:style-name="ce36" table:formula="of:=[.L236]" office:value-type="float" office:value="0.479166666666662" calcext:value-type="float">
            <text:p>0.47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6];0)&lt;=[.O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13:14:53.037943" calcext:value-type="date">
            <text:p>2019-10-10 13:14:53</text:p>
          </table:table-cell>
          <table:table-cell table:style-name="ce7" table:formula="of:=[.A237]" office:value-type="date" office:date-value="2019-10-10T13:14:53.037943" calcext:value-type="date">
            <text:p>2019-10-10 13:14:53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13:14:53.03794344887" calcext:value-type="date">
            <text:p>12/30/99 01:14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=0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style-name="ce35" table:formula="of:=SUM(MOD(SUM([.L236]-[.L$2];[.T$2]);[.R$2]-[.L$2]);[.L$2])" office:value-type="time" office:time-value="PT11H40M00S" calcext:value-type="time">
            <text:p>11:40:00</text:p>
          </table:table-cell>
          <table:table-cell table:style-name="ce11" table:formula="of:=IF([.L237]&lt;[.L236];[.M236]+[.H$2];[.M236])" office:value-type="float" office:value="660" calcext:value-type="float">
            <text:p>660</text:p>
          </table:table-cell>
          <table:table-cell table:style-name="ce11" table:formula="of:=OFFSET([.C$4];[.M237];0)" office:value-type="float" office:value="43756" calcext:value-type="float">
            <text:p>43756</text:p>
          </table:table-cell>
          <table:table-cell table:style-name="ce36" table:formula="of:=[.L237]" office:value-type="float" office:value="0.486111111111106" calcext:value-type="float">
            <text:p>0.48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7];0)&lt;=[.O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12:45:29.879516" calcext:value-type="date">
            <text:p>2019-10-10 12:45:30</text:p>
          </table:table-cell>
          <table:table-cell table:style-name="ce7" table:formula="of:=[.A238]" office:value-type="date" office:date-value="2019-10-10T12:45:29.879516" calcext:value-type="date">
            <text:p>2019-10-10 12:45:30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12:45:29.87951631658" calcext:value-type="date">
            <text:p>12/30/99 12:45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=0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style-name="ce35" table:formula="of:=SUM(MOD(SUM([.L237]-[.L$2];[.T$2]);[.R$2]-[.L$2]);[.L$2])" office:value-type="time" office:time-value="PT11H50M00S" calcext:value-type="time">
            <text:p>11:50:00</text:p>
          </table:table-cell>
          <table:table-cell table:style-name="ce11" table:formula="of:=IF([.L238]&lt;[.L237];[.M237]+[.H$2];[.M237])" office:value-type="float" office:value="660" calcext:value-type="float">
            <text:p>660</text:p>
          </table:table-cell>
          <table:table-cell table:style-name="ce11" table:formula="of:=OFFSET([.C$4];[.M238];0)" office:value-type="float" office:value="43756" calcext:value-type="float">
            <text:p>43756</text:p>
          </table:table-cell>
          <table:table-cell table:style-name="ce36" table:formula="of:=[.L238]" office:value-type="float" office:value="0.493055555555551" calcext:value-type="float">
            <text:p>0.49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8];0)&lt;=[.O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13:09:27.847383" calcext:value-type="date">
            <text:p>2019-10-10 13:09:28</text:p>
          </table:table-cell>
          <table:table-cell table:style-name="ce7" table:formula="of:=[.A239]" office:value-type="date" office:date-value="2019-10-10T13:09:27.847383" calcext:value-type="date">
            <text:p>2019-10-10 13:09:28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13:09:27.84738306887" calcext:value-type="date">
            <text:p>12/30/99 01:09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=0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style-name="ce35" table:formula="of:=SUM(MOD(SUM([.L238]-[.L$2];[.T$2]);[.R$2]-[.L$2]);[.L$2])" office:value-type="time" office:time-value="PT12H00M00S" calcext:value-type="time">
            <text:p>12:00:00</text:p>
          </table:table-cell>
          <table:table-cell table:style-name="ce11" table:formula="of:=IF([.L239]&lt;[.L238];[.M238]+[.H$2];[.M238])" office:value-type="float" office:value="660" calcext:value-type="float">
            <text:p>660</text:p>
          </table:table-cell>
          <table:table-cell table:style-name="ce11" table:formula="of:=OFFSET([.C$4];[.M239];0)" office:value-type="float" office:value="43756" calcext:value-type="float">
            <text:p>43756</text:p>
          </table:table-cell>
          <table:table-cell table:style-name="ce36" table:formula="of:=[.L239]" office:value-type="float" office:value="0.499999999999995" calcext:value-type="float">
            <text:p>0.49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9];0)&lt;=[.O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13:09:47.326021" calcext:value-type="date">
            <text:p>2019-10-10 13:09:47</text:p>
          </table:table-cell>
          <table:table-cell table:style-name="ce7" table:formula="of:=[.A240]" office:value-type="date" office:date-value="2019-10-10T13:09:47.326021" calcext:value-type="date">
            <text:p>2019-10-10 13:09:47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13:09:47.32602100354" calcext:value-type="date">
            <text:p>12/30/99 01:09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=0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style-name="ce35" table:formula="of:=SUM(MOD(SUM([.L239]-[.L$2];[.T$2]);[.R$2]-[.L$2]);[.L$2])" office:value-type="time" office:time-value="PT12H10M00S" calcext:value-type="time">
            <text:p>12:10:00</text:p>
          </table:table-cell>
          <table:table-cell table:style-name="ce11" table:formula="of:=IF([.L240]&lt;[.L239];[.M239]+[.H$2];[.M239])" office:value-type="float" office:value="660" calcext:value-type="float">
            <text:p>660</text:p>
          </table:table-cell>
          <table:table-cell table:style-name="ce11" table:formula="of:=OFFSET([.C$4];[.M240];0)" office:value-type="float" office:value="43756" calcext:value-type="float">
            <text:p>43756</text:p>
          </table:table-cell>
          <table:table-cell table:style-name="ce36" table:formula="of:=[.L240]" office:value-type="float" office:value="0.506944444444439" calcext:value-type="float">
            <text:p>0.50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0];0)&lt;=[.O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13:14:38.168888" calcext:value-type="date">
            <text:p>2019-10-10 13:14:38</text:p>
          </table:table-cell>
          <table:table-cell table:style-name="ce7" table:formula="of:=[.A241]" office:value-type="date" office:date-value="2019-10-10T13:14:38.168888" calcext:value-type="date">
            <text:p>2019-10-10 13:14:38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13:14:38.16888811067" calcext:value-type="date">
            <text:p>12/30/99 01:14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=0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style-name="ce35" table:formula="of:=SUM(MOD(SUM([.L240]-[.L$2];[.T$2]);[.R$2]-[.L$2]);[.L$2])" office:value-type="time" office:time-value="PT12H20M00S" calcext:value-type="time">
            <text:p>12:20:00</text:p>
          </table:table-cell>
          <table:table-cell table:style-name="ce11" table:formula="of:=IF([.L241]&lt;[.L240];[.M240]+[.H$2];[.M240])" office:value-type="float" office:value="660" calcext:value-type="float">
            <text:p>660</text:p>
          </table:table-cell>
          <table:table-cell table:style-name="ce11" table:formula="of:=OFFSET([.C$4];[.M241];0)" office:value-type="float" office:value="43756" calcext:value-type="float">
            <text:p>43756</text:p>
          </table:table-cell>
          <table:table-cell table:style-name="ce36" table:formula="of:=[.L241]" office:value-type="float" office:value="0.513888888888884" calcext:value-type="float">
            <text:p>0.51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1];0)&lt;=[.O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13:04:47.304986" calcext:value-type="date">
            <text:p>2019-10-10 13:04:47</text:p>
          </table:table-cell>
          <table:table-cell table:style-name="ce7" table:formula="of:=[.A242]" office:value-type="date" office:date-value="2019-10-10T13:04:47.304986" calcext:value-type="date">
            <text:p>2019-10-10 13:04:47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13:04:47.30498563964" calcext:value-type="date">
            <text:p>12/30/99 01:04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=0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style-name="ce35" table:formula="of:=SUM(MOD(SUM([.L241]-[.L$2];[.T$2]);[.R$2]-[.L$2]);[.L$2])" office:value-type="time" office:time-value="PT12H30M00S" calcext:value-type="time">
            <text:p>12:30:00</text:p>
          </table:table-cell>
          <table:table-cell table:style-name="ce11" table:formula="of:=IF([.L242]&lt;[.L241];[.M241]+[.H$2];[.M241])" office:value-type="float" office:value="660" calcext:value-type="float">
            <text:p>660</text:p>
          </table:table-cell>
          <table:table-cell table:style-name="ce11" table:formula="of:=OFFSET([.C$4];[.M242];0)" office:value-type="float" office:value="43756" calcext:value-type="float">
            <text:p>43756</text:p>
          </table:table-cell>
          <table:table-cell table:style-name="ce36" table:formula="of:=[.L242]" office:value-type="float" office:value="0.520833333333328" calcext:value-type="float">
            <text:p>0.52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2];0)&lt;=[.O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12:52:09.251619" calcext:value-type="date">
            <text:p>2019-10-10 12:52:09</text:p>
          </table:table-cell>
          <table:table-cell table:style-name="ce7" table:formula="of:=[.A243]" office:value-type="date" office:date-value="2019-10-10T12:52:09.251619" calcext:value-type="date">
            <text:p>2019-10-10 12:52:09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12:52:09.25161898602" calcext:value-type="date">
            <text:p>12/30/99 12:52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=0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style-name="ce35" table:formula="of:=SUM(MOD(SUM([.L242]-[.L$2];[.T$2]);[.R$2]-[.L$2]);[.L$2])" office:value-type="time" office:time-value="PT12H40M00S" calcext:value-type="time">
            <text:p>12:40:00</text:p>
          </table:table-cell>
          <table:table-cell table:style-name="ce11" table:formula="of:=IF([.L243]&lt;[.L242];[.M242]+[.H$2];[.M242])" office:value-type="float" office:value="660" calcext:value-type="float">
            <text:p>660</text:p>
          </table:table-cell>
          <table:table-cell table:style-name="ce11" table:formula="of:=OFFSET([.C$4];[.M243];0)" office:value-type="float" office:value="43756" calcext:value-type="float">
            <text:p>43756</text:p>
          </table:table-cell>
          <table:table-cell table:style-name="ce36" table:formula="of:=[.L243]" office:value-type="float" office:value="0.527777777777773" calcext:value-type="float">
            <text:p>0.52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3];0)&lt;=[.O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12:37:11.056867" calcext:value-type="date">
            <text:p>2019-10-11 12:37:11</text:p>
          </table:table-cell>
          <table:table-cell table:style-name="ce7" table:formula="of:=[.A244]" office:value-type="date" office:date-value="2019-10-11T12:37:11.056867" calcext:value-type="date">
            <text:p>2019-10-11 12:37:11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12:37:11.05686677154" calcext:value-type="date">
            <text:p>12/30/99 12:37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=0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style-name="ce35" table:formula="of:=SUM(MOD(SUM([.L243]-[.L$2];[.T$2]);[.R$2]-[.L$2]);[.L$2])" office:value-type="time" office:time-value="PT12H50M00S" calcext:value-type="time">
            <text:p>12:50:00</text:p>
          </table:table-cell>
          <table:table-cell table:style-name="ce11" table:formula="of:=IF([.L244]&lt;[.L243];[.M243]+[.H$2];[.M243])" office:value-type="float" office:value="660" calcext:value-type="float">
            <text:p>660</text:p>
          </table:table-cell>
          <table:table-cell table:style-name="ce11" table:formula="of:=OFFSET([.C$4];[.M244];0)" office:value-type="float" office:value="43756" calcext:value-type="float">
            <text:p>43756</text:p>
          </table:table-cell>
          <table:table-cell table:style-name="ce36" table:formula="of:=[.L244]" office:value-type="float" office:value="0.534722222222217" calcext:value-type="float">
            <text:p>0.53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4];0)&lt;=[.O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12:47:04.063128" calcext:value-type="date">
            <text:p>2019-10-11 12:47:04</text:p>
          </table:table-cell>
          <table:table-cell table:style-name="ce7" table:formula="of:=[.A245]" office:value-type="date" office:date-value="2019-10-11T12:47:04.063128" calcext:value-type="date">
            <text:p>2019-10-11 12:47:04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12:47:04.06312774401" calcext:value-type="date">
            <text:p>12/30/99 12:47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=0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style-name="ce35" table:formula="of:=SUM(MOD(SUM([.L244]-[.L$2];[.T$2]);[.R$2]-[.L$2]);[.L$2])" office:value-type="time" office:time-value="PT13H00M00S" calcext:value-type="time">
            <text:p>13:00:00</text:p>
          </table:table-cell>
          <table:table-cell table:style-name="ce11" table:formula="of:=IF([.L245]&lt;[.L244];[.M244]+[.H$2];[.M244])" office:value-type="float" office:value="660" calcext:value-type="float">
            <text:p>660</text:p>
          </table:table-cell>
          <table:table-cell table:style-name="ce11" table:formula="of:=OFFSET([.C$4];[.M245];0)" office:value-type="float" office:value="43756" calcext:value-type="float">
            <text:p>43756</text:p>
          </table:table-cell>
          <table:table-cell table:style-name="ce36" table:formula="of:=[.L245]" office:value-type="float" office:value="0.541666666666661" calcext:value-type="float">
            <text:p>0.54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5];0)&lt;=[.O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13:05:27.702141" calcext:value-type="date">
            <text:p>2019-10-11 13:05:28</text:p>
          </table:table-cell>
          <table:table-cell table:style-name="ce7" table:formula="of:=[.A246]" office:value-type="date" office:date-value="2019-10-11T13:05:27.702141" calcext:value-type="date">
            <text:p>2019-10-11 13:05:28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13:05:27.70214129705" calcext:value-type="date">
            <text:p>12/30/99 01:05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=0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style-name="ce35" table:formula="of:=SUM(MOD(SUM([.L245]-[.L$2];[.T$2]);[.R$2]-[.L$2]);[.L$2])" office:value-type="time" office:time-value="PT13H10M00S" calcext:value-type="time">
            <text:p>13:10:00</text:p>
          </table:table-cell>
          <table:table-cell table:style-name="ce11" table:formula="of:=IF([.L246]&lt;[.L245];[.M245]+[.H$2];[.M245])" office:value-type="float" office:value="660" calcext:value-type="float">
            <text:p>660</text:p>
          </table:table-cell>
          <table:table-cell table:style-name="ce11" table:formula="of:=OFFSET([.C$4];[.M246];0)" office:value-type="float" office:value="43756" calcext:value-type="float">
            <text:p>43756</text:p>
          </table:table-cell>
          <table:table-cell table:style-name="ce36" table:formula="of:=[.L246]" office:value-type="float" office:value="0.548611111111106" calcext:value-type="float">
            <text:p>0.54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6];0)&lt;=[.O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12:58:43.44966" calcext:value-type="date">
            <text:p>2019-10-11 12:58:43</text:p>
          </table:table-cell>
          <table:table-cell table:style-name="ce7" table:formula="of:=[.A247]" office:value-type="date" office:date-value="2019-10-11T12:58:43.44966" calcext:value-type="date">
            <text:p>2019-10-11 12:58:43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12:58:43.44965999946" calcext:value-type="date">
            <text:p>12/30/99 12:58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=0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style-name="ce35" table:formula="of:=SUM(MOD(SUM([.L246]-[.L$2];[.T$2]);[.R$2]-[.L$2]);[.L$2])" office:value-type="time" office:time-value="PT13H20M00S" calcext:value-type="time">
            <text:p>13:20:00</text:p>
          </table:table-cell>
          <table:table-cell table:style-name="ce11" table:formula="of:=IF([.L247]&lt;[.L246];[.M246]+[.H$2];[.M246])" office:value-type="float" office:value="660" calcext:value-type="float">
            <text:p>660</text:p>
          </table:table-cell>
          <table:table-cell table:style-name="ce11" table:formula="of:=OFFSET([.C$4];[.M247];0)" office:value-type="float" office:value="43756" calcext:value-type="float">
            <text:p>43756</text:p>
          </table:table-cell>
          <table:table-cell table:style-name="ce36" table:formula="of:=[.L247]" office:value-type="float" office:value="0.55555555555555" calcext:value-type="float">
            <text:p>0.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7];0)&lt;=[.O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12:52:30.854601" calcext:value-type="date">
            <text:p>2019-10-11 12:52:31</text:p>
          </table:table-cell>
          <table:table-cell table:style-name="ce7" table:formula="of:=[.A248]" office:value-type="date" office:date-value="2019-10-11T12:52:30.854601" calcext:value-type="date">
            <text:p>2019-10-11 12:52:31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12:52:30.85460103583" calcext:value-type="date">
            <text:p>12/30/99 12:52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=0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style-name="ce35" table:formula="of:=SUM(MOD(SUM([.L247]-[.L$2];[.T$2]);[.R$2]-[.L$2]);[.L$2])" office:value-type="time" office:time-value="PT13H30M00S" calcext:value-type="time">
            <text:p>13:30:00</text:p>
          </table:table-cell>
          <table:table-cell table:style-name="ce11" table:formula="of:=IF([.L248]&lt;[.L247];[.M247]+[.H$2];[.M247])" office:value-type="float" office:value="660" calcext:value-type="float">
            <text:p>660</text:p>
          </table:table-cell>
          <table:table-cell table:style-name="ce11" table:formula="of:=OFFSET([.C$4];[.M248];0)" office:value-type="float" office:value="43756" calcext:value-type="float">
            <text:p>43756</text:p>
          </table:table-cell>
          <table:table-cell table:style-name="ce36" table:formula="of:=[.L248]" office:value-type="float" office:value="0.562499999999995" calcext:value-type="float">
            <text:p>0.56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8];0)&lt;=[.O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13:17:35.364768" calcext:value-type="date">
            <text:p>2019-10-11 13:17:35</text:p>
          </table:table-cell>
          <table:table-cell table:style-name="ce7" table:formula="of:=[.A249]" office:value-type="date" office:date-value="2019-10-11T13:17:35.364768" calcext:value-type="date">
            <text:p>2019-10-11 13:17:35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13:17:35.36476804409" calcext:value-type="date">
            <text:p>12/30/99 01:17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=0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style-name="ce35" table:formula="of:=SUM(MOD(SUM([.L248]-[.L$2];[.T$2]);[.R$2]-[.L$2]);[.L$2])" office:value-type="time" office:time-value="PT13H40M00S" calcext:value-type="time">
            <text:p>13:40:00</text:p>
          </table:table-cell>
          <table:table-cell table:style-name="ce11" table:formula="of:=IF([.L249]&lt;[.L248];[.M248]+[.H$2];[.M248])" office:value-type="float" office:value="660" calcext:value-type="float">
            <text:p>660</text:p>
          </table:table-cell>
          <table:table-cell table:style-name="ce11" table:formula="of:=OFFSET([.C$4];[.M249];0)" office:value-type="float" office:value="43756" calcext:value-type="float">
            <text:p>43756</text:p>
          </table:table-cell>
          <table:table-cell table:style-name="ce36" table:formula="of:=[.L249]" office:value-type="float" office:value="0.569444444444439" calcext:value-type="float">
            <text:p>0.5694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9];0)&lt;=[.O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12:54:06.665207" calcext:value-type="date">
            <text:p>2019-10-11 12:54:07</text:p>
          </table:table-cell>
          <table:table-cell table:style-name="ce7" table:formula="of:=[.A250]" office:value-type="date" office:date-value="2019-10-11T12:54:06.665207" calcext:value-type="date">
            <text:p>2019-10-11 12:54:07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12:54:06.66520650499" calcext:value-type="date">
            <text:p>12/30/99 12:54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=0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style-name="ce35" table:formula="of:=SUM(MOD(SUM([.L249]-[.L$2];[.T$2]);[.R$2]-[.L$2]);[.L$2])" office:value-type="time" office:time-value="PT13H50M00S" calcext:value-type="time">
            <text:p>13:50:00</text:p>
          </table:table-cell>
          <table:table-cell table:style-name="ce11" table:formula="of:=IF([.L250]&lt;[.L249];[.M249]+[.H$2];[.M249])" office:value-type="float" office:value="660" calcext:value-type="float">
            <text:p>660</text:p>
          </table:table-cell>
          <table:table-cell table:style-name="ce11" table:formula="of:=OFFSET([.C$4];[.M250];0)" office:value-type="float" office:value="43756" calcext:value-type="float">
            <text:p>43756</text:p>
          </table:table-cell>
          <table:table-cell table:style-name="ce36" table:formula="of:=[.L250]" office:value-type="float" office:value="0.576388888888884" calcext:value-type="float">
            <text:p>0.5763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0];0)&lt;=[.O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13:07:12.689045" calcext:value-type="date">
            <text:p>2019-10-11 13:07:13</text:p>
          </table:table-cell>
          <table:table-cell table:style-name="ce7" table:formula="of:=[.A251]" office:value-type="date" office:date-value="2019-10-11T13:07:12.689045" calcext:value-type="date">
            <text:p>2019-10-11 13:07:13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13:07:12.68904481083" calcext:value-type="date">
            <text:p>12/30/99 01:07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=0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style-name="ce35" table:formula="of:=SUM(MOD(SUM([.L250]-[.L$2];[.T$2]);[.R$2]-[.L$2]);[.L$2])" office:value-type="time" office:time-value="PT14H00M00S" calcext:value-type="time">
            <text:p>14:00:00</text:p>
          </table:table-cell>
          <table:table-cell table:style-name="ce11" table:formula="of:=IF([.L251]&lt;[.L250];[.M250]+[.H$2];[.M250])" office:value-type="float" office:value="660" calcext:value-type="float">
            <text:p>660</text:p>
          </table:table-cell>
          <table:table-cell table:style-name="ce11" table:formula="of:=OFFSET([.C$4];[.M251];0)" office:value-type="float" office:value="43756" calcext:value-type="float">
            <text:p>43756</text:p>
          </table:table-cell>
          <table:table-cell table:style-name="ce36" table:formula="of:=[.L251]" office:value-type="float" office:value="0.583333333333328" calcext:value-type="float">
            <text:p>0.5833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13:11:44.902354" calcext:value-type="date">
            <text:p>2019-10-11 13:11:45</text:p>
          </table:table-cell>
          <table:table-cell table:style-name="ce7" table:formula="of:=[.A252]" office:value-type="date" office:date-value="2019-10-11T13:11:44.902354" calcext:value-type="date">
            <text:p>2019-10-11 13:11:45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13:11:44.90235406905" calcext:value-type="date">
            <text:p>12/30/99 01:11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=0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style-name="ce35" table:formula="of:=SUM(MOD(SUM([.L251]-[.L$2];[.T$2]);[.R$2]-[.L$2]);[.L$2])" office:value-type="time" office:time-value="PT14H10M00S" calcext:value-type="time">
            <text:p>14:10:00</text:p>
          </table:table-cell>
          <table:table-cell table:style-name="ce11" table:formula="of:=IF([.L252]&lt;[.L251];[.M251]+[.H$2];[.M251])" office:value-type="float" office:value="660" calcext:value-type="float">
            <text:p>660</text:p>
          </table:table-cell>
          <table:table-cell table:style-name="ce11" table:formula="of:=OFFSET([.C$4];[.M252];0)" office:value-type="float" office:value="43756" calcext:value-type="float">
            <text:p>43756</text:p>
          </table:table-cell>
          <table:table-cell table:style-name="ce36" table:formula="of:=[.L252]" office:value-type="float" office:value="0.590277777777772" calcext:value-type="float">
            <text:p>0.590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12:48:43.889518" calcext:value-type="date">
            <text:p>2019-10-11 12:48:44</text:p>
          </table:table-cell>
          <table:table-cell table:style-name="ce7" table:formula="of:=[.A253]" office:value-type="date" office:date-value="2019-10-11T12:48:43.889518" calcext:value-type="date">
            <text:p>2019-10-11 12:48:44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12:48:43.88951811008" calcext:value-type="date">
            <text:p>12/30/99 12:48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=0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style-name="ce35" table:formula="of:=SUM(MOD(SUM([.L252]-[.L$2];[.T$2]);[.R$2]-[.L$2]);[.L$2])" office:value-type="time" office:time-value="PT14H20M00S" calcext:value-type="time">
            <text:p>14:20:00</text:p>
          </table:table-cell>
          <table:table-cell table:style-name="ce11" table:formula="of:=IF([.L253]&lt;[.L252];[.M252]+[.H$2];[.M252])" office:value-type="float" office:value="660" calcext:value-type="float">
            <text:p>660</text:p>
          </table:table-cell>
          <table:table-cell table:style-name="ce11" table:formula="of:=OFFSET([.C$4];[.M253];0)" office:value-type="float" office:value="43756" calcext:value-type="float">
            <text:p>43756</text:p>
          </table:table-cell>
          <table:table-cell table:style-name="ce36" table:formula="of:=[.L253]" office:value-type="float" office:value="0.597222222222217" calcext:value-type="float">
            <text:p>0.597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13:05:09.533747" calcext:value-type="date">
            <text:p>2019-10-11 13:05:10</text:p>
          </table:table-cell>
          <table:table-cell table:style-name="ce7" table:formula="of:=[.A254]" office:value-type="date" office:date-value="2019-10-11T13:05:09.533747" calcext:value-type="date">
            <text:p>2019-10-11 13:05:10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13:05:09.53374695964" calcext:value-type="date">
            <text:p>12/30/99 01:05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=0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style-name="ce35" table:formula="of:=SUM(MOD(SUM([.L253]-[.L$2];[.T$2]);[.R$2]-[.L$2]);[.L$2])" office:value-type="time" office:time-value="PT14H30M00S" calcext:value-type="time">
            <text:p>14:30:00</text:p>
          </table:table-cell>
          <table:table-cell table:style-name="ce11" table:formula="of:=IF([.L254]&lt;[.L253];[.M253]+[.H$2];[.M253])" office:value-type="float" office:value="660" calcext:value-type="float">
            <text:p>660</text:p>
          </table:table-cell>
          <table:table-cell table:style-name="ce11" table:formula="of:=OFFSET([.C$4];[.M254];0)" office:value-type="float" office:value="43756" calcext:value-type="float">
            <text:p>43756</text:p>
          </table:table-cell>
          <table:table-cell table:style-name="ce36" table:formula="of:=[.L254]" office:value-type="float" office:value="0.604166666666661" calcext:value-type="float">
            <text:p>0.604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12:52:44.155946" calcext:value-type="date">
            <text:p>2019-10-11 12:52:44</text:p>
          </table:table-cell>
          <table:table-cell table:style-name="ce7" table:formula="of:=[.A255]" office:value-type="date" office:date-value="2019-10-11T12:52:44.155946" calcext:value-type="date">
            <text:p>2019-10-11 12:52:44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12:52:44.15594585706" calcext:value-type="date">
            <text:p>12/30/99 12:52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=0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style-name="ce35" table:formula="of:=SUM(MOD(SUM([.L254]-[.L$2];[.T$2]);[.R$2]-[.L$2]);[.L$2])" office:value-type="time" office:time-value="PT11H10M00S" calcext:value-type="time">
            <text:p>11:10:00</text:p>
          </table:table-cell>
          <table:table-cell table:style-name="ce11" table:formula="of:=IF([.L255]&lt;[.L254];[.M254]+[.H$2];[.M254])" office:value-type="float" office:value="720" calcext:value-type="float">
            <text:p>720</text:p>
          </table:table-cell>
          <table:table-cell table:style-name="ce11" table:formula="of:=OFFSET([.C$4];[.M255];0)" office:value-type="float" office:value="43757" calcext:value-type="float">
            <text:p>43757</text:p>
          </table:table-cell>
          <table:table-cell table:style-name="ce36" table:formula="of:=[.L255]" office:value-type="float" office:value="0.465277777777772" calcext:value-type="float">
            <text:p>0.46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5];0)&lt;=[.O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12:54:46.753174" calcext:value-type="date">
            <text:p>2019-10-11 12:54:47</text:p>
          </table:table-cell>
          <table:table-cell table:style-name="ce7" table:formula="of:=[.A256]" office:value-type="date" office:date-value="2019-10-11T12:54:46.753174" calcext:value-type="date">
            <text:p>2019-10-11 12:54:47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12:54:46.75317366142" calcext:value-type="date">
            <text:p>12/30/99 12:54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=0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style-name="ce35" table:formula="of:=SUM(MOD(SUM([.L255]-[.L$2];[.T$2]);[.R$2]-[.L$2]);[.L$2])" office:value-type="time" office:time-value="PT11H20M00S" calcext:value-type="time">
            <text:p>11:20:00</text:p>
          </table:table-cell>
          <table:table-cell table:style-name="ce11" table:formula="of:=IF([.L256]&lt;[.L255];[.M255]+[.H$2];[.M255])" office:value-type="float" office:value="720" calcext:value-type="float">
            <text:p>720</text:p>
          </table:table-cell>
          <table:table-cell table:style-name="ce11" table:formula="of:=OFFSET([.C$4];[.M256];0)" office:value-type="float" office:value="43757" calcext:value-type="float">
            <text:p>43757</text:p>
          </table:table-cell>
          <table:table-cell table:style-name="ce36" table:formula="of:=[.L256]" office:value-type="float" office:value="0.472222222222217" calcext:value-type="float">
            <text:p>0.47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6];0)&lt;=[.O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13:20:32.14054" calcext:value-type="date">
            <text:p>2019-10-11 13:20:32</text:p>
          </table:table-cell>
          <table:table-cell table:style-name="ce7" table:formula="of:=[.A257]" office:value-type="date" office:date-value="2019-10-11T13:20:32.14054" calcext:value-type="date">
            <text:p>2019-10-11 13:20:32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13:20:32.14054049458" calcext:value-type="date">
            <text:p>12/30/99 01:20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=0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style-name="ce35" table:formula="of:=SUM(MOD(SUM([.L256]-[.L$2];[.T$2]);[.R$2]-[.L$2]);[.L$2])" office:value-type="time" office:time-value="PT11H30M00S" calcext:value-type="time">
            <text:p>11:30:00</text:p>
          </table:table-cell>
          <table:table-cell table:style-name="ce11" table:formula="of:=IF([.L257]&lt;[.L256];[.M256]+[.H$2];[.M256])" office:value-type="float" office:value="720" calcext:value-type="float">
            <text:p>720</text:p>
          </table:table-cell>
          <table:table-cell table:style-name="ce11" table:formula="of:=OFFSET([.C$4];[.M257];0)" office:value-type="float" office:value="43757" calcext:value-type="float">
            <text:p>43757</text:p>
          </table:table-cell>
          <table:table-cell table:style-name="ce36" table:formula="of:=[.L257]" office:value-type="float" office:value="0.479166666666661" calcext:value-type="float">
            <text:p>0.47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7];0)&lt;=[.O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13:07:36.088135" calcext:value-type="date">
            <text:p>2019-10-11 13:07:36</text:p>
          </table:table-cell>
          <table:table-cell table:style-name="ce7" table:formula="of:=[.A258]" office:value-type="date" office:date-value="2019-10-11T13:07:36.088135" calcext:value-type="date">
            <text:p>2019-10-11 13:07:36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13:07:36.08813459985" calcext:value-type="date">
            <text:p>12/30/99 01:07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=0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style-name="ce35" table:formula="of:=SUM(MOD(SUM([.L257]-[.L$2];[.T$2]);[.R$2]-[.L$2]);[.L$2])" office:value-type="time" office:time-value="PT11H40M00S" calcext:value-type="time">
            <text:p>11:40:00</text:p>
          </table:table-cell>
          <table:table-cell table:style-name="ce11" table:formula="of:=IF([.L258]&lt;[.L257];[.M257]+[.H$2];[.M257])" office:value-type="float" office:value="720" calcext:value-type="float">
            <text:p>720</text:p>
          </table:table-cell>
          <table:table-cell table:style-name="ce11" table:formula="of:=OFFSET([.C$4];[.M258];0)" office:value-type="float" office:value="43757" calcext:value-type="float">
            <text:p>43757</text:p>
          </table:table-cell>
          <table:table-cell table:style-name="ce36" table:formula="of:=[.L258]" office:value-type="float" office:value="0.486111111111106" calcext:value-type="float">
            <text:p>0.48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12:58:29.581476" calcext:value-type="date">
            <text:p>2019-10-11 12:58:30</text:p>
          </table:table-cell>
          <table:table-cell table:style-name="ce7" table:formula="of:=[.A259]" office:value-type="date" office:date-value="2019-10-11T12:58:29.581476" calcext:value-type="date">
            <text:p>2019-10-11 12:58:30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12:58:29.58147556521" calcext:value-type="date">
            <text:p>12/30/99 12:58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=0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style-name="ce35" table:formula="of:=SUM(MOD(SUM([.L258]-[.L$2];[.T$2]);[.R$2]-[.L$2]);[.L$2])" office:value-type="time" office:time-value="PT11H50M00S" calcext:value-type="time">
            <text:p>11:50:00</text:p>
          </table:table-cell>
          <table:table-cell table:style-name="ce11" table:formula="of:=IF([.L259]&lt;[.L258];[.M258]+[.H$2];[.M258])" office:value-type="float" office:value="720" calcext:value-type="float">
            <text:p>720</text:p>
          </table:table-cell>
          <table:table-cell table:style-name="ce11" table:formula="of:=OFFSET([.C$4];[.M259];0)" office:value-type="float" office:value="43757" calcext:value-type="float">
            <text:p>43757</text:p>
          </table:table-cell>
          <table:table-cell table:style-name="ce36" table:formula="of:=[.L259]" office:value-type="float" office:value="0.49305555555555" calcext:value-type="float">
            <text:p>0.49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12:58:06.130559" calcext:value-type="date">
            <text:p>2019-10-11 12:58:06</text:p>
          </table:table-cell>
          <table:table-cell table:style-name="ce7" table:formula="of:=[.A260]" office:value-type="date" office:date-value="2019-10-11T12:58:06.130559" calcext:value-type="date">
            <text:p>2019-10-11 12:58:06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12:58:06.13055858295" calcext:value-type="date">
            <text:p>12/30/99 12:58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=0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style-name="ce35" table:formula="of:=SUM(MOD(SUM([.L259]-[.L$2];[.T$2]);[.R$2]-[.L$2]);[.L$2])" office:value-type="time" office:time-value="PT12H00M00S" calcext:value-type="time">
            <text:p>12:00:00</text:p>
          </table:table-cell>
          <table:table-cell table:style-name="ce11" table:formula="of:=IF([.L260]&lt;[.L259];[.M259]+[.H$2];[.M259])" office:value-type="float" office:value="720" calcext:value-type="float">
            <text:p>720</text:p>
          </table:table-cell>
          <table:table-cell table:style-name="ce11" table:formula="of:=OFFSET([.C$4];[.M260];0)" office:value-type="float" office:value="43757" calcext:value-type="float">
            <text:p>43757</text:p>
          </table:table-cell>
          <table:table-cell table:style-name="ce36" table:formula="of:=[.L260]" office:value-type="float" office:value="0.499999999999995" calcext:value-type="float">
            <text:p>0.49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13:27:22.33808" calcext:value-type="date">
            <text:p>2019-10-11 13:27:22</text:p>
          </table:table-cell>
          <table:table-cell table:style-name="ce7" table:formula="of:=[.A261]" office:value-type="date" office:date-value="2019-10-11T13:27:22.33808" calcext:value-type="date">
            <text:p>2019-10-11 13:27:22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13:27:22.33807981946" calcext:value-type="date">
            <text:p>12/30/99 01:27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=0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5" table:formula="of:=SUM(MOD(SUM([.L260]-[.L$2];[.T$2]);[.R$2]-[.L$2]);[.L$2])" office:value-type="time" office:time-value="PT12H10M00S" calcext:value-type="time">
            <text:p>12:10:00</text:p>
          </table:table-cell>
          <table:table-cell table:style-name="ce11" table:formula="of:=IF([.L261]&lt;[.L260];[.M260]+[.H$2];[.M260])" office:value-type="float" office:value="720" calcext:value-type="float">
            <text:p>720</text:p>
          </table:table-cell>
          <table:table-cell table:style-name="ce11" table:formula="of:=OFFSET([.C$4];[.M261];0)" office:value-type="float" office:value="43757" calcext:value-type="float">
            <text:p>43757</text:p>
          </table:table-cell>
          <table:table-cell table:style-name="ce36" table:formula="of:=[.L261]" office:value-type="float" office:value="0.506944444444439" calcext:value-type="float">
            <text:p>0.50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13:06:29.58925" calcext:value-type="date">
            <text:p>2019-10-11 13:06:30</text:p>
          </table:table-cell>
          <table:table-cell table:style-name="ce7" table:formula="of:=[.A262]" office:value-type="date" office:date-value="2019-10-11T13:06:29.58925" calcext:value-type="date">
            <text:p>2019-10-11 13:06:30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13:06:29.58924966864" calcext:value-type="date">
            <text:p>12/30/99 01:06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=0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style-name="ce35" table:formula="of:=SUM(MOD(SUM([.L261]-[.L$2];[.T$2]);[.R$2]-[.L$2]);[.L$2])" office:value-type="time" office:time-value="PT12H20M00S" calcext:value-type="time">
            <text:p>12:20:00</text:p>
          </table:table-cell>
          <table:table-cell table:style-name="ce11" table:formula="of:=IF([.L262]&lt;[.L261];[.M261]+[.H$2];[.M261])" office:value-type="float" office:value="720" calcext:value-type="float">
            <text:p>720</text:p>
          </table:table-cell>
          <table:table-cell table:style-name="ce11" table:formula="of:=OFFSET([.C$4];[.M262];0)" office:value-type="float" office:value="43757" calcext:value-type="float">
            <text:p>43757</text:p>
          </table:table-cell>
          <table:table-cell table:style-name="ce36" table:formula="of:=[.L262]" office:value-type="float" office:value="0.513888888888883" calcext:value-type="float">
            <text:p>0.51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2];0)&lt;=[.O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13:16:59.291209" calcext:value-type="date">
            <text:p>2019-10-11 13:16:59</text:p>
          </table:table-cell>
          <table:table-cell table:style-name="ce7" table:formula="of:=[.A263]" office:value-type="date" office:date-value="2019-10-11T13:16:59.291209" calcext:value-type="date">
            <text:p>2019-10-11 13:16:59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13:16:59.29120905697" calcext:value-type="date">
            <text:p>12/30/99 01:16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=0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style-name="ce35" table:formula="of:=SUM(MOD(SUM([.L262]-[.L$2];[.T$2]);[.R$2]-[.L$2]);[.L$2])" office:value-type="time" office:time-value="PT12H30M00S" calcext:value-type="time">
            <text:p>12:30:00</text:p>
          </table:table-cell>
          <table:table-cell table:style-name="ce11" table:formula="of:=IF([.L263]&lt;[.L262];[.M262]+[.H$2];[.M262])" office:value-type="float" office:value="720" calcext:value-type="float">
            <text:p>720</text:p>
          </table:table-cell>
          <table:table-cell table:style-name="ce11" table:formula="of:=OFFSET([.C$4];[.M263];0)" office:value-type="float" office:value="43757" calcext:value-type="float">
            <text:p>43757</text:p>
          </table:table-cell>
          <table:table-cell table:style-name="ce36" table:formula="of:=[.L263]" office:value-type="float" office:value="0.520833333333328" calcext:value-type="float">
            <text:p>0.52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3];0)&lt;=[.O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12:50:29.168551" calcext:value-type="date">
            <text:p>2019-10-11 12:50:29</text:p>
          </table:table-cell>
          <table:table-cell table:style-name="ce7" table:formula="of:=[.A264]" office:value-type="date" office:date-value="2019-10-11T12:50:29.168551" calcext:value-type="date">
            <text:p>2019-10-11 12:50:29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12:50:29.16855127551" calcext:value-type="date">
            <text:p>12/30/99 12:50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=0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style-name="ce35" table:formula="of:=SUM(MOD(SUM([.L263]-[.L$2];[.T$2]);[.R$2]-[.L$2]);[.L$2])" office:value-type="time" office:time-value="PT12H40M00S" calcext:value-type="time">
            <text:p>12:40:00</text:p>
          </table:table-cell>
          <table:table-cell table:style-name="ce11" table:formula="of:=IF([.L264]&lt;[.L263];[.M263]+[.H$2];[.M263])" office:value-type="float" office:value="720" calcext:value-type="float">
            <text:p>720</text:p>
          </table:table-cell>
          <table:table-cell table:style-name="ce11" table:formula="of:=OFFSET([.C$4];[.M264];0)" office:value-type="float" office:value="43757" calcext:value-type="float">
            <text:p>43757</text:p>
          </table:table-cell>
          <table:table-cell table:style-name="ce36" table:formula="of:=[.L264]" office:value-type="float" office:value="0.527777777777772" calcext:value-type="float">
            <text:p>0.52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4];0)&lt;=[.O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12:56:04.333188" calcext:value-type="date">
            <text:p>2019-10-11 12:56:04</text:p>
          </table:table-cell>
          <table:table-cell table:style-name="ce7" table:formula="of:=[.A265]" office:value-type="date" office:date-value="2019-10-11T12:56:04.333188" calcext:value-type="date">
            <text:p>2019-10-11 12:56:04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12:56:04.33318813797" calcext:value-type="date">
            <text:p>12/30/99 12:56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=0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style-name="ce35" table:formula="of:=SUM(MOD(SUM([.L264]-[.L$2];[.T$2]);[.R$2]-[.L$2]);[.L$2])" office:value-type="time" office:time-value="PT12H50M00S" calcext:value-type="time">
            <text:p>12:50:00</text:p>
          </table:table-cell>
          <table:table-cell table:style-name="ce11" table:formula="of:=IF([.L265]&lt;[.L264];[.M264]+[.H$2];[.M264])" office:value-type="float" office:value="720" calcext:value-type="float">
            <text:p>720</text:p>
          </table:table-cell>
          <table:table-cell table:style-name="ce11" table:formula="of:=OFFSET([.C$4];[.M265];0)" office:value-type="float" office:value="43757" calcext:value-type="float">
            <text:p>43757</text:p>
          </table:table-cell>
          <table:table-cell table:style-name="ce36" table:formula="of:=[.L265]" office:value-type="float" office:value="0.534722222222217" calcext:value-type="float">
            <text:p>0.53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5];0)&lt;=[.O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12:55:15.888644" calcext:value-type="date">
            <text:p>2019-10-11 12:55:16</text:p>
          </table:table-cell>
          <table:table-cell table:style-name="ce7" table:formula="of:=[.A266]" office:value-type="date" office:date-value="2019-10-11T12:55:15.888644" calcext:value-type="date">
            <text:p>2019-10-11 12:55:16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12:55:15.88864352088" calcext:value-type="date">
            <text:p>12/30/99 12:55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=0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style-name="ce35" table:formula="of:=SUM(MOD(SUM([.L265]-[.L$2];[.T$2]);[.R$2]-[.L$2]);[.L$2])" office:value-type="time" office:time-value="PT13H00M00S" calcext:value-type="time">
            <text:p>13:00:00</text:p>
          </table:table-cell>
          <table:table-cell table:style-name="ce11" table:formula="of:=IF([.L266]&lt;[.L265];[.M265]+[.H$2];[.M265])" office:value-type="float" office:value="720" calcext:value-type="float">
            <text:p>720</text:p>
          </table:table-cell>
          <table:table-cell table:style-name="ce11" table:formula="of:=OFFSET([.C$4];[.M266];0)" office:value-type="float" office:value="43757" calcext:value-type="float">
            <text:p>43757</text:p>
          </table:table-cell>
          <table:table-cell table:style-name="ce36" table:formula="of:=[.L266]" office:value-type="float" office:value="0.541666666666661" calcext:value-type="float">
            <text:p>0.54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6];0)&lt;=[.O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12:55:41.112239" calcext:value-type="date">
            <text:p>2019-10-11 12:55:41</text:p>
          </table:table-cell>
          <table:table-cell table:style-name="ce7" table:formula="of:=[.A267]" office:value-type="date" office:date-value="2019-10-11T12:55:41.112239" calcext:value-type="date">
            <text:p>2019-10-11 12:55:41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12:55:41.11223872751" calcext:value-type="date">
            <text:p>12/30/99 12:55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=0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style-name="ce35" table:formula="of:=SUM(MOD(SUM([.L266]-[.L$2];[.T$2]);[.R$2]-[.L$2]);[.L$2])" office:value-type="time" office:time-value="PT13H10M00S" calcext:value-type="time">
            <text:p>13:10:00</text:p>
          </table:table-cell>
          <table:table-cell table:style-name="ce11" table:formula="of:=IF([.L267]&lt;[.L266];[.M266]+[.H$2];[.M266])" office:value-type="float" office:value="720" calcext:value-type="float">
            <text:p>720</text:p>
          </table:table-cell>
          <table:table-cell table:style-name="ce11" table:formula="of:=OFFSET([.C$4];[.M267];0)" office:value-type="float" office:value="43757" calcext:value-type="float">
            <text:p>43757</text:p>
          </table:table-cell>
          <table:table-cell table:style-name="ce36" table:formula="of:=[.L267]" office:value-type="float" office:value="0.548611111111106" calcext:value-type="float">
            <text:p>0.54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7];0)&lt;=[.O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13:09:59.694546" calcext:value-type="date">
            <text:p>2019-10-11 13:10:00</text:p>
          </table:table-cell>
          <table:table-cell table:style-name="ce7" table:formula="of:=[.A268]" office:value-type="date" office:date-value="2019-10-11T13:09:59.694546" calcext:value-type="date">
            <text:p>2019-10-11 13:10:00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13:09:59.69454612583" calcext:value-type="date">
            <text:p>12/30/99 01:10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=0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style-name="ce35" table:formula="of:=SUM(MOD(SUM([.L267]-[.L$2];[.T$2]);[.R$2]-[.L$2]);[.L$2])" office:value-type="time" office:time-value="PT13H20M00S" calcext:value-type="time">
            <text:p>13:20:00</text:p>
          </table:table-cell>
          <table:table-cell table:style-name="ce11" table:formula="of:=IF([.L268]&lt;[.L267];[.M267]+[.H$2];[.M267])" office:value-type="float" office:value="720" calcext:value-type="float">
            <text:p>720</text:p>
          </table:table-cell>
          <table:table-cell table:style-name="ce11" table:formula="of:=OFFSET([.C$4];[.M268];0)" office:value-type="float" office:value="43757" calcext:value-type="float">
            <text:p>43757</text:p>
          </table:table-cell>
          <table:table-cell table:style-name="ce36" table:formula="of:=[.L268]" office:value-type="float" office:value="0.55555555555555" calcext:value-type="float">
            <text:p>0.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8];0)&lt;=[.O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12:45:52.068317" calcext:value-type="date">
            <text:p>2019-10-11 12:45:52</text:p>
          </table:table-cell>
          <table:table-cell table:style-name="ce7" table:formula="of:=[.A269]" office:value-type="date" office:date-value="2019-10-11T12:45:52.068317" calcext:value-type="date">
            <text:p>2019-10-11 12:45:52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12:45:52.06831670366" calcext:value-type="date">
            <text:p>12/30/99 12:45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=0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style-name="ce35" table:formula="of:=SUM(MOD(SUM([.L268]-[.L$2];[.T$2]);[.R$2]-[.L$2]);[.L$2])" office:value-type="time" office:time-value="PT13H30M00S" calcext:value-type="time">
            <text:p>13:30:00</text:p>
          </table:table-cell>
          <table:table-cell table:style-name="ce11" table:formula="of:=IF([.L269]&lt;[.L268];[.M268]+[.H$2];[.M268])" office:value-type="float" office:value="720" calcext:value-type="float">
            <text:p>720</text:p>
          </table:table-cell>
          <table:table-cell table:style-name="ce11" table:formula="of:=OFFSET([.C$4];[.M269];0)" office:value-type="float" office:value="43757" calcext:value-type="float">
            <text:p>43757</text:p>
          </table:table-cell>
          <table:table-cell table:style-name="ce36" table:formula="of:=[.L269]" office:value-type="float" office:value="0.562499999999994" calcext:value-type="float">
            <text:p>0.56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9];0)&lt;=[.O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12:41:36.724325" calcext:value-type="date">
            <text:p>2019-10-11 12:41:37</text:p>
          </table:table-cell>
          <table:table-cell table:style-name="ce7" table:formula="of:=[.A270]" office:value-type="date" office:date-value="2019-10-11T12:41:36.724325" calcext:value-type="date">
            <text:p>2019-10-11 12:41:37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12:41:36.72432539519" calcext:value-type="date">
            <text:p>12/30/99 12:41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=0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style-name="ce35" table:formula="of:=SUM(MOD(SUM([.L269]-[.L$2];[.T$2]);[.R$2]-[.L$2]);[.L$2])" office:value-type="time" office:time-value="PT13H40M00S" calcext:value-type="time">
            <text:p>13:40:00</text:p>
          </table:table-cell>
          <table:table-cell table:style-name="ce11" table:formula="of:=IF([.L270]&lt;[.L269];[.M269]+[.H$2];[.M269])" office:value-type="float" office:value="720" calcext:value-type="float">
            <text:p>720</text:p>
          </table:table-cell>
          <table:table-cell table:style-name="ce11" table:formula="of:=OFFSET([.C$4];[.M270];0)" office:value-type="float" office:value="43757" calcext:value-type="float">
            <text:p>43757</text:p>
          </table:table-cell>
          <table:table-cell table:style-name="ce36" table:formula="of:=[.L270]" office:value-type="float" office:value="0.569444444444439" calcext:value-type="float">
            <text:p>0.5694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0];0)&lt;=[.O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13:05:22.367127" calcext:value-type="date">
            <text:p>2019-10-11 13:05:22</text:p>
          </table:table-cell>
          <table:table-cell table:style-name="ce7" table:formula="of:=[.A271]" office:value-type="date" office:date-value="2019-10-11T13:05:22.367127" calcext:value-type="date">
            <text:p>2019-10-11 13:05:22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13:05:22.36712698359" calcext:value-type="date">
            <text:p>12/30/99 01:05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=0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style-name="ce35" table:formula="of:=SUM(MOD(SUM([.L270]-[.L$2];[.T$2]);[.R$2]-[.L$2]);[.L$2])" office:value-type="time" office:time-value="PT13H50M00S" calcext:value-type="time">
            <text:p>13:50:00</text:p>
          </table:table-cell>
          <table:table-cell table:style-name="ce11" table:formula="of:=IF([.L271]&lt;[.L270];[.M270]+[.H$2];[.M270])" office:value-type="float" office:value="720" calcext:value-type="float">
            <text:p>720</text:p>
          </table:table-cell>
          <table:table-cell table:style-name="ce11" table:formula="of:=OFFSET([.C$4];[.M271];0)" office:value-type="float" office:value="43757" calcext:value-type="float">
            <text:p>43757</text:p>
          </table:table-cell>
          <table:table-cell table:style-name="ce36" table:formula="of:=[.L271]" office:value-type="float" office:value="0.576388888888883" calcext:value-type="float">
            <text:p>0.5763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1];0)&lt;=[.O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12:57:37.535977" calcext:value-type="date">
            <text:p>2019-10-11 12:57:38</text:p>
          </table:table-cell>
          <table:table-cell table:style-name="ce7" table:formula="of:=[.A272]" office:value-type="date" office:date-value="2019-10-11T12:57:37.535977" calcext:value-type="date">
            <text:p>2019-10-11 12:57:38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12:57:37.53597733565" calcext:value-type="date">
            <text:p>12/30/99 12:57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=0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style-name="ce35" table:formula="of:=SUM(MOD(SUM([.L271]-[.L$2];[.T$2]);[.R$2]-[.L$2]);[.L$2])" office:value-type="time" office:time-value="PT14H00M00S" calcext:value-type="time">
            <text:p>14:00:00</text:p>
          </table:table-cell>
          <table:table-cell table:style-name="ce11" table:formula="of:=IF([.L272]&lt;[.L271];[.M271]+[.H$2];[.M271])" office:value-type="float" office:value="720" calcext:value-type="float">
            <text:p>720</text:p>
          </table:table-cell>
          <table:table-cell table:style-name="ce11" table:formula="of:=OFFSET([.C$4];[.M272];0)" office:value-type="float" office:value="43757" calcext:value-type="float">
            <text:p>43757</text:p>
          </table:table-cell>
          <table:table-cell table:style-name="ce36" table:formula="of:=[.L272]" office:value-type="float" office:value="0.583333333333328" calcext:value-type="float">
            <text:p>0.5833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2];0)&lt;=[.O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13:03:23.793778" calcext:value-type="date">
            <text:p>2019-10-11 13:03:24</text:p>
          </table:table-cell>
          <table:table-cell table:style-name="ce7" table:formula="of:=[.A273]" office:value-type="date" office:date-value="2019-10-11T13:03:23.793778" calcext:value-type="date">
            <text:p>2019-10-11 13:03:24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13:03:23.79377785139" calcext:value-type="date">
            <text:p>12/30/99 01:03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=0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style-name="ce35" table:formula="of:=SUM(MOD(SUM([.L272]-[.L$2];[.T$2]);[.R$2]-[.L$2]);[.L$2])" office:value-type="time" office:time-value="PT14H10M00S" calcext:value-type="time">
            <text:p>14:10:00</text:p>
          </table:table-cell>
          <table:table-cell table:style-name="ce11" table:formula="of:=IF([.L273]&lt;[.L272];[.M272]+[.H$2];[.M272])" office:value-type="float" office:value="720" calcext:value-type="float">
            <text:p>720</text:p>
          </table:table-cell>
          <table:table-cell table:style-name="ce11" table:formula="of:=OFFSET([.C$4];[.M273];0)" office:value-type="float" office:value="43757" calcext:value-type="float">
            <text:p>43757</text:p>
          </table:table-cell>
          <table:table-cell table:style-name="ce36" table:formula="of:=[.L273]" office:value-type="float" office:value="0.590277777777772" calcext:value-type="float">
            <text:p>0.590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3];0)&lt;=[.O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12:47:14.938602" calcext:value-type="date">
            <text:p>2019-10-11 12:47:15</text:p>
          </table:table-cell>
          <table:table-cell table:style-name="ce7" table:formula="of:=[.A274]" office:value-type="date" office:date-value="2019-10-11T12:47:14.938602" calcext:value-type="date">
            <text:p>2019-10-11 12:47:15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12:47:14.93860247545" calcext:value-type="date">
            <text:p>12/30/99 12:47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=0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style-name="ce35" table:formula="of:=SUM(MOD(SUM([.L273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274]&lt;[.L273];[.M273]+[.H$2];[.M273])" office:value-type="float" office:value="720" calcext:value-type="float">
            <text:p>720</text:p>
          </table:table-cell>
          <table:table-cell table:style-name="ce11" table:formula="of:=OFFSET([.C$4];[.M274];0)" office:value-type="float" office:value="43757" calcext:value-type="float">
            <text:p>43757</text:p>
          </table:table-cell>
          <table:table-cell table:style-name="ce36" table:formula="of:=[.L274]" office:value-type="float" office:value="0.597222222222216" calcext:value-type="float">
            <text:p>0.597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4];0)&lt;=[.O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13:06:50.63393" calcext:value-type="date">
            <text:p>2019-10-11 13:06:51</text:p>
          </table:table-cell>
          <table:table-cell table:style-name="ce7" table:formula="of:=[.A275]" office:value-type="date" office:date-value="2019-10-11T13:06:50.63393" calcext:value-type="date">
            <text:p>2019-10-11 13:06:51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13:06:50.6339303311" calcext:value-type="date">
            <text:p>12/30/99 01:06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=0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style-name="ce35" table:formula="of:=SUM(MOD(SUM([.L274]-[.L$2];[.T$2]);[.R$2]-[.L$2]);[.L$2])" office:value-type="time" office:time-value="PT14H30M00S" calcext:value-type="time">
            <text:p>14:30:00</text:p>
          </table:table-cell>
          <table:table-cell table:style-name="ce11" table:formula="of:=IF([.L275]&lt;[.L274];[.M274]+[.H$2];[.M274])" office:value-type="float" office:value="720" calcext:value-type="float">
            <text:p>720</text:p>
          </table:table-cell>
          <table:table-cell table:style-name="ce11" table:formula="of:=OFFSET([.C$4];[.M275];0)" office:value-type="float" office:value="43757" calcext:value-type="float">
            <text:p>43757</text:p>
          </table:table-cell>
          <table:table-cell table:style-name="ce36" table:formula="of:=[.L275]" office:value-type="float" office:value="0.604166666666661" calcext:value-type="float">
            <text:p>0.604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5];0)&lt;=[.O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12:50:57.876243" calcext:value-type="date">
            <text:p>2019-10-11 12:50:58</text:p>
          </table:table-cell>
          <table:table-cell table:style-name="ce7" table:formula="of:=[.A276]" office:value-type="date" office:date-value="2019-10-11T12:50:57.876243" calcext:value-type="date">
            <text:p>2019-10-11 12:50:58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12:50:57.87624295335" calcext:value-type="date">
            <text:p>12/30/99 12:50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=0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style-name="ce35" table:formula="of:=SUM(MOD(SUM([.L275]-[.L$2];[.T$2]);[.R$2]-[.L$2]);[.L$2])" office:value-type="time" office:time-value="PT11H10M00S" calcext:value-type="time">
            <text:p>11:10:00</text:p>
          </table:table-cell>
          <table:table-cell table:style-name="ce11" table:formula="of:=IF([.L276]&lt;[.L275];[.M275]+[.H$2];[.M275])" office:value-type="float" office:value="780" calcext:value-type="float">
            <text:p>780</text:p>
          </table:table-cell>
          <table:table-cell table:style-name="ce11" table:formula="of:=OFFSET([.C$4];[.M276];0)" office:value-type="float" office:value="43758" calcext:value-type="float">
            <text:p>43758</text:p>
          </table:table-cell>
          <table:table-cell table:style-name="ce36" table:formula="of:=[.L276]" office:value-type="float" office:value="0.465277777777772" calcext:value-type="float">
            <text:p>0.46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13:06:39.249259" calcext:value-type="date">
            <text:p>2019-10-11 13:06:39</text:p>
          </table:table-cell>
          <table:table-cell table:style-name="ce7" table:formula="of:=[.A277]" office:value-type="date" office:date-value="2019-10-11T13:06:39.249259" calcext:value-type="date">
            <text:p>2019-10-11 13:06:39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13:06:39.24925938249" calcext:value-type="date">
            <text:p>12/30/99 01:06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=0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style-name="ce35" table:formula="of:=SUM(MOD(SUM([.L276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277]&lt;[.L276];[.M276]+[.H$2];[.M276])" office:value-type="float" office:value="780" calcext:value-type="float">
            <text:p>780</text:p>
          </table:table-cell>
          <table:table-cell table:style-name="ce11" table:formula="of:=OFFSET([.C$4];[.M277];0)" office:value-type="float" office:value="43758" calcext:value-type="float">
            <text:p>43758</text:p>
          </table:table-cell>
          <table:table-cell table:style-name="ce36" table:formula="of:=[.L277]" office:value-type="float" office:value="0.472222222222216" calcext:value-type="float">
            <text:p>0.47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12:52:15.198338" calcext:value-type="date">
            <text:p>2019-10-11 12:52:15</text:p>
          </table:table-cell>
          <table:table-cell table:style-name="ce7" table:formula="of:=[.A278]" office:value-type="date" office:date-value="2019-10-11T12:52:15.198338" calcext:value-type="date">
            <text:p>2019-10-11 12:52:15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12:52:15.19833788741" calcext:value-type="date">
            <text:p>12/30/99 12:52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=0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style-name="ce35" table:formula="of:=SUM(MOD(SUM([.L277]-[.L$2];[.T$2]);[.R$2]-[.L$2]);[.L$2])" office:value-type="time" office:time-value="PT11H30M00S" calcext:value-type="time">
            <text:p>11:30:00</text:p>
          </table:table-cell>
          <table:table-cell table:style-name="ce11" table:formula="of:=IF([.L278]&lt;[.L277];[.M277]+[.H$2];[.M277])" office:value-type="float" office:value="780" calcext:value-type="float">
            <text:p>780</text:p>
          </table:table-cell>
          <table:table-cell table:style-name="ce11" table:formula="of:=OFFSET([.C$4];[.M278];0)" office:value-type="float" office:value="43758" calcext:value-type="float">
            <text:p>43758</text:p>
          </table:table-cell>
          <table:table-cell table:style-name="ce36" table:formula="of:=[.L278]" office:value-type="float" office:value="0.479166666666661" calcext:value-type="float">
            <text:p>0.47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13:16:30.770486" calcext:value-type="date">
            <text:p>2019-10-11 13:16:31</text:p>
          </table:table-cell>
          <table:table-cell table:style-name="ce7" table:formula="of:=[.A279]" office:value-type="date" office:date-value="2019-10-11T13:16:30.770486" calcext:value-type="date">
            <text:p>2019-10-11 13:16:31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13:16:30.7704864163" calcext:value-type="date">
            <text:p>12/30/99 01:16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=0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style-name="ce35" table:formula="of:=SUM(MOD(SUM([.L278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279]&lt;[.L278];[.M278]+[.H$2];[.M278])" office:value-type="float" office:value="780" calcext:value-type="float">
            <text:p>780</text:p>
          </table:table-cell>
          <table:table-cell table:style-name="ce11" table:formula="of:=OFFSET([.C$4];[.M279];0)" office:value-type="float" office:value="43758" calcext:value-type="float">
            <text:p>43758</text:p>
          </table:table-cell>
          <table:table-cell table:style-name="ce36" table:formula="of:=[.L279]" office:value-type="float" office:value="0.486111111111105" calcext:value-type="float">
            <text:p>0.48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12:52:00.096524" calcext:value-type="date">
            <text:p>2019-10-11 12:52:00</text:p>
          </table:table-cell>
          <table:table-cell table:style-name="ce7" table:formula="of:=[.A280]" office:value-type="date" office:date-value="2019-10-11T12:52:00.096524" calcext:value-type="date">
            <text:p>2019-10-11 12:52:00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12:52:00.09652380366" calcext:value-type="date">
            <text:p>12/30/99 12:52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=0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style-name="ce35" table:formula="of:=SUM(MOD(SUM([.L279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280]&lt;[.L279];[.M279]+[.H$2];[.M279])" office:value-type="float" office:value="780" calcext:value-type="float">
            <text:p>780</text:p>
          </table:table-cell>
          <table:table-cell table:style-name="ce11" table:formula="of:=OFFSET([.C$4];[.M280];0)" office:value-type="float" office:value="43758" calcext:value-type="float">
            <text:p>43758</text:p>
          </table:table-cell>
          <table:table-cell table:style-name="ce36" table:formula="of:=[.L280]" office:value-type="float" office:value="0.49305555555555" calcext:value-type="float">
            <text:p>0.49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13:02:17.010061" calcext:value-type="date">
            <text:p>2019-10-11 13:02:17</text:p>
          </table:table-cell>
          <table:table-cell table:style-name="ce7" table:formula="of:=[.A281]" office:value-type="date" office:date-value="2019-10-11T13:02:17.010061" calcext:value-type="date">
            <text:p>2019-10-11 13:02:17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13:02:17.01006055344" calcext:value-type="date">
            <text:p>12/30/99 01:02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=0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style-name="ce35" table:formula="of:=SUM(MOD(SUM([.L280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281]&lt;[.L280];[.M280]+[.H$2];[.M280])" office:value-type="float" office:value="780" calcext:value-type="float">
            <text:p>780</text:p>
          </table:table-cell>
          <table:table-cell table:style-name="ce11" table:formula="of:=OFFSET([.C$4];[.M281];0)" office:value-type="float" office:value="43758" calcext:value-type="float">
            <text:p>43758</text:p>
          </table:table-cell>
          <table:table-cell table:style-name="ce36" table:formula="of:=[.L281]" office:value-type="float" office:value="0.499999999999994" calcext:value-type="float">
            <text:p>0.49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1];0)&lt;=[.O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13:11:25.450031" calcext:value-type="date">
            <text:p>2019-10-11 13:11:25</text:p>
          </table:table-cell>
          <table:table-cell table:style-name="ce7" table:formula="of:=[.A282]" office:value-type="date" office:date-value="2019-10-11T13:11:25.450031" calcext:value-type="date">
            <text:p>2019-10-11 13:11:25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13:11:25.4500311194" calcext:value-type="date">
            <text:p>12/30/99 01:11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=0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style-name="ce35" table:formula="of:=SUM(MOD(SUM([.L281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282]&lt;[.L281];[.M281]+[.H$2];[.M281])" office:value-type="float" office:value="780" calcext:value-type="float">
            <text:p>780</text:p>
          </table:table-cell>
          <table:table-cell table:style-name="ce11" table:formula="of:=OFFSET([.C$4];[.M282];0)" office:value-type="float" office:value="43758" calcext:value-type="float">
            <text:p>43758</text:p>
          </table:table-cell>
          <table:table-cell table:style-name="ce36" table:formula="of:=[.L282]" office:value-type="float" office:value="0.506944444444439" calcext:value-type="float">
            <text:p>0.50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2];0)&lt;=[.O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13:10:09.729084" calcext:value-type="date">
            <text:p>2019-10-11 13:10:10</text:p>
          </table:table-cell>
          <table:table-cell table:style-name="ce7" table:formula="of:=[.A283]" office:value-type="date" office:date-value="2019-10-11T13:10:09.729084" calcext:value-type="date">
            <text:p>2019-10-11 13:10:10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13:10:09.7290835809" calcext:value-type="date">
            <text:p>12/30/99 01:10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=0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style-name="ce35" table:formula="of:=SUM(MOD(SUM([.L282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283]&lt;[.L282];[.M282]+[.H$2];[.M282])" office:value-type="float" office:value="780" calcext:value-type="float">
            <text:p>780</text:p>
          </table:table-cell>
          <table:table-cell table:style-name="ce11" table:formula="of:=OFFSET([.C$4];[.M283];0)" office:value-type="float" office:value="43758" calcext:value-type="float">
            <text:p>43758</text:p>
          </table:table-cell>
          <table:table-cell table:style-name="ce36" table:formula="of:=[.L283]" office:value-type="float" office:value="0.513888888888883" calcext:value-type="float">
            <text:p>0.51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3];0)&lt;=[.O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12:47:14.971773" calcext:value-type="date">
            <text:p>2019-10-11 12:47:15</text:p>
          </table:table-cell>
          <table:table-cell table:style-name="ce7" table:formula="of:=[.A284]" office:value-type="date" office:date-value="2019-10-11T12:47:14.971773" calcext:value-type="date">
            <text:p>2019-10-11 12:47:15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12:47:14.97177280951" calcext:value-type="date">
            <text:p>12/30/99 12:47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=0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style-name="ce35" table:formula="of:=SUM(MOD(SUM([.L283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284]&lt;[.L283];[.M283]+[.H$2];[.M283])" office:value-type="float" office:value="780" calcext:value-type="float">
            <text:p>780</text:p>
          </table:table-cell>
          <table:table-cell table:style-name="ce11" table:formula="of:=OFFSET([.C$4];[.M284];0)" office:value-type="float" office:value="43758" calcext:value-type="float">
            <text:p>43758</text:p>
          </table:table-cell>
          <table:table-cell table:style-name="ce36" table:formula="of:=[.L284]" office:value-type="float" office:value="0.520833333333327" calcext:value-type="float">
            <text:p>0.52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4];0)&lt;=[.O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13:11:17.542427" calcext:value-type="date">
            <text:p>2019-10-11 13:11:18</text:p>
          </table:table-cell>
          <table:table-cell table:style-name="ce7" table:formula="of:=[.A285]" office:value-type="date" office:date-value="2019-10-11T13:11:17.542427" calcext:value-type="date">
            <text:p>2019-10-11 13:11:18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13:11:17.54242715891" calcext:value-type="date">
            <text:p>12/30/99 01:11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=0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style-name="ce35" table:formula="of:=SUM(MOD(SUM([.L284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285]&lt;[.L284];[.M284]+[.H$2];[.M284])" office:value-type="float" office:value="780" calcext:value-type="float">
            <text:p>780</text:p>
          </table:table-cell>
          <table:table-cell table:style-name="ce11" table:formula="of:=OFFSET([.C$4];[.M285];0)" office:value-type="float" office:value="43758" calcext:value-type="float">
            <text:p>43758</text:p>
          </table:table-cell>
          <table:table-cell table:style-name="ce36" table:formula="of:=[.L285]" office:value-type="float" office:value="0.527777777777772" calcext:value-type="float">
            <text:p>0.52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5];0)&lt;=[.O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13:02:13.553832" calcext:value-type="date">
            <text:p>2019-10-11 13:02:14</text:p>
          </table:table-cell>
          <table:table-cell table:style-name="ce7" table:formula="of:=[.A286]" office:value-type="date" office:date-value="2019-10-11T13:02:13.553832" calcext:value-type="date">
            <text:p>2019-10-11 13:02:14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13:02:13.55383244343" calcext:value-type="date">
            <text:p>12/30/99 01:02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=0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style-name="ce35" table:formula="of:=SUM(MOD(SUM([.L285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286]&lt;[.L285];[.M285]+[.H$2];[.M285])" office:value-type="float" office:value="780" calcext:value-type="float">
            <text:p>780</text:p>
          </table:table-cell>
          <table:table-cell table:style-name="ce11" table:formula="of:=OFFSET([.C$4];[.M286];0)" office:value-type="float" office:value="43758" calcext:value-type="float">
            <text:p>43758</text:p>
          </table:table-cell>
          <table:table-cell table:style-name="ce36" table:formula="of:=[.L286]" office:value-type="float" office:value="0.534722222222216" calcext:value-type="float">
            <text:p>0.53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6];0)&lt;=[.O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13:01:16.220007" calcext:value-type="date">
            <text:p>2019-10-11 13:01:16</text:p>
          </table:table-cell>
          <table:table-cell table:style-name="ce7" table:formula="of:=[.A287]" office:value-type="date" office:date-value="2019-10-11T13:01:16.220007" calcext:value-type="date">
            <text:p>2019-10-11 13:01:16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13:01:16.22000668198" calcext:value-type="date">
            <text:p>12/30/99 01:01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=0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style-name="ce35" table:formula="of:=SUM(MOD(SUM([.L286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287]&lt;[.L286];[.M286]+[.H$2];[.M286])" office:value-type="float" office:value="780" calcext:value-type="float">
            <text:p>780</text:p>
          </table:table-cell>
          <table:table-cell table:style-name="ce11" table:formula="of:=OFFSET([.C$4];[.M287];0)" office:value-type="float" office:value="43758" calcext:value-type="float">
            <text:p>43758</text:p>
          </table:table-cell>
          <table:table-cell table:style-name="ce36" table:formula="of:=[.L287]" office:value-type="float" office:value="0.541666666666661" calcext:value-type="float">
            <text:p>0.54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7];0)&lt;=[.O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13:01:14.260138" calcext:value-type="date">
            <text:p>2019-10-11 13:01:14</text:p>
          </table:table-cell>
          <table:table-cell table:style-name="ce7" table:formula="of:=[.A288]" office:value-type="date" office:date-value="2019-10-11T13:01:14.260138" calcext:value-type="date">
            <text:p>2019-10-11 13:01:14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13:01:14.26013750955" calcext:value-type="date">
            <text:p>12/30/99 01:01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=0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style-name="ce35" table:formula="of:=SUM(MOD(SUM([.L287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288]&lt;[.L287];[.M287]+[.H$2];[.M287])" office:value-type="float" office:value="780" calcext:value-type="float">
            <text:p>780</text:p>
          </table:table-cell>
          <table:table-cell table:style-name="ce11" table:formula="of:=OFFSET([.C$4];[.M288];0)" office:value-type="float" office:value="43758" calcext:value-type="float">
            <text:p>43758</text:p>
          </table:table-cell>
          <table:table-cell table:style-name="ce36" table:formula="of:=[.L288]" office:value-type="float" office:value="0.548611111111105" calcext:value-type="float">
            <text:p>0.54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8];0)&lt;=[.O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12:38:17.881893" calcext:value-type="date">
            <text:p>2019-10-11 12:38:18</text:p>
          </table:table-cell>
          <table:table-cell table:style-name="ce7" table:formula="of:=[.A289]" office:value-type="date" office:date-value="2019-10-11T12:38:17.881893" calcext:value-type="date">
            <text:p>2019-10-11 12:38:18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12:38:17.88189281244" calcext:value-type="date">
            <text:p>12/30/99 12:38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=0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style-name="ce35" table:formula="of:=SUM(MOD(SUM([.L288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289]&lt;[.L288];[.M288]+[.H$2];[.M288])" office:value-type="float" office:value="780" calcext:value-type="float">
            <text:p>780</text:p>
          </table:table-cell>
          <table:table-cell table:style-name="ce11" table:formula="of:=OFFSET([.C$4];[.M289];0)" office:value-type="float" office:value="43758" calcext:value-type="float">
            <text:p>43758</text:p>
          </table:table-cell>
          <table:table-cell table:style-name="ce36" table:formula="of:=[.L289]" office:value-type="float" office:value="0.555555555555549" calcext:value-type="float">
            <text:p>0.55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9];0)&lt;=[.O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13:35:58.502082" calcext:value-type="date">
            <text:p>2019-10-11 13:35:59</text:p>
          </table:table-cell>
          <table:table-cell table:style-name="ce7" table:formula="of:=[.A290]" office:value-type="date" office:date-value="2019-10-11T13:35:58.502082" calcext:value-type="date">
            <text:p>2019-10-11 13:35:59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13:35:58.50208194461" calcext:value-type="date">
            <text:p>12/30/99 01:35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=0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style-name="ce35" table:formula="of:=SUM(MOD(SUM([.L289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290]&lt;[.L289];[.M289]+[.H$2];[.M289])" office:value-type="float" office:value="780" calcext:value-type="float">
            <text:p>780</text:p>
          </table:table-cell>
          <table:table-cell table:style-name="ce11" table:formula="of:=OFFSET([.C$4];[.M290];0)" office:value-type="float" office:value="43758" calcext:value-type="float">
            <text:p>43758</text:p>
          </table:table-cell>
          <table:table-cell table:style-name="ce36" table:formula="of:=[.L290]" office:value-type="float" office:value="0.562499999999994" calcext:value-type="float">
            <text:p>0.56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0];0)&lt;=[.O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13:10:57.411794" calcext:value-type="date">
            <text:p>2019-10-11 13:10:57</text:p>
          </table:table-cell>
          <table:table-cell table:style-name="ce7" table:formula="of:=[.A291]" office:value-type="date" office:date-value="2019-10-11T13:10:57.411794" calcext:value-type="date">
            <text:p>2019-10-11 13:10:57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13:10:57.41179366596" calcext:value-type="date">
            <text:p>12/30/99 01:10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=0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style-name="ce35" table:formula="of:=SUM(MOD(SUM([.L290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291]&lt;[.L290];[.M290]+[.H$2];[.M290])" office:value-type="float" office:value="780" calcext:value-type="float">
            <text:p>780</text:p>
          </table:table-cell>
          <table:table-cell table:style-name="ce11" table:formula="of:=OFFSET([.C$4];[.M291];0)" office:value-type="float" office:value="43758" calcext:value-type="float">
            <text:p>43758</text:p>
          </table:table-cell>
          <table:table-cell table:style-name="ce36" table:formula="of:=[.L291]" office:value-type="float" office:value="0.569444444444438" calcext:value-type="float">
            <text:p>0.5694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1];0)&lt;=[.O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13:09:36.095004" calcext:value-type="date">
            <text:p>2019-10-11 13:09:36</text:p>
          </table:table-cell>
          <table:table-cell table:style-name="ce7" table:formula="of:=[.A292]" office:value-type="date" office:date-value="2019-10-11T13:09:36.095004" calcext:value-type="date">
            <text:p>2019-10-11 13:09:36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13:09:36.09500354156" calcext:value-type="date">
            <text:p>12/30/99 01:09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=0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style-name="ce35" table:formula="of:=SUM(MOD(SUM([.L291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292]&lt;[.L291];[.M291]+[.H$2];[.M291])" office:value-type="float" office:value="780" calcext:value-type="float">
            <text:p>780</text:p>
          </table:table-cell>
          <table:table-cell table:style-name="ce11" table:formula="of:=OFFSET([.C$4];[.M292];0)" office:value-type="float" office:value="43758" calcext:value-type="float">
            <text:p>43758</text:p>
          </table:table-cell>
          <table:table-cell table:style-name="ce36" table:formula="of:=[.L292]" office:value-type="float" office:value="0.576388888888883" calcext:value-type="float">
            <text:p>0.5763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2];0)&lt;=[.O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12:47:24.153202" calcext:value-type="date">
            <text:p>2019-10-11 12:47:24</text:p>
          </table:table-cell>
          <table:table-cell table:style-name="ce7" table:formula="of:=[.A293]" office:value-type="date" office:date-value="2019-10-11T12:47:24.153202" calcext:value-type="date">
            <text:p>2019-10-11 12:47:24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12:47:24.15320183616" calcext:value-type="date">
            <text:p>12/30/99 12:47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=0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style-name="ce35" table:formula="of:=SUM(MOD(SUM([.L292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293]&lt;[.L292];[.M292]+[.H$2];[.M292])" office:value-type="float" office:value="780" calcext:value-type="float">
            <text:p>780</text:p>
          </table:table-cell>
          <table:table-cell table:style-name="ce11" table:formula="of:=OFFSET([.C$4];[.M293];0)" office:value-type="float" office:value="43758" calcext:value-type="float">
            <text:p>43758</text:p>
          </table:table-cell>
          <table:table-cell table:style-name="ce36" table:formula="of:=[.L293]" office:value-type="float" office:value="0.583333333333327" calcext:value-type="float">
            <text:p>0.5833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3];0)&lt;=[.O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12:59:06.330927" calcext:value-type="date">
            <text:p>2019-10-11 12:59:06</text:p>
          </table:table-cell>
          <table:table-cell table:style-name="ce7" table:formula="of:=[.A294]" office:value-type="date" office:date-value="2019-10-11T12:59:06.330927" calcext:value-type="date">
            <text:p>2019-10-11 12:59:06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12:59:06.33092670701" calcext:value-type="date">
            <text:p>12/30/99 12:59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=0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style-name="ce35" table:formula="of:=SUM(MOD(SUM([.L293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294]&lt;[.L293];[.M293]+[.H$2];[.M293])" office:value-type="float" office:value="780" calcext:value-type="float">
            <text:p>780</text:p>
          </table:table-cell>
          <table:table-cell table:style-name="ce11" table:formula="of:=OFFSET([.C$4];[.M294];0)" office:value-type="float" office:value="43758" calcext:value-type="float">
            <text:p>43758</text:p>
          </table:table-cell>
          <table:table-cell table:style-name="ce36" table:formula="of:=[.L294]" office:value-type="float" office:value="0.590277777777772" calcext:value-type="float">
            <text:p>0.590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4];0)&lt;=[.O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12:58:54.060225" calcext:value-type="date">
            <text:p>2019-10-11 12:58:54</text:p>
          </table:table-cell>
          <table:table-cell table:style-name="ce7" table:formula="of:=[.A295]" office:value-type="date" office:date-value="2019-10-11T12:58:54.060225" calcext:value-type="date">
            <text:p>2019-10-11 12:58:54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12:58:54.06022468116" calcext:value-type="date">
            <text:p>12/30/99 12:58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=0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style-name="ce35" table:formula="of:=SUM(MOD(SUM([.L294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295]&lt;[.L294];[.M294]+[.H$2];[.M294])" office:value-type="float" office:value="780" calcext:value-type="float">
            <text:p>780</text:p>
          </table:table-cell>
          <table:table-cell table:style-name="ce11" table:formula="of:=OFFSET([.C$4];[.M295];0)" office:value-type="float" office:value="43758" calcext:value-type="float">
            <text:p>43758</text:p>
          </table:table-cell>
          <table:table-cell table:style-name="ce36" table:formula="of:=[.L295]" office:value-type="float" office:value="0.597222222222216" calcext:value-type="float">
            <text:p>0.597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5];0)&lt;=[.O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13:08:42.505378" calcext:value-type="date">
            <text:p>2019-10-11 13:08:43</text:p>
          </table:table-cell>
          <table:table-cell table:style-name="ce7" table:formula="of:=[.A296]" office:value-type="date" office:date-value="2019-10-11T13:08:42.505378" calcext:value-type="date">
            <text:p>2019-10-11 13:08:43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13:08:42.50537832733" calcext:value-type="date">
            <text:p>12/30/99 01:08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=0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style-name="ce35" table:formula="of:=SUM(MOD(SUM([.L295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296]&lt;[.L295];[.M295]+[.H$2];[.M295])" office:value-type="float" office:value="780" calcext:value-type="float">
            <text:p>780</text:p>
          </table:table-cell>
          <table:table-cell table:style-name="ce11" table:formula="of:=OFFSET([.C$4];[.M296];0)" office:value-type="float" office:value="43758" calcext:value-type="float">
            <text:p>43758</text:p>
          </table:table-cell>
          <table:table-cell table:style-name="ce36" table:formula="of:=[.L296]" office:value-type="float" office:value="0.60416666666666" calcext:value-type="float">
            <text:p>0.604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6];0)&lt;=[.O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13:11:00.096853" calcext:value-type="date">
            <text:p>2019-10-11 13:11:00</text:p>
          </table:table-cell>
          <table:table-cell table:style-name="ce7" table:formula="of:=[.A297]" office:value-type="date" office:date-value="2019-10-11T13:11:00.096853" calcext:value-type="date">
            <text:p>2019-10-11 13:11:00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13:11:00.09685252793" calcext:value-type="date">
            <text:p>12/30/99 01:11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=0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style-name="ce35" table:formula="of:=SUM(MOD(SUM([.L296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297]&lt;[.L296];[.M296]+[.H$2];[.M296])" office:value-type="float" office:value="840" calcext:value-type="float">
            <text:p>840</text:p>
          </table:table-cell>
          <table:table-cell table:style-name="ce11" table:formula="of:=OFFSET([.C$4];[.M297];0)" office:value-type="float" office:value="43759" calcext:value-type="float">
            <text:p>43759</text:p>
          </table:table-cell>
          <table:table-cell table:style-name="ce36" table:formula="of:=[.L297]" office:value-type="float" office:value="0.465277777777772" calcext:value-type="float">
            <text:p>0.46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7];0)&lt;=[.O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12:44:45.421902" calcext:value-type="date">
            <text:p>2019-10-11 12:44:45</text:p>
          </table:table-cell>
          <table:table-cell table:style-name="ce7" table:formula="of:=[.A298]" office:value-type="date" office:date-value="2019-10-11T12:44:45.421902" calcext:value-type="date">
            <text:p>2019-10-11 12:44:45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12:44:45.42190189473" calcext:value-type="date">
            <text:p>12/30/99 12:44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=0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style-name="ce35" table:formula="of:=SUM(MOD(SUM([.L297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298]&lt;[.L297];[.M297]+[.H$2];[.M297])" office:value-type="float" office:value="840" calcext:value-type="float">
            <text:p>840</text:p>
          </table:table-cell>
          <table:table-cell table:style-name="ce11" table:formula="of:=OFFSET([.C$4];[.M298];0)" office:value-type="float" office:value="43759" calcext:value-type="float">
            <text:p>43759</text:p>
          </table:table-cell>
          <table:table-cell table:style-name="ce36" table:formula="of:=[.L298]" office:value-type="float" office:value="0.472222222222216" calcext:value-type="float">
            <text:p>0.47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8];0)&lt;=[.O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12:33:40.73924" calcext:value-type="date">
            <text:p>2019-10-11 12:33:41</text:p>
          </table:table-cell>
          <table:table-cell table:style-name="ce7" table:formula="of:=[.A299]" office:value-type="date" office:date-value="2019-10-11T12:33:40.73924" calcext:value-type="date">
            <text:p>2019-10-11 12:33:41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12:33:40.73923994321" calcext:value-type="date">
            <text:p>12/30/99 12:33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=0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style-name="ce35" table:formula="of:=SUM(MOD(SUM([.L298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299]&lt;[.L298];[.M298]+[.H$2];[.M298])" office:value-type="float" office:value="840" calcext:value-type="float">
            <text:p>840</text:p>
          </table:table-cell>
          <table:table-cell table:style-name="ce11" table:formula="of:=OFFSET([.C$4];[.M299];0)" office:value-type="float" office:value="43759" calcext:value-type="float">
            <text:p>43759</text:p>
          </table:table-cell>
          <table:table-cell table:style-name="ce36" table:formula="of:=[.L299]" office:value-type="float" office:value="0.47916666666666" calcext:value-type="float">
            <text:p>0.47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9];0)&lt;=[.O2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12:53:30.778749" calcext:value-type="date">
            <text:p>2019-10-11 12:53:31</text:p>
          </table:table-cell>
          <table:table-cell table:style-name="ce7" table:formula="of:=[.A300]" office:value-type="date" office:date-value="2019-10-11T12:53:30.778749" calcext:value-type="date">
            <text:p>2019-10-11 12:53:31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12:53:30.77874857001" calcext:value-type="date">
            <text:p>12/30/99 12:53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=0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style-name="ce35" table:formula="of:=SUM(MOD(SUM([.L299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00]&lt;[.L299];[.M299]+[.H$2];[.M299])" office:value-type="float" office:value="840" calcext:value-type="float">
            <text:p>840</text:p>
          </table:table-cell>
          <table:table-cell table:style-name="ce11" table:formula="of:=OFFSET([.C$4];[.M300];0)" office:value-type="float" office:value="43759" calcext:value-type="float">
            <text:p>43759</text:p>
          </table:table-cell>
          <table:table-cell table:style-name="ce36" table:formula="of:=[.L300]" office:value-type="float" office:value="0.486111111111105" calcext:value-type="float">
            <text:p>0.48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0];0)&lt;=[.O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13:14:37.4388" calcext:value-type="date">
            <text:p>2019-10-11 13:14:37</text:p>
          </table:table-cell>
          <table:table-cell table:style-name="ce7" table:formula="of:=[.A301]" office:value-type="date" office:date-value="2019-10-11T13:14:37.4388" calcext:value-type="date">
            <text:p>2019-10-11 13:14:37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13:14:37.43880003691" calcext:value-type="date">
            <text:p>12/30/99 01:14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=0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style-name="ce35" table:formula="of:=SUM(MOD(SUM([.L300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01]&lt;[.L300];[.M300]+[.H$2];[.M300])" office:value-type="float" office:value="840" calcext:value-type="float">
            <text:p>840</text:p>
          </table:table-cell>
          <table:table-cell table:style-name="ce11" table:formula="of:=OFFSET([.C$4];[.M301];0)" office:value-type="float" office:value="43759" calcext:value-type="float">
            <text:p>43759</text:p>
          </table:table-cell>
          <table:table-cell table:style-name="ce36" table:formula="of:=[.L301]" office:value-type="float" office:value="0.493055555555549" calcext:value-type="float">
            <text:p>0.49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1];0)&lt;=[.O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13:09:43.062399" calcext:value-type="date">
            <text:p>2019-10-11 13:09:43</text:p>
          </table:table-cell>
          <table:table-cell table:style-name="ce7" table:formula="of:=[.A302]" office:value-type="date" office:date-value="2019-10-11T13:09:43.062399" calcext:value-type="date">
            <text:p>2019-10-11 13:09:43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13:09:43.06239936501" calcext:value-type="date">
            <text:p>12/30/99 01:09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=0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style-name="ce35" table:formula="of:=SUM(MOD(SUM([.L301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02]&lt;[.L301];[.M301]+[.H$2];[.M301])" office:value-type="float" office:value="840" calcext:value-type="float">
            <text:p>840</text:p>
          </table:table-cell>
          <table:table-cell table:style-name="ce11" table:formula="of:=OFFSET([.C$4];[.M302];0)" office:value-type="float" office:value="43759" calcext:value-type="float">
            <text:p>43759</text:p>
          </table:table-cell>
          <table:table-cell table:style-name="ce36" table:formula="of:=[.L302]" office:value-type="float" office:value="0.499999999999994" calcext:value-type="float">
            <text:p>0.49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2];0)&lt;=[.O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12:43:03.231626" calcext:value-type="date">
            <text:p>2019-10-11 12:43:03</text:p>
          </table:table-cell>
          <table:table-cell table:style-name="ce7" table:formula="of:=[.A303]" office:value-type="date" office:date-value="2019-10-11T12:43:03.231626" calcext:value-type="date">
            <text:p>2019-10-11 12:43:03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12:43:03.23162624147" calcext:value-type="date">
            <text:p>12/30/99 12:43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=0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style-name="ce35" table:formula="of:=SUM(MOD(SUM([.L302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03]&lt;[.L302];[.M302]+[.H$2];[.M302])" office:value-type="float" office:value="840" calcext:value-type="float">
            <text:p>840</text:p>
          </table:table-cell>
          <table:table-cell table:style-name="ce11" table:formula="of:=OFFSET([.C$4];[.M303];0)" office:value-type="float" office:value="43759" calcext:value-type="float">
            <text:p>43759</text:p>
          </table:table-cell>
          <table:table-cell table:style-name="ce36" table:formula="of:=[.L303]" office:value-type="float" office:value="0.506944444444438" calcext:value-type="float">
            <text:p>0.50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3];0)&lt;=[.O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12:59:55.53289" calcext:value-type="date">
            <text:p>2019-10-12 12:59:56</text:p>
          </table:table-cell>
          <table:table-cell table:style-name="ce7" table:formula="of:=[.A304]" office:value-type="date" office:date-value="2019-10-12T12:59:55.53289" calcext:value-type="date">
            <text:p>2019-10-12 12:59:56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12:59:55.53288964089" calcext:value-type="date">
            <text:p>12/30/99 12:59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=0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style-name="ce35" table:formula="of:=SUM(MOD(SUM([.L303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04]&lt;[.L303];[.M303]+[.H$2];[.M303])" office:value-type="float" office:value="840" calcext:value-type="float">
            <text:p>840</text:p>
          </table:table-cell>
          <table:table-cell table:style-name="ce11" table:formula="of:=OFFSET([.C$4];[.M304];0)" office:value-type="float" office:value="43759" calcext:value-type="float">
            <text:p>43759</text:p>
          </table:table-cell>
          <table:table-cell table:style-name="ce36" table:formula="of:=[.L304]" office:value-type="float" office:value="0.513888888888882" calcext:value-type="float">
            <text:p>0.51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4];0)&lt;=[.O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12:55:47.908569" calcext:value-type="date">
            <text:p>2019-10-12 12:55:48</text:p>
          </table:table-cell>
          <table:table-cell table:style-name="ce7" table:formula="of:=[.A305]" office:value-type="date" office:date-value="2019-10-12T12:55:47.908569" calcext:value-type="date">
            <text:p>2019-10-12 12:55:48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12:55:47.90856891777" calcext:value-type="date">
            <text:p>12/30/99 12:55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=0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style-name="ce35" table:formula="of:=SUM(MOD(SUM([.L304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05]&lt;[.L304];[.M304]+[.H$2];[.M304])" office:value-type="float" office:value="840" calcext:value-type="float">
            <text:p>840</text:p>
          </table:table-cell>
          <table:table-cell table:style-name="ce11" table:formula="of:=OFFSET([.C$4];[.M305];0)" office:value-type="float" office:value="43759" calcext:value-type="float">
            <text:p>43759</text:p>
          </table:table-cell>
          <table:table-cell table:style-name="ce36" table:formula="of:=[.L305]" office:value-type="float" office:value="0.520833333333327" calcext:value-type="float">
            <text:p>0.52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5];0)&lt;=[.O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13:05:51.145609" calcext:value-type="date">
            <text:p>2019-10-12 13:05:51</text:p>
          </table:table-cell>
          <table:table-cell table:style-name="ce7" table:formula="of:=[.A306]" office:value-type="date" office:date-value="2019-10-12T13:05:51.145609" calcext:value-type="date">
            <text:p>2019-10-12 13:05:51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13:05:51.1456094915" calcext:value-type="date">
            <text:p>12/30/99 01:05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=0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style-name="ce35" table:formula="of:=SUM(MOD(SUM([.L305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06]&lt;[.L305];[.M305]+[.H$2];[.M305])" office:value-type="float" office:value="840" calcext:value-type="float">
            <text:p>840</text:p>
          </table:table-cell>
          <table:table-cell table:style-name="ce11" table:formula="of:=OFFSET([.C$4];[.M306];0)" office:value-type="float" office:value="43759" calcext:value-type="float">
            <text:p>43759</text:p>
          </table:table-cell>
          <table:table-cell table:style-name="ce36" table:formula="of:=[.L306]" office:value-type="float" office:value="0.527777777777771" calcext:value-type="float">
            <text:p>0.52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6];0)&lt;=[.O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12:41:51.81185" calcext:value-type="date">
            <text:p>2019-10-12 12:41:52</text:p>
          </table:table-cell>
          <table:table-cell table:style-name="ce7" table:formula="of:=[.A307]" office:value-type="date" office:date-value="2019-10-12T12:41:51.81185" calcext:value-type="date">
            <text:p>2019-10-12 12:41:52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12:41:51.81185042951" calcext:value-type="date">
            <text:p>12/30/99 12:41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=0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style-name="ce35" table:formula="of:=SUM(MOD(SUM([.L306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07]&lt;[.L306];[.M306]+[.H$2];[.M306])" office:value-type="float" office:value="840" calcext:value-type="float">
            <text:p>840</text:p>
          </table:table-cell>
          <table:table-cell table:style-name="ce11" table:formula="of:=OFFSET([.C$4];[.M307];0)" office:value-type="float" office:value="43759" calcext:value-type="float">
            <text:p>43759</text:p>
          </table:table-cell>
          <table:table-cell table:style-name="ce36" table:formula="of:=[.L307]" office:value-type="float" office:value="0.534722222222216" calcext:value-type="float">
            <text:p>0.53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7];0)&lt;=[.O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13:21:48.545303" calcext:value-type="date">
            <text:p>2019-10-12 13:21:49</text:p>
          </table:table-cell>
          <table:table-cell table:style-name="ce7" table:formula="of:=[.A308]" office:value-type="date" office:date-value="2019-10-12T13:21:48.545303" calcext:value-type="date">
            <text:p>2019-10-12 13:21:49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13:21:48.5453029722" calcext:value-type="date">
            <text:p>12/30/99 01:21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=0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style-name="ce35" table:formula="of:=SUM(MOD(SUM([.L307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08]&lt;[.L307];[.M307]+[.H$2];[.M307])" office:value-type="float" office:value="840" calcext:value-type="float">
            <text:p>840</text:p>
          </table:table-cell>
          <table:table-cell table:style-name="ce11" table:formula="of:=OFFSET([.C$4];[.M308];0)" office:value-type="float" office:value="43759" calcext:value-type="float">
            <text:p>43759</text:p>
          </table:table-cell>
          <table:table-cell table:style-name="ce36" table:formula="of:=[.L308]" office:value-type="float" office:value="0.54166666666666" calcext:value-type="float">
            <text:p>0.5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8];0)&lt;=[.O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12:57:07.493837" calcext:value-type="date">
            <text:p>2019-10-12 12:57:07</text:p>
          </table:table-cell>
          <table:table-cell table:style-name="ce7" table:formula="of:=[.A309]" office:value-type="date" office:date-value="2019-10-12T12:57:07.493837" calcext:value-type="date">
            <text:p>2019-10-12 12:57:07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12:57:07.49383680057" calcext:value-type="date">
            <text:p>12/30/99 12:57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=0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style-name="ce35" table:formula="of:=SUM(MOD(SUM([.L308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09]&lt;[.L308];[.M308]+[.H$2];[.M308])" office:value-type="float" office:value="840" calcext:value-type="float">
            <text:p>840</text:p>
          </table:table-cell>
          <table:table-cell table:style-name="ce11" table:formula="of:=OFFSET([.C$4];[.M309];0)" office:value-type="float" office:value="43759" calcext:value-type="float">
            <text:p>43759</text:p>
          </table:table-cell>
          <table:table-cell table:style-name="ce36" table:formula="of:=[.L309]" office:value-type="float" office:value="0.548611111111105" calcext:value-type="float">
            <text:p>0.54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9];0)&lt;=[.O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13:01:31.929366" calcext:value-type="date">
            <text:p>2019-10-12 13:01:32</text:p>
          </table:table-cell>
          <table:table-cell table:style-name="ce7" table:formula="of:=[.A310]" office:value-type="date" office:date-value="2019-10-12T13:01:31.929366" calcext:value-type="date">
            <text:p>2019-10-12 13:01:32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13:01:31.92936562467" calcext:value-type="date">
            <text:p>12/30/99 01:01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=0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style-name="ce35" table:formula="of:=SUM(MOD(SUM([.L309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10]&lt;[.L309];[.M309]+[.H$2];[.M309])" office:value-type="float" office:value="840" calcext:value-type="float">
            <text:p>840</text:p>
          </table:table-cell>
          <table:table-cell table:style-name="ce11" table:formula="of:=OFFSET([.C$4];[.M310];0)" office:value-type="float" office:value="43759" calcext:value-type="float">
            <text:p>43759</text:p>
          </table:table-cell>
          <table:table-cell table:style-name="ce36" table:formula="of:=[.L310]" office:value-type="float" office:value="0.555555555555549" calcext:value-type="float">
            <text:p>0.55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0];0)&lt;=[.O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13:03:03.054858" calcext:value-type="date">
            <text:p>2019-10-12 13:03:03</text:p>
          </table:table-cell>
          <table:table-cell table:style-name="ce7" table:formula="of:=[.A311]" office:value-type="date" office:date-value="2019-10-12T13:03:03.054858" calcext:value-type="date">
            <text:p>2019-10-12 13:03:03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13:03:03.05485832971" calcext:value-type="date">
            <text:p>12/30/99 01:03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=0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style-name="ce35" table:formula="of:=SUM(MOD(SUM([.L310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11]&lt;[.L310];[.M310]+[.H$2];[.M310])" office:value-type="float" office:value="840" calcext:value-type="float">
            <text:p>840</text:p>
          </table:table-cell>
          <table:table-cell table:style-name="ce11" table:formula="of:=OFFSET([.C$4];[.M311];0)" office:value-type="float" office:value="43759" calcext:value-type="float">
            <text:p>43759</text:p>
          </table:table-cell>
          <table:table-cell table:style-name="ce36" table:formula="of:=[.L311]" office:value-type="float" office:value="0.562499999999993" calcext:value-type="float">
            <text:p>0.56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1];0)&lt;=[.O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13:01:38.373521" calcext:value-type="date">
            <text:p>2019-10-12 13:01:38</text:p>
          </table:table-cell>
          <table:table-cell table:style-name="ce7" table:formula="of:=[.A312]" office:value-type="date" office:date-value="2019-10-12T13:01:38.373521" calcext:value-type="date">
            <text:p>2019-10-12 13:01:38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13:01:38.37352072354" calcext:value-type="date">
            <text:p>12/30/99 01:01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=0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style-name="ce35" table:formula="of:=SUM(MOD(SUM([.L311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12]&lt;[.L311];[.M311]+[.H$2];[.M311])" office:value-type="float" office:value="840" calcext:value-type="float">
            <text:p>840</text:p>
          </table:table-cell>
          <table:table-cell table:style-name="ce11" table:formula="of:=OFFSET([.C$4];[.M312];0)" office:value-type="float" office:value="43759" calcext:value-type="float">
            <text:p>43759</text:p>
          </table:table-cell>
          <table:table-cell table:style-name="ce36" table:formula="of:=[.L312]" office:value-type="float" office:value="0.569444444444438" calcext:value-type="float">
            <text:p>0.5694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2];0)&lt;=[.O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12:44:56.913756" calcext:value-type="date">
            <text:p>2019-10-12 12:44:57</text:p>
          </table:table-cell>
          <table:table-cell table:style-name="ce7" table:formula="of:=[.A313]" office:value-type="date" office:date-value="2019-10-12T12:44:56.913756" calcext:value-type="date">
            <text:p>2019-10-12 12:44:57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12:44:56.91375643015" calcext:value-type="date">
            <text:p>12/30/99 12:44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=0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style-name="ce35" table:formula="of:=SUM(MOD(SUM([.L312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13]&lt;[.L312];[.M312]+[.H$2];[.M312])" office:value-type="float" office:value="840" calcext:value-type="float">
            <text:p>840</text:p>
          </table:table-cell>
          <table:table-cell table:style-name="ce11" table:formula="of:=OFFSET([.C$4];[.M313];0)" office:value-type="float" office:value="43759" calcext:value-type="float">
            <text:p>43759</text:p>
          </table:table-cell>
          <table:table-cell table:style-name="ce36" table:formula="of:=[.L313]" office:value-type="float" office:value="0.576388888888882" calcext:value-type="float">
            <text:p>0.5763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3];0)&lt;=[.O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13:16:52.100983" calcext:value-type="date">
            <text:p>2019-10-12 13:16:52</text:p>
          </table:table-cell>
          <table:table-cell table:style-name="ce7" table:formula="of:=[.A314]" office:value-type="date" office:date-value="2019-10-12T13:16:52.100983" calcext:value-type="date">
            <text:p>2019-10-12 13:16:52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13:16:52.10098264273" calcext:value-type="date">
            <text:p>12/30/99 01:16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=0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style-name="ce35" table:formula="of:=SUM(MOD(SUM([.L313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14]&lt;[.L313];[.M313]+[.H$2];[.M313])" office:value-type="float" office:value="840" calcext:value-type="float">
            <text:p>840</text:p>
          </table:table-cell>
          <table:table-cell table:style-name="ce11" table:formula="of:=OFFSET([.C$4];[.M314];0)" office:value-type="float" office:value="43759" calcext:value-type="float">
            <text:p>43759</text:p>
          </table:table-cell>
          <table:table-cell table:style-name="ce36" table:formula="of:=[.L314]" office:value-type="float" office:value="0.583333333333327" calcext:value-type="float">
            <text:p>0.5833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4];0)&lt;=[.O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13:08:04.959642" calcext:value-type="date">
            <text:p>2019-10-12 13:08:05</text:p>
          </table:table-cell>
          <table:table-cell table:style-name="ce7" table:formula="of:=[.A315]" office:value-type="date" office:date-value="2019-10-12T13:08:04.959642" calcext:value-type="date">
            <text:p>2019-10-12 13:08:05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13:08:04.95964240283" calcext:value-type="date">
            <text:p>12/30/99 01:08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=0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style-name="ce35" table:formula="of:=SUM(MOD(SUM([.L314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15]&lt;[.L314];[.M314]+[.H$2];[.M314])" office:value-type="float" office:value="840" calcext:value-type="float">
            <text:p>840</text:p>
          </table:table-cell>
          <table:table-cell table:style-name="ce11" table:formula="of:=OFFSET([.C$4];[.M315];0)" office:value-type="float" office:value="43759" calcext:value-type="float">
            <text:p>43759</text:p>
          </table:table-cell>
          <table:table-cell table:style-name="ce36" table:formula="of:=[.L315]" office:value-type="float" office:value="0.590277777777771" calcext:value-type="float">
            <text:p>0.590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5];0)&lt;=[.O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13:18:47.276671" calcext:value-type="date">
            <text:p>2019-10-12 13:18:47</text:p>
          </table:table-cell>
          <table:table-cell table:style-name="ce7" table:formula="of:=[.A316]" office:value-type="date" office:date-value="2019-10-12T13:18:47.276671" calcext:value-type="date">
            <text:p>2019-10-12 13:18:47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13:18:47.27667053696" calcext:value-type="date">
            <text:p>12/30/99 01:18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=0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style-name="ce35" table:formula="of:=SUM(MOD(SUM([.L315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16]&lt;[.L315];[.M315]+[.H$2];[.M315])" office:value-type="float" office:value="840" calcext:value-type="float">
            <text:p>840</text:p>
          </table:table-cell>
          <table:table-cell table:style-name="ce11" table:formula="of:=OFFSET([.C$4];[.M316];0)" office:value-type="float" office:value="43759" calcext:value-type="float">
            <text:p>43759</text:p>
          </table:table-cell>
          <table:table-cell table:style-name="ce36" table:formula="of:=[.L316]" office:value-type="float" office:value="0.597222222222216" calcext:value-type="float">
            <text:p>0.597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6];0)&lt;=[.O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12:50:36.1922" calcext:value-type="date">
            <text:p>2019-10-12 12:50:36</text:p>
          </table:table-cell>
          <table:table-cell table:style-name="ce7" table:formula="of:=[.A317]" office:value-type="date" office:date-value="2019-10-12T12:50:36.1922" calcext:value-type="date">
            <text:p>2019-10-12 12:50:36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12:50:36.19219993707" calcext:value-type="date">
            <text:p>12/30/99 12:50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=0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style-name="ce35" table:formula="of:=SUM(MOD(SUM([.L316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17]&lt;[.L316];[.M316]+[.H$2];[.M316])" office:value-type="float" office:value="840" calcext:value-type="float">
            <text:p>840</text:p>
          </table:table-cell>
          <table:table-cell table:style-name="ce11" table:formula="of:=OFFSET([.C$4];[.M317];0)" office:value-type="float" office:value="43759" calcext:value-type="float">
            <text:p>43759</text:p>
          </table:table-cell>
          <table:table-cell table:style-name="ce36" table:formula="of:=[.L317]" office:value-type="float" office:value="0.60416666666666" calcext:value-type="float">
            <text:p>0.604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7];0)&lt;=[.O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13:01:21.667199" calcext:value-type="date">
            <text:p>2019-10-12 13:01:22</text:p>
          </table:table-cell>
          <table:table-cell table:style-name="ce7" table:formula="of:=[.A318]" office:value-type="date" office:date-value="2019-10-12T13:01:21.667199" calcext:value-type="date">
            <text:p>2019-10-12 13:01:22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13:01:21.6671991488" calcext:value-type="date">
            <text:p>12/30/99 01:01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=0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style-name="ce35" table:formula="of:=SUM(MOD(SUM([.L317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18]&lt;[.L317];[.M317]+[.H$2];[.M317])" office:value-type="float" office:value="900" calcext:value-type="float">
            <text:p>900</text:p>
          </table:table-cell>
          <table:table-cell table:style-name="ce11" table:formula="of:=OFFSET([.C$4];[.M318];0)" office:value-type="float" office:value="43760" calcext:value-type="float">
            <text:p>43760</text:p>
          </table:table-cell>
          <table:table-cell table:style-name="ce36" table:formula="of:=[.L318]" office:value-type="float" office:value="0.465277777777771" calcext:value-type="float">
            <text:p>0.46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8];0)&lt;=[.O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13:12:15.82675" calcext:value-type="date">
            <text:p>2019-10-12 13:12:16</text:p>
          </table:table-cell>
          <table:table-cell table:style-name="ce7" table:formula="of:=[.A319]" office:value-type="date" office:date-value="2019-10-12T13:12:15.82675" calcext:value-type="date">
            <text:p>2019-10-12 13:12:16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13:12:15.82675005309" calcext:value-type="date">
            <text:p>12/30/99 01:12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=0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style-name="ce35" table:formula="of:=SUM(MOD(SUM([.L318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19]&lt;[.L318];[.M318]+[.H$2];[.M318])" office:value-type="float" office:value="900" calcext:value-type="float">
            <text:p>900</text:p>
          </table:table-cell>
          <table:table-cell table:style-name="ce11" table:formula="of:=OFFSET([.C$4];[.M319];0)" office:value-type="float" office:value="43760" calcext:value-type="float">
            <text:p>43760</text:p>
          </table:table-cell>
          <table:table-cell table:style-name="ce36" table:formula="of:=[.L319]" office:value-type="float" office:value="0.472222222222216" calcext:value-type="float">
            <text:p>0.47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9];0)&lt;=[.O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12:49:20.831961" calcext:value-type="date">
            <text:p>2019-10-12 12:49:21</text:p>
          </table:table-cell>
          <table:table-cell table:style-name="ce7" table:formula="of:=[.A320]" office:value-type="date" office:date-value="2019-10-12T12:49:20.831961" calcext:value-type="date">
            <text:p>2019-10-12 12:49:21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12:49:20.83196131513" calcext:value-type="date">
            <text:p>12/30/99 12:49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=0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style-name="ce35" table:formula="of:=SUM(MOD(SUM([.L319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20]&lt;[.L319];[.M319]+[.H$2];[.M319])" office:value-type="float" office:value="900" calcext:value-type="float">
            <text:p>900</text:p>
          </table:table-cell>
          <table:table-cell table:style-name="ce11" table:formula="of:=OFFSET([.C$4];[.M320];0)" office:value-type="float" office:value="43760" calcext:value-type="float">
            <text:p>43760</text:p>
          </table:table-cell>
          <table:table-cell table:style-name="ce36" table:formula="of:=[.L320]" office:value-type="float" office:value="0.47916666666666" calcext:value-type="float">
            <text:p>0.47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0];0)&lt;=[.O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13:01:18.5437" calcext:value-type="date">
            <text:p>2019-10-12 13:01:19</text:p>
          </table:table-cell>
          <table:table-cell table:style-name="ce7" table:formula="of:=[.A321]" office:value-type="date" office:date-value="2019-10-12T13:01:18.5437" calcext:value-type="date">
            <text:p>2019-10-12 13:01:19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13:01:18.54370032437" calcext:value-type="date">
            <text:p>12/30/99 01:01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=0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style-name="ce35" table:formula="of:=SUM(MOD(SUM([.L320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21]&lt;[.L320];[.M320]+[.H$2];[.M320])" office:value-type="float" office:value="900" calcext:value-type="float">
            <text:p>900</text:p>
          </table:table-cell>
          <table:table-cell table:style-name="ce11" table:formula="of:=OFFSET([.C$4];[.M321];0)" office:value-type="float" office:value="43760" calcext:value-type="float">
            <text:p>43760</text:p>
          </table:table-cell>
          <table:table-cell table:style-name="ce36" table:formula="of:=[.L321]" office:value-type="float" office:value="0.486111111111104" calcext:value-type="float">
            <text:p>0.48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1];0)&lt;=[.O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12:25:06.804756" calcext:value-type="date">
            <text:p>2019-10-12 12:25:07</text:p>
          </table:table-cell>
          <table:table-cell table:style-name="ce7" table:formula="of:=[.A322]" office:value-type="date" office:date-value="2019-10-12T12:25:06.804756" calcext:value-type="date">
            <text:p>2019-10-12 12:25:07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12:25:06.80475574918" calcext:value-type="date">
            <text:p>12/30/99 12:25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=0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style-name="ce35" table:formula="of:=SUM(MOD(SUM([.L321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22]&lt;[.L321];[.M321]+[.H$2];[.M321])" office:value-type="float" office:value="900" calcext:value-type="float">
            <text:p>900</text:p>
          </table:table-cell>
          <table:table-cell table:style-name="ce11" table:formula="of:=OFFSET([.C$4];[.M322];0)" office:value-type="float" office:value="43760" calcext:value-type="float">
            <text:p>43760</text:p>
          </table:table-cell>
          <table:table-cell table:style-name="ce36" table:formula="of:=[.L322]" office:value-type="float" office:value="0.493055555555549" calcext:value-type="float">
            <text:p>0.49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2];0)&lt;=[.O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12:56:47.942031" calcext:value-type="date">
            <text:p>2019-10-12 12:56:48</text:p>
          </table:table-cell>
          <table:table-cell table:style-name="ce7" table:formula="of:=[.A323]" office:value-type="date" office:date-value="2019-10-12T12:56:47.942031" calcext:value-type="date">
            <text:p>2019-10-12 12:56:48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12:56:47.942030509" calcext:value-type="date">
            <text:p>12/30/99 12:56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=0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style-name="ce35" table:formula="of:=SUM(MOD(SUM([.L322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23]&lt;[.L322];[.M322]+[.H$2];[.M322])" office:value-type="float" office:value="900" calcext:value-type="float">
            <text:p>900</text:p>
          </table:table-cell>
          <table:table-cell table:style-name="ce11" table:formula="of:=OFFSET([.C$4];[.M323];0)" office:value-type="float" office:value="43760" calcext:value-type="float">
            <text:p>43760</text:p>
          </table:table-cell>
          <table:table-cell table:style-name="ce36" table:formula="of:=[.L323]" office:value-type="float" office:value="0.499999999999993" calcext:value-type="float">
            <text:p>0.49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3];0)&lt;=[.O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13:04:07.636019" calcext:value-type="date">
            <text:p>2019-10-12 13:04:08</text:p>
          </table:table-cell>
          <table:table-cell table:style-name="ce7" table:formula="of:=[.A324]" office:value-type="date" office:date-value="2019-10-12T13:04:07.636019" calcext:value-type="date">
            <text:p>2019-10-12 13:04:08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13:04:07.63601892628" calcext:value-type="date">
            <text:p>12/30/99 01:04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=0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style-name="ce35" table:formula="of:=SUM(MOD(SUM([.L323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24]&lt;[.L323];[.M323]+[.H$2];[.M323])" office:value-type="float" office:value="900" calcext:value-type="float">
            <text:p>900</text:p>
          </table:table-cell>
          <table:table-cell table:style-name="ce11" table:formula="of:=OFFSET([.C$4];[.M324];0)" office:value-type="float" office:value="43760" calcext:value-type="float">
            <text:p>43760</text:p>
          </table:table-cell>
          <table:table-cell table:style-name="ce36" table:formula="of:=[.L324]" office:value-type="float" office:value="0.506944444444438" calcext:value-type="float">
            <text:p>0.50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4];0)&lt;=[.O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12:44:18.049822" calcext:value-type="date">
            <text:p>2019-10-12 12:44:18</text:p>
          </table:table-cell>
          <table:table-cell table:style-name="ce7" table:formula="of:=[.A325]" office:value-type="date" office:date-value="2019-10-12T12:44:18.049822" calcext:value-type="date">
            <text:p>2019-10-12 12:44:18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12:44:18.04982206319" calcext:value-type="date">
            <text:p>12/30/99 12:44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=0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style-name="ce35" table:formula="of:=SUM(MOD(SUM([.L324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25]&lt;[.L324];[.M324]+[.H$2];[.M324])" office:value-type="float" office:value="900" calcext:value-type="float">
            <text:p>900</text:p>
          </table:table-cell>
          <table:table-cell table:style-name="ce11" table:formula="of:=OFFSET([.C$4];[.M325];0)" office:value-type="float" office:value="43760" calcext:value-type="float">
            <text:p>43760</text:p>
          </table:table-cell>
          <table:table-cell table:style-name="ce36" table:formula="of:=[.L325]" office:value-type="float" office:value="0.513888888888882" calcext:value-type="float">
            <text:p>0.51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5];0)&lt;=[.O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13:19:32.885577" calcext:value-type="date">
            <text:p>2019-10-12 13:19:33</text:p>
          </table:table-cell>
          <table:table-cell table:style-name="ce7" table:formula="of:=[.A326]" office:value-type="date" office:date-value="2019-10-12T13:19:32.885577" calcext:value-type="date">
            <text:p>2019-10-12 13:19:33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13:19:32.88557749707" calcext:value-type="date">
            <text:p>12/30/99 01:19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=0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style-name="ce35" table:formula="of:=SUM(MOD(SUM([.L325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26]&lt;[.L325];[.M325]+[.H$2];[.M325])" office:value-type="float" office:value="900" calcext:value-type="float">
            <text:p>900</text:p>
          </table:table-cell>
          <table:table-cell table:style-name="ce11" table:formula="of:=OFFSET([.C$4];[.M326];0)" office:value-type="float" office:value="43760" calcext:value-type="float">
            <text:p>43760</text:p>
          </table:table-cell>
          <table:table-cell table:style-name="ce36" table:formula="of:=[.L326]" office:value-type="float" office:value="0.520833333333326" calcext:value-type="float">
            <text:p>0.52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6];0)&lt;=[.O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13:00:29.292986" calcext:value-type="date">
            <text:p>2019-10-12 13:00:29</text:p>
          </table:table-cell>
          <table:table-cell table:style-name="ce7" table:formula="of:=[.A327]" office:value-type="date" office:date-value="2019-10-12T13:00:29.292986" calcext:value-type="date">
            <text:p>2019-10-12 13:00:29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13:00:29.29298614617" calcext:value-type="date">
            <text:p>12/30/99 01:00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=0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style-name="ce35" table:formula="of:=SUM(MOD(SUM([.L326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27]&lt;[.L326];[.M326]+[.H$2];[.M326])" office:value-type="float" office:value="900" calcext:value-type="float">
            <text:p>900</text:p>
          </table:table-cell>
          <table:table-cell table:style-name="ce11" table:formula="of:=OFFSET([.C$4];[.M327];0)" office:value-type="float" office:value="43760" calcext:value-type="float">
            <text:p>43760</text:p>
          </table:table-cell>
          <table:table-cell table:style-name="ce36" table:formula="of:=[.L327]" office:value-type="float" office:value="0.527777777777771" calcext:value-type="float">
            <text:p>0.52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7];0)&lt;=[.O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13:12:22.549202" calcext:value-type="date">
            <text:p>2019-10-12 13:12:23</text:p>
          </table:table-cell>
          <table:table-cell table:style-name="ce7" table:formula="of:=[.A328]" office:value-type="date" office:date-value="2019-10-12T13:12:22.549202" calcext:value-type="date">
            <text:p>2019-10-12 13:12:23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13:12:22.5492021488" calcext:value-type="date">
            <text:p>12/30/99 01:12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=0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style-name="ce35" table:formula="of:=SUM(MOD(SUM([.L327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28]&lt;[.L327];[.M327]+[.H$2];[.M327])" office:value-type="float" office:value="900" calcext:value-type="float">
            <text:p>900</text:p>
          </table:table-cell>
          <table:table-cell table:style-name="ce11" table:formula="of:=OFFSET([.C$4];[.M328];0)" office:value-type="float" office:value="43760" calcext:value-type="float">
            <text:p>43760</text:p>
          </table:table-cell>
          <table:table-cell table:style-name="ce36" table:formula="of:=[.L328]" office:value-type="float" office:value="0.534722222222215" calcext:value-type="float">
            <text:p>0.53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8];0)&lt;=[.O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12:57:57.187019" calcext:value-type="date">
            <text:p>2019-10-12 12:57:57</text:p>
          </table:table-cell>
          <table:table-cell table:style-name="ce7" table:formula="of:=[.A329]" office:value-type="date" office:date-value="2019-10-12T12:57:57.187019" calcext:value-type="date">
            <text:p>2019-10-12 12:57:57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12:57:57.18701928388" calcext:value-type="date">
            <text:p>12/30/99 12:57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=0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style-name="ce35" table:formula="of:=SUM(MOD(SUM([.L328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29]&lt;[.L328];[.M328]+[.H$2];[.M328])" office:value-type="float" office:value="900" calcext:value-type="float">
            <text:p>900</text:p>
          </table:table-cell>
          <table:table-cell table:style-name="ce11" table:formula="of:=OFFSET([.C$4];[.M329];0)" office:value-type="float" office:value="43760" calcext:value-type="float">
            <text:p>43760</text:p>
          </table:table-cell>
          <table:table-cell table:style-name="ce36" table:formula="of:=[.L329]" office:value-type="float" office:value="0.54166666666666" calcext:value-type="float">
            <text:p>0.5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9];0)&lt;=[.O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13:17:42.243936" calcext:value-type="date">
            <text:p>2019-10-12 13:17:42</text:p>
          </table:table-cell>
          <table:table-cell table:style-name="ce7" table:formula="of:=[.A330]" office:value-type="date" office:date-value="2019-10-12T13:17:42.243936" calcext:value-type="date">
            <text:p>2019-10-12 13:17:42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13:17:42.24393637385" calcext:value-type="date">
            <text:p>12/30/99 01:17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=0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style-name="ce35" table:formula="of:=SUM(MOD(SUM([.L329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30]&lt;[.L329];[.M329]+[.H$2];[.M329])" office:value-type="float" office:value="900" calcext:value-type="float">
            <text:p>900</text:p>
          </table:table-cell>
          <table:table-cell table:style-name="ce11" table:formula="of:=OFFSET([.C$4];[.M330];0)" office:value-type="float" office:value="43760" calcext:value-type="float">
            <text:p>43760</text:p>
          </table:table-cell>
          <table:table-cell table:style-name="ce36" table:formula="of:=[.L330]" office:value-type="float" office:value="0.548611111111104" calcext:value-type="float">
            <text:p>0.54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0];0)&lt;=[.O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13:01:03.050125" calcext:value-type="date">
            <text:p>2019-10-12 13:01:03</text:p>
          </table:table-cell>
          <table:table-cell table:style-name="ce7" table:formula="of:=[.A331]" office:value-type="date" office:date-value="2019-10-12T13:01:03.050125" calcext:value-type="date">
            <text:p>2019-10-12 13:01:03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13:01:03.05012488738" calcext:value-type="date">
            <text:p>12/30/99 01:01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=0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style-name="ce35" table:formula="of:=SUM(MOD(SUM([.L330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31]&lt;[.L330];[.M330]+[.H$2];[.M330])" office:value-type="float" office:value="900" calcext:value-type="float">
            <text:p>900</text:p>
          </table:table-cell>
          <table:table-cell table:style-name="ce11" table:formula="of:=OFFSET([.C$4];[.M331];0)" office:value-type="float" office:value="43760" calcext:value-type="float">
            <text:p>43760</text:p>
          </table:table-cell>
          <table:table-cell table:style-name="ce36" table:formula="of:=[.L331]" office:value-type="float" office:value="0.555555555555549" calcext:value-type="float">
            <text:p>0.55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1];0)&lt;=[.O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12:43:52.372375" calcext:value-type="date">
            <text:p>2019-10-12 12:43:52</text:p>
          </table:table-cell>
          <table:table-cell table:style-name="ce7" table:formula="of:=[.A332]" office:value-type="date" office:date-value="2019-10-12T12:43:52.372375" calcext:value-type="date">
            <text:p>2019-10-12 12:43:52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12:43:52.37237508874" calcext:value-type="date">
            <text:p>12/30/99 12:43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=0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style-name="ce35" table:formula="of:=SUM(MOD(SUM([.L331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32]&lt;[.L331];[.M331]+[.H$2];[.M331])" office:value-type="float" office:value="900" calcext:value-type="float">
            <text:p>900</text:p>
          </table:table-cell>
          <table:table-cell table:style-name="ce11" table:formula="of:=OFFSET([.C$4];[.M332];0)" office:value-type="float" office:value="43760" calcext:value-type="float">
            <text:p>43760</text:p>
          </table:table-cell>
          <table:table-cell table:style-name="ce36" table:formula="of:=[.L332]" office:value-type="float" office:value="0.562499999999993" calcext:value-type="float">
            <text:p>0.56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2];0)&lt;=[.O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12:47:01.264432" calcext:value-type="date">
            <text:p>2019-10-12 12:47:01</text:p>
          </table:table-cell>
          <table:table-cell table:style-name="ce7" table:formula="of:=[.A333]" office:value-type="date" office:date-value="2019-10-12T12:47:01.264432" calcext:value-type="date">
            <text:p>2019-10-12 12:47:01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12:47:01.26443164889" calcext:value-type="date">
            <text:p>12/30/99 12:47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=0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style-name="ce35" table:formula="of:=SUM(MOD(SUM([.L332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33]&lt;[.L332];[.M332]+[.H$2];[.M332])" office:value-type="float" office:value="900" calcext:value-type="float">
            <text:p>900</text:p>
          </table:table-cell>
          <table:table-cell table:style-name="ce11" table:formula="of:=OFFSET([.C$4];[.M333];0)" office:value-type="float" office:value="43760" calcext:value-type="float">
            <text:p>43760</text:p>
          </table:table-cell>
          <table:table-cell table:style-name="ce36" table:formula="of:=[.L333]" office:value-type="float" office:value="0.569444444444437" calcext:value-type="float">
            <text:p>0.5694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3];0)&lt;=[.O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12:37:10.525181" calcext:value-type="date">
            <text:p>2019-10-12 12:37:11</text:p>
          </table:table-cell>
          <table:table-cell table:style-name="ce7" table:formula="of:=[.A334]" office:value-type="date" office:date-value="2019-10-12T12:37:10.525181" calcext:value-type="date">
            <text:p>2019-10-12 12:37:11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12:37:10.52518148907" calcext:value-type="date">
            <text:p>12/30/99 12:37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=0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style-name="ce35" table:formula="of:=SUM(MOD(SUM([.L333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34]&lt;[.L333];[.M333]+[.H$2];[.M333])" office:value-type="float" office:value="900" calcext:value-type="float">
            <text:p>900</text:p>
          </table:table-cell>
          <table:table-cell table:style-name="ce11" table:formula="of:=OFFSET([.C$4];[.M334];0)" office:value-type="float" office:value="43760" calcext:value-type="float">
            <text:p>43760</text:p>
          </table:table-cell>
          <table:table-cell table:style-name="ce36" table:formula="of:=[.L334]" office:value-type="float" office:value="0.576388888888882" calcext:value-type="float">
            <text:p>0.5763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4];0)&lt;=[.O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13:32:26.570476" calcext:value-type="date">
            <text:p>2019-10-12 13:32:27</text:p>
          </table:table-cell>
          <table:table-cell table:style-name="ce7" table:formula="of:=[.A335]" office:value-type="date" office:date-value="2019-10-12T13:32:26.570476" calcext:value-type="date">
            <text:p>2019-10-12 13:32:27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13:32:26.57047586516" calcext:value-type="date">
            <text:p>12/30/99 01:32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=0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style-name="ce35" table:formula="of:=SUM(MOD(SUM([.L334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35]&lt;[.L334];[.M334]+[.H$2];[.M334])" office:value-type="float" office:value="900" calcext:value-type="float">
            <text:p>900</text:p>
          </table:table-cell>
          <table:table-cell table:style-name="ce11" table:formula="of:=OFFSET([.C$4];[.M335];0)" office:value-type="float" office:value="43760" calcext:value-type="float">
            <text:p>43760</text:p>
          </table:table-cell>
          <table:table-cell table:style-name="ce36" table:formula="of:=[.L335]" office:value-type="float" office:value="0.583333333333326" calcext:value-type="float">
            <text:p>0.5833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5];0)&lt;=[.O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13:00:26.640343" calcext:value-type="date">
            <text:p>2019-10-12 13:00:27</text:p>
          </table:table-cell>
          <table:table-cell table:style-name="ce7" table:formula="of:=[.A336]" office:value-type="date" office:date-value="2019-10-12T13:00:26.640343" calcext:value-type="date">
            <text:p>2019-10-12 13:00:27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13:00:26.64034261834" calcext:value-type="date">
            <text:p>12/30/99 01:00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=0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style-name="ce35" table:formula="of:=SUM(MOD(SUM([.L335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36]&lt;[.L335];[.M335]+[.H$2];[.M335])" office:value-type="float" office:value="900" calcext:value-type="float">
            <text:p>900</text:p>
          </table:table-cell>
          <table:table-cell table:style-name="ce11" table:formula="of:=OFFSET([.C$4];[.M336];0)" office:value-type="float" office:value="43760" calcext:value-type="float">
            <text:p>43760</text:p>
          </table:table-cell>
          <table:table-cell table:style-name="ce36" table:formula="of:=[.L336]" office:value-type="float" office:value="0.590277777777771" calcext:value-type="float">
            <text:p>0.590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6];0)&lt;=[.O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13:03:18.518431" calcext:value-type="date">
            <text:p>2019-10-12 13:03:19</text:p>
          </table:table-cell>
          <table:table-cell table:style-name="ce7" table:formula="of:=[.A337]" office:value-type="date" office:date-value="2019-10-12T13:03:18.518431" calcext:value-type="date">
            <text:p>2019-10-12 13:03:19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13:03:18.51843116339" calcext:value-type="date">
            <text:p>12/30/99 01:03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=0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style-name="ce35" table:formula="of:=SUM(MOD(SUM([.L336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37]&lt;[.L336];[.M336]+[.H$2];[.M336])" office:value-type="float" office:value="900" calcext:value-type="float">
            <text:p>900</text:p>
          </table:table-cell>
          <table:table-cell table:style-name="ce11" table:formula="of:=OFFSET([.C$4];[.M337];0)" office:value-type="float" office:value="43760" calcext:value-type="float">
            <text:p>43760</text:p>
          </table:table-cell>
          <table:table-cell table:style-name="ce36" table:formula="of:=[.L337]" office:value-type="float" office:value="0.597222222222215" calcext:value-type="float">
            <text:p>0.597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7];0)&lt;=[.O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12:52:31.148919" calcext:value-type="date">
            <text:p>2019-10-12 12:52:31</text:p>
          </table:table-cell>
          <table:table-cell table:style-name="ce7" table:formula="of:=[.A338]" office:value-type="date" office:date-value="2019-10-12T12:52:31.148919" calcext:value-type="date">
            <text:p>2019-10-12 12:52:31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12:52:31.14891899284" calcext:value-type="date">
            <text:p>12/30/99 12:52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=0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style-name="ce35" table:formula="of:=SUM(MOD(SUM([.L337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38]&lt;[.L337];[.M337]+[.H$2];[.M337])" office:value-type="float" office:value="900" calcext:value-type="float">
            <text:p>900</text:p>
          </table:table-cell>
          <table:table-cell table:style-name="ce11" table:formula="of:=OFFSET([.C$4];[.M338];0)" office:value-type="float" office:value="43760" calcext:value-type="float">
            <text:p>43760</text:p>
          </table:table-cell>
          <table:table-cell table:style-name="ce36" table:formula="of:=[.L338]" office:value-type="float" office:value="0.60416666666666" calcext:value-type="float">
            <text:p>0.604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8];0)&lt;=[.O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12:54:50.411172" calcext:value-type="date">
            <text:p>2019-10-12 12:54:50</text:p>
          </table:table-cell>
          <table:table-cell table:style-name="ce7" table:formula="of:=[.A339]" office:value-type="date" office:date-value="2019-10-12T12:54:50.411172" calcext:value-type="date">
            <text:p>2019-10-12 12:54:50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12:54:50.41117220186" calcext:value-type="date">
            <text:p>12/30/99 12:54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=0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style-name="ce35" table:formula="of:=SUM(MOD(SUM([.L338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39]&lt;[.L338];[.M338]+[.H$2];[.M338])" office:value-type="float" office:value="960" calcext:value-type="float">
            <text:p>960</text:p>
          </table:table-cell>
          <table:table-cell table:style-name="ce11" table:formula="of:=OFFSET([.C$4];[.M339];0)" office:value-type="float" office:value="43761" calcext:value-type="float">
            <text:p>43761</text:p>
          </table:table-cell>
          <table:table-cell table:style-name="ce36" table:formula="of:=[.L339]" office:value-type="float" office:value="0.465277777777771" calcext:value-type="float">
            <text:p>0.46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9];0)&lt;=[.O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13:03:33.959085" calcext:value-type="date">
            <text:p>2019-10-12 13:03:34</text:p>
          </table:table-cell>
          <table:table-cell table:style-name="ce7" table:formula="of:=[.A340]" office:value-type="date" office:date-value="2019-10-12T13:03:33.959085" calcext:value-type="date">
            <text:p>2019-10-12 13:03:34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13:03:33.95908494014" calcext:value-type="date">
            <text:p>12/30/99 01:03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=0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style-name="ce35" table:formula="of:=SUM(MOD(SUM([.L339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40]&lt;[.L339];[.M339]+[.H$2];[.M339])" office:value-type="float" office:value="960" calcext:value-type="float">
            <text:p>960</text:p>
          </table:table-cell>
          <table:table-cell table:style-name="ce11" table:formula="of:=OFFSET([.C$4];[.M340];0)" office:value-type="float" office:value="43761" calcext:value-type="float">
            <text:p>43761</text:p>
          </table:table-cell>
          <table:table-cell table:style-name="ce36" table:formula="of:=[.L340]" office:value-type="float" office:value="0.472222222222215" calcext:value-type="float">
            <text:p>0.472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0];0)&lt;=[.O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12:19:31.373899" calcext:value-type="date">
            <text:p>2019-10-12 12:19:31</text:p>
          </table:table-cell>
          <table:table-cell table:style-name="ce7" table:formula="of:=[.A341]" office:value-type="date" office:date-value="2019-10-12T12:19:31.373899" calcext:value-type="date">
            <text:p>2019-10-12 12:19:31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12:19:31.37389874551" calcext:value-type="date">
            <text:p>12/30/99 12:19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=0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style-name="ce35" table:formula="of:=SUM(MOD(SUM([.L340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41]&lt;[.L340];[.M340]+[.H$2];[.M340])" office:value-type="float" office:value="960" calcext:value-type="float">
            <text:p>960</text:p>
          </table:table-cell>
          <table:table-cell table:style-name="ce11" table:formula="of:=OFFSET([.C$4];[.M341];0)" office:value-type="float" office:value="43761" calcext:value-type="float">
            <text:p>43761</text:p>
          </table:table-cell>
          <table:table-cell table:style-name="ce36" table:formula="of:=[.L341]" office:value-type="float" office:value="0.47916666666666" calcext:value-type="float">
            <text:p>0.47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1];0)&lt;=[.O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13:06:28.551255" calcext:value-type="date">
            <text:p>2019-10-12 13:06:29</text:p>
          </table:table-cell>
          <table:table-cell table:style-name="ce7" table:formula="of:=[.A342]" office:value-type="date" office:date-value="2019-10-12T13:06:28.551255" calcext:value-type="date">
            <text:p>2019-10-12 13:06:29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13:06:28.55125489645" calcext:value-type="date">
            <text:p>12/30/99 01:06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=0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style-name="ce35" table:formula="of:=SUM(MOD(SUM([.L341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42]&lt;[.L341];[.M341]+[.H$2];[.M341])" office:value-type="float" office:value="960" calcext:value-type="float">
            <text:p>960</text:p>
          </table:table-cell>
          <table:table-cell table:style-name="ce11" table:formula="of:=OFFSET([.C$4];[.M342];0)" office:value-type="float" office:value="43761" calcext:value-type="float">
            <text:p>43761</text:p>
          </table:table-cell>
          <table:table-cell table:style-name="ce36" table:formula="of:=[.L342]" office:value-type="float" office:value="0.486111111111104" calcext:value-type="float">
            <text:p>0.48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2];0)&lt;=[.O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12:34:43.814625" calcext:value-type="date">
            <text:p>2019-10-12 12:34:44</text:p>
          </table:table-cell>
          <table:table-cell table:style-name="ce7" table:formula="of:=[.A343]" office:value-type="date" office:date-value="2019-10-12T12:34:43.814625" calcext:value-type="date">
            <text:p>2019-10-12 12:34:44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12:34:43.81462453399" calcext:value-type="date">
            <text:p>12/30/99 12:34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=0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style-name="ce35" table:formula="of:=SUM(MOD(SUM([.L342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43]&lt;[.L342];[.M342]+[.H$2];[.M342])" office:value-type="float" office:value="960" calcext:value-type="float">
            <text:p>960</text:p>
          </table:table-cell>
          <table:table-cell table:style-name="ce11" table:formula="of:=OFFSET([.C$4];[.M343];0)" office:value-type="float" office:value="43761" calcext:value-type="float">
            <text:p>43761</text:p>
          </table:table-cell>
          <table:table-cell table:style-name="ce36" table:formula="of:=[.L343]" office:value-type="float" office:value="0.493055555555548" calcext:value-type="float">
            <text:p>0.4930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3];0)&lt;=[.O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12:50:00.7054" calcext:value-type="date">
            <text:p>2019-10-12 12:50:01</text:p>
          </table:table-cell>
          <table:table-cell table:style-name="ce7" table:formula="of:=[.A344]" office:value-type="date" office:date-value="2019-10-12T12:50:00.7054" calcext:value-type="date">
            <text:p>2019-10-12 12:50:01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12:50:00.70539973676" calcext:value-type="date">
            <text:p>12/30/99 12:50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=0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style-name="ce35" table:formula="of:=SUM(MOD(SUM([.L343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44]&lt;[.L343];[.M343]+[.H$2];[.M343])" office:value-type="float" office:value="960" calcext:value-type="float">
            <text:p>960</text:p>
          </table:table-cell>
          <table:table-cell table:style-name="ce11" table:formula="of:=OFFSET([.C$4];[.M344];0)" office:value-type="float" office:value="43761" calcext:value-type="float">
            <text:p>43761</text:p>
          </table:table-cell>
          <table:table-cell table:style-name="ce36" table:formula="of:=[.L344]" office:value-type="float" office:value="0.499999999999993" calcext:value-type="float">
            <text:p>0.49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4];0)&lt;=[.O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13:07:58.890046" calcext:value-type="date">
            <text:p>2019-10-12 13:07:59</text:p>
          </table:table-cell>
          <table:table-cell table:style-name="ce7" table:formula="of:=[.A345]" office:value-type="date" office:date-value="2019-10-12T13:07:58.890046" calcext:value-type="date">
            <text:p>2019-10-12 13:07:59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13:07:58.89004584868" calcext:value-type="date">
            <text:p>12/30/99 01:07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=0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style-name="ce35" table:formula="of:=SUM(MOD(SUM([.L344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45]&lt;[.L344];[.M344]+[.H$2];[.M344])" office:value-type="float" office:value="960" calcext:value-type="float">
            <text:p>960</text:p>
          </table:table-cell>
          <table:table-cell table:style-name="ce11" table:formula="of:=OFFSET([.C$4];[.M345];0)" office:value-type="float" office:value="43761" calcext:value-type="float">
            <text:p>43761</text:p>
          </table:table-cell>
          <table:table-cell table:style-name="ce36" table:formula="of:=[.L345]" office:value-type="float" office:value="0.506944444444437" calcext:value-type="float">
            <text:p>0.5069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5];0)&lt;=[.O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12:51:12.524841" calcext:value-type="date">
            <text:p>2019-10-12 12:51:13</text:p>
          </table:table-cell>
          <table:table-cell table:style-name="ce7" table:formula="of:=[.A346]" office:value-type="date" office:date-value="2019-10-12T12:51:12.524841" calcext:value-type="date">
            <text:p>2019-10-12 12:51:13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12:51:12.5248408271" calcext:value-type="date">
            <text:p>12/30/99 12:51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=0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style-name="ce35" table:formula="of:=SUM(MOD(SUM([.L345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46]&lt;[.L345];[.M345]+[.H$2];[.M345])" office:value-type="float" office:value="960" calcext:value-type="float">
            <text:p>960</text:p>
          </table:table-cell>
          <table:table-cell table:style-name="ce11" table:formula="of:=OFFSET([.C$4];[.M346];0)" office:value-type="float" office:value="43761" calcext:value-type="float">
            <text:p>43761</text:p>
          </table:table-cell>
          <table:table-cell table:style-name="ce36" table:formula="of:=[.L346]" office:value-type="float" office:value="0.513888888888882" calcext:value-type="float">
            <text:p>0.51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6];0)&lt;=[.O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13:01:14.285629" calcext:value-type="date">
            <text:p>2019-10-12 13:01:14</text:p>
          </table:table-cell>
          <table:table-cell table:style-name="ce7" table:formula="of:=[.A347]" office:value-type="date" office:date-value="2019-10-12T13:01:14.285629" calcext:value-type="date">
            <text:p>2019-10-12 13:01:14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13:01:14.28562897258" calcext:value-type="date">
            <text:p>12/30/99 01:01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=0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style-name="ce35" table:formula="of:=SUM(MOD(SUM([.L346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47]&lt;[.L346];[.M346]+[.H$2];[.M346])" office:value-type="float" office:value="960" calcext:value-type="float">
            <text:p>960</text:p>
          </table:table-cell>
          <table:table-cell table:style-name="ce11" table:formula="of:=OFFSET([.C$4];[.M347];0)" office:value-type="float" office:value="43761" calcext:value-type="float">
            <text:p>43761</text:p>
          </table:table-cell>
          <table:table-cell table:style-name="ce36" table:formula="of:=[.L347]" office:value-type="float" office:value="0.520833333333326" calcext:value-type="float">
            <text:p>0.52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7];0)&lt;=[.O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13:07:43.494568" calcext:value-type="date">
            <text:p>2019-10-12 13:07:43</text:p>
          </table:table-cell>
          <table:table-cell table:style-name="ce7" table:formula="of:=[.A348]" office:value-type="date" office:date-value="2019-10-12T13:07:43.494568" calcext:value-type="date">
            <text:p>2019-10-12 13:07:43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13:07:43.49456759635" calcext:value-type="date">
            <text:p>12/30/99 01:07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=0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style-name="ce35" table:formula="of:=SUM(MOD(SUM([.L347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48]&lt;[.L347];[.M347]+[.H$2];[.M347])" office:value-type="float" office:value="960" calcext:value-type="float">
            <text:p>960</text:p>
          </table:table-cell>
          <table:table-cell table:style-name="ce11" table:formula="of:=OFFSET([.C$4];[.M348];0)" office:value-type="float" office:value="43761" calcext:value-type="float">
            <text:p>43761</text:p>
          </table:table-cell>
          <table:table-cell table:style-name="ce36" table:formula="of:=[.L348]" office:value-type="float" office:value="0.52777777777777" calcext:value-type="float">
            <text:p>0.52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8];0)&lt;=[.O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12:46:59.84125" calcext:value-type="date">
            <text:p>2019-10-12 12:47:00</text:p>
          </table:table-cell>
          <table:table-cell table:style-name="ce7" table:formula="of:=[.A349]" office:value-type="date" office:date-value="2019-10-12T12:46:59.84125" calcext:value-type="date">
            <text:p>2019-10-12 12:47:00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12:46:59.84124986921" calcext:value-type="date">
            <text:p>12/30/99 12:47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=0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style-name="ce35" table:formula="of:=SUM(MOD(SUM([.L348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49]&lt;[.L348];[.M348]+[.H$2];[.M348])" office:value-type="float" office:value="960" calcext:value-type="float">
            <text:p>960</text:p>
          </table:table-cell>
          <table:table-cell table:style-name="ce11" table:formula="of:=OFFSET([.C$4];[.M349];0)" office:value-type="float" office:value="43761" calcext:value-type="float">
            <text:p>43761</text:p>
          </table:table-cell>
          <table:table-cell table:style-name="ce36" table:formula="of:=[.L349]" office:value-type="float" office:value="0.534722222222215" calcext:value-type="float">
            <text:p>0.53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9];0)&lt;=[.O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13:15:02.355482" calcext:value-type="date">
            <text:p>2019-10-12 13:15:02</text:p>
          </table:table-cell>
          <table:table-cell table:style-name="ce7" table:formula="of:=[.A350]" office:value-type="date" office:date-value="2019-10-12T13:15:02.355482" calcext:value-type="date">
            <text:p>2019-10-12 13:15:02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13:15:02.35548180062" calcext:value-type="date">
            <text:p>12/30/99 01:15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=0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style-name="ce35" table:formula="of:=SUM(MOD(SUM([.L349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50]&lt;[.L349];[.M349]+[.H$2];[.M349])" office:value-type="float" office:value="960" calcext:value-type="float">
            <text:p>960</text:p>
          </table:table-cell>
          <table:table-cell table:style-name="ce11" table:formula="of:=OFFSET([.C$4];[.M350];0)" office:value-type="float" office:value="43761" calcext:value-type="float">
            <text:p>43761</text:p>
          </table:table-cell>
          <table:table-cell table:style-name="ce36" table:formula="of:=[.L350]" office:value-type="float" office:value="0.541666666666659" calcext:value-type="float">
            <text:p>0.5416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0];0)&lt;=[.O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13:17:42.074842" calcext:value-type="date">
            <text:p>2019-10-12 13:17:42</text:p>
          </table:table-cell>
          <table:table-cell table:style-name="ce7" table:formula="of:=[.A351]" office:value-type="date" office:date-value="2019-10-12T13:17:42.074842" calcext:value-type="date">
            <text:p>2019-10-12 13:17:42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13:17:42.07484216429" calcext:value-type="date">
            <text:p>12/30/99 01:17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=0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style-name="ce35" table:formula="of:=SUM(MOD(SUM([.L350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51]&lt;[.L350];[.M350]+[.H$2];[.M350])" office:value-type="float" office:value="960" calcext:value-type="float">
            <text:p>960</text:p>
          </table:table-cell>
          <table:table-cell table:style-name="ce11" table:formula="of:=OFFSET([.C$4];[.M351];0)" office:value-type="float" office:value="43761" calcext:value-type="float">
            <text:p>43761</text:p>
          </table:table-cell>
          <table:table-cell table:style-name="ce36" table:formula="of:=[.L351]" office:value-type="float" office:value="0.548611111111104" calcext:value-type="float">
            <text:p>0.54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1];0)&lt;=[.O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13:09:46.783636" calcext:value-type="date">
            <text:p>2019-10-12 13:09:47</text:p>
          </table:table-cell>
          <table:table-cell table:style-name="ce7" table:formula="of:=[.A352]" office:value-type="date" office:date-value="2019-10-12T13:09:46.783636" calcext:value-type="date">
            <text:p>2019-10-12 13:09:47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13:09:46.78363559302" calcext:value-type="date">
            <text:p>12/30/99 01:09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=0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style-name="ce35" table:formula="of:=SUM(MOD(SUM([.L351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52]&lt;[.L351];[.M351]+[.H$2];[.M351])" office:value-type="float" office:value="960" calcext:value-type="float">
            <text:p>960</text:p>
          </table:table-cell>
          <table:table-cell table:style-name="ce11" table:formula="of:=OFFSET([.C$4];[.M352];0)" office:value-type="float" office:value="43761" calcext:value-type="float">
            <text:p>43761</text:p>
          </table:table-cell>
          <table:table-cell table:style-name="ce36" table:formula="of:=[.L352]" office:value-type="float" office:value="0.555555555555548" calcext:value-type="float">
            <text:p>0.5555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2];0)&lt;=[.O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12:35:44.70389" calcext:value-type="date">
            <text:p>2019-10-12 12:35:45</text:p>
          </table:table-cell>
          <table:table-cell table:style-name="ce7" table:formula="of:=[.A353]" office:value-type="date" office:date-value="2019-10-12T12:35:44.70389" calcext:value-type="date">
            <text:p>2019-10-12 12:35:45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12:35:44.7038901737" calcext:value-type="date">
            <text:p>12/30/99 12:35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=0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style-name="ce35" table:formula="of:=SUM(MOD(SUM([.L352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53]&lt;[.L352];[.M352]+[.H$2];[.M352])" office:value-type="float" office:value="960" calcext:value-type="float">
            <text:p>960</text:p>
          </table:table-cell>
          <table:table-cell table:style-name="ce11" table:formula="of:=OFFSET([.C$4];[.M353];0)" office:value-type="float" office:value="43761" calcext:value-type="float">
            <text:p>43761</text:p>
          </table:table-cell>
          <table:table-cell table:style-name="ce36" table:formula="of:=[.L353]" office:value-type="float" office:value="0.562499999999993" calcext:value-type="float">
            <text:p>0.56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3];0)&lt;=[.O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12:47:49.72251" calcext:value-type="date">
            <text:p>2019-10-12 12:47:50</text:p>
          </table:table-cell>
          <table:table-cell table:style-name="ce7" table:formula="of:=[.A354]" office:value-type="date" office:date-value="2019-10-12T12:47:49.72251" calcext:value-type="date">
            <text:p>2019-10-12 12:47:50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12:47:49.72251031548" calcext:value-type="date">
            <text:p>12/30/99 12:47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=0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style-name="ce35" table:formula="of:=SUM(MOD(SUM([.L353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54]&lt;[.L353];[.M353]+[.H$2];[.M353])" office:value-type="float" office:value="960" calcext:value-type="float">
            <text:p>960</text:p>
          </table:table-cell>
          <table:table-cell table:style-name="ce11" table:formula="of:=OFFSET([.C$4];[.M354];0)" office:value-type="float" office:value="43761" calcext:value-type="float">
            <text:p>43761</text:p>
          </table:table-cell>
          <table:table-cell table:style-name="ce36" table:formula="of:=[.L354]" office:value-type="float" office:value="0.569444444444437" calcext:value-type="float">
            <text:p>0.5694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4];0)&lt;=[.O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12:20:31.428899" calcext:value-type="date">
            <text:p>2019-10-12 12:20:31</text:p>
          </table:table-cell>
          <table:table-cell table:style-name="ce7" table:formula="of:=[.A355]" office:value-type="date" office:date-value="2019-10-12T12:20:31.428899" calcext:value-type="date">
            <text:p>2019-10-12 12:20:31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12:20:31.42889889423" calcext:value-type="date">
            <text:p>12/30/99 12:20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=0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style-name="ce35" table:formula="of:=SUM(MOD(SUM([.L354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55]&lt;[.L354];[.M354]+[.H$2];[.M354])" office:value-type="float" office:value="960" calcext:value-type="float">
            <text:p>960</text:p>
          </table:table-cell>
          <table:table-cell table:style-name="ce11" table:formula="of:=OFFSET([.C$4];[.M355];0)" office:value-type="float" office:value="43761" calcext:value-type="float">
            <text:p>43761</text:p>
          </table:table-cell>
          <table:table-cell table:style-name="ce36" table:formula="of:=[.L355]" office:value-type="float" office:value="0.576388888888881" calcext:value-type="float">
            <text:p>0.5763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5];0)&lt;=[.O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13:06:00.833976" calcext:value-type="date">
            <text:p>2019-10-12 13:06:01</text:p>
          </table:table-cell>
          <table:table-cell table:style-name="ce7" table:formula="of:=[.A356]" office:value-type="date" office:date-value="2019-10-12T13:06:00.833976" calcext:value-type="date">
            <text:p>2019-10-12 13:06:01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13:06:00.83397602197" calcext:value-type="date">
            <text:p>12/30/99 01:06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=0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style-name="ce35" table:formula="of:=SUM(MOD(SUM([.L355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56]&lt;[.L355];[.M355]+[.H$2];[.M355])" office:value-type="float" office:value="960" calcext:value-type="float">
            <text:p>960</text:p>
          </table:table-cell>
          <table:table-cell table:style-name="ce11" table:formula="of:=OFFSET([.C$4];[.M356];0)" office:value-type="float" office:value="43761" calcext:value-type="float">
            <text:p>43761</text:p>
          </table:table-cell>
          <table:table-cell table:style-name="ce36" table:formula="of:=[.L356]" office:value-type="float" office:value="0.583333333333326" calcext:value-type="float">
            <text:p>0.5833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6];0)&lt;=[.O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12:49:57.73818" calcext:value-type="date">
            <text:p>2019-10-12 12:49:58</text:p>
          </table:table-cell>
          <table:table-cell table:style-name="ce7" table:formula="of:=[.A357]" office:value-type="date" office:date-value="2019-10-12T12:49:57.73818" calcext:value-type="date">
            <text:p>2019-10-12 12:49:58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12:49:57.73818023968" calcext:value-type="date">
            <text:p>12/30/99 12:49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=0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style-name="ce35" table:formula="of:=SUM(MOD(SUM([.L356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57]&lt;[.L356];[.M356]+[.H$2];[.M356])" office:value-type="float" office:value="960" calcext:value-type="float">
            <text:p>960</text:p>
          </table:table-cell>
          <table:table-cell table:style-name="ce11" table:formula="of:=OFFSET([.C$4];[.M357];0)" office:value-type="float" office:value="43761" calcext:value-type="float">
            <text:p>43761</text:p>
          </table:table-cell>
          <table:table-cell table:style-name="ce36" table:formula="of:=[.L357]" office:value-type="float" office:value="0.59027777777777" calcext:value-type="float">
            <text:p>0.590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7];0)&lt;=[.O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13:03:20.807788" calcext:value-type="date">
            <text:p>2019-10-12 13:03:21</text:p>
          </table:table-cell>
          <table:table-cell table:style-name="ce7" table:formula="of:=[.A358]" office:value-type="date" office:date-value="2019-10-12T13:03:20.807788" calcext:value-type="date">
            <text:p>2019-10-12 13:03:21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13:03:20.80778833944" calcext:value-type="date">
            <text:p>12/30/99 01:03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=0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style-name="ce35" table:formula="of:=SUM(MOD(SUM([.L357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58]&lt;[.L357];[.M357]+[.H$2];[.M357])" office:value-type="float" office:value="960" calcext:value-type="float">
            <text:p>960</text:p>
          </table:table-cell>
          <table:table-cell table:style-name="ce11" table:formula="of:=OFFSET([.C$4];[.M358];0)" office:value-type="float" office:value="43761" calcext:value-type="float">
            <text:p>43761</text:p>
          </table:table-cell>
          <table:table-cell table:style-name="ce36" table:formula="of:=[.L358]" office:value-type="float" office:value="0.597222222222215" calcext:value-type="float">
            <text:p>0.597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8];0)&lt;=[.O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12:48:12.514166" calcext:value-type="date">
            <text:p>2019-10-12 12:48:13</text:p>
          </table:table-cell>
          <table:table-cell table:style-name="ce7" table:formula="of:=[.A359]" office:value-type="date" office:date-value="2019-10-12T12:48:12.514166" calcext:value-type="date">
            <text:p>2019-10-12 12:48:13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12:48:12.51416588668" calcext:value-type="date">
            <text:p>12/30/99 12:48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=0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style-name="ce35" table:formula="of:=SUM(MOD(SUM([.L358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59]&lt;[.L358];[.M358]+[.H$2];[.M358])" office:value-type="float" office:value="960" calcext:value-type="float">
            <text:p>960</text:p>
          </table:table-cell>
          <table:table-cell table:style-name="ce11" table:formula="of:=OFFSET([.C$4];[.M359];0)" office:value-type="float" office:value="43761" calcext:value-type="float">
            <text:p>43761</text:p>
          </table:table-cell>
          <table:table-cell table:style-name="ce36" table:formula="of:=[.L359]" office:value-type="float" office:value="0.604166666666659" calcext:value-type="float">
            <text:p>0.604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9];0)&lt;=[.O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13:03:28.680369" calcext:value-type="date">
            <text:p>2019-10-12 13:03:29</text:p>
          </table:table-cell>
          <table:table-cell table:style-name="ce7" table:formula="of:=[.A360]" office:value-type="date" office:date-value="2019-10-12T13:03:28.680369" calcext:value-type="date">
            <text:p>2019-10-12 13:03:29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13:03:28.68036872707" calcext:value-type="date">
            <text:p>12/30/99 01:03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=0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style-name="ce35" table:formula="of:=SUM(MOD(SUM([.L359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60]&lt;[.L359];[.M359]+[.H$2];[.M359])" office:value-type="float" office:value="1020" calcext:value-type="float">
            <text:p>1020</text:p>
          </table:table-cell>
          <table:table-cell table:style-name="ce11" table:formula="of:=OFFSET([.C$4];[.M360];0)" office:value-type="float" office:value="43762" calcext:value-type="float">
            <text:p>43762</text:p>
          </table:table-cell>
          <table:table-cell table:style-name="ce36" table:formula="of:=[.L360]" office:value-type="float" office:value="0.46527777777777" calcext:value-type="float">
            <text:p>0.465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0];0)&lt;=[.O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13:03:25.551957" calcext:value-type="date">
            <text:p>2019-10-12 13:03:26</text:p>
          </table:table-cell>
          <table:table-cell table:style-name="ce7" table:formula="of:=[.A361]" office:value-type="date" office:date-value="2019-10-12T13:03:25.551957" calcext:value-type="date">
            <text:p>2019-10-12 13:03:26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13:03:25.55195705965" calcext:value-type="date">
            <text:p>12/30/99 01:03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=0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style-name="ce35" table:formula="of:=SUM(MOD(SUM([.L360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61]&lt;[.L360];[.M360]+[.H$2];[.M360])" office:value-type="float" office:value="1020" calcext:value-type="float">
            <text:p>1020</text:p>
          </table:table-cell>
          <table:table-cell table:style-name="ce11" table:formula="of:=OFFSET([.C$4];[.M361];0)" office:value-type="float" office:value="43762" calcext:value-type="float">
            <text:p>43762</text:p>
          </table:table-cell>
          <table:table-cell table:style-name="ce36" table:formula="of:=[.L361]" office:value-type="float" office:value="0.472222222222215" calcext:value-type="float">
            <text:p>0.472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1];0)&lt;=[.O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12:36:30.282739" calcext:value-type="date">
            <text:p>2019-10-12 12:36:30</text:p>
          </table:table-cell>
          <table:table-cell table:style-name="ce7" table:formula="of:=[.A362]" office:value-type="date" office:date-value="2019-10-12T12:36:30.282739" calcext:value-type="date">
            <text:p>2019-10-12 12:36:30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12:36:30.2827385813" calcext:value-type="date">
            <text:p>12/30/99 12:36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=0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style-name="ce35" table:formula="of:=SUM(MOD(SUM([.L361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62]&lt;[.L361];[.M361]+[.H$2];[.M361])" office:value-type="float" office:value="1020" calcext:value-type="float">
            <text:p>1020</text:p>
          </table:table-cell>
          <table:table-cell table:style-name="ce11" table:formula="of:=OFFSET([.C$4];[.M362];0)" office:value-type="float" office:value="43762" calcext:value-type="float">
            <text:p>43762</text:p>
          </table:table-cell>
          <table:table-cell table:style-name="ce36" table:formula="of:=[.L362]" office:value-type="float" office:value="0.479166666666659" calcext:value-type="float">
            <text:p>0.479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2];0)&lt;=[.O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13:09:37.151848" calcext:value-type="date">
            <text:p>2019-10-12 13:09:37</text:p>
          </table:table-cell>
          <table:table-cell table:style-name="ce7" table:formula="of:=[.A363]" office:value-type="date" office:date-value="2019-10-12T13:09:37.151848" calcext:value-type="date">
            <text:p>2019-10-12 13:09:37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13:09:37.15184753761" calcext:value-type="date">
            <text:p>12/30/99 01:09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=0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style-name="ce35" table:formula="of:=SUM(MOD(SUM([.L362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63]&lt;[.L362];[.M362]+[.H$2];[.M362])" office:value-type="float" office:value="1020" calcext:value-type="float">
            <text:p>1020</text:p>
          </table:table-cell>
          <table:table-cell table:style-name="ce11" table:formula="of:=OFFSET([.C$4];[.M363];0)" office:value-type="float" office:value="43762" calcext:value-type="float">
            <text:p>43762</text:p>
          </table:table-cell>
          <table:table-cell table:style-name="ce36" table:formula="of:=[.L363]" office:value-type="float" office:value="0.486111111111103" calcext:value-type="float">
            <text:p>0.4861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3];0)&lt;=[.O3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13:15:22.99534" calcext:value-type="date">
            <text:p>2019-10-13 13:15:23</text:p>
          </table:table-cell>
          <table:table-cell table:style-name="ce7" table:formula="of:=[.A364]" office:value-type="date" office:date-value="2019-10-13T13:15:22.99534" calcext:value-type="date">
            <text:p>2019-10-13 13:15:23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13:15:22.99534042832" calcext:value-type="date">
            <text:p>12/30/99 01:15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=0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style-name="ce35" table:formula="of:=SUM(MOD(SUM([.L363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64]&lt;[.L363];[.M363]+[.H$2];[.M363])" office:value-type="float" office:value="1020" calcext:value-type="float">
            <text:p>1020</text:p>
          </table:table-cell>
          <table:table-cell table:style-name="ce11" table:formula="of:=OFFSET([.C$4];[.M364];0)" office:value-type="float" office:value="43762" calcext:value-type="float">
            <text:p>43762</text:p>
          </table:table-cell>
          <table:table-cell table:style-name="ce36" table:formula="of:=[.L364]" office:value-type="float" office:value="0.493055555555548" calcext:value-type="float">
            <text:p>0.4930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4];0)&lt;=[.O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13:21:30.840898" calcext:value-type="date">
            <text:p>2019-10-13 13:21:31</text:p>
          </table:table-cell>
          <table:table-cell table:style-name="ce7" table:formula="of:=[.A365]" office:value-type="date" office:date-value="2019-10-13T13:21:30.840898" calcext:value-type="date">
            <text:p>2019-10-13 13:21:31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13:21:30.8408978954" calcext:value-type="date">
            <text:p>12/30/99 01:21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=0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style-name="ce35" table:formula="of:=SUM(MOD(SUM([.L364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65]&lt;[.L364];[.M364]+[.H$2];[.M364])" office:value-type="float" office:value="1020" calcext:value-type="float">
            <text:p>1020</text:p>
          </table:table-cell>
          <table:table-cell table:style-name="ce11" table:formula="of:=OFFSET([.C$4];[.M365];0)" office:value-type="float" office:value="43762" calcext:value-type="float">
            <text:p>43762</text:p>
          </table:table-cell>
          <table:table-cell table:style-name="ce36" table:formula="of:=[.L365]" office:value-type="float" office:value="0.499999999999992" calcext:value-type="float">
            <text:p>0.4999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5];0)&lt;=[.O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12:36:21.948625" calcext:value-type="date">
            <text:p>2019-10-13 12:36:22</text:p>
          </table:table-cell>
          <table:table-cell table:style-name="ce7" table:formula="of:=[.A366]" office:value-type="date" office:date-value="2019-10-13T12:36:21.948625" calcext:value-type="date">
            <text:p>2019-10-13 12:36:22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12:36:21.94862504024" calcext:value-type="date">
            <text:p>12/30/99 12:36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=0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style-name="ce35" table:formula="of:=SUM(MOD(SUM([.L365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66]&lt;[.L365];[.M365]+[.H$2];[.M365])" office:value-type="float" office:value="1020" calcext:value-type="float">
            <text:p>1020</text:p>
          </table:table-cell>
          <table:table-cell table:style-name="ce11" table:formula="of:=OFFSET([.C$4];[.M366];0)" office:value-type="float" office:value="43762" calcext:value-type="float">
            <text:p>43762</text:p>
          </table:table-cell>
          <table:table-cell table:style-name="ce36" table:formula="of:=[.L366]" office:value-type="float" office:value="0.506944444444437" calcext:value-type="float">
            <text:p>0.5069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6];0)&lt;=[.O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13:01:59.147204" calcext:value-type="date">
            <text:p>2019-10-13 13:01:59</text:p>
          </table:table-cell>
          <table:table-cell table:style-name="ce7" table:formula="of:=[.A367]" office:value-type="date" office:date-value="2019-10-13T13:01:59.147204" calcext:value-type="date">
            <text:p>2019-10-13 13:01:59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13:01:59.14720355999" calcext:value-type="date">
            <text:p>12/30/99 01:01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=0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style-name="ce35" table:formula="of:=SUM(MOD(SUM([.L366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67]&lt;[.L366];[.M366]+[.H$2];[.M366])" office:value-type="float" office:value="1020" calcext:value-type="float">
            <text:p>1020</text:p>
          </table:table-cell>
          <table:table-cell table:style-name="ce11" table:formula="of:=OFFSET([.C$4];[.M367];0)" office:value-type="float" office:value="43762" calcext:value-type="float">
            <text:p>43762</text:p>
          </table:table-cell>
          <table:table-cell table:style-name="ce36" table:formula="of:=[.L367]" office:value-type="float" office:value="0.513888888888881" calcext:value-type="float">
            <text:p>0.5138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7];0)&lt;=[.O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12:56:43.330078" calcext:value-type="date">
            <text:p>2019-10-13 12:56:43</text:p>
          </table:table-cell>
          <table:table-cell table:style-name="ce7" table:formula="of:=[.A368]" office:value-type="date" office:date-value="2019-10-13T12:56:43.330078" calcext:value-type="date">
            <text:p>2019-10-13 12:56:43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12:56:43.33007792942" calcext:value-type="date">
            <text:p>12/30/99 12:56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=0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style-name="ce35" table:formula="of:=SUM(MOD(SUM([.L367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68]&lt;[.L367];[.M367]+[.H$2];[.M367])" office:value-type="float" office:value="1020" calcext:value-type="float">
            <text:p>1020</text:p>
          </table:table-cell>
          <table:table-cell table:style-name="ce11" table:formula="of:=OFFSET([.C$4];[.M368];0)" office:value-type="float" office:value="43762" calcext:value-type="float">
            <text:p>43762</text:p>
          </table:table-cell>
          <table:table-cell table:style-name="ce36" table:formula="of:=[.L368]" office:value-type="float" office:value="0.520833333333326" calcext:value-type="float">
            <text:p>0.52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8];0)&lt;=[.O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12:56:20.89427" calcext:value-type="date">
            <text:p>2019-10-13 12:56:21</text:p>
          </table:table-cell>
          <table:table-cell table:style-name="ce7" table:formula="of:=[.A369]" office:value-type="date" office:date-value="2019-10-13T12:56:20.89427" calcext:value-type="date">
            <text:p>2019-10-13 12:56:21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12:56:20.89426998049" calcext:value-type="date">
            <text:p>12/30/99 12:56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=0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style-name="ce35" table:formula="of:=SUM(MOD(SUM([.L368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69]&lt;[.L368];[.M368]+[.H$2];[.M368])" office:value-type="float" office:value="1020" calcext:value-type="float">
            <text:p>1020</text:p>
          </table:table-cell>
          <table:table-cell table:style-name="ce11" table:formula="of:=OFFSET([.C$4];[.M369];0)" office:value-type="float" office:value="43762" calcext:value-type="float">
            <text:p>43762</text:p>
          </table:table-cell>
          <table:table-cell table:style-name="ce36" table:formula="of:=[.L369]" office:value-type="float" office:value="0.52777777777777" calcext:value-type="float">
            <text:p>0.52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9];0)&lt;=[.O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12:58:40.373106" calcext:value-type="date">
            <text:p>2019-10-13 12:58:40</text:p>
          </table:table-cell>
          <table:table-cell table:style-name="ce7" table:formula="of:=[.A370]" office:value-type="date" office:date-value="2019-10-13T12:58:40.373106" calcext:value-type="date">
            <text:p>2019-10-13 12:58:40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12:58:40.37310632877" calcext:value-type="date">
            <text:p>12/30/99 12:58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=0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style-name="ce35" table:formula="of:=SUM(MOD(SUM([.L369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70]&lt;[.L369];[.M369]+[.H$2];[.M369])" office:value-type="float" office:value="1020" calcext:value-type="float">
            <text:p>1020</text:p>
          </table:table-cell>
          <table:table-cell table:style-name="ce11" table:formula="of:=OFFSET([.C$4];[.M370];0)" office:value-type="float" office:value="43762" calcext:value-type="float">
            <text:p>43762</text:p>
          </table:table-cell>
          <table:table-cell table:style-name="ce36" table:formula="of:=[.L370]" office:value-type="float" office:value="0.534722222222214" calcext:value-type="float">
            <text:p>0.5347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0];0)&lt;=[.O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13:25:46.98812" calcext:value-type="date">
            <text:p>2019-10-13 13:25:47</text:p>
          </table:table-cell>
          <table:table-cell table:style-name="ce7" table:formula="of:=[.A371]" office:value-type="date" office:date-value="2019-10-13T13:25:46.98812" calcext:value-type="date">
            <text:p>2019-10-13 13:25:47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13:25:46.98811986018" calcext:value-type="date">
            <text:p>12/30/99 01:25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=0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style-name="ce35" table:formula="of:=SUM(MOD(SUM([.L370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71]&lt;[.L370];[.M370]+[.H$2];[.M370])" office:value-type="float" office:value="1020" calcext:value-type="float">
            <text:p>1020</text:p>
          </table:table-cell>
          <table:table-cell table:style-name="ce11" table:formula="of:=OFFSET([.C$4];[.M371];0)" office:value-type="float" office:value="43762" calcext:value-type="float">
            <text:p>43762</text:p>
          </table:table-cell>
          <table:table-cell table:style-name="ce36" table:formula="of:=[.L371]" office:value-type="float" office:value="0.541666666666659" calcext:value-type="float">
            <text:p>0.5416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1];0)&lt;=[.O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13:07:52.414102" calcext:value-type="date">
            <text:p>2019-10-13 13:07:52</text:p>
          </table:table-cell>
          <table:table-cell table:style-name="ce7" table:formula="of:=[.A372]" office:value-type="date" office:date-value="2019-10-13T13:07:52.414102" calcext:value-type="date">
            <text:p>2019-10-13 13:07:52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13:07:52.41410217248" calcext:value-type="date">
            <text:p>12/30/99 01:07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=0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style-name="ce35" table:formula="of:=SUM(MOD(SUM([.L371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72]&lt;[.L371];[.M371]+[.H$2];[.M371])" office:value-type="float" office:value="1020" calcext:value-type="float">
            <text:p>1020</text:p>
          </table:table-cell>
          <table:table-cell table:style-name="ce11" table:formula="of:=OFFSET([.C$4];[.M372];0)" office:value-type="float" office:value="43762" calcext:value-type="float">
            <text:p>43762</text:p>
          </table:table-cell>
          <table:table-cell table:style-name="ce36" table:formula="of:=[.L372]" office:value-type="float" office:value="0.548611111111103" calcext:value-type="float">
            <text:p>0.5486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2];0)&lt;=[.O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13:24:32.74545" calcext:value-type="date">
            <text:p>2019-10-13 13:24:33</text:p>
          </table:table-cell>
          <table:table-cell table:style-name="ce7" table:formula="of:=[.A373]" office:value-type="date" office:date-value="2019-10-13T13:24:32.74545" calcext:value-type="date">
            <text:p>2019-10-13 13:24:33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13:24:32.74545023683" calcext:value-type="date">
            <text:p>12/30/99 01:24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=0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style-name="ce35" table:formula="of:=SUM(MOD(SUM([.L372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73]&lt;[.L372];[.M372]+[.H$2];[.M372])" office:value-type="float" office:value="1020" calcext:value-type="float">
            <text:p>1020</text:p>
          </table:table-cell>
          <table:table-cell table:style-name="ce11" table:formula="of:=OFFSET([.C$4];[.M373];0)" office:value-type="float" office:value="43762" calcext:value-type="float">
            <text:p>43762</text:p>
          </table:table-cell>
          <table:table-cell table:style-name="ce36" table:formula="of:=[.L373]" office:value-type="float" office:value="0.555555555555548" calcext:value-type="float">
            <text:p>0.5555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3];0)&lt;=[.O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13:00:10.192912" calcext:value-type="date">
            <text:p>2019-10-13 13:00:10</text:p>
          </table:table-cell>
          <table:table-cell table:style-name="ce7" table:formula="of:=[.A374]" office:value-type="date" office:date-value="2019-10-13T13:00:10.192912" calcext:value-type="date">
            <text:p>2019-10-13 13:00:10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13:00:10.19291246776" calcext:value-type="date">
            <text:p>12/30/99 01:00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=0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style-name="ce35" table:formula="of:=SUM(MOD(SUM([.L373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74]&lt;[.L373];[.M373]+[.H$2];[.M373])" office:value-type="float" office:value="1020" calcext:value-type="float">
            <text:p>1020</text:p>
          </table:table-cell>
          <table:table-cell table:style-name="ce11" table:formula="of:=OFFSET([.C$4];[.M374];0)" office:value-type="float" office:value="43762" calcext:value-type="float">
            <text:p>43762</text:p>
          </table:table-cell>
          <table:table-cell table:style-name="ce36" table:formula="of:=[.L374]" office:value-type="float" office:value="0.562499999999992" calcext:value-type="float">
            <text:p>0.5624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4];0)&lt;=[.O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12:54:42.424774" calcext:value-type="date">
            <text:p>2019-10-13 12:54:42</text:p>
          </table:table-cell>
          <table:table-cell table:style-name="ce7" table:formula="of:=[.A375]" office:value-type="date" office:date-value="2019-10-13T12:54:42.424774" calcext:value-type="date">
            <text:p>2019-10-13 12:54:42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12:54:42.42477353197" calcext:value-type="date">
            <text:p>12/30/99 12:54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=0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style-name="ce35" table:formula="of:=SUM(MOD(SUM([.L374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75]&lt;[.L374];[.M374]+[.H$2];[.M374])" office:value-type="float" office:value="1020" calcext:value-type="float">
            <text:p>1020</text:p>
          </table:table-cell>
          <table:table-cell table:style-name="ce11" table:formula="of:=OFFSET([.C$4];[.M375];0)" office:value-type="float" office:value="43762" calcext:value-type="float">
            <text:p>43762</text:p>
          </table:table-cell>
          <table:table-cell table:style-name="ce36" table:formula="of:=[.L375]" office:value-type="float" office:value="0.569444444444437" calcext:value-type="float">
            <text:p>0.5694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5];0)&lt;=[.O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12:59:35.026147" calcext:value-type="date">
            <text:p>2019-10-13 12:59:35</text:p>
          </table:table-cell>
          <table:table-cell table:style-name="ce7" table:formula="of:=[.A376]" office:value-type="date" office:date-value="2019-10-13T12:59:35.026147" calcext:value-type="date">
            <text:p>2019-10-13 12:59:35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12:59:35.02614674158" calcext:value-type="date">
            <text:p>12/30/99 12:59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=0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style-name="ce35" table:formula="of:=SUM(MOD(SUM([.L375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76]&lt;[.L375];[.M375]+[.H$2];[.M375])" office:value-type="float" office:value="1020" calcext:value-type="float">
            <text:p>1020</text:p>
          </table:table-cell>
          <table:table-cell table:style-name="ce11" table:formula="of:=OFFSET([.C$4];[.M376];0)" office:value-type="float" office:value="43762" calcext:value-type="float">
            <text:p>43762</text:p>
          </table:table-cell>
          <table:table-cell table:style-name="ce36" table:formula="of:=[.L376]" office:value-type="float" office:value="0.576388888888881" calcext:value-type="float">
            <text:p>0.5763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6];0)&lt;=[.O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13:18:50.304367" calcext:value-type="date">
            <text:p>2019-10-13 13:18:50</text:p>
          </table:table-cell>
          <table:table-cell table:style-name="ce7" table:formula="of:=[.A377]" office:value-type="date" office:date-value="2019-10-13T13:18:50.304367" calcext:value-type="date">
            <text:p>2019-10-13 13:18:50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13:18:50.30436735135" calcext:value-type="date">
            <text:p>12/30/99 01:18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=0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style-name="ce35" table:formula="of:=SUM(MOD(SUM([.L376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77]&lt;[.L376];[.M376]+[.H$2];[.M376])" office:value-type="float" office:value="1020" calcext:value-type="float">
            <text:p>1020</text:p>
          </table:table-cell>
          <table:table-cell table:style-name="ce11" table:formula="of:=OFFSET([.C$4];[.M377];0)" office:value-type="float" office:value="43762" calcext:value-type="float">
            <text:p>43762</text:p>
          </table:table-cell>
          <table:table-cell table:style-name="ce36" table:formula="of:=[.L377]" office:value-type="float" office:value="0.583333333333325" calcext:value-type="float">
            <text:p>0.5833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7];0)&lt;=[.O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13:15:05.616214" calcext:value-type="date">
            <text:p>2019-10-13 13:15:06</text:p>
          </table:table-cell>
          <table:table-cell table:style-name="ce7" table:formula="of:=[.A378]" office:value-type="date" office:date-value="2019-10-13T13:15:05.616214" calcext:value-type="date">
            <text:p>2019-10-13 13:15:06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13:15:05.61621396337" calcext:value-type="date">
            <text:p>12/30/99 01:15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=0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style-name="ce35" table:formula="of:=SUM(MOD(SUM([.L377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78]&lt;[.L377];[.M377]+[.H$2];[.M377])" office:value-type="float" office:value="1020" calcext:value-type="float">
            <text:p>1020</text:p>
          </table:table-cell>
          <table:table-cell table:style-name="ce11" table:formula="of:=OFFSET([.C$4];[.M378];0)" office:value-type="float" office:value="43762" calcext:value-type="float">
            <text:p>43762</text:p>
          </table:table-cell>
          <table:table-cell table:style-name="ce36" table:formula="of:=[.L378]" office:value-type="float" office:value="0.59027777777777" calcext:value-type="float">
            <text:p>0.590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8];0)&lt;=[.O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13:21:44.240011" calcext:value-type="date">
            <text:p>2019-10-13 13:21:44</text:p>
          </table:table-cell>
          <table:table-cell table:style-name="ce7" table:formula="of:=[.A379]" office:value-type="date" office:date-value="2019-10-13T13:21:44.240011" calcext:value-type="date">
            <text:p>2019-10-13 13:21:44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13:21:44.24001112115" calcext:value-type="date">
            <text:p>12/30/99 01:21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=0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style-name="ce35" table:formula="of:=SUM(MOD(SUM([.L378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79]&lt;[.L378];[.M378]+[.H$2];[.M378])" office:value-type="float" office:value="1020" calcext:value-type="float">
            <text:p>1020</text:p>
          </table:table-cell>
          <table:table-cell table:style-name="ce11" table:formula="of:=OFFSET([.C$4];[.M379];0)" office:value-type="float" office:value="43762" calcext:value-type="float">
            <text:p>43762</text:p>
          </table:table-cell>
          <table:table-cell table:style-name="ce36" table:formula="of:=[.L379]" office:value-type="float" office:value="0.597222222222214" calcext:value-type="float">
            <text:p>0.597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9];0)&lt;=[.O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12:58:42.425883" calcext:value-type="date">
            <text:p>2019-10-13 12:58:42</text:p>
          </table:table-cell>
          <table:table-cell table:style-name="ce7" table:formula="of:=[.A380]" office:value-type="date" office:date-value="2019-10-13T12:58:42.425883" calcext:value-type="date">
            <text:p>2019-10-13 12:58:42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12:58:42.42588261142" calcext:value-type="date">
            <text:p>12/30/99 12:58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=0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style-name="ce35" table:formula="of:=SUM(MOD(SUM([.L379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80]&lt;[.L379];[.M379]+[.H$2];[.M379])" office:value-type="float" office:value="1020" calcext:value-type="float">
            <text:p>1020</text:p>
          </table:table-cell>
          <table:table-cell table:style-name="ce11" table:formula="of:=OFFSET([.C$4];[.M380];0)" office:value-type="float" office:value="43762" calcext:value-type="float">
            <text:p>43762</text:p>
          </table:table-cell>
          <table:table-cell table:style-name="ce36" table:formula="of:=[.L380]" office:value-type="float" office:value="0.604166666666659" calcext:value-type="float">
            <text:p>0.604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0];0)&lt;=[.O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12:50:55.06466" calcext:value-type="date">
            <text:p>2019-10-13 12:50:55</text:p>
          </table:table-cell>
          <table:table-cell table:style-name="ce7" table:formula="of:=[.A381]" office:value-type="date" office:date-value="2019-10-13T12:50:55.06466" calcext:value-type="date">
            <text:p>2019-10-13 12:50:55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12:50:55.0646596821" calcext:value-type="date">
            <text:p>12/30/99 12:50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=0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style-name="ce35" table:formula="of:=SUM(MOD(SUM([.L380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81]&lt;[.L380];[.M380]+[.H$2];[.M380])" office:value-type="float" office:value="1080" calcext:value-type="float">
            <text:p>1080</text:p>
          </table:table-cell>
          <table:table-cell table:style-name="ce11" table:formula="of:=OFFSET([.C$4];[.M381];0)" office:value-type="float" office:value="43763" calcext:value-type="float">
            <text:p>43763</text:p>
          </table:table-cell>
          <table:table-cell table:style-name="ce36" table:formula="of:=[.L381]" office:value-type="float" office:value="0.46527777777777" calcext:value-type="float">
            <text:p>0.465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1];0)&lt;=[.O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12:54:04.254543" calcext:value-type="date">
            <text:p>2019-10-13 12:54:04</text:p>
          </table:table-cell>
          <table:table-cell table:style-name="ce7" table:formula="of:=[.A382]" office:value-type="date" office:date-value="2019-10-13T12:54:04.254543" calcext:value-type="date">
            <text:p>2019-10-13 12:54:04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12:54:04.25454265438" calcext:value-type="date">
            <text:p>12/30/99 12:54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=0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style-name="ce35" table:formula="of:=SUM(MOD(SUM([.L381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82]&lt;[.L381];[.M381]+[.H$2];[.M381])" office:value-type="float" office:value="1080" calcext:value-type="float">
            <text:p>1080</text:p>
          </table:table-cell>
          <table:table-cell table:style-name="ce11" table:formula="of:=OFFSET([.C$4];[.M382];0)" office:value-type="float" office:value="43763" calcext:value-type="float">
            <text:p>43763</text:p>
          </table:table-cell>
          <table:table-cell table:style-name="ce36" table:formula="of:=[.L382]" office:value-type="float" office:value="0.472222222222214" calcext:value-type="float">
            <text:p>0.472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2];0)&lt;=[.O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13:06:03.247646" calcext:value-type="date">
            <text:p>2019-10-13 13:06:03</text:p>
          </table:table-cell>
          <table:table-cell table:style-name="ce7" table:formula="of:=[.A383]" office:value-type="date" office:date-value="2019-10-13T13:06:03.247646" calcext:value-type="date">
            <text:p>2019-10-13 13:06:03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13:06:03.24764604215" calcext:value-type="date">
            <text:p>12/30/99 01:06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=0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style-name="ce35" table:formula="of:=SUM(MOD(SUM([.L382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83]&lt;[.L382];[.M382]+[.H$2];[.M382])" office:value-type="float" office:value="1080" calcext:value-type="float">
            <text:p>1080</text:p>
          </table:table-cell>
          <table:table-cell table:style-name="ce11" table:formula="of:=OFFSET([.C$4];[.M383];0)" office:value-type="float" office:value="43763" calcext:value-type="float">
            <text:p>43763</text:p>
          </table:table-cell>
          <table:table-cell table:style-name="ce36" table:formula="of:=[.L383]" office:value-type="float" office:value="0.479166666666659" calcext:value-type="float">
            <text:p>0.479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3];0)&lt;=[.O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13:14:53.712658" calcext:value-type="date">
            <text:p>2019-10-13 13:14:54</text:p>
          </table:table-cell>
          <table:table-cell table:style-name="ce7" table:formula="of:=[.A384]" office:value-type="date" office:date-value="2019-10-13T13:14:53.712658" calcext:value-type="date">
            <text:p>2019-10-13 13:14:54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13:14:53.71265752707" calcext:value-type="date">
            <text:p>12/30/99 01:14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=0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style-name="ce35" table:formula="of:=SUM(MOD(SUM([.L383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84]&lt;[.L383];[.M383]+[.H$2];[.M383])" office:value-type="float" office:value="1080" calcext:value-type="float">
            <text:p>1080</text:p>
          </table:table-cell>
          <table:table-cell table:style-name="ce11" table:formula="of:=OFFSET([.C$4];[.M384];0)" office:value-type="float" office:value="43763" calcext:value-type="float">
            <text:p>43763</text:p>
          </table:table-cell>
          <table:table-cell table:style-name="ce36" table:formula="of:=[.L384]" office:value-type="float" office:value="0.486111111111103" calcext:value-type="float">
            <text:p>0.4861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4];0)&lt;=[.O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13:15:33.386702" calcext:value-type="date">
            <text:p>2019-10-13 13:15:33</text:p>
          </table:table-cell>
          <table:table-cell table:style-name="ce7" table:formula="of:=[.A385]" office:value-type="date" office:date-value="2019-10-13T13:15:33.386702" calcext:value-type="date">
            <text:p>2019-10-13 13:15:33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13:15:33.38670178782" calcext:value-type="date">
            <text:p>12/30/99 01:15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=0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style-name="ce35" table:formula="of:=SUM(MOD(SUM([.L384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85]&lt;[.L384];[.M384]+[.H$2];[.M384])" office:value-type="float" office:value="1080" calcext:value-type="float">
            <text:p>1080</text:p>
          </table:table-cell>
          <table:table-cell table:style-name="ce11" table:formula="of:=OFFSET([.C$4];[.M385];0)" office:value-type="float" office:value="43763" calcext:value-type="float">
            <text:p>43763</text:p>
          </table:table-cell>
          <table:table-cell table:style-name="ce36" table:formula="of:=[.L385]" office:value-type="float" office:value="0.493055555555547" calcext:value-type="float">
            <text:p>0.4930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5];0)&lt;=[.O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13:14:49.809493" calcext:value-type="date">
            <text:p>2019-10-13 13:14:50</text:p>
          </table:table-cell>
          <table:table-cell table:style-name="ce7" table:formula="of:=[.A386]" office:value-type="date" office:date-value="2019-10-13T13:14:49.809493" calcext:value-type="date">
            <text:p>2019-10-13 13:14:50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13:14:49.80949271936" calcext:value-type="date">
            <text:p>12/30/99 01:14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=0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style-name="ce35" table:formula="of:=SUM(MOD(SUM([.L385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86]&lt;[.L385];[.M385]+[.H$2];[.M385])" office:value-type="float" office:value="1080" calcext:value-type="float">
            <text:p>1080</text:p>
          </table:table-cell>
          <table:table-cell table:style-name="ce11" table:formula="of:=OFFSET([.C$4];[.M386];0)" office:value-type="float" office:value="43763" calcext:value-type="float">
            <text:p>43763</text:p>
          </table:table-cell>
          <table:table-cell table:style-name="ce36" table:formula="of:=[.L386]" office:value-type="float" office:value="0.499999999999992" calcext:value-type="float">
            <text:p>0.4999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6];0)&lt;=[.O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12:30:29.355219" calcext:value-type="date">
            <text:p>2019-10-13 12:30:29</text:p>
          </table:table-cell>
          <table:table-cell table:style-name="ce7" table:formula="of:=[.A387]" office:value-type="date" office:date-value="2019-10-13T12:30:29.355219" calcext:value-type="date">
            <text:p>2019-10-13 12:30:29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12:30:29.3552190531" calcext:value-type="date">
            <text:p>12/30/99 12:30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=0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style-name="ce35" table:formula="of:=SUM(MOD(SUM([.L386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87]&lt;[.L386];[.M386]+[.H$2];[.M386])" office:value-type="float" office:value="1080" calcext:value-type="float">
            <text:p>1080</text:p>
          </table:table-cell>
          <table:table-cell table:style-name="ce11" table:formula="of:=OFFSET([.C$4];[.M387];0)" office:value-type="float" office:value="43763" calcext:value-type="float">
            <text:p>43763</text:p>
          </table:table-cell>
          <table:table-cell table:style-name="ce36" table:formula="of:=[.L387]" office:value-type="float" office:value="0.506944444444436" calcext:value-type="float">
            <text:p>0.5069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7];0)&lt;=[.O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12:54:08.739878" calcext:value-type="date">
            <text:p>2019-10-13 12:54:09</text:p>
          </table:table-cell>
          <table:table-cell table:style-name="ce7" table:formula="of:=[.A388]" office:value-type="date" office:date-value="2019-10-13T12:54:08.739878" calcext:value-type="date">
            <text:p>2019-10-13 12:54:09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12:54:08.73987778556" calcext:value-type="date">
            <text:p>12/30/99 12:54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=0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style-name="ce35" table:formula="of:=SUM(MOD(SUM([.L387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88]&lt;[.L387];[.M387]+[.H$2];[.M387])" office:value-type="float" office:value="1080" calcext:value-type="float">
            <text:p>1080</text:p>
          </table:table-cell>
          <table:table-cell table:style-name="ce11" table:formula="of:=OFFSET([.C$4];[.M388];0)" office:value-type="float" office:value="43763" calcext:value-type="float">
            <text:p>43763</text:p>
          </table:table-cell>
          <table:table-cell table:style-name="ce36" table:formula="of:=[.L388]" office:value-type="float" office:value="0.513888888888881" calcext:value-type="float">
            <text:p>0.5138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8];0)&lt;=[.O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13:07:33.462144" calcext:value-type="date">
            <text:p>2019-10-13 13:07:33</text:p>
          </table:table-cell>
          <table:table-cell table:style-name="ce7" table:formula="of:=[.A389]" office:value-type="date" office:date-value="2019-10-13T13:07:33.462144" calcext:value-type="date">
            <text:p>2019-10-13 13:07:33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13:07:33.46214426681" calcext:value-type="date">
            <text:p>12/30/99 01:07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=0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style-name="ce35" table:formula="of:=SUM(MOD(SUM([.L388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89]&lt;[.L388];[.M388]+[.H$2];[.M388])" office:value-type="float" office:value="1080" calcext:value-type="float">
            <text:p>1080</text:p>
          </table:table-cell>
          <table:table-cell table:style-name="ce11" table:formula="of:=OFFSET([.C$4];[.M389];0)" office:value-type="float" office:value="43763" calcext:value-type="float">
            <text:p>43763</text:p>
          </table:table-cell>
          <table:table-cell table:style-name="ce36" table:formula="of:=[.L389]" office:value-type="float" office:value="0.520833333333325" calcext:value-type="float">
            <text:p>0.5208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9];0)&lt;=[.O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13:10:23.18835" calcext:value-type="date">
            <text:p>2019-10-13 13:10:23</text:p>
          </table:table-cell>
          <table:table-cell table:style-name="ce7" table:formula="of:=[.A390]" office:value-type="date" office:date-value="2019-10-13T13:10:23.18835" calcext:value-type="date">
            <text:p>2019-10-13 13:10:23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13:10:23.18835037295" calcext:value-type="date">
            <text:p>12/30/99 01:10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=0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style-name="ce35" table:formula="of:=SUM(MOD(SUM([.L389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90]&lt;[.L389];[.M389]+[.H$2];[.M389])" office:value-type="float" office:value="1080" calcext:value-type="float">
            <text:p>1080</text:p>
          </table:table-cell>
          <table:table-cell table:style-name="ce11" table:formula="of:=OFFSET([.C$4];[.M390];0)" office:value-type="float" office:value="43763" calcext:value-type="float">
            <text:p>43763</text:p>
          </table:table-cell>
          <table:table-cell table:style-name="ce36" table:formula="of:=[.L390]" office:value-type="float" office:value="0.52777777777777" calcext:value-type="float">
            <text:p>0.52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0];0)&lt;=[.O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13:07:50.947769" calcext:value-type="date">
            <text:p>2019-10-13 13:07:51</text:p>
          </table:table-cell>
          <table:table-cell table:style-name="ce7" table:formula="of:=[.A391]" office:value-type="date" office:date-value="2019-10-13T13:07:50.947769" calcext:value-type="date">
            <text:p>2019-10-13 13:07:51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13:07:50.94776909798" calcext:value-type="date">
            <text:p>12/30/99 01:07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=0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style-name="ce35" table:formula="of:=SUM(MOD(SUM([.L390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91]&lt;[.L390];[.M390]+[.H$2];[.M390])" office:value-type="float" office:value="1080" calcext:value-type="float">
            <text:p>1080</text:p>
          </table:table-cell>
          <table:table-cell table:style-name="ce11" table:formula="of:=OFFSET([.C$4];[.M391];0)" office:value-type="float" office:value="43763" calcext:value-type="float">
            <text:p>43763</text:p>
          </table:table-cell>
          <table:table-cell table:style-name="ce36" table:formula="of:=[.L391]" office:value-type="float" office:value="0.534722222222214" calcext:value-type="float">
            <text:p>0.5347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1];0)&lt;=[.O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13:17:58.764574" calcext:value-type="date">
            <text:p>2019-10-13 13:17:59</text:p>
          </table:table-cell>
          <table:table-cell table:style-name="ce7" table:formula="of:=[.A392]" office:value-type="date" office:date-value="2019-10-13T13:17:58.764574" calcext:value-type="date">
            <text:p>2019-10-13 13:17:59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13:17:58.76457448583" calcext:value-type="date">
            <text:p>12/30/99 01:17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=0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style-name="ce35" table:formula="of:=SUM(MOD(SUM([.L391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92]&lt;[.L391];[.M391]+[.H$2];[.M391])" office:value-type="float" office:value="1080" calcext:value-type="float">
            <text:p>1080</text:p>
          </table:table-cell>
          <table:table-cell table:style-name="ce11" table:formula="of:=OFFSET([.C$4];[.M392];0)" office:value-type="float" office:value="43763" calcext:value-type="float">
            <text:p>43763</text:p>
          </table:table-cell>
          <table:table-cell table:style-name="ce36" table:formula="of:=[.L392]" office:value-type="float" office:value="0.541666666666658" calcext:value-type="float">
            <text:p>0.5416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2];0)&lt;=[.O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13:00:07.158375" calcext:value-type="date">
            <text:p>2019-10-13 13:00:07</text:p>
          </table:table-cell>
          <table:table-cell table:style-name="ce7" table:formula="of:=[.A393]" office:value-type="date" office:date-value="2019-10-13T13:00:07.158375" calcext:value-type="date">
            <text:p>2019-10-13 13:00:07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13:00:07.15837539174" calcext:value-type="date">
            <text:p>12/30/99 01:00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=0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style-name="ce35" table:formula="of:=SUM(MOD(SUM([.L392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93]&lt;[.L392];[.M392]+[.H$2];[.M392])" office:value-type="float" office:value="1080" calcext:value-type="float">
            <text:p>1080</text:p>
          </table:table-cell>
          <table:table-cell table:style-name="ce11" table:formula="of:=OFFSET([.C$4];[.M393];0)" office:value-type="float" office:value="43763" calcext:value-type="float">
            <text:p>43763</text:p>
          </table:table-cell>
          <table:table-cell table:style-name="ce36" table:formula="of:=[.L393]" office:value-type="float" office:value="0.548611111111103" calcext:value-type="float">
            <text:p>0.5486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3];0)&lt;=[.O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12:59:59.599544" calcext:value-type="date">
            <text:p>2019-10-13 13:00:00</text:p>
          </table:table-cell>
          <table:table-cell table:style-name="ce7" table:formula="of:=[.A394]" office:value-type="date" office:date-value="2019-10-13T12:59:59.599544" calcext:value-type="date">
            <text:p>2019-10-13 13:00:00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12:59:59.59954430815" calcext:value-type="date">
            <text:p>12/30/99 01:00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=0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style-name="ce35" table:formula="of:=SUM(MOD(SUM([.L393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94]&lt;[.L393];[.M393]+[.H$2];[.M393])" office:value-type="float" office:value="1080" calcext:value-type="float">
            <text:p>1080</text:p>
          </table:table-cell>
          <table:table-cell table:style-name="ce11" table:formula="of:=OFFSET([.C$4];[.M394];0)" office:value-type="float" office:value="43763" calcext:value-type="float">
            <text:p>43763</text:p>
          </table:table-cell>
          <table:table-cell table:style-name="ce36" table:formula="of:=[.L394]" office:value-type="float" office:value="0.555555555555547" calcext:value-type="float">
            <text:p>0.5555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4];0)&lt;=[.O3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12:30:17.984349" calcext:value-type="date">
            <text:p>2019-10-13 12:30:18</text:p>
          </table:table-cell>
          <table:table-cell table:style-name="ce7" table:formula="of:=[.A395]" office:value-type="date" office:date-value="2019-10-13T12:30:17.984349" calcext:value-type="date">
            <text:p>2019-10-13 12:30:18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12:30:17.98434932716" calcext:value-type="date">
            <text:p>12/30/99 12:30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=0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style-name="ce35" table:formula="of:=SUM(MOD(SUM([.L394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95]&lt;[.L394];[.M394]+[.H$2];[.M394])" office:value-type="float" office:value="1080" calcext:value-type="float">
            <text:p>1080</text:p>
          </table:table-cell>
          <table:table-cell table:style-name="ce11" table:formula="of:=OFFSET([.C$4];[.M395];0)" office:value-type="float" office:value="43763" calcext:value-type="float">
            <text:p>43763</text:p>
          </table:table-cell>
          <table:table-cell table:style-name="ce36" table:formula="of:=[.L395]" office:value-type="float" office:value="0.562499999999992" calcext:value-type="float">
            <text:p>0.5624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5];0)&lt;=[.O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13:00:53.659362" calcext:value-type="date">
            <text:p>2019-10-13 13:00:54</text:p>
          </table:table-cell>
          <table:table-cell table:style-name="ce7" table:formula="of:=[.A396]" office:value-type="date" office:date-value="2019-10-13T13:00:53.659362" calcext:value-type="date">
            <text:p>2019-10-13 13:00:54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13:00:53.65936160088" calcext:value-type="date">
            <text:p>12/30/99 01:00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=0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style-name="ce35" table:formula="of:=SUM(MOD(SUM([.L395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96]&lt;[.L395];[.M395]+[.H$2];[.M395])" office:value-type="float" office:value="1080" calcext:value-type="float">
            <text:p>1080</text:p>
          </table:table-cell>
          <table:table-cell table:style-name="ce11" table:formula="of:=OFFSET([.C$4];[.M396];0)" office:value-type="float" office:value="43763" calcext:value-type="float">
            <text:p>43763</text:p>
          </table:table-cell>
          <table:table-cell table:style-name="ce36" table:formula="of:=[.L396]" office:value-type="float" office:value="0.569444444444436" calcext:value-type="float">
            <text:p>0.5694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6];0)&lt;=[.O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13:29:49.217082" calcext:value-type="date">
            <text:p>2019-10-13 13:29:49</text:p>
          </table:table-cell>
          <table:table-cell table:style-name="ce7" table:formula="of:=[.A397]" office:value-type="date" office:date-value="2019-10-13T13:29:49.217082" calcext:value-type="date">
            <text:p>2019-10-13 13:29:49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13:29:49.21708159614" calcext:value-type="date">
            <text:p>12/30/99 01:29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=0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style-name="ce35" table:formula="of:=SUM(MOD(SUM([.L396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97]&lt;[.L396];[.M396]+[.H$2];[.M396])" office:value-type="float" office:value="1080" calcext:value-type="float">
            <text:p>1080</text:p>
          </table:table-cell>
          <table:table-cell table:style-name="ce11" table:formula="of:=OFFSET([.C$4];[.M397];0)" office:value-type="float" office:value="43763" calcext:value-type="float">
            <text:p>43763</text:p>
          </table:table-cell>
          <table:table-cell table:style-name="ce36" table:formula="of:=[.L397]" office:value-type="float" office:value="0.576388888888881" calcext:value-type="float">
            <text:p>0.5763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7];0)&lt;=[.O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13:14:28.020754" calcext:value-type="date">
            <text:p>2019-10-13 13:14:28</text:p>
          </table:table-cell>
          <table:table-cell table:style-name="ce7" table:formula="of:=[.A398]" office:value-type="date" office:date-value="2019-10-13T13:14:28.020754" calcext:value-type="date">
            <text:p>2019-10-13 13:14:28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13:14:28.02075365558" calcext:value-type="date">
            <text:p>12/30/99 01:14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=0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style-name="ce35" table:formula="of:=SUM(MOD(SUM([.L397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98]&lt;[.L397];[.M397]+[.H$2];[.M397])" office:value-type="float" office:value="1080" calcext:value-type="float">
            <text:p>1080</text:p>
          </table:table-cell>
          <table:table-cell table:style-name="ce11" table:formula="of:=OFFSET([.C$4];[.M398];0)" office:value-type="float" office:value="43763" calcext:value-type="float">
            <text:p>43763</text:p>
          </table:table-cell>
          <table:table-cell table:style-name="ce36" table:formula="of:=[.L398]" office:value-type="float" office:value="0.583333333333325" calcext:value-type="float">
            <text:p>0.5833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8];0)&lt;=[.O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12:46:30.11884" calcext:value-type="date">
            <text:p>2019-10-13 12:46:30</text:p>
          </table:table-cell>
          <table:table-cell table:style-name="ce7" table:formula="of:=[.A399]" office:value-type="date" office:date-value="2019-10-13T12:46:30.11884" calcext:value-type="date">
            <text:p>2019-10-13 12:46:30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12:46:30.11884017382" calcext:value-type="date">
            <text:p>12/30/99 12:46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=0;[.G398]+2+1/[.$H$2];[.G398]+1/[.$H$2])" office:value-type="float" office:value="6.59999999999998" calcext:value-type="float">
            <text:p>6,59999999999998</text:p>
          </table:table-cell>
          <table:table-cell table:number-columns-repeated="4"/>
          <table:table-cell table:style-name="ce35" table:formula="of:=SUM(MOD(SUM([.L398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99]&lt;[.L398];[.M398]+[.H$2];[.M398])" office:value-type="float" office:value="1080" calcext:value-type="float">
            <text:p>1080</text:p>
          </table:table-cell>
          <table:table-cell table:style-name="ce11" table:formula="of:=OFFSET([.C$4];[.M399];0)" office:value-type="float" office:value="43763" calcext:value-type="float">
            <text:p>43763</text:p>
          </table:table-cell>
          <table:table-cell table:style-name="ce36" table:formula="of:=[.L399]" office:value-type="float" office:value="0.590277777777769" calcext:value-type="float">
            <text:p>0.590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9];0)&lt;=[.O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3T13:09:10.6738" calcext:value-type="date">
            <text:p>2019-10-13 13:09:11</text:p>
          </table:table-cell>
          <table:table-cell table:style-name="ce7" table:formula="of:=[.A400]" office:value-type="date" office:date-value="2019-10-13T13:09:10.6738" calcext:value-type="date">
            <text:p>2019-10-13 13:09:11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13:09:10.67379951943" calcext:value-type="date">
            <text:p>12/30/99 01:09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=0;[.G399]+2+1/[.$H$2];[.G399]+1/[.$H$2])" office:value-type="float" office:value="6.61666666666665" calcext:value-type="float">
            <text:p>6,61666666666665</text:p>
          </table:table-cell>
          <table:table-cell table:number-columns-repeated="4"/>
          <table:table-cell table:style-name="ce35" table:formula="of:=SUM(MOD(SUM([.L399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00]&lt;[.L399];[.M399]+[.H$2];[.M399])" office:value-type="float" office:value="1080" calcext:value-type="float">
            <text:p>1080</text:p>
          </table:table-cell>
          <table:table-cell table:style-name="ce11" table:formula="of:=OFFSET([.C$4];[.M400];0)" office:value-type="float" office:value="43763" calcext:value-type="float">
            <text:p>43763</text:p>
          </table:table-cell>
          <table:table-cell table:style-name="ce36" table:formula="of:=[.L400]" office:value-type="float" office:value="0.597222222222214" calcext:value-type="float">
            <text:p>0.597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0];0)&lt;=[.O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3T12:43:28.316601" calcext:value-type="date">
            <text:p>2019-10-13 12:43:28</text:p>
          </table:table-cell>
          <table:table-cell table:style-name="ce7" table:formula="of:=[.A401]" office:value-type="date" office:date-value="2019-10-13T12:43:28.316601" calcext:value-type="date">
            <text:p>2019-10-13 12:43:28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12:43:28.3166013239" calcext:value-type="date">
            <text:p>12/30/99 12:43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=0;[.G400]+2+1/[.$H$2];[.G400]+1/[.$H$2])" office:value-type="float" office:value="6.63333333333332" calcext:value-type="float">
            <text:p>6,63333333333332</text:p>
          </table:table-cell>
          <table:table-cell table:number-columns-repeated="4"/>
          <table:table-cell table:style-name="ce35" table:formula="of:=SUM(MOD(SUM([.L400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01]&lt;[.L400];[.M400]+[.H$2];[.M400])" office:value-type="float" office:value="1080" calcext:value-type="float">
            <text:p>1080</text:p>
          </table:table-cell>
          <table:table-cell table:style-name="ce11" table:formula="of:=OFFSET([.C$4];[.M401];0)" office:value-type="float" office:value="43763" calcext:value-type="float">
            <text:p>43763</text:p>
          </table:table-cell>
          <table:table-cell table:style-name="ce36" table:formula="of:=[.L401]" office:value-type="float" office:value="0.604166666666658" calcext:value-type="float">
            <text:p>0.604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1];0)&lt;=[.O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3T12:40:53.286595" calcext:value-type="date">
            <text:p>2019-10-13 12:40:53</text:p>
          </table:table-cell>
          <table:table-cell table:style-name="ce7" table:formula="of:=[.A402]" office:value-type="date" office:date-value="2019-10-13T12:40:53.286595" calcext:value-type="date">
            <text:p>2019-10-13 12:40:53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12:40:53.28659454826" calcext:value-type="date">
            <text:p>12/30/99 12:40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=0;[.G401]+2+1/[.$H$2];[.G401]+1/[.$H$2])" office:value-type="float" office:value="6.64999999999998" calcext:value-type="float">
            <text:p>6,64999999999998</text:p>
          </table:table-cell>
          <table:table-cell table:number-columns-repeated="4"/>
          <table:table-cell table:style-name="ce35" table:formula="of:=SUM(MOD(SUM([.L401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402]&lt;[.L401];[.M401]+[.H$2];[.M401])" office:value-type="float" office:value="1140" calcext:value-type="float">
            <text:p>1140</text:p>
          </table:table-cell>
          <table:table-cell table:style-name="ce11" table:formula="of:=OFFSET([.C$4];[.M402];0)" office:value-type="float" office:value="43764" calcext:value-type="float">
            <text:p>43764</text:p>
          </table:table-cell>
          <table:table-cell table:style-name="ce36" table:formula="of:=[.L402]" office:value-type="float" office:value="0.465277777777769" calcext:value-type="float">
            <text:p>0.465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2];0)&lt;=[.O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13T13:27:56.603858" calcext:value-type="date">
            <text:p>2019-10-13 13:27:57</text:p>
          </table:table-cell>
          <table:table-cell table:style-name="ce7" table:formula="of:=[.A403]" office:value-type="date" office:date-value="2019-10-13T13:27:56.603858" calcext:value-type="date">
            <text:p>2019-10-13 13:27:57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13:27:56.60385842901" calcext:value-type="date">
            <text:p>12/30/99 01:27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=0;[.G402]+2+1/[.$H$2];[.G402]+1/[.$H$2])" office:value-type="float" office:value="6.66666666666665" calcext:value-type="float">
            <text:p>6,66666666666665</text:p>
          </table:table-cell>
          <table:table-cell table:number-columns-repeated="4"/>
          <table:table-cell table:style-name="ce35" table:formula="of:=SUM(MOD(SUM([.L402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403]&lt;[.L402];[.M402]+[.H$2];[.M402])" office:value-type="float" office:value="1140" calcext:value-type="float">
            <text:p>1140</text:p>
          </table:table-cell>
          <table:table-cell table:style-name="ce11" table:formula="of:=OFFSET([.C$4];[.M403];0)" office:value-type="float" office:value="43764" calcext:value-type="float">
            <text:p>43764</text:p>
          </table:table-cell>
          <table:table-cell table:style-name="ce36" table:formula="of:=[.L403]" office:value-type="float" office:value="0.472222222222214" calcext:value-type="float">
            <text:p>0.472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3];0)&lt;=[.O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13T13:10:06.451709" calcext:value-type="date">
            <text:p>2019-10-13 13:10:06</text:p>
          </table:table-cell>
          <table:table-cell table:style-name="ce7" table:formula="of:=[.A404]" office:value-type="date" office:date-value="2019-10-13T13:10:06.451709" calcext:value-type="date">
            <text:p>2019-10-13 13:10:06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13:10:06.45170935895" calcext:value-type="date">
            <text:p>12/30/99 01:10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=0;[.G403]+2+1/[.$H$2];[.G403]+1/[.$H$2])" office:value-type="float" office:value="6.68333333333332" calcext:value-type="float">
            <text:p>6,68333333333332</text:p>
          </table:table-cell>
          <table:table-cell table:number-columns-repeated="4"/>
          <table:table-cell table:style-name="ce35" table:formula="of:=SUM(MOD(SUM([.L403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404]&lt;[.L403];[.M403]+[.H$2];[.M403])" office:value-type="float" office:value="1140" calcext:value-type="float">
            <text:p>1140</text:p>
          </table:table-cell>
          <table:table-cell table:style-name="ce11" table:formula="of:=OFFSET([.C$4];[.M404];0)" office:value-type="float" office:value="43764" calcext:value-type="float">
            <text:p>43764</text:p>
          </table:table-cell>
          <table:table-cell table:style-name="ce36" table:formula="of:=[.L404]" office:value-type="float" office:value="0.479166666666658" calcext:value-type="float">
            <text:p>0.479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4];0)&lt;=[.O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13T12:52:02.593978" calcext:value-type="date">
            <text:p>2019-10-13 12:52:03</text:p>
          </table:table-cell>
          <table:table-cell table:style-name="ce7" table:formula="of:=[.A405]" office:value-type="date" office:date-value="2019-10-13T12:52:02.593978" calcext:value-type="date">
            <text:p>2019-10-13 12:52:03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12:52:02.59397807065" calcext:value-type="date">
            <text:p>12/30/99 12:52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=0;[.G404]+2+1/[.$H$2];[.G404]+1/[.$H$2])" office:value-type="float" office:value="6.69999999999998" calcext:value-type="float">
            <text:p>6,69999999999998</text:p>
          </table:table-cell>
          <table:table-cell table:number-columns-repeated="4"/>
          <table:table-cell table:style-name="ce35" table:formula="of:=SUM(MOD(SUM([.L404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405]&lt;[.L404];[.M404]+[.H$2];[.M404])" office:value-type="float" office:value="1140" calcext:value-type="float">
            <text:p>1140</text:p>
          </table:table-cell>
          <table:table-cell table:style-name="ce11" table:formula="of:=OFFSET([.C$4];[.M405];0)" office:value-type="float" office:value="43764" calcext:value-type="float">
            <text:p>43764</text:p>
          </table:table-cell>
          <table:table-cell table:style-name="ce36" table:formula="of:=[.L405]" office:value-type="float" office:value="0.486111111111103" calcext:value-type="float">
            <text:p>0.4861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5];0)&lt;=[.O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13T12:17:04.908032" calcext:value-type="date">
            <text:p>2019-10-13 12:17:05</text:p>
          </table:table-cell>
          <table:table-cell table:style-name="ce7" table:formula="of:=[.A406]" office:value-type="date" office:date-value="2019-10-13T12:17:04.908032" calcext:value-type="date">
            <text:p>2019-10-13 12:17:05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12:17:04.90803217515" calcext:value-type="date">
            <text:p>12/30/99 12:17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=0;[.G405]+2+1/[.$H$2];[.G405]+1/[.$H$2])" office:value-type="float" office:value="6.71666666666665" calcext:value-type="float">
            <text:p>6,71666666666665</text:p>
          </table:table-cell>
          <table:table-cell table:number-columns-repeated="4"/>
          <table:table-cell table:style-name="ce35" table:formula="of:=SUM(MOD(SUM([.L405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406]&lt;[.L405];[.M405]+[.H$2];[.M405])" office:value-type="float" office:value="1140" calcext:value-type="float">
            <text:p>1140</text:p>
          </table:table-cell>
          <table:table-cell table:style-name="ce11" table:formula="of:=OFFSET([.C$4];[.M406];0)" office:value-type="float" office:value="43764" calcext:value-type="float">
            <text:p>43764</text:p>
          </table:table-cell>
          <table:table-cell table:style-name="ce36" table:formula="of:=[.L406]" office:value-type="float" office:value="0.493055555555547" calcext:value-type="float">
            <text:p>0.4930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6];0)&lt;=[.O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13T12:55:51.816408" calcext:value-type="date">
            <text:p>2019-10-13 12:55:52</text:p>
          </table:table-cell>
          <table:table-cell table:style-name="ce7" table:formula="of:=[.A407]" office:value-type="date" office:date-value="2019-10-13T12:55:51.816408" calcext:value-type="date">
            <text:p>2019-10-13 12:55:52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12:55:51.81640768424" calcext:value-type="date">
            <text:p>12/30/99 12:55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=0;[.G406]+2+1/[.$H$2];[.G406]+1/[.$H$2])" office:value-type="float" office:value="6.73333333333332" calcext:value-type="float">
            <text:p>6,73333333333332</text:p>
          </table:table-cell>
          <table:table-cell table:number-columns-repeated="4"/>
          <table:table-cell table:style-name="ce35" table:formula="of:=SUM(MOD(SUM([.L406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407]&lt;[.L406];[.M406]+[.H$2];[.M406])" office:value-type="float" office:value="1140" calcext:value-type="float">
            <text:p>1140</text:p>
          </table:table-cell>
          <table:table-cell table:style-name="ce11" table:formula="of:=OFFSET([.C$4];[.M407];0)" office:value-type="float" office:value="43764" calcext:value-type="float">
            <text:p>43764</text:p>
          </table:table-cell>
          <table:table-cell table:style-name="ce36" table:formula="of:=[.L407]" office:value-type="float" office:value="0.499999999999991" calcext:value-type="float">
            <text:p>0.4999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7];0)&lt;=[.O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13T12:46:24.900625" calcext:value-type="date">
            <text:p>2019-10-13 12:46:25</text:p>
          </table:table-cell>
          <table:table-cell table:style-name="ce7" table:formula="of:=[.A408]" office:value-type="date" office:date-value="2019-10-13T12:46:24.900625" calcext:value-type="date">
            <text:p>2019-10-13 12:46:25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12:46:24.90062453784" calcext:value-type="date">
            <text:p>12/30/99 12:46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=0;[.G407]+2+1/[.$H$2];[.G407]+1/[.$H$2])" office:value-type="float" office:value="6.74999999999998" calcext:value-type="float">
            <text:p>6,74999999999998</text:p>
          </table:table-cell>
          <table:table-cell table:number-columns-repeated="4"/>
          <table:table-cell table:style-name="ce35" table:formula="of:=SUM(MOD(SUM([.L407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408]&lt;[.L407];[.M407]+[.H$2];[.M407])" office:value-type="float" office:value="1140" calcext:value-type="float">
            <text:p>1140</text:p>
          </table:table-cell>
          <table:table-cell table:style-name="ce11" table:formula="of:=OFFSET([.C$4];[.M408];0)" office:value-type="float" office:value="43764" calcext:value-type="float">
            <text:p>43764</text:p>
          </table:table-cell>
          <table:table-cell table:style-name="ce36" table:formula="of:=[.L408]" office:value-type="float" office:value="0.506944444444436" calcext:value-type="float">
            <text:p>0.5069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8];0)&lt;=[.O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13T12:54:36.448955" calcext:value-type="date">
            <text:p>2019-10-13 12:54:36</text:p>
          </table:table-cell>
          <table:table-cell table:style-name="ce7" table:formula="of:=[.A409]" office:value-type="date" office:date-value="2019-10-13T12:54:36.448955" calcext:value-type="date">
            <text:p>2019-10-13 12:54:36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12:54:36.44895475823" calcext:value-type="date">
            <text:p>12/30/99 12:54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=0;[.G408]+2+1/[.$H$2];[.G408]+1/[.$H$2])" office:value-type="float" office:value="6.76666666666665" calcext:value-type="float">
            <text:p>6,76666666666665</text:p>
          </table:table-cell>
          <table:table-cell table:number-columns-repeated="4"/>
          <table:table-cell table:style-name="ce35" table:formula="of:=SUM(MOD(SUM([.L408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409]&lt;[.L408];[.M408]+[.H$2];[.M408])" office:value-type="float" office:value="1140" calcext:value-type="float">
            <text:p>1140</text:p>
          </table:table-cell>
          <table:table-cell table:style-name="ce11" table:formula="of:=OFFSET([.C$4];[.M409];0)" office:value-type="float" office:value="43764" calcext:value-type="float">
            <text:p>43764</text:p>
          </table:table-cell>
          <table:table-cell table:style-name="ce36" table:formula="of:=[.L409]" office:value-type="float" office:value="0.51388888888888" calcext:value-type="float">
            <text:p>0.51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9];0)&lt;=[.O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13T13:16:17.350729" calcext:value-type="date">
            <text:p>2019-10-13 13:16:17</text:p>
          </table:table-cell>
          <table:table-cell table:style-name="ce7" table:formula="of:=[.A410]" office:value-type="date" office:date-value="2019-10-13T13:16:17.350729" calcext:value-type="date">
            <text:p>2019-10-13 13:16:17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13:16:17.35072919168" calcext:value-type="date">
            <text:p>12/30/99 01:16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=0;[.G409]+2+1/[.$H$2];[.G409]+1/[.$H$2])" office:value-type="float" office:value="6.78333333333331" calcext:value-type="float">
            <text:p>6,78333333333331</text:p>
          </table:table-cell>
          <table:table-cell table:number-columns-repeated="4"/>
          <table:table-cell table:style-name="ce35" table:formula="of:=SUM(MOD(SUM([.L409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410]&lt;[.L409];[.M409]+[.H$2];[.M409])" office:value-type="float" office:value="1140" calcext:value-type="float">
            <text:p>1140</text:p>
          </table:table-cell>
          <table:table-cell table:style-name="ce11" table:formula="of:=OFFSET([.C$4];[.M410];0)" office:value-type="float" office:value="43764" calcext:value-type="float">
            <text:p>43764</text:p>
          </table:table-cell>
          <table:table-cell table:style-name="ce36" table:formula="of:=[.L410]" office:value-type="float" office:value="0.520833333333325" calcext:value-type="float">
            <text:p>0.5208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0];0)&lt;=[.O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13T12:51:33.151008" calcext:value-type="date">
            <text:p>2019-10-13 12:51:33</text:p>
          </table:table-cell>
          <table:table-cell table:style-name="ce7" table:formula="of:=[.A411]" office:value-type="date" office:date-value="2019-10-13T12:51:33.151008" calcext:value-type="date">
            <text:p>2019-10-13 12:51:33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12:51:33.1510082446" calcext:value-type="date">
            <text:p>12/30/99 12:51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=0;[.G410]+2+1/[.$H$2];[.G410]+1/[.$H$2])" office:value-type="float" office:value="6.79999999999998" calcext:value-type="float">
            <text:p>6,79999999999998</text:p>
          </table:table-cell>
          <table:table-cell table:number-columns-repeated="4"/>
          <table:table-cell table:style-name="ce35" table:formula="of:=SUM(MOD(SUM([.L410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411]&lt;[.L410];[.M410]+[.H$2];[.M410])" office:value-type="float" office:value="1140" calcext:value-type="float">
            <text:p>1140</text:p>
          </table:table-cell>
          <table:table-cell table:style-name="ce11" table:formula="of:=OFFSET([.C$4];[.M411];0)" office:value-type="float" office:value="43764" calcext:value-type="float">
            <text:p>43764</text:p>
          </table:table-cell>
          <table:table-cell table:style-name="ce36" table:formula="of:=[.L411]" office:value-type="float" office:value="0.527777777777769" calcext:value-type="float">
            <text:p>0.5277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1];0)&lt;=[.O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13T12:48:19.453368" calcext:value-type="date">
            <text:p>2019-10-13 12:48:19</text:p>
          </table:table-cell>
          <table:table-cell table:style-name="ce7" table:formula="of:=[.A412]" office:value-type="date" office:date-value="2019-10-13T12:48:19.453368" calcext:value-type="date">
            <text:p>2019-10-13 12:48:19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12:48:19.45336771198" calcext:value-type="date">
            <text:p>12/30/99 12:48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=0;[.G411]+2+1/[.$H$2];[.G411]+1/[.$H$2])" office:value-type="float" office:value="6.81666666666665" calcext:value-type="float">
            <text:p>6,81666666666665</text:p>
          </table:table-cell>
          <table:table-cell table:number-columns-repeated="4"/>
          <table:table-cell table:style-name="ce35" table:formula="of:=SUM(MOD(SUM([.L411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412]&lt;[.L411];[.M411]+[.H$2];[.M411])" office:value-type="float" office:value="1140" calcext:value-type="float">
            <text:p>1140</text:p>
          </table:table-cell>
          <table:table-cell table:style-name="ce11" table:formula="of:=OFFSET([.C$4];[.M412];0)" office:value-type="float" office:value="43764" calcext:value-type="float">
            <text:p>43764</text:p>
          </table:table-cell>
          <table:table-cell table:style-name="ce36" table:formula="of:=[.L412]" office:value-type="float" office:value="0.534722222222214" calcext:value-type="float">
            <text:p>0.5347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2];0)&lt;=[.O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13T13:20:04.545896" calcext:value-type="date">
            <text:p>2019-10-13 13:20:05</text:p>
          </table:table-cell>
          <table:table-cell table:style-name="ce7" table:formula="of:=[.A413]" office:value-type="date" office:date-value="2019-10-13T13:20:04.545896" calcext:value-type="date">
            <text:p>2019-10-13 13:20:05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13:20:04.54589598812" calcext:value-type="date">
            <text:p>12/30/99 01:20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=0;[.G412]+2+1/[.$H$2];[.G412]+1/[.$H$2])" office:value-type="float" office:value="6.83333333333331" calcext:value-type="float">
            <text:p>6,83333333333331</text:p>
          </table:table-cell>
          <table:table-cell table:number-columns-repeated="4"/>
          <table:table-cell table:style-name="ce35" table:formula="of:=SUM(MOD(SUM([.L412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413]&lt;[.L412];[.M412]+[.H$2];[.M412])" office:value-type="float" office:value="1140" calcext:value-type="float">
            <text:p>1140</text:p>
          </table:table-cell>
          <table:table-cell table:style-name="ce11" table:formula="of:=OFFSET([.C$4];[.M413];0)" office:value-type="float" office:value="43764" calcext:value-type="float">
            <text:p>43764</text:p>
          </table:table-cell>
          <table:table-cell table:style-name="ce36" table:formula="of:=[.L413]" office:value-type="float" office:value="0.541666666666658" calcext:value-type="float">
            <text:p>0.5416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3];0)&lt;=[.O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13T13:07:52.172394" calcext:value-type="date">
            <text:p>2019-10-13 13:07:52</text:p>
          </table:table-cell>
          <table:table-cell table:style-name="ce7" table:formula="of:=[.A414]" office:value-type="date" office:date-value="2019-10-13T13:07:52.172394" calcext:value-type="date">
            <text:p>2019-10-13 13:07:52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13:07:52.17239406891" calcext:value-type="date">
            <text:p>12/30/99 01:07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=0;[.G413]+2+1/[.$H$2];[.G413]+1/[.$H$2])" office:value-type="float" office:value="6.84999999999998" calcext:value-type="float">
            <text:p>6,84999999999998</text:p>
          </table:table-cell>
          <table:table-cell table:number-columns-repeated="4"/>
          <table:table-cell table:style-name="ce35" table:formula="of:=SUM(MOD(SUM([.L413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414]&lt;[.L413];[.M413]+[.H$2];[.M413])" office:value-type="float" office:value="1140" calcext:value-type="float">
            <text:p>1140</text:p>
          </table:table-cell>
          <table:table-cell table:style-name="ce11" table:formula="of:=OFFSET([.C$4];[.M414];0)" office:value-type="float" office:value="43764" calcext:value-type="float">
            <text:p>43764</text:p>
          </table:table-cell>
          <table:table-cell table:style-name="ce36" table:formula="of:=[.L414]" office:value-type="float" office:value="0.548611111111102" calcext:value-type="float">
            <text:p>0.5486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4];0)&lt;=[.O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13T12:35:59.340896" calcext:value-type="date">
            <text:p>2019-10-13 12:35:59</text:p>
          </table:table-cell>
          <table:table-cell table:style-name="ce7" table:formula="of:=[.A415]" office:value-type="date" office:date-value="2019-10-13T12:35:59.340896" calcext:value-type="date">
            <text:p>2019-10-13 12:35:59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12:35:59.34089587536" calcext:value-type="date">
            <text:p>12/30/99 12:35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=0;[.G414]+2+1/[.$H$2];[.G414]+1/[.$H$2])" office:value-type="float" office:value="6.86666666666665" calcext:value-type="float">
            <text:p>6,86666666666665</text:p>
          </table:table-cell>
          <table:table-cell table:number-columns-repeated="4"/>
          <table:table-cell table:style-name="ce35" table:formula="of:=SUM(MOD(SUM([.L414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415]&lt;[.L414];[.M414]+[.H$2];[.M414])" office:value-type="float" office:value="1140" calcext:value-type="float">
            <text:p>1140</text:p>
          </table:table-cell>
          <table:table-cell table:style-name="ce11" table:formula="of:=OFFSET([.C$4];[.M415];0)" office:value-type="float" office:value="43764" calcext:value-type="float">
            <text:p>43764</text:p>
          </table:table-cell>
          <table:table-cell table:style-name="ce36" table:formula="of:=[.L415]" office:value-type="float" office:value="0.555555555555547" calcext:value-type="float">
            <text:p>0.5555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5];0)&lt;=[.O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13T12:45:02.472431" calcext:value-type="date">
            <text:p>2019-10-13 12:45:02</text:p>
          </table:table-cell>
          <table:table-cell table:style-name="ce7" table:formula="of:=[.A416]" office:value-type="date" office:date-value="2019-10-13T12:45:02.472431" calcext:value-type="date">
            <text:p>2019-10-13 12:45:02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12:45:02.47243051417" calcext:value-type="date">
            <text:p>12/30/99 12:45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=0;[.G415]+2+1/[.$H$2];[.G415]+1/[.$H$2])" office:value-type="float" office:value="6.88333333333331" calcext:value-type="float">
            <text:p>6,88333333333331</text:p>
          </table:table-cell>
          <table:table-cell table:number-columns-repeated="4"/>
          <table:table-cell table:style-name="ce35" table:formula="of:=SUM(MOD(SUM([.L415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416]&lt;[.L415];[.M415]+[.H$2];[.M415])" office:value-type="float" office:value="1140" calcext:value-type="float">
            <text:p>1140</text:p>
          </table:table-cell>
          <table:table-cell table:style-name="ce11" table:formula="of:=OFFSET([.C$4];[.M416];0)" office:value-type="float" office:value="43764" calcext:value-type="float">
            <text:p>43764</text:p>
          </table:table-cell>
          <table:table-cell table:style-name="ce36" table:formula="of:=[.L416]" office:value-type="float" office:value="0.562499999999991" calcext:value-type="float">
            <text:p>0.5624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6];0)&lt;=[.O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13T13:00:34.436095" calcext:value-type="date">
            <text:p>2019-10-13 13:00:34</text:p>
          </table:table-cell>
          <table:table-cell table:style-name="ce7" table:formula="of:=[.A417]" office:value-type="date" office:date-value="2019-10-13T13:00:34.436095" calcext:value-type="date">
            <text:p>2019-10-13 13:00:34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13:00:34.43609531969" calcext:value-type="date">
            <text:p>12/30/99 01:00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=0;[.G416]+2+1/[.$H$2];[.G416]+1/[.$H$2])" office:value-type="float" office:value="6.89999999999998" calcext:value-type="float">
            <text:p>6,89999999999998</text:p>
          </table:table-cell>
          <table:table-cell table:number-columns-repeated="4"/>
          <table:table-cell table:style-name="ce35" table:formula="of:=SUM(MOD(SUM([.L416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417]&lt;[.L416];[.M416]+[.H$2];[.M416])" office:value-type="float" office:value="1140" calcext:value-type="float">
            <text:p>1140</text:p>
          </table:table-cell>
          <table:table-cell table:style-name="ce11" table:formula="of:=OFFSET([.C$4];[.M417];0)" office:value-type="float" office:value="43764" calcext:value-type="float">
            <text:p>43764</text:p>
          </table:table-cell>
          <table:table-cell table:style-name="ce36" table:formula="of:=[.L417]" office:value-type="float" office:value="0.569444444444436" calcext:value-type="float">
            <text:p>0.5694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7];0)&lt;=[.O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13T12:47:29.167371" calcext:value-type="date">
            <text:p>2019-10-13 12:47:29</text:p>
          </table:table-cell>
          <table:table-cell table:style-name="ce7" table:formula="of:=[.A418]" office:value-type="date" office:date-value="2019-10-13T12:47:29.167371" calcext:value-type="date">
            <text:p>2019-10-13 12:47:29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12:47:29.16737072635" calcext:value-type="date">
            <text:p>12/30/99 12:47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=0;[.G417]+2+1/[.$H$2];[.G417]+1/[.$H$2])" office:value-type="float" office:value="6.91666666666665" calcext:value-type="float">
            <text:p>6,91666666666665</text:p>
          </table:table-cell>
          <table:table-cell table:number-columns-repeated="4"/>
          <table:table-cell table:style-name="ce35" table:formula="of:=SUM(MOD(SUM([.L417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418]&lt;[.L417];[.M417]+[.H$2];[.M417])" office:value-type="float" office:value="1140" calcext:value-type="float">
            <text:p>1140</text:p>
          </table:table-cell>
          <table:table-cell table:style-name="ce11" table:formula="of:=OFFSET([.C$4];[.M418];0)" office:value-type="float" office:value="43764" calcext:value-type="float">
            <text:p>43764</text:p>
          </table:table-cell>
          <table:table-cell table:style-name="ce36" table:formula="of:=[.L418]" office:value-type="float" office:value="0.57638888888888" calcext:value-type="float">
            <text:p>0.5763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8];0)&lt;=[.O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13T12:38:59.835902" calcext:value-type="date">
            <text:p>2019-10-13 12:39:00</text:p>
          </table:table-cell>
          <table:table-cell table:style-name="ce7" table:formula="of:=[.A419]" office:value-type="date" office:date-value="2019-10-13T12:38:59.835902" calcext:value-type="date">
            <text:p>2019-10-13 12:39:00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12:38:59.8359016981" calcext:value-type="date">
            <text:p>12/30/99 12:39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=0;[.G418]+2+1/[.$H$2];[.G418]+1/[.$H$2])" office:value-type="float" office:value="6.93333333333331" calcext:value-type="float">
            <text:p>6,93333333333331</text:p>
          </table:table-cell>
          <table:table-cell table:number-columns-repeated="4"/>
          <table:table-cell table:style-name="ce35" table:formula="of:=SUM(MOD(SUM([.L418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419]&lt;[.L418];[.M418]+[.H$2];[.M418])" office:value-type="float" office:value="1140" calcext:value-type="float">
            <text:p>1140</text:p>
          </table:table-cell>
          <table:table-cell table:style-name="ce11" table:formula="of:=OFFSET([.C$4];[.M419];0)" office:value-type="float" office:value="43764" calcext:value-type="float">
            <text:p>43764</text:p>
          </table:table-cell>
          <table:table-cell table:style-name="ce36" table:formula="of:=[.L419]" office:value-type="float" office:value="0.583333333333324" calcext:value-type="float">
            <text:p>0.5833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9];0)&lt;=[.O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13T12:51:22.400467" calcext:value-type="date">
            <text:p>2019-10-13 12:51:22</text:p>
          </table:table-cell>
          <table:table-cell table:style-name="ce7" table:formula="of:=[.A420]" office:value-type="date" office:date-value="2019-10-13T12:51:22.400467" calcext:value-type="date">
            <text:p>2019-10-13 12:51:22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12:51:22.40046745632" calcext:value-type="date">
            <text:p>12/30/99 12:51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=0;[.G419]+2+1/[.$H$2];[.G419]+1/[.$H$2])" office:value-type="float" office:value="6.94999999999998" calcext:value-type="float">
            <text:p>6,94999999999998</text:p>
          </table:table-cell>
          <table:table-cell table:number-columns-repeated="4"/>
          <table:table-cell table:style-name="ce35" table:formula="of:=SUM(MOD(SUM([.L419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420]&lt;[.L419];[.M419]+[.H$2];[.M419])" office:value-type="float" office:value="1140" calcext:value-type="float">
            <text:p>1140</text:p>
          </table:table-cell>
          <table:table-cell table:style-name="ce11" table:formula="of:=OFFSET([.C$4];[.M420];0)" office:value-type="float" office:value="43764" calcext:value-type="float">
            <text:p>43764</text:p>
          </table:table-cell>
          <table:table-cell table:style-name="ce36" table:formula="of:=[.L420]" office:value-type="float" office:value="0.590277777777769" calcext:value-type="float">
            <text:p>0.590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0];0)&lt;=[.O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13T12:39:12.069308" calcext:value-type="date">
            <text:p>2019-10-13 12:39:12</text:p>
          </table:table-cell>
          <table:table-cell table:style-name="ce7" table:formula="of:=[.A421]" office:value-type="date" office:date-value="2019-10-13T12:39:12.069308" calcext:value-type="date">
            <text:p>2019-10-13 12:39:12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12:39:12.06930823624" calcext:value-type="date">
            <text:p>12/30/99 12:39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=0;[.G420]+2+1/[.$H$2];[.G420]+1/[.$H$2])" office:value-type="float" office:value="6.96666666666665" calcext:value-type="float">
            <text:p>6,96666666666665</text:p>
          </table:table-cell>
          <table:table-cell table:number-columns-repeated="4"/>
          <table:table-cell table:style-name="ce35" table:formula="of:=SUM(MOD(SUM([.L420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21]&lt;[.L420];[.M420]+[.H$2];[.M420])" office:value-type="float" office:value="1140" calcext:value-type="float">
            <text:p>1140</text:p>
          </table:table-cell>
          <table:table-cell table:style-name="ce11" table:formula="of:=OFFSET([.C$4];[.M421];0)" office:value-type="float" office:value="43764" calcext:value-type="float">
            <text:p>43764</text:p>
          </table:table-cell>
          <table:table-cell table:style-name="ce36" table:formula="of:=[.L421]" office:value-type="float" office:value="0.597222222222213" calcext:value-type="float">
            <text:p>0.597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1];0)&lt;=[.O4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13T13:05:42.120115" calcext:value-type="date">
            <text:p>2019-10-13 13:05:42</text:p>
          </table:table-cell>
          <table:table-cell table:style-name="ce7" table:formula="of:=[.A422]" office:value-type="date" office:date-value="2019-10-13T13:05:42.120115" calcext:value-type="date">
            <text:p>2019-10-13 13:05:42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13:05:42.12011466734" calcext:value-type="date">
            <text:p>12/30/99 01:05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=0;[.G421]+2+1/[.$H$2];[.G421]+1/[.$H$2])" office:value-type="float" office:value="6.98333333333331" calcext:value-type="float">
            <text:p>6,98333333333331</text:p>
          </table:table-cell>
          <table:table-cell table:number-columns-repeated="4"/>
          <table:table-cell table:style-name="ce35" table:formula="of:=SUM(MOD(SUM([.L421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22]&lt;[.L421];[.M421]+[.H$2];[.M421])" office:value-type="float" office:value="1140" calcext:value-type="float">
            <text:p>1140</text:p>
          </table:table-cell>
          <table:table-cell table:style-name="ce11" table:formula="of:=OFFSET([.C$4];[.M422];0)" office:value-type="float" office:value="43764" calcext:value-type="float">
            <text:p>43764</text:p>
          </table:table-cell>
          <table:table-cell table:style-name="ce36" table:formula="of:=[.L422]" office:value-type="float" office:value="0.604166666666658" calcext:value-type="float">
            <text:p>0.604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2];0)&lt;=[.O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13T12:58:21.639005" calcext:value-type="date">
            <text:p>2019-10-13 12:58:22</text:p>
          </table:table-cell>
          <table:table-cell table:style-name="ce7" table:formula="of:=[.A423]" office:value-type="date" office:date-value="2019-10-13T12:58:21.639005" calcext:value-type="date">
            <text:p>2019-10-13 12:58:22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12:58:21.63900456391" calcext:value-type="date">
            <text:p>12/30/99 12:58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=0;[.G422]+2+1/[.$H$2];[.G422]+1/[.$H$2])" office:value-type="float" office:value="6.99999999999998" calcext:value-type="float">
            <text:p>6,99999999999998</text:p>
          </table:table-cell>
          <table:table-cell table:number-columns-repeated="4"/>
          <table:table-cell table:style-name="ce35" table:formula="of:=SUM(MOD(SUM([.L422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423]&lt;[.L422];[.M422]+[.H$2];[.M422])" office:value-type="float" office:value="1200" calcext:value-type="float">
            <text:p>1200</text:p>
          </table:table-cell>
          <table:table-cell table:style-name="ce11" table:formula="of:=OFFSET([.C$4];[.M423];0)" office:value-type="float" office:value="43765" calcext:value-type="float">
            <text:p>43765</text:p>
          </table:table-cell>
          <table:table-cell table:style-name="ce36" table:formula="of:=[.L423]" office:value-type="float" office:value="0.465277777777769" calcext:value-type="float">
            <text:p>0.465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3];0)&lt;=[.O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14T13:02:50.204127" calcext:value-type="date">
            <text:p>2019-10-14 13:02:50</text:p>
          </table:table-cell>
          <table:table-cell table:style-name="ce7" table:formula="of:=[.A424]" office:value-type="date" office:date-value="2019-10-14T13:02:50.204127" calcext:value-type="date">
            <text:p>2019-10-14 13:02:50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13:02:50.20412713755" calcext:value-type="date">
            <text:p>12/30/99 01:02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=0;[.G423]+2+1/[.$H$2];[.G423]+1/[.$H$2])" office:value-type="float" office:value="7.01666666666665" calcext:value-type="float">
            <text:p>7,01666666666665</text:p>
          </table:table-cell>
          <table:table-cell table:number-columns-repeated="4"/>
          <table:table-cell table:style-name="ce35" table:formula="of:=SUM(MOD(SUM([.L423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424]&lt;[.L423];[.M423]+[.H$2];[.M423])" office:value-type="float" office:value="1200" calcext:value-type="float">
            <text:p>1200</text:p>
          </table:table-cell>
          <table:table-cell table:style-name="ce11" table:formula="of:=OFFSET([.C$4];[.M424];0)" office:value-type="float" office:value="43765" calcext:value-type="float">
            <text:p>43765</text:p>
          </table:table-cell>
          <table:table-cell table:style-name="ce36" table:formula="of:=[.L424]" office:value-type="float" office:value="0.472222222222213" calcext:value-type="float">
            <text:p>0.472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4];0)&lt;=[.O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14T13:06:15.206902" calcext:value-type="date">
            <text:p>2019-10-14 13:06:15</text:p>
          </table:table-cell>
          <table:table-cell table:style-name="ce7" table:formula="of:=[.A425]" office:value-type="date" office:date-value="2019-10-14T13:06:15.206902" calcext:value-type="date">
            <text:p>2019-10-14 13:06:15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13:06:15.20690211095" calcext:value-type="date">
            <text:p>12/30/99 01:06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=0;[.G424]+2+1/[.$H$2];[.G424]+1/[.$H$2])" office:value-type="float" office:value="7.03333333333331" calcext:value-type="float">
            <text:p>7,03333333333331</text:p>
          </table:table-cell>
          <table:table-cell table:number-columns-repeated="4"/>
          <table:table-cell table:style-name="ce35" table:formula="of:=SUM(MOD(SUM([.L424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425]&lt;[.L424];[.M424]+[.H$2];[.M424])" office:value-type="float" office:value="1200" calcext:value-type="float">
            <text:p>1200</text:p>
          </table:table-cell>
          <table:table-cell table:style-name="ce11" table:formula="of:=OFFSET([.C$4];[.M425];0)" office:value-type="float" office:value="43765" calcext:value-type="float">
            <text:p>43765</text:p>
          </table:table-cell>
          <table:table-cell table:style-name="ce36" table:formula="of:=[.L425]" office:value-type="float" office:value="0.479166666666658" calcext:value-type="float">
            <text:p>0.479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5];0)&lt;=[.O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14T12:58:12.878331" calcext:value-type="date">
            <text:p>2019-10-14 12:58:13</text:p>
          </table:table-cell>
          <table:table-cell table:style-name="ce7" table:formula="of:=[.A426]" office:value-type="date" office:date-value="2019-10-14T12:58:12.878331" calcext:value-type="date">
            <text:p>2019-10-14 12:58:13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12:58:12.87833115086" calcext:value-type="date">
            <text:p>12/30/99 12:58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=0;[.G425]+2+1/[.$H$2];[.G425]+1/[.$H$2])" office:value-type="float" office:value="7.04999999999998" calcext:value-type="float">
            <text:p>7,04999999999998</text:p>
          </table:table-cell>
          <table:table-cell table:number-columns-repeated="4"/>
          <table:table-cell table:style-name="ce35" table:formula="of:=SUM(MOD(SUM([.L425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426]&lt;[.L425];[.M425]+[.H$2];[.M425])" office:value-type="float" office:value="1200" calcext:value-type="float">
            <text:p>1200</text:p>
          </table:table-cell>
          <table:table-cell table:style-name="ce11" table:formula="of:=OFFSET([.C$4];[.M426];0)" office:value-type="float" office:value="43765" calcext:value-type="float">
            <text:p>43765</text:p>
          </table:table-cell>
          <table:table-cell table:style-name="ce36" table:formula="of:=[.L426]" office:value-type="float" office:value="0.486111111111102" calcext:value-type="float">
            <text:p>0.4861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6];0)&lt;=[.O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14T13:05:20.864144" calcext:value-type="date">
            <text:p>2019-10-14 13:05:21</text:p>
          </table:table-cell>
          <table:table-cell table:style-name="ce7" table:formula="of:=[.A427]" office:value-type="date" office:date-value="2019-10-14T13:05:20.864144" calcext:value-type="date">
            <text:p>2019-10-14 13:05:21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13:05:20.86414403748" calcext:value-type="date">
            <text:p>12/30/99 01:05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=0;[.G426]+2+1/[.$H$2];[.G426]+1/[.$H$2])" office:value-type="float" office:value="7.06666666666665" calcext:value-type="float">
            <text:p>7,06666666666665</text:p>
          </table:table-cell>
          <table:table-cell table:number-columns-repeated="4"/>
          <table:table-cell table:style-name="ce35" table:formula="of:=SUM(MOD(SUM([.L426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427]&lt;[.L426];[.M426]+[.H$2];[.M426])" office:value-type="float" office:value="1200" calcext:value-type="float">
            <text:p>1200</text:p>
          </table:table-cell>
          <table:table-cell table:style-name="ce11" table:formula="of:=OFFSET([.C$4];[.M427];0)" office:value-type="float" office:value="43765" calcext:value-type="float">
            <text:p>43765</text:p>
          </table:table-cell>
          <table:table-cell table:style-name="ce36" table:formula="of:=[.L427]" office:value-type="float" office:value="0.493055555555547" calcext:value-type="float">
            <text:p>0.4930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7];0)&lt;=[.O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14T13:09:55.790237" calcext:value-type="date">
            <text:p>2019-10-14 13:09:56</text:p>
          </table:table-cell>
          <table:table-cell table:style-name="ce7" table:formula="of:=[.A428]" office:value-type="date" office:date-value="2019-10-14T13:09:55.790237" calcext:value-type="date">
            <text:p>2019-10-14 13:09:56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13:09:55.79023718834" calcext:value-type="date">
            <text:p>12/30/99 01:09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=0;[.G427]+2+1/[.$H$2];[.G427]+1/[.$H$2])" office:value-type="float" office:value="7.08333333333331" calcext:value-type="float">
            <text:p>7,08333333333331</text:p>
          </table:table-cell>
          <table:table-cell table:number-columns-repeated="4"/>
          <table:table-cell table:style-name="ce35" table:formula="of:=SUM(MOD(SUM([.L427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428]&lt;[.L427];[.M427]+[.H$2];[.M427])" office:value-type="float" office:value="1200" calcext:value-type="float">
            <text:p>1200</text:p>
          </table:table-cell>
          <table:table-cell table:style-name="ce11" table:formula="of:=OFFSET([.C$4];[.M428];0)" office:value-type="float" office:value="43765" calcext:value-type="float">
            <text:p>43765</text:p>
          </table:table-cell>
          <table:table-cell table:style-name="ce36" table:formula="of:=[.L428]" office:value-type="float" office:value="0.499999999999991" calcext:value-type="float">
            <text:p>0.4999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8];0)&lt;=[.O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14T12:51:55.978438" calcext:value-type="date">
            <text:p>2019-10-14 12:51:56</text:p>
          </table:table-cell>
          <table:table-cell table:style-name="ce7" table:formula="of:=[.A429]" office:value-type="date" office:date-value="2019-10-14T12:51:55.978438" calcext:value-type="date">
            <text:p>2019-10-14 12:51:56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12:51:55.97843798809" calcext:value-type="date">
            <text:p>12/30/99 12:51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=0;[.G428]+2+1/[.$H$2];[.G428]+1/[.$H$2])" office:value-type="float" office:value="7.09999999999998" calcext:value-type="float">
            <text:p>7,09999999999998</text:p>
          </table:table-cell>
          <table:table-cell table:number-columns-repeated="4"/>
          <table:table-cell table:style-name="ce35" table:formula="of:=SUM(MOD(SUM([.L428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429]&lt;[.L428];[.M428]+[.H$2];[.M428])" office:value-type="float" office:value="1200" calcext:value-type="float">
            <text:p>1200</text:p>
          </table:table-cell>
          <table:table-cell table:style-name="ce11" table:formula="of:=OFFSET([.C$4];[.M429];0)" office:value-type="float" office:value="43765" calcext:value-type="float">
            <text:p>43765</text:p>
          </table:table-cell>
          <table:table-cell table:style-name="ce36" table:formula="of:=[.L429]" office:value-type="float" office:value="0.506944444444435" calcext:value-type="float">
            <text:p>0.5069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9];0)&lt;=[.O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14T13:17:44.890784" calcext:value-type="date">
            <text:p>2019-10-14 13:17:45</text:p>
          </table:table-cell>
          <table:table-cell table:style-name="ce7" table:formula="of:=[.A430]" office:value-type="date" office:date-value="2019-10-14T13:17:44.890784" calcext:value-type="date">
            <text:p>2019-10-14 13:17:45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13:17:44.89078444429" calcext:value-type="date">
            <text:p>12/30/99 01:17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=0;[.G429]+2+1/[.$H$2];[.G429]+1/[.$H$2])" office:value-type="float" office:value="7.11666666666665" calcext:value-type="float">
            <text:p>7,11666666666665</text:p>
          </table:table-cell>
          <table:table-cell table:number-columns-repeated="4"/>
          <table:table-cell table:style-name="ce35" table:formula="of:=SUM(MOD(SUM([.L429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430]&lt;[.L429];[.M429]+[.H$2];[.M429])" office:value-type="float" office:value="1200" calcext:value-type="float">
            <text:p>1200</text:p>
          </table:table-cell>
          <table:table-cell table:style-name="ce11" table:formula="of:=OFFSET([.C$4];[.M430];0)" office:value-type="float" office:value="43765" calcext:value-type="float">
            <text:p>43765</text:p>
          </table:table-cell>
          <table:table-cell table:style-name="ce36" table:formula="of:=[.L430]" office:value-type="float" office:value="0.51388888888888" calcext:value-type="float">
            <text:p>0.51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0];0)&lt;=[.O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14T13:15:20.597291" calcext:value-type="date">
            <text:p>2019-10-14 13:15:21</text:p>
          </table:table-cell>
          <table:table-cell table:style-name="ce7" table:formula="of:=[.A431]" office:value-type="date" office:date-value="2019-10-14T13:15:20.597291" calcext:value-type="date">
            <text:p>2019-10-14 13:15:21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13:15:20.59729092289" calcext:value-type="date">
            <text:p>12/30/99 01:15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=0;[.G430]+2+1/[.$H$2];[.G430]+1/[.$H$2])" office:value-type="float" office:value="7.13333333333331" calcext:value-type="float">
            <text:p>7,13333333333331</text:p>
          </table:table-cell>
          <table:table-cell table:number-columns-repeated="4"/>
          <table:table-cell table:style-name="ce35" table:formula="of:=SUM(MOD(SUM([.L430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431]&lt;[.L430];[.M430]+[.H$2];[.M430])" office:value-type="float" office:value="1200" calcext:value-type="float">
            <text:p>1200</text:p>
          </table:table-cell>
          <table:table-cell table:style-name="ce11" table:formula="of:=OFFSET([.C$4];[.M431];0)" office:value-type="float" office:value="43765" calcext:value-type="float">
            <text:p>43765</text:p>
          </table:table-cell>
          <table:table-cell table:style-name="ce36" table:formula="of:=[.L431]" office:value-type="float" office:value="0.520833333333324" calcext:value-type="float">
            <text:p>0.5208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1];0)&lt;=[.O4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14T13:07:50.389417" calcext:value-type="date">
            <text:p>2019-10-14 13:07:50</text:p>
          </table:table-cell>
          <table:table-cell table:style-name="ce7" table:formula="of:=[.A432]" office:value-type="date" office:date-value="2019-10-14T13:07:50.389417" calcext:value-type="date">
            <text:p>2019-10-14 13:07:50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13:07:50.38941741921" calcext:value-type="date">
            <text:p>12/30/99 01:07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=0;[.G431]+2+1/[.$H$2];[.G431]+1/[.$H$2])" office:value-type="float" office:value="7.14999999999998" calcext:value-type="float">
            <text:p>7,14999999999998</text:p>
          </table:table-cell>
          <table:table-cell table:number-columns-repeated="4"/>
          <table:table-cell table:style-name="ce35" table:formula="of:=SUM(MOD(SUM([.L431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432]&lt;[.L431];[.M431]+[.H$2];[.M431])" office:value-type="float" office:value="1200" calcext:value-type="float">
            <text:p>1200</text:p>
          </table:table-cell>
          <table:table-cell table:style-name="ce11" table:formula="of:=OFFSET([.C$4];[.M432];0)" office:value-type="float" office:value="43765" calcext:value-type="float">
            <text:p>43765</text:p>
          </table:table-cell>
          <table:table-cell table:style-name="ce36" table:formula="of:=[.L432]" office:value-type="float" office:value="0.527777777777769" calcext:value-type="float">
            <text:p>0.5277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2];0)&lt;=[.O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14T13:18:58.843085" calcext:value-type="date">
            <text:p>2019-10-14 13:18:59</text:p>
          </table:table-cell>
          <table:table-cell table:style-name="ce7" table:formula="of:=[.A433]" office:value-type="date" office:date-value="2019-10-14T13:18:58.843085" calcext:value-type="date">
            <text:p>2019-10-14 13:18:59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13:18:58.84308461566" calcext:value-type="date">
            <text:p>12/30/99 01:18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=0;[.G432]+2+1/[.$H$2];[.G432]+1/[.$H$2])" office:value-type="float" office:value="7.16666666666665" calcext:value-type="float">
            <text:p>7,16666666666665</text:p>
          </table:table-cell>
          <table:table-cell table:number-columns-repeated="4"/>
          <table:table-cell table:style-name="ce35" table:formula="of:=SUM(MOD(SUM([.L432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433]&lt;[.L432];[.M432]+[.H$2];[.M432])" office:value-type="float" office:value="1200" calcext:value-type="float">
            <text:p>1200</text:p>
          </table:table-cell>
          <table:table-cell table:style-name="ce11" table:formula="of:=OFFSET([.C$4];[.M433];0)" office:value-type="float" office:value="43765" calcext:value-type="float">
            <text:p>43765</text:p>
          </table:table-cell>
          <table:table-cell table:style-name="ce36" table:formula="of:=[.L433]" office:value-type="float" office:value="0.534722222222213" calcext:value-type="float">
            <text:p>0.5347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3];0)&lt;=[.O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14T13:07:54.104792" calcext:value-type="date">
            <text:p>2019-10-14 13:07:54</text:p>
          </table:table-cell>
          <table:table-cell table:style-name="ce7" table:formula="of:=[.A434]" office:value-type="date" office:date-value="2019-10-14T13:07:54.104792" calcext:value-type="date">
            <text:p>2019-10-14 13:07:54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13:07:54.10479218233" calcext:value-type="date">
            <text:p>12/30/99 01:07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=0;[.G433]+2+1/[.$H$2];[.G433]+1/[.$H$2])" office:value-type="float" office:value="7.18333333333331" calcext:value-type="float">
            <text:p>7,18333333333331</text:p>
          </table:table-cell>
          <table:table-cell table:number-columns-repeated="4"/>
          <table:table-cell table:style-name="ce35" table:formula="of:=SUM(MOD(SUM([.L433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434]&lt;[.L433];[.M433]+[.H$2];[.M433])" office:value-type="float" office:value="1200" calcext:value-type="float">
            <text:p>1200</text:p>
          </table:table-cell>
          <table:table-cell table:style-name="ce11" table:formula="of:=OFFSET([.C$4];[.M434];0)" office:value-type="float" office:value="43765" calcext:value-type="float">
            <text:p>43765</text:p>
          </table:table-cell>
          <table:table-cell table:style-name="ce36" table:formula="of:=[.L434]" office:value-type="float" office:value="0.541666666666657" calcext:value-type="float">
            <text:p>0.5416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4];0)&lt;=[.O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14T12:54:12.840893" calcext:value-type="date">
            <text:p>2019-10-14 12:54:13</text:p>
          </table:table-cell>
          <table:table-cell table:style-name="ce7" table:formula="of:=[.A435]" office:value-type="date" office:date-value="2019-10-14T12:54:12.840893" calcext:value-type="date">
            <text:p>2019-10-14 12:54:13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12:54:12.84089280758" calcext:value-type="date">
            <text:p>12/30/99 12:54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=0;[.G434]+2+1/[.$H$2];[.G434]+1/[.$H$2])" office:value-type="float" office:value="7.19999999999998" calcext:value-type="float">
            <text:p>7,19999999999998</text:p>
          </table:table-cell>
          <table:table-cell table:number-columns-repeated="4"/>
          <table:table-cell table:style-name="ce35" table:formula="of:=SUM(MOD(SUM([.L434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435]&lt;[.L434];[.M434]+[.H$2];[.M434])" office:value-type="float" office:value="1200" calcext:value-type="float">
            <text:p>1200</text:p>
          </table:table-cell>
          <table:table-cell table:style-name="ce11" table:formula="of:=OFFSET([.C$4];[.M435];0)" office:value-type="float" office:value="43765" calcext:value-type="float">
            <text:p>43765</text:p>
          </table:table-cell>
          <table:table-cell table:style-name="ce36" table:formula="of:=[.L435]" office:value-type="float" office:value="0.548611111111102" calcext:value-type="float">
            <text:p>0.5486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5];0)&lt;=[.O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14T13:22:43.878425" calcext:value-type="date">
            <text:p>2019-10-14 13:22:44</text:p>
          </table:table-cell>
          <table:table-cell table:style-name="ce7" table:formula="of:=[.A436]" office:value-type="date" office:date-value="2019-10-14T13:22:43.878425" calcext:value-type="date">
            <text:p>2019-10-14 13:22:44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13:22:43.8784248149" calcext:value-type="date">
            <text:p>12/30/99 01:22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=0;[.G435]+2+1/[.$H$2];[.G435]+1/[.$H$2])" office:value-type="float" office:value="7.21666666666665" calcext:value-type="float">
            <text:p>7,21666666666665</text:p>
          </table:table-cell>
          <table:table-cell table:number-columns-repeated="4"/>
          <table:table-cell table:style-name="ce35" table:formula="of:=SUM(MOD(SUM([.L435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436]&lt;[.L435];[.M435]+[.H$2];[.M435])" office:value-type="float" office:value="1200" calcext:value-type="float">
            <text:p>1200</text:p>
          </table:table-cell>
          <table:table-cell table:style-name="ce11" table:formula="of:=OFFSET([.C$4];[.M436];0)" office:value-type="float" office:value="43765" calcext:value-type="float">
            <text:p>43765</text:p>
          </table:table-cell>
          <table:table-cell table:style-name="ce36" table:formula="of:=[.L436]" office:value-type="float" office:value="0.555555555555546" calcext:value-type="float">
            <text:p>0.55555555555554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6];0)&lt;=[.O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14T13:01:29.743241" calcext:value-type="date">
            <text:p>2019-10-14 13:01:30</text:p>
          </table:table-cell>
          <table:table-cell table:style-name="ce7" table:formula="of:=[.A437]" office:value-type="date" office:date-value="2019-10-14T13:01:29.743241" calcext:value-type="date">
            <text:p>2019-10-14 13:01:30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13:01:29.74324101582" calcext:value-type="date">
            <text:p>12/30/99 01:01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=0;[.G436]+2+1/[.$H$2];[.G436]+1/[.$H$2])" office:value-type="float" office:value="7.23333333333331" calcext:value-type="float">
            <text:p>7,23333333333331</text:p>
          </table:table-cell>
          <table:table-cell table:number-columns-repeated="4"/>
          <table:table-cell table:style-name="ce35" table:formula="of:=SUM(MOD(SUM([.L436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437]&lt;[.L436];[.M436]+[.H$2];[.M436])" office:value-type="float" office:value="1200" calcext:value-type="float">
            <text:p>1200</text:p>
          </table:table-cell>
          <table:table-cell table:style-name="ce11" table:formula="of:=OFFSET([.C$4];[.M437];0)" office:value-type="float" office:value="43765" calcext:value-type="float">
            <text:p>43765</text:p>
          </table:table-cell>
          <table:table-cell table:style-name="ce36" table:formula="of:=[.L437]" office:value-type="float" office:value="0.562499999999991" calcext:value-type="float">
            <text:p>0.5624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7];0)&lt;=[.O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14T12:43:29.932361" calcext:value-type="date">
            <text:p>2019-10-14 12:43:30</text:p>
          </table:table-cell>
          <table:table-cell table:style-name="ce7" table:formula="of:=[.A438]" office:value-type="date" office:date-value="2019-10-14T12:43:29.932361" calcext:value-type="date">
            <text:p>2019-10-14 12:43:30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12:43:29.93236089125" calcext:value-type="date">
            <text:p>12/30/99 12:43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=0;[.G437]+2+1/[.$H$2];[.G437]+1/[.$H$2])" office:value-type="float" office:value="7.24999999999998" calcext:value-type="float">
            <text:p>7,24999999999998</text:p>
          </table:table-cell>
          <table:table-cell table:number-columns-repeated="4"/>
          <table:table-cell table:style-name="ce35" table:formula="of:=SUM(MOD(SUM([.L437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438]&lt;[.L437];[.M437]+[.H$2];[.M437])" office:value-type="float" office:value="1200" calcext:value-type="float">
            <text:p>1200</text:p>
          </table:table-cell>
          <table:table-cell table:style-name="ce11" table:formula="of:=OFFSET([.C$4];[.M438];0)" office:value-type="float" office:value="43765" calcext:value-type="float">
            <text:p>43765</text:p>
          </table:table-cell>
          <table:table-cell table:style-name="ce36" table:formula="of:=[.L438]" office:value-type="float" office:value="0.569444444444435" calcext:value-type="float">
            <text:p>0.5694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8];0)&lt;=[.O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14T12:55:48.704953" calcext:value-type="date">
            <text:p>2019-10-14 12:55:49</text:p>
          </table:table-cell>
          <table:table-cell table:style-name="ce7" table:formula="of:=[.A439]" office:value-type="date" office:date-value="2019-10-14T12:55:48.704953" calcext:value-type="date">
            <text:p>2019-10-14 12:55:49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12:55:48.70495302603" calcext:value-type="date">
            <text:p>12/30/99 12:55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=0;[.G438]+2+1/[.$H$2];[.G438]+1/[.$H$2])" office:value-type="float" office:value="7.26666666666665" calcext:value-type="float">
            <text:p>7,26666666666665</text:p>
          </table:table-cell>
          <table:table-cell table:number-columns-repeated="4"/>
          <table:table-cell table:style-name="ce35" table:formula="of:=SUM(MOD(SUM([.L438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439]&lt;[.L438];[.M438]+[.H$2];[.M438])" office:value-type="float" office:value="1200" calcext:value-type="float">
            <text:p>1200</text:p>
          </table:table-cell>
          <table:table-cell table:style-name="ce11" table:formula="of:=OFFSET([.C$4];[.M439];0)" office:value-type="float" office:value="43765" calcext:value-type="float">
            <text:p>43765</text:p>
          </table:table-cell>
          <table:table-cell table:style-name="ce36" table:formula="of:=[.L439]" office:value-type="float" office:value="0.57638888888888" calcext:value-type="float">
            <text:p>0.5763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9];0)&lt;=[.O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14T13:12:24.772789" calcext:value-type="date">
            <text:p>2019-10-14 13:12:25</text:p>
          </table:table-cell>
          <table:table-cell table:style-name="ce7" table:formula="of:=[.A440]" office:value-type="date" office:date-value="2019-10-14T13:12:24.772789" calcext:value-type="date">
            <text:p>2019-10-14 13:12:25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13:12:24.77278946433" calcext:value-type="date">
            <text:p>12/30/99 01:12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=0;[.G439]+2+1/[.$H$2];[.G439]+1/[.$H$2])" office:value-type="float" office:value="7.28333333333331" calcext:value-type="float">
            <text:p>7,28333333333331</text:p>
          </table:table-cell>
          <table:table-cell table:number-columns-repeated="4"/>
          <table:table-cell table:style-name="ce35" table:formula="of:=SUM(MOD(SUM([.L439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440]&lt;[.L439];[.M439]+[.H$2];[.M439])" office:value-type="float" office:value="1200" calcext:value-type="float">
            <text:p>1200</text:p>
          </table:table-cell>
          <table:table-cell table:style-name="ce11" table:formula="of:=OFFSET([.C$4];[.M440];0)" office:value-type="float" office:value="43765" calcext:value-type="float">
            <text:p>43765</text:p>
          </table:table-cell>
          <table:table-cell table:style-name="ce36" table:formula="of:=[.L440]" office:value-type="float" office:value="0.583333333333324" calcext:value-type="float">
            <text:p>0.5833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0];0)&lt;=[.O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14T12:55:26.559457" calcext:value-type="date">
            <text:p>2019-10-14 12:55:27</text:p>
          </table:table-cell>
          <table:table-cell table:style-name="ce7" table:formula="of:=[.A441]" office:value-type="date" office:date-value="2019-10-14T12:55:26.559457" calcext:value-type="date">
            <text:p>2019-10-14 12:55:27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12:55:26.55945732258" calcext:value-type="date">
            <text:p>12/30/99 12:55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=0;[.G440]+2+1/[.$H$2];[.G440]+1/[.$H$2])" office:value-type="float" office:value="7.29999999999998" calcext:value-type="float">
            <text:p>7,29999999999998</text:p>
          </table:table-cell>
          <table:table-cell table:number-columns-repeated="4"/>
          <table:table-cell table:style-name="ce35" table:formula="of:=SUM(MOD(SUM([.L440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441]&lt;[.L440];[.M440]+[.H$2];[.M440])" office:value-type="float" office:value="1200" calcext:value-type="float">
            <text:p>1200</text:p>
          </table:table-cell>
          <table:table-cell table:style-name="ce11" table:formula="of:=OFFSET([.C$4];[.M441];0)" office:value-type="float" office:value="43765" calcext:value-type="float">
            <text:p>43765</text:p>
          </table:table-cell>
          <table:table-cell table:style-name="ce36" table:formula="of:=[.L441]" office:value-type="float" office:value="0.590277777777768" calcext:value-type="float">
            <text:p>0.5902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1];0)&lt;=[.O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14T12:51:08.595337" calcext:value-type="date">
            <text:p>2019-10-14 12:51:09</text:p>
          </table:table-cell>
          <table:table-cell table:style-name="ce7" table:formula="of:=[.A442]" office:value-type="date" office:date-value="2019-10-14T12:51:08.595337" calcext:value-type="date">
            <text:p>2019-10-14 12:51:09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12:51:08.59533651732" calcext:value-type="date">
            <text:p>12/30/99 12:51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=0;[.G441]+2+1/[.$H$2];[.G441]+1/[.$H$2])" office:value-type="float" office:value="7.31666666666665" calcext:value-type="float">
            <text:p>7,31666666666665</text:p>
          </table:table-cell>
          <table:table-cell table:number-columns-repeated="4"/>
          <table:table-cell table:style-name="ce35" table:formula="of:=SUM(MOD(SUM([.L441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42]&lt;[.L441];[.M441]+[.H$2];[.M441])" office:value-type="float" office:value="1200" calcext:value-type="float">
            <text:p>1200</text:p>
          </table:table-cell>
          <table:table-cell table:style-name="ce11" table:formula="of:=OFFSET([.C$4];[.M442];0)" office:value-type="float" office:value="43765" calcext:value-type="float">
            <text:p>43765</text:p>
          </table:table-cell>
          <table:table-cell table:style-name="ce36" table:formula="of:=[.L442]" office:value-type="float" office:value="0.597222222222213" calcext:value-type="float">
            <text:p>0.597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2];0)&lt;=[.O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14T12:46:10.072911" calcext:value-type="date">
            <text:p>2019-10-14 12:46:10</text:p>
          </table:table-cell>
          <table:table-cell table:style-name="ce7" table:formula="of:=[.A443]" office:value-type="date" office:date-value="2019-10-14T12:46:10.072911" calcext:value-type="date">
            <text:p>2019-10-14 12:46:10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12:46:10.07291126065" calcext:value-type="date">
            <text:p>12/30/99 12:46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=0;[.G442]+2+1/[.$H$2];[.G442]+1/[.$H$2])" office:value-type="float" office:value="7.33333333333331" calcext:value-type="float">
            <text:p>7,33333333333331</text:p>
          </table:table-cell>
          <table:table-cell table:number-columns-repeated="4"/>
          <table:table-cell table:style-name="ce35" table:formula="of:=SUM(MOD(SUM([.L442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43]&lt;[.L442];[.M442]+[.H$2];[.M442])" office:value-type="float" office:value="1200" calcext:value-type="float">
            <text:p>1200</text:p>
          </table:table-cell>
          <table:table-cell table:style-name="ce11" table:formula="of:=OFFSET([.C$4];[.M443];0)" office:value-type="float" office:value="43765" calcext:value-type="float">
            <text:p>43765</text:p>
          </table:table-cell>
          <table:table-cell table:style-name="ce36" table:formula="of:=[.L443]" office:value-type="float" office:value="0.604166666666657" calcext:value-type="float">
            <text:p>0.6041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3];0)&lt;=[.O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14T13:11:39.444362" calcext:value-type="date">
            <text:p>2019-10-14 13:11:39</text:p>
          </table:table-cell>
          <table:table-cell table:style-name="ce7" table:formula="of:=[.A444]" office:value-type="date" office:date-value="2019-10-14T13:11:39.444362" calcext:value-type="date">
            <text:p>2019-10-14 13:11:39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13:11:39.44436152" calcext:value-type="date">
            <text:p>12/30/99 01:11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=0;[.G443]+2+1/[.$H$2];[.G443]+1/[.$H$2])" office:value-type="float" office:value="7.34999999999998" calcext:value-type="float">
            <text:p>7,34999999999998</text:p>
          </table:table-cell>
          <table:table-cell table:number-columns-repeated="4"/>
          <table:table-cell table:style-name="ce35" table:formula="of:=SUM(MOD(SUM([.L443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444]&lt;[.L443];[.M443]+[.H$2];[.M443])" office:value-type="float" office:value="1260" calcext:value-type="float">
            <text:p>1260</text:p>
          </table:table-cell>
          <table:table-cell table:style-name="ce11" table:formula="of:=OFFSET([.C$4];[.M444];0)" office:value-type="float" office:value="43766" calcext:value-type="float">
            <text:p>43766</text:p>
          </table:table-cell>
          <table:table-cell table:style-name="ce36" table:formula="of:=[.L444]" office:value-type="float" office:value="0.465277777777768" calcext:value-type="float">
            <text:p>0.4652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4];0)&lt;=[.O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14T12:56:12.166595" calcext:value-type="date">
            <text:p>2019-10-14 12:56:12</text:p>
          </table:table-cell>
          <table:table-cell table:style-name="ce7" table:formula="of:=[.A445]" office:value-type="date" office:date-value="2019-10-14T12:56:12.166595" calcext:value-type="date">
            <text:p>2019-10-14 12:56:12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12:56:12.16659465339" calcext:value-type="date">
            <text:p>12/30/99 12:56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=0;[.G444]+2+1/[.$H$2];[.G444]+1/[.$H$2])" office:value-type="float" office:value="7.36666666666665" calcext:value-type="float">
            <text:p>7,36666666666665</text:p>
          </table:table-cell>
          <table:table-cell table:number-columns-repeated="4"/>
          <table:table-cell table:style-name="ce35" table:formula="of:=SUM(MOD(SUM([.L444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445]&lt;[.L444];[.M444]+[.H$2];[.M444])" office:value-type="float" office:value="1260" calcext:value-type="float">
            <text:p>1260</text:p>
          </table:table-cell>
          <table:table-cell table:style-name="ce11" table:formula="of:=OFFSET([.C$4];[.M445];0)" office:value-type="float" office:value="43766" calcext:value-type="float">
            <text:p>43766</text:p>
          </table:table-cell>
          <table:table-cell table:style-name="ce36" table:formula="of:=[.L445]" office:value-type="float" office:value="0.472222222222213" calcext:value-type="float">
            <text:p>0.472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5];0)&lt;=[.O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14T13:06:35.824563" calcext:value-type="date">
            <text:p>2019-10-14 13:06:36</text:p>
          </table:table-cell>
          <table:table-cell table:style-name="ce7" table:formula="of:=[.A446]" office:value-type="date" office:date-value="2019-10-14T13:06:35.824563" calcext:value-type="date">
            <text:p>2019-10-14 13:06:36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13:06:35.82456336357" calcext:value-type="date">
            <text:p>12/30/99 01:06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=0;[.G445]+2+1/[.$H$2];[.G445]+1/[.$H$2])" office:value-type="float" office:value="7.38333333333331" calcext:value-type="float">
            <text:p>7,38333333333331</text:p>
          </table:table-cell>
          <table:table-cell table:number-columns-repeated="4"/>
          <table:table-cell table:style-name="ce35" table:formula="of:=SUM(MOD(SUM([.L445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446]&lt;[.L445];[.M445]+[.H$2];[.M445])" office:value-type="float" office:value="1260" calcext:value-type="float">
            <text:p>1260</text:p>
          </table:table-cell>
          <table:table-cell table:style-name="ce11" table:formula="of:=OFFSET([.C$4];[.M446];0)" office:value-type="float" office:value="43766" calcext:value-type="float">
            <text:p>43766</text:p>
          </table:table-cell>
          <table:table-cell table:style-name="ce36" table:formula="of:=[.L446]" office:value-type="float" office:value="0.479166666666657" calcext:value-type="float">
            <text:p>0.4791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6];0)&lt;=[.O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14T13:16:43.577623" calcext:value-type="date">
            <text:p>2019-10-14 13:16:44</text:p>
          </table:table-cell>
          <table:table-cell table:style-name="ce7" table:formula="of:=[.A447]" office:value-type="date" office:date-value="2019-10-14T13:16:43.577623" calcext:value-type="date">
            <text:p>2019-10-14 13:16:44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13:16:43.57762312051" calcext:value-type="date">
            <text:p>12/30/99 01:16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=0;[.G446]+2+1/[.$H$2];[.G446]+1/[.$H$2])" office:value-type="float" office:value="7.39999999999998" calcext:value-type="float">
            <text:p>7,39999999999998</text:p>
          </table:table-cell>
          <table:table-cell table:number-columns-repeated="4"/>
          <table:table-cell table:style-name="ce35" table:formula="of:=SUM(MOD(SUM([.L446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447]&lt;[.L446];[.M446]+[.H$2];[.M446])" office:value-type="float" office:value="1260" calcext:value-type="float">
            <text:p>1260</text:p>
          </table:table-cell>
          <table:table-cell table:style-name="ce11" table:formula="of:=OFFSET([.C$4];[.M447];0)" office:value-type="float" office:value="43766" calcext:value-type="float">
            <text:p>43766</text:p>
          </table:table-cell>
          <table:table-cell table:style-name="ce36" table:formula="of:=[.L447]" office:value-type="float" office:value="0.486111111111102" calcext:value-type="float">
            <text:p>0.4861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7];0)&lt;=[.O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14T13:04:06.539731" calcext:value-type="date">
            <text:p>2019-10-14 13:04:07</text:p>
          </table:table-cell>
          <table:table-cell table:style-name="ce7" table:formula="of:=[.A448]" office:value-type="date" office:date-value="2019-10-14T13:04:06.539731" calcext:value-type="date">
            <text:p>2019-10-14 13:04:07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13:04:06.53973137029" calcext:value-type="date">
            <text:p>12/30/99 01:04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=0;[.G447]+2+1/[.$H$2];[.G447]+1/[.$H$2])" office:value-type="float" office:value="7.41666666666665" calcext:value-type="float">
            <text:p>7,41666666666665</text:p>
          </table:table-cell>
          <table:table-cell table:number-columns-repeated="4"/>
          <table:table-cell table:style-name="ce35" table:formula="of:=SUM(MOD(SUM([.L447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448]&lt;[.L447];[.M447]+[.H$2];[.M447])" office:value-type="float" office:value="1260" calcext:value-type="float">
            <text:p>1260</text:p>
          </table:table-cell>
          <table:table-cell table:style-name="ce11" table:formula="of:=OFFSET([.C$4];[.M448];0)" office:value-type="float" office:value="43766" calcext:value-type="float">
            <text:p>43766</text:p>
          </table:table-cell>
          <table:table-cell table:style-name="ce36" table:formula="of:=[.L448]" office:value-type="float" office:value="0.493055555555546" calcext:value-type="float">
            <text:p>0.49305555555554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8];0)&lt;=[.O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14T12:33:06.518402" calcext:value-type="date">
            <text:p>2019-10-14 12:33:07</text:p>
          </table:table-cell>
          <table:table-cell table:style-name="ce7" table:formula="of:=[.A449]" office:value-type="date" office:date-value="2019-10-14T12:33:06.518402" calcext:value-type="date">
            <text:p>2019-10-14 12:33:07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12:33:06.51840174571" calcext:value-type="date">
            <text:p>12/30/99 12:33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=0;[.G448]+2+1/[.$H$2];[.G448]+1/[.$H$2])" office:value-type="float" office:value="7.43333333333331" calcext:value-type="float">
            <text:p>7,43333333333331</text:p>
          </table:table-cell>
          <table:table-cell table:number-columns-repeated="4"/>
          <table:table-cell table:style-name="ce35" table:formula="of:=SUM(MOD(SUM([.L448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449]&lt;[.L448];[.M448]+[.H$2];[.M448])" office:value-type="float" office:value="1260" calcext:value-type="float">
            <text:p>1260</text:p>
          </table:table-cell>
          <table:table-cell table:style-name="ce11" table:formula="of:=OFFSET([.C$4];[.M449];0)" office:value-type="float" office:value="43766" calcext:value-type="float">
            <text:p>43766</text:p>
          </table:table-cell>
          <table:table-cell table:style-name="ce36" table:formula="of:=[.L449]" office:value-type="float" office:value="0.499999999999991" calcext:value-type="float">
            <text:p>0.4999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9];0)&lt;=[.O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14T13:11:38.914612" calcext:value-type="date">
            <text:p>2019-10-14 13:11:39</text:p>
          </table:table-cell>
          <table:table-cell table:style-name="ce7" table:formula="of:=[.A450]" office:value-type="date" office:date-value="2019-10-14T13:11:38.914612" calcext:value-type="date">
            <text:p>2019-10-14 13:11:39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13:11:38.91461245716" calcext:value-type="date">
            <text:p>12/30/99 01:11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=0;[.G449]+2+1/[.$H$2];[.G449]+1/[.$H$2])" office:value-type="float" office:value="7.44999999999998" calcext:value-type="float">
            <text:p>7,44999999999998</text:p>
          </table:table-cell>
          <table:table-cell table:number-columns-repeated="4"/>
          <table:table-cell table:style-name="ce35" table:formula="of:=SUM(MOD(SUM([.L449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450]&lt;[.L449];[.M449]+[.H$2];[.M449])" office:value-type="float" office:value="1260" calcext:value-type="float">
            <text:p>1260</text:p>
          </table:table-cell>
          <table:table-cell table:style-name="ce11" table:formula="of:=OFFSET([.C$4];[.M450];0)" office:value-type="float" office:value="43766" calcext:value-type="float">
            <text:p>43766</text:p>
          </table:table-cell>
          <table:table-cell table:style-name="ce36" table:formula="of:=[.L450]" office:value-type="float" office:value="0.506944444444435" calcext:value-type="float">
            <text:p>0.5069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0];0)&lt;=[.O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14T13:08:49.703342" calcext:value-type="date">
            <text:p>2019-10-14 13:08:50</text:p>
          </table:table-cell>
          <table:table-cell table:style-name="ce7" table:formula="of:=[.A451]" office:value-type="date" office:date-value="2019-10-14T13:08:49.703342" calcext:value-type="date">
            <text:p>2019-10-14 13:08:50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13:08:49.70334207639" calcext:value-type="date">
            <text:p>12/30/99 01:08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=0;[.G450]+2+1/[.$H$2];[.G450]+1/[.$H$2])" office:value-type="float" office:value="7.46666666666665" calcext:value-type="float">
            <text:p>7,46666666666665</text:p>
          </table:table-cell>
          <table:table-cell table:number-columns-repeated="4"/>
          <table:table-cell table:style-name="ce35" table:formula="of:=SUM(MOD(SUM([.L450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451]&lt;[.L450];[.M450]+[.H$2];[.M450])" office:value-type="float" office:value="1260" calcext:value-type="float">
            <text:p>1260</text:p>
          </table:table-cell>
          <table:table-cell table:style-name="ce11" table:formula="of:=OFFSET([.C$4];[.M451];0)" office:value-type="float" office:value="43766" calcext:value-type="float">
            <text:p>43766</text:p>
          </table:table-cell>
          <table:table-cell table:style-name="ce36" table:formula="of:=[.L451]" office:value-type="float" office:value="0.513888888888879" calcext:value-type="float">
            <text:p>0.51388888888887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1];0)&lt;=[.O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14T12:57:04.452354" calcext:value-type="date">
            <text:p>2019-10-14 12:57:04</text:p>
          </table:table-cell>
          <table:table-cell table:style-name="ce7" table:formula="of:=[.A452]" office:value-type="date" office:date-value="2019-10-14T12:57:04.452354" calcext:value-type="date">
            <text:p>2019-10-14 12:57:04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12:57:04.45235385094" calcext:value-type="date">
            <text:p>12/30/99 12:57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=0;[.G451]+2+1/[.$H$2];[.G451]+1/[.$H$2])" office:value-type="float" office:value="7.48333333333331" calcext:value-type="float">
            <text:p>7,48333333333331</text:p>
          </table:table-cell>
          <table:table-cell table:number-columns-repeated="4"/>
          <table:table-cell table:style-name="ce35" table:formula="of:=SUM(MOD(SUM([.L451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452]&lt;[.L451];[.M451]+[.H$2];[.M451])" office:value-type="float" office:value="1260" calcext:value-type="float">
            <text:p>1260</text:p>
          </table:table-cell>
          <table:table-cell table:style-name="ce11" table:formula="of:=OFFSET([.C$4];[.M452];0)" office:value-type="float" office:value="43766" calcext:value-type="float">
            <text:p>43766</text:p>
          </table:table-cell>
          <table:table-cell table:style-name="ce36" table:formula="of:=[.L452]" office:value-type="float" office:value="0.520833333333324" calcext:value-type="float">
            <text:p>0.5208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2];0)&lt;=[.O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14T13:29:16.808497" calcext:value-type="date">
            <text:p>2019-10-14 13:29:17</text:p>
          </table:table-cell>
          <table:table-cell table:style-name="ce7" table:formula="of:=[.A453]" office:value-type="date" office:date-value="2019-10-14T13:29:16.808497" calcext:value-type="date">
            <text:p>2019-10-14 13:29:17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13:29:16.80849719793" calcext:value-type="date">
            <text:p>12/30/99 01:29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=0;[.G452]+2+1/[.$H$2];[.G452]+1/[.$H$2])" office:value-type="float" office:value="7.49999999999998" calcext:value-type="float">
            <text:p>7,49999999999998</text:p>
          </table:table-cell>
          <table:table-cell table:number-columns-repeated="4"/>
          <table:table-cell table:style-name="ce35" table:formula="of:=SUM(MOD(SUM([.L452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453]&lt;[.L452];[.M452]+[.H$2];[.M452])" office:value-type="float" office:value="1260" calcext:value-type="float">
            <text:p>1260</text:p>
          </table:table-cell>
          <table:table-cell table:style-name="ce11" table:formula="of:=OFFSET([.C$4];[.M453];0)" office:value-type="float" office:value="43766" calcext:value-type="float">
            <text:p>43766</text:p>
          </table:table-cell>
          <table:table-cell table:style-name="ce36" table:formula="of:=[.L453]" office:value-type="float" office:value="0.527777777777768" calcext:value-type="float">
            <text:p>0.5277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3];0)&lt;=[.O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14T12:49:00.846051" calcext:value-type="date">
            <text:p>2019-10-14 12:49:01</text:p>
          </table:table-cell>
          <table:table-cell table:style-name="ce7" table:formula="of:=[.A454]" office:value-type="date" office:date-value="2019-10-14T12:49:00.846051" calcext:value-type="date">
            <text:p>2019-10-14 12:49:01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12:49:00.84605081007" calcext:value-type="date">
            <text:p>12/30/99 12:49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=0;[.G453]+2+1/[.$H$2];[.G453]+1/[.$H$2])" office:value-type="float" office:value="7.51666666666665" calcext:value-type="float">
            <text:p>7,51666666666665</text:p>
          </table:table-cell>
          <table:table-cell table:number-columns-repeated="4"/>
          <table:table-cell table:style-name="ce35" table:formula="of:=SUM(MOD(SUM([.L453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454]&lt;[.L453];[.M453]+[.H$2];[.M453])" office:value-type="float" office:value="1260" calcext:value-type="float">
            <text:p>1260</text:p>
          </table:table-cell>
          <table:table-cell table:style-name="ce11" table:formula="of:=OFFSET([.C$4];[.M454];0)" office:value-type="float" office:value="43766" calcext:value-type="float">
            <text:p>43766</text:p>
          </table:table-cell>
          <table:table-cell table:style-name="ce36" table:formula="of:=[.L454]" office:value-type="float" office:value="0.534722222222213" calcext:value-type="float">
            <text:p>0.5347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4];0)&lt;=[.O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14T13:00:23.633529" calcext:value-type="date">
            <text:p>2019-10-14 13:00:24</text:p>
          </table:table-cell>
          <table:table-cell table:style-name="ce7" table:formula="of:=[.A455]" office:value-type="date" office:date-value="2019-10-14T13:00:23.633529" calcext:value-type="date">
            <text:p>2019-10-14 13:00:24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13:00:23.6335293157" calcext:value-type="date">
            <text:p>12/30/99 01:00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=0;[.G454]+2+1/[.$H$2];[.G454]+1/[.$H$2])" office:value-type="float" office:value="7.53333333333331" calcext:value-type="float">
            <text:p>7,53333333333331</text:p>
          </table:table-cell>
          <table:table-cell table:number-columns-repeated="4"/>
          <table:table-cell table:style-name="ce35" table:formula="of:=SUM(MOD(SUM([.L454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455]&lt;[.L454];[.M454]+[.H$2];[.M454])" office:value-type="float" office:value="1260" calcext:value-type="float">
            <text:p>1260</text:p>
          </table:table-cell>
          <table:table-cell table:style-name="ce11" table:formula="of:=OFFSET([.C$4];[.M455];0)" office:value-type="float" office:value="43766" calcext:value-type="float">
            <text:p>43766</text:p>
          </table:table-cell>
          <table:table-cell table:style-name="ce36" table:formula="of:=[.L455]" office:value-type="float" office:value="0.541666666666657" calcext:value-type="float">
            <text:p>0.5416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5];0)&lt;=[.O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14T13:07:13.386296" calcext:value-type="date">
            <text:p>2019-10-14 13:07:13</text:p>
          </table:table-cell>
          <table:table-cell table:style-name="ce7" table:formula="of:=[.A456]" office:value-type="date" office:date-value="2019-10-14T13:07:13.386296" calcext:value-type="date">
            <text:p>2019-10-14 13:07:13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13:07:13.38629635982" calcext:value-type="date">
            <text:p>12/30/99 01:07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=0;[.G455]+2+1/[.$H$2];[.G455]+1/[.$H$2])" office:value-type="float" office:value="7.54999999999998" calcext:value-type="float">
            <text:p>7,54999999999998</text:p>
          </table:table-cell>
          <table:table-cell table:number-columns-repeated="4"/>
          <table:table-cell table:style-name="ce35" table:formula="of:=SUM(MOD(SUM([.L455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456]&lt;[.L455];[.M455]+[.H$2];[.M455])" office:value-type="float" office:value="1260" calcext:value-type="float">
            <text:p>1260</text:p>
          </table:table-cell>
          <table:table-cell table:style-name="ce11" table:formula="of:=OFFSET([.C$4];[.M456];0)" office:value-type="float" office:value="43766" calcext:value-type="float">
            <text:p>43766</text:p>
          </table:table-cell>
          <table:table-cell table:style-name="ce36" table:formula="of:=[.L456]" office:value-type="float" office:value="0.548611111111102" calcext:value-type="float">
            <text:p>0.5486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6];0)&lt;=[.O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14T12:44:37.467996" calcext:value-type="date">
            <text:p>2019-10-14 12:44:37</text:p>
          </table:table-cell>
          <table:table-cell table:style-name="ce7" table:formula="of:=[.A457]" office:value-type="date" office:date-value="2019-10-14T12:44:37.467996" calcext:value-type="date">
            <text:p>2019-10-14 12:44:37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12:44:37.46799588203" calcext:value-type="date">
            <text:p>12/30/99 12:44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=0;[.G456]+2+1/[.$H$2];[.G456]+1/[.$H$2])" office:value-type="float" office:value="7.56666666666665" calcext:value-type="float">
            <text:p>7,56666666666665</text:p>
          </table:table-cell>
          <table:table-cell table:number-columns-repeated="4"/>
          <table:table-cell table:style-name="ce35" table:formula="of:=SUM(MOD(SUM([.L456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457]&lt;[.L456];[.M456]+[.H$2];[.M456])" office:value-type="float" office:value="1260" calcext:value-type="float">
            <text:p>1260</text:p>
          </table:table-cell>
          <table:table-cell table:style-name="ce11" table:formula="of:=OFFSET([.C$4];[.M457];0)" office:value-type="float" office:value="43766" calcext:value-type="float">
            <text:p>43766</text:p>
          </table:table-cell>
          <table:table-cell table:style-name="ce36" table:formula="of:=[.L457]" office:value-type="float" office:value="0.555555555555546" calcext:value-type="float">
            <text:p>0.55555555555554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7];0)&lt;=[.O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14T12:58:32.022459" calcext:value-type="date">
            <text:p>2019-10-14 12:58:32</text:p>
          </table:table-cell>
          <table:table-cell table:style-name="ce7" table:formula="of:=[.A458]" office:value-type="date" office:date-value="2019-10-14T12:58:32.022459" calcext:value-type="date">
            <text:p>2019-10-14 12:58:32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12:58:32.02245885506" calcext:value-type="date">
            <text:p>12/30/99 12:58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=0;[.G457]+2+1/[.$H$2];[.G457]+1/[.$H$2])" office:value-type="float" office:value="7.58333333333331" calcext:value-type="float">
            <text:p>7,58333333333331</text:p>
          </table:table-cell>
          <table:table-cell table:number-columns-repeated="4"/>
          <table:table-cell table:style-name="ce35" table:formula="of:=SUM(MOD(SUM([.L457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458]&lt;[.L457];[.M457]+[.H$2];[.M457])" office:value-type="float" office:value="1260" calcext:value-type="float">
            <text:p>1260</text:p>
          </table:table-cell>
          <table:table-cell table:style-name="ce11" table:formula="of:=OFFSET([.C$4];[.M458];0)" office:value-type="float" office:value="43766" calcext:value-type="float">
            <text:p>43766</text:p>
          </table:table-cell>
          <table:table-cell table:style-name="ce36" table:formula="of:=[.L458]" office:value-type="float" office:value="0.56249999999999" calcext:value-type="float">
            <text:p>0.5624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8];0)&lt;=[.O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14T12:39:57.281613" calcext:value-type="date">
            <text:p>2019-10-14 12:39:57</text:p>
          </table:table-cell>
          <table:table-cell table:style-name="ce7" table:formula="of:=[.A459]" office:value-type="date" office:date-value="2019-10-14T12:39:57.281613" calcext:value-type="date">
            <text:p>2019-10-14 12:39:57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12:39:57.28161329404" calcext:value-type="date">
            <text:p>12/30/99 12:39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=0;[.G458]+2+1/[.$H$2];[.G458]+1/[.$H$2])" office:value-type="float" office:value="7.59999999999998" calcext:value-type="float">
            <text:p>7,59999999999998</text:p>
          </table:table-cell>
          <table:table-cell table:number-columns-repeated="4"/>
          <table:table-cell table:style-name="ce35" table:formula="of:=SUM(MOD(SUM([.L458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459]&lt;[.L458];[.M458]+[.H$2];[.M458])" office:value-type="float" office:value="1260" calcext:value-type="float">
            <text:p>1260</text:p>
          </table:table-cell>
          <table:table-cell table:style-name="ce11" table:formula="of:=OFFSET([.C$4];[.M459];0)" office:value-type="float" office:value="43766" calcext:value-type="float">
            <text:p>43766</text:p>
          </table:table-cell>
          <table:table-cell table:style-name="ce36" table:formula="of:=[.L459]" office:value-type="float" office:value="0.569444444444435" calcext:value-type="float">
            <text:p>0.5694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9];0)&lt;=[.O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14T12:58:32.604815" calcext:value-type="date">
            <text:p>2019-10-14 12:58:33</text:p>
          </table:table-cell>
          <table:table-cell table:style-name="ce7" table:formula="of:=[.A460]" office:value-type="date" office:date-value="2019-10-14T12:58:32.604815" calcext:value-type="date">
            <text:p>2019-10-14 12:58:33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12:58:32.60481525678" calcext:value-type="date">
            <text:p>12/30/99 12:58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=0;[.G459]+2+1/[.$H$2];[.G459]+1/[.$H$2])" office:value-type="float" office:value="7.61666666666665" calcext:value-type="float">
            <text:p>7,61666666666665</text:p>
          </table:table-cell>
          <table:table-cell table:number-columns-repeated="4"/>
          <table:table-cell table:style-name="ce35" table:formula="of:=SUM(MOD(SUM([.L459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460]&lt;[.L459];[.M459]+[.H$2];[.M459])" office:value-type="float" office:value="1260" calcext:value-type="float">
            <text:p>1260</text:p>
          </table:table-cell>
          <table:table-cell table:style-name="ce11" table:formula="of:=OFFSET([.C$4];[.M460];0)" office:value-type="float" office:value="43766" calcext:value-type="float">
            <text:p>43766</text:p>
          </table:table-cell>
          <table:table-cell table:style-name="ce36" table:formula="of:=[.L460]" office:value-type="float" office:value="0.576388888888879" calcext:value-type="float">
            <text:p>0.57638888888887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0];0)&lt;=[.O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14T13:16:28.538438" calcext:value-type="date">
            <text:p>2019-10-14 13:16:29</text:p>
          </table:table-cell>
          <table:table-cell table:style-name="ce7" table:formula="of:=[.A461]" office:value-type="date" office:date-value="2019-10-14T13:16:28.538438" calcext:value-type="date">
            <text:p>2019-10-14 13:16:29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13:16:28.53843819816" calcext:value-type="date">
            <text:p>12/30/99 01:16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=0;[.G460]+2+1/[.$H$2];[.G460]+1/[.$H$2])" office:value-type="float" office:value="7.63333333333331" calcext:value-type="float">
            <text:p>7,63333333333331</text:p>
          </table:table-cell>
          <table:table-cell table:number-columns-repeated="4"/>
          <table:table-cell table:style-name="ce35" table:formula="of:=SUM(MOD(SUM([.L460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461]&lt;[.L460];[.M460]+[.H$2];[.M460])" office:value-type="float" office:value="1260" calcext:value-type="float">
            <text:p>1260</text:p>
          </table:table-cell>
          <table:table-cell table:style-name="ce11" table:formula="of:=OFFSET([.C$4];[.M461];0)" office:value-type="float" office:value="43766" calcext:value-type="float">
            <text:p>43766</text:p>
          </table:table-cell>
          <table:table-cell table:style-name="ce36" table:formula="of:=[.L461]" office:value-type="float" office:value="0.583333333333324" calcext:value-type="float">
            <text:p>0.5833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1];0)&lt;=[.O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14T12:46:17.949827" calcext:value-type="date">
            <text:p>2019-10-14 12:46:18</text:p>
          </table:table-cell>
          <table:table-cell table:style-name="ce7" table:formula="of:=[.A462]" office:value-type="date" office:date-value="2019-10-14T12:46:17.949827" calcext:value-type="date">
            <text:p>2019-10-14 12:46:18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12:46:17.94982739724" calcext:value-type="date">
            <text:p>12/30/99 12:46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=0;[.G461]+2+1/[.$H$2];[.G461]+1/[.$H$2])" office:value-type="float" office:value="7.64999999999998" calcext:value-type="float">
            <text:p>7,64999999999998</text:p>
          </table:table-cell>
          <table:table-cell table:number-columns-repeated="4"/>
          <table:table-cell table:style-name="ce35" table:formula="of:=SUM(MOD(SUM([.L461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462]&lt;[.L461];[.M461]+[.H$2];[.M461])" office:value-type="float" office:value="1260" calcext:value-type="float">
            <text:p>1260</text:p>
          </table:table-cell>
          <table:table-cell table:style-name="ce11" table:formula="of:=OFFSET([.C$4];[.M462];0)" office:value-type="float" office:value="43766" calcext:value-type="float">
            <text:p>43766</text:p>
          </table:table-cell>
          <table:table-cell table:style-name="ce36" table:formula="of:=[.L462]" office:value-type="float" office:value="0.590277777777768" calcext:value-type="float">
            <text:p>0.5902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2];0)&lt;=[.O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14T12:48:47.963405" calcext:value-type="date">
            <text:p>2019-10-14 12:48:48</text:p>
          </table:table-cell>
          <table:table-cell table:style-name="ce7" table:formula="of:=[.A463]" office:value-type="date" office:date-value="2019-10-14T12:48:47.963405" calcext:value-type="date">
            <text:p>2019-10-14 12:48:48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12:48:47.9634046834" calcext:value-type="date">
            <text:p>12/30/99 12:48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=0;[.G462]+2+1/[.$H$2];[.G462]+1/[.$H$2])" office:value-type="float" office:value="7.66666666666665" calcext:value-type="float">
            <text:p>7,66666666666665</text:p>
          </table:table-cell>
          <table:table-cell table:number-columns-repeated="4"/>
          <table:table-cell table:style-name="ce35" table:formula="of:=SUM(MOD(SUM([.L462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63]&lt;[.L462];[.M462]+[.H$2];[.M462])" office:value-type="float" office:value="1260" calcext:value-type="float">
            <text:p>1260</text:p>
          </table:table-cell>
          <table:table-cell table:style-name="ce11" table:formula="of:=OFFSET([.C$4];[.M463];0)" office:value-type="float" office:value="43766" calcext:value-type="float">
            <text:p>43766</text:p>
          </table:table-cell>
          <table:table-cell table:style-name="ce36" table:formula="of:=[.L463]" office:value-type="float" office:value="0.597222222222212" calcext:value-type="float">
            <text:p>0.59722222222221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3];0)&lt;=[.O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14T13:08:46.653604" calcext:value-type="date">
            <text:p>2019-10-14 13:08:47</text:p>
          </table:table-cell>
          <table:table-cell table:style-name="ce7" table:formula="of:=[.A464]" office:value-type="date" office:date-value="2019-10-14T13:08:46.653604" calcext:value-type="date">
            <text:p>2019-10-14 13:08:47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13:08:46.65360379033" calcext:value-type="date">
            <text:p>12/30/99 01:08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=0;[.G463]+2+1/[.$H$2];[.G463]+1/[.$H$2])" office:value-type="float" office:value="7.68333333333331" calcext:value-type="float">
            <text:p>7,68333333333331</text:p>
          </table:table-cell>
          <table:table-cell table:number-columns-repeated="4"/>
          <table:table-cell table:style-name="ce35" table:formula="of:=SUM(MOD(SUM([.L463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64]&lt;[.L463];[.M463]+[.H$2];[.M463])" office:value-type="float" office:value="1260" calcext:value-type="float">
            <text:p>1260</text:p>
          </table:table-cell>
          <table:table-cell table:style-name="ce11" table:formula="of:=OFFSET([.C$4];[.M464];0)" office:value-type="float" office:value="43766" calcext:value-type="float">
            <text:p>43766</text:p>
          </table:table-cell>
          <table:table-cell table:style-name="ce36" table:formula="of:=[.L464]" office:value-type="float" office:value="0.604166666666657" calcext:value-type="float">
            <text:p>0.6041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4];0)&lt;=[.O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14T12:45:23.932497" calcext:value-type="date">
            <text:p>2019-10-14 12:45:24</text:p>
          </table:table-cell>
          <table:table-cell table:style-name="ce7" table:formula="of:=[.A465]" office:value-type="date" office:date-value="2019-10-14T12:45:23.932497" calcext:value-type="date">
            <text:p>2019-10-14 12:45:24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12:45:23.93249692395" calcext:value-type="date">
            <text:p>12/30/99 12:45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=0;[.G464]+2+1/[.$H$2];[.G464]+1/[.$H$2])" office:value-type="float" office:value="7.69999999999998" calcext:value-type="float">
            <text:p>7,6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14T13:00:01.191378" calcext:value-type="date">
            <text:p>2019-10-14 13:00:01</text:p>
          </table:table-cell>
          <table:table-cell table:style-name="ce7" table:formula="of:=[.A466]" office:value-type="date" office:date-value="2019-10-14T13:00:01.191378" calcext:value-type="date">
            <text:p>2019-10-14 13:00:01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13:00:01.1913777329" calcext:value-type="date">
            <text:p>12/30/99 01:00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=0;[.G465]+2+1/[.$H$2];[.G465]+1/[.$H$2])" office:value-type="float" office:value="7.71666666666664" calcext:value-type="float">
            <text:p>7,7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14T13:13:16.155852" calcext:value-type="date">
            <text:p>2019-10-14 13:13:16</text:p>
          </table:table-cell>
          <table:table-cell table:style-name="ce7" table:formula="of:=[.A467]" office:value-type="date" office:date-value="2019-10-14T13:13:16.155852" calcext:value-type="date">
            <text:p>2019-10-14 13:13:16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13:13:16.15585226566" calcext:value-type="date">
            <text:p>12/30/99 01:13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=0;[.G466]+2+1/[.$H$2];[.G466]+1/[.$H$2])" office:value-type="float" office:value="7.73333333333331" calcext:value-type="float">
            <text:p>7,7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14T13:09:05.939028" calcext:value-type="date">
            <text:p>2019-10-14 13:09:06</text:p>
          </table:table-cell>
          <table:table-cell table:style-name="ce7" table:formula="of:=[.A468]" office:value-type="date" office:date-value="2019-10-14T13:09:05.939028" calcext:value-type="date">
            <text:p>2019-10-14 13:09:06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13:09:05.93902775086" calcext:value-type="date">
            <text:p>12/30/99 01:09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=0;[.G467]+2+1/[.$H$2];[.G467]+1/[.$H$2])" office:value-type="float" office:value="7.74999999999998" calcext:value-type="float">
            <text:p>7,7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14T13:16:57.263682" calcext:value-type="date">
            <text:p>2019-10-14 13:16:57</text:p>
          </table:table-cell>
          <table:table-cell table:style-name="ce7" table:formula="of:=[.A469]" office:value-type="date" office:date-value="2019-10-14T13:16:57.263682" calcext:value-type="date">
            <text:p>2019-10-14 13:16:57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13:16:57.26368220989" calcext:value-type="date">
            <text:p>12/30/99 01:16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=0;[.G468]+2+1/[.$H$2];[.G468]+1/[.$H$2])" office:value-type="float" office:value="7.76666666666664" calcext:value-type="float">
            <text:p>7,7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14T12:57:52.573313" calcext:value-type="date">
            <text:p>2019-10-14 12:57:53</text:p>
          </table:table-cell>
          <table:table-cell table:style-name="ce7" table:formula="of:=[.A470]" office:value-type="date" office:date-value="2019-10-14T12:57:52.573313" calcext:value-type="date">
            <text:p>2019-10-14 12:57:53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12:57:52.57331341971" calcext:value-type="date">
            <text:p>12/30/99 12:57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=0;[.G469]+2+1/[.$H$2];[.G469]+1/[.$H$2])" office:value-type="float" office:value="7.78333333333331" calcext:value-type="float">
            <text:p>7,7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14T13:17:29.536111" calcext:value-type="date">
            <text:p>2019-10-14 13:17:30</text:p>
          </table:table-cell>
          <table:table-cell table:style-name="ce7" table:formula="of:=[.A471]" office:value-type="date" office:date-value="2019-10-14T13:17:29.536111" calcext:value-type="date">
            <text:p>2019-10-14 13:17:30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13:17:29.53611076344" calcext:value-type="date">
            <text:p>12/30/99 01:17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=0;[.G470]+2+1/[.$H$2];[.G470]+1/[.$H$2])" office:value-type="float" office:value="7.79999999999998" calcext:value-type="float">
            <text:p>7,7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14T12:42:27.055485" calcext:value-type="date">
            <text:p>2019-10-14 12:42:27</text:p>
          </table:table-cell>
          <table:table-cell table:style-name="ce7" table:formula="of:=[.A472]" office:value-type="date" office:date-value="2019-10-14T12:42:27.055485" calcext:value-type="date">
            <text:p>2019-10-14 12:42:27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12:42:27.05548470374" calcext:value-type="date">
            <text:p>12/30/99 12:42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=0;[.G471]+2+1/[.$H$2];[.G471]+1/[.$H$2])" office:value-type="float" office:value="7.81666666666664" calcext:value-type="float">
            <text:p>7,8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14T12:36:06.776756" calcext:value-type="date">
            <text:p>2019-10-14 12:36:07</text:p>
          </table:table-cell>
          <table:table-cell table:style-name="ce7" table:formula="of:=[.A473]" office:value-type="date" office:date-value="2019-10-14T12:36:06.776756" calcext:value-type="date">
            <text:p>2019-10-14 12:36:07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12:36:06.77675626706" calcext:value-type="date">
            <text:p>12/30/99 12:36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=0;[.G472]+2+1/[.$H$2];[.G472]+1/[.$H$2])" office:value-type="float" office:value="7.83333333333331" calcext:value-type="float">
            <text:p>7,8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14T13:23:17.398817" calcext:value-type="date">
            <text:p>2019-10-14 13:23:17</text:p>
          </table:table-cell>
          <table:table-cell table:style-name="ce7" table:formula="of:=[.A474]" office:value-type="date" office:date-value="2019-10-14T13:23:17.398817" calcext:value-type="date">
            <text:p>2019-10-14 13:23:17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13:23:17.39881732967" calcext:value-type="date">
            <text:p>12/30/99 01:23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=0;[.G473]+2+1/[.$H$2];[.G473]+1/[.$H$2])" office:value-type="float" office:value="7.84999999999998" calcext:value-type="float">
            <text:p>7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14T12:48:49.716981" calcext:value-type="date">
            <text:p>2019-10-14 12:48:50</text:p>
          </table:table-cell>
          <table:table-cell table:style-name="ce7" table:formula="of:=[.A475]" office:value-type="date" office:date-value="2019-10-14T12:48:49.716981" calcext:value-type="date">
            <text:p>2019-10-14 12:48:50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12:48:49.71698096953" calcext:value-type="date">
            <text:p>12/30/99 12:48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=0;[.G474]+2+1/[.$H$2];[.G474]+1/[.$H$2])" office:value-type="float" office:value="7.86666666666664" calcext:value-type="float">
            <text:p>7,8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14T13:14:52.517535" calcext:value-type="date">
            <text:p>2019-10-14 13:14:53</text:p>
          </table:table-cell>
          <table:table-cell table:style-name="ce7" table:formula="of:=[.A476]" office:value-type="date" office:date-value="2019-10-14T13:14:52.517535" calcext:value-type="date">
            <text:p>2019-10-14 13:14:53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13:14:52.51753475983" calcext:value-type="date">
            <text:p>12/30/99 01:14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=0;[.G475]+2+1/[.$H$2];[.G475]+1/[.$H$2])" office:value-type="float" office:value="7.88333333333331" calcext:value-type="float">
            <text:p>7,8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14T12:41:45.330437" calcext:value-type="date">
            <text:p>2019-10-14 12:41:45</text:p>
          </table:table-cell>
          <table:table-cell table:style-name="ce7" table:formula="of:=[.A477]" office:value-type="date" office:date-value="2019-10-14T12:41:45.330437" calcext:value-type="date">
            <text:p>2019-10-14 12:41:45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12:41:45.33043693285" calcext:value-type="date">
            <text:p>12/30/99 12:41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=0;[.G476]+2+1/[.$H$2];[.G476]+1/[.$H$2])" office:value-type="float" office:value="7.89999999999998" calcext:value-type="float">
            <text:p>7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14T13:02:04.050277" calcext:value-type="date">
            <text:p>2019-10-14 13:02:04</text:p>
          </table:table-cell>
          <table:table-cell table:style-name="ce7" table:formula="of:=[.A478]" office:value-type="date" office:date-value="2019-10-14T13:02:04.050277" calcext:value-type="date">
            <text:p>2019-10-14 13:02:04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13:02:04.05027681962" calcext:value-type="date">
            <text:p>12/30/99 01:02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=0;[.G477]+2+1/[.$H$2];[.G477]+1/[.$H$2])" office:value-type="float" office:value="7.91666666666664" calcext:value-type="float">
            <text:p>7,9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14T12:53:19.930219" calcext:value-type="date">
            <text:p>2019-10-14 12:53:20</text:p>
          </table:table-cell>
          <table:table-cell table:style-name="ce7" table:formula="of:=[.A479]" office:value-type="date" office:date-value="2019-10-14T12:53:19.930219" calcext:value-type="date">
            <text:p>2019-10-14 12:53:20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12:53:19.9302187236" calcext:value-type="date">
            <text:p>12/30/99 12:53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=0;[.G478]+2+1/[.$H$2];[.G478]+1/[.$H$2])" office:value-type="float" office:value="7.93333333333331" calcext:value-type="float">
            <text:p>7,9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14T13:08:28.633328" calcext:value-type="date">
            <text:p>2019-10-14 13:08:29</text:p>
          </table:table-cell>
          <table:table-cell table:style-name="ce7" table:formula="of:=[.A480]" office:value-type="date" office:date-value="2019-10-14T13:08:28.633328" calcext:value-type="date">
            <text:p>2019-10-14 13:08:29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13:08:28.63332836889" calcext:value-type="date">
            <text:p>12/30/99 01:08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=0;[.G479]+2+1/[.$H$2];[.G479]+1/[.$H$2])" office:value-type="float" office:value="7.94999999999998" calcext:value-type="float">
            <text:p>7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14T12:42:32.710154" calcext:value-type="date">
            <text:p>2019-10-14 12:42:33</text:p>
          </table:table-cell>
          <table:table-cell table:style-name="ce7" table:formula="of:=[.A481]" office:value-type="date" office:date-value="2019-10-14T12:42:32.710154" calcext:value-type="date">
            <text:p>2019-10-14 12:42:33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12:42:32.71015379112" calcext:value-type="date">
            <text:p>12/30/99 12:42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=0;[.G480]+2+1/[.$H$2];[.G480]+1/[.$H$2])" office:value-type="float" office:value="7.96666666666664" calcext:value-type="float">
            <text:p>7,9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14T12:39:59.133592" calcext:value-type="date">
            <text:p>2019-10-14 12:39:59</text:p>
          </table:table-cell>
          <table:table-cell table:style-name="ce7" table:formula="of:=[.A482]" office:value-type="date" office:date-value="2019-10-14T12:39:59.133592" calcext:value-type="date">
            <text:p>2019-10-14 12:39:59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12:39:59.13359228522" calcext:value-type="date">
            <text:p>12/30/99 12:39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=0;[.G481]+2+1/[.$H$2];[.G481]+1/[.$H$2])" office:value-type="float" office:value="7.98333333333331" calcext:value-type="float">
            <text:p>7,9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14T13:16:26.145583" calcext:value-type="date">
            <text:p>2019-10-14 13:16:26</text:p>
          </table:table-cell>
          <table:table-cell table:style-name="ce7" table:formula="of:=[.A483]" office:value-type="date" office:date-value="2019-10-14T13:16:26.145583" calcext:value-type="date">
            <text:p>2019-10-14 13:16:26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13:16:26.14558316767" calcext:value-type="date">
            <text:p>12/30/99 01:16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=0;[.G482]+2+1/[.$H$2];[.G482]+1/[.$H$2])" office:value-type="float" office:value="7.99999999999998" calcext:value-type="float">
            <text:p>7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15T12:53:30.435797" calcext:value-type="date">
            <text:p>2019-10-15 12:53:30</text:p>
          </table:table-cell>
          <table:table-cell table:style-name="ce7" table:formula="of:=[.A484]" office:value-type="date" office:date-value="2019-10-15T12:53:30.435797" calcext:value-type="date">
            <text:p>2019-10-15 12:53:30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12:53:30.43579692487" calcext:value-type="date">
            <text:p>12/30/99 12:53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=0;[.G483]+2+1/[.$H$2];[.G483]+1/[.$H$2])" office:value-type="float" office:value="8.01666666666664" calcext:value-type="float">
            <text:p>8,0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15T13:37:29.256544" calcext:value-type="date">
            <text:p>2019-10-15 13:37:29</text:p>
          </table:table-cell>
          <table:table-cell table:style-name="ce7" table:formula="of:=[.A485]" office:value-type="date" office:date-value="2019-10-15T13:37:29.256544" calcext:value-type="date">
            <text:p>2019-10-15 13:37:29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13:37:29.25654404797" calcext:value-type="date">
            <text:p>12/30/99 01:37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=0;[.G484]+2+1/[.$H$2];[.G484]+1/[.$H$2])" office:value-type="float" office:value="8.03333333333331" calcext:value-type="float">
            <text:p>8,0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15T12:48:48.530752" calcext:value-type="date">
            <text:p>2019-10-15 12:48:49</text:p>
          </table:table-cell>
          <table:table-cell table:style-name="ce7" table:formula="of:=[.A486]" office:value-type="date" office:date-value="2019-10-15T12:48:48.530752" calcext:value-type="date">
            <text:p>2019-10-15 12:48:49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12:48:48.53075223975" calcext:value-type="date">
            <text:p>12/30/99 12:48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=0;[.G485]+2+1/[.$H$2];[.G485]+1/[.$H$2])" office:value-type="float" office:value="8.04999999999998" calcext:value-type="float">
            <text:p>8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15T13:01:14.291785" calcext:value-type="date">
            <text:p>2019-10-15 13:01:14</text:p>
          </table:table-cell>
          <table:table-cell table:style-name="ce7" table:formula="of:=[.A487]" office:value-type="date" office:date-value="2019-10-15T13:01:14.291785" calcext:value-type="date">
            <text:p>2019-10-15 13:01:14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13:01:14.29178527091" calcext:value-type="date">
            <text:p>12/30/99 01:01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=0;[.G486]+2+1/[.$H$2];[.G486]+1/[.$H$2])" office:value-type="float" office:value="8.06666666666665" calcext:value-type="float">
            <text:p>8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15T12:55:20.759068" calcext:value-type="date">
            <text:p>2019-10-15 12:55:21</text:p>
          </table:table-cell>
          <table:table-cell table:style-name="ce7" table:formula="of:=[.A488]" office:value-type="date" office:date-value="2019-10-15T12:55:20.759068" calcext:value-type="date">
            <text:p>2019-10-15 12:55:21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12:55:20.75906759128" calcext:value-type="date">
            <text:p>12/30/99 12:55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=0;[.G487]+2+1/[.$H$2];[.G487]+1/[.$H$2])" office:value-type="float" office:value="8.08333333333331" calcext:value-type="float">
            <text:p>8,0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15T13:17:36.014307" calcext:value-type="date">
            <text:p>2019-10-15 13:17:36</text:p>
          </table:table-cell>
          <table:table-cell table:style-name="ce7" table:formula="of:=[.A489]" office:value-type="date" office:date-value="2019-10-15T13:17:36.014307" calcext:value-type="date">
            <text:p>2019-10-15 13:17:36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13:17:36.01430686656" calcext:value-type="date">
            <text:p>12/30/99 01:17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=0;[.G488]+2+1/[.$H$2];[.G488]+1/[.$H$2])" office:value-type="float" office:value="8.09999999999998" calcext:value-type="float">
            <text:p>8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15T12:48:23.571641" calcext:value-type="date">
            <text:p>2019-10-15 12:48:24</text:p>
          </table:table-cell>
          <table:table-cell table:style-name="ce7" table:formula="of:=[.A490]" office:value-type="date" office:date-value="2019-10-15T12:48:23.571641" calcext:value-type="date">
            <text:p>2019-10-15 12:48:24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12:48:23.57164086308" calcext:value-type="date">
            <text:p>12/30/99 12:48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=0;[.G489]+2+1/[.$H$2];[.G489]+1/[.$H$2])" office:value-type="float" office:value="8.11666666666665" calcext:value-type="float">
            <text:p>8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15T13:01:36.346269" calcext:value-type="date">
            <text:p>2019-10-15 13:01:36</text:p>
          </table:table-cell>
          <table:table-cell table:style-name="ce7" table:formula="of:=[.A491]" office:value-type="date" office:date-value="2019-10-15T13:01:36.346269" calcext:value-type="date">
            <text:p>2019-10-15 13:01:36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13:01:36.34626859333" calcext:value-type="date">
            <text:p>12/30/99 01:01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=0;[.G490]+2+1/[.$H$2];[.G490]+1/[.$H$2])" office:value-type="float" office:value="8.13333333333332" calcext:value-type="float">
            <text:p>8,1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15T12:57:17.914255" calcext:value-type="date">
            <text:p>2019-10-15 12:57:18</text:p>
          </table:table-cell>
          <table:table-cell table:style-name="ce7" table:formula="of:=[.A492]" office:value-type="date" office:date-value="2019-10-15T12:57:17.914255" calcext:value-type="date">
            <text:p>2019-10-15 12:57:18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12:57:17.9142552847" calcext:value-type="date">
            <text:p>12/30/99 12:57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=0;[.G491]+2+1/[.$H$2];[.G491]+1/[.$H$2])" office:value-type="float" office:value="8.14999999999998" calcext:value-type="float">
            <text:p>8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15T13:20:35.454973" calcext:value-type="date">
            <text:p>2019-10-15 13:20:35</text:p>
          </table:table-cell>
          <table:table-cell table:style-name="ce7" table:formula="of:=[.A493]" office:value-type="date" office:date-value="2019-10-15T13:20:35.454973" calcext:value-type="date">
            <text:p>2019-10-15 13:20:35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13:20:35.45497257728" calcext:value-type="date">
            <text:p>12/30/99 01:20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=0;[.G492]+2+1/[.$H$2];[.G492]+1/[.$H$2])" office:value-type="float" office:value="8.16666666666665" calcext:value-type="float">
            <text:p>8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15T12:46:24.266211" calcext:value-type="date">
            <text:p>2019-10-15 12:46:24</text:p>
          </table:table-cell>
          <table:table-cell table:style-name="ce7" table:formula="of:=[.A494]" office:value-type="date" office:date-value="2019-10-15T12:46:24.266211" calcext:value-type="date">
            <text:p>2019-10-15 12:46:24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12:46:24.26621148828" calcext:value-type="date">
            <text:p>12/30/99 12:46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=0;[.G493]+2+1/[.$H$2];[.G493]+1/[.$H$2])" office:value-type="float" office:value="8.18333333333332" calcext:value-type="float">
            <text:p>8,1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15T12:37:50.949372" calcext:value-type="date">
            <text:p>2019-10-15 12:37:51</text:p>
          </table:table-cell>
          <table:table-cell table:style-name="ce7" table:formula="of:=[.A495]" office:value-type="date" office:date-value="2019-10-15T12:37:50.949372" calcext:value-type="date">
            <text:p>2019-10-15 12:37:51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12:37:50.94937192742" calcext:value-type="date">
            <text:p>12/30/99 12:37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=0;[.G494]+2+1/[.$H$2];[.G494]+1/[.$H$2])" office:value-type="float" office:value="8.19999999999999" calcext:value-type="float">
            <text:p>8,1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15T12:38:18.392068" calcext:value-type="date">
            <text:p>2019-10-15 12:38:18</text:p>
          </table:table-cell>
          <table:table-cell table:style-name="ce7" table:formula="of:=[.A496]" office:value-type="date" office:date-value="2019-10-15T12:38:18.392068" calcext:value-type="date">
            <text:p>2019-10-15 12:38:18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12:38:18.39206782635" calcext:value-type="date">
            <text:p>12/30/99 12:38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=0;[.G495]+2+1/[.$H$2];[.G495]+1/[.$H$2])" office:value-type="float" office:value="8.21666666666665" calcext:value-type="float">
            <text:p>8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15T12:46:30.108622" calcext:value-type="date">
            <text:p>2019-10-15 12:46:30</text:p>
          </table:table-cell>
          <table:table-cell table:style-name="ce7" table:formula="of:=[.A497]" office:value-type="date" office:date-value="2019-10-15T12:46:30.108622" calcext:value-type="date">
            <text:p>2019-10-15 12:46:30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12:46:30.10862221476" calcext:value-type="date">
            <text:p>12/30/99 12:46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=0;[.G496]+2+1/[.$H$2];[.G496]+1/[.$H$2])" office:value-type="float" office:value="8.23333333333332" calcext:value-type="float">
            <text:p>8,2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15T13:31:24.317458" calcext:value-type="date">
            <text:p>2019-10-15 13:31:24</text:p>
          </table:table-cell>
          <table:table-cell table:style-name="ce7" table:formula="of:=[.A498]" office:value-type="date" office:date-value="2019-10-15T13:31:24.317458" calcext:value-type="date">
            <text:p>2019-10-15 13:31:24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13:31:24.31745844427" calcext:value-type="date">
            <text:p>12/30/99 01:31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=0;[.G497]+2+1/[.$H$2];[.G497]+1/[.$H$2])" office:value-type="float" office:value="8.24999999999999" calcext:value-type="float">
            <text:p>8,2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15T13:32:54.71161" calcext:value-type="date">
            <text:p>2019-10-15 13:32:55</text:p>
          </table:table-cell>
          <table:table-cell table:style-name="ce7" table:formula="of:=[.A499]" office:value-type="date" office:date-value="2019-10-15T13:32:54.71161" calcext:value-type="date">
            <text:p>2019-10-15 13:32:55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13:32:54.71161019057" calcext:value-type="date">
            <text:p>12/30/99 01:32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=0;[.G498]+2+1/[.$H$2];[.G498]+1/[.$H$2])" office:value-type="float" office:value="8.26666666666666" calcext:value-type="float">
            <text:p>8,2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15T13:12:37.485748" calcext:value-type="date">
            <text:p>2019-10-15 13:12:37</text:p>
          </table:table-cell>
          <table:table-cell table:style-name="ce7" table:formula="of:=[.A500]" office:value-type="date" office:date-value="2019-10-15T13:12:37.485748" calcext:value-type="date">
            <text:p>2019-10-15 13:12:37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13:12:37.4857479427" calcext:value-type="date">
            <text:p>12/30/99 01:12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=0;[.G499]+2+1/[.$H$2];[.G499]+1/[.$H$2])" office:value-type="float" office:value="8.28333333333332" calcext:value-type="float">
            <text:p>8,2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15T13:16:52.560075" calcext:value-type="date">
            <text:p>2019-10-15 13:16:53</text:p>
          </table:table-cell>
          <table:table-cell table:style-name="ce7" table:formula="of:=[.A501]" office:value-type="date" office:date-value="2019-10-15T13:16:52.560075" calcext:value-type="date">
            <text:p>2019-10-15 13:16:53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13:16:52.56007540505" calcext:value-type="date">
            <text:p>12/30/99 01:16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=0;[.G500]+2+1/[.$H$2];[.G500]+1/[.$H$2])" office:value-type="float" office:value="8.29999999999999" calcext:value-type="float">
            <text:p>8,2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15T12:55:32.64848" calcext:value-type="date">
            <text:p>2019-10-15 12:55:33</text:p>
          </table:table-cell>
          <table:table-cell table:style-name="ce7" table:formula="of:=[.A502]" office:value-type="date" office:date-value="2019-10-15T12:55:32.64848" calcext:value-type="date">
            <text:p>2019-10-15 12:55:33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12:55:32.64847956598" calcext:value-type="date">
            <text:p>12/30/99 12:55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=0;[.G501]+2+1/[.$H$2];[.G501]+1/[.$H$2])" office:value-type="float" office:value="8.31666666666666" calcext:value-type="float">
            <text:p>8,3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15T13:15:41.006206" calcext:value-type="date">
            <text:p>2019-10-15 13:15:41</text:p>
          </table:table-cell>
          <table:table-cell table:style-name="ce7" table:formula="of:=[.A503]" office:value-type="date" office:date-value="2019-10-15T13:15:41.006206" calcext:value-type="date">
            <text:p>2019-10-15 13:15:41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13:15:41.00620569661" calcext:value-type="date">
            <text:p>12/30/99 01:15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=0;[.G502]+2+1/[.$H$2];[.G502]+1/[.$H$2])" office:value-type="float" office:value="8.33333333333333" calcext:value-type="float">
            <text:p>8,3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15T13:03:23.454981" calcext:value-type="date">
            <text:p>2019-10-15 13:03:23</text:p>
          </table:table-cell>
          <table:table-cell table:style-name="ce7" table:formula="of:=[.A504]" office:value-type="date" office:date-value="2019-10-15T13:03:23.454981" calcext:value-type="date">
            <text:p>2019-10-15 13:03:23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13:03:23.4549809061" calcext:value-type="date">
            <text:p>12/30/99 01:03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=0;[.G503]+2+1/[.$H$2];[.G503]+1/[.$H$2])" office:value-type="float" office:value="8.34999999999999" calcext:value-type="float">
            <text:p>8,3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15T12:51:55.866582" calcext:value-type="date">
            <text:p>2019-10-15 12:51:56</text:p>
          </table:table-cell>
          <table:table-cell table:style-name="ce7" table:formula="of:=[.A505]" office:value-type="date" office:date-value="2019-10-15T12:51:55.866582" calcext:value-type="date">
            <text:p>2019-10-15 12:51:56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12:51:55.86658169981" calcext:value-type="date">
            <text:p>12/30/99 12:51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=0;[.G504]+2+1/[.$H$2];[.G504]+1/[.$H$2])" office:value-type="float" office:value="8.36666666666666" calcext:value-type="float">
            <text:p>8,3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15T13:13:31.277608" calcext:value-type="date">
            <text:p>2019-10-15 13:13:31</text:p>
          </table:table-cell>
          <table:table-cell table:style-name="ce7" table:formula="of:=[.A506]" office:value-type="date" office:date-value="2019-10-15T13:13:31.277608" calcext:value-type="date">
            <text:p>2019-10-15 13:13:31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13:13:31.2776075257" calcext:value-type="date">
            <text:p>12/30/99 01:13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=0;[.G505]+2+1/[.$H$2];[.G505]+1/[.$H$2])" office:value-type="float" office:value="8.38333333333333" calcext:value-type="float">
            <text:p>8,3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15T13:33:12.398244" calcext:value-type="date">
            <text:p>2019-10-15 13:33:12</text:p>
          </table:table-cell>
          <table:table-cell table:style-name="ce7" table:formula="of:=[.A507]" office:value-type="date" office:date-value="2019-10-15T13:33:12.398244" calcext:value-type="date">
            <text:p>2019-10-15 13:33:12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13:33:12.39824353717" calcext:value-type="date">
            <text:p>12/30/99 01:33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=0;[.G506]+2+1/[.$H$2];[.G506]+1/[.$H$2])" office:value-type="float" office:value="8.4" calcext:value-type="float">
            <text:p>8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15T12:49:43.986244" calcext:value-type="date">
            <text:p>2019-10-15 12:49:44</text:p>
          </table:table-cell>
          <table:table-cell table:style-name="ce7" table:formula="of:=[.A508]" office:value-type="date" office:date-value="2019-10-15T12:49:43.986244" calcext:value-type="date">
            <text:p>2019-10-15 12:49:44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12:49:43.98624442052" calcext:value-type="date">
            <text:p>12/30/99 12:49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=0;[.G507]+2+1/[.$H$2];[.G507]+1/[.$H$2])" office:value-type="float" office:value="8.41666666666666" calcext:value-type="float">
            <text:p>8,4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15T13:01:27.965003" calcext:value-type="date">
            <text:p>2019-10-15 13:01:28</text:p>
          </table:table-cell>
          <table:table-cell table:style-name="ce7" table:formula="of:=[.A509]" office:value-type="date" office:date-value="2019-10-15T13:01:27.965003" calcext:value-type="date">
            <text:p>2019-10-15 13:01:28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13:01:27.96500307508" calcext:value-type="date">
            <text:p>12/30/99 01:01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=0;[.G508]+2+1/[.$H$2];[.G508]+1/[.$H$2])" office:value-type="float" office:value="8.43333333333333" calcext:value-type="float">
            <text:p>8,4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15T12:46:31.200848" calcext:value-type="date">
            <text:p>2019-10-15 12:46:31</text:p>
          </table:table-cell>
          <table:table-cell table:style-name="ce7" table:formula="of:=[.A510]" office:value-type="date" office:date-value="2019-10-15T12:46:31.200848" calcext:value-type="date">
            <text:p>2019-10-15 12:46:31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12:46:31.20084811002" calcext:value-type="date">
            <text:p>12/30/99 12:46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=0;[.G509]+2+1/[.$H$2];[.G509]+1/[.$H$2])" office:value-type="float" office:value="8.45" calcext:value-type="float">
            <text:p>8,4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15T12:53:21.899531" calcext:value-type="date">
            <text:p>2019-10-15 12:53:22</text:p>
          </table:table-cell>
          <table:table-cell table:style-name="ce7" table:formula="of:=[.A511]" office:value-type="date" office:date-value="2019-10-15T12:53:21.899531" calcext:value-type="date">
            <text:p>2019-10-15 12:53:22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12:53:21.89953073859" calcext:value-type="date">
            <text:p>12/30/99 12:53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=0;[.G510]+2+1/[.$H$2];[.G510]+1/[.$H$2])" office:value-type="float" office:value="8.46666666666667" calcext:value-type="float">
            <text:p>8,4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15T13:00:53.236894" calcext:value-type="date">
            <text:p>2019-10-15 13:00:53</text:p>
          </table:table-cell>
          <table:table-cell table:style-name="ce7" table:formula="of:=[.A512]" office:value-type="date" office:date-value="2019-10-15T13:00:53.236894" calcext:value-type="date">
            <text:p>2019-10-15 13:00:53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13:00:53.23689419311" calcext:value-type="date">
            <text:p>12/30/99 01:00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=0;[.G511]+2+1/[.$H$2];[.G511]+1/[.$H$2])" office:value-type="float" office:value="8.48333333333333" calcext:value-type="float">
            <text:p>8,4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15T13:03:30.025464" calcext:value-type="date">
            <text:p>2019-10-15 13:03:30</text:p>
          </table:table-cell>
          <table:table-cell table:style-name="ce7" table:formula="of:=[.A513]" office:value-type="date" office:date-value="2019-10-15T13:03:30.025464" calcext:value-type="date">
            <text:p>2019-10-15 13:03:30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13:03:30.02546364907" calcext:value-type="date">
            <text:p>12/30/99 01:03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=0;[.G512]+2+1/[.$H$2];[.G512]+1/[.$H$2])" office:value-type="float" office:value="8.5" calcext:value-type="float">
            <text:p>8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15T13:10:01.518848" calcext:value-type="date">
            <text:p>2019-10-15 13:10:02</text:p>
          </table:table-cell>
          <table:table-cell table:style-name="ce7" table:formula="of:=[.A514]" office:value-type="date" office:date-value="2019-10-15T13:10:01.518848" calcext:value-type="date">
            <text:p>2019-10-15 13:10:02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13:10:01.51884849183" calcext:value-type="date">
            <text:p>12/30/99 01:10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=0;[.G513]+2+1/[.$H$2];[.G513]+1/[.$H$2])" office:value-type="float" office:value="8.51666666666667" calcext:value-type="float">
            <text:p>8,5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15T12:56:26.854728" calcext:value-type="date">
            <text:p>2019-10-15 12:56:27</text:p>
          </table:table-cell>
          <table:table-cell table:style-name="ce7" table:formula="of:=[.A515]" office:value-type="date" office:date-value="2019-10-15T12:56:26.854728" calcext:value-type="date">
            <text:p>2019-10-15 12:56:27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12:56:26.85472786892" calcext:value-type="date">
            <text:p>12/30/99 12:56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=0;[.G514]+2+1/[.$H$2];[.G514]+1/[.$H$2])" office:value-type="float" office:value="8.53333333333334" calcext:value-type="float">
            <text:p>8,5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15T13:04:22.897882" calcext:value-type="date">
            <text:p>2019-10-15 13:04:23</text:p>
          </table:table-cell>
          <table:table-cell table:style-name="ce7" table:formula="of:=[.A516]" office:value-type="date" office:date-value="2019-10-15T13:04:22.897882" calcext:value-type="date">
            <text:p>2019-10-15 13:04:23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13:04:22.89788230788" calcext:value-type="date">
            <text:p>12/30/99 01:04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=0;[.G515]+2+1/[.$H$2];[.G515]+1/[.$H$2])" office:value-type="float" office:value="8.55" calcext:value-type="float">
            <text:p>8,5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15T13:09:51.110853" calcext:value-type="date">
            <text:p>2019-10-15 13:09:51</text:p>
          </table:table-cell>
          <table:table-cell table:style-name="ce7" table:formula="of:=[.A517]" office:value-type="date" office:date-value="2019-10-15T13:09:51.110853" calcext:value-type="date">
            <text:p>2019-10-15 13:09:51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13:09:51.11085324548" calcext:value-type="date">
            <text:p>12/30/99 01:09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=0;[.G516]+2+1/[.$H$2];[.G516]+1/[.$H$2])" office:value-type="float" office:value="8.56666666666667" calcext:value-type="float">
            <text:p>8,5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15T13:26:52.488838" calcext:value-type="date">
            <text:p>2019-10-15 13:26:52</text:p>
          </table:table-cell>
          <table:table-cell table:style-name="ce7" table:formula="of:=[.A518]" office:value-type="date" office:date-value="2019-10-15T13:26:52.488838" calcext:value-type="date">
            <text:p>2019-10-15 13:26:52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13:26:52.48883767985" calcext:value-type="date">
            <text:p>12/30/99 01:26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=0;[.G517]+2+1/[.$H$2];[.G517]+1/[.$H$2])" office:value-type="float" office:value="8.58333333333334" calcext:value-type="float">
            <text:p>8,5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15T13:21:00.853803" calcext:value-type="date">
            <text:p>2019-10-15 13:21:01</text:p>
          </table:table-cell>
          <table:table-cell table:style-name="ce7" table:formula="of:=[.A519]" office:value-type="date" office:date-value="2019-10-15T13:21:00.853803" calcext:value-type="date">
            <text:p>2019-10-15 13:21:01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13:21:00.85380257573" calcext:value-type="date">
            <text:p>12/30/99 01:21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=0;[.G518]+2+1/[.$H$2];[.G518]+1/[.$H$2])" office:value-type="float" office:value="8.60000000000001" calcext:value-type="float">
            <text:p>8,6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15T12:50:21.553046" calcext:value-type="date">
            <text:p>2019-10-15 12:50:22</text:p>
          </table:table-cell>
          <table:table-cell table:style-name="ce7" table:formula="of:=[.A520]" office:value-type="date" office:date-value="2019-10-15T12:50:21.553046" calcext:value-type="date">
            <text:p>2019-10-15 12:50:22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12:50:21.55304616317" calcext:value-type="date">
            <text:p>12/30/99 12:50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=0;[.G519]+2+1/[.$H$2];[.G519]+1/[.$H$2])" office:value-type="float" office:value="8.61666666666667" calcext:value-type="float">
            <text:p>8,6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15T13:08:35.684123" calcext:value-type="date">
            <text:p>2019-10-15 13:08:36</text:p>
          </table:table-cell>
          <table:table-cell table:style-name="ce7" table:formula="of:=[.A521]" office:value-type="date" office:date-value="2019-10-15T13:08:35.684123" calcext:value-type="date">
            <text:p>2019-10-15 13:08:36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13:08:35.68412308116" calcext:value-type="date">
            <text:p>12/30/99 01:08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=0;[.G520]+2+1/[.$H$2];[.G520]+1/[.$H$2])" office:value-type="float" office:value="8.63333333333334" calcext:value-type="float">
            <text:p>8,6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15T13:06:21.344362" calcext:value-type="date">
            <text:p>2019-10-15 13:06:21</text:p>
          </table:table-cell>
          <table:table-cell table:style-name="ce7" table:formula="of:=[.A522]" office:value-type="date" office:date-value="2019-10-15T13:06:21.344362" calcext:value-type="date">
            <text:p>2019-10-15 13:06:21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13:06:21.34436190594" calcext:value-type="date">
            <text:p>12/30/99 01:06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=0;[.G521]+2+1/[.$H$2];[.G521]+1/[.$H$2])" office:value-type="float" office:value="8.65000000000001" calcext:value-type="float">
            <text:p>8,6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15T12:57:43.708501" calcext:value-type="date">
            <text:p>2019-10-15 12:57:44</text:p>
          </table:table-cell>
          <table:table-cell table:style-name="ce7" table:formula="of:=[.A523]" office:value-type="date" office:date-value="2019-10-15T12:57:43.708501" calcext:value-type="date">
            <text:p>2019-10-15 12:57:44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12:57:43.70850093663" calcext:value-type="date">
            <text:p>12/30/99 12:57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=0;[.G522]+2+1/[.$H$2];[.G522]+1/[.$H$2])" office:value-type="float" office:value="8.66666666666668" calcext:value-type="float">
            <text:p>8,6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15T13:13:49.763019" calcext:value-type="date">
            <text:p>2019-10-15 13:13:50</text:p>
          </table:table-cell>
          <table:table-cell table:style-name="ce7" table:formula="of:=[.A524]" office:value-type="date" office:date-value="2019-10-15T13:13:49.763019" calcext:value-type="date">
            <text:p>2019-10-15 13:13:50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13:13:49.76301948074" calcext:value-type="date">
            <text:p>12/30/99 01:13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=0;[.G523]+2+1/[.$H$2];[.G523]+1/[.$H$2])" office:value-type="float" office:value="8.68333333333334" calcext:value-type="float">
            <text:p>8,6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15T13:06:31.554588" calcext:value-type="date">
            <text:p>2019-10-15 13:06:32</text:p>
          </table:table-cell>
          <table:table-cell table:style-name="ce7" table:formula="of:=[.A525]" office:value-type="date" office:date-value="2019-10-15T13:06:31.554588" calcext:value-type="date">
            <text:p>2019-10-15 13:06:32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13:06:31.55458803289" calcext:value-type="date">
            <text:p>12/30/99 01:06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=0;[.G524]+2+1/[.$H$2];[.G524]+1/[.$H$2])" office:value-type="float" office:value="8.70000000000001" calcext:value-type="float">
            <text:p>8,7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15T13:26:28.496646" calcext:value-type="date">
            <text:p>2019-10-15 13:26:28</text:p>
          </table:table-cell>
          <table:table-cell table:style-name="ce7" table:formula="of:=[.A526]" office:value-type="date" office:date-value="2019-10-15T13:26:28.496646" calcext:value-type="date">
            <text:p>2019-10-15 13:26:28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13:26:28.49664609879" calcext:value-type="date">
            <text:p>12/30/99 01:26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=0;[.G525]+2+1/[.$H$2];[.G525]+1/[.$H$2])" office:value-type="float" office:value="8.71666666666668" calcext:value-type="float">
            <text:p>8,7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15T13:08:25.837945" calcext:value-type="date">
            <text:p>2019-10-15 13:08:26</text:p>
          </table:table-cell>
          <table:table-cell table:style-name="ce7" table:formula="of:=[.A527]" office:value-type="date" office:date-value="2019-10-15T13:08:25.837945" calcext:value-type="date">
            <text:p>2019-10-15 13:08:26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13:08:25.83794459235" calcext:value-type="date">
            <text:p>12/30/99 01:08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=0;[.G526]+2+1/[.$H$2];[.G526]+1/[.$H$2])" office:value-type="float" office:value="8.73333333333335" calcext:value-type="float">
            <text:p>8,7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15T12:44:13.179411" calcext:value-type="date">
            <text:p>2019-10-15 12:44:13</text:p>
          </table:table-cell>
          <table:table-cell table:style-name="ce7" table:formula="of:=[.A528]" office:value-type="date" office:date-value="2019-10-15T12:44:13.179411" calcext:value-type="date">
            <text:p>2019-10-15 12:44:13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12:44:13.17941056564" calcext:value-type="date">
            <text:p>12/30/99 12:44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=0;[.G527]+2+1/[.$H$2];[.G527]+1/[.$H$2])" office:value-type="float" office:value="8.75000000000001" calcext:value-type="float">
            <text:p>8,7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15T13:01:12.815355" calcext:value-type="date">
            <text:p>2019-10-15 13:01:13</text:p>
          </table:table-cell>
          <table:table-cell table:style-name="ce7" table:formula="of:=[.A529]" office:value-type="date" office:date-value="2019-10-15T13:01:12.815355" calcext:value-type="date">
            <text:p>2019-10-15 13:01:13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13:01:12.81535493676" calcext:value-type="date">
            <text:p>12/30/99 01:01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=0;[.G528]+2+1/[.$H$2];[.G528]+1/[.$H$2])" office:value-type="float" office:value="8.76666666666668" calcext:value-type="float">
            <text:p>8,7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15T12:54:37.494495" calcext:value-type="date">
            <text:p>2019-10-15 12:54:37</text:p>
          </table:table-cell>
          <table:table-cell table:style-name="ce7" table:formula="of:=[.A530]" office:value-type="date" office:date-value="2019-10-15T12:54:37.494495" calcext:value-type="date">
            <text:p>2019-10-15 12:54:37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12:54:37.49449450057" calcext:value-type="date">
            <text:p>12/30/99 12:54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=0;[.G529]+2+1/[.$H$2];[.G529]+1/[.$H$2])" office:value-type="float" office:value="8.78333333333335" calcext:value-type="float">
            <text:p>8,7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15T12:50:33.929937" calcext:value-type="date">
            <text:p>2019-10-15 12:50:34</text:p>
          </table:table-cell>
          <table:table-cell table:style-name="ce7" table:formula="of:=[.A531]" office:value-type="date" office:date-value="2019-10-15T12:50:33.929937" calcext:value-type="date">
            <text:p>2019-10-15 12:50:34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12:50:33.92993663438" calcext:value-type="date">
            <text:p>12/30/99 12:50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=0;[.G530]+2+1/[.$H$2];[.G530]+1/[.$H$2])" office:value-type="float" office:value="8.80000000000002" calcext:value-type="float">
            <text:p>8,8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15T12:41:36.9886" calcext:value-type="date">
            <text:p>2019-10-15 12:41:37</text:p>
          </table:table-cell>
          <table:table-cell table:style-name="ce7" table:formula="of:=[.A532]" office:value-type="date" office:date-value="2019-10-15T12:41:36.9886" calcext:value-type="date">
            <text:p>2019-10-15 12:41:37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12:41:36.98859988712" calcext:value-type="date">
            <text:p>12/30/99 12:41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=0;[.G531]+2+1/[.$H$2];[.G531]+1/[.$H$2])" office:value-type="float" office:value="8.81666666666668" calcext:value-type="float">
            <text:p>8,8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15T12:49:21.706452" calcext:value-type="date">
            <text:p>2019-10-15 12:49:22</text:p>
          </table:table-cell>
          <table:table-cell table:style-name="ce7" table:formula="of:=[.A533]" office:value-type="date" office:date-value="2019-10-15T12:49:21.706452" calcext:value-type="date">
            <text:p>2019-10-15 12:49:22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12:49:21.70645176899" calcext:value-type="date">
            <text:p>12/30/99 12:49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=0;[.G532]+2+1/[.$H$2];[.G532]+1/[.$H$2])" office:value-type="float" office:value="8.83333333333335" calcext:value-type="float">
            <text:p>8,8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15T13:28:19.564333" calcext:value-type="date">
            <text:p>2019-10-15 13:28:20</text:p>
          </table:table-cell>
          <table:table-cell table:style-name="ce7" table:formula="of:=[.A534]" office:value-type="date" office:date-value="2019-10-15T13:28:19.564333" calcext:value-type="date">
            <text:p>2019-10-15 13:28:20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13:28:19.56433286425" calcext:value-type="date">
            <text:p>12/30/99 01:28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=0;[.G533]+2+1/[.$H$2];[.G533]+1/[.$H$2])" office:value-type="float" office:value="8.85000000000002" calcext:value-type="float">
            <text:p>8,8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15T13:02:03.15495" calcext:value-type="date">
            <text:p>2019-10-15 13:02:03</text:p>
          </table:table-cell>
          <table:table-cell table:style-name="ce7" table:formula="of:=[.A535]" office:value-type="date" office:date-value="2019-10-15T13:02:03.15495" calcext:value-type="date">
            <text:p>2019-10-15 13:02:03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13:02:03.15495000221" calcext:value-type="date">
            <text:p>12/30/99 01:02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=0;[.G534]+2+1/[.$H$2];[.G534]+1/[.$H$2])" office:value-type="float" office:value="8.86666666666669" calcext:value-type="float">
            <text:p>8,8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15T12:59:05.870122" calcext:value-type="date">
            <text:p>2019-10-15 12:59:06</text:p>
          </table:table-cell>
          <table:table-cell table:style-name="ce7" table:formula="of:=[.A536]" office:value-type="date" office:date-value="2019-10-15T12:59:05.870122" calcext:value-type="date">
            <text:p>2019-10-15 12:59:06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12:59:05.87012152188" calcext:value-type="date">
            <text:p>12/30/99 12:59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=0;[.G535]+2+1/[.$H$2];[.G535]+1/[.$H$2])" office:value-type="float" office:value="8.88333333333335" calcext:value-type="float">
            <text:p>8,8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15T13:09:18.465593" calcext:value-type="date">
            <text:p>2019-10-15 13:09:18</text:p>
          </table:table-cell>
          <table:table-cell table:style-name="ce7" table:formula="of:=[.A537]" office:value-type="date" office:date-value="2019-10-15T13:09:18.465593" calcext:value-type="date">
            <text:p>2019-10-15 13:09:18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13:09:18.46559302881" calcext:value-type="date">
            <text:p>12/30/99 01:09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=0;[.G536]+2+1/[.$H$2];[.G536]+1/[.$H$2])" office:value-type="float" office:value="8.90000000000002" calcext:value-type="float">
            <text:p>8,9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15T13:09:58.186866" calcext:value-type="date">
            <text:p>2019-10-15 13:09:58</text:p>
          </table:table-cell>
          <table:table-cell table:style-name="ce7" table:formula="of:=[.A538]" office:value-type="date" office:date-value="2019-10-15T13:09:58.186866" calcext:value-type="date">
            <text:p>2019-10-15 13:09:58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13:09:58.18686596118" calcext:value-type="date">
            <text:p>12/30/99 01:09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=0;[.G537]+2+1/[.$H$2];[.G537]+1/[.$H$2])" office:value-type="float" office:value="8.91666666666669" calcext:value-type="float">
            <text:p>8,9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15T13:06:53.200235" calcext:value-type="date">
            <text:p>2019-10-15 13:06:53</text:p>
          </table:table-cell>
          <table:table-cell table:style-name="ce7" table:formula="of:=[.A539]" office:value-type="date" office:date-value="2019-10-15T13:06:53.200235" calcext:value-type="date">
            <text:p>2019-10-15 13:06:53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13:06:53.20023543667" calcext:value-type="date">
            <text:p>12/30/99 01:06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=0;[.G538]+2+1/[.$H$2];[.G538]+1/[.$H$2])" office:value-type="float" office:value="8.93333333333336" calcext:value-type="float">
            <text:p>8,9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15T12:28:38.304785" calcext:value-type="date">
            <text:p>2019-10-15 12:28:38</text:p>
          </table:table-cell>
          <table:table-cell table:style-name="ce7" table:formula="of:=[.A540]" office:value-type="date" office:date-value="2019-10-15T12:28:38.304785" calcext:value-type="date">
            <text:p>2019-10-15 12:28:38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12:28:38.30478538759" calcext:value-type="date">
            <text:p>12/30/99 12:28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=0;[.G539]+2+1/[.$H$2];[.G539]+1/[.$H$2])" office:value-type="float" office:value="8.95000000000002" calcext:value-type="float">
            <text:p>8,9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15T13:11:14.432647" calcext:value-type="date">
            <text:p>2019-10-15 13:11:14</text:p>
          </table:table-cell>
          <table:table-cell table:style-name="ce7" table:formula="of:=[.A541]" office:value-type="date" office:date-value="2019-10-15T13:11:14.432647" calcext:value-type="date">
            <text:p>2019-10-15 13:11:14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13:11:14.43264720496" calcext:value-type="date">
            <text:p>12/30/99 01:11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=0;[.G540]+2+1/[.$H$2];[.G540]+1/[.$H$2])" office:value-type="float" office:value="8.96666666666669" calcext:value-type="float">
            <text:p>8,9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15T13:05:37.767061" calcext:value-type="date">
            <text:p>2019-10-15 13:05:38</text:p>
          </table:table-cell>
          <table:table-cell table:style-name="ce7" table:formula="of:=[.A542]" office:value-type="date" office:date-value="2019-10-15T13:05:37.767061" calcext:value-type="date">
            <text:p>2019-10-15 13:05:38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13:05:37.76706105564" calcext:value-type="date">
            <text:p>12/30/99 01:05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=0;[.G541]+2+1/[.$H$2];[.G541]+1/[.$H$2])" office:value-type="float" office:value="8.98333333333336" calcext:value-type="float">
            <text:p>8,9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16T13:06:31.316189" calcext:value-type="date">
            <text:p>2019-10-16 13:06:31</text:p>
          </table:table-cell>
          <table:table-cell table:style-name="ce7" table:formula="of:=[.A543]" office:value-type="date" office:date-value="2019-10-16T13:06:31.316189" calcext:value-type="date">
            <text:p>2019-10-16 13:06:31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13:06:31.31618910469" calcext:value-type="date">
            <text:p>12/30/99 01:06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=0;[.G542]+2+1/[.$H$2];[.G542]+1/[.$H$2])" office:value-type="float" office:value="9.00000000000003" calcext:value-type="float">
            <text:p>9,0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16T13:03:20.80653" calcext:value-type="date">
            <text:p>2019-10-16 13:03:21</text:p>
          </table:table-cell>
          <table:table-cell table:style-name="ce7" table:formula="of:=[.A544]" office:value-type="date" office:date-value="2019-10-16T13:03:20.80653" calcext:value-type="date">
            <text:p>2019-10-16 13:03:21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13:03:20.80653042533" calcext:value-type="date">
            <text:p>12/30/99 01:03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=0;[.G543]+2+1/[.$H$2];[.G543]+1/[.$H$2])" office:value-type="float" office:value="9.01666666666669" calcext:value-type="float">
            <text:p>9,0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16T13:36:01.198049" calcext:value-type="date">
            <text:p>2019-10-16 13:36:01</text:p>
          </table:table-cell>
          <table:table-cell table:style-name="ce7" table:formula="of:=[.A545]" office:value-type="date" office:date-value="2019-10-16T13:36:01.198049" calcext:value-type="date">
            <text:p>2019-10-16 13:36:01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13:36:01.19804901537" calcext:value-type="date">
            <text:p>12/30/99 01:36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=0;[.G544]+2+1/[.$H$2];[.G544]+1/[.$H$2])" office:value-type="float" office:value="9.03333333333336" calcext:value-type="float">
            <text:p>9,0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16T13:05:19.359562" calcext:value-type="date">
            <text:p>2019-10-16 13:05:19</text:p>
          </table:table-cell>
          <table:table-cell table:style-name="ce7" table:formula="of:=[.A546]" office:value-type="date" office:date-value="2019-10-16T13:05:19.359562" calcext:value-type="date">
            <text:p>2019-10-16 13:05:19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13:05:19.35956245288" calcext:value-type="date">
            <text:p>12/30/99 01:05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=0;[.G545]+2+1/[.$H$2];[.G545]+1/[.$H$2])" office:value-type="float" office:value="9.05000000000003" calcext:value-type="float">
            <text:p>9,0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16T13:07:45.151689" calcext:value-type="date">
            <text:p>2019-10-16 13:07:45</text:p>
          </table:table-cell>
          <table:table-cell table:style-name="ce7" table:formula="of:=[.A547]" office:value-type="date" office:date-value="2019-10-16T13:07:45.151689" calcext:value-type="date">
            <text:p>2019-10-16 13:07:45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13:07:45.15168871265" calcext:value-type="date">
            <text:p>12/30/99 01:07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=0;[.G546]+2+1/[.$H$2];[.G546]+1/[.$H$2])" office:value-type="float" office:value="9.0666666666667" calcext:value-type="float">
            <text:p>9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16T13:03:36.107991" calcext:value-type="date">
            <text:p>2019-10-16 13:03:36</text:p>
          </table:table-cell>
          <table:table-cell table:style-name="ce7" table:formula="of:=[.A548]" office:value-type="date" office:date-value="2019-10-16T13:03:36.107991" calcext:value-type="date">
            <text:p>2019-10-16 13:03:36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13:03:36.1079907557" calcext:value-type="date">
            <text:p>12/30/99 01:03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=0;[.G547]+2+1/[.$H$2];[.G547]+1/[.$H$2])" office:value-type="float" office:value="9.08333333333336" calcext:value-type="float">
            <text:p>9,0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16T12:57:01.496236" calcext:value-type="date">
            <text:p>2019-10-16 12:57:01</text:p>
          </table:table-cell>
          <table:table-cell table:style-name="ce7" table:formula="of:=[.A549]" office:value-type="date" office:date-value="2019-10-16T12:57:01.496236" calcext:value-type="date">
            <text:p>2019-10-16 12:57:01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12:57:01.49623555597" calcext:value-type="date">
            <text:p>12/30/99 12:57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=0;[.G548]+2+1/[.$H$2];[.G548]+1/[.$H$2])" office:value-type="float" office:value="9.10000000000003" calcext:value-type="float">
            <text:p>9,1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16T13:12:37.720708" calcext:value-type="date">
            <text:p>2019-10-16 13:12:38</text:p>
          </table:table-cell>
          <table:table-cell table:style-name="ce7" table:formula="of:=[.A550]" office:value-type="date" office:date-value="2019-10-16T13:12:37.720708" calcext:value-type="date">
            <text:p>2019-10-16 13:12:38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13:12:37.72070819512" calcext:value-type="date">
            <text:p>12/30/99 01:12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=0;[.G549]+2+1/[.$H$2];[.G549]+1/[.$H$2])" office:value-type="float" office:value="9.1166666666667" calcext:value-type="float">
            <text:p>9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16T13:01:32.669874" calcext:value-type="date">
            <text:p>2019-10-16 13:01:33</text:p>
          </table:table-cell>
          <table:table-cell table:style-name="ce7" table:formula="of:=[.A551]" office:value-type="date" office:date-value="2019-10-16T13:01:32.669874" calcext:value-type="date">
            <text:p>2019-10-16 13:01:33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13:01:32.66987408046" calcext:value-type="date">
            <text:p>12/30/99 01:01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=0;[.G550]+2+1/[.$H$2];[.G550]+1/[.$H$2])" office:value-type="float" office:value="9.13333333333337" calcext:value-type="float">
            <text:p>9,1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16T12:48:21.196715" calcext:value-type="date">
            <text:p>2019-10-16 12:48:21</text:p>
          </table:table-cell>
          <table:table-cell table:style-name="ce7" table:formula="of:=[.A552]" office:value-type="date" office:date-value="2019-10-16T12:48:21.196715" calcext:value-type="date">
            <text:p>2019-10-16 12:48:21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12:48:21.19671535213" calcext:value-type="date">
            <text:p>12/30/99 12:48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=0;[.G551]+2+1/[.$H$2];[.G551]+1/[.$H$2])" office:value-type="float" office:value="9.15000000000003" calcext:value-type="float">
            <text:p>9,1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16T13:03:59.114147" calcext:value-type="date">
            <text:p>2019-10-16 13:03:59</text:p>
          </table:table-cell>
          <table:table-cell table:style-name="ce7" table:formula="of:=[.A553]" office:value-type="date" office:date-value="2019-10-16T13:03:59.114147" calcext:value-type="date">
            <text:p>2019-10-16 13:03:59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13:03:59.11414677277" calcext:value-type="date">
            <text:p>12/30/99 01:03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=0;[.G552]+2+1/[.$H$2];[.G552]+1/[.$H$2])" office:value-type="float" office:value="9.1666666666667" calcext:value-type="float">
            <text:p>9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16T12:46:08.195402" calcext:value-type="date">
            <text:p>2019-10-16 12:46:08</text:p>
          </table:table-cell>
          <table:table-cell table:style-name="ce7" table:formula="of:=[.A554]" office:value-type="date" office:date-value="2019-10-16T12:46:08.195402" calcext:value-type="date">
            <text:p>2019-10-16 12:46:08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12:46:08.1954018306" calcext:value-type="date">
            <text:p>12/30/99 12:46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=0;[.G553]+2+1/[.$H$2];[.G553]+1/[.$H$2])" office:value-type="float" office:value="9.18333333333337" calcext:value-type="float">
            <text:p>9,1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16T13:05:54.556489" calcext:value-type="date">
            <text:p>2019-10-16 13:05:55</text:p>
          </table:table-cell>
          <table:table-cell table:style-name="ce7" table:formula="of:=[.A555]" office:value-type="date" office:date-value="2019-10-16T13:05:54.556489" calcext:value-type="date">
            <text:p>2019-10-16 13:05:55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13:05:54.55648920033" calcext:value-type="date">
            <text:p>12/30/99 01:05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=0;[.G554]+2+1/[.$H$2];[.G554]+1/[.$H$2])" office:value-type="float" office:value="9.20000000000004" calcext:value-type="float">
            <text:p>9,2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16T12:52:25.043822" calcext:value-type="date">
            <text:p>2019-10-16 12:52:25</text:p>
          </table:table-cell>
          <table:table-cell table:style-name="ce7" table:formula="of:=[.A556]" office:value-type="date" office:date-value="2019-10-16T12:52:25.043822" calcext:value-type="date">
            <text:p>2019-10-16 12:52:25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12:52:25.04382235464" calcext:value-type="date">
            <text:p>12/30/99 12:52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=0;[.G555]+2+1/[.$H$2];[.G555]+1/[.$H$2])" office:value-type="float" office:value="9.2166666666667" calcext:value-type="float">
            <text:p>9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16T12:54:46.198249" calcext:value-type="date">
            <text:p>2019-10-16 12:54:46</text:p>
          </table:table-cell>
          <table:table-cell table:style-name="ce7" table:formula="of:=[.A557]" office:value-type="date" office:date-value="2019-10-16T12:54:46.198249" calcext:value-type="date">
            <text:p>2019-10-16 12:54:46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12:54:46.19824934285" calcext:value-type="date">
            <text:p>12/30/99 12:54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=0;[.G556]+2+1/[.$H$2];[.G556]+1/[.$H$2])" office:value-type="float" office:value="9.23333333333337" calcext:value-type="float">
            <text:p>9,2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16T12:48:44.21867" calcext:value-type="date">
            <text:p>2019-10-16 12:48:44</text:p>
          </table:table-cell>
          <table:table-cell table:style-name="ce7" table:formula="of:=[.A558]" office:value-type="date" office:date-value="2019-10-16T12:48:44.21867" calcext:value-type="date">
            <text:p>2019-10-16 12:48:44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12:48:44.21866978984" calcext:value-type="date">
            <text:p>12/30/99 12:48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=0;[.G557]+2+1/[.$H$2];[.G557]+1/[.$H$2])" office:value-type="float" office:value="9.25000000000004" calcext:value-type="float">
            <text:p>9,2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16T12:42:14.868828" calcext:value-type="date">
            <text:p>2019-10-16 12:42:15</text:p>
          </table:table-cell>
          <table:table-cell table:style-name="ce7" table:formula="of:=[.A559]" office:value-type="date" office:date-value="2019-10-16T12:42:14.868828" calcext:value-type="date">
            <text:p>2019-10-16 12:42:15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12:42:14.86882781144" calcext:value-type="date">
            <text:p>12/30/99 12:42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=0;[.G558]+2+1/[.$H$2];[.G558]+1/[.$H$2])" office:value-type="float" office:value="9.26666666666671" calcext:value-type="float">
            <text:p>9,2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16T12:49:26.574987" calcext:value-type="date">
            <text:p>2019-10-16 12:49:27</text:p>
          </table:table-cell>
          <table:table-cell table:style-name="ce7" table:formula="of:=[.A560]" office:value-type="date" office:date-value="2019-10-16T12:49:26.574987" calcext:value-type="date">
            <text:p>2019-10-16 12:49:27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12:49:26.5749873966" calcext:value-type="date">
            <text:p>12/30/99 12:49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=0;[.G559]+2+1/[.$H$2];[.G559]+1/[.$H$2])" office:value-type="float" office:value="9.28333333333337" calcext:value-type="float">
            <text:p>9,2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16T12:59:26.634297" calcext:value-type="date">
            <text:p>2019-10-16 12:59:27</text:p>
          </table:table-cell>
          <table:table-cell table:style-name="ce7" table:formula="of:=[.A561]" office:value-type="date" office:date-value="2019-10-16T12:59:26.634297" calcext:value-type="date">
            <text:p>2019-10-16 12:59:27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12:59:26.63429739419" calcext:value-type="date">
            <text:p>12/30/99 12:59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=0;[.G560]+2+1/[.$H$2];[.G560]+1/[.$H$2])" office:value-type="float" office:value="9.30000000000004" calcext:value-type="float">
            <text:p>9,3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16T12:53:58.929521" calcext:value-type="date">
            <text:p>2019-10-16 12:53:59</text:p>
          </table:table-cell>
          <table:table-cell table:style-name="ce7" table:formula="of:=[.A562]" office:value-type="date" office:date-value="2019-10-16T12:53:58.929521" calcext:value-type="date">
            <text:p>2019-10-16 12:53:59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12:53:58.92952061724" calcext:value-type="date">
            <text:p>12/30/99 12:53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=0;[.G561]+2+1/[.$H$2];[.G561]+1/[.$H$2])" office:value-type="float" office:value="9.31666666666671" calcext:value-type="float">
            <text:p>9,3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16T13:03:41.837072" calcext:value-type="date">
            <text:p>2019-10-16 13:03:42</text:p>
          </table:table-cell>
          <table:table-cell table:style-name="ce7" table:formula="of:=[.A563]" office:value-type="date" office:date-value="2019-10-16T13:03:41.837072" calcext:value-type="date">
            <text:p>2019-10-16 13:03:42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13:03:41.83707228396" calcext:value-type="date">
            <text:p>12/30/99 01:03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=0;[.G562]+2+1/[.$H$2];[.G562]+1/[.$H$2])" office:value-type="float" office:value="9.33333333333338" calcext:value-type="float">
            <text:p>9,3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16T13:06:35.800445" calcext:value-type="date">
            <text:p>2019-10-16 13:06:36</text:p>
          </table:table-cell>
          <table:table-cell table:style-name="ce7" table:formula="of:=[.A564]" office:value-type="date" office:date-value="2019-10-16T13:06:35.800445" calcext:value-type="date">
            <text:p>2019-10-16 13:06:36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13:06:35.80044548493" calcext:value-type="date">
            <text:p>12/30/99 01:06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=0;[.G563]+2+1/[.$H$2];[.G563]+1/[.$H$2])" office:value-type="float" office:value="9.35000000000004" calcext:value-type="float">
            <text:p>9,3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16T13:14:07.641128" calcext:value-type="date">
            <text:p>2019-10-16 13:14:08</text:p>
          </table:table-cell>
          <table:table-cell table:style-name="ce7" table:formula="of:=[.A565]" office:value-type="date" office:date-value="2019-10-16T13:14:07.641128" calcext:value-type="date">
            <text:p>2019-10-16 13:14:08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13:14:07.64112797566" calcext:value-type="date">
            <text:p>12/30/99 01:14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=0;[.G564]+2+1/[.$H$2];[.G564]+1/[.$H$2])" office:value-type="float" office:value="9.36666666666671" calcext:value-type="float">
            <text:p>9,3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16T13:24:38.798222" calcext:value-type="date">
            <text:p>2019-10-16 13:24:39</text:p>
          </table:table-cell>
          <table:table-cell table:style-name="ce7" table:formula="of:=[.A566]" office:value-type="date" office:date-value="2019-10-16T13:24:38.798222" calcext:value-type="date">
            <text:p>2019-10-16 13:24:39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13:24:38.79822242539" calcext:value-type="date">
            <text:p>12/30/99 01:24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=0;[.G565]+2+1/[.$H$2];[.G565]+1/[.$H$2])" office:value-type="float" office:value="9.38333333333338" calcext:value-type="float">
            <text:p>9,3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16T13:15:16.505191" calcext:value-type="date">
            <text:p>2019-10-16 13:15:17</text:p>
          </table:table-cell>
          <table:table-cell table:style-name="ce7" table:formula="of:=[.A567]" office:value-type="date" office:date-value="2019-10-16T13:15:16.505191" calcext:value-type="date">
            <text:p>2019-10-16 13:15:17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13:15:16.50519068353" calcext:value-type="date">
            <text:p>12/30/99 01:15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=0;[.G566]+2+1/[.$H$2];[.G566]+1/[.$H$2])" office:value-type="float" office:value="9.40000000000005" calcext:value-type="float">
            <text:p>9,4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16T12:12:46.6067" calcext:value-type="date">
            <text:p>2019-10-16 12:12:47</text:p>
          </table:table-cell>
          <table:table-cell table:style-name="ce7" table:formula="of:=[.A568]" office:value-type="date" office:date-value="2019-10-16T12:12:46.6067" calcext:value-type="date">
            <text:p>2019-10-16 12:12:47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12:12:46.60670049023" calcext:value-type="date">
            <text:p>12/30/99 12:12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=0;[.G567]+2+1/[.$H$2];[.G567]+1/[.$H$2])" office:value-type="float" office:value="9.41666666666671" calcext:value-type="float">
            <text:p>9,4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16T12:35:55.577456" calcext:value-type="date">
            <text:p>2019-10-16 12:35:56</text:p>
          </table:table-cell>
          <table:table-cell table:style-name="ce7" table:formula="of:=[.A569]" office:value-type="date" office:date-value="2019-10-16T12:35:55.577456" calcext:value-type="date">
            <text:p>2019-10-16 12:35:56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12:35:55.57745634578" calcext:value-type="date">
            <text:p>12/30/99 12:35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=0;[.G568]+2+1/[.$H$2];[.G568]+1/[.$H$2])" office:value-type="float" office:value="9.43333333333338" calcext:value-type="float">
            <text:p>9,4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16T12:47:09.510988" calcext:value-type="date">
            <text:p>2019-10-16 12:47:10</text:p>
          </table:table-cell>
          <table:table-cell table:style-name="ce7" table:formula="of:=[.A570]" office:value-type="date" office:date-value="2019-10-16T12:47:09.510988" calcext:value-type="date">
            <text:p>2019-10-16 12:47:10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12:47:09.51098845806" calcext:value-type="date">
            <text:p>12/30/99 12:47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=0;[.G569]+2+1/[.$H$2];[.G569]+1/[.$H$2])" office:value-type="float" office:value="9.45000000000005" calcext:value-type="float">
            <text:p>9,4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16T12:34:47.399725" calcext:value-type="date">
            <text:p>2019-10-16 12:34:47</text:p>
          </table:table-cell>
          <table:table-cell table:style-name="ce7" table:formula="of:=[.A571]" office:value-type="date" office:date-value="2019-10-16T12:34:47.399725" calcext:value-type="date">
            <text:p>2019-10-16 12:34:47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12:34:47.3997250339" calcext:value-type="date">
            <text:p>12/30/99 12:34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=0;[.G570]+2+1/[.$H$2];[.G570]+1/[.$H$2])" office:value-type="float" office:value="9.46666666666672" calcext:value-type="float">
            <text:p>9,4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16T12:44:48.630638" calcext:value-type="date">
            <text:p>2019-10-16 12:44:49</text:p>
          </table:table-cell>
          <table:table-cell table:style-name="ce7" table:formula="of:=[.A572]" office:value-type="date" office:date-value="2019-10-16T12:44:48.630638" calcext:value-type="date">
            <text:p>2019-10-16 12:44:49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12:44:48.63063775934" calcext:value-type="date">
            <text:p>12/30/99 12:44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=0;[.G571]+2+1/[.$H$2];[.G571]+1/[.$H$2])" office:value-type="float" office:value="9.48333333333338" calcext:value-type="float">
            <text:p>9,4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16T12:54:41.471073" calcext:value-type="date">
            <text:p>2019-10-16 12:54:41</text:p>
          </table:table-cell>
          <table:table-cell table:style-name="ce7" table:formula="of:=[.A573]" office:value-type="date" office:date-value="2019-10-16T12:54:41.471073" calcext:value-type="date">
            <text:p>2019-10-16 12:54:41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12:54:41.47107283585" calcext:value-type="date">
            <text:p>12/30/99 12:54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=0;[.G572]+2+1/[.$H$2];[.G572]+1/[.$H$2])" office:value-type="float" office:value="9.50000000000005" calcext:value-type="float">
            <text:p>9,5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16T12:50:16.059086" calcext:value-type="date">
            <text:p>2019-10-16 12:50:16</text:p>
          </table:table-cell>
          <table:table-cell table:style-name="ce7" table:formula="of:=[.A574]" office:value-type="date" office:date-value="2019-10-16T12:50:16.059086" calcext:value-type="date">
            <text:p>2019-10-16 12:50:16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12:50:16.05908581987" calcext:value-type="date">
            <text:p>12/30/99 12:50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=0;[.G573]+2+1/[.$H$2];[.G573]+1/[.$H$2])" office:value-type="float" office:value="9.51666666666672" calcext:value-type="float">
            <text:p>9,5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16T13:10:40.470536" calcext:value-type="date">
            <text:p>2019-10-16 13:10:40</text:p>
          </table:table-cell>
          <table:table-cell table:style-name="ce7" table:formula="of:=[.A575]" office:value-type="date" office:date-value="2019-10-16T13:10:40.470536" calcext:value-type="date">
            <text:p>2019-10-16 13:10:40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13:10:40.47053572722" calcext:value-type="date">
            <text:p>12/30/99 01:10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=0;[.G574]+2+1/[.$H$2];[.G574]+1/[.$H$2])" office:value-type="float" office:value="9.53333333333339" calcext:value-type="float">
            <text:p>9,5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16T12:42:36.657164" calcext:value-type="date">
            <text:p>2019-10-16 12:42:37</text:p>
          </table:table-cell>
          <table:table-cell table:style-name="ce7" table:formula="of:=[.A576]" office:value-type="date" office:date-value="2019-10-16T12:42:36.657164" calcext:value-type="date">
            <text:p>2019-10-16 12:42:37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12:42:36.65716391522" calcext:value-type="date">
            <text:p>12/30/99 12:42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=0;[.G575]+2+1/[.$H$2];[.G575]+1/[.$H$2])" office:value-type="float" office:value="9.55000000000005" calcext:value-type="float">
            <text:p>9,5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16T13:16:13.927793" calcext:value-type="date">
            <text:p>2019-10-16 13:16:14</text:p>
          </table:table-cell>
          <table:table-cell table:style-name="ce7" table:formula="of:=[.A577]" office:value-type="date" office:date-value="2019-10-16T13:16:13.927793" calcext:value-type="date">
            <text:p>2019-10-16 13:16:14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13:16:13.92779274378" calcext:value-type="date">
            <text:p>12/30/99 01:16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=0;[.G576]+2+1/[.$H$2];[.G576]+1/[.$H$2])" office:value-type="float" office:value="9.56666666666672" calcext:value-type="float">
            <text:p>9,5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16T13:11:55.968142" calcext:value-type="date">
            <text:p>2019-10-16 13:11:56</text:p>
          </table:table-cell>
          <table:table-cell table:style-name="ce7" table:formula="of:=[.A578]" office:value-type="date" office:date-value="2019-10-16T13:11:55.968142" calcext:value-type="date">
            <text:p>2019-10-16 13:11:56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13:11:55.96814158838" calcext:value-type="date">
            <text:p>12/30/99 01:11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=0;[.G577]+2+1/[.$H$2];[.G577]+1/[.$H$2])" office:value-type="float" office:value="9.58333333333339" calcext:value-type="float">
            <text:p>9,5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16T13:26:37.658051" calcext:value-type="date">
            <text:p>2019-10-16 13:26:38</text:p>
          </table:table-cell>
          <table:table-cell table:style-name="ce7" table:formula="of:=[.A579]" office:value-type="date" office:date-value="2019-10-16T13:26:37.658051" calcext:value-type="date">
            <text:p>2019-10-16 13:26:38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13:26:37.65805096831" calcext:value-type="date">
            <text:p>12/30/99 01:26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=0;[.G578]+2+1/[.$H$2];[.G578]+1/[.$H$2])" office:value-type="float" office:value="9.60000000000006" calcext:value-type="float">
            <text:p>9,6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16T12:55:44.697142" calcext:value-type="date">
            <text:p>2019-10-16 12:55:45</text:p>
          </table:table-cell>
          <table:table-cell table:style-name="ce7" table:formula="of:=[.A580]" office:value-type="date" office:date-value="2019-10-16T12:55:44.697142" calcext:value-type="date">
            <text:p>2019-10-16 12:55:45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12:55:44.6971418336" calcext:value-type="date">
            <text:p>12/30/99 12:55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=0;[.G579]+2+1/[.$H$2];[.G579]+1/[.$H$2])" office:value-type="float" office:value="9.61666666666672" calcext:value-type="float">
            <text:p>9,6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16T13:24:17.599173" calcext:value-type="date">
            <text:p>2019-10-16 13:24:18</text:p>
          </table:table-cell>
          <table:table-cell table:style-name="ce7" table:formula="of:=[.A581]" office:value-type="date" office:date-value="2019-10-16T13:24:17.599173" calcext:value-type="date">
            <text:p>2019-10-16 13:24:18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13:24:17.59917288087" calcext:value-type="date">
            <text:p>12/30/99 01:24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=0;[.G580]+2+1/[.$H$2];[.G580]+1/[.$H$2])" office:value-type="float" office:value="9.63333333333339" calcext:value-type="float">
            <text:p>9,6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16T13:04:14.139391" calcext:value-type="date">
            <text:p>2019-10-16 13:04:14</text:p>
          </table:table-cell>
          <table:table-cell table:style-name="ce7" table:formula="of:=[.A582]" office:value-type="date" office:date-value="2019-10-16T13:04:14.139391" calcext:value-type="date">
            <text:p>2019-10-16 13:04:14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13:04:14.13939091377" calcext:value-type="date">
            <text:p>12/30/99 01:04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=0;[.G581]+2+1/[.$H$2];[.G581]+1/[.$H$2])" office:value-type="float" office:value="9.65000000000006" calcext:value-type="float">
            <text:p>9,6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16T12:24:35.373031" calcext:value-type="date">
            <text:p>2019-10-16 12:24:35</text:p>
          </table:table-cell>
          <table:table-cell table:style-name="ce7" table:formula="of:=[.A583]" office:value-type="date" office:date-value="2019-10-16T12:24:35.373031" calcext:value-type="date">
            <text:p>2019-10-16 12:24:35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12:24:35.3730306169" calcext:value-type="date">
            <text:p>12/30/99 12:24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=0;[.G582]+2+1/[.$H$2];[.G582]+1/[.$H$2])" office:value-type="float" office:value="9.66666666666673" calcext:value-type="float">
            <text:p>9,6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16T12:33:55.123776" calcext:value-type="date">
            <text:p>2019-10-16 12:33:55</text:p>
          </table:table-cell>
          <table:table-cell table:style-name="ce7" table:formula="of:=[.A584]" office:value-type="date" office:date-value="2019-10-16T12:33:55.123776" calcext:value-type="date">
            <text:p>2019-10-16 12:33:55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12:33:55.12377643492" calcext:value-type="date">
            <text:p>12/30/99 12:33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=0;[.G583]+2+1/[.$H$2];[.G583]+1/[.$H$2])" office:value-type="float" office:value="9.68333333333339" calcext:value-type="float">
            <text:p>9,6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16T13:10:32.244524" calcext:value-type="date">
            <text:p>2019-10-16 13:10:32</text:p>
          </table:table-cell>
          <table:table-cell table:style-name="ce7" table:formula="of:=[.A585]" office:value-type="date" office:date-value="2019-10-16T13:10:32.244524" calcext:value-type="date">
            <text:p>2019-10-16 13:10:32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13:10:32.24452422" calcext:value-type="date">
            <text:p>12/30/99 01:10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=0;[.G584]+2+1/[.$H$2];[.G584]+1/[.$H$2])" office:value-type="float" office:value="9.70000000000006" calcext:value-type="float">
            <text:p>9,7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16T12:44:44.129165" calcext:value-type="date">
            <text:p>2019-10-16 12:44:44</text:p>
          </table:table-cell>
          <table:table-cell table:style-name="ce7" table:formula="of:=[.A586]" office:value-type="date" office:date-value="2019-10-16T12:44:44.129165" calcext:value-type="date">
            <text:p>2019-10-16 12:44:44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12:44:44.12916474044" calcext:value-type="date">
            <text:p>12/30/99 12:44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=0;[.G585]+2+1/[.$H$2];[.G585]+1/[.$H$2])" office:value-type="float" office:value="9.71666666666673" calcext:value-type="float">
            <text:p>9,7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16T13:17:07.415627" calcext:value-type="date">
            <text:p>2019-10-16 13:17:07</text:p>
          </table:table-cell>
          <table:table-cell table:style-name="ce7" table:formula="of:=[.A587]" office:value-type="date" office:date-value="2019-10-16T13:17:07.415627" calcext:value-type="date">
            <text:p>2019-10-16 13:17:07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13:17:07.41562749725" calcext:value-type="date">
            <text:p>12/30/99 01:17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=0;[.G586]+2+1/[.$H$2];[.G586]+1/[.$H$2])" office:value-type="float" office:value="9.7333333333334" calcext:value-type="float">
            <text:p>9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16T12:59:23.380036" calcext:value-type="date">
            <text:p>2019-10-16 12:59:23</text:p>
          </table:table-cell>
          <table:table-cell table:style-name="ce7" table:formula="of:=[.A588]" office:value-type="date" office:date-value="2019-10-16T12:59:23.380036" calcext:value-type="date">
            <text:p>2019-10-16 12:59:23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12:59:23.38003647979" calcext:value-type="date">
            <text:p>12/30/99 12:59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=0;[.G587]+2+1/[.$H$2];[.G587]+1/[.$H$2])" office:value-type="float" office:value="9.75000000000006" calcext:value-type="float">
            <text:p>9,7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16T12:59:53.471371" calcext:value-type="date">
            <text:p>2019-10-16 12:59:53</text:p>
          </table:table-cell>
          <table:table-cell table:style-name="ce7" table:formula="of:=[.A589]" office:value-type="date" office:date-value="2019-10-16T12:59:53.471371" calcext:value-type="date">
            <text:p>2019-10-16 12:59:53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12:59:53.47137082368" calcext:value-type="date">
            <text:p>12/30/99 12:59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=0;[.G588]+2+1/[.$H$2];[.G588]+1/[.$H$2])" office:value-type="float" office:value="9.76666666666673" calcext:value-type="float">
            <text:p>9,7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16T13:14:00.998722" calcext:value-type="date">
            <text:p>2019-10-16 13:14:01</text:p>
          </table:table-cell>
          <table:table-cell table:style-name="ce7" table:formula="of:=[.A590]" office:value-type="date" office:date-value="2019-10-16T13:14:00.998722" calcext:value-type="date">
            <text:p>2019-10-16 13:14:01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13:14:00.9987215884" calcext:value-type="date">
            <text:p>12/30/99 01:14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=0;[.G589]+2+1/[.$H$2];[.G589]+1/[.$H$2])" office:value-type="float" office:value="9.7833333333334" calcext:value-type="float">
            <text:p>9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16T13:00:35.075917" calcext:value-type="date">
            <text:p>2019-10-16 13:00:35</text:p>
          </table:table-cell>
          <table:table-cell table:style-name="ce7" table:formula="of:=[.A591]" office:value-type="date" office:date-value="2019-10-16T13:00:35.075917" calcext:value-type="date">
            <text:p>2019-10-16 13:00:35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13:00:35.07591721136" calcext:value-type="date">
            <text:p>12/30/99 01:00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=0;[.G590]+2+1/[.$H$2];[.G590]+1/[.$H$2])" office:value-type="float" office:value="9.80000000000007" calcext:value-type="float">
            <text:p>9,8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16T13:00:50.473926" calcext:value-type="date">
            <text:p>2019-10-16 13:00:50</text:p>
          </table:table-cell>
          <table:table-cell table:style-name="ce7" table:formula="of:=[.A592]" office:value-type="date" office:date-value="2019-10-16T13:00:50.473926" calcext:value-type="date">
            <text:p>2019-10-16 13:00:50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13:00:50.4739257507" calcext:value-type="date">
            <text:p>12/30/99 01:00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=0;[.G591]+2+1/[.$H$2];[.G591]+1/[.$H$2])" office:value-type="float" office:value="9.81666666666673" calcext:value-type="float">
            <text:p>9,8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16T13:17:14.112991" calcext:value-type="date">
            <text:p>2019-10-16 13:17:14</text:p>
          </table:table-cell>
          <table:table-cell table:style-name="ce7" table:formula="of:=[.A593]" office:value-type="date" office:date-value="2019-10-16T13:17:14.112991" calcext:value-type="date">
            <text:p>2019-10-16 13:17:14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13:17:14.11299108993" calcext:value-type="date">
            <text:p>12/30/99 01:17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=0;[.G592]+2+1/[.$H$2];[.G592]+1/[.$H$2])" office:value-type="float" office:value="9.8333333333334" calcext:value-type="float">
            <text:p>9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16T13:01:50.799014" calcext:value-type="date">
            <text:p>2019-10-16 13:01:51</text:p>
          </table:table-cell>
          <table:table-cell table:style-name="ce7" table:formula="of:=[.A594]" office:value-type="date" office:date-value="2019-10-16T13:01:50.799014" calcext:value-type="date">
            <text:p>2019-10-16 13:01:51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13:01:50.79901407938" calcext:value-type="date">
            <text:p>12/30/99 01:01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=0;[.G593]+2+1/[.$H$2];[.G593]+1/[.$H$2])" office:value-type="float" office:value="9.85000000000007" calcext:value-type="float">
            <text:p>9,8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16T12:56:59.070572" calcext:value-type="date">
            <text:p>2019-10-16 12:56:59</text:p>
          </table:table-cell>
          <table:table-cell table:style-name="ce7" table:formula="of:=[.A595]" office:value-type="date" office:date-value="2019-10-16T12:56:59.070572" calcext:value-type="date">
            <text:p>2019-10-16 12:56:59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12:56:59.070571661" calcext:value-type="date">
            <text:p>12/30/99 12:56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=0;[.G594]+2+1/[.$H$2];[.G594]+1/[.$H$2])" office:value-type="float" office:value="9.86666666666674" calcext:value-type="float">
            <text:p>9,8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16T13:22:53.508043" calcext:value-type="date">
            <text:p>2019-10-16 13:22:54</text:p>
          </table:table-cell>
          <table:table-cell table:style-name="ce7" table:formula="of:=[.A596]" office:value-type="date" office:date-value="2019-10-16T13:22:53.508043" calcext:value-type="date">
            <text:p>2019-10-16 13:22:54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13:22:53.50804342423" calcext:value-type="date">
            <text:p>12/30/99 01:22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=0;[.G595]+2+1/[.$H$2];[.G595]+1/[.$H$2])" office:value-type="float" office:value="9.8833333333334" calcext:value-type="float">
            <text:p>9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16T12:43:52.401905" calcext:value-type="date">
            <text:p>2019-10-16 12:43:52</text:p>
          </table:table-cell>
          <table:table-cell table:style-name="ce7" table:formula="of:=[.A597]" office:value-type="date" office:date-value="2019-10-16T12:43:52.401905" calcext:value-type="date">
            <text:p>2019-10-16 12:43:52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12:43:52.40190495271" calcext:value-type="date">
            <text:p>12/30/99 12:43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=0;[.G596]+2+1/[.$H$2];[.G596]+1/[.$H$2])" office:value-type="float" office:value="9.90000000000007" calcext:value-type="float">
            <text:p>9,9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16T12:35:20.727244" calcext:value-type="date">
            <text:p>2019-10-16 12:35:21</text:p>
          </table:table-cell>
          <table:table-cell table:style-name="ce7" table:formula="of:=[.A598]" office:value-type="date" office:date-value="2019-10-16T12:35:20.727244" calcext:value-type="date">
            <text:p>2019-10-16 12:35:21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12:35:20.72724429891" calcext:value-type="date">
            <text:p>12/30/99 12:35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=0;[.G597]+2+1/[.$H$2];[.G597]+1/[.$H$2])" office:value-type="float" office:value="9.91666666666674" calcext:value-type="float">
            <text:p>9,91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16T13:24:35.567181" calcext:value-type="date">
            <text:p>2019-10-16 13:24:36</text:p>
          </table:table-cell>
          <table:table-cell table:style-name="ce7" table:formula="of:=[.A599]" office:value-type="date" office:date-value="2019-10-16T13:24:35.567181" calcext:value-type="date">
            <text:p>2019-10-16 13:24:36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13:24:35.56718105916" calcext:value-type="date">
            <text:p>12/30/99 01:24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=0;[.G598]+2+1/[.$H$2];[.G598]+1/[.$H$2])" office:value-type="float" office:value="9.93333333333341" calcext:value-type="float">
            <text:p>9,93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16T12:53:30.409415" calcext:value-type="date">
            <text:p>2019-10-16 12:53:30</text:p>
          </table:table-cell>
          <table:table-cell table:style-name="ce7" table:formula="of:=[.A600]" office:value-type="date" office:date-value="2019-10-16T12:53:30.409415" calcext:value-type="date">
            <text:p>2019-10-16 12:53:30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12:53:30.40941467509" calcext:value-type="date">
            <text:p>12/30/99 12:53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=0;[.G599]+2+1/[.$H$2];[.G599]+1/[.$H$2])" office:value-type="float" office:value="9.95000000000007" calcext:value-type="float">
            <text:p>9,9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16T13:04:22.620946" calcext:value-type="date">
            <text:p>2019-10-16 13:04:23</text:p>
          </table:table-cell>
          <table:table-cell table:style-name="ce7" table:formula="of:=[.A601]" office:value-type="date" office:date-value="2019-10-16T13:04:22.620946" calcext:value-type="date">
            <text:p>2019-10-16 13:04:23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13:04:22.62094569393" calcext:value-type="date">
            <text:p>12/30/99 01:04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=0;[.G600]+2+1/[.$H$2];[.G600]+1/[.$H$2])" office:value-type="float" office:value="9.96666666666674" calcext:value-type="float">
            <text:p>9,9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16T12:52:49.901987" calcext:value-type="date">
            <text:p>2019-10-16 12:52:50</text:p>
          </table:table-cell>
          <table:table-cell table:style-name="ce7" table:formula="of:=[.A602]" office:value-type="date" office:date-value="2019-10-16T12:52:49.901987" calcext:value-type="date">
            <text:p>2019-10-16 12:52:50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12:52:49.9019869091" calcext:value-type="date">
            <text:p>12/30/99 12:52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=0;[.G601]+2+1/[.$H$2];[.G601]+1/[.$H$2])" office:value-type="float" office:value="9.98333333333341" calcext:value-type="float">
            <text:p>9,98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17T13:04:48.119136" calcext:value-type="date">
            <text:p>2019-10-17 13:04:48</text:p>
          </table:table-cell>
          <table:table-cell table:style-name="ce7" table:formula="of:=[.A603]" office:value-type="date" office:date-value="2019-10-17T13:04:48.119136" calcext:value-type="date">
            <text:p>2019-10-17 13:04:48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13:04:48.11913644895" calcext:value-type="date">
            <text:p>12/30/99 01:04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=0;[.G602]+2+1/[.$H$2];[.G602]+1/[.$H$2])" office:value-type="float" office:value="10.0000000000001" calcext:value-type="float">
            <text:p>1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17T12:55:46.497011" calcext:value-type="date">
            <text:p>2019-10-17 12:55:46</text:p>
          </table:table-cell>
          <table:table-cell table:style-name="ce7" table:formula="of:=[.A604]" office:value-type="date" office:date-value="2019-10-17T12:55:46.497011" calcext:value-type="date">
            <text:p>2019-10-17 12:55:46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12:55:46.49701074231" calcext:value-type="date">
            <text:p>12/30/99 12:55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=0;[.G603]+2+1/[.$H$2];[.G603]+1/[.$H$2])" office:value-type="float" office:value="10.0166666666667" calcext:value-type="float">
            <text:p>10,0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17T12:45:49.125368" calcext:value-type="date">
            <text:p>2019-10-17 12:45:49</text:p>
          </table:table-cell>
          <table:table-cell table:style-name="ce7" table:formula="of:=[.A605]" office:value-type="date" office:date-value="2019-10-17T12:45:49.125368" calcext:value-type="date">
            <text:p>2019-10-17 12:45:49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12:45:49.12536847405" calcext:value-type="date">
            <text:p>12/30/99 12:45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=0;[.G604]+2+1/[.$H$2];[.G604]+1/[.$H$2])" office:value-type="float" office:value="10.0333333333334" calcext:value-type="float">
            <text:p>10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17T13:21:38.213106" calcext:value-type="date">
            <text:p>2019-10-17 13:21:38</text:p>
          </table:table-cell>
          <table:table-cell table:style-name="ce7" table:formula="of:=[.A606]" office:value-type="date" office:date-value="2019-10-17T13:21:38.213106" calcext:value-type="date">
            <text:p>2019-10-17 13:21:38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13:21:38.21310569532" calcext:value-type="date">
            <text:p>12/30/99 01:21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=0;[.G605]+2+1/[.$H$2];[.G605]+1/[.$H$2])" office:value-type="float" office:value="10.0500000000001" calcext:value-type="float">
            <text:p>1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17T12:58:58.251315" calcext:value-type="date">
            <text:p>2019-10-17 12:58:58</text:p>
          </table:table-cell>
          <table:table-cell table:style-name="ce7" table:formula="of:=[.A607]" office:value-type="date" office:date-value="2019-10-17T12:58:58.251315" calcext:value-type="date">
            <text:p>2019-10-17 12:58:58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12:58:58.25131540652" calcext:value-type="date">
            <text:p>12/30/99 12:58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=0;[.G606]+2+1/[.$H$2];[.G606]+1/[.$H$2])" office:value-type="float" office:value="10.0666666666667" calcext:value-type="float">
            <text:p>10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17T13:23:35.048708" calcext:value-type="date">
            <text:p>2019-10-17 13:23:35</text:p>
          </table:table-cell>
          <table:table-cell table:style-name="ce7" table:formula="of:=[.A608]" office:value-type="date" office:date-value="2019-10-17T13:23:35.048708" calcext:value-type="date">
            <text:p>2019-10-17 13:23:35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13:23:35.04870776553" calcext:value-type="date">
            <text:p>12/30/99 01:23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=0;[.G607]+2+1/[.$H$2];[.G607]+1/[.$H$2])" office:value-type="float" office:value="10.0833333333334" calcext:value-type="float">
            <text:p>10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17T13:04:53.640056" calcext:value-type="date">
            <text:p>2019-10-17 13:04:54</text:p>
          </table:table-cell>
          <table:table-cell table:style-name="ce7" table:formula="of:=[.A609]" office:value-type="date" office:date-value="2019-10-17T13:04:53.640056" calcext:value-type="date">
            <text:p>2019-10-17 13:04:54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13:04:53.64005613606" calcext:value-type="date">
            <text:p>12/30/99 01:04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=0;[.G608]+2+1/[.$H$2];[.G608]+1/[.$H$2])" office:value-type="float" office:value="10.1000000000001" calcext:value-type="float">
            <text:p>1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17T13:08:37.524291" calcext:value-type="date">
            <text:p>2019-10-17 13:08:38</text:p>
          </table:table-cell>
          <table:table-cell table:style-name="ce7" table:formula="of:=[.A610]" office:value-type="date" office:date-value="2019-10-17T13:08:37.524291" calcext:value-type="date">
            <text:p>2019-10-17 13:08:38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13:08:37.52429113258" calcext:value-type="date">
            <text:p>12/30/99 01:08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=0;[.G609]+2+1/[.$H$2];[.G609]+1/[.$H$2])" office:value-type="float" office:value="10.1166666666668" calcext:value-type="float">
            <text:p>1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17T12:47:44.597299" calcext:value-type="date">
            <text:p>2019-10-17 12:47:45</text:p>
          </table:table-cell>
          <table:table-cell table:style-name="ce7" table:formula="of:=[.A611]" office:value-type="date" office:date-value="2019-10-17T12:47:44.597299" calcext:value-type="date">
            <text:p>2019-10-17 12:47:45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12:47:44.59729922935" calcext:value-type="date">
            <text:p>12/30/99 12:47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=0;[.G610]+2+1/[.$H$2];[.G610]+1/[.$H$2])" office:value-type="float" office:value="10.1333333333334" calcext:value-type="float">
            <text:p>10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17T13:21:17.108346" calcext:value-type="date">
            <text:p>2019-10-17 13:21:17</text:p>
          </table:table-cell>
          <table:table-cell table:style-name="ce7" table:formula="of:=[.A612]" office:value-type="date" office:date-value="2019-10-17T13:21:17.108346" calcext:value-type="date">
            <text:p>2019-10-17 13:21:17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13:21:17.10834627505" calcext:value-type="date">
            <text:p>12/30/99 01:21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=0;[.G611]+2+1/[.$H$2];[.G611]+1/[.$H$2])" office:value-type="float" office:value="10.1500000000001" calcext:value-type="float">
            <text:p>1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17T12:56:17.59113" calcext:value-type="date">
            <text:p>2019-10-17 12:56:18</text:p>
          </table:table-cell>
          <table:table-cell table:style-name="ce7" table:formula="of:=[.A613]" office:value-type="date" office:date-value="2019-10-17T12:56:17.59113" calcext:value-type="date">
            <text:p>2019-10-17 12:56:18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12:56:17.59113020729" calcext:value-type="date">
            <text:p>12/30/99 12:56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=0;[.G612]+2+1/[.$H$2];[.G612]+1/[.$H$2])" office:value-type="float" office:value="10.1666666666668" calcext:value-type="float">
            <text:p>1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17T13:00:40.014926" calcext:value-type="date">
            <text:p>2019-10-17 13:00:40</text:p>
          </table:table-cell>
          <table:table-cell table:style-name="ce7" table:formula="of:=[.A614]" office:value-type="date" office:date-value="2019-10-17T13:00:40.014926" calcext:value-type="date">
            <text:p>2019-10-17 13:00:40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13:00:40.01492557582" calcext:value-type="date">
            <text:p>12/30/99 01:00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=0;[.G613]+2+1/[.$H$2];[.G613]+1/[.$H$2])" office:value-type="float" office:value="10.1833333333334" calcext:value-type="float">
            <text:p>10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17T12:53:54.833044" calcext:value-type="date">
            <text:p>2019-10-17 12:53:55</text:p>
          </table:table-cell>
          <table:table-cell table:style-name="ce7" table:formula="of:=[.A615]" office:value-type="date" office:date-value="2019-10-17T12:53:54.833044" calcext:value-type="date">
            <text:p>2019-10-17 12:53:55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12:53:54.83304376714" calcext:value-type="date">
            <text:p>12/30/99 12:53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=0;[.G614]+2+1/[.$H$2];[.G614]+1/[.$H$2])" office:value-type="float" office:value="10.2000000000001" calcext:value-type="float">
            <text:p>1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17T13:11:12.393419" calcext:value-type="date">
            <text:p>2019-10-17 13:11:12</text:p>
          </table:table-cell>
          <table:table-cell table:style-name="ce7" table:formula="of:=[.A616]" office:value-type="date" office:date-value="2019-10-17T13:11:12.393419" calcext:value-type="date">
            <text:p>2019-10-17 13:11:12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13:11:12.39341943059" calcext:value-type="date">
            <text:p>12/30/99 01:11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=0;[.G615]+2+1/[.$H$2];[.G615]+1/[.$H$2])" office:value-type="float" office:value="10.2166666666668" calcext:value-type="float">
            <text:p>1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17T12:55:53.571427" calcext:value-type="date">
            <text:p>2019-10-17 12:55:54</text:p>
          </table:table-cell>
          <table:table-cell table:style-name="ce7" table:formula="of:=[.A617]" office:value-type="date" office:date-value="2019-10-17T12:55:53.571427" calcext:value-type="date">
            <text:p>2019-10-17 12:55:54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12:55:53.5714273341" calcext:value-type="date">
            <text:p>12/30/99 12:55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=0;[.G616]+2+1/[.$H$2];[.G616]+1/[.$H$2])" office:value-type="float" office:value="10.2333333333334" calcext:value-type="float">
            <text:p>10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17T12:51:47.353099" calcext:value-type="date">
            <text:p>2019-10-17 12:51:47</text:p>
          </table:table-cell>
          <table:table-cell table:style-name="ce7" table:formula="of:=[.A618]" office:value-type="date" office:date-value="2019-10-17T12:51:47.353099" calcext:value-type="date">
            <text:p>2019-10-17 12:51:47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12:51:47.35309941228" calcext:value-type="date">
            <text:p>12/30/99 12:51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=0;[.G617]+2+1/[.$H$2];[.G617]+1/[.$H$2])" office:value-type="float" office:value="10.2500000000001" calcext:value-type="float">
            <text:p>1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17T12:50:56.094733" calcext:value-type="date">
            <text:p>2019-10-17 12:50:56</text:p>
          </table:table-cell>
          <table:table-cell table:style-name="ce7" table:formula="of:=[.A619]" office:value-type="date" office:date-value="2019-10-17T12:50:56.094733" calcext:value-type="date">
            <text:p>2019-10-17 12:50:56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12:50:56.09473292716" calcext:value-type="date">
            <text:p>12/30/99 12:50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=0;[.G618]+2+1/[.$H$2];[.G618]+1/[.$H$2])" office:value-type="float" office:value="10.2666666666668" calcext:value-type="float">
            <text:p>1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17T12:48:02.715657" calcext:value-type="date">
            <text:p>2019-10-17 12:48:03</text:p>
          </table:table-cell>
          <table:table-cell table:style-name="ce7" table:formula="of:=[.A620]" office:value-type="date" office:date-value="2019-10-17T12:48:02.715657" calcext:value-type="date">
            <text:p>2019-10-17 12:48:03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12:48:02.71565674804" calcext:value-type="date">
            <text:p>12/30/99 12:48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=0;[.G619]+2+1/[.$H$2];[.G619]+1/[.$H$2])" office:value-type="float" office:value="10.2833333333334" calcext:value-type="float">
            <text:p>10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17T12:46:36.149985" calcext:value-type="date">
            <text:p>2019-10-17 12:46:36</text:p>
          </table:table-cell>
          <table:table-cell table:style-name="ce7" table:formula="of:=[.A621]" office:value-type="date" office:date-value="2019-10-17T12:46:36.149985" calcext:value-type="date">
            <text:p>2019-10-17 12:46:36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12:46:36.14998453762" calcext:value-type="date">
            <text:p>12/30/99 12:46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=0;[.G620]+2+1/[.$H$2];[.G620]+1/[.$H$2])" office:value-type="float" office:value="10.3000000000001" calcext:value-type="float">
            <text:p>1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17T12:58:17.636388" calcext:value-type="date">
            <text:p>2019-10-17 12:58:18</text:p>
          </table:table-cell>
          <table:table-cell table:style-name="ce7" table:formula="of:=[.A622]" office:value-type="date" office:date-value="2019-10-17T12:58:17.636388" calcext:value-type="date">
            <text:p>2019-10-17 12:58:18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12:58:17.63638784643" calcext:value-type="date">
            <text:p>12/30/99 12:58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=0;[.G621]+2+1/[.$H$2];[.G621]+1/[.$H$2])" office:value-type="float" office:value="10.3166666666668" calcext:value-type="float">
            <text:p>1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17T13:07:19.50337" calcext:value-type="date">
            <text:p>2019-10-17 13:07:20</text:p>
          </table:table-cell>
          <table:table-cell table:style-name="ce7" table:formula="of:=[.A623]" office:value-type="date" office:date-value="2019-10-17T13:07:19.50337" calcext:value-type="date">
            <text:p>2019-10-17 13:07:20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13:07:19.50336989947" calcext:value-type="date">
            <text:p>12/30/99 01:07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=0;[.G622]+2+1/[.$H$2];[.G622]+1/[.$H$2])" office:value-type="float" office:value="10.3333333333334" calcext:value-type="float">
            <text:p>10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17T12:59:43.332144" calcext:value-type="date">
            <text:p>2019-10-17 12:59:43</text:p>
          </table:table-cell>
          <table:table-cell table:style-name="ce7" table:formula="of:=[.A624]" office:value-type="date" office:date-value="2019-10-17T12:59:43.332144" calcext:value-type="date">
            <text:p>2019-10-17 12:59:43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12:59:43.33214423619" calcext:value-type="date">
            <text:p>12/30/99 12:59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=0;[.G623]+2+1/[.$H$2];[.G623]+1/[.$H$2])" office:value-type="float" office:value="10.3500000000001" calcext:value-type="float">
            <text:p>1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17T13:29:55.156042" calcext:value-type="date">
            <text:p>2019-10-17 13:29:55</text:p>
          </table:table-cell>
          <table:table-cell table:style-name="ce7" table:formula="of:=[.A625]" office:value-type="date" office:date-value="2019-10-17T13:29:55.156042" calcext:value-type="date">
            <text:p>2019-10-17 13:29:55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13:29:55.15604178887" calcext:value-type="date">
            <text:p>12/30/99 01:29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=0;[.G624]+2+1/[.$H$2];[.G624]+1/[.$H$2])" office:value-type="float" office:value="10.3666666666668" calcext:value-type="float">
            <text:p>1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17T13:02:58.607249" calcext:value-type="date">
            <text:p>2019-10-17 13:02:59</text:p>
          </table:table-cell>
          <table:table-cell table:style-name="ce7" table:formula="of:=[.A626]" office:value-type="date" office:date-value="2019-10-17T13:02:58.607249" calcext:value-type="date">
            <text:p>2019-10-17 13:02:59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13:02:58.60724930651" calcext:value-type="date">
            <text:p>12/30/99 01:02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=0;[.G625]+2+1/[.$H$2];[.G625]+1/[.$H$2])" office:value-type="float" office:value="10.3833333333334" calcext:value-type="float">
            <text:p>10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17T12:59:48.162524" calcext:value-type="date">
            <text:p>2019-10-17 12:59:48</text:p>
          </table:table-cell>
          <table:table-cell table:style-name="ce7" table:formula="of:=[.A627]" office:value-type="date" office:date-value="2019-10-17T12:59:48.162524" calcext:value-type="date">
            <text:p>2019-10-17 12:59:48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12:59:48.16252376419" calcext:value-type="date">
            <text:p>12/30/99 12:59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=0;[.G626]+2+1/[.$H$2];[.G626]+1/[.$H$2])" office:value-type="float" office:value="10.4000000000001" calcext:value-type="float">
            <text:p>1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17T13:03:10.695928" calcext:value-type="date">
            <text:p>2019-10-17 13:03:11</text:p>
          </table:table-cell>
          <table:table-cell table:style-name="ce7" table:formula="of:=[.A628]" office:value-type="date" office:date-value="2019-10-17T13:03:10.695928" calcext:value-type="date">
            <text:p>2019-10-17 13:03:11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13:03:10.69592782762" calcext:value-type="date">
            <text:p>12/30/99 01:03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=0;[.G627]+2+1/[.$H$2];[.G627]+1/[.$H$2])" office:value-type="float" office:value="10.4166666666668" calcext:value-type="float">
            <text:p>1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17T12:46:40.65684" calcext:value-type="date">
            <text:p>2019-10-17 12:46:41</text:p>
          </table:table-cell>
          <table:table-cell table:style-name="ce7" table:formula="of:=[.A629]" office:value-type="date" office:date-value="2019-10-17T12:46:40.65684" calcext:value-type="date">
            <text:p>2019-10-17 12:46:41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12:46:40.65683999564" calcext:value-type="date">
            <text:p>12/30/99 12:46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=0;[.G628]+2+1/[.$H$2];[.G628]+1/[.$H$2])" office:value-type="float" office:value="10.4333333333334" calcext:value-type="float">
            <text:p>10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17T13:13:49.590524" calcext:value-type="date">
            <text:p>2019-10-17 13:13:50</text:p>
          </table:table-cell>
          <table:table-cell table:style-name="ce7" table:formula="of:=[.A630]" office:value-type="date" office:date-value="2019-10-17T13:13:49.590524" calcext:value-type="date">
            <text:p>2019-10-17 13:13:50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13:13:49.59052368533" calcext:value-type="date">
            <text:p>12/30/99 01:13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=0;[.G629]+2+1/[.$H$2];[.G629]+1/[.$H$2])" office:value-type="float" office:value="10.4500000000001" calcext:value-type="float">
            <text:p>1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17T12:30:08.884405" calcext:value-type="date">
            <text:p>2019-10-17 12:30:09</text:p>
          </table:table-cell>
          <table:table-cell table:style-name="ce7" table:formula="of:=[.A631]" office:value-type="date" office:date-value="2019-10-17T12:30:08.884405" calcext:value-type="date">
            <text:p>2019-10-17 12:30:09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12:30:08.8844049722" calcext:value-type="date">
            <text:p>12/30/99 12:30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=0;[.G630]+2+1/[.$H$2];[.G630]+1/[.$H$2])" office:value-type="float" office:value="10.4666666666668" calcext:value-type="float">
            <text:p>1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17T12:50:05.154944" calcext:value-type="date">
            <text:p>2019-10-17 12:50:05</text:p>
          </table:table-cell>
          <table:table-cell table:style-name="ce7" table:formula="of:=[.A632]" office:value-type="date" office:date-value="2019-10-17T12:50:05.154944" calcext:value-type="date">
            <text:p>2019-10-17 12:50:05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12:50:05.15494435094" calcext:value-type="date">
            <text:p>12/30/99 12:50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=0;[.G631]+2+1/[.$H$2];[.G631]+1/[.$H$2])" office:value-type="float" office:value="10.4833333333334" calcext:value-type="float">
            <text:p>10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17T13:11:28.05037" calcext:value-type="date">
            <text:p>2019-10-17 13:11:28</text:p>
          </table:table-cell>
          <table:table-cell table:style-name="ce7" table:formula="of:=[.A633]" office:value-type="date" office:date-value="2019-10-17T13:11:28.05037" calcext:value-type="date">
            <text:p>2019-10-17 13:11:28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13:11:28.05036968552" calcext:value-type="date">
            <text:p>12/30/99 01:11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=0;[.G632]+2+1/[.$H$2];[.G632]+1/[.$H$2])" office:value-type="float" office:value="10.5000000000001" calcext:value-type="float">
            <text:p>1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17T13:12:21.754354" calcext:value-type="date">
            <text:p>2019-10-17 13:12:22</text:p>
          </table:table-cell>
          <table:table-cell table:style-name="ce7" table:formula="of:=[.A634]" office:value-type="date" office:date-value="2019-10-17T13:12:21.754354" calcext:value-type="date">
            <text:p>2019-10-17 13:12:22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13:12:21.75435381476" calcext:value-type="date">
            <text:p>12/30/99 01:12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=0;[.G633]+2+1/[.$H$2];[.G633]+1/[.$H$2])" office:value-type="float" office:value="10.5166666666668" calcext:value-type="float">
            <text:p>1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17T12:41:40.237118" calcext:value-type="date">
            <text:p>2019-10-17 12:41:40</text:p>
          </table:table-cell>
          <table:table-cell table:style-name="ce7" table:formula="of:=[.A635]" office:value-type="date" office:date-value="2019-10-17T12:41:40.237118" calcext:value-type="date">
            <text:p>2019-10-17 12:41:40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12:41:40.23711815011" calcext:value-type="date">
            <text:p>12/30/99 12:41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=0;[.G634]+2+1/[.$H$2];[.G634]+1/[.$H$2])" office:value-type="float" office:value="10.5333333333334" calcext:value-type="float">
            <text:p>1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17T13:07:36.473524" calcext:value-type="date">
            <text:p>2019-10-17 13:07:36</text:p>
          </table:table-cell>
          <table:table-cell table:style-name="ce7" table:formula="of:=[.A636]" office:value-type="date" office:date-value="2019-10-17T13:07:36.473524" calcext:value-type="date">
            <text:p>2019-10-17 13:07:36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13:07:36.4735240303" calcext:value-type="date">
            <text:p>12/30/99 01:07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=0;[.G635]+2+1/[.$H$2];[.G635]+1/[.$H$2])" office:value-type="float" office:value="10.5500000000001" calcext:value-type="float">
            <text:p>1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17T13:09:15.03584" calcext:value-type="date">
            <text:p>2019-10-17 13:09:15</text:p>
          </table:table-cell>
          <table:table-cell table:style-name="ce7" table:formula="of:=[.A637]" office:value-type="date" office:date-value="2019-10-17T13:09:15.03584" calcext:value-type="date">
            <text:p>2019-10-17 13:09:15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13:09:15.03583957907" calcext:value-type="date">
            <text:p>12/30/99 01:09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=0;[.G636]+2+1/[.$H$2];[.G636]+1/[.$H$2])" office:value-type="float" office:value="10.5666666666668" calcext:value-type="float">
            <text:p>1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17T13:23:47.5861" calcext:value-type="date">
            <text:p>2019-10-17 13:23:48</text:p>
          </table:table-cell>
          <table:table-cell table:style-name="ce7" table:formula="of:=[.A638]" office:value-type="date" office:date-value="2019-10-17T13:23:47.5861" calcext:value-type="date">
            <text:p>2019-10-17 13:23:48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13:23:47.58609952871" calcext:value-type="date">
            <text:p>12/30/99 01:23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=0;[.G637]+2+1/[.$H$2];[.G637]+1/[.$H$2])" office:value-type="float" office:value="10.5833333333334" calcext:value-type="float">
            <text:p>1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17T12:54:42.36341" calcext:value-type="date">
            <text:p>2019-10-17 12:54:42</text:p>
          </table:table-cell>
          <table:table-cell table:style-name="ce7" table:formula="of:=[.A639]" office:value-type="date" office:date-value="2019-10-17T12:54:42.36341" calcext:value-type="date">
            <text:p>2019-10-17 12:54:42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12:54:42.36340982839" calcext:value-type="date">
            <text:p>12/30/99 12:54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=0;[.G638]+2+1/[.$H$2];[.G638]+1/[.$H$2])" office:value-type="float" office:value="10.6000000000001" calcext:value-type="float">
            <text:p>1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17T12:56:06.435207" calcext:value-type="date">
            <text:p>2019-10-17 12:56:06</text:p>
          </table:table-cell>
          <table:table-cell table:style-name="ce7" table:formula="of:=[.A640]" office:value-type="date" office:date-value="2019-10-17T12:56:06.435207" calcext:value-type="date">
            <text:p>2019-10-17 12:56:06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12:56:06.43520663492" calcext:value-type="date">
            <text:p>12/30/99 12:56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=0;[.G639]+2+1/[.$H$2];[.G639]+1/[.$H$2])" office:value-type="float" office:value="10.6166666666668" calcext:value-type="float">
            <text:p>1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17T13:06:16.590594" calcext:value-type="date">
            <text:p>2019-10-17 13:06:17</text:p>
          </table:table-cell>
          <table:table-cell table:style-name="ce7" table:formula="of:=[.A641]" office:value-type="date" office:date-value="2019-10-17T13:06:16.590594" calcext:value-type="date">
            <text:p>2019-10-17 13:06:17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13:06:16.59059443977" calcext:value-type="date">
            <text:p>12/30/99 01:06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=0;[.G640]+2+1/[.$H$2];[.G640]+1/[.$H$2])" office:value-type="float" office:value="10.6333333333334" calcext:value-type="float">
            <text:p>1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17T13:16:33.123262" calcext:value-type="date">
            <text:p>2019-10-17 13:16:33</text:p>
          </table:table-cell>
          <table:table-cell table:style-name="ce7" table:formula="of:=[.A642]" office:value-type="date" office:date-value="2019-10-17T13:16:33.123262" calcext:value-type="date">
            <text:p>2019-10-17 13:16:33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13:16:33.12326232903" calcext:value-type="date">
            <text:p>12/30/99 01:16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=0;[.G641]+2+1/[.$H$2];[.G641]+1/[.$H$2])" office:value-type="float" office:value="10.6500000000001" calcext:value-type="float">
            <text:p>1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17T12:48:25.101164" calcext:value-type="date">
            <text:p>2019-10-17 12:48:25</text:p>
          </table:table-cell>
          <table:table-cell table:style-name="ce7" table:formula="of:=[.A643]" office:value-type="date" office:date-value="2019-10-17T12:48:25.101164" calcext:value-type="date">
            <text:p>2019-10-17 12:48:25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12:48:25.1011638483" calcext:value-type="date">
            <text:p>12/30/99 12:48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=0;[.G642]+2+1/[.$H$2];[.G642]+1/[.$H$2])" office:value-type="float" office:value="10.6666666666668" calcext:value-type="float">
            <text:p>1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17T13:08:03.79008" calcext:value-type="date">
            <text:p>2019-10-17 13:08:04</text:p>
          </table:table-cell>
          <table:table-cell table:style-name="ce7" table:formula="of:=[.A644]" office:value-type="date" office:date-value="2019-10-17T13:08:03.79008" calcext:value-type="date">
            <text:p>2019-10-17 13:08:04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13:08:03.79008024931" calcext:value-type="date">
            <text:p>12/30/99 01:08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=0;[.G643]+2+1/[.$H$2];[.G643]+1/[.$H$2])" office:value-type="float" office:value="10.6833333333334" calcext:value-type="float">
            <text:p>1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17T12:48:52.076031" calcext:value-type="date">
            <text:p>2019-10-17 12:48:52</text:p>
          </table:table-cell>
          <table:table-cell table:style-name="ce7" table:formula="of:=[.A645]" office:value-type="date" office:date-value="2019-10-17T12:48:52.076031" calcext:value-type="date">
            <text:p>2019-10-17 12:48:52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12:48:52.07603073679" calcext:value-type="date">
            <text:p>12/30/99 12:48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=0;[.G644]+2+1/[.$H$2];[.G644]+1/[.$H$2])" office:value-type="float" office:value="10.7000000000001" calcext:value-type="float">
            <text:p>1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17T12:53:56.054502" calcext:value-type="date">
            <text:p>2019-10-17 12:53:56</text:p>
          </table:table-cell>
          <table:table-cell table:style-name="ce7" table:formula="of:=[.A646]" office:value-type="date" office:date-value="2019-10-17T12:53:56.054502" calcext:value-type="date">
            <text:p>2019-10-17 12:53:56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12:53:56.0545022646" calcext:value-type="date">
            <text:p>12/30/99 12:53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=0;[.G645]+2+1/[.$H$2];[.G645]+1/[.$H$2])" office:value-type="float" office:value="10.7166666666668" calcext:value-type="float">
            <text:p>1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17T13:10:12.316679" calcext:value-type="date">
            <text:p>2019-10-17 13:10:12</text:p>
          </table:table-cell>
          <table:table-cell table:style-name="ce7" table:formula="of:=[.A647]" office:value-type="date" office:date-value="2019-10-17T13:10:12.316679" calcext:value-type="date">
            <text:p>2019-10-17 13:10:12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13:10:12.31667893007" calcext:value-type="date">
            <text:p>12/30/99 01:10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=0;[.G646]+2+1/[.$H$2];[.G646]+1/[.$H$2])" office:value-type="float" office:value="10.7333333333334" calcext:value-type="float">
            <text:p>1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17T13:09:39.694189" calcext:value-type="date">
            <text:p>2019-10-17 13:09:40</text:p>
          </table:table-cell>
          <table:table-cell table:style-name="ce7" table:formula="of:=[.A648]" office:value-type="date" office:date-value="2019-10-17T13:09:39.694189" calcext:value-type="date">
            <text:p>2019-10-17 13:09:40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13:09:39.69418941066" calcext:value-type="date">
            <text:p>12/30/99 01:09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=0;[.G647]+2+1/[.$H$2];[.G647]+1/[.$H$2])" office:value-type="float" office:value="10.7500000000001" calcext:value-type="float">
            <text:p>1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17T13:02:05.922941" calcext:value-type="date">
            <text:p>2019-10-17 13:02:06</text:p>
          </table:table-cell>
          <table:table-cell table:style-name="ce7" table:formula="of:=[.A649]" office:value-type="date" office:date-value="2019-10-17T13:02:05.922941" calcext:value-type="date">
            <text:p>2019-10-17 13:02:06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13:02:05.92294130009" calcext:value-type="date">
            <text:p>12/30/99 01:02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=0;[.G648]+2+1/[.$H$2];[.G648]+1/[.$H$2])" office:value-type="float" office:value="10.7666666666668" calcext:value-type="float">
            <text:p>1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17T12:55:23.595657" calcext:value-type="date">
            <text:p>2019-10-17 12:55:24</text:p>
          </table:table-cell>
          <table:table-cell table:style-name="ce7" table:formula="of:=[.A650]" office:value-type="date" office:date-value="2019-10-17T12:55:23.595657" calcext:value-type="date">
            <text:p>2019-10-17 12:55:24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12:55:23.59565701336" calcext:value-type="date">
            <text:p>12/30/99 12:55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=0;[.G649]+2+1/[.$H$2];[.G649]+1/[.$H$2])" office:value-type="float" office:value="10.7833333333335" calcext:value-type="float">
            <text:p>10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17T12:40:03.57446" calcext:value-type="date">
            <text:p>2019-10-17 12:40:04</text:p>
          </table:table-cell>
          <table:table-cell table:style-name="ce7" table:formula="of:=[.A651]" office:value-type="date" office:date-value="2019-10-17T12:40:03.57446" calcext:value-type="date">
            <text:p>2019-10-17 12:40:04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12:40:03.57446037233" calcext:value-type="date">
            <text:p>12/30/99 12:40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=0;[.G650]+2+1/[.$H$2];[.G650]+1/[.$H$2])" office:value-type="float" office:value="10.8000000000001" calcext:value-type="float">
            <text:p>1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17T12:24:18.838254" calcext:value-type="date">
            <text:p>2019-10-17 12:24:19</text:p>
          </table:table-cell>
          <table:table-cell table:style-name="ce7" table:formula="of:=[.A652]" office:value-type="date" office:date-value="2019-10-17T12:24:18.838254" calcext:value-type="date">
            <text:p>2019-10-17 12:24:19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12:24:18.83825370111" calcext:value-type="date">
            <text:p>12/30/99 12:24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=0;[.G651]+2+1/[.$H$2];[.G651]+1/[.$H$2])" office:value-type="float" office:value="10.8166666666668" calcext:value-type="float">
            <text:p>1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17T12:58:34.206191" calcext:value-type="date">
            <text:p>2019-10-17 12:58:34</text:p>
          </table:table-cell>
          <table:table-cell table:style-name="ce7" table:formula="of:=[.A653]" office:value-type="date" office:date-value="2019-10-17T12:58:34.206191" calcext:value-type="date">
            <text:p>2019-10-17 12:58:34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12:58:34.20619084965" calcext:value-type="date">
            <text:p>12/30/99 12:58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=0;[.G652]+2+1/[.$H$2];[.G652]+1/[.$H$2])" office:value-type="float" office:value="10.8333333333335" calcext:value-type="float">
            <text:p>10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17T13:09:00.01534" calcext:value-type="date">
            <text:p>2019-10-17 13:09:00</text:p>
          </table:table-cell>
          <table:table-cell table:style-name="ce7" table:formula="of:=[.A654]" office:value-type="date" office:date-value="2019-10-17T13:09:00.01534" calcext:value-type="date">
            <text:p>2019-10-17 13:09:00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13:09:00.01533980481" calcext:value-type="date">
            <text:p>12/30/99 01:09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=0;[.G653]+2+1/[.$H$2];[.G653]+1/[.$H$2])" office:value-type="float" office:value="10.8500000000001" calcext:value-type="float">
            <text:p>1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17T12:52:35.604919" calcext:value-type="date">
            <text:p>2019-10-17 12:52:36</text:p>
          </table:table-cell>
          <table:table-cell table:style-name="ce7" table:formula="of:=[.A655]" office:value-type="date" office:date-value="2019-10-17T12:52:35.604919" calcext:value-type="date">
            <text:p>2019-10-17 12:52:36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12:52:35.60491851065" calcext:value-type="date">
            <text:p>12/30/99 12:52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=0;[.G654]+2+1/[.$H$2];[.G654]+1/[.$H$2])" office:value-type="float" office:value="10.8666666666668" calcext:value-type="float">
            <text:p>1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17T12:48:02.646787" calcext:value-type="date">
            <text:p>2019-10-17 12:48:03</text:p>
          </table:table-cell>
          <table:table-cell table:style-name="ce7" table:formula="of:=[.A656]" office:value-type="date" office:date-value="2019-10-17T12:48:02.646787" calcext:value-type="date">
            <text:p>2019-10-17 12:48:03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12:48:02.64678705018" calcext:value-type="date">
            <text:p>12/30/99 12:48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=0;[.G655]+2+1/[.$H$2];[.G655]+1/[.$H$2])" office:value-type="float" office:value="10.8833333333335" calcext:value-type="float">
            <text:p>10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17T12:48:43.116364" calcext:value-type="date">
            <text:p>2019-10-17 12:48:43</text:p>
          </table:table-cell>
          <table:table-cell table:style-name="ce7" table:formula="of:=[.A657]" office:value-type="date" office:date-value="2019-10-17T12:48:43.116364" calcext:value-type="date">
            <text:p>2019-10-17 12:48:43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12:48:43.11636360828" calcext:value-type="date">
            <text:p>12/30/99 12:48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=0;[.G656]+2+1/[.$H$2];[.G656]+1/[.$H$2])" office:value-type="float" office:value="10.9000000000001" calcext:value-type="float">
            <text:p>1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17T12:47:39.107304" calcext:value-type="date">
            <text:p>2019-10-17 12:47:39</text:p>
          </table:table-cell>
          <table:table-cell table:style-name="ce7" table:formula="of:=[.A658]" office:value-type="date" office:date-value="2019-10-17T12:47:39.107304" calcext:value-type="date">
            <text:p>2019-10-17 12:47:39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12:47:39.1073037358" calcext:value-type="date">
            <text:p>12/30/99 12:47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=0;[.G657]+2+1/[.$H$2];[.G657]+1/[.$H$2])" office:value-type="float" office:value="10.9166666666668" calcext:value-type="float">
            <text:p>1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17T12:58:04.945084" calcext:value-type="date">
            <text:p>2019-10-17 12:58:05</text:p>
          </table:table-cell>
          <table:table-cell table:style-name="ce7" table:formula="of:=[.A659]" office:value-type="date" office:date-value="2019-10-17T12:58:04.945084" calcext:value-type="date">
            <text:p>2019-10-17 12:58:05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12:58:04.94508422446" calcext:value-type="date">
            <text:p>12/30/99 12:58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=0;[.G658]+2+1/[.$H$2];[.G658]+1/[.$H$2])" office:value-type="float" office:value="10.9333333333335" calcext:value-type="float">
            <text:p>10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17T12:51:23.101351" calcext:value-type="date">
            <text:p>2019-10-17 12:51:23</text:p>
          </table:table-cell>
          <table:table-cell table:style-name="ce7" table:formula="of:=[.A660]" office:value-type="date" office:date-value="2019-10-17T12:51:23.101351" calcext:value-type="date">
            <text:p>2019-10-17 12:51:23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12:51:23.10135067441" calcext:value-type="date">
            <text:p>12/30/99 12:51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=0;[.G659]+2+1/[.$H$2];[.G659]+1/[.$H$2])" office:value-type="float" office:value="10.9500000000001" calcext:value-type="float">
            <text:p>1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17T13:05:36.657447" calcext:value-type="date">
            <text:p>2019-10-17 13:05:37</text:p>
          </table:table-cell>
          <table:table-cell table:style-name="ce7" table:formula="of:=[.A661]" office:value-type="date" office:date-value="2019-10-17T13:05:36.657447" calcext:value-type="date">
            <text:p>2019-10-17 13:05:37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13:05:36.65744690225" calcext:value-type="date">
            <text:p>12/30/99 01:05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=0;[.G660]+2+1/[.$H$2];[.G660]+1/[.$H$2])" office:value-type="float" office:value="10.9666666666668" calcext:value-type="float">
            <text:p>1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17T12:58:45.874405" calcext:value-type="date">
            <text:p>2019-10-17 12:58:46</text:p>
          </table:table-cell>
          <table:table-cell table:style-name="ce7" table:formula="of:=[.A662]" office:value-type="date" office:date-value="2019-10-17T12:58:45.874405" calcext:value-type="date">
            <text:p>2019-10-17 12:58:46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12:58:45.87440481875" calcext:value-type="date">
            <text:p>12/30/99 12:58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=0;[.G661]+2+1/[.$H$2];[.G661]+1/[.$H$2])" office:value-type="float" office:value="10.9833333333335" calcext:value-type="float">
            <text:p>10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3]))" office:value-type="date" office:date-value="2019-10-18T12:49:43.437856" calcext:value-type="date">
            <text:p>2019-10-18 12:49:43</text:p>
          </table:table-cell>
          <table:table-cell table:style-name="ce7" table:formula="of:=[.A663]" office:value-type="date" office:date-value="2019-10-18T12:49:43.437856" calcext:value-type="date">
            <text:p>2019-10-18 12:49:43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12:49:43.4378561005" calcext:value-type="date">
            <text:p>12/30/99 12:49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=0;[.G662]+2+1/[.$H$2];[.G662]+1/[.$H$2])" office:value-type="float" office:value="11.0000000000001" calcext:value-type="float">
            <text:p>1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4]))" office:value-type="date" office:date-value="2019-10-18T13:12:58.984421" calcext:value-type="date">
            <text:p>2019-10-18 13:12:59</text:p>
          </table:table-cell>
          <table:table-cell table:style-name="ce7" table:formula="of:=[.A664]" office:value-type="date" office:date-value="2019-10-18T13:12:58.984421" calcext:value-type="date">
            <text:p>2019-10-18 13:12:59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13:12:58.9844205603" calcext:value-type="date">
            <text:p>12/30/99 01:12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=0;[.G663]+2+1/[.$H$2];[.G663]+1/[.$H$2])" office:value-type="float" office:value="11.0166666666668" calcext:value-type="float">
            <text:p>1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5]))" office:value-type="date" office:date-value="2019-10-18T12:58:01.283483" calcext:value-type="date">
            <text:p>2019-10-18 12:58:01</text:p>
          </table:table-cell>
          <table:table-cell table:style-name="ce7" table:formula="of:=[.A665]" office:value-type="date" office:date-value="2019-10-18T12:58:01.283483" calcext:value-type="date">
            <text:p>2019-10-18 12:58:01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12:58:01.28348293249" calcext:value-type="date">
            <text:p>12/30/99 12:58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=0;[.G664]+2+1/[.$H$2];[.G664]+1/[.$H$2])" office:value-type="float" office:value="11.0333333333335" calcext:value-type="float">
            <text:p>11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6]))" office:value-type="date" office:date-value="2019-10-18T12:44:39.720374" calcext:value-type="date">
            <text:p>2019-10-18 12:44:40</text:p>
          </table:table-cell>
          <table:table-cell table:style-name="ce7" table:formula="of:=[.A666]" office:value-type="date" office:date-value="2019-10-18T12:44:39.720374" calcext:value-type="date">
            <text:p>2019-10-18 12:44:40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12:44:39.72037377767" calcext:value-type="date">
            <text:p>12/30/99 12:44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=0;[.G665]+2+1/[.$H$2];[.G665]+1/[.$H$2])" office:value-type="float" office:value="11.0500000000001" calcext:value-type="float">
            <text:p>1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7]))" office:value-type="date" office:date-value="2019-10-18T12:50:08.228105" calcext:value-type="date">
            <text:p>2019-10-18 12:50:08</text:p>
          </table:table-cell>
          <table:table-cell table:style-name="ce7" table:formula="of:=[.A667]" office:value-type="date" office:date-value="2019-10-18T12:50:08.228105" calcext:value-type="date">
            <text:p>2019-10-18 12:50:08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12:50:08.22810523678" calcext:value-type="date">
            <text:p>12/30/99 12:50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=0;[.G666]+2+1/[.$H$2];[.G666]+1/[.$H$2])" office:value-type="float" office:value="11.0666666666668" calcext:value-type="float">
            <text:p>1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8]))" office:value-type="date" office:date-value="2019-10-18T12:38:09.971785" calcext:value-type="date">
            <text:p>2019-10-18 12:38:10</text:p>
          </table:table-cell>
          <table:table-cell table:style-name="ce7" table:formula="of:=[.A668]" office:value-type="date" office:date-value="2019-10-18T12:38:09.971785" calcext:value-type="date">
            <text:p>2019-10-18 12:38:10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12:38:09.97178496793" calcext:value-type="date">
            <text:p>12/30/99 12:38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=0;[.G667]+2+1/[.$H$2];[.G667]+1/[.$H$2])" office:value-type="float" office:value="11.0833333333335" calcext:value-type="float">
            <text:p>11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9]))" office:value-type="date" office:date-value="2019-10-18T12:40:26.914939" calcext:value-type="date">
            <text:p>2019-10-18 12:40:27</text:p>
          </table:table-cell>
          <table:table-cell table:style-name="ce7" table:formula="of:=[.A669]" office:value-type="date" office:date-value="2019-10-18T12:40:26.914939" calcext:value-type="date">
            <text:p>2019-10-18 12:40:27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12:40:26.91493865568" calcext:value-type="date">
            <text:p>12/30/99 12:40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=0;[.G668]+2+1/[.$H$2];[.G668]+1/[.$H$2])" office:value-type="float" office:value="11.1000000000001" calcext:value-type="float">
            <text:p>1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0]))" office:value-type="date" office:date-value="2019-10-18T13:01:06.93418" calcext:value-type="date">
            <text:p>2019-10-18 13:01:07</text:p>
          </table:table-cell>
          <table:table-cell table:style-name="ce7" table:formula="of:=[.A670]" office:value-type="date" office:date-value="2019-10-18T13:01:06.93418" calcext:value-type="date">
            <text:p>2019-10-18 13:01:07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13:01:06.9341795845" calcext:value-type="date">
            <text:p>12/30/99 01:01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=0;[.G669]+2+1/[.$H$2];[.G669]+1/[.$H$2])" office:value-type="float" office:value="11.1166666666668" calcext:value-type="float">
            <text:p>11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1]))" office:value-type="date" office:date-value="2019-10-18T13:08:41.755172" calcext:value-type="date">
            <text:p>2019-10-18 13:08:42</text:p>
          </table:table-cell>
          <table:table-cell table:style-name="ce7" table:formula="of:=[.A671]" office:value-type="date" office:date-value="2019-10-18T13:08:41.755172" calcext:value-type="date">
            <text:p>2019-10-18 13:08:42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13:08:41.75517242867" calcext:value-type="date">
            <text:p>12/30/99 01:08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=0;[.G670]+2+1/[.$H$2];[.G670]+1/[.$H$2])" office:value-type="float" office:value="11.1333333333335" calcext:value-type="float">
            <text:p>11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2]))" office:value-type="date" office:date-value="2019-10-18T12:59:21.693267" calcext:value-type="date">
            <text:p>2019-10-18 12:59:22</text:p>
          </table:table-cell>
          <table:table-cell table:style-name="ce7" table:formula="of:=[.A672]" office:value-type="date" office:date-value="2019-10-18T12:59:21.693267" calcext:value-type="date">
            <text:p>2019-10-18 12:59:22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12:59:21.69326731469" calcext:value-type="date">
            <text:p>12/30/99 12:59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=0;[.G671]+2+1/[.$H$2];[.G671]+1/[.$H$2])" office:value-type="float" office:value="11.1500000000001" calcext:value-type="float">
            <text:p>1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3]))" office:value-type="date" office:date-value="2019-10-18T12:41:00.062134" calcext:value-type="date">
            <text:p>2019-10-18 12:41:00</text:p>
          </table:table-cell>
          <table:table-cell table:style-name="ce7" table:formula="of:=[.A673]" office:value-type="date" office:date-value="2019-10-18T12:41:00.062134" calcext:value-type="date">
            <text:p>2019-10-18 12:41:00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12:41:00.0621342659" calcext:value-type="date">
            <text:p>12/30/99 12:41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=0;[.G672]+2+1/[.$H$2];[.G672]+1/[.$H$2])" office:value-type="float" office:value="11.1666666666668" calcext:value-type="float">
            <text:p>11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4]))" office:value-type="date" office:date-value="2019-10-18T12:49:40.384493" calcext:value-type="date">
            <text:p>2019-10-18 12:49:40</text:p>
          </table:table-cell>
          <table:table-cell table:style-name="ce7" table:formula="of:=[.A674]" office:value-type="date" office:date-value="2019-10-18T12:49:40.384493" calcext:value-type="date">
            <text:p>2019-10-18 12:49:40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12:49:40.38449306041" calcext:value-type="date">
            <text:p>12/30/99 12:49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=0;[.G673]+2+1/[.$H$2];[.G673]+1/[.$H$2])" office:value-type="float" office:value="11.1833333333335" calcext:value-type="float">
            <text:p>11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5]))" office:value-type="date" office:date-value="2019-10-18T12:30:04.276307" calcext:value-type="date">
            <text:p>2019-10-18 12:30:04</text:p>
          </table:table-cell>
          <table:table-cell table:style-name="ce7" table:formula="of:=[.A675]" office:value-type="date" office:date-value="2019-10-18T12:30:04.276307" calcext:value-type="date">
            <text:p>2019-10-18 12:30:04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12:30:04.27630660124" calcext:value-type="date">
            <text:p>12/30/99 12:30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=0;[.G674]+2+1/[.$H$2];[.G674]+1/[.$H$2])" office:value-type="float" office:value="11.2000000000001" calcext:value-type="float">
            <text:p>1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6]))" office:value-type="date" office:date-value="2019-10-18T13:00:55.676308" calcext:value-type="date">
            <text:p>2019-10-18 13:00:56</text:p>
          </table:table-cell>
          <table:table-cell table:style-name="ce7" table:formula="of:=[.A676]" office:value-type="date" office:date-value="2019-10-18T13:00:55.676308" calcext:value-type="date">
            <text:p>2019-10-18 13:00:56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13:00:55.67630839068" calcext:value-type="date">
            <text:p>12/30/99 01:00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=0;[.G675]+2+1/[.$H$2];[.G675]+1/[.$H$2])" office:value-type="float" office:value="11.2166666666668" calcext:value-type="float">
            <text:p>11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7]))" office:value-type="date" office:date-value="2019-10-18T13:01:44.691487" calcext:value-type="date">
            <text:p>2019-10-18 13:01:45</text:p>
          </table:table-cell>
          <table:table-cell table:style-name="ce7" table:formula="of:=[.A677]" office:value-type="date" office:date-value="2019-10-18T13:01:44.691487" calcext:value-type="date">
            <text:p>2019-10-18 13:01:45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13:01:44.69148710836" calcext:value-type="date">
            <text:p>12/30/99 01:01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=0;[.G676]+2+1/[.$H$2];[.G676]+1/[.$H$2])" office:value-type="float" office:value="11.2333333333335" calcext:value-type="float">
            <text:p>11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8]))" office:value-type="date" office:date-value="2019-10-18T12:36:37.557773" calcext:value-type="date">
            <text:p>2019-10-18 12:36:38</text:p>
          </table:table-cell>
          <table:table-cell table:style-name="ce7" table:formula="of:=[.A678]" office:value-type="date" office:date-value="2019-10-18T12:36:37.557773" calcext:value-type="date">
            <text:p>2019-10-18 12:36:38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12:36:37.55777330138" calcext:value-type="date">
            <text:p>12/30/99 12:36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=0;[.G677]+2+1/[.$H$2];[.G677]+1/[.$H$2])" office:value-type="float" office:value="11.2500000000001" calcext:value-type="float">
            <text:p>1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9]))" office:value-type="date" office:date-value="2019-10-18T13:34:50.64723" calcext:value-type="date">
            <text:p>2019-10-18 13:34:51</text:p>
          </table:table-cell>
          <table:table-cell table:style-name="ce7" table:formula="of:=[.A679]" office:value-type="date" office:date-value="2019-10-18T13:34:50.64723" calcext:value-type="date">
            <text:p>2019-10-18 13:34:51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13:34:50.64723034389" calcext:value-type="date">
            <text:p>12/30/99 01:34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=0;[.G678]+2+1/[.$H$2];[.G678]+1/[.$H$2])" office:value-type="float" office:value="11.2666666666668" calcext:value-type="float">
            <text:p>11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0]))" office:value-type="date" office:date-value="2019-10-18T13:10:23.090447" calcext:value-type="date">
            <text:p>2019-10-18 13:10:23</text:p>
          </table:table-cell>
          <table:table-cell table:style-name="ce7" table:formula="of:=[.A680]" office:value-type="date" office:date-value="2019-10-18T13:10:23.090447" calcext:value-type="date">
            <text:p>2019-10-18 13:10:23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13:10:23.09044743888" calcext:value-type="date">
            <text:p>12/30/99 01:10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=0;[.G679]+2+1/[.$H$2];[.G679]+1/[.$H$2])" office:value-type="float" office:value="11.2833333333335" calcext:value-type="float">
            <text:p>11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1]))" office:value-type="date" office:date-value="2019-10-18T12:29:48.790849" calcext:value-type="date">
            <text:p>2019-10-18 12:29:49</text:p>
          </table:table-cell>
          <table:table-cell table:style-name="ce7" table:formula="of:=[.A681]" office:value-type="date" office:date-value="2019-10-18T12:29:48.790849" calcext:value-type="date">
            <text:p>2019-10-18 12:29:49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12:29:48.79084945656" calcext:value-type="date">
            <text:p>12/30/99 12:29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=0;[.G680]+2+1/[.$H$2];[.G680]+1/[.$H$2])" office:value-type="float" office:value="11.3000000000001" calcext:value-type="float">
            <text:p>1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2]))" office:value-type="date" office:date-value="2019-10-18T12:19:31.112701" calcext:value-type="date">
            <text:p>2019-10-18 12:19:31</text:p>
          </table:table-cell>
          <table:table-cell table:style-name="ce7" table:formula="of:=[.A682]" office:value-type="date" office:date-value="2019-10-18T12:19:31.112701" calcext:value-type="date">
            <text:p>2019-10-18 12:19:31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12:19:31.11270083115" calcext:value-type="date">
            <text:p>12/30/99 12:19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=0;[.G681]+2+1/[.$H$2];[.G681]+1/[.$H$2])" office:value-type="float" office:value="11.3166666666668" calcext:value-type="float">
            <text:p>11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3]))" office:value-type="date" office:date-value="2019-10-18T13:07:22.956047" calcext:value-type="date">
            <text:p>2019-10-18 13:07:23</text:p>
          </table:table-cell>
          <table:table-cell table:style-name="ce7" table:formula="of:=[.A683]" office:value-type="date" office:date-value="2019-10-18T13:07:22.956047" calcext:value-type="date">
            <text:p>2019-10-18 13:07:23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13:07:22.95604743529" calcext:value-type="date">
            <text:p>12/30/99 01:07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=0;[.G682]+2+1/[.$H$2];[.G682]+1/[.$H$2])" office:value-type="float" office:value="11.3333333333335" calcext:value-type="float">
            <text:p>11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4]))" office:value-type="date" office:date-value="2019-10-18T13:23:10.154939" calcext:value-type="date">
            <text:p>2019-10-18 13:23:10</text:p>
          </table:table-cell>
          <table:table-cell table:style-name="ce7" table:formula="of:=[.A684]" office:value-type="date" office:date-value="2019-10-18T13:23:10.154939" calcext:value-type="date">
            <text:p>2019-10-18 13:23:10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13:23:10.15493877232" calcext:value-type="date">
            <text:p>12/30/99 01:23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=0;[.G683]+2+1/[.$H$2];[.G683]+1/[.$H$2])" office:value-type="float" office:value="11.3500000000001" calcext:value-type="float">
            <text:p>1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5]))" office:value-type="date" office:date-value="2019-10-18T13:20:02.899212" calcext:value-type="date">
            <text:p>2019-10-18 13:20:03</text:p>
          </table:table-cell>
          <table:table-cell table:style-name="ce7" table:formula="of:=[.A685]" office:value-type="date" office:date-value="2019-10-18T13:20:02.899212" calcext:value-type="date">
            <text:p>2019-10-18 13:20:03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13:20:02.8992122272" calcext:value-type="date">
            <text:p>12/30/99 01:20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=0;[.G684]+2+1/[.$H$2];[.G684]+1/[.$H$2])" office:value-type="float" office:value="11.3666666666668" calcext:value-type="float">
            <text:p>11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6]))" office:value-type="date" office:date-value="2019-10-18T12:55:30.413316" calcext:value-type="date">
            <text:p>2019-10-18 12:55:30</text:p>
          </table:table-cell>
          <table:table-cell table:style-name="ce7" table:formula="of:=[.A686]" office:value-type="date" office:date-value="2019-10-18T12:55:30.413316" calcext:value-type="date">
            <text:p>2019-10-18 12:55:30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12:55:30.41331579443" calcext:value-type="date">
            <text:p>12/30/99 12:55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=0;[.G685]+2+1/[.$H$2];[.G685]+1/[.$H$2])" office:value-type="float" office:value="11.3833333333335" calcext:value-type="float">
            <text:p>11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7]))" office:value-type="date" office:date-value="2019-10-18T12:43:58.824143" calcext:value-type="date">
            <text:p>2019-10-18 12:43:59</text:p>
          </table:table-cell>
          <table:table-cell table:style-name="ce7" table:formula="of:=[.A687]" office:value-type="date" office:date-value="2019-10-18T12:43:58.824143" calcext:value-type="date">
            <text:p>2019-10-18 12:43:59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12:43:58.82414305117" calcext:value-type="date">
            <text:p>12/30/99 12:43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=0;[.G686]+2+1/[.$H$2];[.G686]+1/[.$H$2])" office:value-type="float" office:value="11.4000000000001" calcext:value-type="float">
            <text:p>1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8]))" office:value-type="date" office:date-value="2019-10-18T12:42:25.224597" calcext:value-type="date">
            <text:p>2019-10-18 12:42:25</text:p>
          </table:table-cell>
          <table:table-cell table:style-name="ce7" table:formula="of:=[.A688]" office:value-type="date" office:date-value="2019-10-18T12:42:25.224597" calcext:value-type="date">
            <text:p>2019-10-18 12:42:25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12:42:25.22459730506" calcext:value-type="date">
            <text:p>12/30/99 12:42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=0;[.G687]+2+1/[.$H$2];[.G687]+1/[.$H$2])" office:value-type="float" office:value="11.4166666666668" calcext:value-type="float">
            <text:p>11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9]))" office:value-type="date" office:date-value="2019-10-18T13:04:23.627202" calcext:value-type="date">
            <text:p>2019-10-18 13:04:24</text:p>
          </table:table-cell>
          <table:table-cell table:style-name="ce7" table:formula="of:=[.A689]" office:value-type="date" office:date-value="2019-10-18T13:04:23.627202" calcext:value-type="date">
            <text:p>2019-10-18 13:04:24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13:04:23.62720155157" calcext:value-type="date">
            <text:p>12/30/99 01:04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=0;[.G688]+2+1/[.$H$2];[.G688]+1/[.$H$2])" office:value-type="float" office:value="11.4333333333335" calcext:value-type="float">
            <text:p>11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0]))" office:value-type="date" office:date-value="2019-10-18T12:49:25.834546" calcext:value-type="date">
            <text:p>2019-10-18 12:49:26</text:p>
          </table:table-cell>
          <table:table-cell table:style-name="ce7" table:formula="of:=[.A690]" office:value-type="date" office:date-value="2019-10-18T12:49:25.834546" calcext:value-type="date">
            <text:p>2019-10-18 12:49:26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12:49:25.83454557694" calcext:value-type="date">
            <text:p>12/30/99 12:49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=0;[.G689]+2+1/[.$H$2];[.G689]+1/[.$H$2])" office:value-type="float" office:value="11.4500000000002" calcext:value-type="float">
            <text:p>11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1]))" office:value-type="date" office:date-value="2019-10-18T13:04:29.603614" calcext:value-type="date">
            <text:p>2019-10-18 13:04:30</text:p>
          </table:table-cell>
          <table:table-cell table:style-name="ce7" table:formula="of:=[.A691]" office:value-type="date" office:date-value="2019-10-18T13:04:29.603614" calcext:value-type="date">
            <text:p>2019-10-18 13:04:30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13:04:29.60361439269" calcext:value-type="date">
            <text:p>12/30/99 01:04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=0;[.G690]+2+1/[.$H$2];[.G690]+1/[.$H$2])" office:value-type="float" office:value="11.4666666666668" calcext:value-type="float">
            <text:p>11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2]))" office:value-type="date" office:date-value="2019-10-18T13:30:38.789264" calcext:value-type="date">
            <text:p>2019-10-18 13:30:39</text:p>
          </table:table-cell>
          <table:table-cell table:style-name="ce7" table:formula="of:=[.A692]" office:value-type="date" office:date-value="2019-10-18T13:30:38.789264" calcext:value-type="date">
            <text:p>2019-10-18 13:30:39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13:30:38.78926355392" calcext:value-type="date">
            <text:p>12/30/99 01:30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=0;[.G691]+2+1/[.$H$2];[.G691]+1/[.$H$2])" office:value-type="float" office:value="11.4833333333335" calcext:value-type="float">
            <text:p>11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3]))" office:value-type="date" office:date-value="2019-10-18T13:00:52.024192" calcext:value-type="date">
            <text:p>2019-10-18 13:00:52</text:p>
          </table:table-cell>
          <table:table-cell table:style-name="ce7" table:formula="of:=[.A693]" office:value-type="date" office:date-value="2019-10-18T13:00:52.024192" calcext:value-type="date">
            <text:p>2019-10-18 13:00:52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13:00:52.02419206034" calcext:value-type="date">
            <text:p>12/30/99 01:00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=0;[.G692]+2+1/[.$H$2];[.G692]+1/[.$H$2])" office:value-type="float" office:value="11.5000000000002" calcext:value-type="float">
            <text:p>11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4]))" office:value-type="date" office:date-value="2019-10-18T13:22:52.861695" calcext:value-type="date">
            <text:p>2019-10-18 13:22:53</text:p>
          </table:table-cell>
          <table:table-cell table:style-name="ce7" table:formula="of:=[.A694]" office:value-type="date" office:date-value="2019-10-18T13:22:52.861695" calcext:value-type="date">
            <text:p>2019-10-18 13:22:53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13:22:52.86169496365" calcext:value-type="date">
            <text:p>12/30/99 01:22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=0;[.G693]+2+1/[.$H$2];[.G693]+1/[.$H$2])" office:value-type="float" office:value="11.5166666666668" calcext:value-type="float">
            <text:p>11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5]))" office:value-type="date" office:date-value="2019-10-18T12:55:32.224281" calcext:value-type="date">
            <text:p>2019-10-18 12:55:32</text:p>
          </table:table-cell>
          <table:table-cell table:style-name="ce7" table:formula="of:=[.A695]" office:value-type="date" office:date-value="2019-10-18T12:55:32.224281" calcext:value-type="date">
            <text:p>2019-10-18 12:55:32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12:55:32.22428087611" calcext:value-type="date">
            <text:p>12/30/99 12:55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=0;[.G694]+2+1/[.$H$2];[.G694]+1/[.$H$2])" office:value-type="float" office:value="11.5333333333335" calcext:value-type="float">
            <text:p>11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6]))" office:value-type="date" office:date-value="2019-10-18T12:50:02.668266" calcext:value-type="date">
            <text:p>2019-10-18 12:50:03</text:p>
          </table:table-cell>
          <table:table-cell table:style-name="ce7" table:formula="of:=[.A696]" office:value-type="date" office:date-value="2019-10-18T12:50:02.668266" calcext:value-type="date">
            <text:p>2019-10-18 12:50:03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12:50:02.66826627776" calcext:value-type="date">
            <text:p>12/30/99 12:50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=0;[.G695]+2+1/[.$H$2];[.G695]+1/[.$H$2])" office:value-type="float" office:value="11.5500000000002" calcext:value-type="float">
            <text:p>11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7]))" office:value-type="date" office:date-value="2019-10-18T12:59:16.394149" calcext:value-type="date">
            <text:p>2019-10-18 12:59:16</text:p>
          </table:table-cell>
          <table:table-cell table:style-name="ce7" table:formula="of:=[.A697]" office:value-type="date" office:date-value="2019-10-18T12:59:16.394149" calcext:value-type="date">
            <text:p>2019-10-18 12:59:16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12:59:16.39414913021" calcext:value-type="date">
            <text:p>12/30/99 12:59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=0;[.G696]+2+1/[.$H$2];[.G696]+1/[.$H$2])" office:value-type="float" office:value="11.5666666666668" calcext:value-type="float">
            <text:p>11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8]))" office:value-type="date" office:date-value="2019-10-18T12:53:22.670962" calcext:value-type="date">
            <text:p>2019-10-18 12:53:23</text:p>
          </table:table-cell>
          <table:table-cell table:style-name="ce7" table:formula="of:=[.A698]" office:value-type="date" office:date-value="2019-10-18T12:53:22.670962" calcext:value-type="date">
            <text:p>2019-10-18 12:53:23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12:53:22.67096213065" calcext:value-type="date">
            <text:p>12/30/99 12:53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=0;[.G697]+2+1/[.$H$2];[.G697]+1/[.$H$2])" office:value-type="float" office:value="11.5833333333335" calcext:value-type="float">
            <text:p>11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9]))" office:value-type="date" office:date-value="2019-10-18T13:07:37.644691" calcext:value-type="date">
            <text:p>2019-10-18 13:07:38</text:p>
          </table:table-cell>
          <table:table-cell table:style-name="ce7" table:formula="of:=[.A699]" office:value-type="date" office:date-value="2019-10-18T13:07:37.644691" calcext:value-type="date">
            <text:p>2019-10-18 13:07:38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13:07:37.64469110873" calcext:value-type="date">
            <text:p>12/30/99 01:07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=0;[.G698]+2+1/[.$H$2];[.G698]+1/[.$H$2])" office:value-type="float" office:value="11.6000000000002" calcext:value-type="float">
            <text:p>11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0]))" office:value-type="date" office:date-value="2019-10-18T13:13:06.166466" calcext:value-type="date">
            <text:p>2019-10-18 13:13:06</text:p>
          </table:table-cell>
          <table:table-cell table:style-name="ce7" table:formula="of:=[.A700]" office:value-type="date" office:date-value="2019-10-18T13:13:06.166466" calcext:value-type="date">
            <text:p>2019-10-18 13:13:06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13:13:06.16646581795" calcext:value-type="date">
            <text:p>12/30/99 01:13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=0;[.G699]+2+1/[.$H$2];[.G699]+1/[.$H$2])" office:value-type="float" office:value="11.6166666666668" calcext:value-type="float">
            <text:p>11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1]))" office:value-type="date" office:date-value="2019-10-18T12:53:06.806847" calcext:value-type="date">
            <text:p>2019-10-18 12:53:07</text:p>
          </table:table-cell>
          <table:table-cell table:style-name="ce7" table:formula="of:=[.A701]" office:value-type="date" office:date-value="2019-10-18T12:53:06.806847" calcext:value-type="date">
            <text:p>2019-10-18 12:53:07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12:53:06.80684706196" calcext:value-type="date">
            <text:p>12/30/99 12:53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=0;[.G700]+2+1/[.$H$2];[.G700]+1/[.$H$2])" office:value-type="float" office:value="11.6333333333335" calcext:value-type="float">
            <text:p>11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2]))" office:value-type="date" office:date-value="2019-10-18T12:57:27.222377" calcext:value-type="date">
            <text:p>2019-10-18 12:57:27</text:p>
          </table:table-cell>
          <table:table-cell table:style-name="ce7" table:formula="of:=[.A702]" office:value-type="date" office:date-value="2019-10-18T12:57:27.222377" calcext:value-type="date">
            <text:p>2019-10-18 12:57:27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12:57:27.22237656824" calcext:value-type="date">
            <text:p>12/30/99 12:57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=0;[.G701]+2+1/[.$H$2];[.G701]+1/[.$H$2])" office:value-type="float" office:value="11.6500000000002" calcext:value-type="float">
            <text:p>11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3]))" office:value-type="date" office:date-value="2019-10-18T13:08:31.508191" calcext:value-type="date">
            <text:p>2019-10-18 13:08:32</text:p>
          </table:table-cell>
          <table:table-cell table:style-name="ce7" table:formula="of:=[.A703]" office:value-type="date" office:date-value="2019-10-18T13:08:31.508191" calcext:value-type="date">
            <text:p>2019-10-18 13:08:32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13:08:31.50819144677" calcext:value-type="date">
            <text:p>12/30/99 01:08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=0;[.G702]+2+1/[.$H$2];[.G702]+1/[.$H$2])" office:value-type="float" office:value="11.6666666666668" calcext:value-type="float">
            <text:p>11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4]))" office:value-type="date" office:date-value="2019-10-18T12:39:53.973366" calcext:value-type="date">
            <text:p>2019-10-18 12:39:54</text:p>
          </table:table-cell>
          <table:table-cell table:style-name="ce7" table:formula="of:=[.A704]" office:value-type="date" office:date-value="2019-10-18T12:39:53.973366" calcext:value-type="date">
            <text:p>2019-10-18 12:39:54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12:39:53.97336642724" calcext:value-type="date">
            <text:p>12/30/99 12:39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=0;[.G703]+2+1/[.$H$2];[.G703]+1/[.$H$2])" office:value-type="float" office:value="11.6833333333335" calcext:value-type="float">
            <text:p>11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5]))" office:value-type="date" office:date-value="2019-10-18T13:16:44.467601" calcext:value-type="date">
            <text:p>2019-10-18 13:16:44</text:p>
          </table:table-cell>
          <table:table-cell table:style-name="ce7" table:formula="of:=[.A705]" office:value-type="date" office:date-value="2019-10-18T13:16:44.467601" calcext:value-type="date">
            <text:p>2019-10-18 13:16:44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13:16:44.4676014455" calcext:value-type="date">
            <text:p>12/30/99 01:16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=0;[.G704]+2+1/[.$H$2];[.G704]+1/[.$H$2])" office:value-type="float" office:value="11.7000000000002" calcext:value-type="float">
            <text:p>11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6]))" office:value-type="date" office:date-value="2019-10-18T13:12:38.604648" calcext:value-type="date">
            <text:p>2019-10-18 13:12:39</text:p>
          </table:table-cell>
          <table:table-cell table:style-name="ce7" table:formula="of:=[.A706]" office:value-type="date" office:date-value="2019-10-18T13:12:38.604648" calcext:value-type="date">
            <text:p>2019-10-18 13:12:39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13:12:38.60464840662" calcext:value-type="date">
            <text:p>12/30/99 01:12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=0;[.G705]+2+1/[.$H$2];[.G705]+1/[.$H$2])" office:value-type="float" office:value="11.7166666666668" calcext:value-type="float">
            <text:p>11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7]))" office:value-type="date" office:date-value="2019-10-18T13:13:17.769738" calcext:value-type="date">
            <text:p>2019-10-18 13:13:18</text:p>
          </table:table-cell>
          <table:table-cell table:style-name="ce7" table:formula="of:=[.A707]" office:value-type="date" office:date-value="2019-10-18T13:13:17.769738" calcext:value-type="date">
            <text:p>2019-10-18 13:13:18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13:13:17.76973784901" calcext:value-type="date">
            <text:p>12/30/99 01:13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=0;[.G706]+2+1/[.$H$2];[.G706]+1/[.$H$2])" office:value-type="float" office:value="11.7333333333335" calcext:value-type="float">
            <text:p>11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8]))" office:value-type="date" office:date-value="2019-10-18T12:58:17.348253" calcext:value-type="date">
            <text:p>2019-10-18 12:58:17</text:p>
          </table:table-cell>
          <table:table-cell table:style-name="ce7" table:formula="of:=[.A708]" office:value-type="date" office:date-value="2019-10-18T12:58:17.348253" calcext:value-type="date">
            <text:p>2019-10-18 12:58:17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12:58:17.34825259075" calcext:value-type="date">
            <text:p>12/30/99 12:58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=0;[.G707]+2+1/[.$H$2];[.G707]+1/[.$H$2])" office:value-type="float" office:value="11.7500000000002" calcext:value-type="float">
            <text:p>11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9]))" office:value-type="date" office:date-value="2019-10-18T13:21:32.727959" calcext:value-type="date">
            <text:p>2019-10-18 13:21:33</text:p>
          </table:table-cell>
          <table:table-cell table:style-name="ce7" table:formula="of:=[.A709]" office:value-type="date" office:date-value="2019-10-18T13:21:32.727959" calcext:value-type="date">
            <text:p>2019-10-18 13:21:33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13:21:32.72795892321" calcext:value-type="date">
            <text:p>12/30/99 01:21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=0;[.G708]+2+1/[.$H$2];[.G708]+1/[.$H$2])" office:value-type="float" office:value="11.7666666666668" calcext:value-type="float">
            <text:p>11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0]))" office:value-type="date" office:date-value="2019-10-18T13:05:11.414142" calcext:value-type="date">
            <text:p>2019-10-18 13:05:11</text:p>
          </table:table-cell>
          <table:table-cell table:style-name="ce7" table:formula="of:=[.A710]" office:value-type="date" office:date-value="2019-10-18T13:05:11.414142" calcext:value-type="date">
            <text:p>2019-10-18 13:05:11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13:05:11.41414185986" calcext:value-type="date">
            <text:p>12/30/99 01:05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=0;[.G709]+2+1/[.$H$2];[.G709]+1/[.$H$2])" office:value-type="float" office:value="11.7833333333335" calcext:value-type="float">
            <text:p>11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1]))" office:value-type="date" office:date-value="2019-10-18T12:58:30.36171" calcext:value-type="date">
            <text:p>2019-10-18 12:58:30</text:p>
          </table:table-cell>
          <table:table-cell table:style-name="ce7" table:formula="of:=[.A711]" office:value-type="date" office:date-value="2019-10-18T12:58:30.36171" calcext:value-type="date">
            <text:p>2019-10-18 12:58:30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12:58:30.36171047017" calcext:value-type="date">
            <text:p>12/30/99 12:58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=0;[.G710]+2+1/[.$H$2];[.G710]+1/[.$H$2])" office:value-type="float" office:value="11.8000000000002" calcext:value-type="float">
            <text:p>11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2]))" office:value-type="date" office:date-value="2019-10-18T13:12:16.062911" calcext:value-type="date">
            <text:p>2019-10-18 13:12:16</text:p>
          </table:table-cell>
          <table:table-cell table:style-name="ce7" table:formula="of:=[.A712]" office:value-type="date" office:date-value="2019-10-18T13:12:16.062911" calcext:value-type="date">
            <text:p>2019-10-18 13:12:16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13:12:16.06291101314" calcext:value-type="date">
            <text:p>12/30/99 01:12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=0;[.G711]+2+1/[.$H$2];[.G711]+1/[.$H$2])" office:value-type="float" office:value="11.8166666666668" calcext:value-type="float">
            <text:p>11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3]))" office:value-type="date" office:date-value="2019-10-18T13:15:41.915398" calcext:value-type="date">
            <text:p>2019-10-18 13:15:42</text:p>
          </table:table-cell>
          <table:table-cell table:style-name="ce7" table:formula="of:=[.A713]" office:value-type="date" office:date-value="2019-10-18T13:15:41.915398" calcext:value-type="date">
            <text:p>2019-10-18 13:15:42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13:15:41.91539848689" calcext:value-type="date">
            <text:p>12/30/99 01:15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=0;[.G712]+2+1/[.$H$2];[.G712]+1/[.$H$2])" office:value-type="float" office:value="11.8333333333335" calcext:value-type="float">
            <text:p>11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4]))" office:value-type="date" office:date-value="2019-10-18T12:59:08.13423" calcext:value-type="date">
            <text:p>2019-10-18 12:59:08</text:p>
          </table:table-cell>
          <table:table-cell table:style-name="ce7" table:formula="of:=[.A714]" office:value-type="date" office:date-value="2019-10-18T12:59:08.13423" calcext:value-type="date">
            <text:p>2019-10-18 12:59:08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12:59:08.134229891" calcext:value-type="date">
            <text:p>12/30/99 12:59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=0;[.G713]+2+1/[.$H$2];[.G713]+1/[.$H$2])" office:value-type="float" office:value="11.8500000000002" calcext:value-type="float">
            <text:p>11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5]))" office:value-type="date" office:date-value="2019-10-18T12:48:20.747892" calcext:value-type="date">
            <text:p>2019-10-18 12:48:21</text:p>
          </table:table-cell>
          <table:table-cell table:style-name="ce7" table:formula="of:=[.A715]" office:value-type="date" office:date-value="2019-10-18T12:48:20.747892" calcext:value-type="date">
            <text:p>2019-10-18 12:48:21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12:48:20.74789209757" calcext:value-type="date">
            <text:p>12/30/99 12:48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=0;[.G714]+2+1/[.$H$2];[.G714]+1/[.$H$2])" office:value-type="float" office:value="11.8666666666668" calcext:value-type="float">
            <text:p>11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6]))" office:value-type="date" office:date-value="2019-10-18T13:29:47.447943" calcext:value-type="date">
            <text:p>2019-10-18 13:29:47</text:p>
          </table:table-cell>
          <table:table-cell table:style-name="ce7" table:formula="of:=[.A716]" office:value-type="date" office:date-value="2019-10-18T13:29:47.447943" calcext:value-type="date">
            <text:p>2019-10-18 13:29:47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13:29:47.44794325903" calcext:value-type="date">
            <text:p>12/30/99 01:29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=0;[.G715]+2+1/[.$H$2];[.G715]+1/[.$H$2])" office:value-type="float" office:value="11.8833333333335" calcext:value-type="float">
            <text:p>11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7]))" office:value-type="date" office:date-value="2019-10-18T12:54:19.848457" calcext:value-type="date">
            <text:p>2019-10-18 12:54:20</text:p>
          </table:table-cell>
          <table:table-cell table:style-name="ce7" table:formula="of:=[.A717]" office:value-type="date" office:date-value="2019-10-18T12:54:19.848457" calcext:value-type="date">
            <text:p>2019-10-18 12:54:20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12:54:19.84845701605" calcext:value-type="date">
            <text:p>12/30/99 12:54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=0;[.G716]+2+1/[.$H$2];[.G716]+1/[.$H$2])" office:value-type="float" office:value="11.9000000000002" calcext:value-type="float">
            <text:p>11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8]))" office:value-type="date" office:date-value="2019-10-18T12:49:28.479038" calcext:value-type="date">
            <text:p>2019-10-18 12:49:28</text:p>
          </table:table-cell>
          <table:table-cell table:style-name="ce7" table:formula="of:=[.A718]" office:value-type="date" office:date-value="2019-10-18T12:49:28.479038" calcext:value-type="date">
            <text:p>2019-10-18 12:49:28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12:49:28.47903812304" calcext:value-type="date">
            <text:p>12/30/99 12:49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=0;[.G717]+2+1/[.$H$2];[.G717]+1/[.$H$2])" office:value-type="float" office:value="11.9166666666668" calcext:value-type="float">
            <text:p>11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9]))" office:value-type="date" office:date-value="2019-10-18T12:54:40.165801" calcext:value-type="date">
            <text:p>2019-10-18 12:54:40</text:p>
          </table:table-cell>
          <table:table-cell table:style-name="ce7" table:formula="of:=[.A719]" office:value-type="date" office:date-value="2019-10-18T12:54:40.165801" calcext:value-type="date">
            <text:p>2019-10-18 12:54:40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12:54:40.16580054536" calcext:value-type="date">
            <text:p>12/30/99 12:54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=0;[.G718]+2+1/[.$H$2];[.G718]+1/[.$H$2])" office:value-type="float" office:value="11.9333333333335" calcext:value-type="float">
            <text:p>11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0]))" office:value-type="date" office:date-value="2019-10-18T13:09:52.772171" calcext:value-type="date">
            <text:p>2019-10-18 13:09:53</text:p>
          </table:table-cell>
          <table:table-cell table:style-name="ce7" table:formula="of:=[.A720]" office:value-type="date" office:date-value="2019-10-18T13:09:52.772171" calcext:value-type="date">
            <text:p>2019-10-18 13:09:53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13:09:52.77217055205" calcext:value-type="date">
            <text:p>12/30/99 01:09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=0;[.G719]+2+1/[.$H$2];[.G719]+1/[.$H$2])" office:value-type="float" office:value="11.9500000000002" calcext:value-type="float">
            <text:p>11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1]))" office:value-type="date" office:date-value="2019-10-18T13:19:06.30604" calcext:value-type="date">
            <text:p>2019-10-18 13:19:06</text:p>
          </table:table-cell>
          <table:table-cell table:style-name="ce7" table:formula="of:=[.A721]" office:value-type="date" office:date-value="2019-10-18T13:19:06.30604" calcext:value-type="date">
            <text:p>2019-10-18 13:19:06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13:19:06.30603950936" calcext:value-type="date">
            <text:p>12/30/99 01:19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=0;[.G720]+2+1/[.$H$2];[.G720]+1/[.$H$2])" office:value-type="float" office:value="11.9666666666668" calcext:value-type="float">
            <text:p>11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2]))" office:value-type="date" office:date-value="2019-10-18T12:34:46.035307" calcext:value-type="date">
            <text:p>2019-10-18 12:34:46</text:p>
          </table:table-cell>
          <table:table-cell table:style-name="ce7" table:formula="of:=[.A722]" office:value-type="date" office:date-value="2019-10-18T12:34:46.035307" calcext:value-type="date">
            <text:p>2019-10-18 12:34:46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12:34:46.03530689143" calcext:value-type="date">
            <text:p>12/30/99 12:34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=0;[.G721]+2+1/[.$H$2];[.G721]+1/[.$H$2])" office:value-type="float" office:value="11.9833333333335" calcext:value-type="float">
            <text:p>11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3]))" office:value-type="date" office:date-value="2019-10-19T12:30:10.345588" calcext:value-type="date">
            <text:p>2019-10-19 12:30:10</text:p>
          </table:table-cell>
          <table:table-cell table:style-name="ce7" table:formula="of:=[.A723]" office:value-type="date" office:date-value="2019-10-19T12:30:10.345588" calcext:value-type="date">
            <text:p>2019-10-19 12:30:10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12:30:10.34558757674" calcext:value-type="date">
            <text:p>12/30/99 12:30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=0;[.G722]+2+1/[.$H$2];[.G722]+1/[.$H$2])" office:value-type="float" office:value="12.0000000000002" calcext:value-type="float">
            <text:p>12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4]))" office:value-type="date" office:date-value="2019-10-19T12:51:51.43144" calcext:value-type="date">
            <text:p>2019-10-19 12:51:51</text:p>
          </table:table-cell>
          <table:table-cell table:style-name="ce7" table:formula="of:=[.A724]" office:value-type="date" office:date-value="2019-10-19T12:51:51.43144" calcext:value-type="date">
            <text:p>2019-10-19 12:51:51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12:51:51.4314399194" calcext:value-type="date">
            <text:p>12/30/99 12:51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=0;[.G723]+2+1/[.$H$2];[.G723]+1/[.$H$2])" office:value-type="float" office:value="12.0166666666668" calcext:value-type="float">
            <text:p>12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5]))" office:value-type="date" office:date-value="2019-10-19T12:50:15.118697" calcext:value-type="date">
            <text:p>2019-10-19 12:50:15</text:p>
          </table:table-cell>
          <table:table-cell table:style-name="ce7" table:formula="of:=[.A725]" office:value-type="date" office:date-value="2019-10-19T12:50:15.118697" calcext:value-type="date">
            <text:p>2019-10-19 12:50:15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12:50:15.11869663373" calcext:value-type="date">
            <text:p>12/30/99 12:50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=0;[.G724]+2+1/[.$H$2];[.G724]+1/[.$H$2])" office:value-type="float" office:value="12.0333333333335" calcext:value-type="float">
            <text:p>12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6]))" office:value-type="date" office:date-value="2019-10-19T12:37:56.971226" calcext:value-type="date">
            <text:p>2019-10-19 12:37:57</text:p>
          </table:table-cell>
          <table:table-cell table:style-name="ce7" table:formula="of:=[.A726]" office:value-type="date" office:date-value="2019-10-19T12:37:56.971226" calcext:value-type="date">
            <text:p>2019-10-19 12:37:57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12:37:56.97122620884" calcext:value-type="date">
            <text:p>12/30/99 12:37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=0;[.G725]+2+1/[.$H$2];[.G725]+1/[.$H$2])" office:value-type="float" office:value="12.0500000000002" calcext:value-type="float">
            <text:p>12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7]))" office:value-type="date" office:date-value="2019-10-19T12:52:51.031531" calcext:value-type="date">
            <text:p>2019-10-19 12:52:51</text:p>
          </table:table-cell>
          <table:table-cell table:style-name="ce7" table:formula="of:=[.A727]" office:value-type="date" office:date-value="2019-10-19T12:52:51.031531" calcext:value-type="date">
            <text:p>2019-10-19 12:52:51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12:52:51.03153092321" calcext:value-type="date">
            <text:p>12/30/99 12:52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=0;[.G726]+2+1/[.$H$2];[.G726]+1/[.$H$2])" office:value-type="float" office:value="12.0666666666668" calcext:value-type="float">
            <text:p>12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8]))" office:value-type="date" office:date-value="2019-10-19T12:56:29.903929" calcext:value-type="date">
            <text:p>2019-10-19 12:56:30</text:p>
          </table:table-cell>
          <table:table-cell table:style-name="ce7" table:formula="of:=[.A728]" office:value-type="date" office:date-value="2019-10-19T12:56:29.903929" calcext:value-type="date">
            <text:p>2019-10-19 12:56:30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12:56:29.90392866544" calcext:value-type="date">
            <text:p>12/30/99 12:56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=0;[.G727]+2+1/[.$H$2];[.G727]+1/[.$H$2])" office:value-type="float" office:value="12.0833333333335" calcext:value-type="float">
            <text:p>12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9]))" office:value-type="date" office:date-value="2019-10-19T12:55:22.408213" calcext:value-type="date">
            <text:p>2019-10-19 12:55:22</text:p>
          </table:table-cell>
          <table:table-cell table:style-name="ce7" table:formula="of:=[.A729]" office:value-type="date" office:date-value="2019-10-19T12:55:22.408213" calcext:value-type="date">
            <text:p>2019-10-19 12:55:22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12:55:22.40821311716" calcext:value-type="date">
            <text:p>12/30/99 12:55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=0;[.G728]+2+1/[.$H$2];[.G728]+1/[.$H$2])" office:value-type="float" office:value="12.1000000000002" calcext:value-type="float">
            <text:p>12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0]))" office:value-type="date" office:date-value="2019-10-19T12:59:51.889158" calcext:value-type="date">
            <text:p>2019-10-19 12:59:52</text:p>
          </table:table-cell>
          <table:table-cell table:style-name="ce7" table:formula="of:=[.A730]" office:value-type="date" office:date-value="2019-10-19T12:59:51.889158" calcext:value-type="date">
            <text:p>2019-10-19 12:59:52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12:59:51.88915814739" calcext:value-type="date">
            <text:p>12/30/99 12:59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=0;[.G729]+2+1/[.$H$2];[.G729]+1/[.$H$2])" office:value-type="float" office:value="12.1166666666668" calcext:value-type="float">
            <text:p>12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1]))" office:value-type="date" office:date-value="2019-10-19T12:45:21.348981" calcext:value-type="date">
            <text:p>2019-10-19 12:45:21</text:p>
          </table:table-cell>
          <table:table-cell table:style-name="ce7" table:formula="of:=[.A731]" office:value-type="date" office:date-value="2019-10-19T12:45:21.348981" calcext:value-type="date">
            <text:p>2019-10-19 12:45:21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12:45:21.3489808375" calcext:value-type="date">
            <text:p>12/30/99 12:45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=0;[.G730]+2+1/[.$H$2];[.G730]+1/[.$H$2])" office:value-type="float" office:value="12.1333333333335" calcext:value-type="float">
            <text:p>12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2]))" office:value-type="date" office:date-value="2019-10-19T12:43:43.148498" calcext:value-type="date">
            <text:p>2019-10-19 12:43:43</text:p>
          </table:table-cell>
          <table:table-cell table:style-name="ce7" table:formula="of:=[.A732]" office:value-type="date" office:date-value="2019-10-19T12:43:43.148498" calcext:value-type="date">
            <text:p>2019-10-19 12:43:43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12:43:43.14849821851" calcext:value-type="date">
            <text:p>12/30/99 12:43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=0;[.G731]+2+1/[.$H$2];[.G731]+1/[.$H$2])" office:value-type="float" office:value="12.1500000000002" calcext:value-type="float">
            <text:p>12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3]))" office:value-type="date" office:date-value="2019-10-19T13:14:51.166423" calcext:value-type="date">
            <text:p>2019-10-19 13:14:51</text:p>
          </table:table-cell>
          <table:table-cell table:style-name="ce7" table:formula="of:=[.A733]" office:value-type="date" office:date-value="2019-10-19T13:14:51.166423" calcext:value-type="date">
            <text:p>2019-10-19 13:14:51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13:14:51.16642309818" calcext:value-type="date">
            <text:p>12/30/99 01:14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=0;[.G732]+2+1/[.$H$2];[.G732]+1/[.$H$2])" office:value-type="float" office:value="12.1666666666669" calcext:value-type="float">
            <text:p>12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4]))" office:value-type="date" office:date-value="2019-10-19T13:26:50.841024" calcext:value-type="date">
            <text:p>2019-10-19 13:26:51</text:p>
          </table:table-cell>
          <table:table-cell table:style-name="ce7" table:formula="of:=[.A734]" office:value-type="date" office:date-value="2019-10-19T13:26:50.841024" calcext:value-type="date">
            <text:p>2019-10-19 13:26:51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13:26:50.84102361929" calcext:value-type="date">
            <text:p>12/30/99 01:26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=0;[.G733]+2+1/[.$H$2];[.G733]+1/[.$H$2])" office:value-type="float" office:value="12.1833333333335" calcext:value-type="float">
            <text:p>12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5]))" office:value-type="date" office:date-value="2019-10-19T12:59:00.152466" calcext:value-type="date">
            <text:p>2019-10-19 12:59:00</text:p>
          </table:table-cell>
          <table:table-cell table:style-name="ce7" table:formula="of:=[.A735]" office:value-type="date" office:date-value="2019-10-19T12:59:00.152466" calcext:value-type="date">
            <text:p>2019-10-19 12:59:00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12:59:00.15246557537" calcext:value-type="date">
            <text:p>12/30/99 12:59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=0;[.G734]+2+1/[.$H$2];[.G734]+1/[.$H$2])" office:value-type="float" office:value="12.2000000000002" calcext:value-type="float">
            <text:p>12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6]))" office:value-type="date" office:date-value="2019-10-19T13:04:21.523378" calcext:value-type="date">
            <text:p>2019-10-19 13:04:22</text:p>
          </table:table-cell>
          <table:table-cell table:style-name="ce7" table:formula="of:=[.A736]" office:value-type="date" office:date-value="2019-10-19T13:04:21.523378" calcext:value-type="date">
            <text:p>2019-10-19 13:04:22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13:04:21.52337822132" calcext:value-type="date">
            <text:p>12/30/99 01:04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=0;[.G735]+2+1/[.$H$2];[.G735]+1/[.$H$2])" office:value-type="float" office:value="12.2166666666669" calcext:value-type="float">
            <text:p>12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7]))" office:value-type="date" office:date-value="2019-10-19T13:21:48.95601" calcext:value-type="date">
            <text:p>2019-10-19 13:21:49</text:p>
          </table:table-cell>
          <table:table-cell table:style-name="ce7" table:formula="of:=[.A737]" office:value-type="date" office:date-value="2019-10-19T13:21:48.95601" calcext:value-type="date">
            <text:p>2019-10-19 13:21:49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13:21:48.95601036027" calcext:value-type="date">
            <text:p>12/30/99 01:21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=0;[.G736]+2+1/[.$H$2];[.G736]+1/[.$H$2])" office:value-type="float" office:value="12.2333333333335" calcext:value-type="float">
            <text:p>12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8]))" office:value-type="date" office:date-value="2019-10-19T13:20:41.617925" calcext:value-type="date">
            <text:p>2019-10-19 13:20:42</text:p>
          </table:table-cell>
          <table:table-cell table:style-name="ce7" table:formula="of:=[.A738]" office:value-type="date" office:date-value="2019-10-19T13:20:41.617925" calcext:value-type="date">
            <text:p>2019-10-19 13:20:42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13:20:41.61792509258" calcext:value-type="date">
            <text:p>12/30/99 01:20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=0;[.G737]+2+1/[.$H$2];[.G737]+1/[.$H$2])" office:value-type="float" office:value="12.2500000000002" calcext:value-type="float">
            <text:p>12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9]))" office:value-type="date" office:date-value="2019-10-19T12:33:41.180968" calcext:value-type="date">
            <text:p>2019-10-19 12:33:41</text:p>
          </table:table-cell>
          <table:table-cell table:style-name="ce7" table:formula="of:=[.A739]" office:value-type="date" office:date-value="2019-10-19T12:33:41.180968" calcext:value-type="date">
            <text:p>2019-10-19 12:33:41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12:33:41.18096833583" calcext:value-type="date">
            <text:p>12/30/99 12:33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=0;[.G738]+2+1/[.$H$2];[.G738]+1/[.$H$2])" office:value-type="float" office:value="12.2666666666669" calcext:value-type="float">
            <text:p>12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0]))" office:value-type="date" office:date-value="2019-10-19T13:07:11.72768" calcext:value-type="date">
            <text:p>2019-10-19 13:07:12</text:p>
          </table:table-cell>
          <table:table-cell table:style-name="ce7" table:formula="of:=[.A740]" office:value-type="date" office:date-value="2019-10-19T13:07:11.72768" calcext:value-type="date">
            <text:p>2019-10-19 13:07:12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13:07:11.72767970245" calcext:value-type="date">
            <text:p>12/30/99 01:07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=0;[.G739]+2+1/[.$H$2];[.G739]+1/[.$H$2])" office:value-type="float" office:value="12.2833333333335" calcext:value-type="float">
            <text:p>12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1]))" office:value-type="date" office:date-value="2019-10-19T12:55:04.728446" calcext:value-type="date">
            <text:p>2019-10-19 12:55:05</text:p>
          </table:table-cell>
          <table:table-cell table:style-name="ce7" table:formula="of:=[.A741]" office:value-type="date" office:date-value="2019-10-19T12:55:04.728446" calcext:value-type="date">
            <text:p>2019-10-19 12:55:05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12:55:04.72844643518" calcext:value-type="date">
            <text:p>12/30/99 12:55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=0;[.G740]+2+1/[.$H$2];[.G740]+1/[.$H$2])" office:value-type="float" office:value="12.3000000000002" calcext:value-type="float">
            <text:p>12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2]))" office:value-type="date" office:date-value="2019-10-19T12:57:57.540498" calcext:value-type="date">
            <text:p>2019-10-19 12:57:58</text:p>
          </table:table-cell>
          <table:table-cell table:style-name="ce7" table:formula="of:=[.A742]" office:value-type="date" office:date-value="2019-10-19T12:57:57.540498" calcext:value-type="date">
            <text:p>2019-10-19 12:57:58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12:57:57.54049755167" calcext:value-type="date">
            <text:p>12/30/99 12:57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=0;[.G741]+2+1/[.$H$2];[.G741]+1/[.$H$2])" office:value-type="float" office:value="12.3166666666669" calcext:value-type="float">
            <text:p>12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3]))" office:value-type="date" office:date-value="2019-10-19T13:12:34.297933" calcext:value-type="date">
            <text:p>2019-10-19 13:12:34</text:p>
          </table:table-cell>
          <table:table-cell table:style-name="ce7" table:formula="of:=[.A743]" office:value-type="date" office:date-value="2019-10-19T13:12:34.297933" calcext:value-type="date">
            <text:p>2019-10-19 13:12:34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13:12:34.29793330841" calcext:value-type="date">
            <text:p>12/30/99 01:12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=0;[.G742]+2+1/[.$H$2];[.G742]+1/[.$H$2])" office:value-type="float" office:value="12.3333333333335" calcext:value-type="float">
            <text:p>12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4]))" office:value-type="date" office:date-value="2019-10-19T12:40:33.464874" calcext:value-type="date">
            <text:p>2019-10-19 12:40:33</text:p>
          </table:table-cell>
          <table:table-cell table:style-name="ce7" table:formula="of:=[.A744]" office:value-type="date" office:date-value="2019-10-19T12:40:33.464874" calcext:value-type="date">
            <text:p>2019-10-19 12:40:33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12:40:33.46487421077" calcext:value-type="date">
            <text:p>12/30/99 12:40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=0;[.G743]+2+1/[.$H$2];[.G743]+1/[.$H$2])" office:value-type="float" office:value="12.3500000000002" calcext:value-type="float">
            <text:p>12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5]))" office:value-type="date" office:date-value="2019-10-19T13:10:33.801032" calcext:value-type="date">
            <text:p>2019-10-19 13:10:34</text:p>
          </table:table-cell>
          <table:table-cell table:style-name="ce7" table:formula="of:=[.A745]" office:value-type="date" office:date-value="2019-10-19T13:10:33.801032" calcext:value-type="date">
            <text:p>2019-10-19 13:10:34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13:10:33.80103232339" calcext:value-type="date">
            <text:p>12/30/99 01:10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=0;[.G744]+2+1/[.$H$2];[.G744]+1/[.$H$2])" office:value-type="float" office:value="12.3666666666669" calcext:value-type="float">
            <text:p>12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6]))" office:value-type="date" office:date-value="2019-10-19T12:48:04.547602" calcext:value-type="date">
            <text:p>2019-10-19 12:48:05</text:p>
          </table:table-cell>
          <table:table-cell table:style-name="ce7" table:formula="of:=[.A746]" office:value-type="date" office:date-value="2019-10-19T12:48:04.547602" calcext:value-type="date">
            <text:p>2019-10-19 12:48:05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12:48:04.54760152381" calcext:value-type="date">
            <text:p>12/30/99 12:48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=0;[.G745]+2+1/[.$H$2];[.G745]+1/[.$H$2])" office:value-type="float" office:value="12.3833333333335" calcext:value-type="float">
            <text:p>12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7]))" office:value-type="date" office:date-value="2019-10-19T12:33:50.977932" calcext:value-type="date">
            <text:p>2019-10-19 12:33:51</text:p>
          </table:table-cell>
          <table:table-cell table:style-name="ce7" table:formula="of:=[.A747]" office:value-type="date" office:date-value="2019-10-19T12:33:50.977932" calcext:value-type="date">
            <text:p>2019-10-19 12:33:51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12:33:50.97793227062" calcext:value-type="date">
            <text:p>12/30/99 12:33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=0;[.G746]+2+1/[.$H$2];[.G746]+1/[.$H$2])" office:value-type="float" office:value="12.4000000000002" calcext:value-type="float">
            <text:p>12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8]))" office:value-type="date" office:date-value="2019-10-19T13:04:40.347632" calcext:value-type="date">
            <text:p>2019-10-19 13:04:40</text:p>
          </table:table-cell>
          <table:table-cell table:style-name="ce7" table:formula="of:=[.A748]" office:value-type="date" office:date-value="2019-10-19T13:04:40.347632" calcext:value-type="date">
            <text:p>2019-10-19 13:04:40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13:04:40.34763238393" calcext:value-type="date">
            <text:p>12/30/99 01:04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=0;[.G747]+2+1/[.$H$2];[.G747]+1/[.$H$2])" office:value-type="float" office:value="12.4166666666669" calcext:value-type="float">
            <text:p>12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9]))" office:value-type="date" office:date-value="2019-10-19T12:53:38.783346" calcext:value-type="date">
            <text:p>2019-10-19 12:53:39</text:p>
          </table:table-cell>
          <table:table-cell table:style-name="ce7" table:formula="of:=[.A749]" office:value-type="date" office:date-value="2019-10-19T12:53:38.783346" calcext:value-type="date">
            <text:p>2019-10-19 12:53:39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12:53:38.78334581852" calcext:value-type="date">
            <text:p>12/30/99 12:53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=0;[.G748]+2+1/[.$H$2];[.G748]+1/[.$H$2])" office:value-type="float" office:value="12.4333333333335" calcext:value-type="float">
            <text:p>12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0]))" office:value-type="date" office:date-value="2019-10-19T13:01:32.195299" calcext:value-type="date">
            <text:p>2019-10-19 13:01:32</text:p>
          </table:table-cell>
          <table:table-cell table:style-name="ce7" table:formula="of:=[.A750]" office:value-type="date" office:date-value="2019-10-19T13:01:32.195299" calcext:value-type="date">
            <text:p>2019-10-19 13:01:32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13:01:32.19529910479" calcext:value-type="date">
            <text:p>12/30/99 01:01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=0;[.G749]+2+1/[.$H$2];[.G749]+1/[.$H$2])" office:value-type="float" office:value="12.4500000000002" calcext:value-type="float">
            <text:p>12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1]))" office:value-type="date" office:date-value="2019-10-19T12:53:22.519453" calcext:value-type="date">
            <text:p>2019-10-19 12:53:23</text:p>
          </table:table-cell>
          <table:table-cell table:style-name="ce7" table:formula="of:=[.A751]" office:value-type="date" office:date-value="2019-10-19T12:53:22.519453" calcext:value-type="date">
            <text:p>2019-10-19 12:53:23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12:53:22.5194529444" calcext:value-type="date">
            <text:p>12/30/99 12:53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=0;[.G750]+2+1/[.$H$2];[.G750]+1/[.$H$2])" office:value-type="float" office:value="12.4666666666669" calcext:value-type="float">
            <text:p>12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2]))" office:value-type="date" office:date-value="2019-10-19T12:50:42.04579" calcext:value-type="date">
            <text:p>2019-10-19 12:50:42</text:p>
          </table:table-cell>
          <table:table-cell table:style-name="ce7" table:formula="of:=[.A752]" office:value-type="date" office:date-value="2019-10-19T12:50:42.04579" calcext:value-type="date">
            <text:p>2019-10-19 12:50:42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12:50:42.04579044599" calcext:value-type="date">
            <text:p>12/30/99 12:50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=0;[.G751]+2+1/[.$H$2];[.G751]+1/[.$H$2])" office:value-type="float" office:value="12.4833333333335" calcext:value-type="float">
            <text:p>12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3]))" office:value-type="date" office:date-value="2019-10-19T13:03:12.68515" calcext:value-type="date">
            <text:p>2019-10-19 13:03:13</text:p>
          </table:table-cell>
          <table:table-cell table:style-name="ce7" table:formula="of:=[.A753]" office:value-type="date" office:date-value="2019-10-19T13:03:12.68515" calcext:value-type="date">
            <text:p>2019-10-19 13:03:13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13:03:12.68514958676" calcext:value-type="date">
            <text:p>12/30/99 01:03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=0;[.G752]+2+1/[.$H$2];[.G752]+1/[.$H$2])" office:value-type="float" office:value="12.5000000000002" calcext:value-type="float">
            <text:p>12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4]))" office:value-type="date" office:date-value="2019-10-19T13:13:20.816076" calcext:value-type="date">
            <text:p>2019-10-19 13:13:21</text:p>
          </table:table-cell>
          <table:table-cell table:style-name="ce7" table:formula="of:=[.A754]" office:value-type="date" office:date-value="2019-10-19T13:13:20.816076" calcext:value-type="date">
            <text:p>2019-10-19 13:13:21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13:13:20.81607643515" calcext:value-type="date">
            <text:p>12/30/99 01:13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=0;[.G753]+2+1/[.$H$2];[.G753]+1/[.$H$2])" office:value-type="float" office:value="12.5166666666669" calcext:value-type="float">
            <text:p>12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5]))" office:value-type="date" office:date-value="2019-10-19T12:38:07.239194" calcext:value-type="date">
            <text:p>2019-10-19 12:38:07</text:p>
          </table:table-cell>
          <table:table-cell table:style-name="ce7" table:formula="of:=[.A755]" office:value-type="date" office:date-value="2019-10-19T12:38:07.239194" calcext:value-type="date">
            <text:p>2019-10-19 12:38:07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12:38:07.23919379991" calcext:value-type="date">
            <text:p>12/30/99 12:38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=0;[.G754]+2+1/[.$H$2];[.G754]+1/[.$H$2])" office:value-type="float" office:value="12.5333333333335" calcext:value-type="float">
            <text:p>12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6]))" office:value-type="date" office:date-value="2019-10-19T12:48:57.248442" calcext:value-type="date">
            <text:p>2019-10-19 12:48:57</text:p>
          </table:table-cell>
          <table:table-cell table:style-name="ce7" table:formula="of:=[.A756]" office:value-type="date" office:date-value="2019-10-19T12:48:57.248442" calcext:value-type="date">
            <text:p>2019-10-19 12:48:57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12:48:57.24844157696" calcext:value-type="date">
            <text:p>12/30/99 12:48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=0;[.G755]+2+1/[.$H$2];[.G755]+1/[.$H$2])" office:value-type="float" office:value="12.5500000000002" calcext:value-type="float">
            <text:p>12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7]))" office:value-type="date" office:date-value="2019-10-19T12:55:34.370396" calcext:value-type="date">
            <text:p>2019-10-19 12:55:34</text:p>
          </table:table-cell>
          <table:table-cell table:style-name="ce7" table:formula="of:=[.A757]" office:value-type="date" office:date-value="2019-10-19T12:55:34.370396" calcext:value-type="date">
            <text:p>2019-10-19 12:55:34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12:55:34.37039614655" calcext:value-type="date">
            <text:p>12/30/99 12:55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=0;[.G756]+2+1/[.$H$2];[.G756]+1/[.$H$2])" office:value-type="float" office:value="12.5666666666669" calcext:value-type="float">
            <text:p>12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8]))" office:value-type="date" office:date-value="2019-10-19T13:08:21.145213" calcext:value-type="date">
            <text:p>2019-10-19 13:08:21</text:p>
          </table:table-cell>
          <table:table-cell table:style-name="ce7" table:formula="of:=[.A758]" office:value-type="date" office:date-value="2019-10-19T13:08:21.145213" calcext:value-type="date">
            <text:p>2019-10-19 13:08:21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13:08:21.14521330688" calcext:value-type="date">
            <text:p>12/30/99 01:08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=0;[.G757]+2+1/[.$H$2];[.G757]+1/[.$H$2])" office:value-type="float" office:value="12.5833333333335" calcext:value-type="float">
            <text:p>12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9]))" office:value-type="date" office:date-value="2019-10-19T13:23:04.396549" calcext:value-type="date">
            <text:p>2019-10-19 13:23:04</text:p>
          </table:table-cell>
          <table:table-cell table:style-name="ce7" table:formula="of:=[.A759]" office:value-type="date" office:date-value="2019-10-19T13:23:04.396549" calcext:value-type="date">
            <text:p>2019-10-19 13:23:04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13:23:04.39654866233" calcext:value-type="date">
            <text:p>12/30/99 01:23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=0;[.G758]+2+1/[.$H$2];[.G758]+1/[.$H$2])" office:value-type="float" office:value="12.6000000000002" calcext:value-type="float">
            <text:p>12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0]))" office:value-type="date" office:date-value="2019-10-19T13:06:20.570022" calcext:value-type="date">
            <text:p>2019-10-19 13:06:21</text:p>
          </table:table-cell>
          <table:table-cell table:style-name="ce7" table:formula="of:=[.A760]" office:value-type="date" office:date-value="2019-10-19T13:06:20.570022" calcext:value-type="date">
            <text:p>2019-10-19 13:06:21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13:06:20.57002178393" calcext:value-type="date">
            <text:p>12/30/99 01:06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=0;[.G759]+2+1/[.$H$2];[.G759]+1/[.$H$2])" office:value-type="float" office:value="12.6166666666669" calcext:value-type="float">
            <text:p>12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1]))" office:value-type="date" office:date-value="2019-10-19T13:03:49.218329" calcext:value-type="date">
            <text:p>2019-10-19 13:03:49</text:p>
          </table:table-cell>
          <table:table-cell table:style-name="ce7" table:formula="of:=[.A761]" office:value-type="date" office:date-value="2019-10-19T13:03:49.218329" calcext:value-type="date">
            <text:p>2019-10-19 13:03:49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13:03:49.2183293961" calcext:value-type="date">
            <text:p>12/30/99 01:03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=0;[.G760]+2+1/[.$H$2];[.G760]+1/[.$H$2])" office:value-type="float" office:value="12.6333333333335" calcext:value-type="float">
            <text:p>12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2]))" office:value-type="date" office:date-value="2019-10-19T13:05:47.042188" calcext:value-type="date">
            <text:p>2019-10-19 13:05:47</text:p>
          </table:table-cell>
          <table:table-cell table:style-name="ce7" table:formula="of:=[.A762]" office:value-type="date" office:date-value="2019-10-19T13:05:47.042188" calcext:value-type="date">
            <text:p>2019-10-19 13:05:47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13:05:47.04218802508" calcext:value-type="date">
            <text:p>12/30/99 01:05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=0;[.G761]+2+1/[.$H$2];[.G761]+1/[.$H$2])" office:value-type="float" office:value="12.6500000000002" calcext:value-type="float">
            <text:p>12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3]))" office:value-type="date" office:date-value="2019-10-19T12:57:08.420005" calcext:value-type="date">
            <text:p>2019-10-19 12:57:08</text:p>
          </table:table-cell>
          <table:table-cell table:style-name="ce7" table:formula="of:=[.A763]" office:value-type="date" office:date-value="2019-10-19T12:57:08.420005" calcext:value-type="date">
            <text:p>2019-10-19 12:57:08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12:57:08.42000545934" calcext:value-type="date">
            <text:p>12/30/99 12:57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=0;[.G762]+2+1/[.$H$2];[.G762]+1/[.$H$2])" office:value-type="float" office:value="12.6666666666669" calcext:value-type="float">
            <text:p>12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4]))" office:value-type="date" office:date-value="2019-10-19T12:53:18.880486" calcext:value-type="date">
            <text:p>2019-10-19 12:53:19</text:p>
          </table:table-cell>
          <table:table-cell table:style-name="ce7" table:formula="of:=[.A764]" office:value-type="date" office:date-value="2019-10-19T12:53:18.880486" calcext:value-type="date">
            <text:p>2019-10-19 12:53:19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12:53:18.88048593421" calcext:value-type="date">
            <text:p>12/30/99 12:53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=0;[.G763]+2+1/[.$H$2];[.G763]+1/[.$H$2])" office:value-type="float" office:value="12.6833333333335" calcext:value-type="float">
            <text:p>12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5]))" office:value-type="date" office:date-value="2019-10-19T12:41:42.887263" calcext:value-type="date">
            <text:p>2019-10-19 12:41:43</text:p>
          </table:table-cell>
          <table:table-cell table:style-name="ce7" table:formula="of:=[.A765]" office:value-type="date" office:date-value="2019-10-19T12:41:42.887263" calcext:value-type="date">
            <text:p>2019-10-19 12:41:43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12:41:42.8872634517" calcext:value-type="date">
            <text:p>12/30/99 12:41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=0;[.G764]+2+1/[.$H$2];[.G764]+1/[.$H$2])" office:value-type="float" office:value="12.7000000000002" calcext:value-type="float">
            <text:p>12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6]))" office:value-type="date" office:date-value="2019-10-19T13:08:19.932482" calcext:value-type="date">
            <text:p>2019-10-19 13:08:20</text:p>
          </table:table-cell>
          <table:table-cell table:style-name="ce7" table:formula="of:=[.A766]" office:value-type="date" office:date-value="2019-10-19T13:08:19.932482" calcext:value-type="date">
            <text:p>2019-10-19 13:08:20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13:08:19.93248225655" calcext:value-type="date">
            <text:p>12/30/99 01:08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=0;[.G765]+2+1/[.$H$2];[.G765]+1/[.$H$2])" office:value-type="float" office:value="12.7166666666669" calcext:value-type="float">
            <text:p>12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7]))" office:value-type="date" office:date-value="2019-10-19T13:02:41.35871" calcext:value-type="date">
            <text:p>2019-10-19 13:02:41</text:p>
          </table:table-cell>
          <table:table-cell table:style-name="ce7" table:formula="of:=[.A767]" office:value-type="date" office:date-value="2019-10-19T13:02:41.35871" calcext:value-type="date">
            <text:p>2019-10-19 13:02:41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13:02:41.35870954022" calcext:value-type="date">
            <text:p>12/30/99 01:02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=0;[.G766]+2+1/[.$H$2];[.G766]+1/[.$H$2])" office:value-type="float" office:value="12.7333333333335" calcext:value-type="float">
            <text:p>12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8]))" office:value-type="date" office:date-value="2019-10-19T13:01:49.647637" calcext:value-type="date">
            <text:p>2019-10-19 13:01:50</text:p>
          </table:table-cell>
          <table:table-cell table:style-name="ce7" table:formula="of:=[.A768]" office:value-type="date" office:date-value="2019-10-19T13:01:49.647637" calcext:value-type="date">
            <text:p>2019-10-19 13:01:50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13:01:49.64763667434" calcext:value-type="date">
            <text:p>12/30/99 01:01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=0;[.G767]+2+1/[.$H$2];[.G767]+1/[.$H$2])" office:value-type="float" office:value="12.7500000000002" calcext:value-type="float">
            <text:p>12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9]))" office:value-type="date" office:date-value="2019-10-19T13:04:34.768569" calcext:value-type="date">
            <text:p>2019-10-19 13:04:35</text:p>
          </table:table-cell>
          <table:table-cell table:style-name="ce7" table:formula="of:=[.A769]" office:value-type="date" office:date-value="2019-10-19T13:04:34.768569" calcext:value-type="date">
            <text:p>2019-10-19 13:04:35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13:04:34.76856890135" calcext:value-type="date">
            <text:p>12/30/99 01:04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=0;[.G768]+2+1/[.$H$2];[.G768]+1/[.$H$2])" office:value-type="float" office:value="12.7666666666669" calcext:value-type="float">
            <text:p>12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0]))" office:value-type="date" office:date-value="2019-10-19T12:52:52.452204" calcext:value-type="date">
            <text:p>2019-10-19 12:52:52</text:p>
          </table:table-cell>
          <table:table-cell table:style-name="ce7" table:formula="of:=[.A770]" office:value-type="date" office:date-value="2019-10-19T12:52:52.452204" calcext:value-type="date">
            <text:p>2019-10-19 12:52:52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12:52:52.45220378973" calcext:value-type="date">
            <text:p>12/30/99 12:52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=0;[.G769]+2+1/[.$H$2];[.G769]+1/[.$H$2])" office:value-type="float" office:value="12.7833333333335" calcext:value-type="float">
            <text:p>12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1]))" office:value-type="date" office:date-value="2019-10-19T12:54:29.556504" calcext:value-type="date">
            <text:p>2019-10-19 12:54:30</text:p>
          </table:table-cell>
          <table:table-cell table:style-name="ce7" table:formula="of:=[.A771]" office:value-type="date" office:date-value="2019-10-19T12:54:29.556504" calcext:value-type="date">
            <text:p>2019-10-19 12:54:30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12:54:29.55650383607" calcext:value-type="date">
            <text:p>12/30/99 12:54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=0;[.G770]+2+1/[.$H$2];[.G770]+1/[.$H$2])" office:value-type="float" office:value="12.8000000000002" calcext:value-type="float">
            <text:p>12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2]))" office:value-type="date" office:date-value="2019-10-19T12:59:17.882128" calcext:value-type="date">
            <text:p>2019-10-19 12:59:18</text:p>
          </table:table-cell>
          <table:table-cell table:style-name="ce7" table:formula="of:=[.A772]" office:value-type="date" office:date-value="2019-10-19T12:59:17.882128" calcext:value-type="date">
            <text:p>2019-10-19 12:59:18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12:59:17.88212763146" calcext:value-type="date">
            <text:p>12/30/99 12:59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=0;[.G771]+2+1/[.$H$2];[.G771]+1/[.$H$2])" office:value-type="float" office:value="12.8166666666669" calcext:value-type="float">
            <text:p>12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3]))" office:value-type="date" office:date-value="2019-10-19T13:08:18.620687" calcext:value-type="date">
            <text:p>2019-10-19 13:08:19</text:p>
          </table:table-cell>
          <table:table-cell table:style-name="ce7" table:formula="of:=[.A773]" office:value-type="date" office:date-value="2019-10-19T13:08:18.620687" calcext:value-type="date">
            <text:p>2019-10-19 13:08:19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13:08:18.62068716902" calcext:value-type="date">
            <text:p>12/30/99 01:08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=0;[.G772]+2+1/[.$H$2];[.G772]+1/[.$H$2])" office:value-type="float" office:value="12.8333333333336" calcext:value-type="float">
            <text:p>12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4]))" office:value-type="date" office:date-value="2019-10-19T13:06:37.384846" calcext:value-type="date">
            <text:p>2019-10-19 13:06:37</text:p>
          </table:table-cell>
          <table:table-cell table:style-name="ce7" table:formula="of:=[.A774]" office:value-type="date" office:date-value="2019-10-19T13:06:37.384846" calcext:value-type="date">
            <text:p>2019-10-19 13:06:37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13:06:37.38484646659" calcext:value-type="date">
            <text:p>12/30/99 01:06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=0;[.G773]+2+1/[.$H$2];[.G773]+1/[.$H$2])" office:value-type="float" office:value="12.8500000000002" calcext:value-type="float">
            <text:p>12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5]))" office:value-type="date" office:date-value="2019-10-19T12:42:19.686013" calcext:value-type="date">
            <text:p>2019-10-19 12:42:20</text:p>
          </table:table-cell>
          <table:table-cell table:style-name="ce7" table:formula="of:=[.A775]" office:value-type="date" office:date-value="2019-10-19T12:42:19.686013" calcext:value-type="date">
            <text:p>2019-10-19 12:42:20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12:42:19.68601275701" calcext:value-type="date">
            <text:p>12/30/99 12:42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=0;[.G774]+2+1/[.$H$2];[.G774]+1/[.$H$2])" office:value-type="float" office:value="12.8666666666669" calcext:value-type="float">
            <text:p>12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6]))" office:value-type="date" office:date-value="2019-10-19T13:04:44.000356" calcext:value-type="date">
            <text:p>2019-10-19 13:04:44</text:p>
          </table:table-cell>
          <table:table-cell table:style-name="ce7" table:formula="of:=[.A776]" office:value-type="date" office:date-value="2019-10-19T13:04:44.000356" calcext:value-type="date">
            <text:p>2019-10-19 13:04:44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13:04:44.00035598315" calcext:value-type="date">
            <text:p>12/30/99 01:04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=0;[.G775]+2+1/[.$H$2];[.G775]+1/[.$H$2])" office:value-type="float" office:value="12.8833333333336" calcext:value-type="float">
            <text:p>12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7]))" office:value-type="date" office:date-value="2019-10-19T12:38:56.387103" calcext:value-type="date">
            <text:p>2019-10-19 12:38:56</text:p>
          </table:table-cell>
          <table:table-cell table:style-name="ce7" table:formula="of:=[.A777]" office:value-type="date" office:date-value="2019-10-19T12:38:56.387103" calcext:value-type="date">
            <text:p>2019-10-19 12:38:56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12:38:56.38710288797" calcext:value-type="date">
            <text:p>12/30/99 12:38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=0;[.G776]+2+1/[.$H$2];[.G776]+1/[.$H$2])" office:value-type="float" office:value="12.9000000000002" calcext:value-type="float">
            <text:p>12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8]))" office:value-type="date" office:date-value="2019-10-19T12:57:05.499401" calcext:value-type="date">
            <text:p>2019-10-19 12:57:05</text:p>
          </table:table-cell>
          <table:table-cell table:style-name="ce7" table:formula="of:=[.A778]" office:value-type="date" office:date-value="2019-10-19T12:57:05.499401" calcext:value-type="date">
            <text:p>2019-10-19 12:57:05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12:57:05.49940107856" calcext:value-type="date">
            <text:p>12/30/99 12:57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=0;[.G777]+2+1/[.$H$2];[.G777]+1/[.$H$2])" office:value-type="float" office:value="12.9166666666669" calcext:value-type="float">
            <text:p>12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9]))" office:value-type="date" office:date-value="2019-10-19T13:15:52.641599" calcext:value-type="date">
            <text:p>2019-10-19 13:15:53</text:p>
          </table:table-cell>
          <table:table-cell table:style-name="ce7" table:formula="of:=[.A779]" office:value-type="date" office:date-value="2019-10-19T13:15:52.641599" calcext:value-type="date">
            <text:p>2019-10-19 13:15:53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13:15:52.64159885701" calcext:value-type="date">
            <text:p>12/30/99 01:15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=0;[.G778]+2+1/[.$H$2];[.G778]+1/[.$H$2])" office:value-type="float" office:value="12.9333333333336" calcext:value-type="float">
            <text:p>12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0]))" office:value-type="date" office:date-value="2019-10-19T12:46:36.635323" calcext:value-type="date">
            <text:p>2019-10-19 12:46:37</text:p>
          </table:table-cell>
          <table:table-cell table:style-name="ce7" table:formula="of:=[.A780]" office:value-type="date" office:date-value="2019-10-19T12:46:36.635323" calcext:value-type="date">
            <text:p>2019-10-19 12:46:37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12:46:36.63532313425" calcext:value-type="date">
            <text:p>12/30/99 12:46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=0;[.G779]+2+1/[.$H$2];[.G779]+1/[.$H$2])" office:value-type="float" office:value="12.9500000000002" calcext:value-type="float">
            <text:p>12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1]))" office:value-type="date" office:date-value="2019-10-19T13:06:21.699644" calcext:value-type="date">
            <text:p>2019-10-19 13:06:22</text:p>
          </table:table-cell>
          <table:table-cell table:style-name="ce7" table:formula="of:=[.A781]" office:value-type="date" office:date-value="2019-10-19T13:06:21.699644" calcext:value-type="date">
            <text:p>2019-10-19 13:06:22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13:06:21.69964374974" calcext:value-type="date">
            <text:p>12/30/99 01:06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=0;[.G780]+2+1/[.$H$2];[.G780]+1/[.$H$2])" office:value-type="float" office:value="12.9666666666669" calcext:value-type="float">
            <text:p>12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2]))" office:value-type="date" office:date-value="2019-10-19T13:02:24.112399" calcext:value-type="date">
            <text:p>2019-10-19 13:02:24</text:p>
          </table:table-cell>
          <table:table-cell table:style-name="ce7" table:formula="of:=[.A782]" office:value-type="date" office:date-value="2019-10-19T13:02:24.112399" calcext:value-type="date">
            <text:p>2019-10-19 13:02:24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13:02:24.11239894107" calcext:value-type="date">
            <text:p>12/30/99 01:02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=0;[.G781]+2+1/[.$H$2];[.G781]+1/[.$H$2])" office:value-type="float" office:value="12.9833333333336" calcext:value-type="float">
            <text:p>12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3]))" office:value-type="date" office:date-value="2019-10-20T12:40:54.592411" calcext:value-type="date">
            <text:p>2019-10-20 12:40:55</text:p>
          </table:table-cell>
          <table:table-cell table:style-name="ce7" table:formula="of:=[.A783]" office:value-type="date" office:date-value="2019-10-20T12:40:54.592411" calcext:value-type="date">
            <text:p>2019-10-20 12:40:55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12:40:54.59241061471" calcext:value-type="date">
            <text:p>12/30/99 12:40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=0;[.G782]+2+1/[.$H$2];[.G782]+1/[.$H$2])" office:value-type="float" office:value="13.0000000000002" calcext:value-type="float">
            <text:p>13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4]))" office:value-type="date" office:date-value="2019-10-20T12:57:46.79157" calcext:value-type="date">
            <text:p>2019-10-20 12:57:47</text:p>
          </table:table-cell>
          <table:table-cell table:style-name="ce7" table:formula="of:=[.A784]" office:value-type="date" office:date-value="2019-10-20T12:57:46.79157" calcext:value-type="date">
            <text:p>2019-10-20 12:57:47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12:57:46.79157048929" calcext:value-type="date">
            <text:p>12/30/99 12:57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=0;[.G783]+2+1/[.$H$2];[.G783]+1/[.$H$2])" office:value-type="float" office:value="13.0166666666669" calcext:value-type="float">
            <text:p>13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5]))" office:value-type="date" office:date-value="2019-10-20T13:18:21.653994" calcext:value-type="date">
            <text:p>2019-10-20 13:18:22</text:p>
          </table:table-cell>
          <table:table-cell table:style-name="ce7" table:formula="of:=[.A785]" office:value-type="date" office:date-value="2019-10-20T13:18:21.653994" calcext:value-type="date">
            <text:p>2019-10-20 13:18:22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13:18:21.65399406105" calcext:value-type="date">
            <text:p>12/30/99 01:18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=0;[.G784]+2+1/[.$H$2];[.G784]+1/[.$H$2])" office:value-type="float" office:value="13.0333333333336" calcext:value-type="float">
            <text:p>13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6]))" office:value-type="date" office:date-value="2019-10-20T13:07:13.763811" calcext:value-type="date">
            <text:p>2019-10-20 13:07:14</text:p>
          </table:table-cell>
          <table:table-cell table:style-name="ce7" table:formula="of:=[.A786]" office:value-type="date" office:date-value="2019-10-20T13:07:13.763811" calcext:value-type="date">
            <text:p>2019-10-20 13:07:14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13:07:13.76381078269" calcext:value-type="date">
            <text:p>12/30/99 01:07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=0;[.G785]+2+1/[.$H$2];[.G785]+1/[.$H$2])" office:value-type="float" office:value="13.0500000000002" calcext:value-type="float">
            <text:p>13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7]))" office:value-type="date" office:date-value="2019-10-20T12:43:39.274142" calcext:value-type="date">
            <text:p>2019-10-20 12:43:39</text:p>
          </table:table-cell>
          <table:table-cell table:style-name="ce7" table:formula="of:=[.A787]" office:value-type="date" office:date-value="2019-10-20T12:43:39.274142" calcext:value-type="date">
            <text:p>2019-10-20 12:43:39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12:43:39.2741415929" calcext:value-type="date">
            <text:p>12/30/99 12:43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=0;[.G786]+2+1/[.$H$2];[.G786]+1/[.$H$2])" office:value-type="float" office:value="13.0666666666669" calcext:value-type="float">
            <text:p>13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8]))" office:value-type="date" office:date-value="2019-10-20T13:15:35.670928" calcext:value-type="date">
            <text:p>2019-10-20 13:15:36</text:p>
          </table:table-cell>
          <table:table-cell table:style-name="ce7" table:formula="of:=[.A788]" office:value-type="date" office:date-value="2019-10-20T13:15:35.670928" calcext:value-type="date">
            <text:p>2019-10-20 13:15:36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13:15:35.67092798185" calcext:value-type="date">
            <text:p>12/30/99 01:15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=0;[.G787]+2+1/[.$H$2];[.G787]+1/[.$H$2])" office:value-type="float" office:value="13.0833333333336" calcext:value-type="float">
            <text:p>13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9]))" office:value-type="date" office:date-value="2019-10-20T12:32:46.511584" calcext:value-type="date">
            <text:p>2019-10-20 12:32:47</text:p>
          </table:table-cell>
          <table:table-cell table:style-name="ce7" table:formula="of:=[.A789]" office:value-type="date" office:date-value="2019-10-20T12:32:46.511584" calcext:value-type="date">
            <text:p>2019-10-20 12:32:47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12:32:46.51158446912" calcext:value-type="date">
            <text:p>12/30/99 12:32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=0;[.G788]+2+1/[.$H$2];[.G788]+1/[.$H$2])" office:value-type="float" office:value="13.1000000000002" calcext:value-type="float">
            <text:p>13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0]))" office:value-type="date" office:date-value="2019-10-20T13:07:42.79267" calcext:value-type="date">
            <text:p>2019-10-20 13:07:43</text:p>
          </table:table-cell>
          <table:table-cell table:style-name="ce7" table:formula="of:=[.A790]" office:value-type="date" office:date-value="2019-10-20T13:07:42.79267" calcext:value-type="date">
            <text:p>2019-10-20 13:07:43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13:07:42.79267037753" calcext:value-type="date">
            <text:p>12/30/99 01:07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=0;[.G789]+2+1/[.$H$2];[.G789]+1/[.$H$2])" office:value-type="float" office:value="13.1166666666669" calcext:value-type="float">
            <text:p>13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1]))" office:value-type="date" office:date-value="2019-10-20T12:57:20.025538" calcext:value-type="date">
            <text:p>2019-10-20 12:57:20</text:p>
          </table:table-cell>
          <table:table-cell table:style-name="ce7" table:formula="of:=[.A791]" office:value-type="date" office:date-value="2019-10-20T12:57:20.025538" calcext:value-type="date">
            <text:p>2019-10-20 12:57:20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12:57:20.02553808969" calcext:value-type="date">
            <text:p>12/30/99 12:57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=0;[.G790]+2+1/[.$H$2];[.G790]+1/[.$H$2])" office:value-type="float" office:value="13.1333333333336" calcext:value-type="float">
            <text:p>13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2]))" office:value-type="date" office:date-value="2019-10-20T12:57:19.974309" calcext:value-type="date">
            <text:p>2019-10-20 12:57:20</text:p>
          </table:table-cell>
          <table:table-cell table:style-name="ce7" table:formula="of:=[.A792]" office:value-type="date" office:date-value="2019-10-20T12:57:19.974309" calcext:value-type="date">
            <text:p>2019-10-20 12:57:20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12:57:19.97430873569" calcext:value-type="date">
            <text:p>12/30/99 12:57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=0;[.G791]+2+1/[.$H$2];[.G791]+1/[.$H$2])" office:value-type="float" office:value="13.1500000000002" calcext:value-type="float">
            <text:p>13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3]))" office:value-type="date" office:date-value="2019-10-20T13:05:43.342658" calcext:value-type="date">
            <text:p>2019-10-20 13:05:43</text:p>
          </table:table-cell>
          <table:table-cell table:style-name="ce7" table:formula="of:=[.A793]" office:value-type="date" office:date-value="2019-10-20T13:05:43.342658" calcext:value-type="date">
            <text:p>2019-10-20 13:05:43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13:05:43.34265820216" calcext:value-type="date">
            <text:p>12/30/99 01:05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=0;[.G792]+2+1/[.$H$2];[.G792]+1/[.$H$2])" office:value-type="float" office:value="13.1666666666669" calcext:value-type="float">
            <text:p>13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4]))" office:value-type="date" office:date-value="2019-10-20T13:24:21.941416" calcext:value-type="date">
            <text:p>2019-10-20 13:24:22</text:p>
          </table:table-cell>
          <table:table-cell table:style-name="ce7" table:formula="of:=[.A794]" office:value-type="date" office:date-value="2019-10-20T13:24:21.941416" calcext:value-type="date">
            <text:p>2019-10-20 13:24:22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13:24:21.94141635206" calcext:value-type="date">
            <text:p>12/30/99 01:24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=0;[.G793]+2+1/[.$H$2];[.G793]+1/[.$H$2])" office:value-type="float" office:value="13.1833333333336" calcext:value-type="float">
            <text:p>13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5]))" office:value-type="date" office:date-value="2019-10-20T13:10:32.794093" calcext:value-type="date">
            <text:p>2019-10-20 13:10:33</text:p>
          </table:table-cell>
          <table:table-cell table:style-name="ce7" table:formula="of:=[.A795]" office:value-type="date" office:date-value="2019-10-20T13:10:32.794093" calcext:value-type="date">
            <text:p>2019-10-20 13:10:33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13:10:32.79409250244" calcext:value-type="date">
            <text:p>12/30/99 01:10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=0;[.G794]+2+1/[.$H$2];[.G794]+1/[.$H$2])" office:value-type="float" office:value="13.2000000000002" calcext:value-type="float">
            <text:p>13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6]))" office:value-type="date" office:date-value="2019-10-20T12:30:13.778826" calcext:value-type="date">
            <text:p>2019-10-20 12:30:14</text:p>
          </table:table-cell>
          <table:table-cell table:style-name="ce7" table:formula="of:=[.A796]" office:value-type="date" office:date-value="2019-10-20T12:30:13.778826" calcext:value-type="date">
            <text:p>2019-10-20 12:30:14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12:30:13.77882622182" calcext:value-type="date">
            <text:p>12/30/99 12:30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=0;[.G795]+2+1/[.$H$2];[.G795]+1/[.$H$2])" office:value-type="float" office:value="13.2166666666669" calcext:value-type="float">
            <text:p>13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7]))" office:value-type="date" office:date-value="2019-10-20T13:00:58.697784" calcext:value-type="date">
            <text:p>2019-10-20 13:00:59</text:p>
          </table:table-cell>
          <table:table-cell table:style-name="ce7" table:formula="of:=[.A797]" office:value-type="date" office:date-value="2019-10-20T13:00:58.697784" calcext:value-type="date">
            <text:p>2019-10-20 13:00:59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13:00:58.69778415654" calcext:value-type="date">
            <text:p>12/30/99 01:00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=0;[.G796]+2+1/[.$H$2];[.G796]+1/[.$H$2])" office:value-type="float" office:value="13.2333333333336" calcext:value-type="float">
            <text:p>13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8]))" office:value-type="date" office:date-value="2019-10-20T12:49:51.434944" calcext:value-type="date">
            <text:p>2019-10-20 12:49:51</text:p>
          </table:table-cell>
          <table:table-cell table:style-name="ce7" table:formula="of:=[.A798]" office:value-type="date" office:date-value="2019-10-20T12:49:51.434944" calcext:value-type="date">
            <text:p>2019-10-20 12:49:51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12:49:51.43494421151" calcext:value-type="date">
            <text:p>12/30/99 12:49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=0;[.G797]+2+1/[.$H$2];[.G797]+1/[.$H$2])" office:value-type="float" office:value="13.2500000000002" calcext:value-type="float">
            <text:p>13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9]))" office:value-type="date" office:date-value="2019-10-20T12:51:53.06187" calcext:value-type="date">
            <text:p>2019-10-20 12:51:53</text:p>
          </table:table-cell>
          <table:table-cell table:style-name="ce7" table:formula="of:=[.A799]" office:value-type="date" office:date-value="2019-10-20T12:51:53.06187" calcext:value-type="date">
            <text:p>2019-10-20 12:51:53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12:51:53.06187012233" calcext:value-type="date">
            <text:p>12/30/99 12:51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=0;[.G798]+2+1/[.$H$2];[.G798]+1/[.$H$2])" office:value-type="float" office:value="13.2666666666669" calcext:value-type="float">
            <text:p>13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0]))" office:value-type="date" office:date-value="2019-10-20T12:41:42.25681" calcext:value-type="date">
            <text:p>2019-10-20 12:41:42</text:p>
          </table:table-cell>
          <table:table-cell table:style-name="ce7" table:formula="of:=[.A800]" office:value-type="date" office:date-value="2019-10-20T12:41:42.25681" calcext:value-type="date">
            <text:p>2019-10-20 12:41:42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12:41:42.25680959411" calcext:value-type="date">
            <text:p>12/30/99 12:41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=0;[.G799]+2+1/[.$H$2];[.G799]+1/[.$H$2])" office:value-type="float" office:value="13.2833333333336" calcext:value-type="float">
            <text:p>13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1]))" office:value-type="date" office:date-value="2019-10-20T13:25:17.553385" calcext:value-type="date">
            <text:p>2019-10-20 13:25:18</text:p>
          </table:table-cell>
          <table:table-cell table:style-name="ce7" table:formula="of:=[.A801]" office:value-type="date" office:date-value="2019-10-20T13:25:17.553385" calcext:value-type="date">
            <text:p>2019-10-20 13:25:18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13:25:17.553385254" calcext:value-type="date">
            <text:p>12/30/99 01:25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=0;[.G800]+2+1/[.$H$2];[.G800]+1/[.$H$2])" office:value-type="float" office:value="13.3000000000002" calcext:value-type="float">
            <text:p>13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2]))" office:value-type="date" office:date-value="2019-10-20T13:01:05.998304" calcext:value-type="date">
            <text:p>2019-10-20 13:01:06</text:p>
          </table:table-cell>
          <table:table-cell table:style-name="ce7" table:formula="of:=[.A802]" office:value-type="date" office:date-value="2019-10-20T13:01:05.998304" calcext:value-type="date">
            <text:p>2019-10-20 13:01:06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13:01:05.99830405321" calcext:value-type="date">
            <text:p>12/30/99 01:01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=0;[.G801]+2+1/[.$H$2];[.G801]+1/[.$H$2])" office:value-type="float" office:value="13.3166666666669" calcext:value-type="float">
            <text:p>13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3]))" office:value-type="date" office:date-value="2019-10-20T12:57:30.088474" calcext:value-type="date">
            <text:p>2019-10-20 12:57:30</text:p>
          </table:table-cell>
          <table:table-cell table:style-name="ce7" table:formula="of:=[.A803]" office:value-type="date" office:date-value="2019-10-20T12:57:30.088474" calcext:value-type="date">
            <text:p>2019-10-20 12:57:30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12:57:30.08847448044" calcext:value-type="date">
            <text:p>12/30/99 12:57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=0;[.G802]+2+1/[.$H$2];[.G802]+1/[.$H$2])" office:value-type="float" office:value="13.3333333333336" calcext:value-type="float">
            <text:p>13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4]))" office:value-type="date" office:date-value="2019-10-20T12:39:03.106397" calcext:value-type="date">
            <text:p>2019-10-20 12:39:03</text:p>
          </table:table-cell>
          <table:table-cell table:style-name="ce7" table:formula="of:=[.A804]" office:value-type="date" office:date-value="2019-10-20T12:39:03.106397" calcext:value-type="date">
            <text:p>2019-10-20 12:39:03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12:39:03.10639668256" calcext:value-type="date">
            <text:p>12/30/99 12:39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=0;[.G803]+2+1/[.$H$2];[.G803]+1/[.$H$2])" office:value-type="float" office:value="13.3500000000002" calcext:value-type="float">
            <text:p>13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5]))" office:value-type="date" office:date-value="2019-10-20T12:40:01.402262" calcext:value-type="date">
            <text:p>2019-10-20 12:40:01</text:p>
          </table:table-cell>
          <table:table-cell table:style-name="ce7" table:formula="of:=[.A805]" office:value-type="date" office:date-value="2019-10-20T12:40:01.402262" calcext:value-type="date">
            <text:p>2019-10-20 12:40:01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12:40:01.40226208605" calcext:value-type="date">
            <text:p>12/30/99 12:40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=0;[.G804]+2+1/[.$H$2];[.G804]+1/[.$H$2])" office:value-type="float" office:value="13.3666666666669" calcext:value-type="float">
            <text:p>13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6]))" office:value-type="date" office:date-value="2019-10-20T13:22:48.605344" calcext:value-type="date">
            <text:p>2019-10-20 13:22:49</text:p>
          </table:table-cell>
          <table:table-cell table:style-name="ce7" table:formula="of:=[.A806]" office:value-type="date" office:date-value="2019-10-20T13:22:48.605344" calcext:value-type="date">
            <text:p>2019-10-20 13:22:49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13:22:48.60534357838" calcext:value-type="date">
            <text:p>12/30/99 01:22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=0;[.G805]+2+1/[.$H$2];[.G805]+1/[.$H$2])" office:value-type="float" office:value="13.3833333333336" calcext:value-type="float">
            <text:p>13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7]))" office:value-type="date" office:date-value="2019-10-20T12:33:50.611118" calcext:value-type="date">
            <text:p>2019-10-20 12:33:51</text:p>
          </table:table-cell>
          <table:table-cell table:style-name="ce7" table:formula="of:=[.A807]" office:value-type="date" office:date-value="2019-10-20T12:33:50.611118" calcext:value-type="date">
            <text:p>2019-10-20 12:33:51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12:33:50.61111797579" calcext:value-type="date">
            <text:p>12/30/99 12:33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=0;[.G806]+2+1/[.$H$2];[.G806]+1/[.$H$2])" office:value-type="float" office:value="13.4000000000002" calcext:value-type="float">
            <text:p>13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8]))" office:value-type="date" office:date-value="2019-10-20T13:07:03.234694" calcext:value-type="date">
            <text:p>2019-10-20 13:07:03</text:p>
          </table:table-cell>
          <table:table-cell table:style-name="ce7" table:formula="of:=[.A808]" office:value-type="date" office:date-value="2019-10-20T13:07:03.234694" calcext:value-type="date">
            <text:p>2019-10-20 13:07:03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13:07:03.23469368275" calcext:value-type="date">
            <text:p>12/30/99 01:07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=0;[.G807]+2+1/[.$H$2];[.G807]+1/[.$H$2])" office:value-type="float" office:value="13.4166666666669" calcext:value-type="float">
            <text:p>13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9]))" office:value-type="date" office:date-value="2019-10-20T12:54:35.85981" calcext:value-type="date">
            <text:p>2019-10-20 12:54:36</text:p>
          </table:table-cell>
          <table:table-cell table:style-name="ce7" table:formula="of:=[.A809]" office:value-type="date" office:date-value="2019-10-20T12:54:35.85981" calcext:value-type="date">
            <text:p>2019-10-20 12:54:36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12:54:35.85981027223" calcext:value-type="date">
            <text:p>12/30/99 12:54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=0;[.G808]+2+1/[.$H$2];[.G808]+1/[.$H$2])" office:value-type="float" office:value="13.4333333333336" calcext:value-type="float">
            <text:p>13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0]))" office:value-type="date" office:date-value="2019-10-20T12:26:38.426634" calcext:value-type="date">
            <text:p>2019-10-20 12:26:38</text:p>
          </table:table-cell>
          <table:table-cell table:style-name="ce7" table:formula="of:=[.A810]" office:value-type="date" office:date-value="2019-10-20T12:26:38.426634" calcext:value-type="date">
            <text:p>2019-10-20 12:26:38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12:26:38.42663418967" calcext:value-type="date">
            <text:p>12/30/99 12:26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=0;[.G809]+2+1/[.$H$2];[.G809]+1/[.$H$2])" office:value-type="float" office:value="13.4500000000002" calcext:value-type="float">
            <text:p>13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1]))" office:value-type="date" office:date-value="2019-10-20T13:30:32.235359" calcext:value-type="date">
            <text:p>2019-10-20 13:30:32</text:p>
          </table:table-cell>
          <table:table-cell table:style-name="ce7" table:formula="of:=[.A811]" office:value-type="date" office:date-value="2019-10-20T13:30:32.235359" calcext:value-type="date">
            <text:p>2019-10-20 13:30:32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13:30:32.23535874858" calcext:value-type="date">
            <text:p>12/30/99 01:30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=0;[.G810]+2+1/[.$H$2];[.G810]+1/[.$H$2])" office:value-type="float" office:value="13.4666666666669" calcext:value-type="float">
            <text:p>13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2]))" office:value-type="date" office:date-value="2019-10-20T12:58:21.043581" calcext:value-type="date">
            <text:p>2019-10-20 12:58:21</text:p>
          </table:table-cell>
          <table:table-cell table:style-name="ce7" table:formula="of:=[.A812]" office:value-type="date" office:date-value="2019-10-20T12:58:21.043581" calcext:value-type="date">
            <text:p>2019-10-20 12:58:21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12:58:21.04358119424" calcext:value-type="date">
            <text:p>12/30/99 12:58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=0;[.G811]+2+1/[.$H$2];[.G811]+1/[.$H$2])" office:value-type="float" office:value="13.4833333333336" calcext:value-type="float">
            <text:p>13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3]))" office:value-type="date" office:date-value="2019-10-20T12:48:57.610781" calcext:value-type="date">
            <text:p>2019-10-20 12:48:58</text:p>
          </table:table-cell>
          <table:table-cell table:style-name="ce7" table:formula="of:=[.A813]" office:value-type="date" office:date-value="2019-10-20T12:48:57.610781" calcext:value-type="date">
            <text:p>2019-10-20 12:48:58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12:48:57.61078056414" calcext:value-type="date">
            <text:p>12/30/99 12:48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=0;[.G812]+2+1/[.$H$2];[.G812]+1/[.$H$2])" office:value-type="float" office:value="13.5000000000003" calcext:value-type="float">
            <text:p>13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4]))" office:value-type="date" office:date-value="2019-10-20T12:31:53.394849" calcext:value-type="date">
            <text:p>2019-10-20 12:31:53</text:p>
          </table:table-cell>
          <table:table-cell table:style-name="ce7" table:formula="of:=[.A814]" office:value-type="date" office:date-value="2019-10-20T12:31:53.394849" calcext:value-type="date">
            <text:p>2019-10-20 12:31:53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12:31:53.39484883938" calcext:value-type="date">
            <text:p>12/30/99 12:31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=0;[.G813]+2+1/[.$H$2];[.G813]+1/[.$H$2])" office:value-type="float" office:value="13.5166666666669" calcext:value-type="float">
            <text:p>13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5]))" office:value-type="date" office:date-value="2019-10-20T13:17:18.792239" calcext:value-type="date">
            <text:p>2019-10-20 13:17:19</text:p>
          </table:table-cell>
          <table:table-cell table:style-name="ce7" table:formula="of:=[.A815]" office:value-type="date" office:date-value="2019-10-20T13:17:18.792239" calcext:value-type="date">
            <text:p>2019-10-20 13:17:19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13:17:18.79223924596" calcext:value-type="date">
            <text:p>12/30/99 01:17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=0;[.G814]+2+1/[.$H$2];[.G814]+1/[.$H$2])" office:value-type="float" office:value="13.5333333333336" calcext:value-type="float">
            <text:p>13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6]))" office:value-type="date" office:date-value="2019-10-20T13:12:59.359965" calcext:value-type="date">
            <text:p>2019-10-20 13:12:59</text:p>
          </table:table-cell>
          <table:table-cell table:style-name="ce7" table:formula="of:=[.A816]" office:value-type="date" office:date-value="2019-10-20T13:12:59.359965" calcext:value-type="date">
            <text:p>2019-10-20 13:12:59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13:12:59.35996544547" calcext:value-type="date">
            <text:p>12/30/99 01:12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=0;[.G815]+2+1/[.$H$2];[.G815]+1/[.$H$2])" office:value-type="float" office:value="13.5500000000003" calcext:value-type="float">
            <text:p>13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7]))" office:value-type="date" office:date-value="2019-10-20T13:08:22.928587" calcext:value-type="date">
            <text:p>2019-10-20 13:08:23</text:p>
          </table:table-cell>
          <table:table-cell table:style-name="ce7" table:formula="of:=[.A817]" office:value-type="date" office:date-value="2019-10-20T13:08:22.928587" calcext:value-type="date">
            <text:p>2019-10-20 13:08:23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13:08:22.92858663015" calcext:value-type="date">
            <text:p>12/30/99 01:08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=0;[.G816]+2+1/[.$H$2];[.G816]+1/[.$H$2])" office:value-type="float" office:value="13.5666666666669" calcext:value-type="float">
            <text:p>13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8]))" office:value-type="date" office:date-value="2019-10-20T12:43:11.883978" calcext:value-type="date">
            <text:p>2019-10-20 12:43:12</text:p>
          </table:table-cell>
          <table:table-cell table:style-name="ce7" table:formula="of:=[.A818]" office:value-type="date" office:date-value="2019-10-20T12:43:11.883978" calcext:value-type="date">
            <text:p>2019-10-20 12:43:12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12:43:11.88397759572" calcext:value-type="date">
            <text:p>12/30/99 12:43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=0;[.G817]+2+1/[.$H$2];[.G817]+1/[.$H$2])" office:value-type="float" office:value="13.5833333333336" calcext:value-type="float">
            <text:p>13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9]))" office:value-type="date" office:date-value="2019-10-20T13:02:20.20114" calcext:value-type="date">
            <text:p>2019-10-20 13:02:20</text:p>
          </table:table-cell>
          <table:table-cell table:style-name="ce7" table:formula="of:=[.A819]" office:value-type="date" office:date-value="2019-10-20T13:02:20.20114" calcext:value-type="date">
            <text:p>2019-10-20 13:02:20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13:02:20.20114035811" calcext:value-type="date">
            <text:p>12/30/99 01:02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=0;[.G818]+2+1/[.$H$2];[.G818]+1/[.$H$2])" office:value-type="float" office:value="13.6000000000003" calcext:value-type="float">
            <text:p>13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0]))" office:value-type="date" office:date-value="2019-10-20T13:05:33.34388" calcext:value-type="date">
            <text:p>2019-10-20 13:05:33</text:p>
          </table:table-cell>
          <table:table-cell table:style-name="ce7" table:formula="of:=[.A820]" office:value-type="date" office:date-value="2019-10-20T13:05:33.34388" calcext:value-type="date">
            <text:p>2019-10-20 13:05:33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13:05:33.34387983195" calcext:value-type="date">
            <text:p>12/30/99 01:05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=0;[.G819]+2+1/[.$H$2];[.G819]+1/[.$H$2])" office:value-type="float" office:value="13.6166666666669" calcext:value-type="float">
            <text:p>13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1]))" office:value-type="date" office:date-value="2019-10-20T13:04:34.555629" calcext:value-type="date">
            <text:p>2019-10-20 13:04:35</text:p>
          </table:table-cell>
          <table:table-cell table:style-name="ce7" table:formula="of:=[.A821]" office:value-type="date" office:date-value="2019-10-20T13:04:34.555629" calcext:value-type="date">
            <text:p>2019-10-20 13:04:35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13:04:34.55562874675" calcext:value-type="date">
            <text:p>12/30/99 01:04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=0;[.G820]+2+1/[.$H$2];[.G820]+1/[.$H$2])" office:value-type="float" office:value="13.6333333333336" calcext:value-type="float">
            <text:p>13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2]))" office:value-type="date" office:date-value="2019-10-20T13:16:11.337264" calcext:value-type="date">
            <text:p>2019-10-20 13:16:11</text:p>
          </table:table-cell>
          <table:table-cell table:style-name="ce7" table:formula="of:=[.A822]" office:value-type="date" office:date-value="2019-10-20T13:16:11.337264" calcext:value-type="date">
            <text:p>2019-10-20 13:16:11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13:16:11.33726414759" calcext:value-type="date">
            <text:p>12/30/99 01:16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=0;[.G821]+2+1/[.$H$2];[.G821]+1/[.$H$2])" office:value-type="float" office:value="13.6500000000003" calcext:value-type="float">
            <text:p>13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3]))" office:value-type="date" office:date-value="2019-10-20T13:08:27.039188" calcext:value-type="date">
            <text:p>2019-10-20 13:08:27</text:p>
          </table:table-cell>
          <table:table-cell table:style-name="ce7" table:formula="of:=[.A823]" office:value-type="date" office:date-value="2019-10-20T13:08:27.039188" calcext:value-type="date">
            <text:p>2019-10-20 13:08:27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13:08:27.03918845393" calcext:value-type="date">
            <text:p>12/30/99 01:08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=0;[.G822]+2+1/[.$H$2];[.G822]+1/[.$H$2])" office:value-type="float" office:value="13.6666666666669" calcext:value-type="float">
            <text:p>13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4]))" office:value-type="date" office:date-value="2019-10-20T13:15:42.675388" calcext:value-type="date">
            <text:p>2019-10-20 13:15:43</text:p>
          </table:table-cell>
          <table:table-cell table:style-name="ce7" table:formula="of:=[.A824]" office:value-type="date" office:date-value="2019-10-20T13:15:42.675388" calcext:value-type="date">
            <text:p>2019-10-20 13:15:43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13:15:42.67538795248" calcext:value-type="date">
            <text:p>12/30/99 01:15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=0;[.G823]+2+1/[.$H$2];[.G823]+1/[.$H$2])" office:value-type="float" office:value="13.6833333333336" calcext:value-type="float">
            <text:p>13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5]))" office:value-type="date" office:date-value="2019-10-20T12:44:20.487353" calcext:value-type="date">
            <text:p>2019-10-20 12:44:20</text:p>
          </table:table-cell>
          <table:table-cell table:style-name="ce7" table:formula="of:=[.A825]" office:value-type="date" office:date-value="2019-10-20T12:44:20.487353" calcext:value-type="date">
            <text:p>2019-10-20 12:44:20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12:44:20.48735347576" calcext:value-type="date">
            <text:p>12/30/99 12:44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=0;[.G824]+2+1/[.$H$2];[.G824]+1/[.$H$2])" office:value-type="float" office:value="13.7000000000003" calcext:value-type="float">
            <text:p>13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6]))" office:value-type="date" office:date-value="2019-10-20T12:53:12.004964" calcext:value-type="date">
            <text:p>2019-10-20 12:53:12</text:p>
          </table:table-cell>
          <table:table-cell table:style-name="ce7" table:formula="of:=[.A826]" office:value-type="date" office:date-value="2019-10-20T12:53:12.004964" calcext:value-type="date">
            <text:p>2019-10-20 12:53:12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12:53:12.00496373232" calcext:value-type="date">
            <text:p>12/30/99 12:53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=0;[.G825]+2+1/[.$H$2];[.G825]+1/[.$H$2])" office:value-type="float" office:value="13.7166666666669" calcext:value-type="float">
            <text:p>13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7]))" office:value-type="date" office:date-value="2019-10-20T12:59:53.87993" calcext:value-type="date">
            <text:p>2019-10-20 12:59:54</text:p>
          </table:table-cell>
          <table:table-cell table:style-name="ce7" table:formula="of:=[.A827]" office:value-type="date" office:date-value="2019-10-20T12:59:53.87993" calcext:value-type="date">
            <text:p>2019-10-20 12:59:54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12:59:53.87993013952" calcext:value-type="date">
            <text:p>12/30/99 12:59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=0;[.G826]+2+1/[.$H$2];[.G826]+1/[.$H$2])" office:value-type="float" office:value="13.7333333333336" calcext:value-type="float">
            <text:p>13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8]))" office:value-type="date" office:date-value="2019-10-20T13:05:57.733476" calcext:value-type="date">
            <text:p>2019-10-20 13:05:58</text:p>
          </table:table-cell>
          <table:table-cell table:style-name="ce7" table:formula="of:=[.A828]" office:value-type="date" office:date-value="2019-10-20T13:05:57.733476" calcext:value-type="date">
            <text:p>2019-10-20 13:05:58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13:05:57.73347609211" calcext:value-type="date">
            <text:p>12/30/99 01:05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=0;[.G827]+2+1/[.$H$2];[.G827]+1/[.$H$2])" office:value-type="float" office:value="13.7500000000003" calcext:value-type="float">
            <text:p>13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9]))" office:value-type="date" office:date-value="2019-10-20T12:51:46.668428" calcext:value-type="date">
            <text:p>2019-10-20 12:51:47</text:p>
          </table:table-cell>
          <table:table-cell table:style-name="ce7" table:formula="of:=[.A829]" office:value-type="date" office:date-value="2019-10-20T12:51:46.668428" calcext:value-type="date">
            <text:p>2019-10-20 12:51:47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12:51:46.66842826176" calcext:value-type="date">
            <text:p>12/30/99 12:51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=0;[.G828]+2+1/[.$H$2];[.G828]+1/[.$H$2])" office:value-type="float" office:value="13.7666666666669" calcext:value-type="float">
            <text:p>13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0]))" office:value-type="date" office:date-value="2019-10-20T13:11:02.367968" calcext:value-type="date">
            <text:p>2019-10-20 13:11:02</text:p>
          </table:table-cell>
          <table:table-cell table:style-name="ce7" table:formula="of:=[.A830]" office:value-type="date" office:date-value="2019-10-20T13:11:02.367968" calcext:value-type="date">
            <text:p>2019-10-20 13:11:02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13:11:02.36796837766" calcext:value-type="date">
            <text:p>12/30/99 01:11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=0;[.G829]+2+1/[.$H$2];[.G829]+1/[.$H$2])" office:value-type="float" office:value="13.7833333333336" calcext:value-type="float">
            <text:p>13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1]))" office:value-type="date" office:date-value="2019-10-20T12:50:06.828639" calcext:value-type="date">
            <text:p>2019-10-20 12:50:07</text:p>
          </table:table-cell>
          <table:table-cell table:style-name="ce7" table:formula="of:=[.A831]" office:value-type="date" office:date-value="2019-10-20T12:50:06.828639" calcext:value-type="date">
            <text:p>2019-10-20 12:50:07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12:50:06.82863900438" calcext:value-type="date">
            <text:p>12/30/99 12:50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=0;[.G830]+2+1/[.$H$2];[.G830]+1/[.$H$2])" office:value-type="float" office:value="13.8000000000003" calcext:value-type="float">
            <text:p>13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2]))" office:value-type="date" office:date-value="2019-10-20T12:32:53.629123" calcext:value-type="date">
            <text:p>2019-10-20 12:32:54</text:p>
          </table:table-cell>
          <table:table-cell table:style-name="ce7" table:formula="of:=[.A832]" office:value-type="date" office:date-value="2019-10-20T12:32:53.629123" calcext:value-type="date">
            <text:p>2019-10-20 12:32:54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12:32:53.62912343815" calcext:value-type="date">
            <text:p>12/30/99 12:32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=0;[.G831]+2+1/[.$H$2];[.G831]+1/[.$H$2])" office:value-type="float" office:value="13.8166666666669" calcext:value-type="float">
            <text:p>13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3]))" office:value-type="date" office:date-value="2019-10-20T13:10:02.961448" calcext:value-type="date">
            <text:p>2019-10-20 13:10:03</text:p>
          </table:table-cell>
          <table:table-cell table:style-name="ce7" table:formula="of:=[.A833]" office:value-type="date" office:date-value="2019-10-20T13:10:02.961448" calcext:value-type="date">
            <text:p>2019-10-20 13:10:03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13:10:02.9614477884" calcext:value-type="date">
            <text:p>12/30/99 01:10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=0;[.G832]+2+1/[.$H$2];[.G832]+1/[.$H$2])" office:value-type="float" office:value="13.8333333333336" calcext:value-type="float">
            <text:p>13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4]))" office:value-type="date" office:date-value="2019-10-20T13:34:39.775918" calcext:value-type="date">
            <text:p>2019-10-20 13:34:40</text:p>
          </table:table-cell>
          <table:table-cell table:style-name="ce7" table:formula="of:=[.A834]" office:value-type="date" office:date-value="2019-10-20T13:34:39.775918" calcext:value-type="date">
            <text:p>2019-10-20 13:34:40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13:34:39.77591848467" calcext:value-type="date">
            <text:p>12/30/99 01:34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=0;[.G833]+2+1/[.$H$2];[.G833]+1/[.$H$2])" office:value-type="float" office:value="13.8500000000003" calcext:value-type="float">
            <text:p>13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5]))" office:value-type="date" office:date-value="2019-10-20T13:11:33.152519" calcext:value-type="date">
            <text:p>2019-10-20 13:11:33</text:p>
          </table:table-cell>
          <table:table-cell table:style-name="ce7" table:formula="of:=[.A835]" office:value-type="date" office:date-value="2019-10-20T13:11:33.152519" calcext:value-type="date">
            <text:p>2019-10-20 13:11:33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13:11:33.1525190128" calcext:value-type="date">
            <text:p>12/30/99 01:11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=0;[.G834]+2+1/[.$H$2];[.G834]+1/[.$H$2])" office:value-type="float" office:value="13.8666666666669" calcext:value-type="float">
            <text:p>13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6]))" office:value-type="date" office:date-value="2019-10-20T12:55:13.194411" calcext:value-type="date">
            <text:p>2019-10-20 12:55:13</text:p>
          </table:table-cell>
          <table:table-cell table:style-name="ce7" table:formula="of:=[.A836]" office:value-type="date" office:date-value="2019-10-20T12:55:13.194411" calcext:value-type="date">
            <text:p>2019-10-20 12:55:13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12:55:13.19441087544" calcext:value-type="date">
            <text:p>12/30/99 12:55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=0;[.G835]+2+1/[.$H$2];[.G835]+1/[.$H$2])" office:value-type="float" office:value="13.8833333333336" calcext:value-type="float">
            <text:p>13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7]))" office:value-type="date" office:date-value="2019-10-20T13:10:34.27626" calcext:value-type="date">
            <text:p>2019-10-20 13:10:34</text:p>
          </table:table-cell>
          <table:table-cell table:style-name="ce7" table:formula="of:=[.A837]" office:value-type="date" office:date-value="2019-10-20T13:10:34.27626" calcext:value-type="date">
            <text:p>2019-10-20 13:10:34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13:10:34.27625983022" calcext:value-type="date">
            <text:p>12/30/99 01:10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=0;[.G836]+2+1/[.$H$2];[.G836]+1/[.$H$2])" office:value-type="float" office:value="13.9000000000003" calcext:value-type="float">
            <text:p>13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8]))" office:value-type="date" office:date-value="2019-10-20T12:48:22.344124" calcext:value-type="date">
            <text:p>2019-10-20 12:48:22</text:p>
          </table:table-cell>
          <table:table-cell table:style-name="ce7" table:formula="of:=[.A838]" office:value-type="date" office:date-value="2019-10-20T12:48:22.344124" calcext:value-type="date">
            <text:p>2019-10-20 12:48:22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12:48:22.34412413556" calcext:value-type="date">
            <text:p>12/30/99 12:48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=0;[.G837]+2+1/[.$H$2];[.G837]+1/[.$H$2])" office:value-type="float" office:value="13.9166666666669" calcext:value-type="float">
            <text:p>13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9]))" office:value-type="date" office:date-value="2019-10-20T13:08:53.263876" calcext:value-type="date">
            <text:p>2019-10-20 13:08:53</text:p>
          </table:table-cell>
          <table:table-cell table:style-name="ce7" table:formula="of:=[.A839]" office:value-type="date" office:date-value="2019-10-20T13:08:53.263876" calcext:value-type="date">
            <text:p>2019-10-20 13:08:53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13:08:53.26387647539" calcext:value-type="date">
            <text:p>12/30/99 01:08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=0;[.G838]+2+1/[.$H$2];[.G838]+1/[.$H$2])" office:value-type="float" office:value="13.9333333333336" calcext:value-type="float">
            <text:p>13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0]))" office:value-type="date" office:date-value="2019-10-20T13:06:02.66867" calcext:value-type="date">
            <text:p>2019-10-20 13:06:03</text:p>
          </table:table-cell>
          <table:table-cell table:style-name="ce7" table:formula="of:=[.A840]" office:value-type="date" office:date-value="2019-10-20T13:06:02.66867" calcext:value-type="date">
            <text:p>2019-10-20 13:06:03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13:06:02.66866985243" calcext:value-type="date">
            <text:p>12/30/99 01:06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=0;[.G839]+2+1/[.$H$2];[.G839]+1/[.$H$2])" office:value-type="float" office:value="13.9500000000003" calcext:value-type="float">
            <text:p>13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1]))" office:value-type="date" office:date-value="2019-10-20T13:09:32.888377" calcext:value-type="date">
            <text:p>2019-10-20 13:09:33</text:p>
          </table:table-cell>
          <table:table-cell table:style-name="ce7" table:formula="of:=[.A841]" office:value-type="date" office:date-value="2019-10-20T13:09:32.888377" calcext:value-type="date">
            <text:p>2019-10-20 13:09:33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13:09:32.88837677334" calcext:value-type="date">
            <text:p>12/30/99 01:09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=0;[.G840]+2+1/[.$H$2];[.G840]+1/[.$H$2])" office:value-type="float" office:value="13.9666666666669" calcext:value-type="float">
            <text:p>13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2]))" office:value-type="date" office:date-value="2019-10-20T13:00:29.195457" calcext:value-type="date">
            <text:p>2019-10-20 13:00:29</text:p>
          </table:table-cell>
          <table:table-cell table:style-name="ce7" table:formula="of:=[.A842]" office:value-type="date" office:date-value="2019-10-20T13:00:29.195457" calcext:value-type="date">
            <text:p>2019-10-20 13:00:29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13:00:29.19545725454" calcext:value-type="date">
            <text:p>12/30/99 01:00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=0;[.G841]+2+1/[.$H$2];[.G841]+1/[.$H$2])" office:value-type="float" office:value="13.9833333333336" calcext:value-type="float">
            <text:p>13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3]))" office:value-type="date" office:date-value="2019-10-21T13:29:01.385999" calcext:value-type="date">
            <text:p>2019-10-21 13:29:01</text:p>
          </table:table-cell>
          <table:table-cell table:style-name="ce7" table:formula="of:=[.A843]" office:value-type="date" office:date-value="2019-10-21T13:29:01.385999" calcext:value-type="date">
            <text:p>2019-10-21 13:29:01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13:29:01.38599925209" calcext:value-type="date">
            <text:p>12/30/99 01:29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=0;[.G842]+2+1/[.$H$2];[.G842]+1/[.$H$2])" office:value-type="float" office:value="14.0000000000003" calcext:value-type="float">
            <text:p>14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4]))" office:value-type="date" office:date-value="2019-10-21T13:02:53.760044" calcext:value-type="date">
            <text:p>2019-10-21 13:02:54</text:p>
          </table:table-cell>
          <table:table-cell table:style-name="ce7" table:formula="of:=[.A844]" office:value-type="date" office:date-value="2019-10-21T13:02:53.760044" calcext:value-type="date">
            <text:p>2019-10-21 13:02:54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13:02:53.760043527" calcext:value-type="date">
            <text:p>12/30/99 01:02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=0;[.G843]+2+1/[.$H$2];[.G843]+1/[.$H$2])" office:value-type="float" office:value="14.0166666666669" calcext:value-type="float">
            <text:p>14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5]))" office:value-type="date" office:date-value="2019-10-21T12:59:32.591273" calcext:value-type="date">
            <text:p>2019-10-21 12:59:33</text:p>
          </table:table-cell>
          <table:table-cell table:style-name="ce7" table:formula="of:=[.A845]" office:value-type="date" office:date-value="2019-10-21T12:59:32.591273" calcext:value-type="date">
            <text:p>2019-10-21 12:59:33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12:59:32.5912732305" calcext:value-type="date">
            <text:p>12/30/99 12:59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=0;[.G844]+2+1/[.$H$2];[.G844]+1/[.$H$2])" office:value-type="float" office:value="14.0333333333336" calcext:value-type="float">
            <text:p>14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6]))" office:value-type="date" office:date-value="2019-10-21T13:22:58.377408" calcext:value-type="date">
            <text:p>2019-10-21 13:22:58</text:p>
          </table:table-cell>
          <table:table-cell table:style-name="ce7" table:formula="of:=[.A846]" office:value-type="date" office:date-value="2019-10-21T13:22:58.377408" calcext:value-type="date">
            <text:p>2019-10-21 13:22:58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13:22:58.37740760297" calcext:value-type="date">
            <text:p>12/30/99 01:22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=0;[.G845]+2+1/[.$H$2];[.G845]+1/[.$H$2])" office:value-type="float" office:value="14.0500000000003" calcext:value-type="float">
            <text:p>14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7]))" office:value-type="date" office:date-value="2019-10-21T13:22:26.431054" calcext:value-type="date">
            <text:p>2019-10-21 13:22:26</text:p>
          </table:table-cell>
          <table:table-cell table:style-name="ce7" table:formula="of:=[.A847]" office:value-type="date" office:date-value="2019-10-21T13:22:26.431054" calcext:value-type="date">
            <text:p>2019-10-21 13:22:26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13:22:26.43105415162" calcext:value-type="date">
            <text:p>12/30/99 01:22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=0;[.G846]+2+1/[.$H$2];[.G846]+1/[.$H$2])" office:value-type="float" office:value="14.0666666666669" calcext:value-type="float">
            <text:p>14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8]))" office:value-type="date" office:date-value="2019-10-21T12:58:27.487542" calcext:value-type="date">
            <text:p>2019-10-21 12:58:27</text:p>
          </table:table-cell>
          <table:table-cell table:style-name="ce7" table:formula="of:=[.A848]" office:value-type="date" office:date-value="2019-10-21T12:58:27.487542" calcext:value-type="date">
            <text:p>2019-10-21 12:58:27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12:58:27.48754204251" calcext:value-type="date">
            <text:p>12/30/99 12:58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=0;[.G847]+2+1/[.$H$2];[.G847]+1/[.$H$2])" office:value-type="float" office:value="14.0833333333336" calcext:value-type="float">
            <text:p>14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9]))" office:value-type="date" office:date-value="2019-10-21T12:53:58.081122" calcext:value-type="date">
            <text:p>2019-10-21 12:53:58</text:p>
          </table:table-cell>
          <table:table-cell table:style-name="ce7" table:formula="of:=[.A849]" office:value-type="date" office:date-value="2019-10-21T12:53:58.081122" calcext:value-type="date">
            <text:p>2019-10-21 12:53:58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12:53:58.08112198021" calcext:value-type="date">
            <text:p>12/30/99 12:53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=0;[.G848]+2+1/[.$H$2];[.G848]+1/[.$H$2])" office:value-type="float" office:value="14.1000000000003" calcext:value-type="float">
            <text:p>14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0]))" office:value-type="date" office:date-value="2019-10-21T12:46:57.327235" calcext:value-type="date">
            <text:p>2019-10-21 12:46:57</text:p>
          </table:table-cell>
          <table:table-cell table:style-name="ce7" table:formula="of:=[.A850]" office:value-type="date" office:date-value="2019-10-21T12:46:57.327235" calcext:value-type="date">
            <text:p>2019-10-21 12:46:57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12:46:57.32723463792" calcext:value-type="date">
            <text:p>12/30/99 12:46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=0;[.G849]+2+1/[.$H$2];[.G849]+1/[.$H$2])" office:value-type="float" office:value="14.1166666666669" calcext:value-type="float">
            <text:p>14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1]))" office:value-type="date" office:date-value="2019-10-21T13:02:07.25248" calcext:value-type="date">
            <text:p>2019-10-21 13:02:07</text:p>
          </table:table-cell>
          <table:table-cell table:style-name="ce7" table:formula="of:=[.A851]" office:value-type="date" office:date-value="2019-10-21T13:02:07.25248" calcext:value-type="date">
            <text:p>2019-10-21 13:02:07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13:02:07.25247982889" calcext:value-type="date">
            <text:p>12/30/99 01:02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=0;[.G850]+2+1/[.$H$2];[.G850]+1/[.$H$2])" office:value-type="float" office:value="14.1333333333336" calcext:value-type="float">
            <text:p>14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2]))" office:value-type="date" office:date-value="2019-10-21T13:05:04.359172" calcext:value-type="date">
            <text:p>2019-10-21 13:05:04</text:p>
          </table:table-cell>
          <table:table-cell table:style-name="ce7" table:formula="of:=[.A852]" office:value-type="date" office:date-value="2019-10-21T13:05:04.359172" calcext:value-type="date">
            <text:p>2019-10-21 13:05:04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13:05:04.35917170253" calcext:value-type="date">
            <text:p>12/30/99 01:05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=0;[.G851]+2+1/[.$H$2];[.G851]+1/[.$H$2])" office:value-type="float" office:value="14.1500000000003" calcext:value-type="float">
            <text:p>14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3]))" office:value-type="date" office:date-value="2019-10-21T12:52:24.812283" calcext:value-type="date">
            <text:p>2019-10-21 12:52:25</text:p>
          </table:table-cell>
          <table:table-cell table:style-name="ce7" table:formula="of:=[.A853]" office:value-type="date" office:date-value="2019-10-21T12:52:24.812283" calcext:value-type="date">
            <text:p>2019-10-21 12:52:25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12:52:24.81228254735" calcext:value-type="date">
            <text:p>12/30/99 12:52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=0;[.G852]+2+1/[.$H$2];[.G852]+1/[.$H$2])" office:value-type="float" office:value="14.166666666667" calcext:value-type="float">
            <text:p>14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4]))" office:value-type="date" office:date-value="2019-10-21T13:05:44.475182" calcext:value-type="date">
            <text:p>2019-10-21 13:05:44</text:p>
          </table:table-cell>
          <table:table-cell table:style-name="ce7" table:formula="of:=[.A854]" office:value-type="date" office:date-value="2019-10-21T13:05:44.475182" calcext:value-type="date">
            <text:p>2019-10-21 13:05:44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13:05:44.47518198285" calcext:value-type="date">
            <text:p>12/30/99 01:05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=0;[.G853]+2+1/[.$H$2];[.G853]+1/[.$H$2])" office:value-type="float" office:value="14.1833333333336" calcext:value-type="float">
            <text:p>14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5]))" office:value-type="date" office:date-value="2019-10-21T12:56:27.988172" calcext:value-type="date">
            <text:p>2019-10-21 12:56:28</text:p>
          </table:table-cell>
          <table:table-cell table:style-name="ce7" table:formula="of:=[.A855]" office:value-type="date" office:date-value="2019-10-21T12:56:27.988172" calcext:value-type="date">
            <text:p>2019-10-21 12:56:28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12:56:27.98817198258" calcext:value-type="date">
            <text:p>12/30/99 12:56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=0;[.G854]+2+1/[.$H$2];[.G854]+1/[.$H$2])" office:value-type="float" office:value="14.2000000000003" calcext:value-type="float">
            <text:p>14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6]))" office:value-type="date" office:date-value="2019-10-21T13:04:05.37659" calcext:value-type="date">
            <text:p>2019-10-21 13:04:05</text:p>
          </table:table-cell>
          <table:table-cell table:style-name="ce7" table:formula="of:=[.A856]" office:value-type="date" office:date-value="2019-10-21T13:04:05.37659" calcext:value-type="date">
            <text:p>2019-10-21 13:04:05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13:04:05.37658954505" calcext:value-type="date">
            <text:p>12/30/99 01:04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=0;[.G855]+2+1/[.$H$2];[.G855]+1/[.$H$2])" office:value-type="float" office:value="14.216666666667" calcext:value-type="float">
            <text:p>14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7]))" office:value-type="date" office:date-value="2019-10-21T13:00:40.790463" calcext:value-type="date">
            <text:p>2019-10-21 13:00:41</text:p>
          </table:table-cell>
          <table:table-cell table:style-name="ce7" table:formula="of:=[.A857]" office:value-type="date" office:date-value="2019-10-21T13:00:40.790463" calcext:value-type="date">
            <text:p>2019-10-21 13:00:41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13:00:40.79046326224" calcext:value-type="date">
            <text:p>12/30/99 01:00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=0;[.G856]+2+1/[.$H$2];[.G856]+1/[.$H$2])" office:value-type="float" office:value="14.2333333333336" calcext:value-type="float">
            <text:p>14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8]))" office:value-type="date" office:date-value="2019-10-21T12:53:55.313211" calcext:value-type="date">
            <text:p>2019-10-21 12:53:55</text:p>
          </table:table-cell>
          <table:table-cell table:style-name="ce7" table:formula="of:=[.A858]" office:value-type="date" office:date-value="2019-10-21T12:53:55.313211" calcext:value-type="date">
            <text:p>2019-10-21 12:53:55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12:53:55.3132111486" calcext:value-type="date">
            <text:p>12/30/99 12:53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=0;[.G857]+2+1/[.$H$2];[.G857]+1/[.$H$2])" office:value-type="float" office:value="14.2500000000003" calcext:value-type="float">
            <text:p>14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9]))" office:value-type="date" office:date-value="2019-10-21T12:43:02.00212" calcext:value-type="date">
            <text:p>2019-10-21 12:43:02</text:p>
          </table:table-cell>
          <table:table-cell table:style-name="ce7" table:formula="of:=[.A859]" office:value-type="date" office:date-value="2019-10-21T12:43:02.00212" calcext:value-type="date">
            <text:p>2019-10-21 12:43:02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12:43:02.00211985968" calcext:value-type="date">
            <text:p>12/30/99 12:43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=0;[.G858]+2+1/[.$H$2];[.G858]+1/[.$H$2])" office:value-type="float" office:value="14.266666666667" calcext:value-type="float">
            <text:p>14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0]))" office:value-type="date" office:date-value="2019-10-21T12:47:53.47547" calcext:value-type="date">
            <text:p>2019-10-21 12:47:53</text:p>
          </table:table-cell>
          <table:table-cell table:style-name="ce7" table:formula="of:=[.A860]" office:value-type="date" office:date-value="2019-10-21T12:47:53.47547" calcext:value-type="date">
            <text:p>2019-10-21 12:47:53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12:47:53.47547037061" calcext:value-type="date">
            <text:p>12/30/99 12:47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=0;[.G859]+2+1/[.$H$2];[.G859]+1/[.$H$2])" office:value-type="float" office:value="14.2833333333336" calcext:value-type="float">
            <text:p>14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1]))" office:value-type="date" office:date-value="2019-10-21T13:08:44.812987" calcext:value-type="date">
            <text:p>2019-10-21 13:08:45</text:p>
          </table:table-cell>
          <table:table-cell table:style-name="ce7" table:formula="of:=[.A861]" office:value-type="date" office:date-value="2019-10-21T13:08:44.812987" calcext:value-type="date">
            <text:p>2019-10-21 13:08:45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13:08:44.81298688799" calcext:value-type="date">
            <text:p>12/30/99 01:08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=0;[.G860]+2+1/[.$H$2];[.G860]+1/[.$H$2])" office:value-type="float" office:value="14.3000000000003" calcext:value-type="float">
            <text:p>14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2]))" office:value-type="date" office:date-value="2019-10-21T13:00:16.650859" calcext:value-type="date">
            <text:p>2019-10-21 13:00:17</text:p>
          </table:table-cell>
          <table:table-cell table:style-name="ce7" table:formula="of:=[.A862]" office:value-type="date" office:date-value="2019-10-21T13:00:16.650859" calcext:value-type="date">
            <text:p>2019-10-21 13:00:17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13:00:16.65085873101" calcext:value-type="date">
            <text:p>12/30/99 01:00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=0;[.G861]+2+1/[.$H$2];[.G861]+1/[.$H$2])" office:value-type="float" office:value="14.316666666667" calcext:value-type="float">
            <text:p>14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3]))" office:value-type="date" office:date-value="2019-10-21T12:55:20.040499" calcext:value-type="date">
            <text:p>2019-10-21 12:55:20</text:p>
          </table:table-cell>
          <table:table-cell table:style-name="ce7" table:formula="of:=[.A863]" office:value-type="date" office:date-value="2019-10-21T12:55:20.040499" calcext:value-type="date">
            <text:p>2019-10-21 12:55:20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12:55:20.04049939569" calcext:value-type="date">
            <text:p>12/30/99 12:55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=0;[.G862]+2+1/[.$H$2];[.G862]+1/[.$H$2])" office:value-type="float" office:value="14.3333333333336" calcext:value-type="float">
            <text:p>14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4]))" office:value-type="date" office:date-value="2019-10-21T13:11:25.651973" calcext:value-type="date">
            <text:p>2019-10-21 13:11:26</text:p>
          </table:table-cell>
          <table:table-cell table:style-name="ce7" table:formula="of:=[.A864]" office:value-type="date" office:date-value="2019-10-21T13:11:25.651973" calcext:value-type="date">
            <text:p>2019-10-21 13:11:26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13:11:25.65197254065" calcext:value-type="date">
            <text:p>12/30/99 01:11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=0;[.G863]+2+1/[.$H$2];[.G863]+1/[.$H$2])" office:value-type="float" office:value="14.3500000000003" calcext:value-type="float">
            <text:p>14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5]))" office:value-type="date" office:date-value="2019-10-21T12:56:00.405665" calcext:value-type="date">
            <text:p>2019-10-21 12:56:00</text:p>
          </table:table-cell>
          <table:table-cell table:style-name="ce7" table:formula="of:=[.A865]" office:value-type="date" office:date-value="2019-10-21T12:56:00.405665" calcext:value-type="date">
            <text:p>2019-10-21 12:56:00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12:56:00.4056653101" calcext:value-type="date">
            <text:p>12/30/99 12:56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=0;[.G864]+2+1/[.$H$2];[.G864]+1/[.$H$2])" office:value-type="float" office:value="14.366666666667" calcext:value-type="float">
            <text:p>14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6]))" office:value-type="date" office:date-value="2019-10-21T13:16:05.688105" calcext:value-type="date">
            <text:p>2019-10-21 13:16:06</text:p>
          </table:table-cell>
          <table:table-cell table:style-name="ce7" table:formula="of:=[.A866]" office:value-type="date" office:date-value="2019-10-21T13:16:05.688105" calcext:value-type="date">
            <text:p>2019-10-21 13:16:06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13:16:05.6881051138" calcext:value-type="date">
            <text:p>12/30/99 01:16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=0;[.G865]+2+1/[.$H$2];[.G865]+1/[.$H$2])" office:value-type="float" office:value="14.3833333333336" calcext:value-type="float">
            <text:p>14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7]))" office:value-type="date" office:date-value="2019-10-21T12:49:54.971365" calcext:value-type="date">
            <text:p>2019-10-21 12:49:55</text:p>
          </table:table-cell>
          <table:table-cell table:style-name="ce7" table:formula="of:=[.A867]" office:value-type="date" office:date-value="2019-10-21T12:49:54.971365" calcext:value-type="date">
            <text:p>2019-10-21 12:49:55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12:49:54.97136513237" calcext:value-type="date">
            <text:p>12/30/99 12:49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=0;[.G866]+2+1/[.$H$2];[.G866]+1/[.$H$2])" office:value-type="float" office:value="14.4000000000003" calcext:value-type="float">
            <text:p>14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8]))" office:value-type="date" office:date-value="2019-10-21T13:24:29.996353" calcext:value-type="date">
            <text:p>2019-10-21 13:24:30</text:p>
          </table:table-cell>
          <table:table-cell table:style-name="ce7" table:formula="of:=[.A868]" office:value-type="date" office:date-value="2019-10-21T13:24:29.996353" calcext:value-type="date">
            <text:p>2019-10-21 13:24:30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13:24:29.99635342509" calcext:value-type="date">
            <text:p>12/30/99 01:24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=0;[.G867]+2+1/[.$H$2];[.G867]+1/[.$H$2])" office:value-type="float" office:value="14.416666666667" calcext:value-type="float">
            <text:p>14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9]))" office:value-type="date" office:date-value="2019-10-21T13:12:06.035165" calcext:value-type="date">
            <text:p>2019-10-21 13:12:06</text:p>
          </table:table-cell>
          <table:table-cell table:style-name="ce7" table:formula="of:=[.A869]" office:value-type="date" office:date-value="2019-10-21T13:12:06.035165" calcext:value-type="date">
            <text:p>2019-10-21 13:12:06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13:12:06.03516541421" calcext:value-type="date">
            <text:p>12/30/99 01:12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=0;[.G868]+2+1/[.$H$2];[.G868]+1/[.$H$2])" office:value-type="float" office:value="14.4333333333336" calcext:value-type="float">
            <text:p>14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0]))" office:value-type="date" office:date-value="2019-10-21T13:28:11.074885" calcext:value-type="date">
            <text:p>2019-10-21 13:28:11</text:p>
          </table:table-cell>
          <table:table-cell table:style-name="ce7" table:formula="of:=[.A870]" office:value-type="date" office:date-value="2019-10-21T13:28:11.074885" calcext:value-type="date">
            <text:p>2019-10-21 13:28:11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13:28:11.07488484588" calcext:value-type="date">
            <text:p>12/30/99 01:28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=0;[.G869]+2+1/[.$H$2];[.G869]+1/[.$H$2])" office:value-type="float" office:value="14.4500000000003" calcext:value-type="float">
            <text:p>14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1]))" office:value-type="date" office:date-value="2019-10-21T12:57:29.817715" calcext:value-type="date">
            <text:p>2019-10-21 12:57:30</text:p>
          </table:table-cell>
          <table:table-cell table:style-name="ce7" table:formula="of:=[.A871]" office:value-type="date" office:date-value="2019-10-21T12:57:29.817715" calcext:value-type="date">
            <text:p>2019-10-21 12:57:30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12:57:29.81771491002" calcext:value-type="date">
            <text:p>12/30/99 12:57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=0;[.G870]+2+1/[.$H$2];[.G870]+1/[.$H$2])" office:value-type="float" office:value="14.466666666667" calcext:value-type="float">
            <text:p>14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2]))" office:value-type="date" office:date-value="2019-10-21T13:11:38.535525" calcext:value-type="date">
            <text:p>2019-10-21 13:11:39</text:p>
          </table:table-cell>
          <table:table-cell table:style-name="ce7" table:formula="of:=[.A872]" office:value-type="date" office:date-value="2019-10-21T13:11:38.535525" calcext:value-type="date">
            <text:p>2019-10-21 13:11:39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13:11:38.53552454151" calcext:value-type="date">
            <text:p>12/30/99 01:11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=0;[.G871]+2+1/[.$H$2];[.G871]+1/[.$H$2])" office:value-type="float" office:value="14.4833333333336" calcext:value-type="float">
            <text:p>14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3]))" office:value-type="date" office:date-value="2019-10-21T12:50:18.063425" calcext:value-type="date">
            <text:p>2019-10-21 12:50:18</text:p>
          </table:table-cell>
          <table:table-cell table:style-name="ce7" table:formula="of:=[.A873]" office:value-type="date" office:date-value="2019-10-21T12:50:18.063425" calcext:value-type="date">
            <text:p>2019-10-21 12:50:18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12:50:18.06342517957" calcext:value-type="date">
            <text:p>12/30/99 12:50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=0;[.G872]+2+1/[.$H$2];[.G872]+1/[.$H$2])" office:value-type="float" office:value="14.5000000000003" calcext:value-type="float">
            <text:p>14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4]))" office:value-type="date" office:date-value="2019-10-21T13:09:27.136656" calcext:value-type="date">
            <text:p>2019-10-21 13:09:27</text:p>
          </table:table-cell>
          <table:table-cell table:style-name="ce7" table:formula="of:=[.A874]" office:value-type="date" office:date-value="2019-10-21T13:09:27.136656" calcext:value-type="date">
            <text:p>2019-10-21 13:09:27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13:09:27.13665593415" calcext:value-type="date">
            <text:p>12/30/99 01:09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=0;[.G873]+2+1/[.$H$2];[.G873]+1/[.$H$2])" office:value-type="float" office:value="14.516666666667" calcext:value-type="float">
            <text:p>14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5]))" office:value-type="date" office:date-value="2019-10-21T13:09:34.768381" calcext:value-type="date">
            <text:p>2019-10-21 13:09:35</text:p>
          </table:table-cell>
          <table:table-cell table:style-name="ce7" table:formula="of:=[.A875]" office:value-type="date" office:date-value="2019-10-21T13:09:34.768381" calcext:value-type="date">
            <text:p>2019-10-21 13:09:35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13:09:34.76838128641" calcext:value-type="date">
            <text:p>12/30/99 01:09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=0;[.G874]+2+1/[.$H$2];[.G874]+1/[.$H$2])" office:value-type="float" office:value="14.5333333333336" calcext:value-type="float">
            <text:p>14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6]))" office:value-type="date" office:date-value="2019-10-21T12:48:40.871994" calcext:value-type="date">
            <text:p>2019-10-21 12:48:41</text:p>
          </table:table-cell>
          <table:table-cell table:style-name="ce7" table:formula="of:=[.A876]" office:value-type="date" office:date-value="2019-10-21T12:48:40.871994" calcext:value-type="date">
            <text:p>2019-10-21 12:48:41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12:48:40.87199399248" calcext:value-type="date">
            <text:p>12/30/99 12:48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=0;[.G875]+2+1/[.$H$2];[.G875]+1/[.$H$2])" office:value-type="float" office:value="14.5500000000003" calcext:value-type="float">
            <text:p>14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7]))" office:value-type="date" office:date-value="2019-10-21T12:58:41.712332" calcext:value-type="date">
            <text:p>2019-10-21 12:58:42</text:p>
          </table:table-cell>
          <table:table-cell table:style-name="ce7" table:formula="of:=[.A877]" office:value-type="date" office:date-value="2019-10-21T12:58:41.712332" calcext:value-type="date">
            <text:p>2019-10-21 12:58:42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12:58:41.71233224217" calcext:value-type="date">
            <text:p>12/30/99 12:58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=0;[.G876]+2+1/[.$H$2];[.G876]+1/[.$H$2])" office:value-type="float" office:value="14.566666666667" calcext:value-type="float">
            <text:p>14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8]))" office:value-type="date" office:date-value="2019-10-21T13:04:35.074183" calcext:value-type="date">
            <text:p>2019-10-21 13:04:35</text:p>
          </table:table-cell>
          <table:table-cell table:style-name="ce7" table:formula="of:=[.A878]" office:value-type="date" office:date-value="2019-10-21T13:04:35.074183" calcext:value-type="date">
            <text:p>2019-10-21 13:04:35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13:04:35.07418293972" calcext:value-type="date">
            <text:p>12/30/99 01:04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=0;[.G877]+2+1/[.$H$2];[.G877]+1/[.$H$2])" office:value-type="float" office:value="14.5833333333336" calcext:value-type="float">
            <text:p>14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9]))" office:value-type="date" office:date-value="2019-10-21T12:58:19.248455" calcext:value-type="date">
            <text:p>2019-10-21 12:58:19</text:p>
          </table:table-cell>
          <table:table-cell table:style-name="ce7" table:formula="of:=[.A879]" office:value-type="date" office:date-value="2019-10-21T12:58:19.248455" calcext:value-type="date">
            <text:p>2019-10-21 12:58:19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12:58:19.24845539499" calcext:value-type="date">
            <text:p>12/30/99 12:58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=0;[.G878]+2+1/[.$H$2];[.G878]+1/[.$H$2])" office:value-type="float" office:value="14.6000000000003" calcext:value-type="float">
            <text:p>14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0]))" office:value-type="date" office:date-value="2019-10-21T13:05:54.405245" calcext:value-type="date">
            <text:p>2019-10-21 13:05:54</text:p>
          </table:table-cell>
          <table:table-cell table:style-name="ce7" table:formula="of:=[.A880]" office:value-type="date" office:date-value="2019-10-21T13:05:54.405245" calcext:value-type="date">
            <text:p>2019-10-21 13:05:54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13:05:54.40524530131" calcext:value-type="date">
            <text:p>12/30/99 01:05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=0;[.G879]+2+1/[.$H$2];[.G879]+1/[.$H$2])" office:value-type="float" office:value="14.616666666667" calcext:value-type="float">
            <text:p>14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1]))" office:value-type="date" office:date-value="2019-10-21T13:39:17.295346" calcext:value-type="date">
            <text:p>2019-10-21 13:39:17</text:p>
          </table:table-cell>
          <table:table-cell table:style-name="ce7" table:formula="of:=[.A881]" office:value-type="date" office:date-value="2019-10-21T13:39:17.295346" calcext:value-type="date">
            <text:p>2019-10-21 13:39:17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13:39:17.29534586426" calcext:value-type="date">
            <text:p>12/30/99 01:39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=0;[.G880]+2+1/[.$H$2];[.G880]+1/[.$H$2])" office:value-type="float" office:value="14.6333333333336" calcext:value-type="float">
            <text:p>14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2]))" office:value-type="date" office:date-value="2019-10-21T13:11:37.951392" calcext:value-type="date">
            <text:p>2019-10-21 13:11:38</text:p>
          </table:table-cell>
          <table:table-cell table:style-name="ce7" table:formula="of:=[.A882]" office:value-type="date" office:date-value="2019-10-21T13:11:37.951392" calcext:value-type="date">
            <text:p>2019-10-21 13:11:38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13:11:37.95139159542" calcext:value-type="date">
            <text:p>12/30/99 01:11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=0;[.G881]+2+1/[.$H$2];[.G881]+1/[.$H$2])" office:value-type="float" office:value="14.6500000000003" calcext:value-type="float">
            <text:p>14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3]))" office:value-type="date" office:date-value="2019-10-21T13:10:29.432565" calcext:value-type="date">
            <text:p>2019-10-21 13:10:29</text:p>
          </table:table-cell>
          <table:table-cell table:style-name="ce7" table:formula="of:=[.A883]" office:value-type="date" office:date-value="2019-10-21T13:10:29.432565" calcext:value-type="date">
            <text:p>2019-10-21 13:10:29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13:10:29.4325650204" calcext:value-type="date">
            <text:p>12/30/99 01:10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=0;[.G882]+2+1/[.$H$2];[.G882]+1/[.$H$2])" office:value-type="float" office:value="14.666666666667" calcext:value-type="float">
            <text:p>14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4]))" office:value-type="date" office:date-value="2019-10-21T13:03:52.801777" calcext:value-type="date">
            <text:p>2019-10-21 13:03:53</text:p>
          </table:table-cell>
          <table:table-cell table:style-name="ce7" table:formula="of:=[.A884]" office:value-type="date" office:date-value="2019-10-21T13:03:52.801777" calcext:value-type="date">
            <text:p>2019-10-21 13:03:53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13:03:52.80177656561" calcext:value-type="date">
            <text:p>12/30/99 01:03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=0;[.G883]+2+1/[.$H$2];[.G883]+1/[.$H$2])" office:value-type="float" office:value="14.6833333333336" calcext:value-type="float">
            <text:p>14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5]))" office:value-type="date" office:date-value="2019-10-21T13:17:47.398455" calcext:value-type="date">
            <text:p>2019-10-21 13:17:47</text:p>
          </table:table-cell>
          <table:table-cell table:style-name="ce7" table:formula="of:=[.A885]" office:value-type="date" office:date-value="2019-10-21T13:17:47.398455" calcext:value-type="date">
            <text:p>2019-10-21 13:17:47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13:17:47.39845541306" calcext:value-type="date">
            <text:p>12/30/99 01:17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=0;[.G884]+2+1/[.$H$2];[.G884]+1/[.$H$2])" office:value-type="float" office:value="14.7000000000003" calcext:value-type="float">
            <text:p>14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6]))" office:value-type="date" office:date-value="2019-10-21T13:09:22.227582" calcext:value-type="date">
            <text:p>2019-10-21 13:09:22</text:p>
          </table:table-cell>
          <table:table-cell table:style-name="ce7" table:formula="of:=[.A886]" office:value-type="date" office:date-value="2019-10-21T13:09:22.227582" calcext:value-type="date">
            <text:p>2019-10-21 13:09:22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13:09:22.22758227959" calcext:value-type="date">
            <text:p>12/30/99 01:09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=0;[.G885]+2+1/[.$H$2];[.G885]+1/[.$H$2])" office:value-type="float" office:value="14.716666666667" calcext:value-type="float">
            <text:p>14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7]))" office:value-type="date" office:date-value="2019-10-21T13:00:03.863433" calcext:value-type="date">
            <text:p>2019-10-21 13:00:04</text:p>
          </table:table-cell>
          <table:table-cell table:style-name="ce7" table:formula="of:=[.A887]" office:value-type="date" office:date-value="2019-10-21T13:00:03.863433" calcext:value-type="date">
            <text:p>2019-10-21 13:00:04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13:00:03.86343311984" calcext:value-type="date">
            <text:p>12/30/99 01:00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=0;[.G886]+2+1/[.$H$2];[.G886]+1/[.$H$2])" office:value-type="float" office:value="14.7333333333336" calcext:value-type="float">
            <text:p>14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8]))" office:value-type="date" office:date-value="2019-10-21T12:28:34.330749" calcext:value-type="date">
            <text:p>2019-10-21 12:28:34</text:p>
          </table:table-cell>
          <table:table-cell table:style-name="ce7" table:formula="of:=[.A888]" office:value-type="date" office:date-value="2019-10-21T12:28:34.330749" calcext:value-type="date">
            <text:p>2019-10-21 12:28:34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12:28:34.33074928354" calcext:value-type="date">
            <text:p>12/30/99 12:28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=0;[.G887]+2+1/[.$H$2];[.G887]+1/[.$H$2])" office:value-type="float" office:value="14.7500000000003" calcext:value-type="float">
            <text:p>14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9]))" office:value-type="date" office:date-value="2019-10-21T13:20:15.561603" calcext:value-type="date">
            <text:p>2019-10-21 13:20:16</text:p>
          </table:table-cell>
          <table:table-cell table:style-name="ce7" table:formula="of:=[.A889]" office:value-type="date" office:date-value="2019-10-21T13:20:15.561603" calcext:value-type="date">
            <text:p>2019-10-21 13:20:16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13:20:15.56160331238" calcext:value-type="date">
            <text:p>12/30/99 01:20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=0;[.G888]+2+1/[.$H$2];[.G888]+1/[.$H$2])" office:value-type="float" office:value="14.766666666667" calcext:value-type="float">
            <text:p>14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0]))" office:value-type="date" office:date-value="2019-10-21T13:00:45.328528" calcext:value-type="date">
            <text:p>2019-10-21 13:00:45</text:p>
          </table:table-cell>
          <table:table-cell table:style-name="ce7" table:formula="of:=[.A890]" office:value-type="date" office:date-value="2019-10-21T13:00:45.328528" calcext:value-type="date">
            <text:p>2019-10-21 13:00:45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13:00:45.32852768898" calcext:value-type="date">
            <text:p>12/30/99 01:00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=0;[.G889]+2+1/[.$H$2];[.G889]+1/[.$H$2])" office:value-type="float" office:value="14.7833333333336" calcext:value-type="float">
            <text:p>14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1]))" office:value-type="date" office:date-value="2019-10-21T12:53:35.86769" calcext:value-type="date">
            <text:p>2019-10-21 12:53:36</text:p>
          </table:table-cell>
          <table:table-cell table:style-name="ce7" table:formula="of:=[.A891]" office:value-type="date" office:date-value="2019-10-21T12:53:35.86769" calcext:value-type="date">
            <text:p>2019-10-21 12:53:36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12:53:35.86769011337" calcext:value-type="date">
            <text:p>12/30/99 12:53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=0;[.G890]+2+1/[.$H$2];[.G890]+1/[.$H$2])" office:value-type="float" office:value="14.8000000000003" calcext:value-type="float">
            <text:p>14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2]))" office:value-type="date" office:date-value="2019-10-21T13:07:33.641307" calcext:value-type="date">
            <text:p>2019-10-21 13:07:34</text:p>
          </table:table-cell>
          <table:table-cell table:style-name="ce7" table:formula="of:=[.A892]" office:value-type="date" office:date-value="2019-10-21T13:07:33.641307" calcext:value-type="date">
            <text:p>2019-10-21 13:07:34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13:07:33.64130744711" calcext:value-type="date">
            <text:p>12/30/99 01:07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=0;[.G891]+2+1/[.$H$2];[.G891]+1/[.$H$2])" office:value-type="float" office:value="14.816666666667" calcext:value-type="float">
            <text:p>14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3]))" office:value-type="date" office:date-value="2019-10-21T12:38:31.594911" calcext:value-type="date">
            <text:p>2019-10-21 12:38:32</text:p>
          </table:table-cell>
          <table:table-cell table:style-name="ce7" table:formula="of:=[.A893]" office:value-type="date" office:date-value="2019-10-21T12:38:31.594911" calcext:value-type="date">
            <text:p>2019-10-21 12:38:32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12:38:31.59491061699" calcext:value-type="date">
            <text:p>12/30/99 12:38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=0;[.G892]+2+1/[.$H$2];[.G892]+1/[.$H$2])" office:value-type="float" office:value="14.8333333333336" calcext:value-type="float">
            <text:p>14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4]))" office:value-type="date" office:date-value="2019-10-21T13:04:41.23637" calcext:value-type="date">
            <text:p>2019-10-21 13:04:41</text:p>
          </table:table-cell>
          <table:table-cell table:style-name="ce7" table:formula="of:=[.A894]" office:value-type="date" office:date-value="2019-10-21T13:04:41.23637" calcext:value-type="date">
            <text:p>2019-10-21 13:04:41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13:04:41.2363703968" calcext:value-type="date">
            <text:p>12/30/99 01:04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=0;[.G893]+2+1/[.$H$2];[.G893]+1/[.$H$2])" office:value-type="float" office:value="14.8500000000003" calcext:value-type="float">
            <text:p>14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5]))" office:value-type="date" office:date-value="2019-10-21T13:03:35.584727" calcext:value-type="date">
            <text:p>2019-10-21 13:03:36</text:p>
          </table:table-cell>
          <table:table-cell table:style-name="ce7" table:formula="of:=[.A895]" office:value-type="date" office:date-value="2019-10-21T13:03:35.584727" calcext:value-type="date">
            <text:p>2019-10-21 13:03:36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13:03:35.58472677134" calcext:value-type="date">
            <text:p>12/30/99 01:03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=0;[.G894]+2+1/[.$H$2];[.G894]+1/[.$H$2])" office:value-type="float" office:value="14.866666666667" calcext:value-type="float">
            <text:p>14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6]))" office:value-type="date" office:date-value="2019-10-21T12:43:13.739566" calcext:value-type="date">
            <text:p>2019-10-21 12:43:14</text:p>
          </table:table-cell>
          <table:table-cell table:style-name="ce7" table:formula="of:=[.A896]" office:value-type="date" office:date-value="2019-10-21T12:43:13.739566" calcext:value-type="date">
            <text:p>2019-10-21 12:43:14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12:43:13.7395662535" calcext:value-type="date">
            <text:p>12/30/99 12:43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=0;[.G895]+2+1/[.$H$2];[.G895]+1/[.$H$2])" office:value-type="float" office:value="14.8833333333337" calcext:value-type="float">
            <text:p>14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7]))" office:value-type="date" office:date-value="2019-10-21T12:47:43.763914" calcext:value-type="date">
            <text:p>2019-10-21 12:47:44</text:p>
          </table:table-cell>
          <table:table-cell table:style-name="ce7" table:formula="of:=[.A897]" office:value-type="date" office:date-value="2019-10-21T12:47:43.763914" calcext:value-type="date">
            <text:p>2019-10-21 12:47:44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12:47:43.76391446684" calcext:value-type="date">
            <text:p>12/30/99 12:47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=0;[.G896]+2+1/[.$H$2];[.G896]+1/[.$H$2])" office:value-type="float" office:value="14.9000000000003" calcext:value-type="float">
            <text:p>14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8]))" office:value-type="date" office:date-value="2019-10-21T13:08:37.62327" calcext:value-type="date">
            <text:p>2019-10-21 13:08:38</text:p>
          </table:table-cell>
          <table:table-cell table:style-name="ce7" table:formula="of:=[.A898]" office:value-type="date" office:date-value="2019-10-21T13:08:37.62327" calcext:value-type="date">
            <text:p>2019-10-21 13:08:38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13:08:37.62326967437" calcext:value-type="date">
            <text:p>12/30/99 01:08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=0;[.G897]+2+1/[.$H$2];[.G897]+1/[.$H$2])" office:value-type="float" office:value="14.916666666667" calcext:value-type="float">
            <text:p>14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9]))" office:value-type="date" office:date-value="2019-10-21T13:25:35.678736" calcext:value-type="date">
            <text:p>2019-10-21 13:25:36</text:p>
          </table:table-cell>
          <table:table-cell table:style-name="ce7" table:formula="of:=[.A899]" office:value-type="date" office:date-value="2019-10-21T13:25:35.678736" calcext:value-type="date">
            <text:p>2019-10-21 13:25:36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13:25:35.67873642314" calcext:value-type="date">
            <text:p>12/30/99 01:25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=0;[.G898]+2+1/[.$H$2];[.G898]+1/[.$H$2])" office:value-type="float" office:value="14.9333333333337" calcext:value-type="float">
            <text:p>14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0]))" office:value-type="date" office:date-value="2019-10-21T13:22:28.439187" calcext:value-type="date">
            <text:p>2019-10-21 13:22:28</text:p>
          </table:table-cell>
          <table:table-cell table:style-name="ce7" table:formula="of:=[.A900]" office:value-type="date" office:date-value="2019-10-21T13:22:28.439187" calcext:value-type="date">
            <text:p>2019-10-21 13:22:28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13:22:28.43918737024" calcext:value-type="date">
            <text:p>12/30/99 01:22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=0;[.G899]+2+1/[.$H$2];[.G899]+1/[.$H$2])" office:value-type="float" office:value="14.9500000000003" calcext:value-type="float">
            <text:p>14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1]))" office:value-type="date" office:date-value="2019-10-21T13:30:17.367779" calcext:value-type="date">
            <text:p>2019-10-21 13:30:17</text:p>
          </table:table-cell>
          <table:table-cell table:style-name="ce7" table:formula="of:=[.A901]" office:value-type="date" office:date-value="2019-10-21T13:30:17.367779" calcext:value-type="date">
            <text:p>2019-10-21 13:30:17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13:30:17.36777946353" calcext:value-type="date">
            <text:p>12/30/99 01:30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=0;[.G900]+2+1/[.$H$2];[.G900]+1/[.$H$2])" office:value-type="float" office:value="14.966666666667" calcext:value-type="float">
            <text:p>14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2]))" office:value-type="date" office:date-value="2019-10-21T13:16:45.094266" calcext:value-type="date">
            <text:p>2019-10-21 13:16:45</text:p>
          </table:table-cell>
          <table:table-cell table:style-name="ce7" table:formula="of:=[.A902]" office:value-type="date" office:date-value="2019-10-21T13:16:45.094266" calcext:value-type="date">
            <text:p>2019-10-21 13:16:45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13:16:45.09426584467" calcext:value-type="date">
            <text:p>12/30/99 01:16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=0;[.G901]+2+1/[.$H$2];[.G901]+1/[.$H$2])" office:value-type="float" office:value="14.9833333333337" calcext:value-type="float">
            <text:p>14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3]))" office:value-type="date" office:date-value="2019-10-22T12:48:59.717315" calcext:value-type="date">
            <text:p>2019-10-22 12:49:00</text:p>
          </table:table-cell>
          <table:table-cell table:style-name="ce7" table:formula="of:=[.A903]" office:value-type="date" office:date-value="2019-10-22T12:48:59.717315" calcext:value-type="date">
            <text:p>2019-10-22 12:49:00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12:48:59.71731523052" calcext:value-type="date">
            <text:p>12/30/99 12:49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=0;[.G902]+2+1/[.$H$2];[.G902]+1/[.$H$2])" office:value-type="float" office:value="15.0000000000003" calcext:value-type="float">
            <text:p>15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4]))" office:value-type="date" office:date-value="2019-10-22T13:01:19.077583" calcext:value-type="date">
            <text:p>2019-10-22 13:01:19</text:p>
          </table:table-cell>
          <table:table-cell table:style-name="ce7" table:formula="of:=[.A904]" office:value-type="date" office:date-value="2019-10-22T13:01:19.077583" calcext:value-type="date">
            <text:p>2019-10-22 13:01:19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13:01:19.07758271322" calcext:value-type="date">
            <text:p>12/30/99 01:01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=0;[.G903]+2+1/[.$H$2];[.G903]+1/[.$H$2])" office:value-type="float" office:value="15.016666666667" calcext:value-type="float">
            <text:p>15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5]))" office:value-type="date" office:date-value="2019-10-22T13:06:16.90063" calcext:value-type="date">
            <text:p>2019-10-22 13:06:17</text:p>
          </table:table-cell>
          <table:table-cell table:style-name="ce7" table:formula="of:=[.A905]" office:value-type="date" office:date-value="2019-10-22T13:06:16.90063" calcext:value-type="date">
            <text:p>2019-10-22 13:06:17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13:06:16.90062972251" calcext:value-type="date">
            <text:p>12/30/99 01:06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=0;[.G904]+2+1/[.$H$2];[.G904]+1/[.$H$2])" office:value-type="float" office:value="15.0333333333337" calcext:value-type="float">
            <text:p>15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6]))" office:value-type="date" office:date-value="2019-10-22T12:48:43.439175" calcext:value-type="date">
            <text:p>2019-10-22 12:48:43</text:p>
          </table:table-cell>
          <table:table-cell table:style-name="ce7" table:formula="of:=[.A906]" office:value-type="date" office:date-value="2019-10-22T12:48:43.439175" calcext:value-type="date">
            <text:p>2019-10-22 12:48:43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12:48:43.43917479739" calcext:value-type="date">
            <text:p>12/30/99 12:48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=0;[.G905]+2+1/[.$H$2];[.G905]+1/[.$H$2])" office:value-type="float" office:value="15.0500000000003" calcext:value-type="float">
            <text:p>15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7]))" office:value-type="date" office:date-value="2019-10-22T13:05:02.409085" calcext:value-type="date">
            <text:p>2019-10-22 13:05:02</text:p>
          </table:table-cell>
          <table:table-cell table:style-name="ce7" table:formula="of:=[.A907]" office:value-type="date" office:date-value="2019-10-22T13:05:02.409085" calcext:value-type="date">
            <text:p>2019-10-22 13:05:02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13:05:02.40908546839" calcext:value-type="date">
            <text:p>12/30/99 01:05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=0;[.G906]+2+1/[.$H$2];[.G906]+1/[.$H$2])" office:value-type="float" office:value="15.066666666667" calcext:value-type="float">
            <text:p>15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8]))" office:value-type="date" office:date-value="2019-10-22T12:59:50.038854" calcext:value-type="date">
            <text:p>2019-10-22 12:59:50</text:p>
          </table:table-cell>
          <table:table-cell table:style-name="ce7" table:formula="of:=[.A908]" office:value-type="date" office:date-value="2019-10-22T12:59:50.038854" calcext:value-type="date">
            <text:p>2019-10-22 12:59:50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12:59:50.03885386046" calcext:value-type="date">
            <text:p>12/30/99 12:59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=0;[.G907]+2+1/[.$H$2];[.G907]+1/[.$H$2])" office:value-type="float" office:value="15.0833333333337" calcext:value-type="float">
            <text:p>15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9]))" office:value-type="date" office:date-value="2019-10-22T12:50:25.987496" calcext:value-type="date">
            <text:p>2019-10-22 12:50:26</text:p>
          </table:table-cell>
          <table:table-cell table:style-name="ce7" table:formula="of:=[.A909]" office:value-type="date" office:date-value="2019-10-22T12:50:25.987496" calcext:value-type="date">
            <text:p>2019-10-22 12:50:26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12:50:25.98749580793" calcext:value-type="date">
            <text:p>12/30/99 12:50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=0;[.G908]+2+1/[.$H$2];[.G908]+1/[.$H$2])" office:value-type="float" office:value="15.1000000000003" calcext:value-type="float">
            <text:p>15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0]))" office:value-type="date" office:date-value="2019-10-22T13:23:57.455589" calcext:value-type="date">
            <text:p>2019-10-22 13:23:57</text:p>
          </table:table-cell>
          <table:table-cell table:style-name="ce7" table:formula="of:=[.A910]" office:value-type="date" office:date-value="2019-10-22T13:23:57.455589" calcext:value-type="date">
            <text:p>2019-10-22 13:23:57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13:23:57.45558934752" calcext:value-type="date">
            <text:p>12/30/99 01:23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=0;[.G909]+2+1/[.$H$2];[.G909]+1/[.$H$2])" office:value-type="float" office:value="15.116666666667" calcext:value-type="float">
            <text:p>15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1]))" office:value-type="date" office:date-value="2019-10-22T12:53:16.379419" calcext:value-type="date">
            <text:p>2019-10-22 12:53:16</text:p>
          </table:table-cell>
          <table:table-cell table:style-name="ce7" table:formula="of:=[.A911]" office:value-type="date" office:date-value="2019-10-22T12:53:16.379419" calcext:value-type="date">
            <text:p>2019-10-22 12:53:16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12:53:16.37941948604" calcext:value-type="date">
            <text:p>12/30/99 12:53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=0;[.G910]+2+1/[.$H$2];[.G910]+1/[.$H$2])" office:value-type="float" office:value="15.1333333333337" calcext:value-type="float">
            <text:p>15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2]))" office:value-type="date" office:date-value="2019-10-22T12:50:53.393977" calcext:value-type="date">
            <text:p>2019-10-22 12:50:53</text:p>
          </table:table-cell>
          <table:table-cell table:style-name="ce7" table:formula="of:=[.A912]" office:value-type="date" office:date-value="2019-10-22T12:50:53.393977" calcext:value-type="date">
            <text:p>2019-10-22 12:50:53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12:50:53.39397748467" calcext:value-type="date">
            <text:p>12/30/99 12:50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=0;[.G911]+2+1/[.$H$2];[.G911]+1/[.$H$2])" office:value-type="float" office:value="15.1500000000003" calcext:value-type="float">
            <text:p>15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3]))" office:value-type="date" office:date-value="2019-10-22T13:12:22.036976" calcext:value-type="date">
            <text:p>2019-10-22 13:12:22</text:p>
          </table:table-cell>
          <table:table-cell table:style-name="ce7" table:formula="of:=[.A913]" office:value-type="date" office:date-value="2019-10-22T13:12:22.036976" calcext:value-type="date">
            <text:p>2019-10-22 13:12:22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13:12:22.03697587363" calcext:value-type="date">
            <text:p>12/30/99 01:12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=0;[.G912]+2+1/[.$H$2];[.G912]+1/[.$H$2])" office:value-type="float" office:value="15.166666666667" calcext:value-type="float">
            <text:p>15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4]))" office:value-type="date" office:date-value="2019-10-22T13:08:24.805244" calcext:value-type="date">
            <text:p>2019-10-22 13:08:25</text:p>
          </table:table-cell>
          <table:table-cell table:style-name="ce7" table:formula="of:=[.A914]" office:value-type="date" office:date-value="2019-10-22T13:08:24.805244" calcext:value-type="date">
            <text:p>2019-10-22 13:08:25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13:08:24.80524362065" calcext:value-type="date">
            <text:p>12/30/99 01:08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=0;[.G913]+2+1/[.$H$2];[.G913]+1/[.$H$2])" office:value-type="float" office:value="15.1833333333337" calcext:value-type="float">
            <text:p>15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5]))" office:value-type="date" office:date-value="2019-10-22T13:20:59.3013" calcext:value-type="date">
            <text:p>2019-10-22 13:20:59</text:p>
          </table:table-cell>
          <table:table-cell table:style-name="ce7" table:formula="of:=[.A915]" office:value-type="date" office:date-value="2019-10-22T13:20:59.3013" calcext:value-type="date">
            <text:p>2019-10-22 13:20:59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13:20:59.30130018387" calcext:value-type="date">
            <text:p>12/30/99 01:20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=0;[.G914]+2+1/[.$H$2];[.G914]+1/[.$H$2])" office:value-type="float" office:value="15.2000000000003" calcext:value-type="float">
            <text:p>15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6]))" office:value-type="date" office:date-value="2019-10-22T12:36:26.296536" calcext:value-type="date">
            <text:p>2019-10-22 12:36:26</text:p>
          </table:table-cell>
          <table:table-cell table:style-name="ce7" table:formula="of:=[.A916]" office:value-type="date" office:date-value="2019-10-22T12:36:26.296536" calcext:value-type="date">
            <text:p>2019-10-22 12:36:26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12:36:26.29653572571" calcext:value-type="date">
            <text:p>12/30/99 12:36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=0;[.G915]+2+1/[.$H$2];[.G915]+1/[.$H$2])" office:value-type="float" office:value="15.216666666667" calcext:value-type="float">
            <text:p>15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7]))" office:value-type="date" office:date-value="2019-10-22T13:18:52.570919" calcext:value-type="date">
            <text:p>2019-10-22 13:18:53</text:p>
          </table:table-cell>
          <table:table-cell table:style-name="ce7" table:formula="of:=[.A917]" office:value-type="date" office:date-value="2019-10-22T13:18:52.570919" calcext:value-type="date">
            <text:p>2019-10-22 13:18:53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13:18:52.57091925479" calcext:value-type="date">
            <text:p>12/30/99 01:18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=0;[.G916]+2+1/[.$H$2];[.G916]+1/[.$H$2])" office:value-type="float" office:value="15.2333333333337" calcext:value-type="float">
            <text:p>15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8]))" office:value-type="date" office:date-value="2019-10-22T13:24:05.006359" calcext:value-type="date">
            <text:p>2019-10-22 13:24:05</text:p>
          </table:table-cell>
          <table:table-cell table:style-name="ce7" table:formula="of:=[.A918]" office:value-type="date" office:date-value="2019-10-22T13:24:05.006359" calcext:value-type="date">
            <text:p>2019-10-22 13:24:05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13:24:05.00635934528" calcext:value-type="date">
            <text:p>12/30/99 01:24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=0;[.G917]+2+1/[.$H$2];[.G917]+1/[.$H$2])" office:value-type="float" office:value="15.2500000000003" calcext:value-type="float">
            <text:p>15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9]))" office:value-type="date" office:date-value="2019-10-22T13:03:07.332937" calcext:value-type="date">
            <text:p>2019-10-22 13:03:07</text:p>
          </table:table-cell>
          <table:table-cell table:style-name="ce7" table:formula="of:=[.A919]" office:value-type="date" office:date-value="2019-10-22T13:03:07.332937" calcext:value-type="date">
            <text:p>2019-10-22 13:03:07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13:03:07.33293686528" calcext:value-type="date">
            <text:p>12/30/99 01:03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=0;[.G918]+2+1/[.$H$2];[.G918]+1/[.$H$2])" office:value-type="float" office:value="15.266666666667" calcext:value-type="float">
            <text:p>15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0]))" office:value-type="date" office:date-value="2019-10-22T13:16:07.005743" calcext:value-type="date">
            <text:p>2019-10-22 13:16:07</text:p>
          </table:table-cell>
          <table:table-cell table:style-name="ce7" table:formula="of:=[.A920]" office:value-type="date" office:date-value="2019-10-22T13:16:07.005743" calcext:value-type="date">
            <text:p>2019-10-22 13:16:07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13:16:07.00574280694" calcext:value-type="date">
            <text:p>12/30/99 01:16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=0;[.G919]+2+1/[.$H$2];[.G919]+1/[.$H$2])" office:value-type="float" office:value="15.2833333333337" calcext:value-type="float">
            <text:p>15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1]))" office:value-type="date" office:date-value="2019-10-22T12:58:01.762025" calcext:value-type="date">
            <text:p>2019-10-22 12:58:02</text:p>
          </table:table-cell>
          <table:table-cell table:style-name="ce7" table:formula="of:=[.A921]" office:value-type="date" office:date-value="2019-10-22T12:58:01.762025" calcext:value-type="date">
            <text:p>2019-10-22 12:58:02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12:58:01.76202527247" calcext:value-type="date">
            <text:p>12/30/99 12:58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=0;[.G920]+2+1/[.$H$2];[.G920]+1/[.$H$2])" office:value-type="float" office:value="15.3000000000003" calcext:value-type="float">
            <text:p>15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2]))" office:value-type="date" office:date-value="2019-10-22T12:51:54.334345" calcext:value-type="date">
            <text:p>2019-10-22 12:51:54</text:p>
          </table:table-cell>
          <table:table-cell table:style-name="ce7" table:formula="of:=[.A922]" office:value-type="date" office:date-value="2019-10-22T12:51:54.334345" calcext:value-type="date">
            <text:p>2019-10-22 12:51:54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12:51:54.33434486389" calcext:value-type="date">
            <text:p>12/30/99 12:51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=0;[.G921]+2+1/[.$H$2];[.G921]+1/[.$H$2])" office:value-type="float" office:value="15.316666666667" calcext:value-type="float">
            <text:p>15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3]))" office:value-type="date" office:date-value="2019-10-22T12:46:49.905796" calcext:value-type="date">
            <text:p>2019-10-22 12:46:50</text:p>
          </table:table-cell>
          <table:table-cell table:style-name="ce7" table:formula="of:=[.A923]" office:value-type="date" office:date-value="2019-10-22T12:46:49.905796" calcext:value-type="date">
            <text:p>2019-10-22 12:46:50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12:46:49.90579593927" calcext:value-type="date">
            <text:p>12/30/99 12:46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=0;[.G922]+2+1/[.$H$2];[.G922]+1/[.$H$2])" office:value-type="float" office:value="15.3333333333337" calcext:value-type="float">
            <text:p>15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4]))" office:value-type="date" office:date-value="2019-10-22T13:03:43.832518" calcext:value-type="date">
            <text:p>2019-10-22 13:03:44</text:p>
          </table:table-cell>
          <table:table-cell table:style-name="ce7" table:formula="of:=[.A924]" office:value-type="date" office:date-value="2019-10-22T13:03:43.832518" calcext:value-type="date">
            <text:p>2019-10-22 13:03:44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13:03:43.83251823485" calcext:value-type="date">
            <text:p>12/30/99 01:03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=0;[.G923]+2+1/[.$H$2];[.G923]+1/[.$H$2])" office:value-type="float" office:value="15.3500000000003" calcext:value-type="float">
            <text:p>15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5]))" office:value-type="date" office:date-value="2019-10-22T12:46:24.348616" calcext:value-type="date">
            <text:p>2019-10-22 12:46:24</text:p>
          </table:table-cell>
          <table:table-cell table:style-name="ce7" table:formula="of:=[.A925]" office:value-type="date" office:date-value="2019-10-22T12:46:24.348616" calcext:value-type="date">
            <text:p>2019-10-22 12:46:24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12:46:24.34861586429" calcext:value-type="date">
            <text:p>12/30/99 12:46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=0;[.G924]+2+1/[.$H$2];[.G924]+1/[.$H$2])" office:value-type="float" office:value="15.366666666667" calcext:value-type="float">
            <text:p>15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6]))" office:value-type="date" office:date-value="2019-10-22T12:54:50.076271" calcext:value-type="date">
            <text:p>2019-10-22 12:54:50</text:p>
          </table:table-cell>
          <table:table-cell table:style-name="ce7" table:formula="of:=[.A926]" office:value-type="date" office:date-value="2019-10-22T12:54:50.076271" calcext:value-type="date">
            <text:p>2019-10-22 12:54:50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12:54:50.07627095561" calcext:value-type="date">
            <text:p>12/30/99 12:54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=0;[.G925]+2+1/[.$H$2];[.G925]+1/[.$H$2])" office:value-type="float" office:value="15.3833333333337" calcext:value-type="float">
            <text:p>15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7]))" office:value-type="date" office:date-value="2019-10-22T13:13:59.186195" calcext:value-type="date">
            <text:p>2019-10-22 13:13:59</text:p>
          </table:table-cell>
          <table:table-cell table:style-name="ce7" table:formula="of:=[.A927]" office:value-type="date" office:date-value="2019-10-22T13:13:59.186195" calcext:value-type="date">
            <text:p>2019-10-22 13:13:59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13:13:59.18619495817" calcext:value-type="date">
            <text:p>12/30/99 01:13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=0;[.G926]+2+1/[.$H$2];[.G926]+1/[.$H$2])" office:value-type="float" office:value="15.4000000000003" calcext:value-type="float">
            <text:p>15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8]))" office:value-type="date" office:date-value="2019-10-22T13:12:25.440557" calcext:value-type="date">
            <text:p>2019-10-22 13:12:25</text:p>
          </table:table-cell>
          <table:table-cell table:style-name="ce7" table:formula="of:=[.A928]" office:value-type="date" office:date-value="2019-10-22T13:12:25.440557" calcext:value-type="date">
            <text:p>2019-10-22 13:12:25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13:12:25.44055704027" calcext:value-type="date">
            <text:p>12/30/99 01:12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=0;[.G927]+2+1/[.$H$2];[.G927]+1/[.$H$2])" office:value-type="float" office:value="15.416666666667" calcext:value-type="float">
            <text:p>15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9]))" office:value-type="date" office:date-value="2019-10-22T13:15:46.520335" calcext:value-type="date">
            <text:p>2019-10-22 13:15:47</text:p>
          </table:table-cell>
          <table:table-cell table:style-name="ce7" table:formula="of:=[.A929]" office:value-type="date" office:date-value="2019-10-22T13:15:46.520335" calcext:value-type="date">
            <text:p>2019-10-22 13:15:47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13:15:46.52033478487" calcext:value-type="date">
            <text:p>12/30/99 01:15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=0;[.G928]+2+1/[.$H$2];[.G928]+1/[.$H$2])" office:value-type="float" office:value="15.4333333333337" calcext:value-type="float">
            <text:p>15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0]))" office:value-type="date" office:date-value="2019-10-22T13:17:02.83101" calcext:value-type="date">
            <text:p>2019-10-22 13:17:03</text:p>
          </table:table-cell>
          <table:table-cell table:style-name="ce7" table:formula="of:=[.A930]" office:value-type="date" office:date-value="2019-10-22T13:17:02.83101" calcext:value-type="date">
            <text:p>2019-10-22 13:17:03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13:17:02.8310095612" calcext:value-type="date">
            <text:p>12/30/99 01:17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=0;[.G929]+2+1/[.$H$2];[.G929]+1/[.$H$2])" office:value-type="float" office:value="15.4500000000003" calcext:value-type="float">
            <text:p>15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1]))" office:value-type="date" office:date-value="2019-10-22T13:12:43.920077" calcext:value-type="date">
            <text:p>2019-10-22 13:12:44</text:p>
          </table:table-cell>
          <table:table-cell table:style-name="ce7" table:formula="of:=[.A931]" office:value-type="date" office:date-value="2019-10-22T13:12:43.920077" calcext:value-type="date">
            <text:p>2019-10-22 13:12:44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13:12:43.92007672694" calcext:value-type="date">
            <text:p>12/30/99 01:12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=0;[.G930]+2+1/[.$H$2];[.G930]+1/[.$H$2])" office:value-type="float" office:value="15.466666666667" calcext:value-type="float">
            <text:p>15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2]))" office:value-type="date" office:date-value="2019-10-22T12:43:14.955828" calcext:value-type="date">
            <text:p>2019-10-22 12:43:15</text:p>
          </table:table-cell>
          <table:table-cell table:style-name="ce7" table:formula="of:=[.A932]" office:value-type="date" office:date-value="2019-10-22T12:43:14.955828" calcext:value-type="date">
            <text:p>2019-10-22 12:43:15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12:43:14.95582776144" calcext:value-type="date">
            <text:p>12/30/99 12:43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=0;[.G931]+2+1/[.$H$2];[.G931]+1/[.$H$2])" office:value-type="float" office:value="15.4833333333337" calcext:value-type="float">
            <text:p>15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3]))" office:value-type="date" office:date-value="2019-10-22T12:37:27.069218" calcext:value-type="date">
            <text:p>2019-10-22 12:37:27</text:p>
          </table:table-cell>
          <table:table-cell table:style-name="ce7" table:formula="of:=[.A933]" office:value-type="date" office:date-value="2019-10-22T12:37:27.069218" calcext:value-type="date">
            <text:p>2019-10-22 12:37:27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12:37:27.06921831239" calcext:value-type="date">
            <text:p>12/30/99 12:37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=0;[.G932]+2+1/[.$H$2];[.G932]+1/[.$H$2])" office:value-type="float" office:value="15.5000000000003" calcext:value-type="float">
            <text:p>15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4]))" office:value-type="date" office:date-value="2019-10-22T13:12:57.328773" calcext:value-type="date">
            <text:p>2019-10-22 13:12:57</text:p>
          </table:table-cell>
          <table:table-cell table:style-name="ce7" table:formula="of:=[.A934]" office:value-type="date" office:date-value="2019-10-22T13:12:57.328773" calcext:value-type="date">
            <text:p>2019-10-22 13:12:57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13:12:57.32877298258" calcext:value-type="date">
            <text:p>12/30/99 01:12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=0;[.G933]+2+1/[.$H$2];[.G933]+1/[.$H$2])" office:value-type="float" office:value="15.516666666667" calcext:value-type="float">
            <text:p>15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5]))" office:value-type="date" office:date-value="2019-10-22T12:23:25.290895" calcext:value-type="date">
            <text:p>2019-10-22 12:23:25</text:p>
          </table:table-cell>
          <table:table-cell table:style-name="ce7" table:formula="of:=[.A935]" office:value-type="date" office:date-value="2019-10-22T12:23:25.290895" calcext:value-type="date">
            <text:p>2019-10-22 12:23:25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12:23:25.29089528136" calcext:value-type="date">
            <text:p>12/30/99 12:23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=0;[.G934]+2+1/[.$H$2];[.G934]+1/[.$H$2])" office:value-type="float" office:value="15.5333333333337" calcext:value-type="float">
            <text:p>15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6]))" office:value-type="date" office:date-value="2019-10-22T12:57:21.148029" calcext:value-type="date">
            <text:p>2019-10-22 12:57:21</text:p>
          </table:table-cell>
          <table:table-cell table:style-name="ce7" table:formula="of:=[.A936]" office:value-type="date" office:date-value="2019-10-22T12:57:21.148029" calcext:value-type="date">
            <text:p>2019-10-22 12:57:21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12:57:21.14802873228" calcext:value-type="date">
            <text:p>12/30/99 12:57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=0;[.G935]+2+1/[.$H$2];[.G935]+1/[.$H$2])" office:value-type="float" office:value="15.5500000000004" calcext:value-type="float">
            <text:p>15,5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7]))" office:value-type="date" office:date-value="2019-10-22T12:46:28.140589" calcext:value-type="date">
            <text:p>2019-10-22 12:46:28</text:p>
          </table:table-cell>
          <table:table-cell table:style-name="ce7" table:formula="of:=[.A937]" office:value-type="date" office:date-value="2019-10-22T12:46:28.140589" calcext:value-type="date">
            <text:p>2019-10-22 12:46:28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12:46:28.14058948774" calcext:value-type="date">
            <text:p>12/30/99 12:46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=0;[.G936]+2+1/[.$H$2];[.G936]+1/[.$H$2])" office:value-type="float" office:value="15.566666666667" calcext:value-type="float">
            <text:p>15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8]))" office:value-type="date" office:date-value="2019-10-22T12:41:03.880862" calcext:value-type="date">
            <text:p>2019-10-22 12:41:04</text:p>
          </table:table-cell>
          <table:table-cell table:style-name="ce7" table:formula="of:=[.A938]" office:value-type="date" office:date-value="2019-10-22T12:41:03.880862" calcext:value-type="date">
            <text:p>2019-10-22 12:41:04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12:41:03.88086166698" calcext:value-type="date">
            <text:p>12/30/99 12:41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=0;[.G937]+2+1/[.$H$2];[.G937]+1/[.$H$2])" office:value-type="float" office:value="15.5833333333337" calcext:value-type="float">
            <text:p>15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9]))" office:value-type="date" office:date-value="2019-10-22T12:59:45.093483" calcext:value-type="date">
            <text:p>2019-10-22 12:59:45</text:p>
          </table:table-cell>
          <table:table-cell table:style-name="ce7" table:formula="of:=[.A939]" office:value-type="date" office:date-value="2019-10-22T12:59:45.093483" calcext:value-type="date">
            <text:p>2019-10-22 12:59:45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12:59:45.09348300286" calcext:value-type="date">
            <text:p>12/30/99 12:59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=0;[.G938]+2+1/[.$H$2];[.G938]+1/[.$H$2])" office:value-type="float" office:value="15.6000000000004" calcext:value-type="float">
            <text:p>15,6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0]))" office:value-type="date" office:date-value="2019-10-22T13:17:53.529638" calcext:value-type="date">
            <text:p>2019-10-22 13:17:54</text:p>
          </table:table-cell>
          <table:table-cell table:style-name="ce7" table:formula="of:=[.A940]" office:value-type="date" office:date-value="2019-10-22T13:17:53.529638" calcext:value-type="date">
            <text:p>2019-10-22 13:17:54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13:17:53.52963758167" calcext:value-type="date">
            <text:p>12/30/99 01:17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=0;[.G939]+2+1/[.$H$2];[.G939]+1/[.$H$2])" office:value-type="float" office:value="15.616666666667" calcext:value-type="float">
            <text:p>15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1]))" office:value-type="date" office:date-value="2019-10-22T12:56:53.333748" calcext:value-type="date">
            <text:p>2019-10-22 12:56:53</text:p>
          </table:table-cell>
          <table:table-cell table:style-name="ce7" table:formula="of:=[.A941]" office:value-type="date" office:date-value="2019-10-22T12:56:53.333748" calcext:value-type="date">
            <text:p>2019-10-22 12:56:53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12:56:53.33374839742" calcext:value-type="date">
            <text:p>12/30/99 12:56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=0;[.G940]+2+1/[.$H$2];[.G940]+1/[.$H$2])" office:value-type="float" office:value="15.6333333333337" calcext:value-type="float">
            <text:p>15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2]))" office:value-type="date" office:date-value="2019-10-22T12:45:20.727127" calcext:value-type="date">
            <text:p>2019-10-22 12:45:21</text:p>
          </table:table-cell>
          <table:table-cell table:style-name="ce7" table:formula="of:=[.A942]" office:value-type="date" office:date-value="2019-10-22T12:45:20.727127" calcext:value-type="date">
            <text:p>2019-10-22 12:45:21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12:45:20.72712681256" calcext:value-type="date">
            <text:p>12/30/99 12:45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=0;[.G941]+2+1/[.$H$2];[.G941]+1/[.$H$2])" office:value-type="float" office:value="15.6500000000004" calcext:value-type="float">
            <text:p>15,6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3]))" office:value-type="date" office:date-value="2019-10-22T12:45:36.527575" calcext:value-type="date">
            <text:p>2019-10-22 12:45:37</text:p>
          </table:table-cell>
          <table:table-cell table:style-name="ce7" table:formula="of:=[.A943]" office:value-type="date" office:date-value="2019-10-22T12:45:36.527575" calcext:value-type="date">
            <text:p>2019-10-22 12:45:37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12:45:36.52757545933" calcext:value-type="date">
            <text:p>12/30/99 12:45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=0;[.G942]+2+1/[.$H$2];[.G942]+1/[.$H$2])" office:value-type="float" office:value="15.666666666667" calcext:value-type="float">
            <text:p>15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4]))" office:value-type="date" office:date-value="2019-10-22T13:10:41.403635" calcext:value-type="date">
            <text:p>2019-10-22 13:10:41</text:p>
          </table:table-cell>
          <table:table-cell table:style-name="ce7" table:formula="of:=[.A944]" office:value-type="date" office:date-value="2019-10-22T13:10:41.403635" calcext:value-type="date">
            <text:p>2019-10-22 13:10:41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13:10:41.40363454353" calcext:value-type="date">
            <text:p>12/30/99 01:10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=0;[.G943]+2+1/[.$H$2];[.G943]+1/[.$H$2])" office:value-type="float" office:value="15.6833333333337" calcext:value-type="float">
            <text:p>15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5]))" office:value-type="date" office:date-value="2019-10-22T13:11:11.579199" calcext:value-type="date">
            <text:p>2019-10-22 13:11:12</text:p>
          </table:table-cell>
          <table:table-cell table:style-name="ce7" table:formula="of:=[.A945]" office:value-type="date" office:date-value="2019-10-22T13:11:11.579199" calcext:value-type="date">
            <text:p>2019-10-22 13:11:12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13:11:11.57919947058" calcext:value-type="date">
            <text:p>12/30/99 01:11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=0;[.G944]+2+1/[.$H$2];[.G944]+1/[.$H$2])" office:value-type="float" office:value="15.7000000000004" calcext:value-type="float">
            <text:p>15,7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6]))" office:value-type="date" office:date-value="2019-10-22T13:02:43.413768" calcext:value-type="date">
            <text:p>2019-10-22 13:02:43</text:p>
          </table:table-cell>
          <table:table-cell table:style-name="ce7" table:formula="of:=[.A946]" office:value-type="date" office:date-value="2019-10-22T13:02:43.413768" calcext:value-type="date">
            <text:p>2019-10-22 13:02:43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13:02:43.41376842465" calcext:value-type="date">
            <text:p>12/30/99 01:02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=0;[.G945]+2+1/[.$H$2];[.G945]+1/[.$H$2])" office:value-type="float" office:value="15.716666666667" calcext:value-type="float">
            <text:p>15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7]))" office:value-type="date" office:date-value="2019-10-22T12:43:18.202246" calcext:value-type="date">
            <text:p>2019-10-22 12:43:18</text:p>
          </table:table-cell>
          <table:table-cell table:style-name="ce7" table:formula="of:=[.A947]" office:value-type="date" office:date-value="2019-10-22T12:43:18.202246" calcext:value-type="date">
            <text:p>2019-10-22 12:43:18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12:43:18.20224572904" calcext:value-type="date">
            <text:p>12/30/99 12:43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=0;[.G946]+2+1/[.$H$2];[.G946]+1/[.$H$2])" office:value-type="float" office:value="15.7333333333337" calcext:value-type="float">
            <text:p>15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8]))" office:value-type="date" office:date-value="2019-10-22T12:59:15.200846" calcext:value-type="date">
            <text:p>2019-10-22 12:59:15</text:p>
          </table:table-cell>
          <table:table-cell table:style-name="ce7" table:formula="of:=[.A948]" office:value-type="date" office:date-value="2019-10-22T12:59:15.200846" calcext:value-type="date">
            <text:p>2019-10-22 12:59:15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12:59:15.2008462837" calcext:value-type="date">
            <text:p>12/30/99 12:59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=0;[.G947]+2+1/[.$H$2];[.G947]+1/[.$H$2])" office:value-type="float" office:value="15.7500000000004" calcext:value-type="float">
            <text:p>15,7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9]))" office:value-type="date" office:date-value="2019-10-22T12:56:03.75109" calcext:value-type="date">
            <text:p>2019-10-22 12:56:04</text:p>
          </table:table-cell>
          <table:table-cell table:style-name="ce7" table:formula="of:=[.A949]" office:value-type="date" office:date-value="2019-10-22T12:56:03.75109" calcext:value-type="date">
            <text:p>2019-10-22 12:56:04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12:56:03.75109010842" calcext:value-type="date">
            <text:p>12/30/99 12:56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=0;[.G948]+2+1/[.$H$2];[.G948]+1/[.$H$2])" office:value-type="float" office:value="15.766666666667" calcext:value-type="float">
            <text:p>15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0]))" office:value-type="date" office:date-value="2019-10-22T13:14:55.452368" calcext:value-type="date">
            <text:p>2019-10-22 13:14:55</text:p>
          </table:table-cell>
          <table:table-cell table:style-name="ce7" table:formula="of:=[.A950]" office:value-type="date" office:date-value="2019-10-22T13:14:55.452368" calcext:value-type="date">
            <text:p>2019-10-22 13:14:55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13:14:55.45236846898" calcext:value-type="date">
            <text:p>12/30/99 01:14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=0;[.G949]+2+1/[.$H$2];[.G949]+1/[.$H$2])" office:value-type="float" office:value="15.7833333333337" calcext:value-type="float">
            <text:p>15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1]))" office:value-type="date" office:date-value="2019-10-22T12:50:53.710421" calcext:value-type="date">
            <text:p>2019-10-22 12:50:54</text:p>
          </table:table-cell>
          <table:table-cell table:style-name="ce7" table:formula="of:=[.A951]" office:value-type="date" office:date-value="2019-10-22T12:50:53.710421" calcext:value-type="date">
            <text:p>2019-10-22 12:50:54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12:50:53.71042052284" calcext:value-type="date">
            <text:p>12/30/99 12:50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=0;[.G950]+2+1/[.$H$2];[.G950]+1/[.$H$2])" office:value-type="float" office:value="15.8000000000004" calcext:value-type="float">
            <text:p>15,8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2]))" office:value-type="date" office:date-value="2019-10-22T13:23:45.013912" calcext:value-type="date">
            <text:p>2019-10-22 13:23:45</text:p>
          </table:table-cell>
          <table:table-cell table:style-name="ce7" table:formula="of:=[.A952]" office:value-type="date" office:date-value="2019-10-22T13:23:45.013912" calcext:value-type="date">
            <text:p>2019-10-22 13:23:45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13:23:45.01391221303" calcext:value-type="date">
            <text:p>12/30/99 01:23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=0;[.G951]+2+1/[.$H$2];[.G951]+1/[.$H$2])" office:value-type="float" office:value="15.816666666667" calcext:value-type="float">
            <text:p>15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3]))" office:value-type="date" office:date-value="2019-10-22T13:06:46.465688" calcext:value-type="date">
            <text:p>2019-10-22 13:06:46</text:p>
          </table:table-cell>
          <table:table-cell table:style-name="ce7" table:formula="of:=[.A953]" office:value-type="date" office:date-value="2019-10-22T13:06:46.465688" calcext:value-type="date">
            <text:p>2019-10-22 13:06:46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13:06:46.46568825468" calcext:value-type="date">
            <text:p>12/30/99 01:06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=0;[.G952]+2+1/[.$H$2];[.G952]+1/[.$H$2])" office:value-type="float" office:value="15.8333333333337" calcext:value-type="float">
            <text:p>15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4]))" office:value-type="date" office:date-value="2019-10-22T13:18:03.112107" calcext:value-type="date">
            <text:p>2019-10-22 13:18:03</text:p>
          </table:table-cell>
          <table:table-cell table:style-name="ce7" table:formula="of:=[.A954]" office:value-type="date" office:date-value="2019-10-22T13:18:03.112107" calcext:value-type="date">
            <text:p>2019-10-22 13:18:03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13:18:03.11210735701" calcext:value-type="date">
            <text:p>12/30/99 01:18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=0;[.G953]+2+1/[.$H$2];[.G953]+1/[.$H$2])" office:value-type="float" office:value="15.8500000000004" calcext:value-type="float">
            <text:p>15,8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5]))" office:value-type="date" office:date-value="2019-10-22T13:09:13.178198" calcext:value-type="date">
            <text:p>2019-10-22 13:09:13</text:p>
          </table:table-cell>
          <table:table-cell table:style-name="ce7" table:formula="of:=[.A955]" office:value-type="date" office:date-value="2019-10-22T13:09:13.178198" calcext:value-type="date">
            <text:p>2019-10-22 13:09:13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13:09:13.17819840275" calcext:value-type="date">
            <text:p>12/30/99 01:09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=0;[.G954]+2+1/[.$H$2];[.G954]+1/[.$H$2])" office:value-type="float" office:value="15.866666666667" calcext:value-type="float">
            <text:p>15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6]))" office:value-type="date" office:date-value="2019-10-22T12:57:30.053415" calcext:value-type="date">
            <text:p>2019-10-22 12:57:30</text:p>
          </table:table-cell>
          <table:table-cell table:style-name="ce7" table:formula="of:=[.A956]" office:value-type="date" office:date-value="2019-10-22T12:57:30.053415" calcext:value-type="date">
            <text:p>2019-10-22 12:57:30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12:57:30.05341507494" calcext:value-type="date">
            <text:p>12/30/99 12:57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=0;[.G955]+2+1/[.$H$2];[.G955]+1/[.$H$2])" office:value-type="float" office:value="15.8833333333337" calcext:value-type="float">
            <text:p>15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7]))" office:value-type="date" office:date-value="2019-10-22T12:50:11.096523" calcext:value-type="date">
            <text:p>2019-10-22 12:50:11</text:p>
          </table:table-cell>
          <table:table-cell table:style-name="ce7" table:formula="of:=[.A957]" office:value-type="date" office:date-value="2019-10-22T12:50:11.096523" calcext:value-type="date">
            <text:p>2019-10-22 12:50:11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12:50:11.09652346931" calcext:value-type="date">
            <text:p>12/30/99 12:50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=0;[.G956]+2+1/[.$H$2];[.G956]+1/[.$H$2])" office:value-type="float" office:value="15.9000000000004" calcext:value-type="float">
            <text:p>15,9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8]))" office:value-type="date" office:date-value="2019-10-22T12:59:05.11148" calcext:value-type="date">
            <text:p>2019-10-22 12:59:05</text:p>
          </table:table-cell>
          <table:table-cell table:style-name="ce7" table:formula="of:=[.A958]" office:value-type="date" office:date-value="2019-10-22T12:59:05.11148" calcext:value-type="date">
            <text:p>2019-10-22 12:59:05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12:59:05.11147986632" calcext:value-type="date">
            <text:p>12/30/99 12:59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=0;[.G957]+2+1/[.$H$2];[.G957]+1/[.$H$2])" office:value-type="float" office:value="15.916666666667" calcext:value-type="float">
            <text:p>15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9]))" office:value-type="date" office:date-value="2019-10-22T12:32:38.976707" calcext:value-type="date">
            <text:p>2019-10-22 12:32:39</text:p>
          </table:table-cell>
          <table:table-cell table:style-name="ce7" table:formula="of:=[.A959]" office:value-type="date" office:date-value="2019-10-22T12:32:38.976707" calcext:value-type="date">
            <text:p>2019-10-22 12:32:39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12:32:38.97670718841" calcext:value-type="date">
            <text:p>12/30/99 12:32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=0;[.G958]+2+1/[.$H$2];[.G958]+1/[.$H$2])" office:value-type="float" office:value="15.9333333333337" calcext:value-type="float">
            <text:p>15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0]))" office:value-type="date" office:date-value="2019-10-22T12:46:04.165025" calcext:value-type="date">
            <text:p>2019-10-22 12:46:04</text:p>
          </table:table-cell>
          <table:table-cell table:style-name="ce7" table:formula="of:=[.A960]" office:value-type="date" office:date-value="2019-10-22T12:46:04.165025" calcext:value-type="date">
            <text:p>2019-10-22 12:46:04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12:46:04.16502487846" calcext:value-type="date">
            <text:p>12/30/99 12:46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=0;[.G959]+2+1/[.$H$2];[.G959]+1/[.$H$2])" office:value-type="float" office:value="15.9500000000004" calcext:value-type="float">
            <text:p>15,9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1]))" office:value-type="date" office:date-value="2019-10-22T13:26:40.684049" calcext:value-type="date">
            <text:p>2019-10-22 13:26:41</text:p>
          </table:table-cell>
          <table:table-cell table:style-name="ce7" table:formula="of:=[.A961]" office:value-type="date" office:date-value="2019-10-22T13:26:40.684049" calcext:value-type="date">
            <text:p>2019-10-22 13:26:41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13:26:40.68404856138" calcext:value-type="date">
            <text:p>12/30/99 01:26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=0;[.G960]+2+1/[.$H$2];[.G960]+1/[.$H$2])" office:value-type="float" office:value="15.966666666667" calcext:value-type="float">
            <text:p>15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2]))" office:value-type="date" office:date-value="2019-10-22T13:25:13.233647" calcext:value-type="date">
            <text:p>2019-10-22 13:25:13</text:p>
          </table:table-cell>
          <table:table-cell table:style-name="ce7" table:formula="of:=[.A962]" office:value-type="date" office:date-value="2019-10-22T13:25:13.233647" calcext:value-type="date">
            <text:p>2019-10-22 13:25:13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13:25:13.23364719283" calcext:value-type="date">
            <text:p>12/30/99 01:25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=0;[.G961]+2+1/[.$H$2];[.G961]+1/[.$H$2])" office:value-type="float" office:value="15.9833333333337" calcext:value-type="float">
            <text:p>15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3]))" office:value-type="date" office:date-value="2019-10-23T13:47:15.70527" calcext:value-type="date">
            <text:p>2019-10-23 13:47:16</text:p>
          </table:table-cell>
          <table:table-cell table:style-name="ce7" table:formula="of:=[.A963]" office:value-type="date" office:date-value="2019-10-23T13:47:15.70527" calcext:value-type="date">
            <text:p>2019-10-23 13:47:16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13:47:15.70526980329" calcext:value-type="date">
            <text:p>12/30/99 01:47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=0;[.G962]+2+1/[.$H$2];[.G962]+1/[.$H$2])" office:value-type="float" office:value="16.0000000000004" calcext:value-type="float">
            <text:p>16,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4]))" office:value-type="date" office:date-value="2019-10-23T12:45:04.733896" calcext:value-type="date">
            <text:p>2019-10-23 12:45:05</text:p>
          </table:table-cell>
          <table:table-cell table:style-name="ce7" table:formula="of:=[.A964]" office:value-type="date" office:date-value="2019-10-23T12:45:04.733896" calcext:value-type="date">
            <text:p>2019-10-23 12:45:05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12:45:04.73389606923" calcext:value-type="date">
            <text:p>12/30/99 12:45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=0;[.G963]+2+1/[.$H$2];[.G963]+1/[.$H$2])" office:value-type="float" office:value="16.016666666667" calcext:value-type="float">
            <text:p>16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5]))" office:value-type="date" office:date-value="2019-10-23T12:41:22.721398" calcext:value-type="date">
            <text:p>2019-10-23 12:41:23</text:p>
          </table:table-cell>
          <table:table-cell table:style-name="ce7" table:formula="of:=[.A965]" office:value-type="date" office:date-value="2019-10-23T12:41:22.721398" calcext:value-type="date">
            <text:p>2019-10-23 12:41:23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12:41:22.72139830515" calcext:value-type="date">
            <text:p>12/30/99 12:41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=0;[.G964]+2+1/[.$H$2];[.G964]+1/[.$H$2])" office:value-type="float" office:value="16.0333333333337" calcext:value-type="float">
            <text:p>16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6]))" office:value-type="date" office:date-value="2019-10-23T13:01:01.35" calcext:value-type="date">
            <text:p>2019-10-23 13:01:01</text:p>
          </table:table-cell>
          <table:table-cell table:style-name="ce7" table:formula="of:=[.A966]" office:value-type="date" office:date-value="2019-10-23T13:01:01.35" calcext:value-type="date">
            <text:p>2019-10-23 13:01:01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13:01:01.35000020731" calcext:value-type="date">
            <text:p>12/30/99 01:01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=0;[.G965]+2+1/[.$H$2];[.G965]+1/[.$H$2])" office:value-type="float" office:value="16.0500000000004" calcext:value-type="float">
            <text:p>16,0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7]))" office:value-type="date" office:date-value="2019-10-23T12:50:01.229375" calcext:value-type="date">
            <text:p>2019-10-23 12:50:01</text:p>
          </table:table-cell>
          <table:table-cell table:style-name="ce7" table:formula="of:=[.A967]" office:value-type="date" office:date-value="2019-10-23T12:50:01.229375" calcext:value-type="date">
            <text:p>2019-10-23 12:50:01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12:50:01.2293753447" calcext:value-type="date">
            <text:p>12/30/99 12:50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=0;[.G966]+2+1/[.$H$2];[.G966]+1/[.$H$2])" office:value-type="float" office:value="16.066666666667" calcext:value-type="float">
            <text:p>16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8]))" office:value-type="date" office:date-value="2019-10-23T13:05:50.007163" calcext:value-type="date">
            <text:p>2019-10-23 13:05:50</text:p>
          </table:table-cell>
          <table:table-cell table:style-name="ce7" table:formula="of:=[.A968]" office:value-type="date" office:date-value="2019-10-23T13:05:50.007163" calcext:value-type="date">
            <text:p>2019-10-23 13:05:50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13:05:50.00716263894" calcext:value-type="date">
            <text:p>12/30/99 01:05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=0;[.G967]+2+1/[.$H$2];[.G967]+1/[.$H$2])" office:value-type="float" office:value="16.0833333333337" calcext:value-type="float">
            <text:p>16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9]))" office:value-type="date" office:date-value="2019-10-23T12:44:21.73726" calcext:value-type="date">
            <text:p>2019-10-23 12:44:22</text:p>
          </table:table-cell>
          <table:table-cell table:style-name="ce7" table:formula="of:=[.A969]" office:value-type="date" office:date-value="2019-10-23T12:44:21.73726" calcext:value-type="date">
            <text:p>2019-10-23 12:44:22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12:44:21.73725994304" calcext:value-type="date">
            <text:p>12/30/99 12:44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=0;[.G968]+2+1/[.$H$2];[.G968]+1/[.$H$2])" office:value-type="float" office:value="16.1000000000004" calcext:value-type="float">
            <text:p>16,1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0]))" office:value-type="date" office:date-value="2019-10-23T12:58:35.902954" calcext:value-type="date">
            <text:p>2019-10-23 12:58:36</text:p>
          </table:table-cell>
          <table:table-cell table:style-name="ce7" table:formula="of:=[.A970]" office:value-type="date" office:date-value="2019-10-23T12:58:35.902954" calcext:value-type="date">
            <text:p>2019-10-23 12:58:36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12:58:35.90295354836" calcext:value-type="date">
            <text:p>12/30/99 12:58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=0;[.G969]+2+1/[.$H$2];[.G969]+1/[.$H$2])" office:value-type="float" office:value="16.116666666667" calcext:value-type="float">
            <text:p>16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1]))" office:value-type="date" office:date-value="2019-10-23T12:44:30.277748" calcext:value-type="date">
            <text:p>2019-10-23 12:44:30</text:p>
          </table:table-cell>
          <table:table-cell table:style-name="ce7" table:formula="of:=[.A971]" office:value-type="date" office:date-value="2019-10-23T12:44:30.277748" calcext:value-type="date">
            <text:p>2019-10-23 12:44:30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12:44:30.27774809394" calcext:value-type="date">
            <text:p>12/30/99 12:44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=0;[.G970]+2+1/[.$H$2];[.G970]+1/[.$H$2])" office:value-type="float" office:value="16.1333333333337" calcext:value-type="float">
            <text:p>16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2]))" office:value-type="date" office:date-value="2019-10-23T12:43:05.378998" calcext:value-type="date">
            <text:p>2019-10-23 12:43:05</text:p>
          </table:table-cell>
          <table:table-cell table:style-name="ce7" table:formula="of:=[.A972]" office:value-type="date" office:date-value="2019-10-23T12:43:05.378998" calcext:value-type="date">
            <text:p>2019-10-23 12:43:05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12:43:05.37899816874" calcext:value-type="date">
            <text:p>12/30/99 12:43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=0;[.G971]+2+1/[.$H$2];[.G971]+1/[.$H$2])" office:value-type="float" office:value="16.1500000000004" calcext:value-type="float">
            <text:p>16,1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3]))" office:value-type="date" office:date-value="2019-10-23T13:13:12.505541" calcext:value-type="date">
            <text:p>2019-10-23 13:13:13</text:p>
          </table:table-cell>
          <table:table-cell table:style-name="ce7" table:formula="of:=[.A973]" office:value-type="date" office:date-value="2019-10-23T13:13:12.505541" calcext:value-type="date">
            <text:p>2019-10-23 13:13:13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13:13:12.50554139726" calcext:value-type="date">
            <text:p>12/30/99 01:13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=0;[.G972]+2+1/[.$H$2];[.G972]+1/[.$H$2])" office:value-type="float" office:value="16.166666666667" calcext:value-type="float">
            <text:p>16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4]))" office:value-type="date" office:date-value="2019-10-23T12:38:45.283518" calcext:value-type="date">
            <text:p>2019-10-23 12:38:45</text:p>
          </table:table-cell>
          <table:table-cell table:style-name="ce7" table:formula="of:=[.A974]" office:value-type="date" office:date-value="2019-10-23T12:38:45.283518" calcext:value-type="date">
            <text:p>2019-10-23 12:38:45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12:38:45.28351822402" calcext:value-type="date">
            <text:p>12/30/99 12:38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=0;[.G973]+2+1/[.$H$2];[.G973]+1/[.$H$2])" office:value-type="float" office:value="16.1833333333337" calcext:value-type="float">
            <text:p>16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5]))" office:value-type="date" office:date-value="2019-10-23T12:49:49.509695" calcext:value-type="date">
            <text:p>2019-10-23 12:49:50</text:p>
          </table:table-cell>
          <table:table-cell table:style-name="ce7" table:formula="of:=[.A975]" office:value-type="date" office:date-value="2019-10-23T12:49:49.509695" calcext:value-type="date">
            <text:p>2019-10-23 12:49:50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12:49:49.5096950233" calcext:value-type="date">
            <text:p>12/30/99 12:49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=0;[.G974]+2+1/[.$H$2];[.G974]+1/[.$H$2])" office:value-type="float" office:value="16.2000000000004" calcext:value-type="float">
            <text:p>16,2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6]))" office:value-type="date" office:date-value="2019-10-23T12:50:48.928539" calcext:value-type="date">
            <text:p>2019-10-23 12:50:49</text:p>
          </table:table-cell>
          <table:table-cell table:style-name="ce7" table:formula="of:=[.A976]" office:value-type="date" office:date-value="2019-10-23T12:50:48.928539" calcext:value-type="date">
            <text:p>2019-10-23 12:50:49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12:50:48.92853889614" calcext:value-type="date">
            <text:p>12/30/99 12:50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=0;[.G975]+2+1/[.$H$2];[.G975]+1/[.$H$2])" office:value-type="float" office:value="16.216666666667" calcext:value-type="float">
            <text:p>16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7]))" office:value-type="date" office:date-value="2019-10-23T12:56:36.992031" calcext:value-type="date">
            <text:p>2019-10-23 12:56:37</text:p>
          </table:table-cell>
          <table:table-cell table:style-name="ce7" table:formula="of:=[.A977]" office:value-type="date" office:date-value="2019-10-23T12:56:36.992031" calcext:value-type="date">
            <text:p>2019-10-23 12:56:37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12:56:36.99203080963" calcext:value-type="date">
            <text:p>12/30/99 12:56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=0;[.G976]+2+1/[.$H$2];[.G976]+1/[.$H$2])" office:value-type="float" office:value="16.2333333333337" calcext:value-type="float">
            <text:p>16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8]))" office:value-type="date" office:date-value="2019-10-23T12:54:00.570208" calcext:value-type="date">
            <text:p>2019-10-23 12:54:01</text:p>
          </table:table-cell>
          <table:table-cell table:style-name="ce7" table:formula="of:=[.A978]" office:value-type="date" office:date-value="2019-10-23T12:54:00.570208" calcext:value-type="date">
            <text:p>2019-10-23 12:54:01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12:54:00.57020838372" calcext:value-type="date">
            <text:p>12/30/99 12:54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=0;[.G977]+2+1/[.$H$2];[.G977]+1/[.$H$2])" office:value-type="float" office:value="16.2500000000004" calcext:value-type="float">
            <text:p>16,2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9]))" office:value-type="date" office:date-value="2019-10-23T12:53:17.842831" calcext:value-type="date">
            <text:p>2019-10-23 12:53:18</text:p>
          </table:table-cell>
          <table:table-cell table:style-name="ce7" table:formula="of:=[.A979]" office:value-type="date" office:date-value="2019-10-23T12:53:17.842831" calcext:value-type="date">
            <text:p>2019-10-23 12:53:18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12:53:17.84283062909" calcext:value-type="date">
            <text:p>12/30/99 12:53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=0;[.G978]+2+1/[.$H$2];[.G978]+1/[.$H$2])" office:value-type="float" office:value="16.266666666667" calcext:value-type="float">
            <text:p>16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0]))" office:value-type="date" office:date-value="2019-10-23T13:29:19.205123" calcext:value-type="date">
            <text:p>2019-10-23 13:29:19</text:p>
          </table:table-cell>
          <table:table-cell table:style-name="ce7" table:formula="of:=[.A980]" office:value-type="date" office:date-value="2019-10-23T13:29:19.205123" calcext:value-type="date">
            <text:p>2019-10-23 13:29:19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13:29:19.20512345619" calcext:value-type="date">
            <text:p>12/30/99 01:29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=0;[.G979]+2+1/[.$H$2];[.G979]+1/[.$H$2])" office:value-type="float" office:value="16.2833333333337" calcext:value-type="float">
            <text:p>16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1]))" office:value-type="date" office:date-value="2019-10-23T13:21:11.932997" calcext:value-type="date">
            <text:p>2019-10-23 13:21:12</text:p>
          </table:table-cell>
          <table:table-cell table:style-name="ce7" table:formula="of:=[.A981]" office:value-type="date" office:date-value="2019-10-23T13:21:11.932997" calcext:value-type="date">
            <text:p>2019-10-23 13:21:12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13:21:11.93299715873" calcext:value-type="date">
            <text:p>12/30/99 01:21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=0;[.G980]+2+1/[.$H$2];[.G980]+1/[.$H$2])" office:value-type="float" office:value="16.3000000000004" calcext:value-type="float">
            <text:p>16,3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2]))" office:value-type="date" office:date-value="2019-10-23T13:04:06.921615" calcext:value-type="date">
            <text:p>2019-10-23 13:04:07</text:p>
          </table:table-cell>
          <table:table-cell table:style-name="ce7" table:formula="of:=[.A982]" office:value-type="date" office:date-value="2019-10-23T13:04:06.921615" calcext:value-type="date">
            <text:p>2019-10-23 13:04:07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13:04:06.92161486018" calcext:value-type="date">
            <text:p>12/30/99 01:04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=0;[.G981]+2+1/[.$H$2];[.G981]+1/[.$H$2])" office:value-type="float" office:value="16.316666666667" calcext:value-type="float">
            <text:p>16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3]))" office:value-type="date" office:date-value="2019-10-23T13:10:18.784805" calcext:value-type="date">
            <text:p>2019-10-23 13:10:19</text:p>
          </table:table-cell>
          <table:table-cell table:style-name="ce7" table:formula="of:=[.A983]" office:value-type="date" office:date-value="2019-10-23T13:10:18.784805" calcext:value-type="date">
            <text:p>2019-10-23 13:10:19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13:10:18.78480543382" calcext:value-type="date">
            <text:p>12/30/99 01:10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=0;[.G982]+2+1/[.$H$2];[.G982]+1/[.$H$2])" office:value-type="float" office:value="16.3333333333337" calcext:value-type="float">
            <text:p>16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4]))" office:value-type="date" office:date-value="2019-10-23T12:59:31.936568" calcext:value-type="date">
            <text:p>2019-10-23 12:59:32</text:p>
          </table:table-cell>
          <table:table-cell table:style-name="ce7" table:formula="of:=[.A984]" office:value-type="date" office:date-value="2019-10-23T12:59:31.936568" calcext:value-type="date">
            <text:p>2019-10-23 12:59:32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12:59:31.93656822201" calcext:value-type="date">
            <text:p>12/30/99 12:59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=0;[.G983]+2+1/[.$H$2];[.G983]+1/[.$H$2])" office:value-type="float" office:value="16.3500000000004" calcext:value-type="float">
            <text:p>16,3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5]))" office:value-type="date" office:date-value="2019-10-23T12:51:27.463799" calcext:value-type="date">
            <text:p>2019-10-23 12:51:27</text:p>
          </table:table-cell>
          <table:table-cell table:style-name="ce7" table:formula="of:=[.A985]" office:value-type="date" office:date-value="2019-10-23T12:51:27.463799" calcext:value-type="date">
            <text:p>2019-10-23 12:51:27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12:51:27.46379935183" calcext:value-type="date">
            <text:p>12/30/99 12:51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=0;[.G984]+2+1/[.$H$2];[.G984]+1/[.$H$2])" office:value-type="float" office:value="16.366666666667" calcext:value-type="float">
            <text:p>16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6]))" office:value-type="date" office:date-value="2019-10-23T12:37:25.622664" calcext:value-type="date">
            <text:p>2019-10-23 12:37:26</text:p>
          </table:table-cell>
          <table:table-cell table:style-name="ce7" table:formula="of:=[.A986]" office:value-type="date" office:date-value="2019-10-23T12:37:25.622664" calcext:value-type="date">
            <text:p>2019-10-23 12:37:26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12:37:25.62266359571" calcext:value-type="date">
            <text:p>12/30/99 12:37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=0;[.G985]+2+1/[.$H$2];[.G985]+1/[.$H$2])" office:value-type="float" office:value="16.3833333333337" calcext:value-type="float">
            <text:p>16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7]))" office:value-type="date" office:date-value="2019-10-23T12:44:31.646328" calcext:value-type="date">
            <text:p>2019-10-23 12:44:32</text:p>
          </table:table-cell>
          <table:table-cell table:style-name="ce7" table:formula="of:=[.A987]" office:value-type="date" office:date-value="2019-10-23T12:44:31.646328" calcext:value-type="date">
            <text:p>2019-10-23 12:44:32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12:44:31.64632847998" calcext:value-type="date">
            <text:p>12/30/99 12:44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=0;[.G986]+2+1/[.$H$2];[.G986]+1/[.$H$2])" office:value-type="float" office:value="16.4000000000004" calcext:value-type="float">
            <text:p>16,4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8]))" office:value-type="date" office:date-value="2019-10-23T12:34:25.917284" calcext:value-type="date">
            <text:p>2019-10-23 12:34:26</text:p>
          </table:table-cell>
          <table:table-cell table:style-name="ce7" table:formula="of:=[.A988]" office:value-type="date" office:date-value="2019-10-23T12:34:25.917284" calcext:value-type="date">
            <text:p>2019-10-23 12:34:26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12:34:25.91728397179" calcext:value-type="date">
            <text:p>12/30/99 12:34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=0;[.G987]+2+1/[.$H$2];[.G987]+1/[.$H$2])" office:value-type="float" office:value="16.416666666667" calcext:value-type="float">
            <text:p>16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9]))" office:value-type="date" office:date-value="2019-10-23T12:54:20.520115" calcext:value-type="date">
            <text:p>2019-10-23 12:54:21</text:p>
          </table:table-cell>
          <table:table-cell table:style-name="ce7" table:formula="of:=[.A989]" office:value-type="date" office:date-value="2019-10-23T12:54:20.520115" calcext:value-type="date">
            <text:p>2019-10-23 12:54:21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12:54:20.5201152619" calcext:value-type="date">
            <text:p>12/30/99 12:54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=0;[.G988]+2+1/[.$H$2];[.G988]+1/[.$H$2])" office:value-type="float" office:value="16.4333333333337" calcext:value-type="float">
            <text:p>16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0]))" office:value-type="date" office:date-value="2019-10-23T13:10:24.680391" calcext:value-type="date">
            <text:p>2019-10-23 13:10:25</text:p>
          </table:table-cell>
          <table:table-cell table:style-name="ce7" table:formula="of:=[.A990]" office:value-type="date" office:date-value="2019-10-23T13:10:24.680391" calcext:value-type="date">
            <text:p>2019-10-23 13:10:25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13:10:24.68039116357" calcext:value-type="date">
            <text:p>12/30/99 01:10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=0;[.G989]+2+1/[.$H$2];[.G989]+1/[.$H$2])" office:value-type="float" office:value="16.4500000000003" calcext:value-type="float">
            <text:p>16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1]))" office:value-type="date" office:date-value="2019-10-23T12:49:00.140304" calcext:value-type="date">
            <text:p>2019-10-23 12:49:00</text:p>
          </table:table-cell>
          <table:table-cell table:style-name="ce7" table:formula="of:=[.A991]" office:value-type="date" office:date-value="2019-10-23T12:49:00.140304" calcext:value-type="date">
            <text:p>2019-10-23 12:49:00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12:49:00.14030441176" calcext:value-type="date">
            <text:p>12/30/99 12:49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=0;[.G990]+2+1/[.$H$2];[.G990]+1/[.$H$2])" office:value-type="float" office:value="16.466666666667" calcext:value-type="float">
            <text:p>16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2]))" office:value-type="date" office:date-value="2019-10-23T12:50:43.830092" calcext:value-type="date">
            <text:p>2019-10-23 12:50:44</text:p>
          </table:table-cell>
          <table:table-cell table:style-name="ce7" table:formula="of:=[.A992]" office:value-type="date" office:date-value="2019-10-23T12:50:43.830092" calcext:value-type="date">
            <text:p>2019-10-23 12:50:44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12:50:43.83009227458" calcext:value-type="date">
            <text:p>12/30/99 12:50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=0;[.G991]+2+1/[.$H$2];[.G991]+1/[.$H$2])" office:value-type="float" office:value="16.4833333333337" calcext:value-type="float">
            <text:p>16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3]))" office:value-type="date" office:date-value="2019-10-23T12:47:58.72459" calcext:value-type="date">
            <text:p>2019-10-23 12:47:59</text:p>
          </table:table-cell>
          <table:table-cell table:style-name="ce7" table:formula="of:=[.A993]" office:value-type="date" office:date-value="2019-10-23T12:47:58.72459" calcext:value-type="date">
            <text:p>2019-10-23 12:47:59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12:47:58.72459008358" calcext:value-type="date">
            <text:p>12/30/99 12:47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=0;[.G992]+2+1/[.$H$2];[.G992]+1/[.$H$2])" office:value-type="float" office:value="16.5000000000003" calcext:value-type="float">
            <text:p>16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4]))" office:value-type="date" office:date-value="2019-10-23T13:16:25.146393" calcext:value-type="date">
            <text:p>2019-10-23 13:16:25</text:p>
          </table:table-cell>
          <table:table-cell table:style-name="ce7" table:formula="of:=[.A994]" office:value-type="date" office:date-value="2019-10-23T13:16:25.146393" calcext:value-type="date">
            <text:p>2019-10-23 13:16:25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13:16:25.1463932544" calcext:value-type="date">
            <text:p>12/30/99 01:16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=0;[.G993]+2+1/[.$H$2];[.G993]+1/[.$H$2])" office:value-type="float" office:value="16.516666666667" calcext:value-type="float">
            <text:p>16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5]))" office:value-type="date" office:date-value="2019-10-23T12:57:30.519019" calcext:value-type="date">
            <text:p>2019-10-23 12:57:31</text:p>
          </table:table-cell>
          <table:table-cell table:style-name="ce7" table:formula="of:=[.A995]" office:value-type="date" office:date-value="2019-10-23T12:57:30.519019" calcext:value-type="date">
            <text:p>2019-10-23 12:57:31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12:57:30.51901931874" calcext:value-type="date">
            <text:p>12/30/99 12:57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=0;[.G994]+2+1/[.$H$2];[.G994]+1/[.$H$2])" office:value-type="float" office:value="16.5333333333337" calcext:value-type="float">
            <text:p>16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6]))" office:value-type="date" office:date-value="2019-10-23T13:08:07.585387" calcext:value-type="date">
            <text:p>2019-10-23 13:08:08</text:p>
          </table:table-cell>
          <table:table-cell table:style-name="ce7" table:formula="of:=[.A996]" office:value-type="date" office:date-value="2019-10-23T13:08:07.585387" calcext:value-type="date">
            <text:p>2019-10-23 13:08:08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13:08:07.58538693655" calcext:value-type="date">
            <text:p>12/30/99 01:08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=0;[.G995]+2+1/[.$H$2];[.G995]+1/[.$H$2])" office:value-type="float" office:value="16.5500000000003" calcext:value-type="float">
            <text:p>16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7]))" office:value-type="date" office:date-value="2019-10-23T12:55:54.232379" calcext:value-type="date">
            <text:p>2019-10-23 12:55:54</text:p>
          </table:table-cell>
          <table:table-cell table:style-name="ce7" table:formula="of:=[.A997]" office:value-type="date" office:date-value="2019-10-23T12:55:54.232379" calcext:value-type="date">
            <text:p>2019-10-23 12:55:54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12:55:54.23237916548" calcext:value-type="date">
            <text:p>12/30/99 12:55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=0;[.G996]+2+1/[.$H$2];[.G996]+1/[.$H$2])" office:value-type="float" office:value="16.566666666667" calcext:value-type="float">
            <text:p>16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8]))" office:value-type="date" office:date-value="2019-10-23T13:01:46.601726" calcext:value-type="date">
            <text:p>2019-10-23 13:01:47</text:p>
          </table:table-cell>
          <table:table-cell table:style-name="ce7" table:formula="of:=[.A998]" office:value-type="date" office:date-value="2019-10-23T13:01:46.601726" calcext:value-type="date">
            <text:p>2019-10-23 13:01:47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13:01:46.60172619391" calcext:value-type="date">
            <text:p>12/30/99 01:01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=0;[.G997]+2+1/[.$H$2];[.G997]+1/[.$H$2])" office:value-type="float" office:value="16.5833333333337" calcext:value-type="float">
            <text:p>16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9]))" office:value-type="date" office:date-value="2019-10-23T12:44:30.570602" calcext:value-type="date">
            <text:p>2019-10-23 12:44:31</text:p>
          </table:table-cell>
          <table:table-cell table:style-name="ce7" table:formula="of:=[.A999]" office:value-type="date" office:date-value="2019-10-23T12:44:30.570602" calcext:value-type="date">
            <text:p>2019-10-23 12:44:31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12:44:30.57060194202" calcext:value-type="date">
            <text:p>12/30/99 12:44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=0;[.G998]+2+1/[.$H$2];[.G998]+1/[.$H$2])" office:value-type="float" office:value="16.6000000000003" calcext:value-type="float">
            <text:p>16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0]))" office:value-type="date" office:date-value="2019-10-23T13:12:39.223909" calcext:value-type="date">
            <text:p>2019-10-23 13:12:39</text:p>
          </table:table-cell>
          <table:table-cell table:style-name="ce7" table:formula="of:=[.A1000]" office:value-type="date" office:date-value="2019-10-23T13:12:39.223909" calcext:value-type="date">
            <text:p>2019-10-23 13:12:39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13:12:39.22390865162" calcext:value-type="date">
            <text:p>12/30/99 01:12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=0;[.G999]+2+1/[.$H$2];[.G999]+1/[.$H$2])" office:value-type="float" office:value="16.616666666667" calcext:value-type="float">
            <text:p>16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1]))" office:value-type="date" office:date-value="2019-10-23T13:04:28.514681" calcext:value-type="date">
            <text:p>2019-10-23 13:04:29</text:p>
          </table:table-cell>
          <table:table-cell table:style-name="ce7" table:formula="of:=[.A1001]" office:value-type="date" office:date-value="2019-10-23T13:04:28.514681" calcext:value-type="date">
            <text:p>2019-10-23 13:04:29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13:04:28.51468069945" calcext:value-type="date">
            <text:p>12/30/99 01:04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=0;[.G1000]+2+1/[.$H$2];[.G1000]+1/[.$H$2])" office:value-type="float" office:value="16.6333333333337" calcext:value-type="float">
            <text:p>16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2]))" office:value-type="date" office:date-value="2019-10-23T12:55:16.054486" calcext:value-type="date">
            <text:p>2019-10-23 12:55:16</text:p>
          </table:table-cell>
          <table:table-cell table:style-name="ce7" table:formula="of:=[.A1002]" office:value-type="date" office:date-value="2019-10-23T12:55:16.054486" calcext:value-type="date">
            <text:p>2019-10-23 12:55:16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12:55:16.05448576156" calcext:value-type="date">
            <text:p>12/30/99 12:55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=0;[.G1001]+2+1/[.$H$2];[.G1001]+1/[.$H$2])" office:value-type="float" office:value="16.6500000000003" calcext:value-type="float">
            <text:p>16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3]))" office:value-type="date" office:date-value="2019-10-23T12:53:23.711122" calcext:value-type="date">
            <text:p>2019-10-23 12:53:24</text:p>
          </table:table-cell>
          <table:table-cell table:style-name="ce7" table:formula="of:=[.A1003]" office:value-type="date" office:date-value="2019-10-23T12:53:23.711122" calcext:value-type="date">
            <text:p>2019-10-23 12:53:24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12:53:23.71112194844" calcext:value-type="date">
            <text:p>12/30/99 12:53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=0;[.G1002]+2+1/[.$H$2];[.G1002]+1/[.$H$2])" office:value-type="float" office:value="16.666666666667" calcext:value-type="float">
            <text:p>16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4]))" office:value-type="date" office:date-value="2019-10-23T13:35:01.701169" calcext:value-type="date">
            <text:p>2019-10-23 13:35:02</text:p>
          </table:table-cell>
          <table:table-cell table:style-name="ce7" table:formula="of:=[.A1004]" office:value-type="date" office:date-value="2019-10-23T13:35:01.701169" calcext:value-type="date">
            <text:p>2019-10-23 13:35:02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13:35:01.70116857626" calcext:value-type="date">
            <text:p>12/30/99 01:35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=0;[.G1003]+2+1/[.$H$2];[.G1003]+1/[.$H$2])" office:value-type="float" office:value="16.6833333333337" calcext:value-type="float">
            <text:p>16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5]))" office:value-type="date" office:date-value="2019-10-23T13:09:22.825695" calcext:value-type="date">
            <text:p>2019-10-23 13:09:23</text:p>
          </table:table-cell>
          <table:table-cell table:style-name="ce7" table:formula="of:=[.A1005]" office:value-type="date" office:date-value="2019-10-23T13:09:22.825695" calcext:value-type="date">
            <text:p>2019-10-23 13:09:23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13:09:22.82569498289" calcext:value-type="date">
            <text:p>12/30/99 01:09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=0;[.G1004]+2+1/[.$H$2];[.G1004]+1/[.$H$2])" office:value-type="float" office:value="16.7000000000003" calcext:value-type="float">
            <text:p>16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6]))" office:value-type="date" office:date-value="2019-10-23T12:47:03.290982" calcext:value-type="date">
            <text:p>2019-10-23 12:47:03</text:p>
          </table:table-cell>
          <table:table-cell table:style-name="ce7" table:formula="of:=[.A1006]" office:value-type="date" office:date-value="2019-10-23T12:47:03.290982" calcext:value-type="date">
            <text:p>2019-10-23 12:47:03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12:47:03.2909822138" calcext:value-type="date">
            <text:p>12/30/99 12:47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=0;[.G1005]+2+1/[.$H$2];[.G1005]+1/[.$H$2])" office:value-type="float" office:value="16.716666666667" calcext:value-type="float">
            <text:p>16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7]))" office:value-type="date" office:date-value="2019-10-23T12:53:44.961587" calcext:value-type="date">
            <text:p>2019-10-23 12:53:45</text:p>
          </table:table-cell>
          <table:table-cell table:style-name="ce7" table:formula="of:=[.A1007]" office:value-type="date" office:date-value="2019-10-23T12:53:44.961587" calcext:value-type="date">
            <text:p>2019-10-23 12:53:45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12:53:44.9615869252" calcext:value-type="date">
            <text:p>12/30/99 12:53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=0;[.G1006]+2+1/[.$H$2];[.G1006]+1/[.$H$2])" office:value-type="float" office:value="16.7333333333337" calcext:value-type="float">
            <text:p>16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8]))" office:value-type="date" office:date-value="2019-10-23T13:36:23.554001" calcext:value-type="date">
            <text:p>2019-10-23 13:36:24</text:p>
          </table:table-cell>
          <table:table-cell table:style-name="ce7" table:formula="of:=[.A1008]" office:value-type="date" office:date-value="2019-10-23T13:36:23.554001" calcext:value-type="date">
            <text:p>2019-10-23 13:36:24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13:36:23.55400110595" calcext:value-type="date">
            <text:p>12/30/99 01:36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=0;[.G1007]+2+1/[.$H$2];[.G1007]+1/[.$H$2])" office:value-type="float" office:value="16.7500000000003" calcext:value-type="float">
            <text:p>16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9]))" office:value-type="date" office:date-value="2019-10-23T13:28:26.727647" calcext:value-type="date">
            <text:p>2019-10-23 13:28:27</text:p>
          </table:table-cell>
          <table:table-cell table:style-name="ce7" table:formula="of:=[.A1009]" office:value-type="date" office:date-value="2019-10-23T13:28:26.727647" calcext:value-type="date">
            <text:p>2019-10-23 13:28:27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13:28:26.72764708288" calcext:value-type="date">
            <text:p>12/30/99 01:28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=0;[.G1008]+2+1/[.$H$2];[.G1008]+1/[.$H$2])" office:value-type="float" office:value="16.766666666667" calcext:value-type="float">
            <text:p>16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0]))" office:value-type="date" office:date-value="2019-10-23T12:47:47.974122" calcext:value-type="date">
            <text:p>2019-10-23 12:47:48</text:p>
          </table:table-cell>
          <table:table-cell table:style-name="ce7" table:formula="of:=[.A1010]" office:value-type="date" office:date-value="2019-10-23T12:47:47.974122" calcext:value-type="date">
            <text:p>2019-10-23 12:47:48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12:47:47.97412221786" calcext:value-type="date">
            <text:p>12/30/99 12:47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=0;[.G1009]+2+1/[.$H$2];[.G1009]+1/[.$H$2])" office:value-type="float" office:value="16.7833333333337" calcext:value-type="float">
            <text:p>16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1]))" office:value-type="date" office:date-value="2019-10-23T12:58:37.173539" calcext:value-type="date">
            <text:p>2019-10-23 12:58:37</text:p>
          </table:table-cell>
          <table:table-cell table:style-name="ce7" table:formula="of:=[.A1011]" office:value-type="date" office:date-value="2019-10-23T12:58:37.173539" calcext:value-type="date">
            <text:p>2019-10-23 12:58:37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12:58:37.17353858985" calcext:value-type="date">
            <text:p>12/30/99 12:58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=0;[.G1010]+2+1/[.$H$2];[.G1010]+1/[.$H$2])" office:value-type="float" office:value="16.8000000000003" calcext:value-type="float">
            <text:p>16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2]))" office:value-type="date" office:date-value="2019-10-23T12:52:21.187943" calcext:value-type="date">
            <text:p>2019-10-23 12:52:21</text:p>
          </table:table-cell>
          <table:table-cell table:style-name="ce7" table:formula="of:=[.A1012]" office:value-type="date" office:date-value="2019-10-23T12:52:21.187943" calcext:value-type="date">
            <text:p>2019-10-23 12:52:21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12:52:21.18794342503" calcext:value-type="date">
            <text:p>12/30/99 12:52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=0;[.G1011]+2+1/[.$H$2];[.G1011]+1/[.$H$2])" office:value-type="float" office:value="16.816666666667" calcext:value-type="float">
            <text:p>16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3]))" office:value-type="date" office:date-value="2019-10-23T12:56:08.219471" calcext:value-type="date">
            <text:p>2019-10-23 12:56:08</text:p>
          </table:table-cell>
          <table:table-cell table:style-name="ce7" table:formula="of:=[.A1013]" office:value-type="date" office:date-value="2019-10-23T12:56:08.219471" calcext:value-type="date">
            <text:p>2019-10-23 12:56:08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12:56:08.21947074495" calcext:value-type="date">
            <text:p>12/30/99 12:56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=0;[.G1012]+2+1/[.$H$2];[.G1012]+1/[.$H$2])" office:value-type="float" office:value="16.8333333333337" calcext:value-type="float">
            <text:p>16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4]))" office:value-type="date" office:date-value="2019-10-23T13:08:39.863127" calcext:value-type="date">
            <text:p>2019-10-23 13:08:40</text:p>
          </table:table-cell>
          <table:table-cell table:style-name="ce7" table:formula="of:=[.A1014]" office:value-type="date" office:date-value="2019-10-23T13:08:39.863127" calcext:value-type="date">
            <text:p>2019-10-23 13:08:40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13:08:39.8631268926" calcext:value-type="date">
            <text:p>12/30/99 01:08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=0;[.G1013]+2+1/[.$H$2];[.G1013]+1/[.$H$2])" office:value-type="float" office:value="16.8500000000003" calcext:value-type="float">
            <text:p>16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5]))" office:value-type="date" office:date-value="2019-10-23T13:03:21.179639" calcext:value-type="date">
            <text:p>2019-10-23 13:03:21</text:p>
          </table:table-cell>
          <table:table-cell table:style-name="ce7" table:formula="of:=[.A1015]" office:value-type="date" office:date-value="2019-10-23T13:03:21.179639" calcext:value-type="date">
            <text:p>2019-10-23 13:03:21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13:03:21.17963869125" calcext:value-type="date">
            <text:p>12/30/99 01:03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=0;[.G1014]+2+1/[.$H$2];[.G1014]+1/[.$H$2])" office:value-type="float" office:value="16.866666666667" calcext:value-type="float">
            <text:p>16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6]))" office:value-type="date" office:date-value="2019-10-23T12:39:21.563385" calcext:value-type="date">
            <text:p>2019-10-23 12:39:22</text:p>
          </table:table-cell>
          <table:table-cell table:style-name="ce7" table:formula="of:=[.A1016]" office:value-type="date" office:date-value="2019-10-23T12:39:21.563385" calcext:value-type="date">
            <text:p>2019-10-23 12:39:22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12:39:21.56338518485" calcext:value-type="date">
            <text:p>12/30/99 12:39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=0;[.G1015]+2+1/[.$H$2];[.G1015]+1/[.$H$2])" office:value-type="float" office:value="16.8833333333337" calcext:value-type="float">
            <text:p>16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7]))" office:value-type="date" office:date-value="2019-10-23T12:47:13.357673" calcext:value-type="date">
            <text:p>2019-10-23 12:47:13</text:p>
          </table:table-cell>
          <table:table-cell table:style-name="ce7" table:formula="of:=[.A1017]" office:value-type="date" office:date-value="2019-10-23T12:47:13.357673" calcext:value-type="date">
            <text:p>2019-10-23 12:47:13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12:47:13.35767348763" calcext:value-type="date">
            <text:p>12/30/99 12:47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=0;[.G1016]+2+1/[.$H$2];[.G1016]+1/[.$H$2])" office:value-type="float" office:value="16.9000000000003" calcext:value-type="float">
            <text:p>16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8]))" office:value-type="date" office:date-value="2019-10-23T13:22:45.216131" calcext:value-type="date">
            <text:p>2019-10-23 13:22:45</text:p>
          </table:table-cell>
          <table:table-cell table:style-name="ce7" table:formula="of:=[.A1018]" office:value-type="date" office:date-value="2019-10-23T13:22:45.216131" calcext:value-type="date">
            <text:p>2019-10-23 13:22:45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13:22:45.2161312988" calcext:value-type="date">
            <text:p>12/30/99 01:22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=0;[.G1017]+2+1/[.$H$2];[.G1017]+1/[.$H$2])" office:value-type="float" office:value="16.916666666667" calcext:value-type="float">
            <text:p>16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9]))" office:value-type="date" office:date-value="2019-10-23T12:39:01.024482" calcext:value-type="date">
            <text:p>2019-10-23 12:39:01</text:p>
          </table:table-cell>
          <table:table-cell table:style-name="ce7" table:formula="of:=[.A1019]" office:value-type="date" office:date-value="2019-10-23T12:39:01.024482" calcext:value-type="date">
            <text:p>2019-10-23 12:39:01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12:39:01.02448218036" calcext:value-type="date">
            <text:p>12/30/99 12:39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=0;[.G1018]+2+1/[.$H$2];[.G1018]+1/[.$H$2])" office:value-type="float" office:value="16.9333333333337" calcext:value-type="float">
            <text:p>16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0]))" office:value-type="date" office:date-value="2019-10-23T13:05:12.059209" calcext:value-type="date">
            <text:p>2019-10-23 13:05:12</text:p>
          </table:table-cell>
          <table:table-cell table:style-name="ce7" table:formula="of:=[.A1020]" office:value-type="date" office:date-value="2019-10-23T13:05:12.059209" calcext:value-type="date">
            <text:p>2019-10-23 13:05:12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13:05:12.05920851789" calcext:value-type="date">
            <text:p>12/30/99 01:05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=0;[.G1019]+2+1/[.$H$2];[.G1019]+1/[.$H$2])" office:value-type="float" office:value="16.9500000000003" calcext:value-type="float">
            <text:p>16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1]))" office:value-type="date" office:date-value="2019-10-23T13:07:02.55504" calcext:value-type="date">
            <text:p>2019-10-23 13:07:03</text:p>
          </table:table-cell>
          <table:table-cell table:style-name="ce7" table:formula="of:=[.A1021]" office:value-type="date" office:date-value="2019-10-23T13:07:02.55504" calcext:value-type="date">
            <text:p>2019-10-23 13:07:03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13:07:02.55504035857" calcext:value-type="date">
            <text:p>12/30/99 01:07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=0;[.G1020]+2+1/[.$H$2];[.G1020]+1/[.$H$2])" office:value-type="float" office:value="16.966666666667" calcext:value-type="float">
            <text:p>16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2]))" office:value-type="date" office:date-value="2019-10-23T12:40:29.736449" calcext:value-type="date">
            <text:p>2019-10-23 12:40:30</text:p>
          </table:table-cell>
          <table:table-cell table:style-name="ce7" table:formula="of:=[.A1022]" office:value-type="date" office:date-value="2019-10-23T12:40:29.736449" calcext:value-type="date">
            <text:p>2019-10-23 12:40:30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12:40:29.73644945305" calcext:value-type="date">
            <text:p>12/30/99 12:40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=0;[.G1021]+2+1/[.$H$2];[.G1021]+1/[.$H$2])" office:value-type="float" office:value="16.9833333333337" calcext:value-type="float">
            <text:p>16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3]))" office:value-type="date" office:date-value="2019-10-24T13:12:32.875843" calcext:value-type="date">
            <text:p>2019-10-24 13:12:33</text:p>
          </table:table-cell>
          <table:table-cell table:style-name="ce7" table:formula="of:=[.A1023]" office:value-type="date" office:date-value="2019-10-24T13:12:32.875843" calcext:value-type="date">
            <text:p>2019-10-24 13:12:33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13:12:32.87584285252" calcext:value-type="date">
            <text:p>12/30/99 01:12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=0;[.G1022]+2+1/[.$H$2];[.G1022]+1/[.$H$2])" office:value-type="float" office:value="17.0000000000003" calcext:value-type="float">
            <text:p>17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4]))" office:value-type="date" office:date-value="2019-10-24T12:30:18.354236" calcext:value-type="date">
            <text:p>2019-10-24 12:30:18</text:p>
          </table:table-cell>
          <table:table-cell table:style-name="ce7" table:formula="of:=[.A1024]" office:value-type="date" office:date-value="2019-10-24T12:30:18.354236" calcext:value-type="date">
            <text:p>2019-10-24 12:30:18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12:30:18.35423579905" calcext:value-type="date">
            <text:p>12/30/99 12:30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=0;[.G1023]+2+1/[.$H$2];[.G1023]+1/[.$H$2])" office:value-type="float" office:value="17.016666666667" calcext:value-type="float">
            <text:p>17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5]))" office:value-type="date" office:date-value="2019-10-24T12:39:19.71373" calcext:value-type="date">
            <text:p>2019-10-24 12:39:20</text:p>
          </table:table-cell>
          <table:table-cell table:style-name="ce7" table:formula="of:=[.A1025]" office:value-type="date" office:date-value="2019-10-24T12:39:19.71373" calcext:value-type="date">
            <text:p>2019-10-24 12:39:20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12:39:19.71372965723" calcext:value-type="date">
            <text:p>12/30/99 12:39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=0;[.G1024]+2+1/[.$H$2];[.G1024]+1/[.$H$2])" office:value-type="float" office:value="17.0333333333336" calcext:value-type="float">
            <text:p>17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6]))" office:value-type="date" office:date-value="2019-10-24T13:04:50.230889" calcext:value-type="date">
            <text:p>2019-10-24 13:04:50</text:p>
          </table:table-cell>
          <table:table-cell table:style-name="ce7" table:formula="of:=[.A1026]" office:value-type="date" office:date-value="2019-10-24T13:04:50.230889" calcext:value-type="date">
            <text:p>2019-10-24 13:04:50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13:04:50.23088885006" calcext:value-type="date">
            <text:p>12/30/99 01:04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=0;[.G1025]+2+1/[.$H$2];[.G1025]+1/[.$H$2])" office:value-type="float" office:value="17.0500000000003" calcext:value-type="float">
            <text:p>17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7]))" office:value-type="date" office:date-value="2019-10-24T13:08:31.991002" calcext:value-type="date">
            <text:p>2019-10-24 13:08:32</text:p>
          </table:table-cell>
          <table:table-cell table:style-name="ce7" table:formula="of:=[.A1027]" office:value-type="date" office:date-value="2019-10-24T13:08:31.991002" calcext:value-type="date">
            <text:p>2019-10-24 13:08:32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13:08:31.99100227095" calcext:value-type="date">
            <text:p>12/30/99 01:08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=0;[.G1026]+2+1/[.$H$2];[.G1026]+1/[.$H$2])" office:value-type="float" office:value="17.066666666667" calcext:value-type="float">
            <text:p>17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8]))" office:value-type="date" office:date-value="2019-10-24T12:41:51.002125" calcext:value-type="date">
            <text:p>2019-10-24 12:41:51</text:p>
          </table:table-cell>
          <table:table-cell table:style-name="ce7" table:formula="of:=[.A1028]" office:value-type="date" office:date-value="2019-10-24T12:41:51.002125" calcext:value-type="date">
            <text:p>2019-10-24 12:41:51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12:41:51.00212526508" calcext:value-type="date">
            <text:p>12/30/99 12:41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=0;[.G1027]+2+1/[.$H$2];[.G1027]+1/[.$H$2])" office:value-type="float" office:value="17.0833333333336" calcext:value-type="float">
            <text:p>17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9]))" office:value-type="date" office:date-value="2019-10-24T13:12:18.29249" calcext:value-type="date">
            <text:p>2019-10-24 13:12:18</text:p>
          </table:table-cell>
          <table:table-cell table:style-name="ce7" table:formula="of:=[.A1029]" office:value-type="date" office:date-value="2019-10-24T13:12:18.29249" calcext:value-type="date">
            <text:p>2019-10-24 13:12:18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13:12:18.29248992261" calcext:value-type="date">
            <text:p>12/30/99 01:12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=0;[.G1028]+2+1/[.$H$2];[.G1028]+1/[.$H$2])" office:value-type="float" office:value="17.1000000000003" calcext:value-type="float">
            <text:p>17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0]))" office:value-type="date" office:date-value="2019-10-24T12:57:34.164837" calcext:value-type="date">
            <text:p>2019-10-24 12:57:34</text:p>
          </table:table-cell>
          <table:table-cell table:style-name="ce7" table:formula="of:=[.A1030]" office:value-type="date" office:date-value="2019-10-24T12:57:34.164837" calcext:value-type="date">
            <text:p>2019-10-24 12:57:34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12:57:34.16483727749" calcext:value-type="date">
            <text:p>12/30/99 12:57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=0;[.G1029]+2+1/[.$H$2];[.G1029]+1/[.$H$2])" office:value-type="float" office:value="17.116666666667" calcext:value-type="float">
            <text:p>17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1]))" office:value-type="date" office:date-value="2019-10-24T13:10:10.937219" calcext:value-type="date">
            <text:p>2019-10-24 13:10:11</text:p>
          </table:table-cell>
          <table:table-cell table:style-name="ce7" table:formula="of:=[.A1031]" office:value-type="date" office:date-value="2019-10-24T13:10:10.937219" calcext:value-type="date">
            <text:p>2019-10-24 13:10:11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13:10:10.93721925281" calcext:value-type="date">
            <text:p>12/30/99 01:10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=0;[.G1030]+2+1/[.$H$2];[.G1030]+1/[.$H$2])" office:value-type="float" office:value="17.1333333333336" calcext:value-type="float">
            <text:p>17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2]))" office:value-type="date" office:date-value="2019-10-24T12:46:27.795708" calcext:value-type="date">
            <text:p>2019-10-24 12:46:28</text:p>
          </table:table-cell>
          <table:table-cell table:style-name="ce7" table:formula="of:=[.A1032]" office:value-type="date" office:date-value="2019-10-24T12:46:27.795708" calcext:value-type="date">
            <text:p>2019-10-24 12:46:28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12:46:27.79570790939" calcext:value-type="date">
            <text:p>12/30/99 12:46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=0;[.G1031]+2+1/[.$H$2];[.G1031]+1/[.$H$2])" office:value-type="float" office:value="17.1500000000003" calcext:value-type="float">
            <text:p>17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3]))" office:value-type="date" office:date-value="2019-10-24T13:14:42.724383" calcext:value-type="date">
            <text:p>2019-10-24 13:14:43</text:p>
          </table:table-cell>
          <table:table-cell table:style-name="ce7" table:formula="of:=[.A1033]" office:value-type="date" office:date-value="2019-10-24T13:14:42.724383" calcext:value-type="date">
            <text:p>2019-10-24 13:14:43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13:14:42.7243829146" calcext:value-type="date">
            <text:p>12/30/99 01:14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=0;[.G1032]+2+1/[.$H$2];[.G1032]+1/[.$H$2])" office:value-type="float" office:value="17.166666666667" calcext:value-type="float">
            <text:p>17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4]))" office:value-type="date" office:date-value="2019-10-24T13:02:45.832309" calcext:value-type="date">
            <text:p>2019-10-24 13:02:46</text:p>
          </table:table-cell>
          <table:table-cell table:style-name="ce7" table:formula="of:=[.A1034]" office:value-type="date" office:date-value="2019-10-24T13:02:45.832309" calcext:value-type="date">
            <text:p>2019-10-24 13:02:46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13:02:45.83230916876" calcext:value-type="date">
            <text:p>12/30/99 01:02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=0;[.G1033]+2+1/[.$H$2];[.G1033]+1/[.$H$2])" office:value-type="float" office:value="17.1833333333336" calcext:value-type="float">
            <text:p>17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5]))" office:value-type="date" office:date-value="2019-10-24T12:41:40.846871" calcext:value-type="date">
            <text:p>2019-10-24 12:41:41</text:p>
          </table:table-cell>
          <table:table-cell table:style-name="ce7" table:formula="of:=[.A1035]" office:value-type="date" office:date-value="2019-10-24T12:41:40.846871" calcext:value-type="date">
            <text:p>2019-10-24 12:41:41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12:41:40.84687080234" calcext:value-type="date">
            <text:p>12/30/99 12:41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=0;[.G1034]+2+1/[.$H$2];[.G1034]+1/[.$H$2])" office:value-type="float" office:value="17.2000000000003" calcext:value-type="float">
            <text:p>17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6]))" office:value-type="date" office:date-value="2019-10-24T13:13:24.469211" calcext:value-type="date">
            <text:p>2019-10-24 13:13:24</text:p>
          </table:table-cell>
          <table:table-cell table:style-name="ce7" table:formula="of:=[.A1036]" office:value-type="date" office:date-value="2019-10-24T13:13:24.469211" calcext:value-type="date">
            <text:p>2019-10-24 13:13:24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13:13:24.46921053808" calcext:value-type="date">
            <text:p>12/30/99 01:13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=0;[.G1035]+2+1/[.$H$2];[.G1035]+1/[.$H$2])" office:value-type="float" office:value="17.216666666667" calcext:value-type="float">
            <text:p>17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7]))" office:value-type="date" office:date-value="2019-10-24T13:19:08.257633" calcext:value-type="date">
            <text:p>2019-10-24 13:19:08</text:p>
          </table:table-cell>
          <table:table-cell table:style-name="ce7" table:formula="of:=[.A1037]" office:value-type="date" office:date-value="2019-10-24T13:19:08.257633" calcext:value-type="date">
            <text:p>2019-10-24 13:19:08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13:19:08.25763322879" calcext:value-type="date">
            <text:p>12/30/99 01:19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=0;[.G1036]+2+1/[.$H$2];[.G1036]+1/[.$H$2])" office:value-type="float" office:value="17.2333333333336" calcext:value-type="float">
            <text:p>17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8]))" office:value-type="date" office:date-value="2019-10-24T13:15:16.590805" calcext:value-type="date">
            <text:p>2019-10-24 13:15:17</text:p>
          </table:table-cell>
          <table:table-cell table:style-name="ce7" table:formula="of:=[.A1038]" office:value-type="date" office:date-value="2019-10-24T13:15:16.590805" calcext:value-type="date">
            <text:p>2019-10-24 13:15:17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13:15:16.59080490936" calcext:value-type="date">
            <text:p>12/30/99 01:15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=0;[.G1037]+2+1/[.$H$2];[.G1037]+1/[.$H$2])" office:value-type="float" office:value="17.2500000000003" calcext:value-type="float">
            <text:p>17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9]))" office:value-type="date" office:date-value="2019-10-24T12:58:02.586334" calcext:value-type="date">
            <text:p>2019-10-24 12:58:03</text:p>
          </table:table-cell>
          <table:table-cell table:style-name="ce7" table:formula="of:=[.A1039]" office:value-type="date" office:date-value="2019-10-24T12:58:02.586334" calcext:value-type="date">
            <text:p>2019-10-24 12:58:03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12:58:02.58633369114" calcext:value-type="date">
            <text:p>12/30/99 12:58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=0;[.G1038]+2+1/[.$H$2];[.G1038]+1/[.$H$2])" office:value-type="float" office:value="17.266666666667" calcext:value-type="float">
            <text:p>17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0]))" office:value-type="date" office:date-value="2019-10-24T13:18:01.700139" calcext:value-type="date">
            <text:p>2019-10-24 13:18:02</text:p>
          </table:table-cell>
          <table:table-cell table:style-name="ce7" table:formula="of:=[.A1040]" office:value-type="date" office:date-value="2019-10-24T13:18:01.700139" calcext:value-type="date">
            <text:p>2019-10-24 13:18:02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13:18:01.70013867784" calcext:value-type="date">
            <text:p>12/30/99 01:18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=0;[.G1039]+2+1/[.$H$2];[.G1039]+1/[.$H$2])" office:value-type="float" office:value="17.2833333333336" calcext:value-type="float">
            <text:p>17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1]))" office:value-type="date" office:date-value="2019-10-24T13:02:48.021702" calcext:value-type="date">
            <text:p>2019-10-24 13:02:48</text:p>
          </table:table-cell>
          <table:table-cell table:style-name="ce7" table:formula="of:=[.A1041]" office:value-type="date" office:date-value="2019-10-24T13:02:48.021702" calcext:value-type="date">
            <text:p>2019-10-24 13:02:48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13:02:48.02170209121" calcext:value-type="date">
            <text:p>12/30/99 01:02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=0;[.G1040]+2+1/[.$H$2];[.G1040]+1/[.$H$2])" office:value-type="float" office:value="17.3000000000003" calcext:value-type="float">
            <text:p>17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2]))" office:value-type="date" office:date-value="2019-10-24T12:45:55.003057" calcext:value-type="date">
            <text:p>2019-10-24 12:45:55</text:p>
          </table:table-cell>
          <table:table-cell table:style-name="ce7" table:formula="of:=[.A1042]" office:value-type="date" office:date-value="2019-10-24T12:45:55.003057" calcext:value-type="date">
            <text:p>2019-10-24 12:45:55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12:45:55.00305674504" calcext:value-type="date">
            <text:p>12/30/99 12:45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=0;[.G1041]+2+1/[.$H$2];[.G1041]+1/[.$H$2])" office:value-type="float" office:value="17.316666666667" calcext:value-type="float">
            <text:p>17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3]))" office:value-type="date" office:date-value="2019-10-24T13:03:00.758707" calcext:value-type="date">
            <text:p>2019-10-24 13:03:01</text:p>
          </table:table-cell>
          <table:table-cell table:style-name="ce7" table:formula="of:=[.A1043]" office:value-type="date" office:date-value="2019-10-24T13:03:00.758707" calcext:value-type="date">
            <text:p>2019-10-24 13:03:01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13:03:00.75870678294" calcext:value-type="date">
            <text:p>12/30/99 01:03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=0;[.G1042]+2+1/[.$H$2];[.G1042]+1/[.$H$2])" office:value-type="float" office:value="17.3333333333336" calcext:value-type="float">
            <text:p>17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4]))" office:value-type="date" office:date-value="2019-10-24T12:49:01.462875" calcext:value-type="date">
            <text:p>2019-10-24 12:49:01</text:p>
          </table:table-cell>
          <table:table-cell table:style-name="ce7" table:formula="of:=[.A1044]" office:value-type="date" office:date-value="2019-10-24T12:49:01.462875" calcext:value-type="date">
            <text:p>2019-10-24 12:49:01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12:49:01.46287506446" calcext:value-type="date">
            <text:p>12/30/99 12:49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=0;[.G1043]+2+1/[.$H$2];[.G1043]+1/[.$H$2])" office:value-type="float" office:value="17.3500000000003" calcext:value-type="float">
            <text:p>17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5]))" office:value-type="date" office:date-value="2019-10-24T13:21:33.029796" calcext:value-type="date">
            <text:p>2019-10-24 13:21:33</text:p>
          </table:table-cell>
          <table:table-cell table:style-name="ce7" table:formula="of:=[.A1045]" office:value-type="date" office:date-value="2019-10-24T13:21:33.029796" calcext:value-type="date">
            <text:p>2019-10-24 13:21:33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13:21:33.02979607601" calcext:value-type="date">
            <text:p>12/30/99 01:21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=0;[.G1044]+2+1/[.$H$2];[.G1044]+1/[.$H$2])" office:value-type="float" office:value="17.366666666667" calcext:value-type="float">
            <text:p>17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6]))" office:value-type="date" office:date-value="2019-10-24T13:19:33.09843" calcext:value-type="date">
            <text:p>2019-10-24 13:19:33</text:p>
          </table:table-cell>
          <table:table-cell table:style-name="ce7" table:formula="of:=[.A1046]" office:value-type="date" office:date-value="2019-10-24T13:19:33.09843" calcext:value-type="date">
            <text:p>2019-10-24 13:19:33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13:19:33.09842964169" calcext:value-type="date">
            <text:p>12/30/99 01:19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=0;[.G1045]+2+1/[.$H$2];[.G1045]+1/[.$H$2])" office:value-type="float" office:value="17.3833333333336" calcext:value-type="float">
            <text:p>17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7]))" office:value-type="date" office:date-value="2019-10-24T13:00:02.078722" calcext:value-type="date">
            <text:p>2019-10-24 13:00:02</text:p>
          </table:table-cell>
          <table:table-cell table:style-name="ce7" table:formula="of:=[.A1047]" office:value-type="date" office:date-value="2019-10-24T13:00:02.078722" calcext:value-type="date">
            <text:p>2019-10-24 13:00:02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13:00:02.07872204483" calcext:value-type="date">
            <text:p>12/30/99 01:00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=0;[.G1046]+2+1/[.$H$2];[.G1046]+1/[.$H$2])" office:value-type="float" office:value="17.4000000000003" calcext:value-type="float">
            <text:p>17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8]))" office:value-type="date" office:date-value="2019-10-24T12:53:01.648644" calcext:value-type="date">
            <text:p>2019-10-24 12:53:02</text:p>
          </table:table-cell>
          <table:table-cell table:style-name="ce7" table:formula="of:=[.A1048]" office:value-type="date" office:date-value="2019-10-24T12:53:01.648644" calcext:value-type="date">
            <text:p>2019-10-24 12:53:02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12:53:01.64864354767" calcext:value-type="date">
            <text:p>12/30/99 12:53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=0;[.G1047]+2+1/[.$H$2];[.G1047]+1/[.$H$2])" office:value-type="float" office:value="17.416666666667" calcext:value-type="float">
            <text:p>17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9]))" office:value-type="date" office:date-value="2019-10-24T13:11:39.455669" calcext:value-type="date">
            <text:p>2019-10-24 13:11:39</text:p>
          </table:table-cell>
          <table:table-cell table:style-name="ce7" table:formula="of:=[.A1049]" office:value-type="date" office:date-value="2019-10-24T13:11:39.455669" calcext:value-type="date">
            <text:p>2019-10-24 13:11:39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13:11:39.45566891693" calcext:value-type="date">
            <text:p>12/30/99 01:11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=0;[.G1048]+2+1/[.$H$2];[.G1048]+1/[.$H$2])" office:value-type="float" office:value="17.4333333333336" calcext:value-type="float">
            <text:p>17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0]))" office:value-type="date" office:date-value="2019-10-24T12:49:58.1664" calcext:value-type="date">
            <text:p>2019-10-24 12:49:58</text:p>
          </table:table-cell>
          <table:table-cell table:style-name="ce7" table:formula="of:=[.A1050]" office:value-type="date" office:date-value="2019-10-24T12:49:58.1664" calcext:value-type="date">
            <text:p>2019-10-24 12:49:58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12:49:58.16639972851" calcext:value-type="date">
            <text:p>12/30/99 12:49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=0;[.G1049]+2+1/[.$H$2];[.G1049]+1/[.$H$2])" office:value-type="float" office:value="17.4500000000003" calcext:value-type="float">
            <text:p>17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1]))" office:value-type="date" office:date-value="2019-10-24T13:00:19.092539" calcext:value-type="date">
            <text:p>2019-10-24 13:00:19</text:p>
          </table:table-cell>
          <table:table-cell table:style-name="ce7" table:formula="of:=[.A1051]" office:value-type="date" office:date-value="2019-10-24T13:00:19.092539" calcext:value-type="date">
            <text:p>2019-10-24 13:00:19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13:00:19.09253855702" calcext:value-type="date">
            <text:p>12/30/99 01:00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=0;[.G1050]+2+1/[.$H$2];[.G1050]+1/[.$H$2])" office:value-type="float" office:value="17.466666666667" calcext:value-type="float">
            <text:p>17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2]))" office:value-type="date" office:date-value="2019-10-24T13:11:08.707549" calcext:value-type="date">
            <text:p>2019-10-24 13:11:09</text:p>
          </table:table-cell>
          <table:table-cell table:style-name="ce7" table:formula="of:=[.A1052]" office:value-type="date" office:date-value="2019-10-24T13:11:08.707549" calcext:value-type="date">
            <text:p>2019-10-24 13:11:09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13:11:08.70754875708" calcext:value-type="date">
            <text:p>12/30/99 01:11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=0;[.G1051]+2+1/[.$H$2];[.G1051]+1/[.$H$2])" office:value-type="float" office:value="17.4833333333336" calcext:value-type="float">
            <text:p>17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3]))" office:value-type="date" office:date-value="2019-10-24T12:34:41.463264" calcext:value-type="date">
            <text:p>2019-10-24 12:34:41</text:p>
          </table:table-cell>
          <table:table-cell table:style-name="ce7" table:formula="of:=[.A1053]" office:value-type="date" office:date-value="2019-10-24T12:34:41.463264" calcext:value-type="date">
            <text:p>2019-10-24 12:34:41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12:34:41.46326369606" calcext:value-type="date">
            <text:p>12/30/99 12:34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=0;[.G1052]+2+1/[.$H$2];[.G1052]+1/[.$H$2])" office:value-type="float" office:value="17.5000000000003" calcext:value-type="float">
            <text:p>17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4]))" office:value-type="date" office:date-value="2019-10-24T13:04:27.395311" calcext:value-type="date">
            <text:p>2019-10-24 13:04:27</text:p>
          </table:table-cell>
          <table:table-cell table:style-name="ce7" table:formula="of:=[.A1054]" office:value-type="date" office:date-value="2019-10-24T13:04:27.395311" calcext:value-type="date">
            <text:p>2019-10-24 13:04:27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13:04:27.39531126805" calcext:value-type="date">
            <text:p>12/30/99 01:04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=0;[.G1053]+2+1/[.$H$2];[.G1053]+1/[.$H$2])" office:value-type="float" office:value="17.516666666667" calcext:value-type="float">
            <text:p>17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5]))" office:value-type="date" office:date-value="2019-10-24T13:00:03.897927" calcext:value-type="date">
            <text:p>2019-10-24 13:00:04</text:p>
          </table:table-cell>
          <table:table-cell table:style-name="ce7" table:formula="of:=[.A1055]" office:value-type="date" office:date-value="2019-10-24T13:00:03.897927" calcext:value-type="date">
            <text:p>2019-10-24 13:00:04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13:00:03.89792674687" calcext:value-type="date">
            <text:p>12/30/99 01:00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=0;[.G1054]+2+1/[.$H$2];[.G1054]+1/[.$H$2])" office:value-type="float" office:value="17.5333333333336" calcext:value-type="float">
            <text:p>17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6]))" office:value-type="date" office:date-value="2019-10-24T12:45:58.715417" calcext:value-type="date">
            <text:p>2019-10-24 12:45:59</text:p>
          </table:table-cell>
          <table:table-cell table:style-name="ce7" table:formula="of:=[.A1056]" office:value-type="date" office:date-value="2019-10-24T12:45:58.715417" calcext:value-type="date">
            <text:p>2019-10-24 12:45:59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12:45:58.7154165376" calcext:value-type="date">
            <text:p>12/30/99 12:45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=0;[.G1055]+2+1/[.$H$2];[.G1055]+1/[.$H$2])" office:value-type="float" office:value="17.5500000000003" calcext:value-type="float">
            <text:p>17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7]))" office:value-type="date" office:date-value="2019-10-24T13:09:52.492668" calcext:value-type="date">
            <text:p>2019-10-24 13:09:52</text:p>
          </table:table-cell>
          <table:table-cell table:style-name="ce7" table:formula="of:=[.A1057]" office:value-type="date" office:date-value="2019-10-24T13:09:52.492668" calcext:value-type="date">
            <text:p>2019-10-24 13:09:52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13:09:52.49266781844" calcext:value-type="date">
            <text:p>12/30/99 01:09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=0;[.G1056]+2+1/[.$H$2];[.G1056]+1/[.$H$2])" office:value-type="float" office:value="17.566666666667" calcext:value-type="float">
            <text:p>17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8]))" office:value-type="date" office:date-value="2019-10-24T12:53:53.482062" calcext:value-type="date">
            <text:p>2019-10-24 12:53:53</text:p>
          </table:table-cell>
          <table:table-cell table:style-name="ce7" table:formula="of:=[.A1058]" office:value-type="date" office:date-value="2019-10-24T12:53:53.482062" calcext:value-type="date">
            <text:p>2019-10-24 12:53:53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12:53:53.4820616059" calcext:value-type="date">
            <text:p>12/30/99 12:53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=0;[.G1057]+2+1/[.$H$2];[.G1057]+1/[.$H$2])" office:value-type="float" office:value="17.5833333333336" calcext:value-type="float">
            <text:p>17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9]))" office:value-type="date" office:date-value="2019-10-24T13:19:55.519992" calcext:value-type="date">
            <text:p>2019-10-24 13:19:56</text:p>
          </table:table-cell>
          <table:table-cell table:style-name="ce7" table:formula="of:=[.A1059]" office:value-type="date" office:date-value="2019-10-24T13:19:55.519992" calcext:value-type="date">
            <text:p>2019-10-24 13:19:56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13:19:55.51999191754" calcext:value-type="date">
            <text:p>12/30/99 01:19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=0;[.G1058]+2+1/[.$H$2];[.G1058]+1/[.$H$2])" office:value-type="float" office:value="17.6000000000003" calcext:value-type="float">
            <text:p>17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0]))" office:value-type="date" office:date-value="2019-10-24T12:54:22.25189" calcext:value-type="date">
            <text:p>2019-10-24 12:54:22</text:p>
          </table:table-cell>
          <table:table-cell table:style-name="ce7" table:formula="of:=[.A1060]" office:value-type="date" office:date-value="2019-10-24T12:54:22.25189" calcext:value-type="date">
            <text:p>2019-10-24 12:54:22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12:54:22.25189021789" calcext:value-type="date">
            <text:p>12/30/99 12:54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=0;[.G1059]+2+1/[.$H$2];[.G1059]+1/[.$H$2])" office:value-type="float" office:value="17.6166666666669" calcext:value-type="float">
            <text:p>17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1]))" office:value-type="date" office:date-value="2019-10-24T12:55:03.994478" calcext:value-type="date">
            <text:p>2019-10-24 12:55:04</text:p>
          </table:table-cell>
          <table:table-cell table:style-name="ce7" table:formula="of:=[.A1061]" office:value-type="date" office:date-value="2019-10-24T12:55:03.994478" calcext:value-type="date">
            <text:p>2019-10-24 12:55:04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12:55:03.99447837844" calcext:value-type="date">
            <text:p>12/30/99 12:55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=0;[.G1060]+2+1/[.$H$2];[.G1060]+1/[.$H$2])" office:value-type="float" office:value="17.6333333333336" calcext:value-type="float">
            <text:p>17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2]))" office:value-type="date" office:date-value="2019-10-24T13:22:40.994713" calcext:value-type="date">
            <text:p>2019-10-24 13:22:41</text:p>
          </table:table-cell>
          <table:table-cell table:style-name="ce7" table:formula="of:=[.A1062]" office:value-type="date" office:date-value="2019-10-24T13:22:40.994713" calcext:value-type="date">
            <text:p>2019-10-24 13:22:41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13:22:40.99471296184" calcext:value-type="date">
            <text:p>12/30/99 01:22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=0;[.G1061]+2+1/[.$H$2];[.G1061]+1/[.$H$2])" office:value-type="float" office:value="17.6500000000003" calcext:value-type="float">
            <text:p>17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3]))" office:value-type="date" office:date-value="2019-10-24T12:44:53.815549" calcext:value-type="date">
            <text:p>2019-10-24 12:44:54</text:p>
          </table:table-cell>
          <table:table-cell table:style-name="ce7" table:formula="of:=[.A1063]" office:value-type="date" office:date-value="2019-10-24T12:44:53.815549" calcext:value-type="date">
            <text:p>2019-10-24 12:44:54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12:44:53.81554916035" calcext:value-type="date">
            <text:p>12/30/99 12:44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=0;[.G1062]+2+1/[.$H$2];[.G1062]+1/[.$H$2])" office:value-type="float" office:value="17.6666666666669" calcext:value-type="float">
            <text:p>17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4]))" office:value-type="date" office:date-value="2019-10-24T13:07:49.729981" calcext:value-type="date">
            <text:p>2019-10-24 13:07:50</text:p>
          </table:table-cell>
          <table:table-cell table:style-name="ce7" table:formula="of:=[.A1064]" office:value-type="date" office:date-value="2019-10-24T13:07:49.729981" calcext:value-type="date">
            <text:p>2019-10-24 13:07:50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13:07:49.72998124547" calcext:value-type="date">
            <text:p>12/30/99 01:07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=0;[.G1063]+2+1/[.$H$2];[.G1063]+1/[.$H$2])" office:value-type="float" office:value="17.6833333333336" calcext:value-type="float">
            <text:p>17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5]))" office:value-type="date" office:date-value="2019-10-24T12:42:31.318446" calcext:value-type="date">
            <text:p>2019-10-24 12:42:31</text:p>
          </table:table-cell>
          <table:table-cell table:style-name="ce7" table:formula="of:=[.A1065]" office:value-type="date" office:date-value="2019-10-24T12:42:31.318446" calcext:value-type="date">
            <text:p>2019-10-24 12:42:31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12:42:31.3184462674" calcext:value-type="date">
            <text:p>12/30/99 12:42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=0;[.G1064]+2+1/[.$H$2];[.G1064]+1/[.$H$2])" office:value-type="float" office:value="17.7000000000003" calcext:value-type="float">
            <text:p>17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6]))" office:value-type="date" office:date-value="2019-10-24T13:00:03.553104" calcext:value-type="date">
            <text:p>2019-10-24 13:00:04</text:p>
          </table:table-cell>
          <table:table-cell table:style-name="ce7" table:formula="of:=[.A1066]" office:value-type="date" office:date-value="2019-10-24T13:00:03.553104" calcext:value-type="date">
            <text:p>2019-10-24 13:00:04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13:00:03.55310363229" calcext:value-type="date">
            <text:p>12/30/99 01:00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=0;[.G1065]+2+1/[.$H$2];[.G1065]+1/[.$H$2])" office:value-type="float" office:value="17.7166666666669" calcext:value-type="float">
            <text:p>17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7]))" office:value-type="date" office:date-value="2019-10-24T12:42:59.5087" calcext:value-type="date">
            <text:p>2019-10-24 12:43:00</text:p>
          </table:table-cell>
          <table:table-cell table:style-name="ce7" table:formula="of:=[.A1067]" office:value-type="date" office:date-value="2019-10-24T12:42:59.5087" calcext:value-type="date">
            <text:p>2019-10-24 12:43:00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12:42:59.50870022178" calcext:value-type="date">
            <text:p>12/30/99 12:43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=0;[.G1066]+2+1/[.$H$2];[.G1066]+1/[.$H$2])" office:value-type="float" office:value="17.7333333333336" calcext:value-type="float">
            <text:p>17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8]))" office:value-type="date" office:date-value="2019-10-24T13:18:55.135308" calcext:value-type="date">
            <text:p>2019-10-24 13:18:55</text:p>
          </table:table-cell>
          <table:table-cell table:style-name="ce7" table:formula="of:=[.A1068]" office:value-type="date" office:date-value="2019-10-24T13:18:55.135308" calcext:value-type="date">
            <text:p>2019-10-24 13:18:55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13:18:55.13530762866" calcext:value-type="date">
            <text:p>12/30/99 01:18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=0;[.G1067]+2+1/[.$H$2];[.G1067]+1/[.$H$2])" office:value-type="float" office:value="17.7500000000003" calcext:value-type="float">
            <text:p>17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9]))" office:value-type="date" office:date-value="2019-10-24T13:33:49.560843" calcext:value-type="date">
            <text:p>2019-10-24 13:33:50</text:p>
          </table:table-cell>
          <table:table-cell table:style-name="ce7" table:formula="of:=[.A1069]" office:value-type="date" office:date-value="2019-10-24T13:33:49.560843" calcext:value-type="date">
            <text:p>2019-10-24 13:33:50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13:33:49.5608430868" calcext:value-type="date">
            <text:p>12/30/99 01:33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=0;[.G1068]+2+1/[.$H$2];[.G1068]+1/[.$H$2])" office:value-type="float" office:value="17.7666666666669" calcext:value-type="float">
            <text:p>17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0]))" office:value-type="date" office:date-value="2019-10-24T13:04:12.155199" calcext:value-type="date">
            <text:p>2019-10-24 13:04:12</text:p>
          </table:table-cell>
          <table:table-cell table:style-name="ce7" table:formula="of:=[.A1070]" office:value-type="date" office:date-value="2019-10-24T13:04:12.155199" calcext:value-type="date">
            <text:p>2019-10-24 13:04:12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13:04:12.15519892517" calcext:value-type="date">
            <text:p>12/30/99 01:04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=0;[.G1069]+2+1/[.$H$2];[.G1069]+1/[.$H$2])" office:value-type="float" office:value="17.7833333333336" calcext:value-type="float">
            <text:p>17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1]))" office:value-type="date" office:date-value="2019-10-24T12:57:30.94705" calcext:value-type="date">
            <text:p>2019-10-24 12:57:31</text:p>
          </table:table-cell>
          <table:table-cell table:style-name="ce7" table:formula="of:=[.A1071]" office:value-type="date" office:date-value="2019-10-24T12:57:30.94705" calcext:value-type="date">
            <text:p>2019-10-24 12:57:31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12:57:30.9470495861" calcext:value-type="date">
            <text:p>12/30/99 12:57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=0;[.G1070]+2+1/[.$H$2];[.G1070]+1/[.$H$2])" office:value-type="float" office:value="17.8000000000003" calcext:value-type="float">
            <text:p>17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2]))" office:value-type="date" office:date-value="2019-10-24T13:05:09.937049" calcext:value-type="date">
            <text:p>2019-10-24 13:05:10</text:p>
          </table:table-cell>
          <table:table-cell table:style-name="ce7" table:formula="of:=[.A1072]" office:value-type="date" office:date-value="2019-10-24T13:05:09.937049" calcext:value-type="date">
            <text:p>2019-10-24 13:05:10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13:05:09.93704893626" calcext:value-type="date">
            <text:p>12/30/99 01:05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=0;[.G1071]+2+1/[.$H$2];[.G1071]+1/[.$H$2])" office:value-type="float" office:value="17.8166666666669" calcext:value-type="float">
            <text:p>17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3]))" office:value-type="date" office:date-value="2019-10-24T13:29:58.830992" calcext:value-type="date">
            <text:p>2019-10-24 13:29:59</text:p>
          </table:table-cell>
          <table:table-cell table:style-name="ce7" table:formula="of:=[.A1073]" office:value-type="date" office:date-value="2019-10-24T13:29:58.830992" calcext:value-type="date">
            <text:p>2019-10-24 13:29:59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13:29:58.83099230938" calcext:value-type="date">
            <text:p>12/30/99 01:29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=0;[.G1072]+2+1/[.$H$2];[.G1072]+1/[.$H$2])" office:value-type="float" office:value="17.8333333333336" calcext:value-type="float">
            <text:p>17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4]))" office:value-type="date" office:date-value="2019-10-24T12:56:16.750739" calcext:value-type="date">
            <text:p>2019-10-24 12:56:17</text:p>
          </table:table-cell>
          <table:table-cell table:style-name="ce7" table:formula="of:=[.A1074]" office:value-type="date" office:date-value="2019-10-24T12:56:16.750739" calcext:value-type="date">
            <text:p>2019-10-24 12:56:17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12:56:16.75073922146" calcext:value-type="date">
            <text:p>12/30/99 12:56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=0;[.G1073]+2+1/[.$H$2];[.G1073]+1/[.$H$2])" office:value-type="float" office:value="17.8500000000003" calcext:value-type="float">
            <text:p>17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5]))" office:value-type="date" office:date-value="2019-10-24T13:04:23.842497" calcext:value-type="date">
            <text:p>2019-10-24 13:04:24</text:p>
          </table:table-cell>
          <table:table-cell table:style-name="ce7" table:formula="of:=[.A1075]" office:value-type="date" office:date-value="2019-10-24T13:04:23.842497" calcext:value-type="date">
            <text:p>2019-10-24 13:04:24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13:04:23.84249723051" calcext:value-type="date">
            <text:p>12/30/99 01:04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=0;[.G1074]+2+1/[.$H$2];[.G1074]+1/[.$H$2])" office:value-type="float" office:value="17.8666666666669" calcext:value-type="float">
            <text:p>17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6]))" office:value-type="date" office:date-value="2019-10-24T13:08:15.862372" calcext:value-type="date">
            <text:p>2019-10-24 13:08:16</text:p>
          </table:table-cell>
          <table:table-cell table:style-name="ce7" table:formula="of:=[.A1076]" office:value-type="date" office:date-value="2019-10-24T13:08:15.862372" calcext:value-type="date">
            <text:p>2019-10-24 13:08:16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13:08:15.86237194017" calcext:value-type="date">
            <text:p>12/30/99 01:08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=0;[.G1075]+2+1/[.$H$2];[.G1075]+1/[.$H$2])" office:value-type="float" office:value="17.8833333333336" calcext:value-type="float">
            <text:p>17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7]))" office:value-type="date" office:date-value="2019-10-24T12:35:57.211975" calcext:value-type="date">
            <text:p>2019-10-24 12:35:57</text:p>
          </table:table-cell>
          <table:table-cell table:style-name="ce7" table:formula="of:=[.A1077]" office:value-type="date" office:date-value="2019-10-24T12:35:57.211975" calcext:value-type="date">
            <text:p>2019-10-24 12:35:57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12:35:57.21197524108" calcext:value-type="date">
            <text:p>12/30/99 12:35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=0;[.G1076]+2+1/[.$H$2];[.G1076]+1/[.$H$2])" office:value-type="float" office:value="17.9000000000003" calcext:value-type="float">
            <text:p>17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8]))" office:value-type="date" office:date-value="2019-10-24T12:45:14.998583" calcext:value-type="date">
            <text:p>2019-10-24 12:45:15</text:p>
          </table:table-cell>
          <table:table-cell table:style-name="ce7" table:formula="of:=[.A1078]" office:value-type="date" office:date-value="2019-10-24T12:45:14.998583" calcext:value-type="date">
            <text:p>2019-10-24 12:45:15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12:45:14.99858277384" calcext:value-type="date">
            <text:p>12/30/99 12:45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=0;[.G1077]+2+1/[.$H$2];[.G1077]+1/[.$H$2])" office:value-type="float" office:value="17.9166666666669" calcext:value-type="float">
            <text:p>17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9]))" office:value-type="date" office:date-value="2019-10-24T13:15:18.719185" calcext:value-type="date">
            <text:p>2019-10-24 13:15:19</text:p>
          </table:table-cell>
          <table:table-cell table:style-name="ce7" table:formula="of:=[.A1079]" office:value-type="date" office:date-value="2019-10-24T13:15:18.719185" calcext:value-type="date">
            <text:p>2019-10-24 13:15:19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13:15:18.71918491088" calcext:value-type="date">
            <text:p>12/30/99 01:15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=0;[.G1078]+2+1/[.$H$2];[.G1078]+1/[.$H$2])" office:value-type="float" office:value="17.9333333333336" calcext:value-type="float">
            <text:p>17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0]))" office:value-type="date" office:date-value="2019-10-24T12:56:09.216624" calcext:value-type="date">
            <text:p>2019-10-24 12:56:09</text:p>
          </table:table-cell>
          <table:table-cell table:style-name="ce7" table:formula="of:=[.A1080]" office:value-type="date" office:date-value="2019-10-24T12:56:09.216624" calcext:value-type="date">
            <text:p>2019-10-24 12:56:09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12:56:09.2166244844" calcext:value-type="date">
            <text:p>12/30/99 12:56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=0;[.G1079]+2+1/[.$H$2];[.G1079]+1/[.$H$2])" office:value-type="float" office:value="17.9500000000003" calcext:value-type="float">
            <text:p>17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1]))" office:value-type="date" office:date-value="2019-10-24T13:01:49.414913" calcext:value-type="date">
            <text:p>2019-10-24 13:01:49</text:p>
          </table:table-cell>
          <table:table-cell table:style-name="ce7" table:formula="of:=[.A1081]" office:value-type="date" office:date-value="2019-10-24T13:01:49.414913" calcext:value-type="date">
            <text:p>2019-10-24 13:01:49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13:01:49.41491313279" calcext:value-type="date">
            <text:p>12/30/99 01:01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=0;[.G1080]+2+1/[.$H$2];[.G1080]+1/[.$H$2])" office:value-type="float" office:value="17.9666666666669" calcext:value-type="float">
            <text:p>17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2]))" office:value-type="date" office:date-value="2019-10-24T13:13:38.017685" calcext:value-type="date">
            <text:p>2019-10-24 13:13:38</text:p>
          </table:table-cell>
          <table:table-cell table:style-name="ce7" table:formula="of:=[.A1082]" office:value-type="date" office:date-value="2019-10-24T13:13:38.017685" calcext:value-type="date">
            <text:p>2019-10-24 13:13:38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13:13:38.01768487785" calcext:value-type="date">
            <text:p>12/30/99 01:13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=0;[.G1081]+2+1/[.$H$2];[.G1081]+1/[.$H$2])" office:value-type="float" office:value="17.9833333333336" calcext:value-type="float">
            <text:p>17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3]))" office:value-type="date" office:date-value="2019-10-25T13:08:34.869241" calcext:value-type="date">
            <text:p>2019-10-25 13:08:35</text:p>
          </table:table-cell>
          <table:table-cell table:style-name="ce7" table:formula="of:=[.A1083]" office:value-type="date" office:date-value="2019-10-25T13:08:34.869241" calcext:value-type="date">
            <text:p>2019-10-25 13:08:35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13:08:34.86924116034" calcext:value-type="date">
            <text:p>12/30/99 01:08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=0;[.G1082]+2+1/[.$H$2];[.G1082]+1/[.$H$2])" office:value-type="float" office:value="18.0000000000003" calcext:value-type="float">
            <text:p>18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4]))" office:value-type="date" office:date-value="2019-10-25T12:52:17.013152" calcext:value-type="date">
            <text:p>2019-10-25 12:52:17</text:p>
          </table:table-cell>
          <table:table-cell table:style-name="ce7" table:formula="of:=[.A1084]" office:value-type="date" office:date-value="2019-10-25T12:52:17.013152" calcext:value-type="date">
            <text:p>2019-10-25 12:52:17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12:52:17.01315151993" calcext:value-type="date">
            <text:p>12/30/99 12:52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=0;[.G1083]+2+1/[.$H$2];[.G1083]+1/[.$H$2])" office:value-type="float" office:value="18.0166666666669" calcext:value-type="float">
            <text:p>18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5]))" office:value-type="date" office:date-value="2019-10-25T13:17:33.335199" calcext:value-type="date">
            <text:p>2019-10-25 13:17:33</text:p>
          </table:table-cell>
          <table:table-cell table:style-name="ce7" table:formula="of:=[.A1085]" office:value-type="date" office:date-value="2019-10-25T13:17:33.335199" calcext:value-type="date">
            <text:p>2019-10-25 13:17:33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13:17:33.33519873675" calcext:value-type="date">
            <text:p>12/30/99 01:17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=0;[.G1084]+2+1/[.$H$2];[.G1084]+1/[.$H$2])" office:value-type="float" office:value="18.0333333333336" calcext:value-type="float">
            <text:p>18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6]))" office:value-type="date" office:date-value="2019-10-25T13:21:47.846436" calcext:value-type="date">
            <text:p>2019-10-25 13:21:48</text:p>
          </table:table-cell>
          <table:table-cell table:style-name="ce7" table:formula="of:=[.A1086]" office:value-type="date" office:date-value="2019-10-25T13:21:47.846436" calcext:value-type="date">
            <text:p>2019-10-25 13:21:48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13:21:47.84643581137" calcext:value-type="date">
            <text:p>12/30/99 01:21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=0;[.G1085]+2+1/[.$H$2];[.G1085]+1/[.$H$2])" office:value-type="float" office:value="18.0500000000003" calcext:value-type="float">
            <text:p>18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7]))" office:value-type="date" office:date-value="2019-10-25T13:05:43.273789" calcext:value-type="date">
            <text:p>2019-10-25 13:05:43</text:p>
          </table:table-cell>
          <table:table-cell table:style-name="ce7" table:formula="of:=[.A1087]" office:value-type="date" office:date-value="2019-10-25T13:05:43.273789" calcext:value-type="date">
            <text:p>2019-10-25 13:05:43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13:05:43.2737885043" calcext:value-type="date">
            <text:p>12/30/99 01:05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=0;[.G1086]+2+1/[.$H$2];[.G1086]+1/[.$H$2])" office:value-type="float" office:value="18.0666666666669" calcext:value-type="float">
            <text:p>18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8]))" office:value-type="date" office:date-value="2019-10-25T12:59:10.445025" calcext:value-type="date">
            <text:p>2019-10-25 12:59:10</text:p>
          </table:table-cell>
          <table:table-cell table:style-name="ce7" table:formula="of:=[.A1088]" office:value-type="date" office:date-value="2019-10-25T12:59:10.445025" calcext:value-type="date">
            <text:p>2019-10-25 12:59:10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12:59:10.4450250417" calcext:value-type="date">
            <text:p>12/30/99 12:59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=0;[.G1087]+2+1/[.$H$2];[.G1087]+1/[.$H$2])" office:value-type="float" office:value="18.0833333333336" calcext:value-type="float">
            <text:p>18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9]))" office:value-type="date" office:date-value="2019-10-25T12:52:57.578741" calcext:value-type="date">
            <text:p>2019-10-25 12:52:58</text:p>
          </table:table-cell>
          <table:table-cell table:style-name="ce7" table:formula="of:=[.A1089]" office:value-type="date" office:date-value="2019-10-25T12:52:57.578741" calcext:value-type="date">
            <text:p>2019-10-25 12:52:58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12:52:57.57874131203" calcext:value-type="date">
            <text:p>12/30/99 12:52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=0;[.G1088]+2+1/[.$H$2];[.G1088]+1/[.$H$2])" office:value-type="float" office:value="18.1000000000003" calcext:value-type="float">
            <text:p>18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0]))" office:value-type="date" office:date-value="2019-10-25T13:04:50.917074" calcext:value-type="date">
            <text:p>2019-10-25 13:04:51</text:p>
          </table:table-cell>
          <table:table-cell table:style-name="ce7" table:formula="of:=[.A1090]" office:value-type="date" office:date-value="2019-10-25T13:04:50.917074" calcext:value-type="date">
            <text:p>2019-10-25 13:04:51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13:04:50.91707377229" calcext:value-type="date">
            <text:p>12/30/99 01:04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=0;[.G1089]+2+1/[.$H$2];[.G1089]+1/[.$H$2])" office:value-type="float" office:value="18.1166666666669" calcext:value-type="float">
            <text:p>18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1]))" office:value-type="date" office:date-value="2019-10-25T12:59:31.758548" calcext:value-type="date">
            <text:p>2019-10-25 12:59:32</text:p>
          </table:table-cell>
          <table:table-cell table:style-name="ce7" table:formula="of:=[.A1091]" office:value-type="date" office:date-value="2019-10-25T12:59:31.758548" calcext:value-type="date">
            <text:p>2019-10-25 12:59:32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12:59:31.75854791421" calcext:value-type="date">
            <text:p>12/30/99 12:59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=0;[.G1090]+2+1/[.$H$2];[.G1090]+1/[.$H$2])" office:value-type="float" office:value="18.1333333333336" calcext:value-type="float">
            <text:p>18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2]))" office:value-type="date" office:date-value="2019-10-25T12:46:41.558043" calcext:value-type="date">
            <text:p>2019-10-25 12:46:42</text:p>
          </table:table-cell>
          <table:table-cell table:style-name="ce7" table:formula="of:=[.A1092]" office:value-type="date" office:date-value="2019-10-25T12:46:41.558043" calcext:value-type="date">
            <text:p>2019-10-25 12:46:42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12:46:41.55804336537" calcext:value-type="date">
            <text:p>12/30/99 12:46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=0;[.G1091]+2+1/[.$H$2];[.G1091]+1/[.$H$2])" office:value-type="float" office:value="18.1500000000003" calcext:value-type="float">
            <text:p>18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3]))" office:value-type="date" office:date-value="2019-10-25T12:40:04.836726" calcext:value-type="date">
            <text:p>2019-10-25 12:40:05</text:p>
          </table:table-cell>
          <table:table-cell table:style-name="ce7" table:formula="of:=[.A1093]" office:value-type="date" office:date-value="2019-10-25T12:40:04.836726" calcext:value-type="date">
            <text:p>2019-10-25 12:40:05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12:40:04.83672595583" calcext:value-type="date">
            <text:p>12/30/99 12:40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=0;[.G1092]+2+1/[.$H$2];[.G1092]+1/[.$H$2])" office:value-type="float" office:value="18.1666666666669" calcext:value-type="float">
            <text:p>18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4]))" office:value-type="date" office:date-value="2019-10-25T13:01:30.909586" calcext:value-type="date">
            <text:p>2019-10-25 13:01:31</text:p>
          </table:table-cell>
          <table:table-cell table:style-name="ce7" table:formula="of:=[.A1094]" office:value-type="date" office:date-value="2019-10-25T13:01:30.909586" calcext:value-type="date">
            <text:p>2019-10-25 13:01:31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13:01:30.90958577581" calcext:value-type="date">
            <text:p>12/30/99 01:01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=0;[.G1093]+2+1/[.$H$2];[.G1093]+1/[.$H$2])" office:value-type="float" office:value="18.1833333333336" calcext:value-type="float">
            <text:p>18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5]))" office:value-type="date" office:date-value="2019-10-25T13:01:25.764026" calcext:value-type="date">
            <text:p>2019-10-25 13:01:26</text:p>
          </table:table-cell>
          <table:table-cell table:style-name="ce7" table:formula="of:=[.A1095]" office:value-type="date" office:date-value="2019-10-25T13:01:25.764026" calcext:value-type="date">
            <text:p>2019-10-25 13:01:26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13:01:25.76402552426" calcext:value-type="date">
            <text:p>12/30/99 01:01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=0;[.G1094]+2+1/[.$H$2];[.G1094]+1/[.$H$2])" office:value-type="float" office:value="18.2000000000002" calcext:value-type="float">
            <text:p>18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6]))" office:value-type="date" office:date-value="2019-10-25T13:10:19.481533" calcext:value-type="date">
            <text:p>2019-10-25 13:10:19</text:p>
          </table:table-cell>
          <table:table-cell table:style-name="ce7" table:formula="of:=[.A1096]" office:value-type="date" office:date-value="2019-10-25T13:10:19.481533" calcext:value-type="date">
            <text:p>2019-10-25 13:10:19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13:10:19.48153332341" calcext:value-type="date">
            <text:p>12/30/99 01:10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=0;[.G1095]+2+1/[.$H$2];[.G1095]+1/[.$H$2])" office:value-type="float" office:value="18.2166666666669" calcext:value-type="float">
            <text:p>18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7]))" office:value-type="date" office:date-value="2019-10-25T13:15:59.955438" calcext:value-type="date">
            <text:p>2019-10-25 13:16:00</text:p>
          </table:table-cell>
          <table:table-cell table:style-name="ce7" table:formula="of:=[.A1097]" office:value-type="date" office:date-value="2019-10-25T13:15:59.955438" calcext:value-type="date">
            <text:p>2019-10-25 13:16:00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13:15:59.95543780737" calcext:value-type="date">
            <text:p>12/30/99 01:16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=0;[.G1096]+2+1/[.$H$2];[.G1096]+1/[.$H$2])" office:value-type="float" office:value="18.2333333333336" calcext:value-type="float">
            <text:p>18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8]))" office:value-type="date" office:date-value="2019-10-25T12:54:56.94807" calcext:value-type="date">
            <text:p>2019-10-25 12:54:57</text:p>
          </table:table-cell>
          <table:table-cell table:style-name="ce7" table:formula="of:=[.A1098]" office:value-type="date" office:date-value="2019-10-25T12:54:56.94807" calcext:value-type="date">
            <text:p>2019-10-25 12:54:57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12:54:56.9480703352" calcext:value-type="date">
            <text:p>12/30/99 12:54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=0;[.G1097]+2+1/[.$H$2];[.G1097]+1/[.$H$2])" office:value-type="float" office:value="18.2500000000002" calcext:value-type="float">
            <text:p>18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9]))" office:value-type="date" office:date-value="2019-10-25T12:39:06.870686" calcext:value-type="date">
            <text:p>2019-10-25 12:39:07</text:p>
          </table:table-cell>
          <table:table-cell table:style-name="ce7" table:formula="of:=[.A1099]" office:value-type="date" office:date-value="2019-10-25T12:39:06.870686" calcext:value-type="date">
            <text:p>2019-10-25 12:39:07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12:39:06.87068613712" calcext:value-type="date">
            <text:p>12/30/99 12:39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=0;[.G1098]+2+1/[.$H$2];[.G1098]+1/[.$H$2])" office:value-type="float" office:value="18.2666666666669" calcext:value-type="float">
            <text:p>18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0]))" office:value-type="date" office:date-value="2019-10-25T12:44:29.506505" calcext:value-type="date">
            <text:p>2019-10-25 12:44:30</text:p>
          </table:table-cell>
          <table:table-cell table:style-name="ce7" table:formula="of:=[.A1100]" office:value-type="date" office:date-value="2019-10-25T12:44:29.506505" calcext:value-type="date">
            <text:p>2019-10-25 12:44:30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12:44:29.5065052947" calcext:value-type="date">
            <text:p>12/30/99 12:44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=0;[.G1099]+2+1/[.$H$2];[.G1099]+1/[.$H$2])" office:value-type="float" office:value="18.2833333333336" calcext:value-type="float">
            <text:p>18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1]))" office:value-type="date" office:date-value="2019-10-25T12:58:39.810225" calcext:value-type="date">
            <text:p>2019-10-25 12:58:40</text:p>
          </table:table-cell>
          <table:table-cell table:style-name="ce7" table:formula="of:=[.A1101]" office:value-type="date" office:date-value="2019-10-25T12:58:39.810225" calcext:value-type="date">
            <text:p>2019-10-25 12:58:40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12:58:39.81022527907" calcext:value-type="date">
            <text:p>12/30/99 12:58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=0;[.G1100]+2+1/[.$H$2];[.G1100]+1/[.$H$2])" office:value-type="float" office:value="18.3000000000002" calcext:value-type="float">
            <text:p>18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2]))" office:value-type="date" office:date-value="2019-10-25T12:40:35.124327" calcext:value-type="date">
            <text:p>2019-10-25 12:40:35</text:p>
          </table:table-cell>
          <table:table-cell table:style-name="ce7" table:formula="of:=[.A1102]" office:value-type="date" office:date-value="2019-10-25T12:40:35.124327" calcext:value-type="date">
            <text:p>2019-10-25 12:40:35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12:40:35.12432696298" calcext:value-type="date">
            <text:p>12/30/99 12:40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=0;[.G1101]+2+1/[.$H$2];[.G1101]+1/[.$H$2])" office:value-type="float" office:value="18.3166666666669" calcext:value-type="float">
            <text:p>18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3]))" office:value-type="date" office:date-value="2019-10-25T12:46:12.740573" calcext:value-type="date">
            <text:p>2019-10-25 12:46:13</text:p>
          </table:table-cell>
          <table:table-cell table:style-name="ce7" table:formula="of:=[.A1103]" office:value-type="date" office:date-value="2019-10-25T12:46:12.740573" calcext:value-type="date">
            <text:p>2019-10-25 12:46:13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12:46:12.74057306349" calcext:value-type="date">
            <text:p>12/30/99 12:46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=0;[.G1102]+2+1/[.$H$2];[.G1102]+1/[.$H$2])" office:value-type="float" office:value="18.3333333333336" calcext:value-type="float">
            <text:p>18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4]))" office:value-type="date" office:date-value="2019-10-25T12:55:43.60165" calcext:value-type="date">
            <text:p>2019-10-25 12:55:44</text:p>
          </table:table-cell>
          <table:table-cell table:style-name="ce7" table:formula="of:=[.A1104]" office:value-type="date" office:date-value="2019-10-25T12:55:43.60165" calcext:value-type="date">
            <text:p>2019-10-25 12:55:44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12:55:43.60164951067" calcext:value-type="date">
            <text:p>12/30/99 12:55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=0;[.G1103]+2+1/[.$H$2];[.G1103]+1/[.$H$2])" office:value-type="float" office:value="18.3500000000002" calcext:value-type="float">
            <text:p>18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5]))" office:value-type="date" office:date-value="2019-10-25T13:31:44.440489" calcext:value-type="date">
            <text:p>2019-10-25 13:31:44</text:p>
          </table:table-cell>
          <table:table-cell table:style-name="ce7" table:formula="of:=[.A1105]" office:value-type="date" office:date-value="2019-10-25T13:31:44.440489" calcext:value-type="date">
            <text:p>2019-10-25 13:31:44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13:31:44.44048913196" calcext:value-type="date">
            <text:p>12/30/99 01:31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=0;[.G1104]+2+1/[.$H$2];[.G1104]+1/[.$H$2])" office:value-type="float" office:value="18.3666666666669" calcext:value-type="float">
            <text:p>18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6]))" office:value-type="date" office:date-value="2019-10-25T13:01:11.091579" calcext:value-type="date">
            <text:p>2019-10-25 13:01:11</text:p>
          </table:table-cell>
          <table:table-cell table:style-name="ce7" table:formula="of:=[.A1106]" office:value-type="date" office:date-value="2019-10-25T13:01:11.091579" calcext:value-type="date">
            <text:p>2019-10-25 13:01:11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13:01:11.09157883096" calcext:value-type="date">
            <text:p>12/30/99 01:01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=0;[.G1105]+2+1/[.$H$2];[.G1105]+1/[.$H$2])" office:value-type="float" office:value="18.3833333333336" calcext:value-type="float">
            <text:p>18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7]))" office:value-type="date" office:date-value="2019-10-25T12:34:11.722714" calcext:value-type="date">
            <text:p>2019-10-25 12:34:12</text:p>
          </table:table-cell>
          <table:table-cell table:style-name="ce7" table:formula="of:=[.A1107]" office:value-type="date" office:date-value="2019-10-25T12:34:11.722714" calcext:value-type="date">
            <text:p>2019-10-25 12:34:12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12:34:11.72271388583" calcext:value-type="date">
            <text:p>12/30/99 12:34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=0;[.G1106]+2+1/[.$H$2];[.G1106]+1/[.$H$2])" office:value-type="float" office:value="18.4000000000002" calcext:value-type="float">
            <text:p>18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8]))" office:value-type="date" office:date-value="2019-10-25T12:47:25.543873" calcext:value-type="date">
            <text:p>2019-10-25 12:47:26</text:p>
          </table:table-cell>
          <table:table-cell table:style-name="ce7" table:formula="of:=[.A1108]" office:value-type="date" office:date-value="2019-10-25T12:47:25.543873" calcext:value-type="date">
            <text:p>2019-10-25 12:47:26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12:47:25.54387335666" calcext:value-type="date">
            <text:p>12/30/99 12:47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=0;[.G1107]+2+1/[.$H$2];[.G1107]+1/[.$H$2])" office:value-type="float" office:value="18.4166666666669" calcext:value-type="float">
            <text:p>18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9]))" office:value-type="date" office:date-value="2019-10-25T12:57:30.640002" calcext:value-type="date">
            <text:p>2019-10-25 12:57:31</text:p>
          </table:table-cell>
          <table:table-cell table:style-name="ce7" table:formula="of:=[.A1109]" office:value-type="date" office:date-value="2019-10-25T12:57:30.640002" calcext:value-type="date">
            <text:p>2019-10-25 12:57:31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12:57:30.64000224229" calcext:value-type="date">
            <text:p>12/30/99 12:57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=0;[.G1108]+2+1/[.$H$2];[.G1108]+1/[.$H$2])" office:value-type="float" office:value="18.4333333333336" calcext:value-type="float">
            <text:p>18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0]))" office:value-type="date" office:date-value="2019-10-25T12:31:39.764853" calcext:value-type="date">
            <text:p>2019-10-25 12:31:40</text:p>
          </table:table-cell>
          <table:table-cell table:style-name="ce7" table:formula="of:=[.A1110]" office:value-type="date" office:date-value="2019-10-25T12:31:39.764853" calcext:value-type="date">
            <text:p>2019-10-25 12:31:40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12:31:39.76485336665" calcext:value-type="date">
            <text:p>12/30/99 12:31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=0;[.G1109]+2+1/[.$H$2];[.G1109]+1/[.$H$2])" office:value-type="float" office:value="18.4500000000002" calcext:value-type="float">
            <text:p>18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1]))" office:value-type="date" office:date-value="2019-10-25T12:55:20.189197" calcext:value-type="date">
            <text:p>2019-10-25 12:55:20</text:p>
          </table:table-cell>
          <table:table-cell table:style-name="ce7" table:formula="of:=[.A1111]" office:value-type="date" office:date-value="2019-10-25T12:55:20.189197" calcext:value-type="date">
            <text:p>2019-10-25 12:55:20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12:55:20.18919729162" calcext:value-type="date">
            <text:p>12/30/99 12:55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=0;[.G1110]+2+1/[.$H$2];[.G1110]+1/[.$H$2])" office:value-type="float" office:value="18.4666666666669" calcext:value-type="float">
            <text:p>18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2]))" office:value-type="date" office:date-value="2019-10-25T12:47:29.848264" calcext:value-type="date">
            <text:p>2019-10-25 12:47:30</text:p>
          </table:table-cell>
          <table:table-cell table:style-name="ce7" table:formula="of:=[.A1112]" office:value-type="date" office:date-value="2019-10-25T12:47:29.848264" calcext:value-type="date">
            <text:p>2019-10-25 12:47:30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12:47:29.84826436266" calcext:value-type="date">
            <text:p>12/30/99 12:47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=0;[.G1111]+2+1/[.$H$2];[.G1111]+1/[.$H$2])" office:value-type="float" office:value="18.4833333333336" calcext:value-type="float">
            <text:p>18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3]))" office:value-type="date" office:date-value="2019-10-25T12:54:02.489758" calcext:value-type="date">
            <text:p>2019-10-25 12:54:02</text:p>
          </table:table-cell>
          <table:table-cell table:style-name="ce7" table:formula="of:=[.A1113]" office:value-type="date" office:date-value="2019-10-25T12:54:02.489758" calcext:value-type="date">
            <text:p>2019-10-25 12:54:02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12:54:02.48975829687" calcext:value-type="date">
            <text:p>12/30/99 12:54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=0;[.G1112]+2+1/[.$H$2];[.G1112]+1/[.$H$2])" office:value-type="float" office:value="18.5000000000002" calcext:value-type="float">
            <text:p>18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4]))" office:value-type="date" office:date-value="2019-10-25T13:00:38.0672" calcext:value-type="date">
            <text:p>2019-10-25 13:00:38</text:p>
          </table:table-cell>
          <table:table-cell table:style-name="ce7" table:formula="of:=[.A1114]" office:value-type="date" office:date-value="2019-10-25T13:00:38.0672" calcext:value-type="date">
            <text:p>2019-10-25 13:00:38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13:00:38.06719989516" calcext:value-type="date">
            <text:p>12/30/99 01:00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=0;[.G1113]+2+1/[.$H$2];[.G1113]+1/[.$H$2])" office:value-type="float" office:value="18.5166666666669" calcext:value-type="float">
            <text:p>18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5]))" office:value-type="date" office:date-value="2019-10-25T13:17:51.43193" calcext:value-type="date">
            <text:p>2019-10-25 13:17:51</text:p>
          </table:table-cell>
          <table:table-cell table:style-name="ce7" table:formula="of:=[.A1115]" office:value-type="date" office:date-value="2019-10-25T13:17:51.43193" calcext:value-type="date">
            <text:p>2019-10-25 13:17:51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13:17:51.43192968797" calcext:value-type="date">
            <text:p>12/30/99 01:17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=0;[.G1114]+2+1/[.$H$2];[.G1114]+1/[.$H$2])" office:value-type="float" office:value="18.5333333333336" calcext:value-type="float">
            <text:p>18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6]))" office:value-type="date" office:date-value="2019-10-25T13:11:14.542735" calcext:value-type="date">
            <text:p>2019-10-25 13:11:15</text:p>
          </table:table-cell>
          <table:table-cell table:style-name="ce7" table:formula="of:=[.A1116]" office:value-type="date" office:date-value="2019-10-25T13:11:14.542735" calcext:value-type="date">
            <text:p>2019-10-25 13:11:15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13:11:14.54273512121" calcext:value-type="date">
            <text:p>12/30/99 01:11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=0;[.G1115]+2+1/[.$H$2];[.G1115]+1/[.$H$2])" office:value-type="float" office:value="18.5500000000002" calcext:value-type="float">
            <text:p>18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7]))" office:value-type="date" office:date-value="2019-10-25T13:28:52.467113" calcext:value-type="date">
            <text:p>2019-10-25 13:28:52</text:p>
          </table:table-cell>
          <table:table-cell table:style-name="ce7" table:formula="of:=[.A1117]" office:value-type="date" office:date-value="2019-10-25T13:28:52.467113" calcext:value-type="date">
            <text:p>2019-10-25 13:28:52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13:28:52.46711343527" calcext:value-type="date">
            <text:p>12/30/99 01:28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=0;[.G1116]+2+1/[.$H$2];[.G1116]+1/[.$H$2])" office:value-type="float" office:value="18.5666666666669" calcext:value-type="float">
            <text:p>18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8]))" office:value-type="date" office:date-value="2019-10-25T12:50:25.347184" calcext:value-type="date">
            <text:p>2019-10-25 12:50:25</text:p>
          </table:table-cell>
          <table:table-cell table:style-name="ce7" table:formula="of:=[.A1118]" office:value-type="date" office:date-value="2019-10-25T12:50:25.347184" calcext:value-type="date">
            <text:p>2019-10-25 12:50:25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12:50:25.34718357492" calcext:value-type="date">
            <text:p>12/30/99 12:50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=0;[.G1117]+2+1/[.$H$2];[.G1117]+1/[.$H$2])" office:value-type="float" office:value="18.5833333333336" calcext:value-type="float">
            <text:p>18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9]))" office:value-type="date" office:date-value="2019-10-25T12:46:34.990731" calcext:value-type="date">
            <text:p>2019-10-25 12:46:35</text:p>
          </table:table-cell>
          <table:table-cell table:style-name="ce7" table:formula="of:=[.A1119]" office:value-type="date" office:date-value="2019-10-25T12:46:34.990731" calcext:value-type="date">
            <text:p>2019-10-25 12:46:35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12:46:34.99073149636" calcext:value-type="date">
            <text:p>12/30/99 12:46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=0;[.G1118]+2+1/[.$H$2];[.G1118]+1/[.$H$2])" office:value-type="float" office:value="18.6000000000002" calcext:value-type="float">
            <text:p>18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0]))" office:value-type="date" office:date-value="2019-10-25T13:10:02.601696" calcext:value-type="date">
            <text:p>2019-10-25 13:10:03</text:p>
          </table:table-cell>
          <table:table-cell table:style-name="ce7" table:formula="of:=[.A1120]" office:value-type="date" office:date-value="2019-10-25T13:10:02.601696" calcext:value-type="date">
            <text:p>2019-10-25 13:10:03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13:10:02.60169566609" calcext:value-type="date">
            <text:p>12/30/99 01:10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=0;[.G1119]+2+1/[.$H$2];[.G1119]+1/[.$H$2])" office:value-type="float" office:value="18.6166666666669" calcext:value-type="float">
            <text:p>18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1]))" office:value-type="date" office:date-value="2019-10-25T13:46:05.637137" calcext:value-type="date">
            <text:p>2019-10-25 13:46:06</text:p>
          </table:table-cell>
          <table:table-cell table:style-name="ce7" table:formula="of:=[.A1121]" office:value-type="date" office:date-value="2019-10-25T13:46:05.637137" calcext:value-type="date">
            <text:p>2019-10-25 13:46:06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13:46:05.63713685609" calcext:value-type="date">
            <text:p>12/30/99 01:46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=0;[.G1120]+2+1/[.$H$2];[.G1120]+1/[.$H$2])" office:value-type="float" office:value="18.6333333333336" calcext:value-type="float">
            <text:p>18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2]))" office:value-type="date" office:date-value="2019-10-25T12:53:07.969194" calcext:value-type="date">
            <text:p>2019-10-25 12:53:08</text:p>
          </table:table-cell>
          <table:table-cell table:style-name="ce7" table:formula="of:=[.A1122]" office:value-type="date" office:date-value="2019-10-25T12:53:07.969194" calcext:value-type="date">
            <text:p>2019-10-25 12:53:08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12:53:07.96919428278" calcext:value-type="date">
            <text:p>12/30/99 12:53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=0;[.G1121]+2+1/[.$H$2];[.G1121]+1/[.$H$2])" office:value-type="float" office:value="18.6500000000002" calcext:value-type="float">
            <text:p>18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3]))" office:value-type="date" office:date-value="2019-10-25T13:09:25.047995" calcext:value-type="date">
            <text:p>2019-10-25 13:09:25</text:p>
          </table:table-cell>
          <table:table-cell table:style-name="ce7" table:formula="of:=[.A1123]" office:value-type="date" office:date-value="2019-10-25T13:09:25.047995" calcext:value-type="date">
            <text:p>2019-10-25 13:09:25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13:09:25.0479948381" calcext:value-type="date">
            <text:p>12/30/99 01:09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=0;[.G1122]+2+1/[.$H$2];[.G1122]+1/[.$H$2])" office:value-type="float" office:value="18.6666666666669" calcext:value-type="float">
            <text:p>18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4]))" office:value-type="date" office:date-value="2019-10-25T12:44:00.1482" calcext:value-type="date">
            <text:p>2019-10-25 12:44:00</text:p>
          </table:table-cell>
          <table:table-cell table:style-name="ce7" table:formula="of:=[.A1124]" office:value-type="date" office:date-value="2019-10-25T12:44:00.1482" calcext:value-type="date">
            <text:p>2019-10-25 12:44:00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12:44:00.1481998153" calcext:value-type="date">
            <text:p>12/30/99 12:44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=0;[.G1123]+2+1/[.$H$2];[.G1123]+1/[.$H$2])" office:value-type="float" office:value="18.6833333333336" calcext:value-type="float">
            <text:p>18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5]))" office:value-type="date" office:date-value="2019-10-25T13:04:53.441435" calcext:value-type="date">
            <text:p>2019-10-25 13:04:53</text:p>
          </table:table-cell>
          <table:table-cell table:style-name="ce7" table:formula="of:=[.A1125]" office:value-type="date" office:date-value="2019-10-25T13:04:53.441435" calcext:value-type="date">
            <text:p>2019-10-25 13:04:53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13:04:53.44143457711" calcext:value-type="date">
            <text:p>12/30/99 01:04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=0;[.G1124]+2+1/[.$H$2];[.G1124]+1/[.$H$2])" office:value-type="float" office:value="18.7000000000002" calcext:value-type="float">
            <text:p>18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6]))" office:value-type="date" office:date-value="2019-10-25T12:48:55.057574" calcext:value-type="date">
            <text:p>2019-10-25 12:48:55</text:p>
          </table:table-cell>
          <table:table-cell table:style-name="ce7" table:formula="of:=[.A1126]" office:value-type="date" office:date-value="2019-10-25T12:48:55.057574" calcext:value-type="date">
            <text:p>2019-10-25 12:48:55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12:48:55.05757448729" calcext:value-type="date">
            <text:p>12/30/99 12:48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=0;[.G1125]+2+1/[.$H$2];[.G1125]+1/[.$H$2])" office:value-type="float" office:value="18.7166666666669" calcext:value-type="float">
            <text:p>18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7]))" office:value-type="date" office:date-value="2019-10-25T13:26:53.417" calcext:value-type="date">
            <text:p>2019-10-25 13:26:53</text:p>
          </table:table-cell>
          <table:table-cell table:style-name="ce7" table:formula="of:=[.A1127]" office:value-type="date" office:date-value="2019-10-25T13:26:53.417" calcext:value-type="date">
            <text:p>2019-10-25 13:26:53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13:26:53.41699976474" calcext:value-type="date">
            <text:p>12/30/99 01:26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=0;[.G1126]+2+1/[.$H$2];[.G1126]+1/[.$H$2])" office:value-type="float" office:value="18.7333333333336" calcext:value-type="float">
            <text:p>18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8]))" office:value-type="date" office:date-value="2019-10-25T13:18:37.118766" calcext:value-type="date">
            <text:p>2019-10-25 13:18:37</text:p>
          </table:table-cell>
          <table:table-cell table:style-name="ce7" table:formula="of:=[.A1128]" office:value-type="date" office:date-value="2019-10-25T13:18:37.118766" calcext:value-type="date">
            <text:p>2019-10-25 13:18:37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13:18:37.11876571644" calcext:value-type="date">
            <text:p>12/30/99 01:18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=0;[.G1127]+2+1/[.$H$2];[.G1127]+1/[.$H$2])" office:value-type="float" office:value="18.7500000000002" calcext:value-type="float">
            <text:p>18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9]))" office:value-type="date" office:date-value="2019-10-25T13:11:30.592036" calcext:value-type="date">
            <text:p>2019-10-25 13:11:31</text:p>
          </table:table-cell>
          <table:table-cell table:style-name="ce7" table:formula="of:=[.A1129]" office:value-type="date" office:date-value="2019-10-25T13:11:30.592036" calcext:value-type="date">
            <text:p>2019-10-25 13:11:31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13:11:30.59203576762" calcext:value-type="date">
            <text:p>12/30/99 01:11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=0;[.G1128]+2+1/[.$H$2];[.G1128]+1/[.$H$2])" office:value-type="float" office:value="18.7666666666669" calcext:value-type="float">
            <text:p>18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0]))" office:value-type="date" office:date-value="2019-10-25T13:05:44.3401" calcext:value-type="date">
            <text:p>2019-10-25 13:05:44</text:p>
          </table:table-cell>
          <table:table-cell table:style-name="ce7" table:formula="of:=[.A1130]" office:value-type="date" office:date-value="2019-10-25T13:05:44.3401" calcext:value-type="date">
            <text:p>2019-10-25 13:05:44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13:05:44.34010048863" calcext:value-type="date">
            <text:p>12/30/99 01:05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=0;[.G1129]+2+1/[.$H$2];[.G1129]+1/[.$H$2])" office:value-type="float" office:value="18.7833333333335" calcext:value-type="float">
            <text:p>18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1]))" office:value-type="date" office:date-value="2019-10-25T13:08:38.159741" calcext:value-type="date">
            <text:p>2019-10-25 13:08:38</text:p>
          </table:table-cell>
          <table:table-cell table:style-name="ce7" table:formula="of:=[.A1131]" office:value-type="date" office:date-value="2019-10-25T13:08:38.159741" calcext:value-type="date">
            <text:p>2019-10-25 13:08:38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13:08:38.15974144265" calcext:value-type="date">
            <text:p>12/30/99 01:08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=0;[.G1130]+2+1/[.$H$2];[.G1130]+1/[.$H$2])" office:value-type="float" office:value="18.8000000000002" calcext:value-type="float">
            <text:p>18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2]))" office:value-type="date" office:date-value="2019-10-25T13:22:34.439091" calcext:value-type="date">
            <text:p>2019-10-25 13:22:34</text:p>
          </table:table-cell>
          <table:table-cell table:style-name="ce7" table:formula="of:=[.A1132]" office:value-type="date" office:date-value="2019-10-25T13:22:34.439091" calcext:value-type="date">
            <text:p>2019-10-25 13:22:34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13:22:34.43909070455" calcext:value-type="date">
            <text:p>12/30/99 01:22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=0;[.G1131]+2+1/[.$H$2];[.G1131]+1/[.$H$2])" office:value-type="float" office:value="18.8166666666669" calcext:value-type="float">
            <text:p>18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3]))" office:value-type="date" office:date-value="2019-10-25T13:15:21.613603" calcext:value-type="date">
            <text:p>2019-10-25 13:15:22</text:p>
          </table:table-cell>
          <table:table-cell table:style-name="ce7" table:formula="of:=[.A1133]" office:value-type="date" office:date-value="2019-10-25T13:15:21.613603" calcext:value-type="date">
            <text:p>2019-10-25 13:15:22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13:15:21.61360317841" calcext:value-type="date">
            <text:p>12/30/99 01:15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=0;[.G1132]+2+1/[.$H$2];[.G1132]+1/[.$H$2])" office:value-type="float" office:value="18.8333333333335" calcext:value-type="float">
            <text:p>18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4]))" office:value-type="date" office:date-value="2019-10-25T13:08:58.172161" calcext:value-type="date">
            <text:p>2019-10-25 13:08:58</text:p>
          </table:table-cell>
          <table:table-cell table:style-name="ce7" table:formula="of:=[.A1134]" office:value-type="date" office:date-value="2019-10-25T13:08:58.172161" calcext:value-type="date">
            <text:p>2019-10-25 13:08:58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13:08:58.17216118332" calcext:value-type="date">
            <text:p>12/30/99 01:08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=0;[.G1133]+2+1/[.$H$2];[.G1133]+1/[.$H$2])" office:value-type="float" office:value="18.8500000000002" calcext:value-type="float">
            <text:p>18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5]))" office:value-type="date" office:date-value="2019-10-25T12:50:39.37041" calcext:value-type="date">
            <text:p>2019-10-25 12:50:39</text:p>
          </table:table-cell>
          <table:table-cell table:style-name="ce7" table:formula="of:=[.A1135]" office:value-type="date" office:date-value="2019-10-25T12:50:39.37041" calcext:value-type="date">
            <text:p>2019-10-25 12:50:39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12:50:39.37040953897" calcext:value-type="date">
            <text:p>12/30/99 12:50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=0;[.G1134]+2+1/[.$H$2];[.G1134]+1/[.$H$2])" office:value-type="float" office:value="18.8666666666669" calcext:value-type="float">
            <text:p>18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6]))" office:value-type="date" office:date-value="2019-10-25T13:10:05.057726" calcext:value-type="date">
            <text:p>2019-10-25 13:10:05</text:p>
          </table:table-cell>
          <table:table-cell table:style-name="ce7" table:formula="of:=[.A1136]" office:value-type="date" office:date-value="2019-10-25T13:10:05.057726" calcext:value-type="date">
            <text:p>2019-10-25 13:10:05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13:10:05.05772551987" calcext:value-type="date">
            <text:p>12/30/99 01:10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=0;[.G1135]+2+1/[.$H$2];[.G1135]+1/[.$H$2])" office:value-type="float" office:value="18.8833333333335" calcext:value-type="float">
            <text:p>18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7]))" office:value-type="date" office:date-value="2019-10-25T13:37:49.857632" calcext:value-type="date">
            <text:p>2019-10-25 13:37:50</text:p>
          </table:table-cell>
          <table:table-cell table:style-name="ce7" table:formula="of:=[.A1137]" office:value-type="date" office:date-value="2019-10-25T13:37:49.857632" calcext:value-type="date">
            <text:p>2019-10-25 13:37:50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13:37:49.85763239209" calcext:value-type="date">
            <text:p>12/30/99 01:37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=0;[.G1136]+2+1/[.$H$2];[.G1136]+1/[.$H$2])" office:value-type="float" office:value="18.9000000000002" calcext:value-type="float">
            <text:p>18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8]))" office:value-type="date" office:date-value="2019-10-25T13:19:33.707828" calcext:value-type="date">
            <text:p>2019-10-25 13:19:34</text:p>
          </table:table-cell>
          <table:table-cell table:style-name="ce7" table:formula="of:=[.A1138]" office:value-type="date" office:date-value="2019-10-25T13:19:33.707828" calcext:value-type="date">
            <text:p>2019-10-25 13:19:34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13:19:33.70782836806" calcext:value-type="date">
            <text:p>12/30/99 01:19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=0;[.G1137]+2+1/[.$H$2];[.G1137]+1/[.$H$2])" office:value-type="float" office:value="18.9166666666669" calcext:value-type="float">
            <text:p>18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9]))" office:value-type="date" office:date-value="2019-10-25T12:50:37.849034" calcext:value-type="date">
            <text:p>2019-10-25 12:50:38</text:p>
          </table:table-cell>
          <table:table-cell table:style-name="ce7" table:formula="of:=[.A1139]" office:value-type="date" office:date-value="2019-10-25T12:50:37.849034" calcext:value-type="date">
            <text:p>2019-10-25 12:50:38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12:50:37.84903439227" calcext:value-type="date">
            <text:p>12/30/99 12:50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=0;[.G1138]+2+1/[.$H$2];[.G1138]+1/[.$H$2])" office:value-type="float" office:value="18.9333333333335" calcext:value-type="float">
            <text:p>18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0]))" office:value-type="date" office:date-value="2019-10-25T12:48:13.661177" calcext:value-type="date">
            <text:p>2019-10-25 12:48:14</text:p>
          </table:table-cell>
          <table:table-cell table:style-name="ce7" table:formula="of:=[.A1140]" office:value-type="date" office:date-value="2019-10-25T12:48:13.661177" calcext:value-type="date">
            <text:p>2019-10-25 12:48:14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12:48:13.6611773679" calcext:value-type="date">
            <text:p>12/30/99 12:48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=0;[.G1139]+2+1/[.$H$2];[.G1139]+1/[.$H$2])" office:value-type="float" office:value="18.9500000000002" calcext:value-type="float">
            <text:p>18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1]))" office:value-type="date" office:date-value="2019-10-25T12:50:29.666757" calcext:value-type="date">
            <text:p>2019-10-25 12:50:30</text:p>
          </table:table-cell>
          <table:table-cell table:style-name="ce7" table:formula="of:=[.A1141]" office:value-type="date" office:date-value="2019-10-25T12:50:29.666757" calcext:value-type="date">
            <text:p>2019-10-25 12:50:30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12:50:29.66675693169" calcext:value-type="date">
            <text:p>12/30/99 12:50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=0;[.G1140]+2+1/[.$H$2];[.G1140]+1/[.$H$2])" office:value-type="float" office:value="18.9666666666669" calcext:value-type="float">
            <text:p>18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2]))" office:value-type="date" office:date-value="2019-10-25T13:32:13.385595" calcext:value-type="date">
            <text:p>2019-10-25 13:32:13</text:p>
          </table:table-cell>
          <table:table-cell table:style-name="ce7" table:formula="of:=[.A1142]" office:value-type="date" office:date-value="2019-10-25T13:32:13.385595" calcext:value-type="date">
            <text:p>2019-10-25 13:32:13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13:32:13.38559528347" calcext:value-type="date">
            <text:p>12/30/99 01:32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=0;[.G1141]+2+1/[.$H$2];[.G1141]+1/[.$H$2])" office:value-type="float" office:value="18.9833333333335" calcext:value-type="float">
            <text:p>18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3]))" office:value-type="date" office:date-value="2019-10-26T13:04:24.163778" calcext:value-type="date">
            <text:p>2019-10-26 13:04:24</text:p>
          </table:table-cell>
          <table:table-cell table:style-name="ce7" table:formula="of:=[.A1143]" office:value-type="date" office:date-value="2019-10-26T13:04:24.163778" calcext:value-type="date">
            <text:p>2019-10-26 13:04:24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13:04:24.16377767455" calcext:value-type="date">
            <text:p>12/30/99 01:04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=0;[.G1142]+2+1/[.$H$2];[.G1142]+1/[.$H$2])" office:value-type="float" office:value="19.0000000000002" calcext:value-type="float">
            <text:p>19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4]))" office:value-type="date" office:date-value="2019-10-26T13:27:33.483784" calcext:value-type="date">
            <text:p>2019-10-26 13:27:33</text:p>
          </table:table-cell>
          <table:table-cell table:style-name="ce7" table:formula="of:=[.A1144]" office:value-type="date" office:date-value="2019-10-26T13:27:33.483784" calcext:value-type="date">
            <text:p>2019-10-26 13:27:33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13:27:33.48378417548" calcext:value-type="date">
            <text:p>12/30/99 01:27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=0;[.G1143]+2+1/[.$H$2];[.G1143]+1/[.$H$2])" office:value-type="float" office:value="19.0166666666669" calcext:value-type="float">
            <text:p>19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5]))" office:value-type="date" office:date-value="2019-10-26T13:07:52.079441" calcext:value-type="date">
            <text:p>2019-10-26 13:07:52</text:p>
          </table:table-cell>
          <table:table-cell table:style-name="ce7" table:formula="of:=[.A1145]" office:value-type="date" office:date-value="2019-10-26T13:07:52.079441" calcext:value-type="date">
            <text:p>2019-10-26 13:07:52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13:07:52.07944106776" calcext:value-type="date">
            <text:p>12/30/99 01:07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=0;[.G1144]+2+1/[.$H$2];[.G1144]+1/[.$H$2])" office:value-type="float" office:value="19.0333333333335" calcext:value-type="float">
            <text:p>19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6]))" office:value-type="date" office:date-value="2019-10-26T12:50:34.174298" calcext:value-type="date">
            <text:p>2019-10-26 12:50:34</text:p>
          </table:table-cell>
          <table:table-cell table:style-name="ce7" table:formula="of:=[.A1146]" office:value-type="date" office:date-value="2019-10-26T12:50:34.174298" calcext:value-type="date">
            <text:p>2019-10-26 12:50:34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12:50:34.1742976103" calcext:value-type="date">
            <text:p>12/30/99 12:50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=0;[.G1145]+2+1/[.$H$2];[.G1145]+1/[.$H$2])" office:value-type="float" office:value="19.0500000000002" calcext:value-type="float">
            <text:p>19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7]))" office:value-type="date" office:date-value="2019-10-26T13:05:42.370643" calcext:value-type="date">
            <text:p>2019-10-26 13:05:42</text:p>
          </table:table-cell>
          <table:table-cell table:style-name="ce7" table:formula="of:=[.A1147]" office:value-type="date" office:date-value="2019-10-26T13:05:42.370643" calcext:value-type="date">
            <text:p>2019-10-26 13:05:42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13:05:42.37064262852" calcext:value-type="date">
            <text:p>12/30/99 01:05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=0;[.G1146]+2+1/[.$H$2];[.G1146]+1/[.$H$2])" office:value-type="float" office:value="19.0666666666669" calcext:value-type="float">
            <text:p>19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8]))" office:value-type="date" office:date-value="2019-10-26T13:05:58.810218" calcext:value-type="date">
            <text:p>2019-10-26 13:05:59</text:p>
          </table:table-cell>
          <table:table-cell table:style-name="ce7" table:formula="of:=[.A1148]" office:value-type="date" office:date-value="2019-10-26T13:05:58.810218" calcext:value-type="date">
            <text:p>2019-10-26 13:05:59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13:05:58.81021788809" calcext:value-type="date">
            <text:p>12/30/99 01:05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=0;[.G1147]+2+1/[.$H$2];[.G1147]+1/[.$H$2])" office:value-type="float" office:value="19.0833333333335" calcext:value-type="float">
            <text:p>19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9]))" office:value-type="date" office:date-value="2019-10-26T13:17:38.198274" calcext:value-type="date">
            <text:p>2019-10-26 13:17:38</text:p>
          </table:table-cell>
          <table:table-cell table:style-name="ce7" table:formula="of:=[.A1149]" office:value-type="date" office:date-value="2019-10-26T13:17:38.198274" calcext:value-type="date">
            <text:p>2019-10-26 13:17:38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13:17:38.19827397354" calcext:value-type="date">
            <text:p>12/30/99 01:17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=0;[.G1148]+2+1/[.$H$2];[.G1148]+1/[.$H$2])" office:value-type="float" office:value="19.1000000000002" calcext:value-type="float">
            <text:p>19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0]))" office:value-type="date" office:date-value="2019-10-26T12:24:19.329681" calcext:value-type="date">
            <text:p>2019-10-26 12:24:19</text:p>
          </table:table-cell>
          <table:table-cell table:style-name="ce7" table:formula="of:=[.A1150]" office:value-type="date" office:date-value="2019-10-26T12:24:19.329681" calcext:value-type="date">
            <text:p>2019-10-26 12:24:19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12:24:19.32968070265" calcext:value-type="date">
            <text:p>12/30/99 12:24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=0;[.G1149]+2+1/[.$H$2];[.G1149]+1/[.$H$2])" office:value-type="float" office:value="19.1166666666669" calcext:value-type="float">
            <text:p>19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1]))" office:value-type="date" office:date-value="2019-10-26T13:10:48.319304" calcext:value-type="date">
            <text:p>2019-10-26 13:10:48</text:p>
          </table:table-cell>
          <table:table-cell table:style-name="ce7" table:formula="of:=[.A1151]" office:value-type="date" office:date-value="2019-10-26T13:10:48.319304" calcext:value-type="date">
            <text:p>2019-10-26 13:10:48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13:10:48.31930438522" calcext:value-type="date">
            <text:p>12/30/99 01:10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=0;[.G1150]+2+1/[.$H$2];[.G1150]+1/[.$H$2])" office:value-type="float" office:value="19.1333333333335" calcext:value-type="float">
            <text:p>19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2]))" office:value-type="date" office:date-value="2019-10-26T13:04:11.818925" calcext:value-type="date">
            <text:p>2019-10-26 13:04:12</text:p>
          </table:table-cell>
          <table:table-cell table:style-name="ce7" table:formula="of:=[.A1152]" office:value-type="date" office:date-value="2019-10-26T13:04:11.818925" calcext:value-type="date">
            <text:p>2019-10-26 13:04:12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13:04:11.81892535184" calcext:value-type="date">
            <text:p>12/30/99 01:04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=0;[.G1151]+2+1/[.$H$2];[.G1151]+1/[.$H$2])" office:value-type="float" office:value="19.1500000000002" calcext:value-type="float">
            <text:p>19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3]))" office:value-type="date" office:date-value="2019-10-26T13:08:48.278891" calcext:value-type="date">
            <text:p>2019-10-26 13:08:48</text:p>
          </table:table-cell>
          <table:table-cell table:style-name="ce7" table:formula="of:=[.A1153]" office:value-type="date" office:date-value="2019-10-26T13:08:48.278891" calcext:value-type="date">
            <text:p>2019-10-26 13:08:48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13:08:48.27889106702" calcext:value-type="date">
            <text:p>12/30/99 01:08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=0;[.G1152]+2+1/[.$H$2];[.G1152]+1/[.$H$2])" office:value-type="float" office:value="19.1666666666669" calcext:value-type="float">
            <text:p>19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4]))" office:value-type="date" office:date-value="2019-10-26T13:12:44.037645" calcext:value-type="date">
            <text:p>2019-10-26 13:12:44</text:p>
          </table:table-cell>
          <table:table-cell table:style-name="ce7" table:formula="of:=[.A1154]" office:value-type="date" office:date-value="2019-10-26T13:12:44.037645" calcext:value-type="date">
            <text:p>2019-10-26 13:12:44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13:12:44.03764486313" calcext:value-type="date">
            <text:p>12/30/99 01:12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=0;[.G1153]+2+1/[.$H$2];[.G1153]+1/[.$H$2])" office:value-type="float" office:value="19.1833333333335" calcext:value-type="float">
            <text:p>19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5]))" office:value-type="date" office:date-value="2019-10-26T12:53:56.126572" calcext:value-type="date">
            <text:p>2019-10-26 12:53:56</text:p>
          </table:table-cell>
          <table:table-cell table:style-name="ce7" table:formula="of:=[.A1155]" office:value-type="date" office:date-value="2019-10-26T12:53:56.126572" calcext:value-type="date">
            <text:p>2019-10-26 12:53:56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12:53:56.12657175399" calcext:value-type="date">
            <text:p>12/30/99 12:53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=0;[.G1154]+2+1/[.$H$2];[.G1154]+1/[.$H$2])" office:value-type="float" office:value="19.2000000000002" calcext:value-type="float">
            <text:p>19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6]))" office:value-type="date" office:date-value="2019-10-26T12:39:56.188414" calcext:value-type="date">
            <text:p>2019-10-26 12:39:56</text:p>
          </table:table-cell>
          <table:table-cell table:style-name="ce7" table:formula="of:=[.A1156]" office:value-type="date" office:date-value="2019-10-26T12:39:56.188414" calcext:value-type="date">
            <text:p>2019-10-26 12:39:56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12:39:56.18841425981" calcext:value-type="date">
            <text:p>12/30/99 12:39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=0;[.G1155]+2+1/[.$H$2];[.G1155]+1/[.$H$2])" office:value-type="float" office:value="19.2166666666669" calcext:value-type="float">
            <text:p>19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7]))" office:value-type="date" office:date-value="2019-10-26T13:05:03.443278" calcext:value-type="date">
            <text:p>2019-10-26 13:05:03</text:p>
          </table:table-cell>
          <table:table-cell table:style-name="ce7" table:formula="of:=[.A1157]" office:value-type="date" office:date-value="2019-10-26T13:05:03.443278" calcext:value-type="date">
            <text:p>2019-10-26 13:05:03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13:05:03.44327758066" calcext:value-type="date">
            <text:p>12/30/99 01:05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=0;[.G1156]+2+1/[.$H$2];[.G1156]+1/[.$H$2])" office:value-type="float" office:value="19.2333333333335" calcext:value-type="float">
            <text:p>19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8]))" office:value-type="date" office:date-value="2019-10-26T13:04:11.06382" calcext:value-type="date">
            <text:p>2019-10-26 13:04:11</text:p>
          </table:table-cell>
          <table:table-cell table:style-name="ce7" table:formula="of:=[.A1158]" office:value-type="date" office:date-value="2019-10-26T13:04:11.06382" calcext:value-type="date">
            <text:p>2019-10-26 13:04:11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13:04:11.06382044032" calcext:value-type="date">
            <text:p>12/30/99 01:04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=0;[.G1157]+2+1/[.$H$2];[.G1157]+1/[.$H$2])" office:value-type="float" office:value="19.2500000000002" calcext:value-type="float">
            <text:p>19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9]))" office:value-type="date" office:date-value="2019-10-26T12:17:45.944" calcext:value-type="date">
            <text:p>2019-10-26 12:17:46</text:p>
          </table:table-cell>
          <table:table-cell table:style-name="ce7" table:formula="of:=[.A1159]" office:value-type="date" office:date-value="2019-10-26T12:17:45.944" calcext:value-type="date">
            <text:p>2019-10-26 12:17:46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12:17:45.944000124" calcext:value-type="date">
            <text:p>12/30/99 12:17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=0;[.G1158]+2+1/[.$H$2];[.G1158]+1/[.$H$2])" office:value-type="float" office:value="19.2666666666669" calcext:value-type="float">
            <text:p>19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0]))" office:value-type="date" office:date-value="2019-10-26T12:41:27.960524" calcext:value-type="date">
            <text:p>2019-10-26 12:41:28</text:p>
          </table:table-cell>
          <table:table-cell table:style-name="ce7" table:formula="of:=[.A1160]" office:value-type="date" office:date-value="2019-10-26T12:41:27.960524" calcext:value-type="date">
            <text:p>2019-10-26 12:41:28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12:41:27.96052385587" calcext:value-type="date">
            <text:p>12/30/99 12:41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=0;[.G1159]+2+1/[.$H$2];[.G1159]+1/[.$H$2])" office:value-type="float" office:value="19.2833333333335" calcext:value-type="float">
            <text:p>19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1]))" office:value-type="date" office:date-value="2019-10-26T13:15:18.994815" calcext:value-type="date">
            <text:p>2019-10-26 13:15:19</text:p>
          </table:table-cell>
          <table:table-cell table:style-name="ce7" table:formula="of:=[.A1161]" office:value-type="date" office:date-value="2019-10-26T13:15:18.994815" calcext:value-type="date">
            <text:p>2019-10-26 13:15:19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13:15:18.99481520522" calcext:value-type="date">
            <text:p>12/30/99 01:15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=0;[.G1160]+2+1/[.$H$2];[.G1160]+1/[.$H$2])" office:value-type="float" office:value="19.3000000000002" calcext:value-type="float">
            <text:p>19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2]))" office:value-type="date" office:date-value="2019-10-26T13:09:50.820781" calcext:value-type="date">
            <text:p>2019-10-26 13:09:51</text:p>
          </table:table-cell>
          <table:table-cell table:style-name="ce7" table:formula="of:=[.A1162]" office:value-type="date" office:date-value="2019-10-26T13:09:50.820781" calcext:value-type="date">
            <text:p>2019-10-26 13:09:51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13:09:50.82078114152" calcext:value-type="date">
            <text:p>12/30/99 01:09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=0;[.G1161]+2+1/[.$H$2];[.G1161]+1/[.$H$2])" office:value-type="float" office:value="19.3166666666669" calcext:value-type="float">
            <text:p>19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3]))" office:value-type="date" office:date-value="2019-10-26T13:13:48.351095" calcext:value-type="date">
            <text:p>2019-10-26 13:13:48</text:p>
          </table:table-cell>
          <table:table-cell table:style-name="ce7" table:formula="of:=[.A1163]" office:value-type="date" office:date-value="2019-10-26T13:13:48.351095" calcext:value-type="date">
            <text:p>2019-10-26 13:13:48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13:13:48.35109480657" calcext:value-type="date">
            <text:p>12/30/99 01:13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=0;[.G1162]+2+1/[.$H$2];[.G1162]+1/[.$H$2])" office:value-type="float" office:value="19.3333333333335" calcext:value-type="float">
            <text:p>19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4]))" office:value-type="date" office:date-value="2019-10-26T13:12:02.604624" calcext:value-type="date">
            <text:p>2019-10-26 13:12:03</text:p>
          </table:table-cell>
          <table:table-cell table:style-name="ce7" table:formula="of:=[.A1164]" office:value-type="date" office:date-value="2019-10-26T13:12:02.604624" calcext:value-type="date">
            <text:p>2019-10-26 13:12:03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13:12:02.60462427512" calcext:value-type="date">
            <text:p>12/30/99 01:12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=0;[.G1163]+2+1/[.$H$2];[.G1163]+1/[.$H$2])" office:value-type="float" office:value="19.3500000000002" calcext:value-type="float">
            <text:p>19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5]))" office:value-type="date" office:date-value="2019-10-26T12:38:57.609436" calcext:value-type="date">
            <text:p>2019-10-26 12:38:58</text:p>
          </table:table-cell>
          <table:table-cell table:style-name="ce7" table:formula="of:=[.A1165]" office:value-type="date" office:date-value="2019-10-26T12:38:57.609436" calcext:value-type="date">
            <text:p>2019-10-26 12:38:58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12:38:57.60943645611" calcext:value-type="date">
            <text:p>12/30/99 12:38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=0;[.G1164]+2+1/[.$H$2];[.G1164]+1/[.$H$2])" office:value-type="float" office:value="19.3666666666668" calcext:value-type="float">
            <text:p>19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6]))" office:value-type="date" office:date-value="2019-10-26T13:11:24.531112" calcext:value-type="date">
            <text:p>2019-10-26 13:11:25</text:p>
          </table:table-cell>
          <table:table-cell table:style-name="ce7" table:formula="of:=[.A1166]" office:value-type="date" office:date-value="2019-10-26T13:11:24.531112" calcext:value-type="date">
            <text:p>2019-10-26 13:11:25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13:11:24.53111196868" calcext:value-type="date">
            <text:p>12/30/99 01:11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=0;[.G1165]+2+1/[.$H$2];[.G1165]+1/[.$H$2])" office:value-type="float" office:value="19.3833333333335" calcext:value-type="float">
            <text:p>19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7]))" office:value-type="date" office:date-value="2019-10-26T12:44:52.300181" calcext:value-type="date">
            <text:p>2019-10-26 12:44:52</text:p>
          </table:table-cell>
          <table:table-cell table:style-name="ce7" table:formula="of:=[.A1167]" office:value-type="date" office:date-value="2019-10-26T12:44:52.300181" calcext:value-type="date">
            <text:p>2019-10-26 12:44:52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12:44:52.30018069502" calcext:value-type="date">
            <text:p>12/30/99 12:44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=0;[.G1166]+2+1/[.$H$2];[.G1166]+1/[.$H$2])" office:value-type="float" office:value="19.4000000000002" calcext:value-type="float">
            <text:p>19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8]))" office:value-type="date" office:date-value="2019-10-26T12:58:14.902296" calcext:value-type="date">
            <text:p>2019-10-26 12:58:15</text:p>
          </table:table-cell>
          <table:table-cell table:style-name="ce7" table:formula="of:=[.A1168]" office:value-type="date" office:date-value="2019-10-26T12:58:14.902296" calcext:value-type="date">
            <text:p>2019-10-26 12:58:15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12:58:14.90229610819" calcext:value-type="date">
            <text:p>12/30/99 12:58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=0;[.G1167]+2+1/[.$H$2];[.G1167]+1/[.$H$2])" office:value-type="float" office:value="19.4166666666668" calcext:value-type="float">
            <text:p>19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9]))" office:value-type="date" office:date-value="2019-10-26T12:32:56.357594" calcext:value-type="date">
            <text:p>2019-10-26 12:32:56</text:p>
          </table:table-cell>
          <table:table-cell table:style-name="ce7" table:formula="of:=[.A1169]" office:value-type="date" office:date-value="2019-10-26T12:32:56.357594" calcext:value-type="date">
            <text:p>2019-10-26 12:32:56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12:32:56.35759385303" calcext:value-type="date">
            <text:p>12/30/99 12:32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=0;[.G1168]+2+1/[.$H$2];[.G1168]+1/[.$H$2])" office:value-type="float" office:value="19.4333333333335" calcext:value-type="float">
            <text:p>19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0]))" office:value-type="date" office:date-value="2019-10-26T13:20:57.131491" calcext:value-type="date">
            <text:p>2019-10-26 13:20:57</text:p>
          </table:table-cell>
          <table:table-cell table:style-name="ce7" table:formula="of:=[.A1170]" office:value-type="date" office:date-value="2019-10-26T13:20:57.131491" calcext:value-type="date">
            <text:p>2019-10-26 13:20:57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13:20:57.13149136864" calcext:value-type="date">
            <text:p>12/30/99 01:20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=0;[.G1169]+2+1/[.$H$2];[.G1169]+1/[.$H$2])" office:value-type="float" office:value="19.4500000000002" calcext:value-type="float">
            <text:p>19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1]))" office:value-type="date" office:date-value="2019-10-26T13:05:07.131257" calcext:value-type="date">
            <text:p>2019-10-26 13:05:07</text:p>
          </table:table-cell>
          <table:table-cell table:style-name="ce7" table:formula="of:=[.A1171]" office:value-type="date" office:date-value="2019-10-26T13:05:07.131257" calcext:value-type="date">
            <text:p>2019-10-26 13:05:07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13:05:07.13125735056" calcext:value-type="date">
            <text:p>12/30/99 01:05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=0;[.G1170]+2+1/[.$H$2];[.G1170]+1/[.$H$2])" office:value-type="float" office:value="19.4666666666668" calcext:value-type="float">
            <text:p>19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2]))" office:value-type="date" office:date-value="2019-10-26T13:36:30.311205" calcext:value-type="date">
            <text:p>2019-10-26 13:36:30</text:p>
          </table:table-cell>
          <table:table-cell table:style-name="ce7" table:formula="of:=[.A1172]" office:value-type="date" office:date-value="2019-10-26T13:36:30.311205" calcext:value-type="date">
            <text:p>2019-10-26 13:36:30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13:36:30.31120457221" calcext:value-type="date">
            <text:p>12/30/99 01:36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=0;[.G1171]+2+1/[.$H$2];[.G1171]+1/[.$H$2])" office:value-type="float" office:value="19.4833333333335" calcext:value-type="float">
            <text:p>19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3]))" office:value-type="date" office:date-value="2019-10-26T13:20:11.063156" calcext:value-type="date">
            <text:p>2019-10-26 13:20:11</text:p>
          </table:table-cell>
          <table:table-cell table:style-name="ce7" table:formula="of:=[.A1173]" office:value-type="date" office:date-value="2019-10-26T13:20:11.063156" calcext:value-type="date">
            <text:p>2019-10-26 13:20:11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13:20:11.06315595098" calcext:value-type="date">
            <text:p>12/30/99 01:20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=0;[.G1172]+2+1/[.$H$2];[.G1172]+1/[.$H$2])" office:value-type="float" office:value="19.5000000000002" calcext:value-type="float">
            <text:p>19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4]))" office:value-type="date" office:date-value="2019-10-26T13:17:44.187497" calcext:value-type="date">
            <text:p>2019-10-26 13:17:44</text:p>
          </table:table-cell>
          <table:table-cell table:style-name="ce7" table:formula="of:=[.A1174]" office:value-type="date" office:date-value="2019-10-26T13:17:44.187497" calcext:value-type="date">
            <text:p>2019-10-26 13:17:44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13:17:44.18749729637" calcext:value-type="date">
            <text:p>12/30/99 01:17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=0;[.G1173]+2+1/[.$H$2];[.G1173]+1/[.$H$2])" office:value-type="float" office:value="19.5166666666668" calcext:value-type="float">
            <text:p>19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5]))" office:value-type="date" office:date-value="2019-10-26T13:03:15.421399" calcext:value-type="date">
            <text:p>2019-10-26 13:03:15</text:p>
          </table:table-cell>
          <table:table-cell table:style-name="ce7" table:formula="of:=[.A1175]" office:value-type="date" office:date-value="2019-10-26T13:03:15.421399" calcext:value-type="date">
            <text:p>2019-10-26 13:03:15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13:03:15.42139945552" calcext:value-type="date">
            <text:p>12/30/99 01:03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=0;[.G1174]+2+1/[.$H$2];[.G1174]+1/[.$H$2])" office:value-type="float" office:value="19.5333333333335" calcext:value-type="float">
            <text:p>19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6]))" office:value-type="date" office:date-value="2019-10-26T12:56:00.954372" calcext:value-type="date">
            <text:p>2019-10-26 12:56:01</text:p>
          </table:table-cell>
          <table:table-cell table:style-name="ce7" table:formula="of:=[.A1176]" office:value-type="date" office:date-value="2019-10-26T12:56:00.954372" calcext:value-type="date">
            <text:p>2019-10-26 12:56:01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12:56:00.95437172335" calcext:value-type="date">
            <text:p>12/30/99 12:56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=0;[.G1175]+2+1/[.$H$2];[.G1175]+1/[.$H$2])" office:value-type="float" office:value="19.5500000000002" calcext:value-type="float">
            <text:p>19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7]))" office:value-type="date" office:date-value="2019-10-26T13:40:14.453866" calcext:value-type="date">
            <text:p>2019-10-26 13:40:14</text:p>
          </table:table-cell>
          <table:table-cell table:style-name="ce7" table:formula="of:=[.A1177]" office:value-type="date" office:date-value="2019-10-26T13:40:14.453866" calcext:value-type="date">
            <text:p>2019-10-26 13:40:14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13:40:14.45386579726" calcext:value-type="date">
            <text:p>12/30/99 01:40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=0;[.G1176]+2+1/[.$H$2];[.G1176]+1/[.$H$2])" office:value-type="float" office:value="19.5666666666668" calcext:value-type="float">
            <text:p>19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8]))" office:value-type="date" office:date-value="2019-10-26T13:21:54.8481" calcext:value-type="date">
            <text:p>2019-10-26 13:21:55</text:p>
          </table:table-cell>
          <table:table-cell table:style-name="ce7" table:formula="of:=[.A1178]" office:value-type="date" office:date-value="2019-10-26T13:21:54.8481" calcext:value-type="date">
            <text:p>2019-10-26 13:21:55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13:21:54.84810020775" calcext:value-type="date">
            <text:p>12/30/99 01:21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=0;[.G1177]+2+1/[.$H$2];[.G1177]+1/[.$H$2])" office:value-type="float" office:value="19.5833333333335" calcext:value-type="float">
            <text:p>19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9]))" office:value-type="date" office:date-value="2019-10-26T12:43:39.831031" calcext:value-type="date">
            <text:p>2019-10-26 12:43:40</text:p>
          </table:table-cell>
          <table:table-cell table:style-name="ce7" table:formula="of:=[.A1179]" office:value-type="date" office:date-value="2019-10-26T12:43:39.831031" calcext:value-type="date">
            <text:p>2019-10-26 12:43:40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12:43:39.83103104867" calcext:value-type="date">
            <text:p>12/30/99 12:43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=0;[.G1178]+2+1/[.$H$2];[.G1178]+1/[.$H$2])" office:value-type="float" office:value="19.6000000000002" calcext:value-type="float">
            <text:p>19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0]))" office:value-type="date" office:date-value="2019-10-26T12:58:12.267023" calcext:value-type="date">
            <text:p>2019-10-26 12:58:12</text:p>
          </table:table-cell>
          <table:table-cell table:style-name="ce7" table:formula="of:=[.A1180]" office:value-type="date" office:date-value="2019-10-26T12:58:12.267023" calcext:value-type="date">
            <text:p>2019-10-26 12:58:12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12:58:12.26702323649" calcext:value-type="date">
            <text:p>12/30/99 12:58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=0;[.G1179]+2+1/[.$H$2];[.G1179]+1/[.$H$2])" office:value-type="float" office:value="19.6166666666668" calcext:value-type="float">
            <text:p>19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1]))" office:value-type="date" office:date-value="2019-10-26T13:11:30.606189" calcext:value-type="date">
            <text:p>2019-10-26 13:11:31</text:p>
          </table:table-cell>
          <table:table-cell table:style-name="ce7" table:formula="of:=[.A1181]" office:value-type="date" office:date-value="2019-10-26T13:11:30.606189" calcext:value-type="date">
            <text:p>2019-10-26 13:11:31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13:11:30.60618903022" calcext:value-type="date">
            <text:p>12/30/99 01:11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=0;[.G1180]+2+1/[.$H$2];[.G1180]+1/[.$H$2])" office:value-type="float" office:value="19.6333333333335" calcext:value-type="float">
            <text:p>19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2]))" office:value-type="date" office:date-value="2019-10-26T12:47:00.185759" calcext:value-type="date">
            <text:p>2019-10-26 12:47:00</text:p>
          </table:table-cell>
          <table:table-cell table:style-name="ce7" table:formula="of:=[.A1182]" office:value-type="date" office:date-value="2019-10-26T12:47:00.185759" calcext:value-type="date">
            <text:p>2019-10-26 12:47:00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12:47:00.18575929105" calcext:value-type="date">
            <text:p>12/30/99 12:47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=0;[.G1181]+2+1/[.$H$2];[.G1181]+1/[.$H$2])" office:value-type="float" office:value="19.6500000000002" calcext:value-type="float">
            <text:p>19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3]))" office:value-type="date" office:date-value="2019-10-26T12:44:26.635122" calcext:value-type="date">
            <text:p>2019-10-26 12:44:27</text:p>
          </table:table-cell>
          <table:table-cell table:style-name="ce7" table:formula="of:=[.A1183]" office:value-type="date" office:date-value="2019-10-26T12:44:26.635122" calcext:value-type="date">
            <text:p>2019-10-26 12:44:27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12:44:26.63512175437" calcext:value-type="date">
            <text:p>12/30/99 12:44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=0;[.G1182]+2+1/[.$H$2];[.G1182]+1/[.$H$2])" office:value-type="float" office:value="19.6666666666668" calcext:value-type="float">
            <text:p>19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4]))" office:value-type="date" office:date-value="2019-10-26T12:44:30.372534" calcext:value-type="date">
            <text:p>2019-10-26 12:44:30</text:p>
          </table:table-cell>
          <table:table-cell table:style-name="ce7" table:formula="of:=[.A1184]" office:value-type="date" office:date-value="2019-10-26T12:44:30.372534" calcext:value-type="date">
            <text:p>2019-10-26 12:44:30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12:44:30.37253421731" calcext:value-type="date">
            <text:p>12/30/99 12:44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=0;[.G1183]+2+1/[.$H$2];[.G1183]+1/[.$H$2])" office:value-type="float" office:value="19.6833333333335" calcext:value-type="float">
            <text:p>19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5]))" office:value-type="date" office:date-value="2019-10-26T13:23:07.641692" calcext:value-type="date">
            <text:p>2019-10-26 13:23:08</text:p>
          </table:table-cell>
          <table:table-cell table:style-name="ce7" table:formula="of:=[.A1185]" office:value-type="date" office:date-value="2019-10-26T13:23:07.641692" calcext:value-type="date">
            <text:p>2019-10-26 13:23:08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13:23:07.64169237111" calcext:value-type="date">
            <text:p>12/30/99 01:23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=0;[.G1184]+2+1/[.$H$2];[.G1184]+1/[.$H$2])" office:value-type="float" office:value="19.7000000000002" calcext:value-type="float">
            <text:p>19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6]))" office:value-type="date" office:date-value="2019-10-26T12:53:28.477805" calcext:value-type="date">
            <text:p>2019-10-26 12:53:28</text:p>
          </table:table-cell>
          <table:table-cell table:style-name="ce7" table:formula="of:=[.A1186]" office:value-type="date" office:date-value="2019-10-26T12:53:28.477805" calcext:value-type="date">
            <text:p>2019-10-26 12:53:28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12:53:28.47780487966" calcext:value-type="date">
            <text:p>12/30/99 12:53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=0;[.G1185]+2+1/[.$H$2];[.G1185]+1/[.$H$2])" office:value-type="float" office:value="19.7166666666668" calcext:value-type="float">
            <text:p>19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7]))" office:value-type="date" office:date-value="2019-10-26T12:59:09.754357" calcext:value-type="date">
            <text:p>2019-10-26 12:59:10</text:p>
          </table:table-cell>
          <table:table-cell table:style-name="ce7" table:formula="of:=[.A1187]" office:value-type="date" office:date-value="2019-10-26T12:59:09.754357" calcext:value-type="date">
            <text:p>2019-10-26 12:59:10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12:59:09.7543572681" calcext:value-type="date">
            <text:p>12/30/99 12:59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=0;[.G1186]+2+1/[.$H$2];[.G1186]+1/[.$H$2])" office:value-type="float" office:value="19.7333333333335" calcext:value-type="float">
            <text:p>19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8]))" office:value-type="date" office:date-value="2019-10-26T13:30:31.915966" calcext:value-type="date">
            <text:p>2019-10-26 13:30:32</text:p>
          </table:table-cell>
          <table:table-cell table:style-name="ce7" table:formula="of:=[.A1188]" office:value-type="date" office:date-value="2019-10-26T13:30:31.915966" calcext:value-type="date">
            <text:p>2019-10-26 13:30:32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13:30:31.91596611869" calcext:value-type="date">
            <text:p>12/30/99 01:30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=0;[.G1187]+2+1/[.$H$2];[.G1187]+1/[.$H$2])" office:value-type="float" office:value="19.7500000000002" calcext:value-type="float">
            <text:p>19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9]))" office:value-type="date" office:date-value="2019-10-26T12:54:20.667597" calcext:value-type="date">
            <text:p>2019-10-26 12:54:21</text:p>
          </table:table-cell>
          <table:table-cell table:style-name="ce7" table:formula="of:=[.A1189]" office:value-type="date" office:date-value="2019-10-26T12:54:20.667597" calcext:value-type="date">
            <text:p>2019-10-26 12:54:21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12:54:20.66759673413" calcext:value-type="date">
            <text:p>12/30/99 12:54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=0;[.G1188]+2+1/[.$H$2];[.G1188]+1/[.$H$2])" office:value-type="float" office:value="19.7666666666668" calcext:value-type="float">
            <text:p>19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0]))" office:value-type="date" office:date-value="2019-10-26T13:09:24.1324" calcext:value-type="date">
            <text:p>2019-10-26 13:09:24</text:p>
          </table:table-cell>
          <table:table-cell table:style-name="ce7" table:formula="of:=[.A1190]" office:value-type="date" office:date-value="2019-10-26T13:09:24.1324" calcext:value-type="date">
            <text:p>2019-10-26 13:09:24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13:09:24.13239995018" calcext:value-type="date">
            <text:p>12/30/99 01:09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=0;[.G1189]+2+1/[.$H$2];[.G1189]+1/[.$H$2])" office:value-type="float" office:value="19.7833333333335" calcext:value-type="float">
            <text:p>19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1]))" office:value-type="date" office:date-value="2019-10-26T12:54:22.732648" calcext:value-type="date">
            <text:p>2019-10-26 12:54:23</text:p>
          </table:table-cell>
          <table:table-cell table:style-name="ce7" table:formula="of:=[.A1191]" office:value-type="date" office:date-value="2019-10-26T12:54:22.732648" calcext:value-type="date">
            <text:p>2019-10-26 12:54:23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12:54:22.73264789488" calcext:value-type="date">
            <text:p>12/30/99 12:54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=0;[.G1190]+2+1/[.$H$2];[.G1190]+1/[.$H$2])" office:value-type="float" office:value="19.8000000000002" calcext:value-type="float">
            <text:p>19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2]))" office:value-type="date" office:date-value="2019-10-26T13:06:19.55717" calcext:value-type="date">
            <text:p>2019-10-26 13:06:20</text:p>
          </table:table-cell>
          <table:table-cell table:style-name="ce7" table:formula="of:=[.A1192]" office:value-type="date" office:date-value="2019-10-26T13:06:19.55717" calcext:value-type="date">
            <text:p>2019-10-26 13:06:20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13:06:19.55716957804" calcext:value-type="date">
            <text:p>12/30/99 01:06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=0;[.G1191]+2+1/[.$H$2];[.G1191]+1/[.$H$2])" office:value-type="float" office:value="19.8166666666668" calcext:value-type="float">
            <text:p>19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3]))" office:value-type="date" office:date-value="2019-10-26T13:14:26.319989" calcext:value-type="date">
            <text:p>2019-10-26 13:14:26</text:p>
          </table:table-cell>
          <table:table-cell table:style-name="ce7" table:formula="of:=[.A1193]" office:value-type="date" office:date-value="2019-10-26T13:14:26.319989" calcext:value-type="date">
            <text:p>2019-10-26 13:14:26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13:14:26.31998901721" calcext:value-type="date">
            <text:p>12/30/99 01:14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=0;[.G1192]+2+1/[.$H$2];[.G1192]+1/[.$H$2])" office:value-type="float" office:value="19.8333333333335" calcext:value-type="float">
            <text:p>19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4]))" office:value-type="date" office:date-value="2019-10-26T13:01:28.443879" calcext:value-type="date">
            <text:p>2019-10-26 13:01:28</text:p>
          </table:table-cell>
          <table:table-cell table:style-name="ce7" table:formula="of:=[.A1194]" office:value-type="date" office:date-value="2019-10-26T13:01:28.443879" calcext:value-type="date">
            <text:p>2019-10-26 13:01:28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13:01:28.44387922436" calcext:value-type="date">
            <text:p>12/30/99 01:01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=0;[.G1193]+2+1/[.$H$2];[.G1193]+1/[.$H$2])" office:value-type="float" office:value="19.8500000000002" calcext:value-type="float">
            <text:p>19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5]))" office:value-type="date" office:date-value="2019-10-26T12:56:22.213568" calcext:value-type="date">
            <text:p>2019-10-26 12:56:22</text:p>
          </table:table-cell>
          <table:table-cell table:style-name="ce7" table:formula="of:=[.A1195]" office:value-type="date" office:date-value="2019-10-26T12:56:22.213568" calcext:value-type="date">
            <text:p>2019-10-26 12:56:22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12:56:22.2135679191" calcext:value-type="date">
            <text:p>12/30/99 12:56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=0;[.G1194]+2+1/[.$H$2];[.G1194]+1/[.$H$2])" office:value-type="float" office:value="19.8666666666668" calcext:value-type="float">
            <text:p>19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6]))" office:value-type="date" office:date-value="2019-10-26T13:09:19.305988" calcext:value-type="date">
            <text:p>2019-10-26 13:09:19</text:p>
          </table:table-cell>
          <table:table-cell table:style-name="ce7" table:formula="of:=[.A1196]" office:value-type="date" office:date-value="2019-10-26T13:09:19.305988" calcext:value-type="date">
            <text:p>2019-10-26 13:09:19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13:09:19.30598841514" calcext:value-type="date">
            <text:p>12/30/99 01:09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=0;[.G1195]+2+1/[.$H$2];[.G1195]+1/[.$H$2])" office:value-type="float" office:value="19.8833333333335" calcext:value-type="float">
            <text:p>19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7]))" office:value-type="date" office:date-value="2019-10-26T12:29:45.565658" calcext:value-type="date">
            <text:p>2019-10-26 12:29:46</text:p>
          </table:table-cell>
          <table:table-cell table:style-name="ce7" table:formula="of:=[.A1197]" office:value-type="date" office:date-value="2019-10-26T12:29:45.565658" calcext:value-type="date">
            <text:p>2019-10-26 12:29:46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12:29:45.56565823965" calcext:value-type="date">
            <text:p>12/30/99 12:29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=0;[.G1196]+2+1/[.$H$2];[.G1196]+1/[.$H$2])" office:value-type="float" office:value="19.9000000000002" calcext:value-type="float">
            <text:p>19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8]))" office:value-type="date" office:date-value="2019-10-26T13:21:32.367056" calcext:value-type="date">
            <text:p>2019-10-26 13:21:32</text:p>
          </table:table-cell>
          <table:table-cell table:style-name="ce7" table:formula="of:=[.A1198]" office:value-type="date" office:date-value="2019-10-26T13:21:32.367056" calcext:value-type="date">
            <text:p>2019-10-26 13:21:32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13:21:32.36705638468" calcext:value-type="date">
            <text:p>12/30/99 01:21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=0;[.G1197]+2+1/[.$H$2];[.G1197]+1/[.$H$2])" office:value-type="float" office:value="19.9166666666668" calcext:value-type="float">
            <text:p>19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9]))" office:value-type="date" office:date-value="2019-10-26T12:56:30.252006" calcext:value-type="date">
            <text:p>2019-10-26 12:56:30</text:p>
          </table:table-cell>
          <table:table-cell table:style-name="ce7" table:formula="of:=[.A1199]" office:value-type="date" office:date-value="2019-10-26T12:56:30.252006" calcext:value-type="date">
            <text:p>2019-10-26 12:56:30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12:56:30.25200563483" calcext:value-type="date">
            <text:p>12/30/99 12:56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=0;[.G1198]+2+1/[.$H$2];[.G1198]+1/[.$H$2])" office:value-type="float" office:value="19.9333333333335" calcext:value-type="float">
            <text:p>19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0]))" office:value-type="date" office:date-value="2019-10-26T13:31:20.564528" calcext:value-type="date">
            <text:p>2019-10-26 13:31:21</text:p>
          </table:table-cell>
          <table:table-cell table:style-name="ce7" table:formula="of:=[.A1200]" office:value-type="date" office:date-value="2019-10-26T13:31:20.564528" calcext:value-type="date">
            <text:p>2019-10-26 13:31:21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13:31:20.56452793535" calcext:value-type="date">
            <text:p>12/30/99 01:31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=0;[.G1199]+2+1/[.$H$2];[.G1199]+1/[.$H$2])" office:value-type="float" office:value="19.9500000000001" calcext:value-type="float">
            <text:p>19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1]))" office:value-type="date" office:date-value="2019-10-26T13:04:51.479106" calcext:value-type="date">
            <text:p>2019-10-26 13:04:51</text:p>
          </table:table-cell>
          <table:table-cell table:style-name="ce7" table:formula="of:=[.A1201]" office:value-type="date" office:date-value="2019-10-26T13:04:51.479106" calcext:value-type="date">
            <text:p>2019-10-26 13:04:51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13:04:51.47910552565" calcext:value-type="date">
            <text:p>12/30/99 01:04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=0;[.G1200]+2+1/[.$H$2];[.G1200]+1/[.$H$2])" office:value-type="float" office:value="19.9666666666668" calcext:value-type="float">
            <text:p>19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2]))" office:value-type="date" office:date-value="2019-10-26T13:04:58.264265" calcext:value-type="date">
            <text:p>2019-10-26 13:04:58</text:p>
          </table:table-cell>
          <table:table-cell table:style-name="ce7" table:formula="of:=[.A1202]" office:value-type="date" office:date-value="2019-10-26T13:04:58.264265" calcext:value-type="date">
            <text:p>2019-10-26 13:04:58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13:04:58.2642653631" calcext:value-type="date">
            <text:p>12/30/99 01:04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=0;[.G1201]+2+1/[.$H$2];[.G1201]+1/[.$H$2])" office:value-type="float" office:value="19.9833333333335" calcext:value-type="float">
            <text:p>19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3]))" office:value-type="date" office:date-value="2019-10-27T13:17:20.908053" calcext:value-type="date">
            <text:p>2019-10-27 13:17:21</text:p>
          </table:table-cell>
          <table:table-cell table:style-name="ce7" table:formula="of:=[.A1203]" office:value-type="date" office:date-value="2019-10-27T13:17:20.908053" calcext:value-type="date">
            <text:p>2019-10-27 13:17:21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13:17:20.90805330779" calcext:value-type="date">
            <text:p>12/30/99 01:17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=0;[.G1202]+2+1/[.$H$2];[.G1202]+1/[.$H$2])" office:value-type="float" office:value="20.0000000000001" calcext:value-type="float">
            <text:p>2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4]))" office:value-type="date" office:date-value="2019-10-27T12:36:18.097248" calcext:value-type="date">
            <text:p>2019-10-27 12:36:18</text:p>
          </table:table-cell>
          <table:table-cell table:style-name="ce7" table:formula="of:=[.A1204]" office:value-type="date" office:date-value="2019-10-27T12:36:18.097248" calcext:value-type="date">
            <text:p>2019-10-27 12:36:18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12:36:18.09724844992" calcext:value-type="date">
            <text:p>12/30/99 12:36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=0;[.G1203]+2+1/[.$H$2];[.G1203]+1/[.$H$2])" office:value-type="float" office:value="20.0166666666668" calcext:value-type="float">
            <text:p>20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5]))" office:value-type="date" office:date-value="2019-10-27T12:56:52.752363" calcext:value-type="date">
            <text:p>2019-10-27 12:56:53</text:p>
          </table:table-cell>
          <table:table-cell table:style-name="ce7" table:formula="of:=[.A1205]" office:value-type="date" office:date-value="2019-10-27T12:56:52.752363" calcext:value-type="date">
            <text:p>2019-10-27 12:56:53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12:56:52.75236262009" calcext:value-type="date">
            <text:p>12/30/99 12:56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=0;[.G1204]+2+1/[.$H$2];[.G1204]+1/[.$H$2])" office:value-type="float" office:value="20.0333333333335" calcext:value-type="float">
            <text:p>20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6]))" office:value-type="date" office:date-value="2019-10-27T12:58:50.924174" calcext:value-type="date">
            <text:p>2019-10-27 12:58:51</text:p>
          </table:table-cell>
          <table:table-cell table:style-name="ce7" table:formula="of:=[.A1206]" office:value-type="date" office:date-value="2019-10-27T12:58:50.924174" calcext:value-type="date">
            <text:p>2019-10-27 12:58:51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12:58:50.92417374719" calcext:value-type="date">
            <text:p>12/30/99 12:58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=0;[.G1205]+2+1/[.$H$2];[.G1205]+1/[.$H$2])" office:value-type="float" office:value="20.0500000000001" calcext:value-type="float">
            <text:p>2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7]))" office:value-type="date" office:date-value="2019-10-27T13:13:47.539628" calcext:value-type="date">
            <text:p>2019-10-27 13:13:48</text:p>
          </table:table-cell>
          <table:table-cell table:style-name="ce7" table:formula="of:=[.A1207]" office:value-type="date" office:date-value="2019-10-27T13:13:47.539628" calcext:value-type="date">
            <text:p>2019-10-27 13:13:48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13:13:47.53962830175" calcext:value-type="date">
            <text:p>12/30/99 01:13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=0;[.G1206]+2+1/[.$H$2];[.G1206]+1/[.$H$2])" office:value-type="float" office:value="20.0666666666668" calcext:value-type="float">
            <text:p>20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8]))" office:value-type="date" office:date-value="2019-10-27T13:04:31.572102" calcext:value-type="date">
            <text:p>2019-10-27 13:04:32</text:p>
          </table:table-cell>
          <table:table-cell table:style-name="ce7" table:formula="of:=[.A1208]" office:value-type="date" office:date-value="2019-10-27T13:04:31.572102" calcext:value-type="date">
            <text:p>2019-10-27 13:04:32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13:04:31.57210162841" calcext:value-type="date">
            <text:p>12/30/99 01:04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=0;[.G1207]+2+1/[.$H$2];[.G1207]+1/[.$H$2])" office:value-type="float" office:value="20.0833333333335" calcext:value-type="float">
            <text:p>20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9]))" office:value-type="date" office:date-value="2019-10-27T13:06:58.320341" calcext:value-type="date">
            <text:p>2019-10-27 13:06:58</text:p>
          </table:table-cell>
          <table:table-cell table:style-name="ce7" table:formula="of:=[.A1209]" office:value-type="date" office:date-value="2019-10-27T13:06:58.320341" calcext:value-type="date">
            <text:p>2019-10-27 13:06:58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13:06:58.32034068648" calcext:value-type="date">
            <text:p>12/30/99 01:06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=0;[.G1208]+2+1/[.$H$2];[.G1208]+1/[.$H$2])" office:value-type="float" office:value="20.1000000000001" calcext:value-type="float">
            <text:p>2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0]))" office:value-type="date" office:date-value="2019-10-27T13:00:05.732071" calcext:value-type="date">
            <text:p>2019-10-27 13:00:06</text:p>
          </table:table-cell>
          <table:table-cell table:style-name="ce7" table:formula="of:=[.A1210]" office:value-type="date" office:date-value="2019-10-27T13:00:05.732071" calcext:value-type="date">
            <text:p>2019-10-27 13:00:06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13:00:05.73207114358" calcext:value-type="date">
            <text:p>12/30/99 01:00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=0;[.G1209]+2+1/[.$H$2];[.G1209]+1/[.$H$2])" office:value-type="float" office:value="20.1166666666668" calcext:value-type="float">
            <text:p>2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1]))" office:value-type="date" office:date-value="2019-10-27T13:19:30.477622" calcext:value-type="date">
            <text:p>2019-10-27 13:19:30</text:p>
          </table:table-cell>
          <table:table-cell table:style-name="ce7" table:formula="of:=[.A1211]" office:value-type="date" office:date-value="2019-10-27T13:19:30.477622" calcext:value-type="date">
            <text:p>2019-10-27 13:19:30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13:19:30.47762183938" calcext:value-type="date">
            <text:p>12/30/99 01:19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=0;[.G1210]+2+1/[.$H$2];[.G1210]+1/[.$H$2])" office:value-type="float" office:value="20.1333333333335" calcext:value-type="float">
            <text:p>20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2]))" office:value-type="date" office:date-value="2019-10-27T12:43:36.322097" calcext:value-type="date">
            <text:p>2019-10-27 12:43:36</text:p>
          </table:table-cell>
          <table:table-cell table:style-name="ce7" table:formula="of:=[.A1212]" office:value-type="date" office:date-value="2019-10-27T12:43:36.322097" calcext:value-type="date">
            <text:p>2019-10-27 12:43:36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12:43:36.32209690288" calcext:value-type="date">
            <text:p>12/30/99 12:43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=0;[.G1211]+2+1/[.$H$2];[.G1211]+1/[.$H$2])" office:value-type="float" office:value="20.1500000000001" calcext:value-type="float">
            <text:p>2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3]))" office:value-type="date" office:date-value="2019-10-27T12:47:11.378788" calcext:value-type="date">
            <text:p>2019-10-27 12:47:11</text:p>
          </table:table-cell>
          <table:table-cell table:style-name="ce7" table:formula="of:=[.A1213]" office:value-type="date" office:date-value="2019-10-27T12:47:11.378788" calcext:value-type="date">
            <text:p>2019-10-27 12:47:11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12:47:11.37878787238" calcext:value-type="date">
            <text:p>12/30/99 12:47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=0;[.G1212]+2+1/[.$H$2];[.G1212]+1/[.$H$2])" office:value-type="float" office:value="20.1666666666668" calcext:value-type="float">
            <text:p>2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4]))" office:value-type="date" office:date-value="2019-10-27T13:20:59.625298" calcext:value-type="date">
            <text:p>2019-10-27 13:21:00</text:p>
          </table:table-cell>
          <table:table-cell table:style-name="ce7" table:formula="of:=[.A1214]" office:value-type="date" office:date-value="2019-10-27T13:20:59.625298" calcext:value-type="date">
            <text:p>2019-10-27 13:21:00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13:20:59.62529762182" calcext:value-type="date">
            <text:p>12/30/99 01:21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=0;[.G1213]+2+1/[.$H$2];[.G1213]+1/[.$H$2])" office:value-type="float" office:value="20.1833333333335" calcext:value-type="float">
            <text:p>20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5]))" office:value-type="date" office:date-value="2019-10-27T12:58:26.770115" calcext:value-type="date">
            <text:p>2019-10-27 12:58:27</text:p>
          </table:table-cell>
          <table:table-cell table:style-name="ce7" table:formula="of:=[.A1215]" office:value-type="date" office:date-value="2019-10-27T12:58:26.770115" calcext:value-type="date">
            <text:p>2019-10-27 12:58:27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12:58:26.77011546213" calcext:value-type="date">
            <text:p>12/30/99 12:58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=0;[.G1214]+2+1/[.$H$2];[.G1214]+1/[.$H$2])" office:value-type="float" office:value="20.2000000000001" calcext:value-type="float">
            <text:p>2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6]))" office:value-type="date" office:date-value="2019-10-27T12:55:40.024818" calcext:value-type="date">
            <text:p>2019-10-27 12:55:40</text:p>
          </table:table-cell>
          <table:table-cell table:style-name="ce7" table:formula="of:=[.A1216]" office:value-type="date" office:date-value="2019-10-27T12:55:40.024818" calcext:value-type="date">
            <text:p>2019-10-27 12:55:40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12:55:40.02481754869" calcext:value-type="date">
            <text:p>12/30/99 12:55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=0;[.G1215]+2+1/[.$H$2];[.G1215]+1/[.$H$2])" office:value-type="float" office:value="20.2166666666668" calcext:value-type="float">
            <text:p>2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7]))" office:value-type="date" office:date-value="2019-10-27T13:07:14.002501" calcext:value-type="date">
            <text:p>2019-10-27 13:07:14</text:p>
          </table:table-cell>
          <table:table-cell table:style-name="ce7" table:formula="of:=[.A1217]" office:value-type="date" office:date-value="2019-10-27T13:07:14.002501" calcext:value-type="date">
            <text:p>2019-10-27 13:07:14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13:07:14.00250140112" calcext:value-type="date">
            <text:p>12/30/99 01:07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=0;[.G1216]+2+1/[.$H$2];[.G1216]+1/[.$H$2])" office:value-type="float" office:value="20.2333333333335" calcext:value-type="float">
            <text:p>20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8]))" office:value-type="date" office:date-value="2019-10-27T13:00:16.046584" calcext:value-type="date">
            <text:p>2019-10-27 13:00:16</text:p>
          </table:table-cell>
          <table:table-cell table:style-name="ce7" table:formula="of:=[.A1218]" office:value-type="date" office:date-value="2019-10-27T13:00:16.046584" calcext:value-type="date">
            <text:p>2019-10-27 13:00:16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13:00:16.04658407159" calcext:value-type="date">
            <text:p>12/30/99 01:00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=0;[.G1217]+2+1/[.$H$2];[.G1217]+1/[.$H$2])" office:value-type="float" office:value="20.2500000000001" calcext:value-type="float">
            <text:p>2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9]))" office:value-type="date" office:date-value="2019-10-27T13:09:33.293807" calcext:value-type="date">
            <text:p>2019-10-27 13:09:33</text:p>
          </table:table-cell>
          <table:table-cell table:style-name="ce7" table:formula="of:=[.A1219]" office:value-type="date" office:date-value="2019-10-27T13:09:33.293807" calcext:value-type="date">
            <text:p>2019-10-27 13:09:33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13:09:33.29380733427" calcext:value-type="date">
            <text:p>12/30/99 01:09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=0;[.G1218]+2+1/[.$H$2];[.G1218]+1/[.$H$2])" office:value-type="float" office:value="20.2666666666668" calcext:value-type="float">
            <text:p>2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0]))" office:value-type="date" office:date-value="2019-10-27T12:53:05.503329" calcext:value-type="date">
            <text:p>2019-10-27 12:53:06</text:p>
          </table:table-cell>
          <table:table-cell table:style-name="ce7" table:formula="of:=[.A1220]" office:value-type="date" office:date-value="2019-10-27T12:53:05.503329" calcext:value-type="date">
            <text:p>2019-10-27 12:53:06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12:53:05.50332931336" calcext:value-type="date">
            <text:p>12/30/99 12:53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=0;[.G1219]+2+1/[.$H$2];[.G1219]+1/[.$H$2])" office:value-type="float" office:value="20.2833333333335" calcext:value-type="float">
            <text:p>20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1]))" office:value-type="date" office:date-value="2019-10-27T12:59:59.83621" calcext:value-type="date">
            <text:p>2019-10-27 13:00:00</text:p>
          </table:table-cell>
          <table:table-cell table:style-name="ce7" table:formula="of:=[.A1221]" office:value-type="date" office:date-value="2019-10-27T12:59:59.83621" calcext:value-type="date">
            <text:p>2019-10-27 13:00:00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12:59:59.83621006832" calcext:value-type="date">
            <text:p>12/30/99 01:00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=0;[.G1220]+2+1/[.$H$2];[.G1220]+1/[.$H$2])" office:value-type="float" office:value="20.3000000000001" calcext:value-type="float">
            <text:p>2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2]))" office:value-type="date" office:date-value="2019-10-27T13:06:36.218822" calcext:value-type="date">
            <text:p>2019-10-27 13:06:36</text:p>
          </table:table-cell>
          <table:table-cell table:style-name="ce7" table:formula="of:=[.A1222]" office:value-type="date" office:date-value="2019-10-27T13:06:36.218822" calcext:value-type="date">
            <text:p>2019-10-27 13:06:36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13:06:36.21882168576" calcext:value-type="date">
            <text:p>12/30/99 01:06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=0;[.G1221]+2+1/[.$H$2];[.G1221]+1/[.$H$2])" office:value-type="float" office:value="20.3166666666668" calcext:value-type="float">
            <text:p>2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3]))" office:value-type="date" office:date-value="2019-10-27T13:16:48.068216" calcext:value-type="date">
            <text:p>2019-10-27 13:16:48</text:p>
          </table:table-cell>
          <table:table-cell table:style-name="ce7" table:formula="of:=[.A1223]" office:value-type="date" office:date-value="2019-10-27T13:16:48.068216" calcext:value-type="date">
            <text:p>2019-10-27 13:16:48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13:16:48.06821621954" calcext:value-type="date">
            <text:p>12/30/99 01:16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=0;[.G1222]+2+1/[.$H$2];[.G1222]+1/[.$H$2])" office:value-type="float" office:value="20.3333333333335" calcext:value-type="float">
            <text:p>20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4]))" office:value-type="date" office:date-value="2019-10-27T13:13:12.684023" calcext:value-type="date">
            <text:p>2019-10-27 13:13:13</text:p>
          </table:table-cell>
          <table:table-cell table:style-name="ce7" table:formula="of:=[.A1224]" office:value-type="date" office:date-value="2019-10-27T13:13:12.684023" calcext:value-type="date">
            <text:p>2019-10-27 13:13:13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13:13:12.68402312882" calcext:value-type="date">
            <text:p>12/30/99 01:13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=0;[.G1223]+2+1/[.$H$2];[.G1223]+1/[.$H$2])" office:value-type="float" office:value="20.3500000000001" calcext:value-type="float">
            <text:p>2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5]))" office:value-type="date" office:date-value="2019-10-27T13:03:27.972211" calcext:value-type="date">
            <text:p>2019-10-27 13:03:28</text:p>
          </table:table-cell>
          <table:table-cell table:style-name="ce7" table:formula="of:=[.A1225]" office:value-type="date" office:date-value="2019-10-27T13:03:27.972211" calcext:value-type="date">
            <text:p>2019-10-27 13:03:28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13:03:27.97221085522" calcext:value-type="date">
            <text:p>12/30/99 01:03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=0;[.G1224]+2+1/[.$H$2];[.G1224]+1/[.$H$2])" office:value-type="float" office:value="20.3666666666668" calcext:value-type="float">
            <text:p>2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6]))" office:value-type="date" office:date-value="2019-10-27T13:12:08.246032" calcext:value-type="date">
            <text:p>2019-10-27 13:12:08</text:p>
          </table:table-cell>
          <table:table-cell table:style-name="ce7" table:formula="of:=[.A1226]" office:value-type="date" office:date-value="2019-10-27T13:12:08.246032" calcext:value-type="date">
            <text:p>2019-10-27 13:12:08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13:12:08.2460315153" calcext:value-type="date">
            <text:p>12/30/99 01:12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=0;[.G1225]+2+1/[.$H$2];[.G1225]+1/[.$H$2])" office:value-type="float" office:value="20.3833333333335" calcext:value-type="float">
            <text:p>20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7]))" office:value-type="date" office:date-value="2019-10-27T12:51:11.984088" calcext:value-type="date">
            <text:p>2019-10-27 12:51:12</text:p>
          </table:table-cell>
          <table:table-cell table:style-name="ce7" table:formula="of:=[.A1227]" office:value-type="date" office:date-value="2019-10-27T12:51:11.984088" calcext:value-type="date">
            <text:p>2019-10-27 12:51:12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12:51:11.98408800177" calcext:value-type="date">
            <text:p>12/30/99 12:51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=0;[.G1226]+2+1/[.$H$2];[.G1226]+1/[.$H$2])" office:value-type="float" office:value="20.4000000000001" calcext:value-type="float">
            <text:p>2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8]))" office:value-type="date" office:date-value="2019-10-27T13:13:03.430575" calcext:value-type="date">
            <text:p>2019-10-27 13:13:03</text:p>
          </table:table-cell>
          <table:table-cell table:style-name="ce7" table:formula="of:=[.A1228]" office:value-type="date" office:date-value="2019-10-27T13:13:03.430575" calcext:value-type="date">
            <text:p>2019-10-27 13:13:03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13:13:03.4305749042" calcext:value-type="date">
            <text:p>12/30/99 01:13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=0;[.G1227]+2+1/[.$H$2];[.G1227]+1/[.$H$2])" office:value-type="float" office:value="20.4166666666668" calcext:value-type="float">
            <text:p>2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9]))" office:value-type="date" office:date-value="2019-10-27T12:52:21.888072" calcext:value-type="date">
            <text:p>2019-10-27 12:52:22</text:p>
          </table:table-cell>
          <table:table-cell table:style-name="ce7" table:formula="of:=[.A1229]" office:value-type="date" office:date-value="2019-10-27T12:52:21.888072" calcext:value-type="date">
            <text:p>2019-10-27 12:52:22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12:52:21.88807227183" calcext:value-type="date">
            <text:p>12/30/99 12:52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=0;[.G1228]+2+1/[.$H$2];[.G1228]+1/[.$H$2])" office:value-type="float" office:value="20.4333333333335" calcext:value-type="float">
            <text:p>20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0]))" office:value-type="date" office:date-value="2019-10-27T12:43:36.716794" calcext:value-type="date">
            <text:p>2019-10-27 12:43:37</text:p>
          </table:table-cell>
          <table:table-cell table:style-name="ce7" table:formula="of:=[.A1230]" office:value-type="date" office:date-value="2019-10-27T12:43:36.716794" calcext:value-type="date">
            <text:p>2019-10-27 12:43:37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12:43:36.7167940177" calcext:value-type="date">
            <text:p>12/30/99 12:43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=0;[.G1229]+2+1/[.$H$2];[.G1229]+1/[.$H$2])" office:value-type="float" office:value="20.4500000000001" calcext:value-type="float">
            <text:p>2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1]))" office:value-type="date" office:date-value="2019-10-27T13:06:05.613701" calcext:value-type="date">
            <text:p>2019-10-27 13:06:06</text:p>
          </table:table-cell>
          <table:table-cell table:style-name="ce7" table:formula="of:=[.A1231]" office:value-type="date" office:date-value="2019-10-27T13:06:05.613701" calcext:value-type="date">
            <text:p>2019-10-27 13:06:06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13:06:05.61370140407" calcext:value-type="date">
            <text:p>12/30/99 01:06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=0;[.G1230]+2+1/[.$H$2];[.G1230]+1/[.$H$2])" office:value-type="float" office:value="20.4666666666668" calcext:value-type="float">
            <text:p>2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2]))" office:value-type="date" office:date-value="2019-10-27T12:53:45.410747" calcext:value-type="date">
            <text:p>2019-10-27 12:53:45</text:p>
          </table:table-cell>
          <table:table-cell table:style-name="ce7" table:formula="of:=[.A1232]" office:value-type="date" office:date-value="2019-10-27T12:53:45.410747" calcext:value-type="date">
            <text:p>2019-10-27 12:53:45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12:53:45.41074713226" calcext:value-type="date">
            <text:p>12/30/99 12:53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=0;[.G1231]+2+1/[.$H$2];[.G1231]+1/[.$H$2])" office:value-type="float" office:value="20.4833333333335" calcext:value-type="float">
            <text:p>20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3]))" office:value-type="date" office:date-value="2019-10-27T12:46:49.372386" calcext:value-type="date">
            <text:p>2019-10-27 12:46:49</text:p>
          </table:table-cell>
          <table:table-cell table:style-name="ce7" table:formula="of:=[.A1233]" office:value-type="date" office:date-value="2019-10-27T12:46:49.372386" calcext:value-type="date">
            <text:p>2019-10-27 12:46:49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12:46:49.37238566112" calcext:value-type="date">
            <text:p>12/30/99 12:46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=0;[.G1232]+2+1/[.$H$2];[.G1232]+1/[.$H$2])" office:value-type="float" office:value="20.5000000000001" calcext:value-type="float">
            <text:p>2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4]))" office:value-type="date" office:date-value="2019-10-27T12:53:25.182486" calcext:value-type="date">
            <text:p>2019-10-27 12:53:25</text:p>
          </table:table-cell>
          <table:table-cell table:style-name="ce7" table:formula="of:=[.A1234]" office:value-type="date" office:date-value="2019-10-27T12:53:25.182486" calcext:value-type="date">
            <text:p>2019-10-27 12:53:25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12:53:25.18248605076" calcext:value-type="date">
            <text:p>12/30/99 12:53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=0;[.G1233]+2+1/[.$H$2];[.G1233]+1/[.$H$2])" office:value-type="float" office:value="20.5166666666668" calcext:value-type="float">
            <text:p>2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5]))" office:value-type="date" office:date-value="2019-10-27T12:32:21.198582" calcext:value-type="date">
            <text:p>2019-10-27 12:32:21</text:p>
          </table:table-cell>
          <table:table-cell table:style-name="ce7" table:formula="of:=[.A1235]" office:value-type="date" office:date-value="2019-10-27T12:32:21.198582" calcext:value-type="date">
            <text:p>2019-10-27 12:32:21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12:32:21.19858180638" calcext:value-type="date">
            <text:p>12/30/99 12:32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=0;[.G1234]+2+1/[.$H$2];[.G1234]+1/[.$H$2])" office:value-type="float" office:value="20.5333333333334" calcext:value-type="float">
            <text:p>2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6]))" office:value-type="date" office:date-value="2019-10-27T13:00:34.80428" calcext:value-type="date">
            <text:p>2019-10-27 13:00:35</text:p>
          </table:table-cell>
          <table:table-cell table:style-name="ce7" table:formula="of:=[.A1236]" office:value-type="date" office:date-value="2019-10-27T13:00:34.80428" calcext:value-type="date">
            <text:p>2019-10-27 13:00:35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13:00:34.80428005569" calcext:value-type="date">
            <text:p>12/30/99 01:00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=0;[.G1235]+2+1/[.$H$2];[.G1235]+1/[.$H$2])" office:value-type="float" office:value="20.5500000000001" calcext:value-type="float">
            <text:p>2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7]))" office:value-type="date" office:date-value="2019-10-27T13:07:56.944023" calcext:value-type="date">
            <text:p>2019-10-27 13:07:57</text:p>
          </table:table-cell>
          <table:table-cell table:style-name="ce7" table:formula="of:=[.A1237]" office:value-type="date" office:date-value="2019-10-27T13:07:56.944023" calcext:value-type="date">
            <text:p>2019-10-27 13:07:57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13:07:56.9440231612" calcext:value-type="date">
            <text:p>12/30/99 01:07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=0;[.G1236]+2+1/[.$H$2];[.G1236]+1/[.$H$2])" office:value-type="float" office:value="20.5666666666668" calcext:value-type="float">
            <text:p>2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8]))" office:value-type="date" office:date-value="2019-10-27T13:22:26.473885" calcext:value-type="date">
            <text:p>2019-10-27 13:22:26</text:p>
          </table:table-cell>
          <table:table-cell table:style-name="ce7" table:formula="of:=[.A1238]" office:value-type="date" office:date-value="2019-10-27T13:22:26.473885" calcext:value-type="date">
            <text:p>2019-10-27 13:22:26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13:22:26.47388483863" calcext:value-type="date">
            <text:p>12/30/99 01:22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=0;[.G1237]+2+1/[.$H$2];[.G1237]+1/[.$H$2])" office:value-type="float" office:value="20.5833333333334" calcext:value-type="float">
            <text:p>2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9]))" office:value-type="date" office:date-value="2019-10-27T12:50:43.854279" calcext:value-type="date">
            <text:p>2019-10-27 12:50:44</text:p>
          </table:table-cell>
          <table:table-cell table:style-name="ce7" table:formula="of:=[.A1239]" office:value-type="date" office:date-value="2019-10-27T12:50:43.854279" calcext:value-type="date">
            <text:p>2019-10-27 12:50:44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12:50:43.85427867528" calcext:value-type="date">
            <text:p>12/30/99 12:50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=0;[.G1238]+2+1/[.$H$2];[.G1238]+1/[.$H$2])" office:value-type="float" office:value="20.6000000000001" calcext:value-type="float">
            <text:p>2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0]))" office:value-type="date" office:date-value="2019-10-27T12:53:29.565855" calcext:value-type="date">
            <text:p>2019-10-27 12:53:30</text:p>
          </table:table-cell>
          <table:table-cell table:style-name="ce7" table:formula="of:=[.A1240]" office:value-type="date" office:date-value="2019-10-27T12:53:29.565855" calcext:value-type="date">
            <text:p>2019-10-27 12:53:30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12:53:29.56585470121" calcext:value-type="date">
            <text:p>12/30/99 12:53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=0;[.G1239]+2+1/[.$H$2];[.G1239]+1/[.$H$2])" office:value-type="float" office:value="20.6166666666668" calcext:value-type="float">
            <text:p>2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1]))" office:value-type="date" office:date-value="2019-10-27T12:43:41.351133" calcext:value-type="date">
            <text:p>2019-10-27 12:43:41</text:p>
          </table:table-cell>
          <table:table-cell table:style-name="ce7" table:formula="of:=[.A1241]" office:value-type="date" office:date-value="2019-10-27T12:43:41.351133" calcext:value-type="date">
            <text:p>2019-10-27 12:43:41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12:43:41.35113319382" calcext:value-type="date">
            <text:p>12/30/99 12:43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=0;[.G1240]+2+1/[.$H$2];[.G1240]+1/[.$H$2])" office:value-type="float" office:value="20.6333333333334" calcext:value-type="float">
            <text:p>2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2]))" office:value-type="date" office:date-value="2019-10-27T13:13:37.052583" calcext:value-type="date">
            <text:p>2019-10-27 13:13:37</text:p>
          </table:table-cell>
          <table:table-cell table:style-name="ce7" table:formula="of:=[.A1242]" office:value-type="date" office:date-value="2019-10-27T13:13:37.052583" calcext:value-type="date">
            <text:p>2019-10-27 13:13:37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13:13:37.05258311704" calcext:value-type="date">
            <text:p>12/30/99 01:13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=0;[.G1241]+2+1/[.$H$2];[.G1241]+1/[.$H$2])" office:value-type="float" office:value="20.6500000000001" calcext:value-type="float">
            <text:p>2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3]))" office:value-type="date" office:date-value="2019-10-27T12:39:50.435561" calcext:value-type="date">
            <text:p>2019-10-27 12:39:50</text:p>
          </table:table-cell>
          <table:table-cell table:style-name="ce7" table:formula="of:=[.A1243]" office:value-type="date" office:date-value="2019-10-27T12:39:50.435561" calcext:value-type="date">
            <text:p>2019-10-27 12:39:50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12:39:50.43556060642" calcext:value-type="date">
            <text:p>12/30/99 12:39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=0;[.G1242]+2+1/[.$H$2];[.G1242]+1/[.$H$2])" office:value-type="float" office:value="20.6666666666668" calcext:value-type="float">
            <text:p>2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4]))" office:value-type="date" office:date-value="2019-10-27T12:54:16.66664" calcext:value-type="date">
            <text:p>2019-10-27 12:54:17</text:p>
          </table:table-cell>
          <table:table-cell table:style-name="ce7" table:formula="of:=[.A1244]" office:value-type="date" office:date-value="2019-10-27T12:54:16.66664" calcext:value-type="date">
            <text:p>2019-10-27 12:54:17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12:54:16.66664026212" calcext:value-type="date">
            <text:p>12/30/99 12:54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=0;[.G1243]+2+1/[.$H$2];[.G1243]+1/[.$H$2])" office:value-type="float" office:value="20.6833333333334" calcext:value-type="float">
            <text:p>2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5]))" office:value-type="date" office:date-value="2019-10-27T12:43:15.876776" calcext:value-type="date">
            <text:p>2019-10-27 12:43:16</text:p>
          </table:table-cell>
          <table:table-cell table:style-name="ce7" table:formula="of:=[.A1245]" office:value-type="date" office:date-value="2019-10-27T12:43:15.876776" calcext:value-type="date">
            <text:p>2019-10-27 12:43:16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12:43:15.87677617092" calcext:value-type="date">
            <text:p>12/30/99 12:43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=0;[.G1244]+2+1/[.$H$2];[.G1244]+1/[.$H$2])" office:value-type="float" office:value="20.7000000000001" calcext:value-type="float">
            <text:p>2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6]))" office:value-type="date" office:date-value="2019-10-27T12:45:19.755847" calcext:value-type="date">
            <text:p>2019-10-27 12:45:20</text:p>
          </table:table-cell>
          <table:table-cell table:style-name="ce7" table:formula="of:=[.A1246]" office:value-type="date" office:date-value="2019-10-27T12:45:19.755847" calcext:value-type="date">
            <text:p>2019-10-27 12:45:20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12:45:19.75584675092" calcext:value-type="date">
            <text:p>12/30/99 12:45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=0;[.G1245]+2+1/[.$H$2];[.G1245]+1/[.$H$2])" office:value-type="float" office:value="20.7166666666668" calcext:value-type="float">
            <text:p>2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7]))" office:value-type="date" office:date-value="2019-10-27T12:30:12.791995" calcext:value-type="date">
            <text:p>2019-10-27 12:30:13</text:p>
          </table:table-cell>
          <table:table-cell table:style-name="ce7" table:formula="of:=[.A1247]" office:value-type="date" office:date-value="2019-10-27T12:30:12.791995" calcext:value-type="date">
            <text:p>2019-10-27 12:30:13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12:30:12.79199479613" calcext:value-type="date">
            <text:p>12/30/99 12:30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=0;[.G1246]+2+1/[.$H$2];[.G1246]+1/[.$H$2])" office:value-type="float" office:value="20.7333333333334" calcext:value-type="float">
            <text:p>2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8]))" office:value-type="date" office:date-value="2019-10-27T13:00:32.8439" calcext:value-type="date">
            <text:p>2019-10-27 13:00:33</text:p>
          </table:table-cell>
          <table:table-cell table:style-name="ce7" table:formula="of:=[.A1248]" office:value-type="date" office:date-value="2019-10-27T13:00:32.8439" calcext:value-type="date">
            <text:p>2019-10-27 13:00:33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13:00:32.84389979672" calcext:value-type="date">
            <text:p>12/30/99 01:00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=0;[.G1247]+2+1/[.$H$2];[.G1247]+1/[.$H$2])" office:value-type="float" office:value="20.7500000000001" calcext:value-type="float">
            <text:p>2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9]))" office:value-type="date" office:date-value="2019-10-27T13:21:32.610861" calcext:value-type="date">
            <text:p>2019-10-27 13:21:33</text:p>
          </table:table-cell>
          <table:table-cell table:style-name="ce7" table:formula="of:=[.A1249]" office:value-type="date" office:date-value="2019-10-27T13:21:32.610861" calcext:value-type="date">
            <text:p>2019-10-27 13:21:33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13:21:32.61086101178" calcext:value-type="date">
            <text:p>12/30/99 01:21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=0;[.G1248]+2+1/[.$H$2];[.G1248]+1/[.$H$2])" office:value-type="float" office:value="20.7666666666668" calcext:value-type="float">
            <text:p>2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0]))" office:value-type="date" office:date-value="2019-10-27T13:02:28.437191" calcext:value-type="date">
            <text:p>2019-10-27 13:02:28</text:p>
          </table:table-cell>
          <table:table-cell table:style-name="ce7" table:formula="of:=[.A1250]" office:value-type="date" office:date-value="2019-10-27T13:02:28.437191" calcext:value-type="date">
            <text:p>2019-10-27 13:02:28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13:02:28.43719128985" calcext:value-type="date">
            <text:p>12/30/99 01:02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=0;[.G1249]+2+1/[.$H$2];[.G1249]+1/[.$H$2])" office:value-type="float" office:value="20.7833333333334" calcext:value-type="float">
            <text:p>20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1]))" office:value-type="date" office:date-value="2019-10-27T12:46:57.723455" calcext:value-type="date">
            <text:p>2019-10-27 12:46:58</text:p>
          </table:table-cell>
          <table:table-cell table:style-name="ce7" table:formula="of:=[.A1251]" office:value-type="date" office:date-value="2019-10-27T12:46:57.723455" calcext:value-type="date">
            <text:p>2019-10-27 12:46:58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12:46:57.7234549541" calcext:value-type="date">
            <text:p>12/30/99 12:46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=0;[.G1250]+2+1/[.$H$2];[.G1250]+1/[.$H$2])" office:value-type="float" office:value="20.8000000000001" calcext:value-type="float">
            <text:p>2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2]))" office:value-type="date" office:date-value="2019-10-27T12:59:28.339436" calcext:value-type="date">
            <text:p>2019-10-27 12:59:28</text:p>
          </table:table-cell>
          <table:table-cell table:style-name="ce7" table:formula="of:=[.A1252]" office:value-type="date" office:date-value="2019-10-27T12:59:28.339436" calcext:value-type="date">
            <text:p>2019-10-27 12:59:28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12:59:28.33943612874" calcext:value-type="date">
            <text:p>12/30/99 12:59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=0;[.G1251]+2+1/[.$H$2];[.G1251]+1/[.$H$2])" office:value-type="float" office:value="20.8166666666668" calcext:value-type="float">
            <text:p>2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3]))" office:value-type="date" office:date-value="2019-10-27T12:49:19.850109" calcext:value-type="date">
            <text:p>2019-10-27 12:49:20</text:p>
          </table:table-cell>
          <table:table-cell table:style-name="ce7" table:formula="of:=[.A1253]" office:value-type="date" office:date-value="2019-10-27T12:49:19.850109" calcext:value-type="date">
            <text:p>2019-10-27 12:49:20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12:49:19.85010873992" calcext:value-type="date">
            <text:p>12/30/99 12:49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=0;[.G1252]+2+1/[.$H$2];[.G1252]+1/[.$H$2])" office:value-type="float" office:value="20.8333333333334" calcext:value-type="float">
            <text:p>20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4]))" office:value-type="date" office:date-value="2019-10-27T13:08:50.68984" calcext:value-type="date">
            <text:p>2019-10-27 13:08:51</text:p>
          </table:table-cell>
          <table:table-cell table:style-name="ce7" table:formula="of:=[.A1254]" office:value-type="date" office:date-value="2019-10-27T13:08:50.68984" calcext:value-type="date">
            <text:p>2019-10-27 13:08:51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13:08:50.68983969279" calcext:value-type="date">
            <text:p>12/30/99 01:08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=0;[.G1253]+2+1/[.$H$2];[.G1253]+1/[.$H$2])" office:value-type="float" office:value="20.8500000000001" calcext:value-type="float">
            <text:p>2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5]))" office:value-type="date" office:date-value="2019-10-27T13:26:53.836059" calcext:value-type="date">
            <text:p>2019-10-27 13:26:54</text:p>
          </table:table-cell>
          <table:table-cell table:style-name="ce7" table:formula="of:=[.A1255]" office:value-type="date" office:date-value="2019-10-27T13:26:53.836059" calcext:value-type="date">
            <text:p>2019-10-27 13:26:54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13:26:53.83605867159" calcext:value-type="date">
            <text:p>12/30/99 01:26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=0;[.G1254]+2+1/[.$H$2];[.G1254]+1/[.$H$2])" office:value-type="float" office:value="20.8666666666668" calcext:value-type="float">
            <text:p>2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6]))" office:value-type="date" office:date-value="2019-10-27T12:49:40.874283" calcext:value-type="date">
            <text:p>2019-10-27 12:49:41</text:p>
          </table:table-cell>
          <table:table-cell table:style-name="ce7" table:formula="of:=[.A1256]" office:value-type="date" office:date-value="2019-10-27T12:49:40.874283" calcext:value-type="date">
            <text:p>2019-10-27 12:49:41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12:49:40.87428307626" calcext:value-type="date">
            <text:p>12/30/99 12:49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=0;[.G1255]+2+1/[.$H$2];[.G1255]+1/[.$H$2])" office:value-type="float" office:value="20.8833333333334" calcext:value-type="float">
            <text:p>20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7]))" office:value-type="date" office:date-value="2019-10-27T13:12:24.902804" calcext:value-type="date">
            <text:p>2019-10-27 13:12:25</text:p>
          </table:table-cell>
          <table:table-cell table:style-name="ce7" table:formula="of:=[.A1257]" office:value-type="date" office:date-value="2019-10-27T13:12:24.902804" calcext:value-type="date">
            <text:p>2019-10-27 13:12:25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13:12:24.90280409809" calcext:value-type="date">
            <text:p>12/30/99 01:12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=0;[.G1256]+2+1/[.$H$2];[.G1256]+1/[.$H$2])" office:value-type="float" office:value="20.9000000000001" calcext:value-type="float">
            <text:p>2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8]))" office:value-type="date" office:date-value="2019-10-27T13:20:35.853983" calcext:value-type="date">
            <text:p>2019-10-27 13:20:36</text:p>
          </table:table-cell>
          <table:table-cell table:style-name="ce7" table:formula="of:=[.A1258]" office:value-type="date" office:date-value="2019-10-27T13:20:35.853983" calcext:value-type="date">
            <text:p>2019-10-27 13:20:36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13:20:35.85398343857" calcext:value-type="date">
            <text:p>12/30/99 01:20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=0;[.G1257]+2+1/[.$H$2];[.G1257]+1/[.$H$2])" office:value-type="float" office:value="20.9166666666668" calcext:value-type="float">
            <text:p>2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9]))" office:value-type="date" office:date-value="2019-10-27T12:53:37.084161" calcext:value-type="date">
            <text:p>2019-10-27 12:53:37</text:p>
          </table:table-cell>
          <table:table-cell table:style-name="ce7" table:formula="of:=[.A1259]" office:value-type="date" office:date-value="2019-10-27T12:53:37.084161" calcext:value-type="date">
            <text:p>2019-10-27 12:53:37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12:53:37.08416095935" calcext:value-type="date">
            <text:p>12/30/99 12:53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=0;[.G1258]+2+1/[.$H$2];[.G1258]+1/[.$H$2])" office:value-type="float" office:value="20.9333333333334" calcext:value-type="float">
            <text:p>20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0]))" office:value-type="date" office:date-value="2019-10-27T12:54:12.487545" calcext:value-type="date">
            <text:p>2019-10-27 12:54:12</text:p>
          </table:table-cell>
          <table:table-cell table:style-name="ce7" table:formula="of:=[.A1260]" office:value-type="date" office:date-value="2019-10-27T12:54:12.487545" calcext:value-type="date">
            <text:p>2019-10-27 12:54:12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12:54:12.48754466884" calcext:value-type="date">
            <text:p>12/30/99 12:54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=0;[.G1259]+2+1/[.$H$2];[.G1259]+1/[.$H$2])" office:value-type="float" office:value="20.9500000000001" calcext:value-type="float">
            <text:p>2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1]))" office:value-type="date" office:date-value="2019-10-27T13:10:25.339144" calcext:value-type="date">
            <text:p>2019-10-27 13:10:25</text:p>
          </table:table-cell>
          <table:table-cell table:style-name="ce7" table:formula="of:=[.A1261]" office:value-type="date" office:date-value="2019-10-27T13:10:25.339144" calcext:value-type="date">
            <text:p>2019-10-27 13:10:25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13:10:25.33914400265" calcext:value-type="date">
            <text:p>12/30/99 01:10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=0;[.G1260]+2+1/[.$H$2];[.G1260]+1/[.$H$2])" office:value-type="float" office:value="20.9666666666668" calcext:value-type="float">
            <text:p>2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2]))" office:value-type="date" office:date-value="2019-10-27T12:46:05.341527" calcext:value-type="date">
            <text:p>2019-10-27 12:46:05</text:p>
          </table:table-cell>
          <table:table-cell table:style-name="ce7" table:formula="of:=[.A1262]" office:value-type="date" office:date-value="2019-10-27T12:46:05.341527" calcext:value-type="date">
            <text:p>2019-10-27 12:46:05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12:46:05.3415272478" calcext:value-type="date">
            <text:p>12/30/99 12:46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=0;[.G1261]+2+1/[.$H$2];[.G1261]+1/[.$H$2])" office:value-type="float" office:value="20.9833333333334" calcext:value-type="float">
            <text:p>20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3]))" office:value-type="date" office:date-value="2019-10-28T13:16:23.372092" calcext:value-type="date">
            <text:p>2019-10-28 13:16:23</text:p>
          </table:table-cell>
          <table:table-cell table:style-name="ce7" table:formula="of:=[.A1263]" office:value-type="date" office:date-value="2019-10-28T13:16:23.372092" calcext:value-type="date">
            <text:p>2019-10-28 13:16:23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13:16:23.37209187448" calcext:value-type="date">
            <text:p>12/30/99 01:16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=0;[.G1262]+2+1/[.$H$2];[.G1262]+1/[.$H$2])" office:value-type="float" office:value="21.0000000000001" calcext:value-type="float">
            <text:p>2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4]))" office:value-type="date" office:date-value="2019-10-28T12:58:01.430318" calcext:value-type="date">
            <text:p>2019-10-28 12:58:01</text:p>
          </table:table-cell>
          <table:table-cell table:style-name="ce7" table:formula="of:=[.A1264]" office:value-type="date" office:date-value="2019-10-28T12:58:01.430318" calcext:value-type="date">
            <text:p>2019-10-28 12:58:01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12:58:01.43031815998" calcext:value-type="date">
            <text:p>12/30/99 12:58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=0;[.G1263]+2+1/[.$H$2];[.G1263]+1/[.$H$2])" office:value-type="float" office:value="21.0166666666668" calcext:value-type="float">
            <text:p>2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5]))" office:value-type="date" office:date-value="2019-10-28T12:42:03.85657" calcext:value-type="date">
            <text:p>2019-10-28 12:42:04</text:p>
          </table:table-cell>
          <table:table-cell table:style-name="ce7" table:formula="of:=[.A1265]" office:value-type="date" office:date-value="2019-10-28T12:42:03.85657" calcext:value-type="date">
            <text:p>2019-10-28 12:42:04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12:42:03.85657047853" calcext:value-type="date">
            <text:p>12/30/99 12:42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=0;[.G1264]+2+1/[.$H$2];[.G1264]+1/[.$H$2])" office:value-type="float" office:value="21.0333333333334" calcext:value-type="float">
            <text:p>21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6]))" office:value-type="date" office:date-value="2019-10-28T13:31:24.994509" calcext:value-type="date">
            <text:p>2019-10-28 13:31:25</text:p>
          </table:table-cell>
          <table:table-cell table:style-name="ce7" table:formula="of:=[.A1266]" office:value-type="date" office:date-value="2019-10-28T13:31:24.994509" calcext:value-type="date">
            <text:p>2019-10-28 13:31:25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13:31:24.99450855888" calcext:value-type="date">
            <text:p>12/30/99 01:31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=0;[.G1265]+2+1/[.$H$2];[.G1265]+1/[.$H$2])" office:value-type="float" office:value="21.0500000000001" calcext:value-type="float">
            <text:p>2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7]))" office:value-type="date" office:date-value="2019-10-28T13:21:16.272497" calcext:value-type="date">
            <text:p>2019-10-28 13:21:16</text:p>
          </table:table-cell>
          <table:table-cell table:style-name="ce7" table:formula="of:=[.A1267]" office:value-type="date" office:date-value="2019-10-28T13:21:16.272497" calcext:value-type="date">
            <text:p>2019-10-28 13:21:16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13:21:16.272497233" calcext:value-type="date">
            <text:p>12/30/99 01:21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=0;[.G1266]+2+1/[.$H$2];[.G1266]+1/[.$H$2])" office:value-type="float" office:value="21.0666666666668" calcext:value-type="float">
            <text:p>2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8]))" office:value-type="date" office:date-value="2019-10-28T12:48:41.450294" calcext:value-type="date">
            <text:p>2019-10-28 12:48:41</text:p>
          </table:table-cell>
          <table:table-cell table:style-name="ce7" table:formula="of:=[.A1268]" office:value-type="date" office:date-value="2019-10-28T12:48:41.450294" calcext:value-type="date">
            <text:p>2019-10-28 12:48:41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12:48:41.45029376261" calcext:value-type="date">
            <text:p>12/30/99 12:48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=0;[.G1267]+2+1/[.$H$2];[.G1267]+1/[.$H$2])" office:value-type="float" office:value="21.0833333333334" calcext:value-type="float">
            <text:p>21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9]))" office:value-type="date" office:date-value="2019-10-28T13:08:02.356415" calcext:value-type="date">
            <text:p>2019-10-28 13:08:02</text:p>
          </table:table-cell>
          <table:table-cell table:style-name="ce7" table:formula="of:=[.A1269]" office:value-type="date" office:date-value="2019-10-28T13:08:02.356415" calcext:value-type="date">
            <text:p>2019-10-28 13:08:02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13:08:02.35641459469" calcext:value-type="date">
            <text:p>12/30/99 01:08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=0;[.G1268]+2+1/[.$H$2];[.G1268]+1/[.$H$2])" office:value-type="float" office:value="21.1000000000001" calcext:value-type="float">
            <text:p>2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0]))" office:value-type="date" office:date-value="2019-10-28T13:13:09.382874" calcext:value-type="date">
            <text:p>2019-10-28 13:13:09</text:p>
          </table:table-cell>
          <table:table-cell table:style-name="ce7" table:formula="of:=[.A1270]" office:value-type="date" office:date-value="2019-10-28T13:13:09.382874" calcext:value-type="date">
            <text:p>2019-10-28 13:13:09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13:13:09.38287426718" calcext:value-type="date">
            <text:p>12/30/99 01:13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=0;[.G1269]+2+1/[.$H$2];[.G1269]+1/[.$H$2])" office:value-type="float" office:value="21.1166666666667" calcext:value-type="float">
            <text:p>21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1]))" office:value-type="date" office:date-value="2019-10-28T13:14:47.871497" calcext:value-type="date">
            <text:p>2019-10-28 13:14:48</text:p>
          </table:table-cell>
          <table:table-cell table:style-name="ce7" table:formula="of:=[.A1271]" office:value-type="date" office:date-value="2019-10-28T13:14:47.871497" calcext:value-type="date">
            <text:p>2019-10-28 13:14:48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13:14:47.871497171" calcext:value-type="date">
            <text:p>12/30/99 01:14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=0;[.G1270]+2+1/[.$H$2];[.G1270]+1/[.$H$2])" office:value-type="float" office:value="21.1333333333334" calcext:value-type="float">
            <text:p>21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2]))" office:value-type="date" office:date-value="2019-10-28T13:07:03.311936" calcext:value-type="date">
            <text:p>2019-10-28 13:07:03</text:p>
          </table:table-cell>
          <table:table-cell table:style-name="ce7" table:formula="of:=[.A1272]" office:value-type="date" office:date-value="2019-10-28T13:07:03.311936" calcext:value-type="date">
            <text:p>2019-10-28 13:07:03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13:07:03.3119356446" calcext:value-type="date">
            <text:p>12/30/99 01:07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=0;[.G1271]+2+1/[.$H$2];[.G1271]+1/[.$H$2])" office:value-type="float" office:value="21.1500000000001" calcext:value-type="float">
            <text:p>2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3]))" office:value-type="date" office:date-value="2019-10-28T12:54:40.01111" calcext:value-type="date">
            <text:p>2019-10-28 12:54:40</text:p>
          </table:table-cell>
          <table:table-cell table:style-name="ce7" table:formula="of:=[.A1273]" office:value-type="date" office:date-value="2019-10-28T12:54:40.01111" calcext:value-type="date">
            <text:p>2019-10-28 12:54:40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12:54:40.01110979822" calcext:value-type="date">
            <text:p>12/30/99 12:54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=0;[.G1272]+2+1/[.$H$2];[.G1272]+1/[.$H$2])" office:value-type="float" office:value="21.1666666666667" calcext:value-type="float">
            <text:p>21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4]))" office:value-type="date" office:date-value="2019-10-28T13:26:22.988835" calcext:value-type="date">
            <text:p>2019-10-28 13:26:23</text:p>
          </table:table-cell>
          <table:table-cell table:style-name="ce7" table:formula="of:=[.A1274]" office:value-type="date" office:date-value="2019-10-28T13:26:22.988835" calcext:value-type="date">
            <text:p>2019-10-28 13:26:23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13:26:22.98883487005" calcext:value-type="date">
            <text:p>12/30/99 01:26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=0;[.G1273]+2+1/[.$H$2];[.G1273]+1/[.$H$2])" office:value-type="float" office:value="21.1833333333334" calcext:value-type="float">
            <text:p>21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5]))" office:value-type="date" office:date-value="2019-10-28T13:11:50.443507" calcext:value-type="date">
            <text:p>2019-10-28 13:11:50</text:p>
          </table:table-cell>
          <table:table-cell table:style-name="ce7" table:formula="of:=[.A1275]" office:value-type="date" office:date-value="2019-10-28T13:11:50.443507" calcext:value-type="date">
            <text:p>2019-10-28 13:11:50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13:11:50.44350725133" calcext:value-type="date">
            <text:p>12/30/99 01:11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=0;[.G1274]+2+1/[.$H$2];[.G1274]+1/[.$H$2])" office:value-type="float" office:value="21.2000000000001" calcext:value-type="float">
            <text:p>2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6]))" office:value-type="date" office:date-value="2019-10-28T13:16:22.924559" calcext:value-type="date">
            <text:p>2019-10-28 13:16:23</text:p>
          </table:table-cell>
          <table:table-cell table:style-name="ce7" table:formula="of:=[.A1276]" office:value-type="date" office:date-value="2019-10-28T13:16:22.924559" calcext:value-type="date">
            <text:p>2019-10-28 13:16:23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13:16:22.92455859482" calcext:value-type="date">
            <text:p>12/30/99 01:16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=0;[.G1275]+2+1/[.$H$2];[.G1275]+1/[.$H$2])" office:value-type="float" office:value="21.2166666666667" calcext:value-type="float">
            <text:p>21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7]))" office:value-type="date" office:date-value="2019-10-28T12:56:43.319304" calcext:value-type="date">
            <text:p>2019-10-28 12:56:43</text:p>
          </table:table-cell>
          <table:table-cell table:style-name="ce7" table:formula="of:=[.A1277]" office:value-type="date" office:date-value="2019-10-28T12:56:43.319304" calcext:value-type="date">
            <text:p>2019-10-28 12:56:43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12:56:43.31930362154" calcext:value-type="date">
            <text:p>12/30/99 12:56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=0;[.G1276]+2+1/[.$H$2];[.G1276]+1/[.$H$2])" office:value-type="float" office:value="21.2333333333334" calcext:value-type="float">
            <text:p>21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8]))" office:value-type="date" office:date-value="2019-10-28T13:06:23.537534" calcext:value-type="date">
            <text:p>2019-10-28 13:06:24</text:p>
          </table:table-cell>
          <table:table-cell table:style-name="ce7" table:formula="of:=[.A1278]" office:value-type="date" office:date-value="2019-10-28T13:06:23.537534" calcext:value-type="date">
            <text:p>2019-10-28 13:06:24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13:06:23.53753359988" calcext:value-type="date">
            <text:p>12/30/99 01:06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=0;[.G1277]+2+1/[.$H$2];[.G1277]+1/[.$H$2])" office:value-type="float" office:value="21.2500000000001" calcext:value-type="float">
            <text:p>2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9]))" office:value-type="date" office:date-value="2019-10-28T12:50:23.472274" calcext:value-type="date">
            <text:p>2019-10-28 12:50:23</text:p>
          </table:table-cell>
          <table:table-cell table:style-name="ce7" table:formula="of:=[.A1279]" office:value-type="date" office:date-value="2019-10-28T12:50:23.472274" calcext:value-type="date">
            <text:p>2019-10-28 12:50:23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12:50:23.47227358259" calcext:value-type="date">
            <text:p>12/30/99 12:50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=0;[.G1278]+2+1/[.$H$2];[.G1278]+1/[.$H$2])" office:value-type="float" office:value="21.2666666666667" calcext:value-type="float">
            <text:p>21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0]))" office:value-type="date" office:date-value="2019-10-28T12:45:38.116654" calcext:value-type="date">
            <text:p>2019-10-28 12:45:38</text:p>
          </table:table-cell>
          <table:table-cell table:style-name="ce7" table:formula="of:=[.A1280]" office:value-type="date" office:date-value="2019-10-28T12:45:38.116654" calcext:value-type="date">
            <text:p>2019-10-28 12:45:38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12:45:38.11665354297" calcext:value-type="date">
            <text:p>12/30/99 12:45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=0;[.G1279]+2+1/[.$H$2];[.G1279]+1/[.$H$2])" office:value-type="float" office:value="21.2833333333334" calcext:value-type="float">
            <text:p>21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1]))" office:value-type="date" office:date-value="2019-10-28T13:02:34.112385" calcext:value-type="date">
            <text:p>2019-10-28 13:02:34</text:p>
          </table:table-cell>
          <table:table-cell table:style-name="ce7" table:formula="of:=[.A1281]" office:value-type="date" office:date-value="2019-10-28T13:02:34.112385" calcext:value-type="date">
            <text:p>2019-10-28 13:02:34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13:02:34.11238493398" calcext:value-type="date">
            <text:p>12/30/99 01:02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=0;[.G1280]+2+1/[.$H$2];[.G1280]+1/[.$H$2])" office:value-type="float" office:value="21.3000000000001" calcext:value-type="float">
            <text:p>2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2]))" office:value-type="date" office:date-value="2019-10-28T12:50:16.633592" calcext:value-type="date">
            <text:p>2019-10-28 12:50:17</text:p>
          </table:table-cell>
          <table:table-cell table:style-name="ce7" table:formula="of:=[.A1282]" office:value-type="date" office:date-value="2019-10-28T12:50:16.633592" calcext:value-type="date">
            <text:p>2019-10-28 12:50:17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12:50:16.63359173108" calcext:value-type="date">
            <text:p>12/30/99 12:50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=0;[.G1281]+2+1/[.$H$2];[.G1281]+1/[.$H$2])" office:value-type="float" office:value="21.3166666666667" calcext:value-type="float">
            <text:p>21,3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3]))" office:value-type="date" office:date-value="2019-10-28T12:50:03.425849" calcext:value-type="date">
            <text:p>2019-10-28 12:50:03</text:p>
          </table:table-cell>
          <table:table-cell table:style-name="ce7" table:formula="of:=[.A1283]" office:value-type="date" office:date-value="2019-10-28T12:50:03.425849" calcext:value-type="date">
            <text:p>2019-10-28 12:50:03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12:50:03.42584929895" calcext:value-type="date">
            <text:p>12/30/99 12:50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=0;[.G1282]+2+1/[.$H$2];[.G1282]+1/[.$H$2])" office:value-type="float" office:value="21.3333333333334" calcext:value-type="float">
            <text:p>21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4]))" office:value-type="date" office:date-value="2019-10-28T12:54:48.363246" calcext:value-type="date">
            <text:p>2019-10-28 12:54:48</text:p>
          </table:table-cell>
          <table:table-cell table:style-name="ce7" table:formula="of:=[.A1284]" office:value-type="date" office:date-value="2019-10-28T12:54:48.363246" calcext:value-type="date">
            <text:p>2019-10-28 12:54:48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12:54:48.36324589793" calcext:value-type="date">
            <text:p>12/30/99 12:54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=0;[.G1283]+2+1/[.$H$2];[.G1283]+1/[.$H$2])" office:value-type="float" office:value="21.3500000000001" calcext:value-type="float">
            <text:p>2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5]))" office:value-type="date" office:date-value="2019-10-28T12:50:58.73103" calcext:value-type="date">
            <text:p>2019-10-28 12:50:59</text:p>
          </table:table-cell>
          <table:table-cell table:style-name="ce7" table:formula="of:=[.A1285]" office:value-type="date" office:date-value="2019-10-28T12:50:58.73103" calcext:value-type="date">
            <text:p>2019-10-28 12:50:59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12:50:58.73103048652" calcext:value-type="date">
            <text:p>12/30/99 12:50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=0;[.G1284]+2+1/[.$H$2];[.G1284]+1/[.$H$2])" office:value-type="float" office:value="21.3666666666667" calcext:value-type="float">
            <text:p>21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6]))" office:value-type="date" office:date-value="2019-10-28T12:56:49.423707" calcext:value-type="date">
            <text:p>2019-10-28 12:56:49</text:p>
          </table:table-cell>
          <table:table-cell table:style-name="ce7" table:formula="of:=[.A1286]" office:value-type="date" office:date-value="2019-10-28T12:56:49.423707" calcext:value-type="date">
            <text:p>2019-10-28 12:56:49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12:56:49.42370749544" calcext:value-type="date">
            <text:p>12/30/99 12:56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=0;[.G1285]+2+1/[.$H$2];[.G1285]+1/[.$H$2])" office:value-type="float" office:value="21.3833333333334" calcext:value-type="float">
            <text:p>21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7]))" office:value-type="date" office:date-value="2019-10-28T12:46:03.40937" calcext:value-type="date">
            <text:p>2019-10-28 12:46:03</text:p>
          </table:table-cell>
          <table:table-cell table:style-name="ce7" table:formula="of:=[.A1287]" office:value-type="date" office:date-value="2019-10-28T12:46:03.40937" calcext:value-type="date">
            <text:p>2019-10-28 12:46:03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12:46:03.40936990455" calcext:value-type="date">
            <text:p>12/30/99 12:46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=0;[.G1286]+2+1/[.$H$2];[.G1286]+1/[.$H$2])" office:value-type="float" office:value="21.4000000000001" calcext:value-type="float">
            <text:p>2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8]))" office:value-type="date" office:date-value="2019-10-28T12:59:52.014037" calcext:value-type="date">
            <text:p>2019-10-28 12:59:52</text:p>
          </table:table-cell>
          <table:table-cell table:style-name="ce7" table:formula="of:=[.A1288]" office:value-type="date" office:date-value="2019-10-28T12:59:52.014037" calcext:value-type="date">
            <text:p>2019-10-28 12:59:52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12:59:52.01403676998" calcext:value-type="date">
            <text:p>12/30/99 12:59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=0;[.G1287]+2+1/[.$H$2];[.G1287]+1/[.$H$2])" office:value-type="float" office:value="21.4166666666667" calcext:value-type="float">
            <text:p>21,4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9]))" office:value-type="date" office:date-value="2019-10-28T13:07:41.201615" calcext:value-type="date">
            <text:p>2019-10-28 13:07:41</text:p>
          </table:table-cell>
          <table:table-cell table:style-name="ce7" table:formula="of:=[.A1289]" office:value-type="date" office:date-value="2019-10-28T13:07:41.201615" calcext:value-type="date">
            <text:p>2019-10-28 13:07:41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13:07:41.20161521249" calcext:value-type="date">
            <text:p>12/30/99 01:07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=0;[.G1288]+2+1/[.$H$2];[.G1288]+1/[.$H$2])" office:value-type="float" office:value="21.4333333333334" calcext:value-type="float">
            <text:p>21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0]))" office:value-type="date" office:date-value="2019-10-28T12:51:16.61514" calcext:value-type="date">
            <text:p>2019-10-28 12:51:17</text:p>
          </table:table-cell>
          <table:table-cell table:style-name="ce7" table:formula="of:=[.A1290]" office:value-type="date" office:date-value="2019-10-28T12:51:16.61514" calcext:value-type="date">
            <text:p>2019-10-28 12:51:17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12:51:16.61514000501" calcext:value-type="date">
            <text:p>12/30/99 12:51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=0;[.G1289]+2+1/[.$H$2];[.G1289]+1/[.$H$2])" office:value-type="float" office:value="21.4500000000001" calcext:value-type="float">
            <text:p>21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1]))" office:value-type="date" office:date-value="2019-10-28T13:10:13.715454" calcext:value-type="date">
            <text:p>2019-10-28 13:10:14</text:p>
          </table:table-cell>
          <table:table-cell table:style-name="ce7" table:formula="of:=[.A1291]" office:value-type="date" office:date-value="2019-10-28T13:10:13.715454" calcext:value-type="date">
            <text:p>2019-10-28 13:10:14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13:10:13.7154542841" calcext:value-type="date">
            <text:p>12/30/99 01:10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=0;[.G1290]+2+1/[.$H$2];[.G1290]+1/[.$H$2])" office:value-type="float" office:value="21.4666666666667" calcext:value-type="float">
            <text:p>21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2]))" office:value-type="date" office:date-value="2019-10-28T12:58:08.983869" calcext:value-type="date">
            <text:p>2019-10-28 12:58:09</text:p>
          </table:table-cell>
          <table:table-cell table:style-name="ce7" table:formula="of:=[.A1292]" office:value-type="date" office:date-value="2019-10-28T12:58:08.983869" calcext:value-type="date">
            <text:p>2019-10-28 12:58:09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12:58:08.98386927322" calcext:value-type="date">
            <text:p>12/30/99 12:58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=0;[.G1291]+2+1/[.$H$2];[.G1291]+1/[.$H$2])" office:value-type="float" office:value="21.4833333333334" calcext:value-type="float">
            <text:p>21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3]))" office:value-type="date" office:date-value="2019-10-28T13:02:35.425216" calcext:value-type="date">
            <text:p>2019-10-28 13:02:35</text:p>
          </table:table-cell>
          <table:table-cell table:style-name="ce7" table:formula="of:=[.A1293]" office:value-type="date" office:date-value="2019-10-28T13:02:35.425216" calcext:value-type="date">
            <text:p>2019-10-28 13:02:35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13:02:35.42521602474" calcext:value-type="date">
            <text:p>12/30/99 01:02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=0;[.G1292]+2+1/[.$H$2];[.G1292]+1/[.$H$2])" office:value-type="float" office:value="21.5000000000001" calcext:value-type="float">
            <text:p>21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4]))" office:value-type="date" office:date-value="2019-10-28T12:40:09.952177" calcext:value-type="date">
            <text:p>2019-10-28 12:40:10</text:p>
          </table:table-cell>
          <table:table-cell table:style-name="ce7" table:formula="of:=[.A1294]" office:value-type="date" office:date-value="2019-10-28T12:40:09.952177" calcext:value-type="date">
            <text:p>2019-10-28 12:40:10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12:40:09.95217673481" calcext:value-type="date">
            <text:p>12/30/99 12:40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=0;[.G1293]+2+1/[.$H$2];[.G1293]+1/[.$H$2])" office:value-type="float" office:value="21.5166666666667" calcext:value-type="float">
            <text:p>21,5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5]))" office:value-type="date" office:date-value="2019-10-28T12:47:52.913229" calcext:value-type="date">
            <text:p>2019-10-28 12:47:53</text:p>
          </table:table-cell>
          <table:table-cell table:style-name="ce7" table:formula="of:=[.A1295]" office:value-type="date" office:date-value="2019-10-28T12:47:52.913229" calcext:value-type="date">
            <text:p>2019-10-28 12:47:53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12:47:52.91322927922" calcext:value-type="date">
            <text:p>12/30/99 12:47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=0;[.G1294]+2+1/[.$H$2];[.G1294]+1/[.$H$2])" office:value-type="float" office:value="21.5333333333334" calcext:value-type="float">
            <text:p>21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6]))" office:value-type="date" office:date-value="2019-10-28T12:58:02.451522" calcext:value-type="date">
            <text:p>2019-10-28 12:58:02</text:p>
          </table:table-cell>
          <table:table-cell table:style-name="ce7" table:formula="of:=[.A1296]" office:value-type="date" office:date-value="2019-10-28T12:58:02.451522" calcext:value-type="date">
            <text:p>2019-10-28 12:58:02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12:58:02.45152188465" calcext:value-type="date">
            <text:p>12/30/99 12:58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=0;[.G1295]+2+1/[.$H$2];[.G1295]+1/[.$H$2])" office:value-type="float" office:value="21.5500000000001" calcext:value-type="float">
            <text:p>21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7]))" office:value-type="date" office:date-value="2019-10-28T12:46:47.360207" calcext:value-type="date">
            <text:p>2019-10-28 12:46:47</text:p>
          </table:table-cell>
          <table:table-cell table:style-name="ce7" table:formula="of:=[.A1297]" office:value-type="date" office:date-value="2019-10-28T12:46:47.360207" calcext:value-type="date">
            <text:p>2019-10-28 12:46:47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12:46:47.36020712648" calcext:value-type="date">
            <text:p>12/30/99 12:46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=0;[.G1296]+2+1/[.$H$2];[.G1296]+1/[.$H$2])" office:value-type="float" office:value="21.5666666666667" calcext:value-type="float">
            <text:p>21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8]))" office:value-type="date" office:date-value="2019-10-28T13:02:52.719688" calcext:value-type="date">
            <text:p>2019-10-28 13:02:53</text:p>
          </table:table-cell>
          <table:table-cell table:style-name="ce7" table:formula="of:=[.A1298]" office:value-type="date" office:date-value="2019-10-28T13:02:52.719688" calcext:value-type="date">
            <text:p>2019-10-28 13:02:53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13:02:52.71968820132" calcext:value-type="date">
            <text:p>12/30/99 01:02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=0;[.G1297]+2+1/[.$H$2];[.G1297]+1/[.$H$2])" office:value-type="float" office:value="21.5833333333334" calcext:value-type="float">
            <text:p>21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9]))" office:value-type="date" office:date-value="2019-10-28T12:54:15.890234" calcext:value-type="date">
            <text:p>2019-10-28 12:54:16</text:p>
          </table:table-cell>
          <table:table-cell table:style-name="ce7" table:formula="of:=[.A1299]" office:value-type="date" office:date-value="2019-10-28T12:54:15.890234" calcext:value-type="date">
            <text:p>2019-10-28 12:54:16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12:54:15.89023379143" calcext:value-type="date">
            <text:p>12/30/99 12:54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=0;[.G1298]+2+1/[.$H$2];[.G1298]+1/[.$H$2])" office:value-type="float" office:value="21.6000000000001" calcext:value-type="float">
            <text:p>21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0]))" office:value-type="date" office:date-value="2019-10-28T13:06:02.230122" calcext:value-type="date">
            <text:p>2019-10-28 13:06:02</text:p>
          </table:table-cell>
          <table:table-cell table:style-name="ce7" table:formula="of:=[.A1300]" office:value-type="date" office:date-value="2019-10-28T13:06:02.230122" calcext:value-type="date">
            <text:p>2019-10-28 13:06:02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13:06:02.23012176342" calcext:value-type="date">
            <text:p>12/30/99 01:06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=0;[.G1299]+2+1/[.$H$2];[.G1299]+1/[.$H$2])" office:value-type="float" office:value="21.6166666666667" calcext:value-type="float">
            <text:p>21,6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1]))" office:value-type="date" office:date-value="2019-10-28T13:05:52.889329" calcext:value-type="date">
            <text:p>2019-10-28 13:05:53</text:p>
          </table:table-cell>
          <table:table-cell table:style-name="ce7" table:formula="of:=[.A1301]" office:value-type="date" office:date-value="2019-10-28T13:05:52.889329" calcext:value-type="date">
            <text:p>2019-10-28 13:05:53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13:05:52.88932928815" calcext:value-type="date">
            <text:p>12/30/99 01:05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=0;[.G1300]+2+1/[.$H$2];[.G1300]+1/[.$H$2])" office:value-type="float" office:value="21.6333333333334" calcext:value-type="float">
            <text:p>21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2]))" office:value-type="date" office:date-value="2019-10-28T13:08:55.189336" calcext:value-type="date">
            <text:p>2019-10-28 13:08:55</text:p>
          </table:table-cell>
          <table:table-cell table:style-name="ce7" table:formula="of:=[.A1302]" office:value-type="date" office:date-value="2019-10-28T13:08:55.189336" calcext:value-type="date">
            <text:p>2019-10-28 13:08:55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13:08:55.18933625892" calcext:value-type="date">
            <text:p>12/30/99 01:08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=0;[.G1301]+2+1/[.$H$2];[.G1301]+1/[.$H$2])" office:value-type="float" office:value="21.6500000000001" calcext:value-type="float">
            <text:p>21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3]))" office:value-type="date" office:date-value="2019-10-28T12:58:27.589621" calcext:value-type="date">
            <text:p>2019-10-28 12:58:28</text:p>
          </table:table-cell>
          <table:table-cell table:style-name="ce7" table:formula="of:=[.A1303]" office:value-type="date" office:date-value="2019-10-28T12:58:27.589621" calcext:value-type="date">
            <text:p>2019-10-28 12:58:28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12:58:27.58962105028" calcext:value-type="date">
            <text:p>12/30/99 12:58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=0;[.G1302]+2+1/[.$H$2];[.G1302]+1/[.$H$2])" office:value-type="float" office:value="21.6666666666667" calcext:value-type="float">
            <text:p>21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4]))" office:value-type="date" office:date-value="2019-10-28T13:02:15.924659" calcext:value-type="date">
            <text:p>2019-10-28 13:02:16</text:p>
          </table:table-cell>
          <table:table-cell table:style-name="ce7" table:formula="of:=[.A1304]" office:value-type="date" office:date-value="2019-10-28T13:02:15.924659" calcext:value-type="date">
            <text:p>2019-10-28 13:02:16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13:02:15.9246585751" calcext:value-type="date">
            <text:p>12/30/99 01:02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=0;[.G1303]+2+1/[.$H$2];[.G1303]+1/[.$H$2])" office:value-type="float" office:value="21.6833333333334" calcext:value-type="float">
            <text:p>21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5]))" office:value-type="date" office:date-value="2019-10-28T13:15:20.453124" calcext:value-type="date">
            <text:p>2019-10-28 13:15:20</text:p>
          </table:table-cell>
          <table:table-cell table:style-name="ce7" table:formula="of:=[.A1305]" office:value-type="date" office:date-value="2019-10-28T13:15:20.453124" calcext:value-type="date">
            <text:p>2019-10-28 13:15:20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13:15:20.45312365517" calcext:value-type="date">
            <text:p>12/30/99 01:15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=0;[.G1304]+2+1/[.$H$2];[.G1304]+1/[.$H$2])" office:value-type="float" office:value="21.7" calcext:value-type="float">
            <text:p>21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6]))" office:value-type="date" office:date-value="2019-10-28T12:37:31.086379" calcext:value-type="date">
            <text:p>2019-10-28 12:37:31</text:p>
          </table:table-cell>
          <table:table-cell table:style-name="ce7" table:formula="of:=[.A1306]" office:value-type="date" office:date-value="2019-10-28T12:37:31.086379" calcext:value-type="date">
            <text:p>2019-10-28 12:37:31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12:37:31.08637930825" calcext:value-type="date">
            <text:p>12/30/99 12:37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=0;[.G1305]+2+1/[.$H$2];[.G1305]+1/[.$H$2])" office:value-type="float" office:value="21.7166666666667" calcext:value-type="float">
            <text:p>21,7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7]))" office:value-type="date" office:date-value="2019-10-28T12:33:07.564414" calcext:value-type="date">
            <text:p>2019-10-28 12:33:08</text:p>
          </table:table-cell>
          <table:table-cell table:style-name="ce7" table:formula="of:=[.A1307]" office:value-type="date" office:date-value="2019-10-28T12:33:07.564414" calcext:value-type="date">
            <text:p>2019-10-28 12:33:08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12:33:07.56441359874" calcext:value-type="date">
            <text:p>12/30/99 12:33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=0;[.G1306]+2+1/[.$H$2];[.G1306]+1/[.$H$2])" office:value-type="float" office:value="21.7333333333334" calcext:value-type="float">
            <text:p>21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8]))" office:value-type="date" office:date-value="2019-10-28T12:35:04.18833" calcext:value-type="date">
            <text:p>2019-10-28 12:35:04</text:p>
          </table:table-cell>
          <table:table-cell table:style-name="ce7" table:formula="of:=[.A1308]" office:value-type="date" office:date-value="2019-10-28T12:35:04.18833" calcext:value-type="date">
            <text:p>2019-10-28 12:35:04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12:35:04.18833028525" calcext:value-type="date">
            <text:p>12/30/99 12:35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=0;[.G1307]+2+1/[.$H$2];[.G1307]+1/[.$H$2])" office:value-type="float" office:value="21.75" calcext:value-type="float">
            <text:p>21,7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9]))" office:value-type="date" office:date-value="2019-10-28T12:40:50.873112" calcext:value-type="date">
            <text:p>2019-10-28 12:40:51</text:p>
          </table:table-cell>
          <table:table-cell table:style-name="ce7" table:formula="of:=[.A1309]" office:value-type="date" office:date-value="2019-10-28T12:40:50.873112" calcext:value-type="date">
            <text:p>2019-10-28 12:40:51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12:40:50.87311249226" calcext:value-type="date">
            <text:p>12/30/99 12:40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=0;[.G1308]+2+1/[.$H$2];[.G1308]+1/[.$H$2])" office:value-type="float" office:value="21.7666666666667" calcext:value-type="float">
            <text:p>21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0]))" office:value-type="date" office:date-value="2019-10-28T13:08:03.621919" calcext:value-type="date">
            <text:p>2019-10-28 13:08:04</text:p>
          </table:table-cell>
          <table:table-cell table:style-name="ce7" table:formula="of:=[.A1310]" office:value-type="date" office:date-value="2019-10-28T13:08:03.621919" calcext:value-type="date">
            <text:p>2019-10-28 13:08:04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13:08:03.62191894557" calcext:value-type="date">
            <text:p>12/30/99 01:08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=0;[.G1309]+2+1/[.$H$2];[.G1309]+1/[.$H$2])" office:value-type="float" office:value="21.7833333333334" calcext:value-type="float">
            <text:p>21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1]))" office:value-type="date" office:date-value="2019-10-28T13:00:05.804153" calcext:value-type="date">
            <text:p>2019-10-28 13:00:06</text:p>
          </table:table-cell>
          <table:table-cell table:style-name="ce7" table:formula="of:=[.A1311]" office:value-type="date" office:date-value="2019-10-28T13:00:05.804153" calcext:value-type="date">
            <text:p>2019-10-28 13:00:06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13:00:05.80415320583" calcext:value-type="date">
            <text:p>12/30/99 01:00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=0;[.G1310]+2+1/[.$H$2];[.G1310]+1/[.$H$2])" office:value-type="float" office:value="21.8" calcext:value-type="float">
            <text:p>21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2]))" office:value-type="date" office:date-value="2019-10-28T13:30:19.637683" calcext:value-type="date">
            <text:p>2019-10-28 13:30:20</text:p>
          </table:table-cell>
          <table:table-cell table:style-name="ce7" table:formula="of:=[.A1312]" office:value-type="date" office:date-value="2019-10-28T13:30:19.637683" calcext:value-type="date">
            <text:p>2019-10-28 13:30:20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13:30:19.63768266141" calcext:value-type="date">
            <text:p>12/30/99 01:30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=0;[.G1311]+2+1/[.$H$2];[.G1311]+1/[.$H$2])" office:value-type="float" office:value="21.8166666666667" calcext:value-type="float">
            <text:p>21,8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3]))" office:value-type="date" office:date-value="2019-10-28T13:31:11.858845" calcext:value-type="date">
            <text:p>2019-10-28 13:31:12</text:p>
          </table:table-cell>
          <table:table-cell table:style-name="ce7" table:formula="of:=[.A1313]" office:value-type="date" office:date-value="2019-10-28T13:31:11.858845" calcext:value-type="date">
            <text:p>2019-10-28 13:31:12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13:31:11.85884504579" calcext:value-type="date">
            <text:p>12/30/99 01:31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=0;[.G1312]+2+1/[.$H$2];[.G1312]+1/[.$H$2])" office:value-type="float" office:value="21.8333333333334" calcext:value-type="float">
            <text:p>21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4]))" office:value-type="date" office:date-value="2019-10-28T12:47:21.608529" calcext:value-type="date">
            <text:p>2019-10-28 12:47:22</text:p>
          </table:table-cell>
          <table:table-cell table:style-name="ce7" table:formula="of:=[.A1314]" office:value-type="date" office:date-value="2019-10-28T12:47:21.608529" calcext:value-type="date">
            <text:p>2019-10-28 12:47:22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12:47:21.60852895584" calcext:value-type="date">
            <text:p>12/30/99 12:47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=0;[.G1313]+2+1/[.$H$2];[.G1313]+1/[.$H$2])" office:value-type="float" office:value="21.85" calcext:value-type="float">
            <text:p>21,8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5]))" office:value-type="date" office:date-value="2019-10-28T12:26:19.634804" calcext:value-type="date">
            <text:p>2019-10-28 12:26:20</text:p>
          </table:table-cell>
          <table:table-cell table:style-name="ce7" table:formula="of:=[.A1315]" office:value-type="date" office:date-value="2019-10-28T12:26:19.634804" calcext:value-type="date">
            <text:p>2019-10-28 12:26:20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12:26:19.63480353355" calcext:value-type="date">
            <text:p>12/30/99 12:26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=0;[.G1314]+2+1/[.$H$2];[.G1314]+1/[.$H$2])" office:value-type="float" office:value="21.8666666666667" calcext:value-type="float">
            <text:p>21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6]))" office:value-type="date" office:date-value="2019-10-28T13:01:22.666097" calcext:value-type="date">
            <text:p>2019-10-28 13:01:23</text:p>
          </table:table-cell>
          <table:table-cell table:style-name="ce7" table:formula="of:=[.A1316]" office:value-type="date" office:date-value="2019-10-28T13:01:22.666097" calcext:value-type="date">
            <text:p>2019-10-28 13:01:23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13:01:22.66609737184" calcext:value-type="date">
            <text:p>12/30/99 01:01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=0;[.G1315]+2+1/[.$H$2];[.G1315]+1/[.$H$2])" office:value-type="float" office:value="21.8833333333334" calcext:value-type="float">
            <text:p>21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7]))" office:value-type="date" office:date-value="2019-10-28T13:12:31.981724" calcext:value-type="date">
            <text:p>2019-10-28 13:12:32</text:p>
          </table:table-cell>
          <table:table-cell table:style-name="ce7" table:formula="of:=[.A1317]" office:value-type="date" office:date-value="2019-10-28T13:12:31.981724" calcext:value-type="date">
            <text:p>2019-10-28 13:12:32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13:12:31.98172428645" calcext:value-type="date">
            <text:p>12/30/99 01:12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=0;[.G1316]+2+1/[.$H$2];[.G1316]+1/[.$H$2])" office:value-type="float" office:value="21.9" calcext:value-type="float">
            <text:p>21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8]))" office:value-type="date" office:date-value="2019-10-28T12:47:31.530172" calcext:value-type="date">
            <text:p>2019-10-28 12:47:32</text:p>
          </table:table-cell>
          <table:table-cell table:style-name="ce7" table:formula="of:=[.A1318]" office:value-type="date" office:date-value="2019-10-28T12:47:31.530172" calcext:value-type="date">
            <text:p>2019-10-28 12:47:32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12:47:31.53017160483" calcext:value-type="date">
            <text:p>12/30/99 12:47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=0;[.G1317]+2+1/[.$H$2];[.G1317]+1/[.$H$2])" office:value-type="float" office:value="21.9166666666667" calcext:value-type="float">
            <text:p>21,9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9]))" office:value-type="date" office:date-value="2019-10-28T13:12:05.385476" calcext:value-type="date">
            <text:p>2019-10-28 13:12:05</text:p>
          </table:table-cell>
          <table:table-cell table:style-name="ce7" table:formula="of:=[.A1319]" office:value-type="date" office:date-value="2019-10-28T13:12:05.385476" calcext:value-type="date">
            <text:p>2019-10-28 13:12:05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13:12:05.38547634613" calcext:value-type="date">
            <text:p>12/30/99 01:12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=0;[.G1318]+2+1/[.$H$2];[.G1318]+1/[.$H$2])" office:value-type="float" office:value="21.9333333333334" calcext:value-type="float">
            <text:p>21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0]))" office:value-type="date" office:date-value="2019-10-28T12:57:03.396515" calcext:value-type="date">
            <text:p>2019-10-28 12:57:03</text:p>
          </table:table-cell>
          <table:table-cell table:style-name="ce7" table:formula="of:=[.A1320]" office:value-type="date" office:date-value="2019-10-28T12:57:03.396515" calcext:value-type="date">
            <text:p>2019-10-28 12:57:03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12:57:03.39651505463" calcext:value-type="date">
            <text:p>12/30/99 12:57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=0;[.G1319]+2+1/[.$H$2];[.G1319]+1/[.$H$2])" office:value-type="float" office:value="21.95" calcext:value-type="float">
            <text:p>21,9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1]))" office:value-type="date" office:date-value="2019-10-28T12:31:55.663329" calcext:value-type="date">
            <text:p>2019-10-28 12:31:56</text:p>
          </table:table-cell>
          <table:table-cell table:style-name="ce7" table:formula="of:=[.A1321]" office:value-type="date" office:date-value="2019-10-28T12:31:55.663329" calcext:value-type="date">
            <text:p>2019-10-28 12:31:56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12:31:55.66332879011" calcext:value-type="date">
            <text:p>12/30/99 12:31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=0;[.G1320]+2+1/[.$H$2];[.G1320]+1/[.$H$2])" office:value-type="float" office:value="21.9666666666667" calcext:value-type="float">
            <text:p>21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2]))" office:value-type="date" office:date-value="2019-10-28T12:20:34.356382" calcext:value-type="date">
            <text:p>2019-10-28 12:20:34</text:p>
          </table:table-cell>
          <table:table-cell table:style-name="ce7" table:formula="of:=[.A1322]" office:value-type="date" office:date-value="2019-10-28T12:20:34.356382" calcext:value-type="date">
            <text:p>2019-10-28 12:20:34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12:20:34.35638188384" calcext:value-type="date">
            <text:p>12/30/99 12:20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=0;[.G1321]+2+1/[.$H$2];[.G1321]+1/[.$H$2])" office:value-type="float" office:value="21.9833333333334" calcext:value-type="float">
            <text:p>21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66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12:12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2:39.400000000</dc:date>
    <meta:editing-duration>PT5H24M35S</meta:editing-duration>
    <meta:editing-cycles>35</meta:editing-cycles>
    <meta:generator>LibreOffice/6.0.1.1$Windows_X86_64 LibreOffice_project/60bfb1526849283ce2491346ed2aa51c465abfe6</meta:generator>
    <meta:document-statistic meta:table-count="1" meta:cell-count="12045" meta:object-count="0"/>
  </office:meta>
</office:document-meta>
</file>